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column_32_field" style:data-style-name="N0">
      <style:table-cell-properties fo:border="none" style:vertical-align="middle" fo:wrap-option="wrap" fo:background-color="#F1F1F1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none" fo:border-bottom="thin solid #CCCCCC" fo:border-left="none" fo:border-right="none"/>
    </style:style>
    <style:style style:name="ce5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6" style:family="table-cell" style:parent-style-name="Default" style:data-style-name="N0">
      <style:table-cell-properties fo:border-top="none" fo:border-bottom="thin solid #FBFBFB" fo:border-left="none" fo:border-right="none"/>
    </style:style>
    <style:style style:name="ce7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8" style:family="table-cell" style:parent-style-name="heading" style:data-style-name="N0">
      <style:table-cell-properties fo:border="2pt solid #FFFFFF" style:vertical-align="middle" fo:background-color="transparent" style:cell-protect="none"/>
      <style:text-properties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column_32_field" style:data-style-name="N30">
      <style:table-cell-properties fo:border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0" style:family="table-cell" style:parent-style-name="column_32_field" style:data-style-name="N0">
      <style:table-cell-properties fo:border-top="2pt solid #FFFFFF" fo:border-bottom="thin solid #F1F1F1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column_32_field" style:data-style-name="N0">
      <style:table-cell-properties fo:border-top="2pt solid #FFFFFF" fo:border-bottom="none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2pt solid #FFFFFF" fo:border-bottom="none" fo:border-left="2pt solid #FFFFFF" fo:border-right="none"/>
      <style:text-properties fo:font-size="9pt" style:font-size-asian="9pt" style:font-size-complex="9pt" style:font-family-generic="swiss"/>
    </style:style>
    <style:style style:name="ce13" style:family="table-cell" style:parent-style-name="Default" style:data-style-name="N14">
      <style:table-cell-properties fo:border-top="2pt solid #FFFFFF" fo:border-bottom="none" fo:border-left="none" fo:border-right="2pt solid #FFFFFF"/>
    </style:style>
    <style:style style:name="ce14" style:family="table-cell" style:parent-style-name="Default" style:data-style-name="N0">
      <style:table-cell-properties fo:border-top="none" fo:border-bottom="2pt solid #FFFFFF" fo:border-left="2pt solid #FFFFFF" fo:border-right="none"/>
      <style:text-properties fo:font-size="9pt" style:font-size-asian="9pt" style:font-size-complex="9pt" style:font-family-generic="swiss"/>
    </style:style>
    <style:style style:name="ce15" style:family="table-cell" style:parent-style-name="Default" style:data-style-name="N0">
      <style:table-cell-properties fo:border-top="none" fo:border-bottom="2pt solid #FFFFFF" fo:border-left="none" fo:border-right="2pt solid #FFFFFF"/>
    </style:style>
    <style:style style:name="ce16" style:family="table-cell" style:parent-style-name="Default" style:data-style-name="N0">
      <style:table-cell-properties style:vertical-align="automatic" fo:wrap-option="wrap" fo:background-color="#FFFFFF"/>
    </style:style>
    <style:style style:name="ce17" style:family="table-cell" style:parent-style-name="Default" style:data-style-name="N0">
      <style:table-cell-properties style:vertical-align="middle" fo:background-color="#FFFFFF"/>
    </style:style>
    <style:style style:name="ce18" style:family="table-cell" style:parent-style-name="Default" style:data-style-name="N0">
      <style:table-cell-properties fo:border-top="none" fo:border-bottom="2pt solid #CCCCCC" fo:border-left="none" fo:border-right="none" fo:background-color="#C1C1C1"/>
    </style:style>
    <style:style style:name="ce19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0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1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2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3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4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5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6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7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8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9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none" fo:border-bottom="2pt solid #CCCCCC" fo:border-left="none" fo:border-right="none" style:vertical-align="automatic" fo:background-color="#C1C1C1"/>
    </style:style>
    <style:style style:name="ce32" style:family="table-cell" style:parent-style-name="Default" style:data-style-name="N0">
      <style:table-cell-properties style:vertical-align="automatic" fo:background-color="#FFFFFF"/>
    </style:style>
    <style:style style:name="ce33" style:family="table-cell" style:parent-style-name="Default" style:data-style-name="N0">
      <style:table-cell-properties fo:border-top="none" fo:border-bottom="2pt solid #FFFFFF" fo:border-left="none" fo:border-right="2pt solid #FFFFFF" style:vertical-align="automatic"/>
    </style:style>
    <style:style style:name="ce34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5" style:family="table-cell" style:parent-style-name="column_32_field" style:data-style-name="N30">
      <style:table-cell-properties fo:border="none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6" style:family="table-cell" style:parent-style-name="column_32_field" style:data-style-name="N0">
      <style:table-cell-properties fo:border-top="none" fo:border-bottom="none" fo:border-left="thin solid #F1F1F1" fo:border-right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_0" table:style-name="ta1">
        <table:table-column table:style-name="co1" table:default-cell-style-name="ce2"/>
        <table:table-column table:style-name="co2" table:default-cell-style-name="ce32"/>
        <table:table-column table:style-name="co2" table:number-columns-repeated="12" table:default-cell-style-name="ce2"/>
        <table:table-column table:style-name="co2" table:number-columns-repeated="2" table:default-cell-style-name="ce2"/>
        <table:table-column table:style-name="co2" table:number-columns-repeated="16368" table:default-cell-style-name="ce2"/>
        <table:table-row table:style-name="ro1">
          <table:table-cell table:style-name="ce18">
            <draw:frame draw:z-index="1" draw:id="id0" draw:style-name="a0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31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Individual monthly income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2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32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3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Black African</text:p>
          </table:table-cell>
          <table:table-cell table:style-name="ce32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6">
            <text:p>Individual monthly income</text:p>
          </table:table-cell>
          <table:covered-table-cell/>
          <table:table-cell office:value-type="string" table:style-name="ce3">
            <text:p>No income</text:p>
          </table:table-cell>
          <table:table-cell office:value-type="string" table:style-name="ce3">
            <text:p>R 1 - R 400</text:p>
          </table:table-cell>
          <table:table-cell office:value-type="string" table:style-name="ce3">
            <text:p>R 401 - R 800</text:p>
          </table:table-cell>
          <table:table-cell office:value-type="string" table:style-name="ce3">
            <text:p>R 801 - R 1 600</text:p>
          </table:table-cell>
          <table:table-cell office:value-type="string" table:style-name="ce3">
            <text:p>R 1 601 - R 3 200</text:p>
          </table:table-cell>
          <table:table-cell office:value-type="string" table:style-name="ce3">
            <text:p>R 3 201 - R 6 400</text:p>
          </table:table-cell>
          <table:table-cell office:value-type="string" table:style-name="ce3">
            <text:p>R 6 401 - R 12 800</text:p>
          </table:table-cell>
          <table:table-cell office:value-type="string" table:style-name="ce3">
            <text:p>R 12 801 - R 25 600</text:p>
          </table:table-cell>
          <table:table-cell office:value-type="string" table:style-name="ce3">
            <text:p>R 25 601 - R 51 200</text:p>
          </table:table-cell>
          <table:table-cell office:value-type="string" table:style-name="ce3">
            <text:p>R 51 201 - R 102 400</text:p>
          </table:table-cell>
          <table:table-cell office:value-type="string" table:style-name="ce3">
            <text:p>R 102 401 - R 204 800</text:p>
          </table:table-cell>
          <table:table-cell office:value-type="string" table:style-name="ce3">
            <text:p>R102 401 or more</text:p>
          </table:table-cell>
          <table:table-cell table:number-columns-repeated="16370"/>
        </table:table-row>
        <table:table-row table:style-name="ro5">
          <table:table-cell table:style-name="ce2"/>
          <table:table-cell office:value-type="string" table:style-name="ce34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5">
            <text:p>19100001: Ward 1</text:p>
          </table:table-cell>
          <table:table-cell office:value-type="float" office:value="417.28206999999998" table:style-name="ce19">
            <text:p>417,28207</text:p>
          </table:table-cell>
          <table:table-cell office:value-type="float" office:value="16.11553" table:style-name="ce19">
            <text:p>16,11553</text:p>
          </table:table-cell>
          <table:table-cell office:value-type="float" office:value="13.72152" table:style-name="ce19">
            <text:p>13,72152</text:p>
          </table:table-cell>
          <table:table-cell office:value-type="float" office:value="68.09863" table:style-name="ce19">
            <text:p>68,09863</text:p>
          </table:table-cell>
          <table:table-cell office:value-type="float" office:value="130.98705000000001" table:style-name="ce19">
            <text:p>130,98705</text:p>
          </table:table-cell>
          <table:table-cell office:value-type="float" office:value="107.65309999999999" table:style-name="ce19">
            <text:p>107,6531</text:p>
          </table:table-cell>
          <table:table-cell office:value-type="float" office:value="150.19071" table:style-name="ce19">
            <text:p>150,19071</text:p>
          </table:table-cell>
          <table:table-cell office:value-type="float" office:value="173.71054000000001" table:style-name="ce19">
            <text:p>173,71054</text:p>
          </table:table-cell>
          <table:table-cell office:value-type="float" office:value="119.93545" table:style-name="ce19">
            <text:p>119,93545</text:p>
          </table:table-cell>
          <table:table-cell office:value-type="float" office:value="47.309690000000003" table:style-name="ce19">
            <text:p>47,30969</text:p>
          </table:table-cell>
          <table:table-cell office:value-type="float" office:value="9.2364200000000007" table:style-name="ce19">
            <text:p>9,23642</text:p>
          </table:table-cell>
          <table:table-cell office:value-type="float" office:value="16" table:style-name="ce20">
            <text:p>16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2: Ward 2</text:p>
          </table:table-cell>
          <table:table-cell office:value-type="float" office:value="801.08015" table:style-name="ce19">
            <text:p>801,08015</text:p>
          </table:table-cell>
          <table:table-cell office:value-type="float" office:value="22.49194" table:style-name="ce19">
            <text:p>22,49194</text:p>
          </table:table-cell>
          <table:table-cell office:value-type="float" office:value="18.02815" table:style-name="ce19">
            <text:p>18,02815</text:p>
          </table:table-cell>
          <table:table-cell office:value-type="float" office:value="105.51866" table:style-name="ce19">
            <text:p>105,51866</text:p>
          </table:table-cell>
          <table:table-cell office:value-type="float" office:value="215.60835" table:style-name="ce19">
            <text:p>215,60835</text:p>
          </table:table-cell>
          <table:table-cell office:value-type="float" office:value="214.84005999999999" table:style-name="ce19">
            <text:p>214,84006</text:p>
          </table:table-cell>
          <table:table-cell office:value-type="float" office:value="314.37205" table:style-name="ce19">
            <text:p>314,37205</text:p>
          </table:table-cell>
          <table:table-cell office:value-type="float" office:value="274.11351000000002" table:style-name="ce19">
            <text:p>274,11351</text:p>
          </table:table-cell>
          <table:table-cell office:value-type="float" office:value="107.30502" table:style-name="ce19">
            <text:p>107,30502</text:p>
          </table:table-cell>
          <table:table-cell office:value-type="float" office:value="18.34262" table:style-name="ce19">
            <text:p>18,34262</text:p>
          </table:table-cell>
          <table:table-cell office:value-type="float" office:value="4.4407300000000003" table:style-name="ce19">
            <text:p>4,44073</text:p>
          </table:table-cell>
          <table:table-cell office:value-type="float" office:value="7" table:style-name="ce20">
            <text:p>7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3: Ward 3</text:p>
          </table:table-cell>
          <table:table-cell office:value-type="float" office:value="816.57671000000005" table:style-name="ce19">
            <text:p>816,57671</text:p>
          </table:table-cell>
          <table:table-cell office:value-type="float" office:value="31.203569999999999" table:style-name="ce19">
            <text:p>31,20357</text:p>
          </table:table-cell>
          <table:table-cell office:value-type="float" office:value="24.217369999999999" table:style-name="ce19">
            <text:p>24,21737</text:p>
          </table:table-cell>
          <table:table-cell office:value-type="float" office:value="98.25461" table:style-name="ce19">
            <text:p>98,25461</text:p>
          </table:table-cell>
          <table:table-cell office:value-type="float" office:value="161.96328" table:style-name="ce19">
            <text:p>161,96328</text:p>
          </table:table-cell>
          <table:table-cell office:value-type="float" office:value="248.07379" table:style-name="ce19">
            <text:p>248,07379</text:p>
          </table:table-cell>
          <table:table-cell office:value-type="float" office:value="378.90440000000001" table:style-name="ce19">
            <text:p>378,9044</text:p>
          </table:table-cell>
          <table:table-cell office:value-type="float" office:value="393.72949" table:style-name="ce19">
            <text:p>393,72949</text:p>
          </table:table-cell>
          <table:table-cell office:value-type="float" office:value="123.23376" table:style-name="ce19">
            <text:p>123,23376</text:p>
          </table:table-cell>
          <table:table-cell office:value-type="float" office:value="16.377330000000001" table:style-name="ce19">
            <text:p>16,37733</text:p>
          </table:table-cell>
          <table:table-cell office:value-type="float" office:value="18.800630000000002" table:style-name="ce19">
            <text:p>18,80063</text:p>
          </table:table-cell>
          <table:table-cell office:value-type="float" office:value="36" table:style-name="ce20">
            <text:p>36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4: Ward 4</text:p>
          </table:table-cell>
          <table:table-cell office:value-type="float" office:value="7956.7862999999998" table:style-name="ce19">
            <text:p>7956,7863</text:p>
          </table:table-cell>
          <table:table-cell office:value-type="float" office:value="1295.2392199999999" table:style-name="ce19">
            <text:p>1295,23922</text:p>
          </table:table-cell>
          <table:table-cell office:value-type="float" office:value="570.16448000000003" table:style-name="ce19">
            <text:p>570,16448</text:p>
          </table:table-cell>
          <table:table-cell office:value-type="float" office:value="1617.02673" table:style-name="ce19">
            <text:p>1617,02673</text:p>
          </table:table-cell>
          <table:table-cell office:value-type="float" office:value="2974.2869300000002" table:style-name="ce19">
            <text:p>2974,28693</text:p>
          </table:table-cell>
          <table:table-cell office:value-type="float" office:value="1574.45841" table:style-name="ce19">
            <text:p>1574,45841</text:p>
          </table:table-cell>
          <table:table-cell office:value-type="float" office:value="870.97526000000005" table:style-name="ce19">
            <text:p>870,97526</text:p>
          </table:table-cell>
          <table:table-cell office:value-type="float" office:value="712.69655999999998" table:style-name="ce19">
            <text:p>712,69656</text:p>
          </table:table-cell>
          <table:table-cell office:value-type="float" office:value="335.76753000000002" table:style-name="ce19">
            <text:p>335,76753</text:p>
          </table:table-cell>
          <table:table-cell office:value-type="float" office:value="98.975909999999999" table:style-name="ce19">
            <text:p>98,97591</text:p>
          </table:table-cell>
          <table:table-cell office:value-type="float" office:value="25.69819" table:style-name="ce19">
            <text:p>25,69819</text:p>
          </table:table-cell>
          <table:table-cell office:value-type="float" office:value="48" table:style-name="ce20">
            <text:p>48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5: Ward 5</text:p>
          </table:table-cell>
          <table:table-cell office:value-type="float" office:value="379.08751999999998" table:style-name="ce19">
            <text:p>379,08752</text:p>
          </table:table-cell>
          <table:table-cell office:value-type="float" office:value="16.75581" table:style-name="ce19">
            <text:p>16,75581</text:p>
          </table:table-cell>
          <table:table-cell office:value-type="float" office:value="5.6286699999999996" table:style-name="ce19">
            <text:p>5,62867</text:p>
          </table:table-cell>
          <table:table-cell office:value-type="float" office:value="48.091819999999998" table:style-name="ce19">
            <text:p>48,09182</text:p>
          </table:table-cell>
          <table:table-cell office:value-type="float" office:value="67.903469999999999" table:style-name="ce19">
            <text:p>67,90347</text:p>
          </table:table-cell>
          <table:table-cell office:value-type="float" office:value="74.893299999999996" table:style-name="ce19">
            <text:p>74,8933</text:p>
          </table:table-cell>
          <table:table-cell office:value-type="float" office:value="166.93828999999999" table:style-name="ce19">
            <text:p>166,93829</text:p>
          </table:table-cell>
          <table:table-cell office:value-type="float" office:value="152.01003" table:style-name="ce19">
            <text:p>152,01003</text:p>
          </table:table-cell>
          <table:table-cell office:value-type="float" office:value="64.55977" table:style-name="ce19">
            <text:p>64,55977</text:p>
          </table:table-cell>
          <table:table-cell office:value-type="float" office:value="21.99522" table:style-name="ce19">
            <text:p>21,99522</text:p>
          </table:table-cell>
          <table:table-cell office:value-type="float" office:value="8.9859000000000009" table:style-name="ce19">
            <text:p>8,9859</text:p>
          </table:table-cell>
          <table:table-cell office:value-type="float" office:value="11" table:style-name="ce20">
            <text:p>1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6: Ward 6</text:p>
          </table:table-cell>
          <table:table-cell office:value-type="float" office:value="5460.7483700000003" table:style-name="ce19">
            <text:p>5460,74837</text:p>
          </table:table-cell>
          <table:table-cell office:value-type="float" office:value="1243.6845900000001" table:style-name="ce19">
            <text:p>1243,68459</text:p>
          </table:table-cell>
          <table:table-cell office:value-type="float" office:value="367.31186000000002" table:style-name="ce19">
            <text:p>367,31186</text:p>
          </table:table-cell>
          <table:table-cell office:value-type="float" office:value="1143.7488900000001" table:style-name="ce19">
            <text:p>1143,74889</text:p>
          </table:table-cell>
          <table:table-cell office:value-type="float" office:value="1296.6457600000001" table:style-name="ce19">
            <text:p>1296,64576</text:p>
          </table:table-cell>
          <table:table-cell office:value-type="float" office:value="409.38402000000002" table:style-name="ce19">
            <text:p>409,38402</text:p>
          </table:table-cell>
          <table:table-cell office:value-type="float" office:value="197.83623" table:style-name="ce19">
            <text:p>197,83623</text:p>
          </table:table-cell>
          <table:table-cell office:value-type="float" office:value="139.51238000000001" table:style-name="ce19">
            <text:p>139,51238</text:p>
          </table:table-cell>
          <table:table-cell office:value-type="float" office:value="42.554450000000003" table:style-name="ce19">
            <text:p>42,55445</text:p>
          </table:table-cell>
          <table:table-cell office:value-type="float" office:value="3.4957199999999999" table:style-name="ce19">
            <text:p>3,49572</text:p>
          </table:table-cell>
          <table:table-cell office:value-type="float" office:value="8.1455699999999993" table:style-name="ce19">
            <text:p>8,14557</text:p>
          </table:table-cell>
          <table:table-cell office:value-type="float" office:value="16" table:style-name="ce20">
            <text:p>1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7: Ward 7</text:p>
          </table:table-cell>
          <table:table-cell office:value-type="float" office:value="583.33303000000001" table:style-name="ce19">
            <text:p>583,33303</text:p>
          </table:table-cell>
          <table:table-cell office:value-type="float" office:value="29.763020000000001" table:style-name="ce19">
            <text:p>29,76302</text:p>
          </table:table-cell>
          <table:table-cell office:value-type="float" office:value="13.00173" table:style-name="ce19">
            <text:p>13,00173</text:p>
          </table:table-cell>
          <table:table-cell office:value-type="float" office:value="111.2371" table:style-name="ce19">
            <text:p>111,2371</text:p>
          </table:table-cell>
          <table:table-cell office:value-type="float" office:value="116.18109" table:style-name="ce19">
            <text:p>116,18109</text:p>
          </table:table-cell>
          <table:table-cell office:value-type="float" office:value="121.87466999999999" table:style-name="ce19">
            <text:p>121,87467</text:p>
          </table:table-cell>
          <table:table-cell office:value-type="float" office:value="146.69332" table:style-name="ce19">
            <text:p>146,69332</text:p>
          </table:table-cell>
          <table:table-cell office:value-type="float" office:value="106.55061000000001" table:style-name="ce19">
            <text:p>106,55061</text:p>
          </table:table-cell>
          <table:table-cell office:value-type="float" office:value="24.71865" table:style-name="ce19">
            <text:p>24,71865</text:p>
          </table:table-cell>
          <table:table-cell office:value-type="float" office:value="14.23663" table:style-name="ce19">
            <text:p>14,23663</text:p>
          </table:table-cell>
          <table:table-cell office:value-type="float" office:value="1.1697500000000001" table:style-name="ce19">
            <text:p>1,16975</text:p>
          </table:table-cell>
          <table:table-cell office:value-type="float" office:value="5" table:style-name="ce20">
            <text:p>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8: Ward 8</text:p>
          </table:table-cell>
          <table:table-cell office:value-type="float" office:value="2012.52556" table:style-name="ce19">
            <text:p>2012,52556</text:p>
          </table:table-cell>
          <table:table-cell office:value-type="float" office:value="167.09157999999999" table:style-name="ce19">
            <text:p>167,09158</text:p>
          </table:table-cell>
          <table:table-cell office:value-type="float" office:value="196.85308000000001" table:style-name="ce19">
            <text:p>196,85308</text:p>
          </table:table-cell>
          <table:table-cell office:value-type="float" office:value="401.16352000000001" table:style-name="ce19">
            <text:p>401,16352</text:p>
          </table:table-cell>
          <table:table-cell office:value-type="float" office:value="447.93362999999999" table:style-name="ce19">
            <text:p>447,93363</text:p>
          </table:table-cell>
          <table:table-cell office:value-type="float" office:value="285.43646999999999" table:style-name="ce19">
            <text:p>285,43647</text:p>
          </table:table-cell>
          <table:table-cell office:value-type="float" office:value="332.18812000000003" table:style-name="ce19">
            <text:p>332,18812</text:p>
          </table:table-cell>
          <table:table-cell office:value-type="float" office:value="435.39927999999998" table:style-name="ce19">
            <text:p>435,39928</text:p>
          </table:table-cell>
          <table:table-cell office:value-type="float" office:value="183.53993" table:style-name="ce19">
            <text:p>183,53993</text:p>
          </table:table-cell>
          <table:table-cell office:value-type="float" office:value="37.571100000000001" table:style-name="ce19">
            <text:p>37,5711</text:p>
          </table:table-cell>
          <table:table-cell office:value-type="float" office:value="10.21339" table:style-name="ce19">
            <text:p>10,21339</text:p>
          </table:table-cell>
          <table:table-cell office:value-type="float" office:value="25" table:style-name="ce20">
            <text:p>2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9: Ward 9</text:p>
          </table:table-cell>
          <table:table-cell office:value-type="float" office:value="620.07385999999997" table:style-name="ce19">
            <text:p>620,07386</text:p>
          </table:table-cell>
          <table:table-cell office:value-type="float" office:value="50.692570000000003" table:style-name="ce19">
            <text:p>50,69257</text:p>
          </table:table-cell>
          <table:table-cell office:value-type="float" office:value="21.910309999999999" table:style-name="ce19">
            <text:p>21,91031</text:p>
          </table:table-cell>
          <table:table-cell office:value-type="float" office:value="92.074659999999994" table:style-name="ce19">
            <text:p>92,07466</text:p>
          </table:table-cell>
          <table:table-cell office:value-type="float" office:value="121.61918" table:style-name="ce19">
            <text:p>121,61918</text:p>
          </table:table-cell>
          <table:table-cell office:value-type="float" office:value="121.46699" table:style-name="ce19">
            <text:p>121,46699</text:p>
          </table:table-cell>
          <table:table-cell office:value-type="float" office:value="79.732780000000005" table:style-name="ce19">
            <text:p>79,73278</text:p>
          </table:table-cell>
          <table:table-cell office:value-type="float" office:value="53.27796" table:style-name="ce19">
            <text:p>53,27796</text:p>
          </table:table-cell>
          <table:table-cell office:value-type="float" office:value="8.1034699999999997" table:style-name="ce19">
            <text:p>8,10347</text:p>
          </table:table-cell>
          <table:table-cell office:value-type="float" office:value="1.12514" table:style-name="ce19">
            <text:p>1,12514</text:p>
          </table:table-cell>
          <table:table-cell office:value-type="float" office:value="1.1697500000000001" table:style-name="ce19">
            <text:p>1,16975</text:p>
          </table:table-cell>
          <table:table-cell office:value-type="float" office:value="1" table:style-name="ce20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0: Ward 10</text:p>
          </table:table-cell>
          <table:table-cell office:value-type="float" office:value="1570.51171" table:style-name="ce19">
            <text:p>1570,51171</text:p>
          </table:table-cell>
          <table:table-cell office:value-type="float" office:value="37.873609999999999" table:style-name="ce19">
            <text:p>37,87361</text:p>
          </table:table-cell>
          <table:table-cell office:value-type="float" office:value="54.936839999999997" table:style-name="ce19">
            <text:p>54,93684</text:p>
          </table:table-cell>
          <table:table-cell office:value-type="float" office:value="193.98194000000001" table:style-name="ce19">
            <text:p>193,98194</text:p>
          </table:table-cell>
          <table:table-cell office:value-type="float" office:value="376.25355999999999" table:style-name="ce19">
            <text:p>376,25356</text:p>
          </table:table-cell>
          <table:table-cell office:value-type="float" office:value="438.15922999999998" table:style-name="ce19">
            <text:p>438,15923</text:p>
          </table:table-cell>
          <table:table-cell office:value-type="float" office:value="491.72752000000003" table:style-name="ce19">
            <text:p>491,72752</text:p>
          </table:table-cell>
          <table:table-cell office:value-type="float" office:value="339.99686000000003" table:style-name="ce19">
            <text:p>339,99686</text:p>
          </table:table-cell>
          <table:table-cell office:value-type="float" office:value="66.609759999999994" table:style-name="ce19">
            <text:p>66,60976</text:p>
          </table:table-cell>
          <table:table-cell office:value-type="float" office:value="8.1034699999999997" table:style-name="ce19">
            <text:p>8,10347</text:p>
          </table:table-cell>
          <table:table-cell office:value-type="float" office:value="11.62607" table:style-name="ce19">
            <text:p>11,62607</text:p>
          </table:table-cell>
          <table:table-cell office:value-type="float" office:value="24" table:style-name="ce20">
            <text:p>2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1: Ward 11</text:p>
          </table:table-cell>
          <table:table-cell office:value-type="float" office:value="3536.6626500000002" table:style-name="ce19">
            <text:p>3536,66265</text:p>
          </table:table-cell>
          <table:table-cell office:value-type="float" office:value="246.52418" table:style-name="ce19">
            <text:p>246,52418</text:p>
          </table:table-cell>
          <table:table-cell office:value-type="float" office:value="288.95647000000002" table:style-name="ce19">
            <text:p>288,95647</text:p>
          </table:table-cell>
          <table:table-cell office:value-type="float" office:value="513.13976000000002" table:style-name="ce19">
            <text:p>513,13976</text:p>
          </table:table-cell>
          <table:table-cell office:value-type="float" office:value="702.90764999999999" table:style-name="ce19">
            <text:p>702,90765</text:p>
          </table:table-cell>
          <table:table-cell office:value-type="float" office:value="394.88215000000002" table:style-name="ce19">
            <text:p>394,88215</text:p>
          </table:table-cell>
          <table:table-cell office:value-type="float" office:value="317.46886000000001" table:style-name="ce19">
            <text:p>317,46886</text:p>
          </table:table-cell>
          <table:table-cell office:value-type="float" office:value="280.44085000000001" table:style-name="ce19">
            <text:p>280,44085</text:p>
          </table:table-cell>
          <table:table-cell office:value-type="float" office:value="76.622450000000001" table:style-name="ce19">
            <text:p>76,62245</text:p>
          </table:table-cell>
          <table:table-cell office:value-type="float" office:value="11.59389" table:style-name="ce19">
            <text:p>11,59389</text:p>
          </table:table-cell>
          <table:table-cell office:value-type="float" office:value="5.8113099999999998" table:style-name="ce19">
            <text:p>5,81131</text:p>
          </table:table-cell>
          <table:table-cell office:value-type="float" office:value="12" table:style-name="ce20">
            <text:p>1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2: Ward 12</text:p>
          </table:table-cell>
          <table:table-cell office:value-type="float" office:value="681.92282" table:style-name="ce19">
            <text:p>681,92282</text:p>
          </table:table-cell>
          <table:table-cell office:value-type="float" office:value="42.828980000000001" table:style-name="ce19">
            <text:p>42,82898</text:p>
          </table:table-cell>
          <table:table-cell office:value-type="float" office:value="24.734000000000002" table:style-name="ce19">
            <text:p>24,734</text:p>
          </table:table-cell>
          <table:table-cell office:value-type="float" office:value="134.64436000000001" table:style-name="ce19">
            <text:p>134,64436</text:p>
          </table:table-cell>
          <table:table-cell office:value-type="float" office:value="161.89581999999999" table:style-name="ce19">
            <text:p>161,89582</text:p>
          </table:table-cell>
          <table:table-cell office:value-type="float" office:value="110.65694000000001" table:style-name="ce19">
            <text:p>110,65694</text:p>
          </table:table-cell>
          <table:table-cell office:value-type="float" office:value="67.205060000000003" table:style-name="ce19">
            <text:p>67,20506</text:p>
          </table:table-cell>
          <table:table-cell office:value-type="float" office:value="28.15654" table:style-name="ce19">
            <text:p>28,15654</text:p>
          </table:table-cell>
          <table:table-cell office:value-type="float" office:value="4.7779600000000002" table:style-name="ce19">
            <text:p>4,77796</text:p>
          </table:table-cell>
          <table:table-cell office:value-type="float" office:value="1.12514" table:style-name="ce19">
            <text:p>1,12514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20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3: Ward 13</text:p>
          </table:table-cell>
          <table:table-cell office:value-type="float" office:value="5970.0620200000003" table:style-name="ce19">
            <text:p>5970,06202</text:p>
          </table:table-cell>
          <table:table-cell office:value-type="float" office:value="1841.8309400000001" table:style-name="ce19">
            <text:p>1841,83094</text:p>
          </table:table-cell>
          <table:table-cell office:value-type="float" office:value="288.62750999999997" table:style-name="ce19">
            <text:p>288,62751</text:p>
          </table:table-cell>
          <table:table-cell office:value-type="float" office:value="1126.81412" table:style-name="ce19">
            <text:p>1126,81412</text:p>
          </table:table-cell>
          <table:table-cell office:value-type="float" office:value="1201.7124200000001" table:style-name="ce19">
            <text:p>1201,71242</text:p>
          </table:table-cell>
          <table:table-cell office:value-type="float" office:value="510.05903000000001" table:style-name="ce19">
            <text:p>510,05903</text:p>
          </table:table-cell>
          <table:table-cell office:value-type="float" office:value="213.95348000000001" table:style-name="ce19">
            <text:p>213,95348</text:p>
          </table:table-cell>
          <table:table-cell office:value-type="float" office:value="43.387210000000003" table:style-name="ce19">
            <text:p>43,38721</text:p>
          </table:table-cell>
          <table:table-cell office:value-type="float" office:value="16.450749999999999" table:style-name="ce19">
            <text:p>16,45075</text:p>
          </table:table-cell>
          <table:table-cell office:value-type="float" office:value="0" table:style-name="ce19">
            <text:p>0</text:p>
          </table:table-cell>
          <table:table-cell office:value-type="float" office:value="3.5325199999999999" table:style-name="ce19">
            <text:p>3,53252</text:p>
          </table:table-cell>
          <table:table-cell office:value-type="float" office:value="4" table:style-name="ce20">
            <text:p>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4: Ward 14</text:p>
          </table:table-cell>
          <table:table-cell office:value-type="float" office:value="3165.58995" table:style-name="ce19">
            <text:p>3165,58995</text:p>
          </table:table-cell>
          <table:table-cell office:value-type="float" office:value="489.38054" table:style-name="ce19">
            <text:p>489,38054</text:p>
          </table:table-cell>
          <table:table-cell office:value-type="float" office:value="207.11949999999999" table:style-name="ce19">
            <text:p>207,1195</text:p>
          </table:table-cell>
          <table:table-cell office:value-type="float" office:value="785.49644000000001" table:style-name="ce19">
            <text:p>785,49644</text:p>
          </table:table-cell>
          <table:table-cell office:value-type="float" office:value="790.52909" table:style-name="ce19">
            <text:p>790,52909</text:p>
          </table:table-cell>
          <table:table-cell office:value-type="float" office:value="388.94709" table:style-name="ce19">
            <text:p>388,94709</text:p>
          </table:table-cell>
          <table:table-cell office:value-type="float" office:value="312.91493000000003" table:style-name="ce19">
            <text:p>312,91493</text:p>
          </table:table-cell>
          <table:table-cell office:value-type="float" office:value="321.54192999999998" table:style-name="ce19">
            <text:p>321,54193</text:p>
          </table:table-cell>
          <table:table-cell office:value-type="float" office:value="113.15352" table:style-name="ce19">
            <text:p>113,15352</text:p>
          </table:table-cell>
          <table:table-cell office:value-type="float" office:value="19.8857" table:style-name="ce19">
            <text:p>19,8857</text:p>
          </table:table-cell>
          <table:table-cell office:value-type="float" office:value="3.49823" table:style-name="ce19">
            <text:p>3,49823</text:p>
          </table:table-cell>
          <table:table-cell office:value-type="float" office:value="9" table:style-name="ce20">
            <text:p>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5: Ward 15</text:p>
          </table:table-cell>
          <table:table-cell office:value-type="float" office:value="485.72138000000001" table:style-name="ce19">
            <text:p>485,72138</text:p>
          </table:table-cell>
          <table:table-cell office:value-type="float" office:value="33.285400000000003" table:style-name="ce19">
            <text:p>33,2854</text:p>
          </table:table-cell>
          <table:table-cell office:value-type="float" office:value="38.368389999999998" table:style-name="ce19">
            <text:p>38,36839</text:p>
          </table:table-cell>
          <table:table-cell office:value-type="float" office:value="62.767699999999998" table:style-name="ce19">
            <text:p>62,7677</text:p>
          </table:table-cell>
          <table:table-cell office:value-type="float" office:value="143.25382999999999" table:style-name="ce19">
            <text:p>143,25383</text:p>
          </table:table-cell>
          <table:table-cell office:value-type="float" office:value="120.76154" table:style-name="ce19">
            <text:p>120,76154</text:p>
          </table:table-cell>
          <table:table-cell office:value-type="float" office:value="139.67851999999999" table:style-name="ce19">
            <text:p>139,67852</text:p>
          </table:table-cell>
          <table:table-cell office:value-type="float" office:value="155.05751000000001" table:style-name="ce19">
            <text:p>155,05751</text:p>
          </table:table-cell>
          <table:table-cell office:value-type="float" office:value="80.805440000000004" table:style-name="ce19">
            <text:p>80,80544</text:p>
          </table:table-cell>
          <table:table-cell office:value-type="float" office:value="34.530430000000003" table:style-name="ce19">
            <text:p>34,53043</text:p>
          </table:table-cell>
          <table:table-cell office:value-type="float" office:value="17.300519999999999" table:style-name="ce19">
            <text:p>17,30052</text:p>
          </table:table-cell>
          <table:table-cell office:value-type="float" office:value="26" table:style-name="ce20">
            <text:p>2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6: Ward 16</text:p>
          </table:table-cell>
          <table:table-cell office:value-type="float" office:value="6140.9712600000003" table:style-name="ce19">
            <text:p>6140,97126</text:p>
          </table:table-cell>
          <table:table-cell office:value-type="float" office:value="1087.7547" table:style-name="ce19">
            <text:p>1087,7547</text:p>
          </table:table-cell>
          <table:table-cell office:value-type="float" office:value="241.67352" table:style-name="ce19">
            <text:p>241,67352</text:p>
          </table:table-cell>
          <table:table-cell office:value-type="float" office:value="1067.2030299999999" table:style-name="ce19">
            <text:p>1067,20303</text:p>
          </table:table-cell>
          <table:table-cell office:value-type="float" office:value="1032.99188" table:style-name="ce19">
            <text:p>1032,99188</text:p>
          </table:table-cell>
          <table:table-cell office:value-type="float" office:value="768.88860999999997" table:style-name="ce19">
            <text:p>768,88861</text:p>
          </table:table-cell>
          <table:table-cell office:value-type="float" office:value="734.72313999999994" table:style-name="ce19">
            <text:p>734,72314</text:p>
          </table:table-cell>
          <table:table-cell office:value-type="float" office:value="383.23307" table:style-name="ce19">
            <text:p>383,23307</text:p>
          </table:table-cell>
          <table:table-cell office:value-type="float" office:value="45.486159999999998" table:style-name="ce19">
            <text:p>45,48616</text:p>
          </table:table-cell>
          <table:table-cell office:value-type="float" office:value="4.6705500000000004" table:style-name="ce19">
            <text:p>4,67055</text:p>
          </table:table-cell>
          <table:table-cell office:value-type="float" office:value="10.3986" table:style-name="ce19">
            <text:p>10,3986</text:p>
          </table:table-cell>
          <table:table-cell office:value-type="float" office:value="13" table:style-name="ce20">
            <text:p>1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7: Ward 17</text:p>
          </table:table-cell>
          <table:table-cell office:value-type="float" office:value="1529.2125000000001" table:style-name="ce19">
            <text:p>1529,2125</text:p>
          </table:table-cell>
          <table:table-cell office:value-type="float" office:value="57.211959999999998" table:style-name="ce19">
            <text:p>57,21196</text:p>
          </table:table-cell>
          <table:table-cell office:value-type="float" office:value="38.238990000000001" table:style-name="ce19">
            <text:p>38,23899</text:p>
          </table:table-cell>
          <table:table-cell office:value-type="float" office:value="224.99171999999999" table:style-name="ce19">
            <text:p>224,99172</text:p>
          </table:table-cell>
          <table:table-cell office:value-type="float" office:value="285.43506000000002" table:style-name="ce19">
            <text:p>285,43506</text:p>
          </table:table-cell>
          <table:table-cell office:value-type="float" office:value="301.10550000000001" table:style-name="ce19">
            <text:p>301,1055</text:p>
          </table:table-cell>
          <table:table-cell office:value-type="float" office:value="349.83535000000001" table:style-name="ce19">
            <text:p>349,83535</text:p>
          </table:table-cell>
          <table:table-cell office:value-type="float" office:value="190.29510999999999" table:style-name="ce19">
            <text:p>190,29511</text:p>
          </table:table-cell>
          <table:table-cell office:value-type="float" office:value="33.701520000000002" table:style-name="ce19">
            <text:p>33,70152</text:p>
          </table:table-cell>
          <table:table-cell office:value-type="float" office:value="3.49823" table:style-name="ce19">
            <text:p>3,49823</text:p>
          </table:table-cell>
          <table:table-cell office:value-type="float" office:value="1.12514" table:style-name="ce19">
            <text:p>1,12514</text:p>
          </table:table-cell>
          <table:table-cell office:value-type="float" office:value="5" table:style-name="ce20">
            <text:p>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8: Ward 18</text:p>
          </table:table-cell>
          <table:table-cell office:value-type="float" office:value="10408.796350000001" table:style-name="ce19">
            <text:p>10408,79635</text:p>
          </table:table-cell>
          <table:table-cell office:value-type="float" office:value="3820.4326999999998" table:style-name="ce19">
            <text:p>3820,4327</text:p>
          </table:table-cell>
          <table:table-cell office:value-type="float" office:value="638.60424999999998" table:style-name="ce19">
            <text:p>638,60425</text:p>
          </table:table-cell>
          <table:table-cell office:value-type="float" office:value="2010.8059900000001" table:style-name="ce19">
            <text:p>2010,80599</text:p>
          </table:table-cell>
          <table:table-cell office:value-type="float" office:value="1589.2632100000001" table:style-name="ce19">
            <text:p>1589,26321</text:p>
          </table:table-cell>
          <table:table-cell office:value-type="float" office:value="752.29814999999996" table:style-name="ce19">
            <text:p>752,29815</text:p>
          </table:table-cell>
          <table:table-cell office:value-type="float" office:value="515.59087999999997" table:style-name="ce19">
            <text:p>515,59088</text:p>
          </table:table-cell>
          <table:table-cell office:value-type="float" office:value="277.84280000000001" table:style-name="ce19">
            <text:p>277,8428</text:p>
          </table:table-cell>
          <table:table-cell office:value-type="float" office:value="40.643639999999998" table:style-name="ce19">
            <text:p>40,64364</text:p>
          </table:table-cell>
          <table:table-cell office:value-type="float" office:value="2.3705799999999999" table:style-name="ce19">
            <text:p>2,37058</text:p>
          </table:table-cell>
          <table:table-cell office:value-type="float" office:value="9.2888400000000004" table:style-name="ce19">
            <text:p>9,28884</text:p>
          </table:table-cell>
          <table:table-cell office:value-type="float" office:value="20" table:style-name="ce20">
            <text:p>2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9: Ward 19</text:p>
          </table:table-cell>
          <table:table-cell office:value-type="float" office:value="7216.6346199999998" table:style-name="ce19">
            <text:p>7216,63462</text:p>
          </table:table-cell>
          <table:table-cell office:value-type="float" office:value="1868.6530600000001" table:style-name="ce19">
            <text:p>1868,65306</text:p>
          </table:table-cell>
          <table:table-cell office:value-type="float" office:value="396.06826999999998" table:style-name="ce19">
            <text:p>396,06827</text:p>
          </table:table-cell>
          <table:table-cell office:value-type="float" office:value="1244.85925" table:style-name="ce19">
            <text:p>1244,85925</text:p>
          </table:table-cell>
          <table:table-cell office:value-type="float" office:value="1420.1096299999999" table:style-name="ce19">
            <text:p>1420,10963</text:p>
          </table:table-cell>
          <table:table-cell office:value-type="float" office:value="835.79147999999998" table:style-name="ce19">
            <text:p>835,79148</text:p>
          </table:table-cell>
          <table:table-cell office:value-type="float" office:value="795.24153999999999" table:style-name="ce19">
            <text:p>795,24154</text:p>
          </table:table-cell>
          <table:table-cell office:value-type="float" office:value="784.27279999999996" table:style-name="ce19">
            <text:p>784,2728</text:p>
          </table:table-cell>
          <table:table-cell office:value-type="float" office:value="135.02717999999999" table:style-name="ce19">
            <text:p>135,02718</text:p>
          </table:table-cell>
          <table:table-cell office:value-type="float" office:value="4.7830399999999997" table:style-name="ce19">
            <text:p>4,78304</text:p>
          </table:table-cell>
          <table:table-cell office:value-type="float" office:value="11.89293" table:style-name="ce19">
            <text:p>11,89293</text:p>
          </table:table-cell>
          <table:table-cell office:value-type="float" office:value="26" table:style-name="ce20">
            <text:p>2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0: Ward 20</text:p>
          </table:table-cell>
          <table:table-cell office:value-type="float" office:value="7119.0554199999997" table:style-name="ce19">
            <text:p>7119,05542</text:p>
          </table:table-cell>
          <table:table-cell office:value-type="float" office:value="2662.7078799999999" table:style-name="ce19">
            <text:p>2662,70788</text:p>
          </table:table-cell>
          <table:table-cell office:value-type="float" office:value="447.98872" table:style-name="ce19">
            <text:p>447,98872</text:p>
          </table:table-cell>
          <table:table-cell office:value-type="float" office:value="1400.14265" table:style-name="ce19">
            <text:p>1400,14265</text:p>
          </table:table-cell>
          <table:table-cell office:value-type="float" office:value="1768.7801099999999" table:style-name="ce19">
            <text:p>1768,78011</text:p>
          </table:table-cell>
          <table:table-cell office:value-type="float" office:value="733.96653000000003" table:style-name="ce19">
            <text:p>733,96653</text:p>
          </table:table-cell>
          <table:table-cell office:value-type="float" office:value="289.95312999999999" table:style-name="ce19">
            <text:p>289,95313</text:p>
          </table:table-cell>
          <table:table-cell office:value-type="float" office:value="69.237690000000001" table:style-name="ce19">
            <text:p>69,23769</text:p>
          </table:table-cell>
          <table:table-cell office:value-type="float" office:value="13.925800000000001" table:style-name="ce19">
            <text:p>13,9258</text:p>
          </table:table-cell>
          <table:table-cell office:value-type="float" office:value="7.0882500000000004" table:style-name="ce19">
            <text:p>7,08825</text:p>
          </table:table-cell>
          <table:table-cell office:value-type="float" office:value="6.8478700000000003" table:style-name="ce19">
            <text:p>6,84787</text:p>
          </table:table-cell>
          <table:table-cell office:value-type="float" office:value="7" table:style-name="ce20">
            <text:p>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1: Ward 21</text:p>
          </table:table-cell>
          <table:table-cell office:value-type="float" office:value="287.15458000000001" table:style-name="ce19">
            <text:p>287,15458</text:p>
          </table:table-cell>
          <table:table-cell office:value-type="float" office:value="14.8733" table:style-name="ce19">
            <text:p>14,8733</text:p>
          </table:table-cell>
          <table:table-cell office:value-type="float" office:value="15.24944" table:style-name="ce19">
            <text:p>15,24944</text:p>
          </table:table-cell>
          <table:table-cell office:value-type="float" office:value="28.66818" table:style-name="ce19">
            <text:p>28,66818</text:p>
          </table:table-cell>
          <table:table-cell office:value-type="float" office:value="98.395219999999995" table:style-name="ce19">
            <text:p>98,39522</text:p>
          </table:table-cell>
          <table:table-cell office:value-type="float" office:value="87.150980000000004" table:style-name="ce19">
            <text:p>87,15098</text:p>
          </table:table-cell>
          <table:table-cell office:value-type="float" office:value="136.74668" table:style-name="ce19">
            <text:p>136,74668</text:p>
          </table:table-cell>
          <table:table-cell office:value-type="float" office:value="159.79575" table:style-name="ce19">
            <text:p>159,79575</text:p>
          </table:table-cell>
          <table:table-cell office:value-type="float" office:value="113.98175000000001" table:style-name="ce19">
            <text:p>113,98175</text:p>
          </table:table-cell>
          <table:table-cell office:value-type="float" office:value="33.521230000000003" table:style-name="ce19">
            <text:p>33,52123</text:p>
          </table:table-cell>
          <table:table-cell office:value-type="float" office:value="3.4329200000000002" table:style-name="ce19">
            <text:p>3,43292</text:p>
          </table:table-cell>
          <table:table-cell office:value-type="float" office:value="5" table:style-name="ce20">
            <text:p>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2: Ward 22</text:p>
          </table:table-cell>
          <table:table-cell office:value-type="float" office:value="1154.91614" table:style-name="ce19">
            <text:p>1154,91614</text:p>
          </table:table-cell>
          <table:table-cell office:value-type="float" office:value="152.7174" table:style-name="ce19">
            <text:p>152,7174</text:p>
          </table:table-cell>
          <table:table-cell office:value-type="float" office:value="121.92112" table:style-name="ce19">
            <text:p>121,92112</text:p>
          </table:table-cell>
          <table:table-cell office:value-type="float" office:value="339.02215000000001" table:style-name="ce19">
            <text:p>339,02215</text:p>
          </table:table-cell>
          <table:table-cell office:value-type="float" office:value="266.85316" table:style-name="ce19">
            <text:p>266,85316</text:p>
          </table:table-cell>
          <table:table-cell office:value-type="float" office:value="125.86020000000001" table:style-name="ce19">
            <text:p>125,8602</text:p>
          </table:table-cell>
          <table:table-cell office:value-type="float" office:value="72.587770000000006" table:style-name="ce19">
            <text:p>72,58777</text:p>
          </table:table-cell>
          <table:table-cell office:value-type="float" office:value="74.245800000000003" table:style-name="ce19">
            <text:p>74,2458</text:p>
          </table:table-cell>
          <table:table-cell office:value-type="float" office:value="29.899529999999999" table:style-name="ce19">
            <text:p>29,89953</text:p>
          </table:table-cell>
          <table:table-cell office:value-type="float" office:value="9.0664300000000004" table:style-name="ce19">
            <text:p>9,06643</text:p>
          </table:table-cell>
          <table:table-cell office:value-type="float" office:value="1.12514" table:style-name="ce19">
            <text:p>1,12514</text:p>
          </table:table-cell>
          <table:table-cell office:value-type="float" office:value="1" table:style-name="ce20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3: Ward 23</text:p>
          </table:table-cell>
          <table:table-cell office:value-type="float" office:value="1286.5668900000001" table:style-name="ce19">
            <text:p>1286,56689</text:p>
          </table:table-cell>
          <table:table-cell office:value-type="float" office:value="93.398790000000005" table:style-name="ce19">
            <text:p>93,39879</text:p>
          </table:table-cell>
          <table:table-cell office:value-type="float" office:value="85.049729999999997" table:style-name="ce19">
            <text:p>85,04973</text:p>
          </table:table-cell>
          <table:table-cell office:value-type="float" office:value="226.19333" table:style-name="ce19">
            <text:p>226,19333</text:p>
          </table:table-cell>
          <table:table-cell office:value-type="float" office:value="353.36324000000002" table:style-name="ce19">
            <text:p>353,36324</text:p>
          </table:table-cell>
          <table:table-cell office:value-type="float" office:value="269.28980000000001" table:style-name="ce19">
            <text:p>269,2898</text:p>
          </table:table-cell>
          <table:table-cell office:value-type="float" office:value="332.03701999999998" table:style-name="ce19">
            <text:p>332,03702</text:p>
          </table:table-cell>
          <table:table-cell office:value-type="float" office:value="391.10771" table:style-name="ce19">
            <text:p>391,10771</text:p>
          </table:table-cell>
          <table:table-cell office:value-type="float" office:value="279.03568000000001" table:style-name="ce19">
            <text:p>279,03568</text:p>
          </table:table-cell>
          <table:table-cell office:value-type="float" office:value="118.40519" table:style-name="ce19">
            <text:p>118,40519</text:p>
          </table:table-cell>
          <table:table-cell office:value-type="float" office:value="15.39851" table:style-name="ce19">
            <text:p>15,39851</text:p>
          </table:table-cell>
          <table:table-cell office:value-type="float" office:value="43" table:style-name="ce20">
            <text:p>4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4: Ward 24</text:p>
          </table:table-cell>
          <table:table-cell office:value-type="float" office:value="919.18043" table:style-name="ce19">
            <text:p>919,18043</text:p>
          </table:table-cell>
          <table:table-cell office:value-type="float" office:value="240.39304999999999" table:style-name="ce19">
            <text:p>240,39305</text:p>
          </table:table-cell>
          <table:table-cell office:value-type="float" office:value="54.859969999999997" table:style-name="ce19">
            <text:p>54,85997</text:p>
          </table:table-cell>
          <table:table-cell office:value-type="float" office:value="234.07744" table:style-name="ce19">
            <text:p>234,07744</text:p>
          </table:table-cell>
          <table:table-cell office:value-type="float" office:value="130.6515" table:style-name="ce19">
            <text:p>130,6515</text:p>
          </table:table-cell>
          <table:table-cell office:value-type="float" office:value="47.039230000000003" table:style-name="ce19">
            <text:p>47,03923</text:p>
          </table:table-cell>
          <table:table-cell office:value-type="float" office:value="16.638929999999998" table:style-name="ce19">
            <text:p>16,63893</text:p>
          </table:table-cell>
          <table:table-cell office:value-type="float" office:value="6.91045" table:style-name="ce19">
            <text:p>6,91045</text:p>
          </table:table-cell>
          <table:table-cell office:value-type="float" office:value="1.1697500000000001" table:style-name="ce19">
            <text:p>1,16975</text:p>
          </table:table-cell>
          <table:table-cell office:value-type="float" office:value="0" table:style-name="ce19">
            <text:p>0</text:p>
          </table:table-cell>
          <table:table-cell office:value-type="float" office:value="1.12514" table:style-name="ce19">
            <text:p>1,12514</text:p>
          </table:table-cell>
          <table:table-cell office:value-type="float" office:value="2" table:style-name="ce20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5: Ward 25</text:p>
          </table:table-cell>
          <table:table-cell office:value-type="float" office:value="641.83460000000002" table:style-name="ce19">
            <text:p>641,8346</text:p>
          </table:table-cell>
          <table:table-cell office:value-type="float" office:value="53.75609" table:style-name="ce19">
            <text:p>53,75609</text:p>
          </table:table-cell>
          <table:table-cell office:value-type="float" office:value="34.712899999999998" table:style-name="ce19">
            <text:p>34,7129</text:p>
          </table:table-cell>
          <table:table-cell office:value-type="float" office:value="154.03910999999999" table:style-name="ce19">
            <text:p>154,03911</text:p>
          </table:table-cell>
          <table:table-cell office:value-type="float" office:value="167.87992" table:style-name="ce19">
            <text:p>167,87992</text:p>
          </table:table-cell>
          <table:table-cell office:value-type="float" office:value="150.82606999999999" table:style-name="ce19">
            <text:p>150,82607</text:p>
          </table:table-cell>
          <table:table-cell office:value-type="float" office:value="57.140740000000001" table:style-name="ce19">
            <text:p>57,14074</text:p>
          </table:table-cell>
          <table:table-cell office:value-type="float" office:value="24.308299999999999" table:style-name="ce19">
            <text:p>24,3083</text:p>
          </table:table-cell>
          <table:table-cell office:value-type="float" office:value="4.5529799999999998" table:style-name="ce19">
            <text:p>4,55298</text:p>
          </table:table-cell>
          <table:table-cell office:value-type="float" office:value="1.1826399999999999" table:style-name="ce19">
            <text:p>1,18264</text:p>
          </table:table-cell>
          <table:table-cell office:value-type="float" office:value="1.23763" table:style-name="ce19">
            <text:p>1,23763</text:p>
          </table:table-cell>
          <table:table-cell office:value-type="float" office:value="1" table:style-name="ce20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6: Ward 26</text:p>
          </table:table-cell>
          <table:table-cell office:value-type="float" office:value="1620.1155900000001" table:style-name="ce19">
            <text:p>1620,11559</text:p>
          </table:table-cell>
          <table:table-cell office:value-type="float" office:value="47.531359999999999" table:style-name="ce19">
            <text:p>47,53136</text:p>
          </table:table-cell>
          <table:table-cell office:value-type="float" office:value="68.690749999999994" table:style-name="ce19">
            <text:p>68,69075</text:p>
          </table:table-cell>
          <table:table-cell office:value-type="float" office:value="273.06432999999998" table:style-name="ce19">
            <text:p>273,06433</text:p>
          </table:table-cell>
          <table:table-cell office:value-type="float" office:value="528.02976000000001" table:style-name="ce19">
            <text:p>528,02976</text:p>
          </table:table-cell>
          <table:table-cell office:value-type="float" office:value="382.71433999999999" table:style-name="ce19">
            <text:p>382,71434</text:p>
          </table:table-cell>
          <table:table-cell office:value-type="float" office:value="302.10309999999998" table:style-name="ce19">
            <text:p>302,1031</text:p>
          </table:table-cell>
          <table:table-cell office:value-type="float" office:value="207.49516" table:style-name="ce19">
            <text:p>207,49516</text:p>
          </table:table-cell>
          <table:table-cell office:value-type="float" office:value="36.041409999999999" table:style-name="ce19">
            <text:p>36,04141</text:p>
          </table:table-cell>
          <table:table-cell office:value-type="float" office:value="13.918229999999999" table:style-name="ce19">
            <text:p>13,91823</text:p>
          </table:table-cell>
          <table:table-cell office:value-type="float" office:value="3.3523900000000002" table:style-name="ce19">
            <text:p>3,35239</text:p>
          </table:table-cell>
          <table:table-cell office:value-type="float" office:value="11" table:style-name="ce20">
            <text:p>1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7: Ward 27</text:p>
          </table:table-cell>
          <table:table-cell office:value-type="float" office:value="1686.7818299999999" table:style-name="ce19">
            <text:p>1686,78183</text:p>
          </table:table-cell>
          <table:table-cell office:value-type="float" office:value="77.827309999999997" table:style-name="ce19">
            <text:p>77,82731</text:p>
          </table:table-cell>
          <table:table-cell office:value-type="float" office:value="83.15831" table:style-name="ce19">
            <text:p>83,15831</text:p>
          </table:table-cell>
          <table:table-cell office:value-type="float" office:value="238.89492000000001" table:style-name="ce19">
            <text:p>238,89492</text:p>
          </table:table-cell>
          <table:table-cell office:value-type="float" office:value="509.21627000000001" table:style-name="ce19">
            <text:p>509,21627</text:p>
          </table:table-cell>
          <table:table-cell office:value-type="float" office:value="519.22748000000001" table:style-name="ce19">
            <text:p>519,22748</text:p>
          </table:table-cell>
          <table:table-cell office:value-type="float" office:value="518.82470999999998" table:style-name="ce19">
            <text:p>518,82471</text:p>
          </table:table-cell>
          <table:table-cell office:value-type="float" office:value="392.44938000000002" table:style-name="ce19">
            <text:p>392,44938</text:p>
          </table:table-cell>
          <table:table-cell office:value-type="float" office:value="128.56824" table:style-name="ce19">
            <text:p>128,56824</text:p>
          </table:table-cell>
          <table:table-cell office:value-type="float" office:value="28.59789" table:style-name="ce19">
            <text:p>28,59789</text:p>
          </table:table-cell>
          <table:table-cell office:value-type="float" office:value="8.1036300000000008" table:style-name="ce19">
            <text:p>8,10363</text:p>
          </table:table-cell>
          <table:table-cell office:value-type="float" office:value="11" table:style-name="ce20">
            <text:p>1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8: Ward 28</text:p>
          </table:table-cell>
          <table:table-cell office:value-type="float" office:value="550.08425999999997" table:style-name="ce19">
            <text:p>550,08426</text:p>
          </table:table-cell>
          <table:table-cell office:value-type="float" office:value="45.545119999999997" table:style-name="ce19">
            <text:p>45,54512</text:p>
          </table:table-cell>
          <table:table-cell office:value-type="float" office:value="32.890700000000002" table:style-name="ce19">
            <text:p>32,8907</text:p>
          </table:table-cell>
          <table:table-cell office:value-type="float" office:value="147.14177000000001" table:style-name="ce19">
            <text:p>147,14177</text:p>
          </table:table-cell>
          <table:table-cell office:value-type="float" office:value="153.13976" table:style-name="ce19">
            <text:p>153,13976</text:p>
          </table:table-cell>
          <table:table-cell office:value-type="float" office:value="108.49139" table:style-name="ce19">
            <text:p>108,49139</text:p>
          </table:table-cell>
          <table:table-cell office:value-type="float" office:value="33.565399999999997" table:style-name="ce19">
            <text:p>33,5654</text:p>
          </table:table-cell>
          <table:table-cell office:value-type="float" office:value="19.645320000000002" table:style-name="ce19">
            <text:p>19,64532</text:p>
          </table:table-cell>
          <table:table-cell office:value-type="float" office:value="4.5451699999999997" table:style-name="ce19">
            <text:p>4,54517</text:p>
          </table:table-cell>
          <table:table-cell office:value-type="float" office:value="0" table:style-name="ce19">
            <text:p>0</text:p>
          </table:table-cell>
          <table:table-cell office:value-type="float" office:value="2.2502800000000001" table:style-name="ce19">
            <text:p>2,25028</text:p>
          </table:table-cell>
          <table:table-cell office:value-type="float" office:value="3" table:style-name="ce20">
            <text:p>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9: Ward 29</text:p>
          </table:table-cell>
          <table:table-cell office:value-type="float" office:value="799.41839000000004" table:style-name="ce19">
            <text:p>799,41839</text:p>
          </table:table-cell>
          <table:table-cell office:value-type="float" office:value="150.99375000000001" table:style-name="ce19">
            <text:p>150,99375</text:p>
          </table:table-cell>
          <table:table-cell office:value-type="float" office:value="50.211750000000002" table:style-name="ce19">
            <text:p>50,21175</text:p>
          </table:table-cell>
          <table:table-cell office:value-type="float" office:value="225.80933999999999" table:style-name="ce19">
            <text:p>225,80934</text:p>
          </table:table-cell>
          <table:table-cell office:value-type="float" office:value="181.99492000000001" table:style-name="ce19">
            <text:p>181,99492</text:p>
          </table:table-cell>
          <table:table-cell office:value-type="float" office:value="105.59765" table:style-name="ce19">
            <text:p>105,59765</text:p>
          </table:table-cell>
          <table:table-cell office:value-type="float" office:value="112.61049" table:style-name="ce19">
            <text:p>112,61049</text:p>
          </table:table-cell>
          <table:table-cell office:value-type="float" office:value="23.690999999999999" table:style-name="ce19">
            <text:p>23,691</text:p>
          </table:table-cell>
          <table:table-cell office:value-type="float" office:value="8.1165800000000008" table:style-name="ce19">
            <text:p>8,11658</text:p>
          </table:table-cell>
          <table:table-cell office:value-type="float" office:value="2.1826400000000001" table:style-name="ce19">
            <text:p>2,18264</text:p>
          </table:table-cell>
          <table:table-cell office:value-type="float" office:value="2.2502800000000001" table:style-name="ce19">
            <text:p>2,25028</text:p>
          </table:table-cell>
          <table:table-cell office:value-type="float" office:value="2" table:style-name="ce20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0: Ward 30</text:p>
          </table:table-cell>
          <table:table-cell office:value-type="float" office:value="819.05574999999999" table:style-name="ce19">
            <text:p>819,05575</text:p>
          </table:table-cell>
          <table:table-cell office:value-type="float" office:value="82.180289999999999" table:style-name="ce19">
            <text:p>82,18029</text:p>
          </table:table-cell>
          <table:table-cell office:value-type="float" office:value="27.265640000000001" table:style-name="ce19">
            <text:p>27,26564</text:p>
          </table:table-cell>
          <table:table-cell office:value-type="float" office:value="141.83421000000001" table:style-name="ce19">
            <text:p>141,83421</text:p>
          </table:table-cell>
          <table:table-cell office:value-type="float" office:value="203.58214000000001" table:style-name="ce19">
            <text:p>203,58214</text:p>
          </table:table-cell>
          <table:table-cell office:value-type="float" office:value="154.88344000000001" table:style-name="ce19">
            <text:p>154,88344</text:p>
          </table:table-cell>
          <table:table-cell office:value-type="float" office:value="163.43782999999999" table:style-name="ce19">
            <text:p>163,43783</text:p>
          </table:table-cell>
          <table:table-cell office:value-type="float" office:value="66.330380000000005" table:style-name="ce19">
            <text:p>66,33038</text:p>
          </table:table-cell>
          <table:table-cell office:value-type="float" office:value="19.795249999999999" table:style-name="ce19">
            <text:p>19,79525</text:p>
          </table:table-cell>
          <table:table-cell office:value-type="float" office:value="2.3523900000000002" table:style-name="ce19">
            <text:p>2,35239</text:p>
          </table:table-cell>
          <table:table-cell office:value-type="float" office:value="0" table:style-name="ce19">
            <text:p>0</text:p>
          </table:table-cell>
          <table:table-cell office:value-type="float" office:value="4" table:style-name="ce20">
            <text:p>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1: Ward 31</text:p>
          </table:table-cell>
          <table:table-cell office:value-type="float" office:value="1486.4737700000001" table:style-name="ce19">
            <text:p>1486,47377</text:p>
          </table:table-cell>
          <table:table-cell office:value-type="float" office:value="203.29611" table:style-name="ce19">
            <text:p>203,29611</text:p>
          </table:table-cell>
          <table:table-cell office:value-type="float" office:value="40.602409999999999" table:style-name="ce19">
            <text:p>40,60241</text:p>
          </table:table-cell>
          <table:table-cell office:value-type="float" office:value="299.452" table:style-name="ce19">
            <text:p>299,452</text:p>
          </table:table-cell>
          <table:table-cell office:value-type="float" office:value="236.38696999999999" table:style-name="ce19">
            <text:p>236,38697</text:p>
          </table:table-cell>
          <table:table-cell office:value-type="float" office:value="205.54542000000001" table:style-name="ce19">
            <text:p>205,54542</text:p>
          </table:table-cell>
          <table:table-cell office:value-type="float" office:value="275.39386000000002" table:style-name="ce19">
            <text:p>275,39386</text:p>
          </table:table-cell>
          <table:table-cell office:value-type="float" office:value="268.47530999999998" table:style-name="ce19">
            <text:p>268,47531</text:p>
          </table:table-cell>
          <table:table-cell office:value-type="float" office:value="50.33043" table:style-name="ce19">
            <text:p>50,33043</text:p>
          </table:table-cell>
          <table:table-cell office:value-type="float" office:value="13.64011" table:style-name="ce19">
            <text:p>13,64011</text:p>
          </table:table-cell>
          <table:table-cell office:value-type="float" office:value="3.4329200000000002" table:style-name="ce19">
            <text:p>3,43292</text:p>
          </table:table-cell>
          <table:table-cell office:value-type="float" office:value="5" table:style-name="ce20">
            <text:p>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2: Ward 32</text:p>
          </table:table-cell>
          <table:table-cell office:value-type="float" office:value="2593.1438600000001" table:style-name="ce19">
            <text:p>2593,14386</text:p>
          </table:table-cell>
          <table:table-cell office:value-type="float" office:value="823.17951000000005" table:style-name="ce19">
            <text:p>823,17951</text:p>
          </table:table-cell>
          <table:table-cell office:value-type="float" office:value="328.02877999999998" table:style-name="ce19">
            <text:p>328,02878</text:p>
          </table:table-cell>
          <table:table-cell office:value-type="float" office:value="940.14329999999995" table:style-name="ce19">
            <text:p>940,1433</text:p>
          </table:table-cell>
          <table:table-cell office:value-type="float" office:value="949.57205999999996" table:style-name="ce19">
            <text:p>949,57206</text:p>
          </table:table-cell>
          <table:table-cell office:value-type="float" office:value="340.59480000000002" table:style-name="ce19">
            <text:p>340,5948</text:p>
          </table:table-cell>
          <table:table-cell office:value-type="float" office:value="126.88925999999999" table:style-name="ce19">
            <text:p>126,88926</text:p>
          </table:table-cell>
          <table:table-cell office:value-type="float" office:value="35.019680000000001" table:style-name="ce19">
            <text:p>35,01968</text:p>
          </table:table-cell>
          <table:table-cell office:value-type="float" office:value="7.0077800000000003" table:style-name="ce19">
            <text:p>7,00778</text:p>
          </table:table-cell>
          <table:table-cell office:value-type="float" office:value="3.59002" table:style-name="ce19">
            <text:p>3,59002</text:p>
          </table:table-cell>
          <table:table-cell office:value-type="float" office:value="1.23763" table:style-name="ce19">
            <text:p>1,23763</text:p>
          </table:table-cell>
          <table:table-cell office:value-type="float" office:value="2" table:style-name="ce20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3: Ward 33</text:p>
          </table:table-cell>
          <table:table-cell office:value-type="float" office:value="18970.419870000002" table:style-name="ce19">
            <text:p>18970,41987</text:p>
          </table:table-cell>
          <table:table-cell office:value-type="float" office:value="8526.48639" table:style-name="ce19">
            <text:p>8526,48639</text:p>
          </table:table-cell>
          <table:table-cell office:value-type="float" office:value="1687.17488" table:style-name="ce19">
            <text:p>1687,17488</text:p>
          </table:table-cell>
          <table:table-cell office:value-type="float" office:value="4244.9684399999996" table:style-name="ce19">
            <text:p>4244,96844</text:p>
          </table:table-cell>
          <table:table-cell office:value-type="float" office:value="4965.9746400000004" table:style-name="ce19">
            <text:p>4965,97464</text:p>
          </table:table-cell>
          <table:table-cell office:value-type="float" office:value="1625.7058199999999" table:style-name="ce19">
            <text:p>1625,70582</text:p>
          </table:table-cell>
          <table:table-cell office:value-type="float" office:value="430.6309" table:style-name="ce19">
            <text:p>430,6309</text:p>
          </table:table-cell>
          <table:table-cell office:value-type="float" office:value="104.63643" table:style-name="ce19">
            <text:p>104,63643</text:p>
          </table:table-cell>
          <table:table-cell office:value-type="float" office:value="37.744990000000001" table:style-name="ce19">
            <text:p>37,74499</text:p>
          </table:table-cell>
          <table:table-cell office:value-type="float" office:value="5.6910100000000003" table:style-name="ce19">
            <text:p>5,69101</text:p>
          </table:table-cell>
          <table:table-cell office:value-type="float" office:value="36.94894" table:style-name="ce19">
            <text:p>36,94894</text:p>
          </table:table-cell>
          <table:table-cell office:value-type="float" office:value="42" table:style-name="ce20">
            <text:p>4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4: Ward 34</text:p>
          </table:table-cell>
          <table:table-cell office:value-type="float" office:value="14129.571889999999" table:style-name="ce19">
            <text:p>14129,57189</text:p>
          </table:table-cell>
          <table:table-cell office:value-type="float" office:value="5482.92886" table:style-name="ce19">
            <text:p>5482,92886</text:p>
          </table:table-cell>
          <table:table-cell office:value-type="float" office:value="1347.8956900000001" table:style-name="ce19">
            <text:p>1347,89569</text:p>
          </table:table-cell>
          <table:table-cell office:value-type="float" office:value="3424.0283199999999" table:style-name="ce19">
            <text:p>3424,02832</text:p>
          </table:table-cell>
          <table:table-cell office:value-type="float" office:value="4092.8645000000001" table:style-name="ce19">
            <text:p>4092,8645</text:p>
          </table:table-cell>
          <table:table-cell office:value-type="float" office:value="1284.5037500000001" table:style-name="ce19">
            <text:p>1284,50375</text:p>
          </table:table-cell>
          <table:table-cell office:value-type="float" office:value="363.94033000000002" table:style-name="ce19">
            <text:p>363,94033</text:p>
          </table:table-cell>
          <table:table-cell office:value-type="float" office:value="149.53976" table:style-name="ce19">
            <text:p>149,53976</text:p>
          </table:table-cell>
          <table:table-cell office:value-type="float" office:value="47.855089999999997" table:style-name="ce19">
            <text:p>47,85509</text:p>
          </table:table-cell>
          <table:table-cell office:value-type="float" office:value="0" table:style-name="ce19">
            <text:p>0</text:p>
          </table:table-cell>
          <table:table-cell office:value-type="float" office:value="7.2367900000000001" table:style-name="ce19">
            <text:p>7,23679</text:p>
          </table:table-cell>
          <table:table-cell office:value-type="float" office:value="12" table:style-name="ce20">
            <text:p>1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5: Ward 35</text:p>
          </table:table-cell>
          <table:table-cell office:value-type="float" office:value="16476.746780000001" table:style-name="ce19">
            <text:p>16476,74678</text:p>
          </table:table-cell>
          <table:table-cell office:value-type="float" office:value="6527.8209900000002" table:style-name="ce19">
            <text:p>6527,82099</text:p>
          </table:table-cell>
          <table:table-cell office:value-type="float" office:value="1195.53919" table:style-name="ce19">
            <text:p>1195,53919</text:p>
          </table:table-cell>
          <table:table-cell office:value-type="float" office:value="3705.0447800000002" table:style-name="ce19">
            <text:p>3705,04478</text:p>
          </table:table-cell>
          <table:table-cell office:value-type="float" office:value="3987.5404100000001" table:style-name="ce19">
            <text:p>3987,54041</text:p>
          </table:table-cell>
          <table:table-cell office:value-type="float" office:value="1552.0183999999999" table:style-name="ce19">
            <text:p>1552,0184</text:p>
          </table:table-cell>
          <table:table-cell office:value-type="float" office:value="522.84663" table:style-name="ce19">
            <text:p>522,84663</text:p>
          </table:table-cell>
          <table:table-cell office:value-type="float" office:value="201.17532" table:style-name="ce19">
            <text:p>201,17532</text:p>
          </table:table-cell>
          <table:table-cell office:value-type="float" office:value="34.780239999999999" table:style-name="ce19">
            <text:p>34,78024</text:p>
          </table:table-cell>
          <table:table-cell office:value-type="float" office:value="3.55322" table:style-name="ce19">
            <text:p>3,55322</text:p>
          </table:table-cell>
          <table:table-cell office:value-type="float" office:value="3.6579000000000002" table:style-name="ce19">
            <text:p>3,6579</text:p>
          </table:table-cell>
          <table:table-cell office:value-type="float" office:value="13" table:style-name="ce20">
            <text:p>1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6: Ward 36</text:p>
          </table:table-cell>
          <table:table-cell office:value-type="float" office:value="15886.846939999999" table:style-name="ce19">
            <text:p>15886,84694</text:p>
          </table:table-cell>
          <table:table-cell office:value-type="float" office:value="7232.4889199999998" table:style-name="ce19">
            <text:p>7232,48892</text:p>
          </table:table-cell>
          <table:table-cell office:value-type="float" office:value="989.90914999999995" table:style-name="ce19">
            <text:p>989,90915</text:p>
          </table:table-cell>
          <table:table-cell office:value-type="float" office:value="3337.3367800000001" table:style-name="ce19">
            <text:p>3337,33678</text:p>
          </table:table-cell>
          <table:table-cell office:value-type="float" office:value="2446.1921000000002" table:style-name="ce19">
            <text:p>2446,1921</text:p>
          </table:table-cell>
          <table:table-cell office:value-type="float" office:value="1025.6651199999999" table:style-name="ce19">
            <text:p>1025,66512</text:p>
          </table:table-cell>
          <table:table-cell office:value-type="float" office:value="365.14702999999997" table:style-name="ce19">
            <text:p>365,14703</text:p>
          </table:table-cell>
          <table:table-cell office:value-type="float" office:value="89.715019999999996" table:style-name="ce19">
            <text:p>89,71502</text:p>
          </table:table-cell>
          <table:table-cell office:value-type="float" office:value="40.880870000000002" table:style-name="ce19">
            <text:p>40,88087</text:p>
          </table:table-cell>
          <table:table-cell office:value-type="float" office:value="2.2948900000000001" table:style-name="ce19">
            <text:p>2,29489</text:p>
          </table:table-cell>
          <table:table-cell office:value-type="float" office:value="5.9106899999999998" table:style-name="ce19">
            <text:p>5,91069</text:p>
          </table:table-cell>
          <table:table-cell office:value-type="float" office:value="12" table:style-name="ce20">
            <text:p>1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7: Ward 37</text:p>
          </table:table-cell>
          <table:table-cell office:value-type="float" office:value="10320.543600000001" table:style-name="ce19">
            <text:p>10320,5436</text:p>
          </table:table-cell>
          <table:table-cell office:value-type="float" office:value="4356.3713799999996" table:style-name="ce19">
            <text:p>4356,37138</text:p>
          </table:table-cell>
          <table:table-cell office:value-type="float" office:value="687.65434000000005" table:style-name="ce19">
            <text:p>687,65434</text:p>
          </table:table-cell>
          <table:table-cell office:value-type="float" office:value="2796.0567900000001" table:style-name="ce19">
            <text:p>2796,05679</text:p>
          </table:table-cell>
          <table:table-cell office:value-type="float" office:value="1740.7636299999999" table:style-name="ce19">
            <text:p>1740,76363</text:p>
          </table:table-cell>
          <table:table-cell office:value-type="float" office:value="651.97398999999996" table:style-name="ce19">
            <text:p>651,97399</text:p>
          </table:table-cell>
          <table:table-cell office:value-type="float" office:value="189.55879999999999" table:style-name="ce19">
            <text:p>189,5588</text:p>
          </table:table-cell>
          <table:table-cell office:value-type="float" office:value="53.485700000000001" table:style-name="ce19">
            <text:p>53,4857</text:p>
          </table:table-cell>
          <table:table-cell office:value-type="float" office:value="45.089599999999997" table:style-name="ce19">
            <text:p>45,0896</text:p>
          </table:table-cell>
          <table:table-cell office:value-type="float" office:value="0" table:style-name="ce19">
            <text:p>0</text:p>
          </table:table-cell>
          <table:table-cell office:value-type="float" office:value="5.7827999999999999" table:style-name="ce19">
            <text:p>5,7828</text:p>
          </table:table-cell>
          <table:table-cell office:value-type="float" office:value="7" table:style-name="ce20">
            <text:p>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8: Ward 38</text:p>
          </table:table-cell>
          <table:table-cell office:value-type="float" office:value="9698.3049300000002" table:style-name="ce19">
            <text:p>9698,30493</text:p>
          </table:table-cell>
          <table:table-cell office:value-type="float" office:value="3401.2831000000001" table:style-name="ce19">
            <text:p>3401,2831</text:p>
          </table:table-cell>
          <table:table-cell office:value-type="float" office:value="531.69100000000003" table:style-name="ce19">
            <text:p>531,691</text:p>
          </table:table-cell>
          <table:table-cell office:value-type="float" office:value="2725.3213300000002" table:style-name="ce19">
            <text:p>2725,32133</text:p>
          </table:table-cell>
          <table:table-cell office:value-type="float" office:value="1588.6850199999999" table:style-name="ce19">
            <text:p>1588,68502</text:p>
          </table:table-cell>
          <table:table-cell office:value-type="float" office:value="977.77526" table:style-name="ce19">
            <text:p>977,77526</text:p>
          </table:table-cell>
          <table:table-cell office:value-type="float" office:value="445.88326000000001" table:style-name="ce19">
            <text:p>445,88326</text:p>
          </table:table-cell>
          <table:table-cell office:value-type="float" office:value="154.7295" table:style-name="ce19">
            <text:p>154,7295</text:p>
          </table:table-cell>
          <table:table-cell office:value-type="float" office:value="30.956949999999999" table:style-name="ce19">
            <text:p>30,95695</text:p>
          </table:table-cell>
          <table:table-cell office:value-type="float" office:value="3.4775299999999998" table:style-name="ce19">
            <text:p>3,47753</text:p>
          </table:table-cell>
          <table:table-cell office:value-type="float" office:value="3.7128899999999998" table:style-name="ce19">
            <text:p>3,71289</text:p>
          </table:table-cell>
          <table:table-cell office:value-type="float" office:value="5" table:style-name="ce20">
            <text:p>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9: Ward 39</text:p>
          </table:table-cell>
          <table:table-cell office:value-type="float" office:value="10605.97293" table:style-name="ce19">
            <text:p>10605,97293</text:p>
          </table:table-cell>
          <table:table-cell office:value-type="float" office:value="5046.73074" table:style-name="ce19">
            <text:p>5046,73074</text:p>
          </table:table-cell>
          <table:table-cell office:value-type="float" office:value="762.73951999999997" table:style-name="ce19">
            <text:p>762,73952</text:p>
          </table:table-cell>
          <table:table-cell office:value-type="float" office:value="2843.0596500000001" table:style-name="ce19">
            <text:p>2843,05965</text:p>
          </table:table-cell>
          <table:table-cell office:value-type="float" office:value="2588.9327400000002" table:style-name="ce19">
            <text:p>2588,93274</text:p>
          </table:table-cell>
          <table:table-cell office:value-type="float" office:value="765.27935000000002" table:style-name="ce19">
            <text:p>765,27935</text:p>
          </table:table-cell>
          <table:table-cell office:value-type="float" office:value="201.36538999999999" table:style-name="ce19">
            <text:p>201,36539</text:p>
          </table:table-cell>
          <table:table-cell office:value-type="float" office:value="56.559570000000001" table:style-name="ce19">
            <text:p>56,55957</text:p>
          </table:table-cell>
          <table:table-cell office:value-type="float" office:value="18.243960000000001" table:style-name="ce19">
            <text:p>18,24396</text:p>
          </table:table-cell>
          <table:table-cell office:value-type="float" office:value="1.1826399999999999" table:style-name="ce19">
            <text:p>1,18264</text:p>
          </table:table-cell>
          <table:table-cell office:value-type="float" office:value="2.3523900000000002" table:style-name="ce19">
            <text:p>2,35239</text:p>
          </table:table-cell>
          <table:table-cell office:value-type="float" office:value="6" table:style-name="ce20">
            <text:p>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0: Ward 40</text:p>
          </table:table-cell>
          <table:table-cell office:value-type="float" office:value="12066.20348" table:style-name="ce19">
            <text:p>12066,20348</text:p>
          </table:table-cell>
          <table:table-cell office:value-type="float" office:value="5722.1078900000002" table:style-name="ce19">
            <text:p>5722,10789</text:p>
          </table:table-cell>
          <table:table-cell office:value-type="float" office:value="846.92597999999998" table:style-name="ce19">
            <text:p>846,92598</text:p>
          </table:table-cell>
          <table:table-cell office:value-type="float" office:value="3221.8353000000002" table:style-name="ce19">
            <text:p>3221,8353</text:p>
          </table:table-cell>
          <table:table-cell office:value-type="float" office:value="2922.2508899999998" table:style-name="ce19">
            <text:p>2922,25089</text:p>
          </table:table-cell>
          <table:table-cell office:value-type="float" office:value="1162.05224" table:style-name="ce19">
            <text:p>1162,05224</text:p>
          </table:table-cell>
          <table:table-cell office:value-type="float" office:value="363.03449999999998" table:style-name="ce19">
            <text:p>363,0345</text:p>
          </table:table-cell>
          <table:table-cell office:value-type="float" office:value="115.5565" table:style-name="ce19">
            <text:p>115,5565</text:p>
          </table:table-cell>
          <table:table-cell office:value-type="float" office:value="35.92351" table:style-name="ce19">
            <text:p>35,92351</text:p>
          </table:table-cell>
          <table:table-cell office:value-type="float" office:value="0" table:style-name="ce19">
            <text:p>0</text:p>
          </table:table-cell>
          <table:table-cell office:value-type="float" office:value="6.9053699999999996" table:style-name="ce19">
            <text:p>6,90537</text:p>
          </table:table-cell>
          <table:table-cell office:value-type="float" office:value="13" table:style-name="ce20">
            <text:p>1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1: Ward 41</text:p>
          </table:table-cell>
          <table:table-cell office:value-type="float" office:value="9793.1137400000007" table:style-name="ce19">
            <text:p>9793,11374</text:p>
          </table:table-cell>
          <table:table-cell office:value-type="float" office:value="2258.8669500000001" table:style-name="ce19">
            <text:p>2258,86695</text:p>
          </table:table-cell>
          <table:table-cell office:value-type="float" office:value="404.16678999999999" table:style-name="ce19">
            <text:p>404,16679</text:p>
          </table:table-cell>
          <table:table-cell office:value-type="float" office:value="2805.1849200000001" table:style-name="ce19">
            <text:p>2805,18492</text:p>
          </table:table-cell>
          <table:table-cell office:value-type="float" office:value="1693.79051" table:style-name="ce19">
            <text:p>1693,79051</text:p>
          </table:table-cell>
          <table:table-cell office:value-type="float" office:value="1107.5625399999999" table:style-name="ce19">
            <text:p>1107,56254</text:p>
          </table:table-cell>
          <table:table-cell office:value-type="float" office:value="589.65472" table:style-name="ce19">
            <text:p>589,65472</text:p>
          </table:table-cell>
          <table:table-cell office:value-type="float" office:value="240.38717" table:style-name="ce19">
            <text:p>240,38717</text:p>
          </table:table-cell>
          <table:table-cell office:value-type="float" office:value="30.974920000000001" table:style-name="ce19">
            <text:p>30,97492</text:p>
          </table:table-cell>
          <table:table-cell office:value-type="float" office:value="4.5083700000000002" table:style-name="ce19">
            <text:p>4,50837</text:p>
          </table:table-cell>
          <table:table-cell office:value-type="float" office:value="4.6208600000000004" table:style-name="ce19">
            <text:p>4,62086</text:p>
          </table:table-cell>
          <table:table-cell office:value-type="float" office:value="8" table:style-name="ce20">
            <text:p>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2: Ward 42</text:p>
          </table:table-cell>
          <table:table-cell office:value-type="float" office:value="9229.5444499999994" table:style-name="ce19">
            <text:p>9229,54445</text:p>
          </table:table-cell>
          <table:table-cell office:value-type="float" office:value="3882.98119" table:style-name="ce19">
            <text:p>3882,98119</text:p>
          </table:table-cell>
          <table:table-cell office:value-type="float" office:value="593.88448000000005" table:style-name="ce19">
            <text:p>593,88448</text:p>
          </table:table-cell>
          <table:table-cell office:value-type="float" office:value="2218.8581199999999" table:style-name="ce19">
            <text:p>2218,85812</text:p>
          </table:table-cell>
          <table:table-cell office:value-type="float" office:value="2006.0812900000001" table:style-name="ce19">
            <text:p>2006,08129</text:p>
          </table:table-cell>
          <table:table-cell office:value-type="float" office:value="761.13151000000005" table:style-name="ce19">
            <text:p>761,13151</text:p>
          </table:table-cell>
          <table:table-cell office:value-type="float" office:value="228.40346" table:style-name="ce19">
            <text:p>228,40346</text:p>
          </table:table-cell>
          <table:table-cell office:value-type="float" office:value="57.37623" table:style-name="ce19">
            <text:p>57,37623</text:p>
          </table:table-cell>
          <table:table-cell office:value-type="float" office:value="43.506390000000003" table:style-name="ce19">
            <text:p>43,50639</text:p>
          </table:table-cell>
          <table:table-cell office:value-type="float" office:value="2.2502800000000001" table:style-name="ce19">
            <text:p>2,25028</text:p>
          </table:table-cell>
          <table:table-cell office:value-type="float" office:value="2.2948900000000001" table:style-name="ce19">
            <text:p>2,29489</text:p>
          </table:table-cell>
          <table:table-cell office:value-type="float" office:value="6" table:style-name="ce20">
            <text:p>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3: Ward 43</text:p>
          </table:table-cell>
          <table:table-cell office:value-type="float" office:value="852.18782999999996" table:style-name="ce19">
            <text:p>852,18783</text:p>
          </table:table-cell>
          <table:table-cell office:value-type="float" office:value="63.700839999999999" table:style-name="ce19">
            <text:p>63,70084</text:p>
          </table:table-cell>
          <table:table-cell office:value-type="float" office:value="32.9696" table:style-name="ce19">
            <text:p>32,9696</text:p>
          </table:table-cell>
          <table:table-cell office:value-type="float" office:value="125.90564999999999" table:style-name="ce19">
            <text:p>125,90565</text:p>
          </table:table-cell>
          <table:table-cell office:value-type="float" office:value="117.94951" table:style-name="ce19">
            <text:p>117,94951</text:p>
          </table:table-cell>
          <table:table-cell office:value-type="float" office:value="180.3963" table:style-name="ce19">
            <text:p>180,3963</text:p>
          </table:table-cell>
          <table:table-cell office:value-type="float" office:value="268.13637999999997" table:style-name="ce19">
            <text:p>268,13638</text:p>
          </table:table-cell>
          <table:table-cell office:value-type="float" office:value="167.55252999999999" table:style-name="ce19">
            <text:p>167,55253</text:p>
          </table:table-cell>
          <table:table-cell office:value-type="float" office:value="13.799720000000001" table:style-name="ce19">
            <text:p>13,79972</text:p>
          </table:table-cell>
          <table:table-cell office:value-type="float" office:value="3.3754200000000001" table:style-name="ce19">
            <text:p>3,37542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20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4: Ward 44</text:p>
          </table:table-cell>
          <table:table-cell office:value-type="float" office:value="6021.8077700000003" table:style-name="ce19">
            <text:p>6021,80777</text:p>
          </table:table-cell>
          <table:table-cell office:value-type="float" office:value="2125.1198899999999" table:style-name="ce19">
            <text:p>2125,11989</text:p>
          </table:table-cell>
          <table:table-cell office:value-type="float" office:value="345.12786999999997" table:style-name="ce19">
            <text:p>345,12787</text:p>
          </table:table-cell>
          <table:table-cell office:value-type="float" office:value="1394.8859500000001" table:style-name="ce19">
            <text:p>1394,88595</text:p>
          </table:table-cell>
          <table:table-cell office:value-type="float" office:value="1617.5339799999999" table:style-name="ce19">
            <text:p>1617,53398</text:p>
          </table:table-cell>
          <table:table-cell office:value-type="float" office:value="732.48625000000004" table:style-name="ce19">
            <text:p>732,48625</text:p>
          </table:table-cell>
          <table:table-cell office:value-type="float" office:value="309.74808999999999" table:style-name="ce19">
            <text:p>309,74809</text:p>
          </table:table-cell>
          <table:table-cell office:value-type="float" office:value="87.200860000000006" table:style-name="ce19">
            <text:p>87,20086</text:p>
          </table:table-cell>
          <table:table-cell office:value-type="float" office:value="18.2377" table:style-name="ce19">
            <text:p>18,2377</text:p>
          </table:table-cell>
          <table:table-cell office:value-type="float" office:value="1.12514" table:style-name="ce19">
            <text:p>1,12514</text:p>
          </table:table-cell>
          <table:table-cell office:value-type="float" office:value="2.4073799999999999" table:style-name="ce19">
            <text:p>2,40738</text:p>
          </table:table-cell>
          <table:table-cell office:value-type="float" office:value="5" table:style-name="ce20">
            <text:p>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5: Ward 45</text:p>
          </table:table-cell>
          <table:table-cell office:value-type="float" office:value="5215.48081" table:style-name="ce19">
            <text:p>5215,48081</text:p>
          </table:table-cell>
          <table:table-cell office:value-type="float" office:value="1413.9887100000001" table:style-name="ce19">
            <text:p>1413,98871</text:p>
          </table:table-cell>
          <table:table-cell office:value-type="float" office:value="271.85275999999999" table:style-name="ce19">
            <text:p>271,85276</text:p>
          </table:table-cell>
          <table:table-cell office:value-type="float" office:value="1460.93526" table:style-name="ce19">
            <text:p>1460,93526</text:p>
          </table:table-cell>
          <table:table-cell office:value-type="float" office:value="1089.8620599999999" table:style-name="ce19">
            <text:p>1089,86206</text:p>
          </table:table-cell>
          <table:table-cell office:value-type="float" office:value="718.42674" table:style-name="ce19">
            <text:p>718,42674</text:p>
          </table:table-cell>
          <table:table-cell office:value-type="float" office:value="362.66028999999997" table:style-name="ce19">
            <text:p>362,66029</text:p>
          </table:table-cell>
          <table:table-cell office:value-type="float" office:value="186.34622999999999" table:style-name="ce19">
            <text:p>186,34623</text:p>
          </table:table-cell>
          <table:table-cell office:value-type="float" office:value="40.669750000000001" table:style-name="ce19">
            <text:p>40,66975</text:p>
          </table:table-cell>
          <table:table-cell office:value-type="float" office:value="4.5005600000000001" table:style-name="ce19">
            <text:p>4,50056</text:p>
          </table:table-cell>
          <table:table-cell office:value-type="float" office:value="6.90794" table:style-name="ce19">
            <text:p>6,90794</text:p>
          </table:table-cell>
          <table:table-cell office:value-type="float" office:value="8" table:style-name="ce20">
            <text:p>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6: Ward 46</text:p>
          </table:table-cell>
          <table:table-cell office:value-type="float" office:value="284.89256999999998" table:style-name="ce19">
            <text:p>284,89257</text:p>
          </table:table-cell>
          <table:table-cell office:value-type="float" office:value="32.186230000000002" table:style-name="ce19">
            <text:p>32,18623</text:p>
          </table:table-cell>
          <table:table-cell office:value-type="float" office:value="9.2131500000000006" table:style-name="ce19">
            <text:p>9,21315</text:p>
          </table:table-cell>
          <table:table-cell office:value-type="float" office:value="100.47913" table:style-name="ce19">
            <text:p>100,47913</text:p>
          </table:table-cell>
          <table:table-cell office:value-type="float" office:value="67.380470000000003" table:style-name="ce19">
            <text:p>67,38047</text:p>
          </table:table-cell>
          <table:table-cell office:value-type="float" office:value="54.910350000000001" table:style-name="ce19">
            <text:p>54,91035</text:p>
          </table:table-cell>
          <table:table-cell office:value-type="float" office:value="31.605830000000001" table:style-name="ce19">
            <text:p>31,60583</text:p>
          </table:table-cell>
          <table:table-cell office:value-type="float" office:value="20.469850000000001" table:style-name="ce19">
            <text:p>20,46985</text:p>
          </table:table-cell>
          <table:table-cell office:value-type="float" office:value="8.0562900000000006" table:style-name="ce19">
            <text:p>8,05629</text:p>
          </table:table-cell>
          <table:table-cell office:value-type="float" office:value="0" table:style-name="ce19">
            <text:p>0</text:p>
          </table:table-cell>
          <table:table-cell office:value-type="float" office:value="1.1329499999999999" table:style-name="ce19">
            <text:p>1,13295</text:p>
          </table:table-cell>
          <table:table-cell office:value-type="float" office:value="1" table:style-name="ce20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7: Ward 47</text:p>
          </table:table-cell>
          <table:table-cell office:value-type="float" office:value="289.00142" table:style-name="ce19">
            <text:p>289,00142</text:p>
          </table:table-cell>
          <table:table-cell office:value-type="float" office:value="23.201000000000001" table:style-name="ce19">
            <text:p>23,201</text:p>
          </table:table-cell>
          <table:table-cell office:value-type="float" office:value="30.130279999999999" table:style-name="ce19">
            <text:p>30,13028</text:p>
          </table:table-cell>
          <table:table-cell office:value-type="float" office:value="124.10749" table:style-name="ce19">
            <text:p>124,10749</text:p>
          </table:table-cell>
          <table:table-cell office:value-type="float" office:value="68.806169999999995" table:style-name="ce19">
            <text:p>68,80617</text:p>
          </table:table-cell>
          <table:table-cell office:value-type="float" office:value="38.775390000000002" table:style-name="ce19">
            <text:p>38,77539</text:p>
          </table:table-cell>
          <table:table-cell office:value-type="float" office:value="9.1395499999999998" table:style-name="ce19">
            <text:p>9,13955</text:p>
          </table:table-cell>
          <table:table-cell office:value-type="float" office:value="0" table:style-name="ce19">
            <text:p>0</text:p>
          </table:table-cell>
          <table:table-cell office:value-type="float" office:value="1.1826399999999999" table:style-name="ce19">
            <text:p>1,18264</text:p>
          </table:table-cell>
          <table:table-cell office:value-type="float" office:value="0" table:style-name="ce19">
            <text:p>0</text:p>
          </table:table-cell>
          <table:table-cell office:value-type="float" office:value="1.12514" table:style-name="ce19">
            <text:p>1,12514</text:p>
          </table:table-cell>
          <table:table-cell office:value-type="float" office:value="1" table:style-name="ce20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8: Ward 48</text:p>
          </table:table-cell>
          <table:table-cell office:value-type="float" office:value="727.70302000000004" table:style-name="ce19">
            <text:p>727,70302</text:p>
          </table:table-cell>
          <table:table-cell office:value-type="float" office:value="38.601329999999997" table:style-name="ce19">
            <text:p>38,60133</text:p>
          </table:table-cell>
          <table:table-cell office:value-type="float" office:value="21.2209" table:style-name="ce19">
            <text:p>21,2209</text:p>
          </table:table-cell>
          <table:table-cell office:value-type="float" office:value="256.12126999999998" table:style-name="ce19">
            <text:p>256,12127</text:p>
          </table:table-cell>
          <table:table-cell office:value-type="float" office:value="197.92472000000001" table:style-name="ce19">
            <text:p>197,92472</text:p>
          </table:table-cell>
          <table:table-cell office:value-type="float" office:value="154.04053999999999" table:style-name="ce19">
            <text:p>154,04054</text:p>
          </table:table-cell>
          <table:table-cell office:value-type="float" office:value="162.70125999999999" table:style-name="ce19">
            <text:p>162,70126</text:p>
          </table:table-cell>
          <table:table-cell office:value-type="float" office:value="90.552049999999994" table:style-name="ce19">
            <text:p>90,55205</text:p>
          </table:table-cell>
          <table:table-cell office:value-type="float" office:value="17.319189999999999" table:style-name="ce19">
            <text:p>17,31919</text:p>
          </table:table-cell>
          <table:table-cell office:value-type="float" office:value="12.66404" table:style-name="ce19">
            <text:p>12,66404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20">
            <text:p>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9: Ward 49</text:p>
          </table:table-cell>
          <table:table-cell office:value-type="float" office:value="474.51132999999999" table:style-name="ce19">
            <text:p>474,51133</text:p>
          </table:table-cell>
          <table:table-cell office:value-type="float" office:value="30.904499999999999" table:style-name="ce19">
            <text:p>30,9045</text:p>
          </table:table-cell>
          <table:table-cell office:value-type="float" office:value="15.96172" table:style-name="ce19">
            <text:p>15,96172</text:p>
          </table:table-cell>
          <table:table-cell office:value-type="float" office:value="160.82614000000001" table:style-name="ce19">
            <text:p>160,82614</text:p>
          </table:table-cell>
          <table:table-cell office:value-type="float" office:value="116.6632" table:style-name="ce19">
            <text:p>116,6632</text:p>
          </table:table-cell>
          <table:table-cell office:value-type="float" office:value="135.45717999999999" table:style-name="ce19">
            <text:p>135,45718</text:p>
          </table:table-cell>
          <table:table-cell office:value-type="float" office:value="87.497389999999996" table:style-name="ce19">
            <text:p>87,49739</text:p>
          </table:table-cell>
          <table:table-cell office:value-type="float" office:value="39.431989999999999" table:style-name="ce19">
            <text:p>39,43199</text:p>
          </table:table-cell>
          <table:table-cell office:value-type="float" office:value="13.724489999999999" table:style-name="ce19">
            <text:p>13,72449</text:p>
          </table:table-cell>
          <table:table-cell office:value-type="float" office:value="0" table:style-name="ce19">
            <text:p>0</text:p>
          </table:table-cell>
          <table:table-cell office:value-type="float" office:value="1.23763" table:style-name="ce19">
            <text:p>1,23763</text:p>
          </table:table-cell>
          <table:table-cell office:value-type="float" office:value="2" table:style-name="ce20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0: Ward 50</text:p>
          </table:table-cell>
          <table:table-cell office:value-type="float" office:value="285.3766" table:style-name="ce19">
            <text:p>285,3766</text:p>
          </table:table-cell>
          <table:table-cell office:value-type="float" office:value="44.212420000000002" table:style-name="ce19">
            <text:p>44,21242</text:p>
          </table:table-cell>
          <table:table-cell office:value-type="float" office:value="31.362780000000001" table:style-name="ce19">
            <text:p>31,36278</text:p>
          </table:table-cell>
          <table:table-cell office:value-type="float" office:value="103.20538999999999" table:style-name="ce19">
            <text:p>103,20539</text:p>
          </table:table-cell>
          <table:table-cell office:value-type="float" office:value="66.438869999999994" table:style-name="ce19">
            <text:p>66,43887</text:p>
          </table:table-cell>
          <table:table-cell office:value-type="float" office:value="57.12809" table:style-name="ce19">
            <text:p>57,12809</text:p>
          </table:table-cell>
          <table:table-cell office:value-type="float" office:value="24.708970000000001" table:style-name="ce19">
            <text:p>24,70897</text:p>
          </table:table-cell>
          <table:table-cell office:value-type="float" office:value="2.4073799999999999" table:style-name="ce19">
            <text:p>2,40738</text:p>
          </table:table-cell>
          <table:table-cell office:value-type="float" office:value="1.12514" table:style-name="ce19">
            <text:p>1,12514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1: Ward 51</text:p>
          </table:table-cell>
          <table:table-cell office:value-type="float" office:value="10440.46392" table:style-name="ce19">
            <text:p>10440,46392</text:p>
          </table:table-cell>
          <table:table-cell office:value-type="float" office:value="2714.2475199999999" table:style-name="ce19">
            <text:p>2714,24752</text:p>
          </table:table-cell>
          <table:table-cell office:value-type="float" office:value="621.36171999999999" table:style-name="ce19">
            <text:p>621,36172</text:p>
          </table:table-cell>
          <table:table-cell office:value-type="float" office:value="2431.2947600000002" table:style-name="ce19">
            <text:p>2431,29476</text:p>
          </table:table-cell>
          <table:table-cell office:value-type="float" office:value="2389.8732799999998" table:style-name="ce19">
            <text:p>2389,87328</text:p>
          </table:table-cell>
          <table:table-cell office:value-type="float" office:value="1418.83915" table:style-name="ce19">
            <text:p>1418,83915</text:p>
          </table:table-cell>
          <table:table-cell office:value-type="float" office:value="775.35745999999995" table:style-name="ce19">
            <text:p>775,35746</text:p>
          </table:table-cell>
          <table:table-cell office:value-type="float" office:value="303.36775999999998" table:style-name="ce19">
            <text:p>303,36776</text:p>
          </table:table-cell>
          <table:table-cell office:value-type="float" office:value="54.986220000000003" table:style-name="ce19">
            <text:p>54,98622</text:p>
          </table:table-cell>
          <table:table-cell office:value-type="float" office:value="11.609730000000001" table:style-name="ce19">
            <text:p>11,60973</text:p>
          </table:table-cell>
          <table:table-cell office:value-type="float" office:value="11.39256" table:style-name="ce19">
            <text:p>11,39256</text:p>
          </table:table-cell>
          <table:table-cell office:value-type="float" office:value="11" table:style-name="ce20">
            <text:p>1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2: Ward 52</text:p>
          </table:table-cell>
          <table:table-cell office:value-type="float" office:value="11549.33036" table:style-name="ce19">
            <text:p>11549,33036</text:p>
          </table:table-cell>
          <table:table-cell office:value-type="float" office:value="4034.80314" table:style-name="ce19">
            <text:p>4034,80314</text:p>
          </table:table-cell>
          <table:table-cell office:value-type="float" office:value="647.69473000000005" table:style-name="ce19">
            <text:p>647,69473</text:p>
          </table:table-cell>
          <table:table-cell office:value-type="float" office:value="2117.7068899999999" table:style-name="ce19">
            <text:p>2117,70689</text:p>
          </table:table-cell>
          <table:table-cell office:value-type="float" office:value="2375.8854799999999" table:style-name="ce19">
            <text:p>2375,88548</text:p>
          </table:table-cell>
          <table:table-cell office:value-type="float" office:value="1075.7202500000001" table:style-name="ce19">
            <text:p>1075,72025</text:p>
          </table:table-cell>
          <table:table-cell office:value-type="float" office:value="416.47967" table:style-name="ce19">
            <text:p>416,47967</text:p>
          </table:table-cell>
          <table:table-cell office:value-type="float" office:value="113.45835" table:style-name="ce19">
            <text:p>113,45835</text:p>
          </table:table-cell>
          <table:table-cell office:value-type="float" office:value="19.219809999999999" table:style-name="ce19">
            <text:p>19,21981</text:p>
          </table:table-cell>
          <table:table-cell office:value-type="float" office:value="3.6579000000000002" table:style-name="ce19">
            <text:p>3,6579</text:p>
          </table:table-cell>
          <table:table-cell office:value-type="float" office:value="10.15565" table:style-name="ce19">
            <text:p>10,15565</text:p>
          </table:table-cell>
          <table:table-cell office:value-type="float" office:value="18" table:style-name="ce20">
            <text:p>1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3: Ward 53</text:p>
          </table:table-cell>
          <table:table-cell office:value-type="float" office:value="3434.1531300000001" table:style-name="ce19">
            <text:p>3434,15313</text:p>
          </table:table-cell>
          <table:table-cell office:value-type="float" office:value="843.83570999999995" table:style-name="ce19">
            <text:p>843,83571</text:p>
          </table:table-cell>
          <table:table-cell office:value-type="float" office:value="145.38911999999999" table:style-name="ce19">
            <text:p>145,38912</text:p>
          </table:table-cell>
          <table:table-cell office:value-type="float" office:value="738.59793999999999" table:style-name="ce19">
            <text:p>738,59794</text:p>
          </table:table-cell>
          <table:table-cell office:value-type="float" office:value="829.89014999999995" table:style-name="ce19">
            <text:p>829,89015</text:p>
          </table:table-cell>
          <table:table-cell office:value-type="float" office:value="573.99512000000004" table:style-name="ce19">
            <text:p>573,99512</text:p>
          </table:table-cell>
          <table:table-cell office:value-type="float" office:value="473.35928999999999" table:style-name="ce19">
            <text:p>473,35929</text:p>
          </table:table-cell>
          <table:table-cell office:value-type="float" office:value="361.57260000000002" table:style-name="ce19">
            <text:p>361,5726</text:p>
          </table:table-cell>
          <table:table-cell office:value-type="float" office:value="194.26151999999999" table:style-name="ce19">
            <text:p>194,26152</text:p>
          </table:table-cell>
          <table:table-cell office:value-type="float" office:value="72.845370000000003" table:style-name="ce19">
            <text:p>72,84537</text:p>
          </table:table-cell>
          <table:table-cell office:value-type="float" office:value="18.475989999999999" table:style-name="ce19">
            <text:p>18,47599</text:p>
          </table:table-cell>
          <table:table-cell office:value-type="float" office:value="37" table:style-name="ce20">
            <text:p>3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4: Ward 54</text:p>
          </table:table-cell>
          <table:table-cell office:value-type="float" office:value="1030.5507700000001" table:style-name="ce19">
            <text:p>1030,55077</text:p>
          </table:table-cell>
          <table:table-cell office:value-type="float" office:value="82.821330000000003" table:style-name="ce19">
            <text:p>82,82133</text:p>
          </table:table-cell>
          <table:table-cell office:value-type="float" office:value="72.537719999999993" table:style-name="ce19">
            <text:p>72,53772</text:p>
          </table:table-cell>
          <table:table-cell office:value-type="float" office:value="216.73493999999999" table:style-name="ce19">
            <text:p>216,73494</text:p>
          </table:table-cell>
          <table:table-cell office:value-type="float" office:value="599.81417999999996" table:style-name="ce19">
            <text:p>599,81418</text:p>
          </table:table-cell>
          <table:table-cell office:value-type="float" office:value="658.08115999999995" table:style-name="ce19">
            <text:p>658,08116</text:p>
          </table:table-cell>
          <table:table-cell office:value-type="float" office:value="401.66899000000001" table:style-name="ce19">
            <text:p>401,66899</text:p>
          </table:table-cell>
          <table:table-cell office:value-type="float" office:value="298.49621000000002" table:style-name="ce19">
            <text:p>298,49621</text:p>
          </table:table-cell>
          <table:table-cell office:value-type="float" office:value="124.54891000000001" table:style-name="ce19">
            <text:p>124,54891</text:p>
          </table:table-cell>
          <table:table-cell office:value-type="float" office:value="44.42221" table:style-name="ce19">
            <text:p>44,42221</text:p>
          </table:table-cell>
          <table:table-cell office:value-type="float" office:value="18.060140000000001" table:style-name="ce19">
            <text:p>18,06014</text:p>
          </table:table-cell>
          <table:table-cell office:value-type="float" office:value="32" table:style-name="ce20">
            <text:p>3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5: Ward 55</text:p>
          </table:table-cell>
          <table:table-cell office:value-type="float" office:value="3412.9546799999998" table:style-name="ce19">
            <text:p>3412,95468</text:p>
          </table:table-cell>
          <table:table-cell office:value-type="float" office:value="112.85420000000001" table:style-name="ce19">
            <text:p>112,8542</text:p>
          </table:table-cell>
          <table:table-cell office:value-type="float" office:value="131.39829" table:style-name="ce19">
            <text:p>131,39829</text:p>
          </table:table-cell>
          <table:table-cell office:value-type="float" office:value="432.95310000000001" table:style-name="ce19">
            <text:p>432,9531</text:p>
          </table:table-cell>
          <table:table-cell office:value-type="float" office:value="959.04025000000001" table:style-name="ce19">
            <text:p>959,04025</text:p>
          </table:table-cell>
          <table:table-cell office:value-type="float" office:value="840.84004000000004" table:style-name="ce19">
            <text:p>840,84004</text:p>
          </table:table-cell>
          <table:table-cell office:value-type="float" office:value="629.54398000000003" table:style-name="ce19">
            <text:p>629,54398</text:p>
          </table:table-cell>
          <table:table-cell office:value-type="float" office:value="369.25833999999998" table:style-name="ce19">
            <text:p>369,25834</text:p>
          </table:table-cell>
          <table:table-cell office:value-type="float" office:value="132.19479999999999" table:style-name="ce19">
            <text:p>132,1948</text:p>
          </table:table-cell>
          <table:table-cell office:value-type="float" office:value="31.522870000000001" table:style-name="ce19">
            <text:p>31,52287</text:p>
          </table:table-cell>
          <table:table-cell office:value-type="float" office:value="19.032029999999999" table:style-name="ce19">
            <text:p>19,03203</text:p>
          </table:table-cell>
          <table:table-cell office:value-type="float" office:value="32" table:style-name="ce20">
            <text:p>3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6: Ward 56</text:p>
          </table:table-cell>
          <table:table-cell office:value-type="float" office:value="2449.0617299999999" table:style-name="ce19">
            <text:p>2449,06173</text:p>
          </table:table-cell>
          <table:table-cell office:value-type="float" office:value="124.29103000000001" table:style-name="ce19">
            <text:p>124,29103</text:p>
          </table:table-cell>
          <table:table-cell office:value-type="float" office:value="95.524169999999998" table:style-name="ce19">
            <text:p>95,52417</text:p>
          </table:table-cell>
          <table:table-cell office:value-type="float" office:value="366.96305000000001" table:style-name="ce19">
            <text:p>366,96305</text:p>
          </table:table-cell>
          <table:table-cell office:value-type="float" office:value="611.52629000000002" table:style-name="ce19">
            <text:p>611,52629</text:p>
          </table:table-cell>
          <table:table-cell office:value-type="float" office:value="622.49243999999999" table:style-name="ce19">
            <text:p>622,49244</text:p>
          </table:table-cell>
          <table:table-cell office:value-type="float" office:value="411.69657000000001" table:style-name="ce19">
            <text:p>411,69657</text:p>
          </table:table-cell>
          <table:table-cell office:value-type="float" office:value="190.92479" table:style-name="ce19">
            <text:p>190,92479</text:p>
          </table:table-cell>
          <table:table-cell office:value-type="float" office:value="62.91574" table:style-name="ce19">
            <text:p>62,91574</text:p>
          </table:table-cell>
          <table:table-cell office:value-type="float" office:value="27.55537" table:style-name="ce19">
            <text:p>27,55537</text:p>
          </table:table-cell>
          <table:table-cell office:value-type="float" office:value="3.1697500000000001" table:style-name="ce19">
            <text:p>3,16975</text:p>
          </table:table-cell>
          <table:table-cell office:value-type="float" office:value="7" table:style-name="ce20">
            <text:p>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7: Ward 57</text:p>
          </table:table-cell>
          <table:table-cell office:value-type="float" office:value="2703.0423999999998" table:style-name="ce19">
            <text:p>2703,0424</text:p>
          </table:table-cell>
          <table:table-cell office:value-type="float" office:value="145.52384000000001" table:style-name="ce19">
            <text:p>145,52384</text:p>
          </table:table-cell>
          <table:table-cell office:value-type="float" office:value="241.31263999999999" table:style-name="ce19">
            <text:p>241,31264</text:p>
          </table:table-cell>
          <table:table-cell office:value-type="float" office:value="548.79128000000003" table:style-name="ce19">
            <text:p>548,79128</text:p>
          </table:table-cell>
          <table:table-cell office:value-type="float" office:value="759.94015999999999" table:style-name="ce19">
            <text:p>759,94016</text:p>
          </table:table-cell>
          <table:table-cell office:value-type="float" office:value="803.05858000000001" table:style-name="ce19">
            <text:p>803,05858</text:p>
          </table:table-cell>
          <table:table-cell office:value-type="float" office:value="601.21100999999999" table:style-name="ce19">
            <text:p>601,21101</text:p>
          </table:table-cell>
          <table:table-cell office:value-type="float" office:value="483.26789000000002" table:style-name="ce19">
            <text:p>483,26789</text:p>
          </table:table-cell>
          <table:table-cell office:value-type="float" office:value="199.82641000000001" table:style-name="ce19">
            <text:p>199,82641</text:p>
          </table:table-cell>
          <table:table-cell office:value-type="float" office:value="33.183590000000002" table:style-name="ce19">
            <text:p>33,18359</text:p>
          </table:table-cell>
          <table:table-cell office:value-type="float" office:value="12.675520000000001" table:style-name="ce19">
            <text:p>12,67552</text:p>
          </table:table-cell>
          <table:table-cell office:value-type="float" office:value="22" table:style-name="ce20">
            <text:p>2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8: Ward 58</text:p>
          </table:table-cell>
          <table:table-cell office:value-type="float" office:value="1313.02487" table:style-name="ce19">
            <text:p>1313,02487</text:p>
          </table:table-cell>
          <table:table-cell office:value-type="float" office:value="57.773870000000002" table:style-name="ce19">
            <text:p>57,77387</text:p>
          </table:table-cell>
          <table:table-cell office:value-type="float" office:value="42.025829999999999" table:style-name="ce19">
            <text:p>42,02583</text:p>
          </table:table-cell>
          <table:table-cell office:value-type="float" office:value="175.69746000000001" table:style-name="ce19">
            <text:p>175,69746</text:p>
          </table:table-cell>
          <table:table-cell office:value-type="float" office:value="369.35228999999998" table:style-name="ce19">
            <text:p>369,35229</text:p>
          </table:table-cell>
          <table:table-cell office:value-type="float" office:value="472.83685000000003" table:style-name="ce19">
            <text:p>472,83685</text:p>
          </table:table-cell>
          <table:table-cell office:value-type="float" office:value="467.83496000000002" table:style-name="ce19">
            <text:p>467,83496</text:p>
          </table:table-cell>
          <table:table-cell office:value-type="float" office:value="411.27220999999997" table:style-name="ce19">
            <text:p>411,27221</text:p>
          </table:table-cell>
          <table:table-cell office:value-type="float" office:value="224.56641999999999" table:style-name="ce19">
            <text:p>224,56642</text:p>
          </table:table-cell>
          <table:table-cell office:value-type="float" office:value="65.898409999999998" table:style-name="ce19">
            <text:p>65,89841</text:p>
          </table:table-cell>
          <table:table-cell office:value-type="float" office:value="17.492789999999999" table:style-name="ce19">
            <text:p>17,49279</text:p>
          </table:table-cell>
          <table:table-cell office:value-type="float" office:value="32" table:style-name="ce20">
            <text:p>3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9: Ward 59</text:p>
          </table:table-cell>
          <table:table-cell office:value-type="float" office:value="985.86054000000001" table:style-name="ce19">
            <text:p>985,86054</text:p>
          </table:table-cell>
          <table:table-cell office:value-type="float" office:value="31.405919999999998" table:style-name="ce19">
            <text:p>31,40592</text:p>
          </table:table-cell>
          <table:table-cell office:value-type="float" office:value="47.708199999999998" table:style-name="ce19">
            <text:p>47,7082</text:p>
          </table:table-cell>
          <table:table-cell office:value-type="float" office:value="142.64256" table:style-name="ce19">
            <text:p>142,64256</text:p>
          </table:table-cell>
          <table:table-cell office:value-type="float" office:value="324.23887999999999" table:style-name="ce19">
            <text:p>324,23888</text:p>
          </table:table-cell>
          <table:table-cell office:value-type="float" office:value="461.00855999999999" table:style-name="ce19">
            <text:p>461,00856</text:p>
          </table:table-cell>
          <table:table-cell office:value-type="float" office:value="408.93004999999999" table:style-name="ce19">
            <text:p>408,93005</text:p>
          </table:table-cell>
          <table:table-cell office:value-type="float" office:value="433.47742" table:style-name="ce19">
            <text:p>433,47742</text:p>
          </table:table-cell>
          <table:table-cell office:value-type="float" office:value="158.34591" table:style-name="ce19">
            <text:p>158,34591</text:p>
          </table:table-cell>
          <table:table-cell office:value-type="float" office:value="33.049860000000002" table:style-name="ce19">
            <text:p>33,04986</text:p>
          </table:table-cell>
          <table:table-cell office:value-type="float" office:value="16.301459999999999" table:style-name="ce19">
            <text:p>16,30146</text:p>
          </table:table-cell>
          <table:table-cell office:value-type="float" office:value="29" table:style-name="ce20">
            <text:p>2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0: Ward 60</text:p>
          </table:table-cell>
          <table:table-cell office:value-type="float" office:value="860.60266999999999" table:style-name="ce19">
            <text:p>860,60267</text:p>
          </table:table-cell>
          <table:table-cell office:value-type="float" office:value="54.033859999999997" table:style-name="ce19">
            <text:p>54,03386</text:p>
          </table:table-cell>
          <table:table-cell office:value-type="float" office:value="39.518079999999998" table:style-name="ce19">
            <text:p>39,51808</text:p>
          </table:table-cell>
          <table:table-cell office:value-type="float" office:value="208.98911000000001" table:style-name="ce19">
            <text:p>208,98911</text:p>
          </table:table-cell>
          <table:table-cell office:value-type="float" office:value="230.15332000000001" table:style-name="ce19">
            <text:p>230,15332</text:p>
          </table:table-cell>
          <table:table-cell office:value-type="float" office:value="215.38059000000001" table:style-name="ce19">
            <text:p>215,38059</text:p>
          </table:table-cell>
          <table:table-cell office:value-type="float" office:value="218.91922" table:style-name="ce19">
            <text:p>218,91922</text:p>
          </table:table-cell>
          <table:table-cell office:value-type="float" office:value="196.22740999999999" table:style-name="ce19">
            <text:p>196,22741</text:p>
          </table:table-cell>
          <table:table-cell office:value-type="float" office:value="104.98523" table:style-name="ce19">
            <text:p>104,98523</text:p>
          </table:table-cell>
          <table:table-cell office:value-type="float" office:value="16.424330000000001" table:style-name="ce19">
            <text:p>16,42433</text:p>
          </table:table-cell>
          <table:table-cell office:value-type="float" office:value="4.6130500000000003" table:style-name="ce19">
            <text:p>4,61305</text:p>
          </table:table-cell>
          <table:table-cell office:value-type="float" office:value="23" table:style-name="ce20">
            <text:p>2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1: Ward 61</text:p>
          </table:table-cell>
          <table:table-cell office:value-type="float" office:value="888.24893999999995" table:style-name="ce19">
            <text:p>888,24894</text:p>
          </table:table-cell>
          <table:table-cell office:value-type="float" office:value="81.014930000000007" table:style-name="ce19">
            <text:p>81,01493</text:p>
          </table:table-cell>
          <table:table-cell office:value-type="float" office:value="75.086219999999997" table:style-name="ce19">
            <text:p>75,08622</text:p>
          </table:table-cell>
          <table:table-cell office:value-type="float" office:value="203.85167000000001" table:style-name="ce19">
            <text:p>203,85167</text:p>
          </table:table-cell>
          <table:table-cell office:value-type="float" office:value="279.92606000000001" table:style-name="ce19">
            <text:p>279,92606</text:p>
          </table:table-cell>
          <table:table-cell office:value-type="float" office:value="212.24517" table:style-name="ce19">
            <text:p>212,24517</text:p>
          </table:table-cell>
          <table:table-cell office:value-type="float" office:value="222.12380999999999" table:style-name="ce19">
            <text:p>222,12381</text:p>
          </table:table-cell>
          <table:table-cell office:value-type="float" office:value="136.67137" table:style-name="ce19">
            <text:p>136,67137</text:p>
          </table:table-cell>
          <table:table-cell office:value-type="float" office:value="43.727519999999998" table:style-name="ce19">
            <text:p>43,72752</text:p>
          </table:table-cell>
          <table:table-cell office:value-type="float" office:value="16.856819999999999" table:style-name="ce19">
            <text:p>16,85682</text:p>
          </table:table-cell>
          <table:table-cell office:value-type="float" office:value="17.39528" table:style-name="ce19">
            <text:p>17,39528</text:p>
          </table:table-cell>
          <table:table-cell office:value-type="float" office:value="25" table:style-name="ce20">
            <text:p>2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2: Ward 62</text:p>
          </table:table-cell>
          <table:table-cell office:value-type="float" office:value="995.48775999999998" table:style-name="ce19">
            <text:p>995,48776</text:p>
          </table:table-cell>
          <table:table-cell office:value-type="float" office:value="32.061419999999998" table:style-name="ce19">
            <text:p>32,06142</text:p>
          </table:table-cell>
          <table:table-cell office:value-type="float" office:value="38.931780000000003" table:style-name="ce19">
            <text:p>38,93178</text:p>
          </table:table-cell>
          <table:table-cell office:value-type="float" office:value="117.21594" table:style-name="ce19">
            <text:p>117,21594</text:p>
          </table:table-cell>
          <table:table-cell office:value-type="float" office:value="435.50540000000001" table:style-name="ce19">
            <text:p>435,5054</text:p>
          </table:table-cell>
          <table:table-cell office:value-type="float" office:value="411.51334000000003" table:style-name="ce19">
            <text:p>411,51334</text:p>
          </table:table-cell>
          <table:table-cell office:value-type="float" office:value="345.3107" table:style-name="ce19">
            <text:p>345,3107</text:p>
          </table:table-cell>
          <table:table-cell office:value-type="float" office:value="266.19542999999999" table:style-name="ce19">
            <text:p>266,19543</text:p>
          </table:table-cell>
          <table:table-cell office:value-type="float" office:value="75.534869999999998" table:style-name="ce19">
            <text:p>75,53487</text:p>
          </table:table-cell>
          <table:table-cell office:value-type="float" office:value="52.462919999999997" table:style-name="ce19">
            <text:p>52,46292</text:p>
          </table:table-cell>
          <table:table-cell office:value-type="float" office:value="11.29876" table:style-name="ce19">
            <text:p>11,29876</text:p>
          </table:table-cell>
          <table:table-cell office:value-type="float" office:value="23" table:style-name="ce20">
            <text:p>2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3: Ward 63</text:p>
          </table:table-cell>
          <table:table-cell office:value-type="float" office:value="978.37431000000004" table:style-name="ce19">
            <text:p>978,37431</text:p>
          </table:table-cell>
          <table:table-cell office:value-type="float" office:value="42.2851" table:style-name="ce19">
            <text:p>42,2851</text:p>
          </table:table-cell>
          <table:table-cell office:value-type="float" office:value="33.115169999999999" table:style-name="ce19">
            <text:p>33,11517</text:p>
          </table:table-cell>
          <table:table-cell office:value-type="float" office:value="131.86718999999999" table:style-name="ce19">
            <text:p>131,86719</text:p>
          </table:table-cell>
          <table:table-cell office:value-type="float" office:value="282.86385000000001" table:style-name="ce19">
            <text:p>282,86385</text:p>
          </table:table-cell>
          <table:table-cell office:value-type="float" office:value="254.31412" table:style-name="ce19">
            <text:p>254,31412</text:p>
          </table:table-cell>
          <table:table-cell office:value-type="float" office:value="213.71476000000001" table:style-name="ce19">
            <text:p>213,71476</text:p>
          </table:table-cell>
          <table:table-cell office:value-type="float" office:value="182.33427" table:style-name="ce19">
            <text:p>182,33427</text:p>
          </table:table-cell>
          <table:table-cell office:value-type="float" office:value="56.593730000000001" table:style-name="ce19">
            <text:p>56,59373</text:p>
          </table:table-cell>
          <table:table-cell office:value-type="float" office:value="2.2502800000000001" table:style-name="ce19">
            <text:p>2,25028</text:p>
          </table:table-cell>
          <table:table-cell office:value-type="float" office:value="2.12514" table:style-name="ce19">
            <text:p>2,12514</text:p>
          </table:table-cell>
          <table:table-cell office:value-type="float" office:value="5" table:style-name="ce20">
            <text:p>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4: Ward 64</text:p>
          </table:table-cell>
          <table:table-cell office:value-type="float" office:value="940.36706000000004" table:style-name="ce19">
            <text:p>940,36706</text:p>
          </table:table-cell>
          <table:table-cell office:value-type="float" office:value="37.581600000000002" table:style-name="ce19">
            <text:p>37,5816</text:p>
          </table:table-cell>
          <table:table-cell office:value-type="float" office:value="24.63852" table:style-name="ce19">
            <text:p>24,63852</text:p>
          </table:table-cell>
          <table:table-cell office:value-type="float" office:value="86.484759999999994" table:style-name="ce19">
            <text:p>86,48476</text:p>
          </table:table-cell>
          <table:table-cell office:value-type="float" office:value="237.09968000000001" table:style-name="ce19">
            <text:p>237,09968</text:p>
          </table:table-cell>
          <table:table-cell office:value-type="float" office:value="275.06864000000002" table:style-name="ce19">
            <text:p>275,06864</text:p>
          </table:table-cell>
          <table:table-cell office:value-type="float" office:value="469.84755000000001" table:style-name="ce19">
            <text:p>469,84755</text:p>
          </table:table-cell>
          <table:table-cell office:value-type="float" office:value="265.77350999999999" table:style-name="ce19">
            <text:p>265,77351</text:p>
          </table:table-cell>
          <table:table-cell office:value-type="float" office:value="102.44535999999999" table:style-name="ce19">
            <text:p>102,44536</text:p>
          </table:table-cell>
          <table:table-cell office:value-type="float" office:value="18.384499999999999" table:style-name="ce19">
            <text:p>18,3845</text:p>
          </table:table-cell>
          <table:table-cell office:value-type="float" office:value="17.798300000000001" table:style-name="ce19">
            <text:p>17,7983</text:p>
          </table:table-cell>
          <table:table-cell office:value-type="float" office:value="29" table:style-name="ce20">
            <text:p>2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5: Ward 65</text:p>
          </table:table-cell>
          <table:table-cell office:value-type="float" office:value="559.50746000000004" table:style-name="ce19">
            <text:p>559,50746</text:p>
          </table:table-cell>
          <table:table-cell office:value-type="float" office:value="25.595600000000001" table:style-name="ce19">
            <text:p>25,5956</text:p>
          </table:table-cell>
          <table:table-cell office:value-type="float" office:value="23.30322" table:style-name="ce19">
            <text:p>23,30322</text:p>
          </table:table-cell>
          <table:table-cell office:value-type="float" office:value="179.96387999999999" table:style-name="ce19">
            <text:p>179,96388</text:p>
          </table:table-cell>
          <table:table-cell office:value-type="float" office:value="133.79706999999999" table:style-name="ce19">
            <text:p>133,79707</text:p>
          </table:table-cell>
          <table:table-cell office:value-type="float" office:value="150.53089" table:style-name="ce19">
            <text:p>150,53089</text:p>
          </table:table-cell>
          <table:table-cell office:value-type="float" office:value="110.64648" table:style-name="ce19">
            <text:p>110,64648</text:p>
          </table:table-cell>
          <table:table-cell office:value-type="float" office:value="51.965479999999999" table:style-name="ce19">
            <text:p>51,96548</text:p>
          </table:table-cell>
          <table:table-cell office:value-type="float" office:value="13.94393" table:style-name="ce19">
            <text:p>13,94393</text:p>
          </table:table-cell>
          <table:table-cell office:value-type="float" office:value="3.55322" table:style-name="ce19">
            <text:p>3,55322</text:p>
          </table:table-cell>
          <table:table-cell office:value-type="float" office:value="2.3155899999999998" table:style-name="ce19">
            <text:p>2,31559</text:p>
          </table:table-cell>
          <table:table-cell office:value-type="float" office:value="2" table:style-name="ce20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6: Ward 66</text:p>
          </table:table-cell>
          <table:table-cell office:value-type="float" office:value="272.46879999999999" table:style-name="ce19">
            <text:p>272,4688</text:p>
          </table:table-cell>
          <table:table-cell office:value-type="float" office:value="46.048749999999998" table:style-name="ce19">
            <text:p>46,04875</text:p>
          </table:table-cell>
          <table:table-cell office:value-type="float" office:value="5.8352199999999996" table:style-name="ce19">
            <text:p>5,83522</text:p>
          </table:table-cell>
          <table:table-cell office:value-type="float" office:value="80.551069999999996" table:style-name="ce19">
            <text:p>80,55107</text:p>
          </table:table-cell>
          <table:table-cell office:value-type="float" office:value="61.3125" table:style-name="ce19">
            <text:p>61,3125</text:p>
          </table:table-cell>
          <table:table-cell office:value-type="float" office:value="48.166499999999999" table:style-name="ce19">
            <text:p>48,1665</text:p>
          </table:table-cell>
          <table:table-cell office:value-type="float" office:value="53.444629999999997" table:style-name="ce19">
            <text:p>53,44463</text:p>
          </table:table-cell>
          <table:table-cell office:value-type="float" office:value="33.70917" table:style-name="ce19">
            <text:p>33,70917</text:p>
          </table:table-cell>
          <table:table-cell office:value-type="float" office:value="3.54033" table:style-name="ce19">
            <text:p>3,54033</text:p>
          </table:table-cell>
          <table:table-cell office:value-type="float" office:value="1.1697500000000001" table:style-name="ce19">
            <text:p>1,16975</text:p>
          </table:table-cell>
          <table:table-cell office:value-type="float" office:value="1.12514" table:style-name="ce19">
            <text:p>1,12514</text:p>
          </table:table-cell>
          <table:table-cell office:value-type="float" office:value="5" table:style-name="ce20">
            <text:p>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7: Ward 67</text:p>
          </table:table-cell>
          <table:table-cell office:value-type="float" office:value="5819.0634" table:style-name="ce19">
            <text:p>5819,0634</text:p>
          </table:table-cell>
          <table:table-cell office:value-type="float" office:value="881.51175000000001" table:style-name="ce19">
            <text:p>881,51175</text:p>
          </table:table-cell>
          <table:table-cell office:value-type="float" office:value="550.80389000000002" table:style-name="ce19">
            <text:p>550,80389</text:p>
          </table:table-cell>
          <table:table-cell office:value-type="float" office:value="1532.8415" table:style-name="ce19">
            <text:p>1532,8415</text:p>
          </table:table-cell>
          <table:table-cell office:value-type="float" office:value="2140.2822999999999" table:style-name="ce19">
            <text:p>2140,2823</text:p>
          </table:table-cell>
          <table:table-cell office:value-type="float" office:value="668.18075999999996" table:style-name="ce19">
            <text:p>668,18076</text:p>
          </table:table-cell>
          <table:table-cell office:value-type="float" office:value="151.85719" table:style-name="ce19">
            <text:p>151,85719</text:p>
          </table:table-cell>
          <table:table-cell office:value-type="float" office:value="79.256320000000002" table:style-name="ce19">
            <text:p>79,25632</text:p>
          </table:table-cell>
          <table:table-cell office:value-type="float" office:value="50.220210000000002" table:style-name="ce19">
            <text:p>50,22021</text:p>
          </table:table-cell>
          <table:table-cell office:value-type="float" office:value="12.78964" table:style-name="ce19">
            <text:p>12,78964</text:p>
          </table:table-cell>
          <table:table-cell office:value-type="float" office:value="4.6233700000000004" table:style-name="ce19">
            <text:p>4,62337</text:p>
          </table:table-cell>
          <table:table-cell office:value-type="float" office:value="7" table:style-name="ce20">
            <text:p>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8: Ward 68</text:p>
          </table:table-cell>
          <table:table-cell office:value-type="float" office:value="407.56686000000002" table:style-name="ce19">
            <text:p>407,56686</text:p>
          </table:table-cell>
          <table:table-cell office:value-type="float" office:value="49.743450000000003" table:style-name="ce19">
            <text:p>49,74345</text:p>
          </table:table-cell>
          <table:table-cell office:value-type="float" office:value="23.568210000000001" table:style-name="ce19">
            <text:p>23,56821</text:p>
          </table:table-cell>
          <table:table-cell office:value-type="float" office:value="145.79373000000001" table:style-name="ce19">
            <text:p>145,79373</text:p>
          </table:table-cell>
          <table:table-cell office:value-type="float" office:value="108.0723" table:style-name="ce19">
            <text:p>108,0723</text:p>
          </table:table-cell>
          <table:table-cell office:value-type="float" office:value="106.26108000000001" table:style-name="ce19">
            <text:p>106,26108</text:p>
          </table:table-cell>
          <table:table-cell office:value-type="float" office:value="61.244039999999998" table:style-name="ce19">
            <text:p>61,24404</text:p>
          </table:table-cell>
          <table:table-cell office:value-type="float" office:value="26.86627" table:style-name="ce19">
            <text:p>26,86627</text:p>
          </table:table-cell>
          <table:table-cell office:value-type="float" office:value="4.66547" table:style-name="ce19">
            <text:p>4,66547</text:p>
          </table:table-cell>
          <table:table-cell office:value-type="float" office:value="1.12514" table:style-name="ce19">
            <text:p>1,12514</text:p>
          </table:table-cell>
          <table:table-cell office:value-type="float" office:value="2.3155899999999998" table:style-name="ce19">
            <text:p>2,31559</text:p>
          </table:table-cell>
          <table:table-cell office:value-type="float" office:value="4" table:style-name="ce20">
            <text:p>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9: Ward 69</text:p>
          </table:table-cell>
          <table:table-cell office:value-type="float" office:value="7487.9590699999999" table:style-name="ce19">
            <text:p>7487,95907</text:p>
          </table:table-cell>
          <table:table-cell office:value-type="float" office:value="1486.7002500000001" table:style-name="ce19">
            <text:p>1486,70025</text:p>
          </table:table-cell>
          <table:table-cell office:value-type="float" office:value="886.29804999999999" table:style-name="ce19">
            <text:p>886,29805</text:p>
          </table:table-cell>
          <table:table-cell office:value-type="float" office:value="2683.0651699999999" table:style-name="ce19">
            <text:p>2683,06517</text:p>
          </table:table-cell>
          <table:table-cell office:value-type="float" office:value="2979.4463999999998" table:style-name="ce19">
            <text:p>2979,4464</text:p>
          </table:table-cell>
          <table:table-cell office:value-type="float" office:value="795.79398000000003" table:style-name="ce19">
            <text:p>795,79398</text:p>
          </table:table-cell>
          <table:table-cell office:value-type="float" office:value="270.38884999999999" table:style-name="ce19">
            <text:p>270,38885</text:p>
          </table:table-cell>
          <table:table-cell office:value-type="float" office:value="106.94920999999999" table:style-name="ce19">
            <text:p>106,94921</text:p>
          </table:table-cell>
          <table:table-cell office:value-type="float" office:value="71.722120000000004" table:style-name="ce19">
            <text:p>71,72212</text:p>
          </table:table-cell>
          <table:table-cell office:value-type="float" office:value="16.102260000000001" table:style-name="ce19">
            <text:p>16,10226</text:p>
          </table:table-cell>
          <table:table-cell office:value-type="float" office:value="15.07142" table:style-name="ce19">
            <text:p>15,07142</text:p>
          </table:table-cell>
          <table:table-cell office:value-type="float" office:value="16" table:style-name="ce20">
            <text:p>1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0: Ward 70</text:p>
          </table:table-cell>
          <table:table-cell office:value-type="float" office:value="343.20976999999999" table:style-name="ce19">
            <text:p>343,20977</text:p>
          </table:table-cell>
          <table:table-cell office:value-type="float" office:value="10.294140000000001" table:style-name="ce19">
            <text:p>10,29414</text:p>
          </table:table-cell>
          <table:table-cell office:value-type="float" office:value="8.0049700000000001" table:style-name="ce19">
            <text:p>8,00497</text:p>
          </table:table-cell>
          <table:table-cell office:value-type="float" office:value="41.164949999999997" table:style-name="ce19">
            <text:p>41,16495</text:p>
          </table:table-cell>
          <table:table-cell office:value-type="float" office:value="135.05008000000001" table:style-name="ce19">
            <text:p>135,05008</text:p>
          </table:table-cell>
          <table:table-cell office:value-type="float" office:value="98.736059999999995" table:style-name="ce19">
            <text:p>98,73606</text:p>
          </table:table-cell>
          <table:table-cell office:value-type="float" office:value="117.69475" table:style-name="ce19">
            <text:p>117,69475</text:p>
          </table:table-cell>
          <table:table-cell office:value-type="float" office:value="169.50405000000001" table:style-name="ce19">
            <text:p>169,50405</text:p>
          </table:table-cell>
          <table:table-cell office:value-type="float" office:value="117.16783" table:style-name="ce19">
            <text:p>117,16783</text:p>
          </table:table-cell>
          <table:table-cell office:value-type="float" office:value="60.528840000000002" table:style-name="ce19">
            <text:p>60,52884</text:p>
          </table:table-cell>
          <table:table-cell office:value-type="float" office:value="11.97809" table:style-name="ce19">
            <text:p>11,97809</text:p>
          </table:table-cell>
          <table:table-cell office:value-type="float" office:value="18" table:style-name="ce20">
            <text:p>1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1: Ward 71</text:p>
          </table:table-cell>
          <table:table-cell office:value-type="float" office:value="1546.21975" table:style-name="ce19">
            <text:p>1546,21975</text:p>
          </table:table-cell>
          <table:table-cell office:value-type="float" office:value="56.45682" table:style-name="ce19">
            <text:p>56,45682</text:p>
          </table:table-cell>
          <table:table-cell office:value-type="float" office:value="77.420919999999995" table:style-name="ce19">
            <text:p>77,42092</text:p>
          </table:table-cell>
          <table:table-cell office:value-type="float" office:value="339.70708000000002" table:style-name="ce19">
            <text:p>339,70708</text:p>
          </table:table-cell>
          <table:table-cell office:value-type="float" office:value="619.04594999999995" table:style-name="ce19">
            <text:p>619,04595</text:p>
          </table:table-cell>
          <table:table-cell office:value-type="float" office:value="322.66210000000001" table:style-name="ce19">
            <text:p>322,6621</text:p>
          </table:table-cell>
          <table:table-cell office:value-type="float" office:value="284.36111" table:style-name="ce19">
            <text:p>284,36111</text:p>
          </table:table-cell>
          <table:table-cell office:value-type="float" office:value="182.06738000000001" table:style-name="ce19">
            <text:p>182,06738</text:p>
          </table:table-cell>
          <table:table-cell office:value-type="float" office:value="66.893150000000006" table:style-name="ce19">
            <text:p>66,89315</text:p>
          </table:table-cell>
          <table:table-cell office:value-type="float" office:value="25.30461" table:style-name="ce19">
            <text:p>25,30461</text:p>
          </table:table-cell>
          <table:table-cell office:value-type="float" office:value="14.93524" table:style-name="ce19">
            <text:p>14,93524</text:p>
          </table:table-cell>
          <table:table-cell office:value-type="float" office:value="22" table:style-name="ce20">
            <text:p>2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2: Ward 72</text:p>
          </table:table-cell>
          <table:table-cell office:value-type="float" office:value="1137.3514600000001" table:style-name="ce19">
            <text:p>1137,35146</text:p>
          </table:table-cell>
          <table:table-cell office:value-type="float" office:value="26.829910000000002" table:style-name="ce19">
            <text:p>26,82991</text:p>
          </table:table-cell>
          <table:table-cell office:value-type="float" office:value="35.500149999999998" table:style-name="ce19">
            <text:p>35,50015</text:p>
          </table:table-cell>
          <table:table-cell office:value-type="float" office:value="177.75326999999999" table:style-name="ce19">
            <text:p>177,75327</text:p>
          </table:table-cell>
          <table:table-cell office:value-type="float" office:value="278.99722000000003" table:style-name="ce19">
            <text:p>278,99722</text:p>
          </table:table-cell>
          <table:table-cell office:value-type="float" office:value="208.60978" table:style-name="ce19">
            <text:p>208,60978</text:p>
          </table:table-cell>
          <table:table-cell office:value-type="float" office:value="183.2884" table:style-name="ce19">
            <text:p>183,2884</text:p>
          </table:table-cell>
          <table:table-cell office:value-type="float" office:value="116.38251" table:style-name="ce19">
            <text:p>116,38251</text:p>
          </table:table-cell>
          <table:table-cell office:value-type="float" office:value="31.119070000000001" table:style-name="ce19">
            <text:p>31,11907</text:p>
          </table:table-cell>
          <table:table-cell office:value-type="float" office:value="6.9758199999999997" table:style-name="ce19">
            <text:p>6,97582</text:p>
          </table:table-cell>
          <table:table-cell office:value-type="float" office:value="1.1826399999999999" table:style-name="ce19">
            <text:p>1,18264</text:p>
          </table:table-cell>
          <table:table-cell office:value-type="float" office:value="1" table:style-name="ce20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3: Ward 73</text:p>
          </table:table-cell>
          <table:table-cell office:value-type="float" office:value="496.88790999999998" table:style-name="ce19">
            <text:p>496,88791</text:p>
          </table:table-cell>
          <table:table-cell office:value-type="float" office:value="8.1480800000000002" table:style-name="ce19">
            <text:p>8,14808</text:p>
          </table:table-cell>
          <table:table-cell office:value-type="float" office:value="11.50296" table:style-name="ce19">
            <text:p>11,50296</text:p>
          </table:table-cell>
          <table:table-cell office:value-type="float" office:value="69.703460000000007" table:style-name="ce19">
            <text:p>69,70346</text:p>
          </table:table-cell>
          <table:table-cell office:value-type="float" office:value="188.03895" table:style-name="ce19">
            <text:p>188,03895</text:p>
          </table:table-cell>
          <table:table-cell office:value-type="float" office:value="159.58534" table:style-name="ce19">
            <text:p>159,58534</text:p>
          </table:table-cell>
          <table:table-cell office:value-type="float" office:value="199.99313000000001" table:style-name="ce19">
            <text:p>199,99313</text:p>
          </table:table-cell>
          <table:table-cell office:value-type="float" office:value="158.45563000000001" table:style-name="ce19">
            <text:p>158,45563</text:p>
          </table:table-cell>
          <table:table-cell office:value-type="float" office:value="102.25909" table:style-name="ce19">
            <text:p>102,25909</text:p>
          </table:table-cell>
          <table:table-cell office:value-type="float" office:value="31.233910000000002" table:style-name="ce19">
            <text:p>31,23391</text:p>
          </table:table-cell>
          <table:table-cell office:value-type="float" office:value="12.729570000000001" table:style-name="ce19">
            <text:p>12,72957</text:p>
          </table:table-cell>
          <table:table-cell office:value-type="float" office:value="20" table:style-name="ce20">
            <text:p>2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4: Ward 74</text:p>
          </table:table-cell>
          <table:table-cell office:value-type="float" office:value="5914.7141000000001" table:style-name="ce19">
            <text:p>5914,7141</text:p>
          </table:table-cell>
          <table:table-cell office:value-type="float" office:value="848.75963999999999" table:style-name="ce19">
            <text:p>848,75964</text:p>
          </table:table-cell>
          <table:table-cell office:value-type="float" office:value="506.14026999999999" table:style-name="ce19">
            <text:p>506,14027</text:p>
          </table:table-cell>
          <table:table-cell office:value-type="float" office:value="1660.09861" table:style-name="ce19">
            <text:p>1660,09861</text:p>
          </table:table-cell>
          <table:table-cell office:value-type="float" office:value="2531.54135" table:style-name="ce19">
            <text:p>2531,54135</text:p>
          </table:table-cell>
          <table:table-cell office:value-type="float" office:value="792.54575999999997" table:style-name="ce19">
            <text:p>792,54576</text:p>
          </table:table-cell>
          <table:table-cell office:value-type="float" office:value="199.13258999999999" table:style-name="ce19">
            <text:p>199,13259</text:p>
          </table:table-cell>
          <table:table-cell office:value-type="float" office:value="116.54097" table:style-name="ce19">
            <text:p>116,54097</text:p>
          </table:table-cell>
          <table:table-cell office:value-type="float" office:value="106.06144" table:style-name="ce19">
            <text:p>106,06144</text:p>
          </table:table-cell>
          <table:table-cell office:value-type="float" office:value="37.966140000000003" table:style-name="ce19">
            <text:p>37,96614</text:p>
          </table:table-cell>
          <table:table-cell office:value-type="float" office:value="8.22377" table:style-name="ce19">
            <text:p>8,22377</text:p>
          </table:table-cell>
          <table:table-cell office:value-type="float" office:value="18" table:style-name="ce20">
            <text:p>1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5: Ward 75</text:p>
          </table:table-cell>
          <table:table-cell office:value-type="float" office:value="4962.3592200000003" table:style-name="ce19">
            <text:p>4962,35922</text:p>
          </table:table-cell>
          <table:table-cell office:value-type="float" office:value="2186.2164600000001" table:style-name="ce19">
            <text:p>2186,21646</text:p>
          </table:table-cell>
          <table:table-cell office:value-type="float" office:value="313.51083" table:style-name="ce19">
            <text:p>313,51083</text:p>
          </table:table-cell>
          <table:table-cell office:value-type="float" office:value="1056.65743" table:style-name="ce19">
            <text:p>1056,65743</text:p>
          </table:table-cell>
          <table:table-cell office:value-type="float" office:value="1382.3986" table:style-name="ce19">
            <text:p>1382,3986</text:p>
          </table:table-cell>
          <table:table-cell office:value-type="float" office:value="545.99969999999996" table:style-name="ce19">
            <text:p>545,9997</text:p>
          </table:table-cell>
          <table:table-cell office:value-type="float" office:value="285.95753999999999" table:style-name="ce19">
            <text:p>285,95754</text:p>
          </table:table-cell>
          <table:table-cell office:value-type="float" office:value="116.90563" table:style-name="ce19">
            <text:p>116,90563</text:p>
          </table:table-cell>
          <table:table-cell office:value-type="float" office:value="26.83803" table:style-name="ce19">
            <text:p>26,83803</text:p>
          </table:table-cell>
          <table:table-cell office:value-type="float" office:value="2.3077800000000002" table:style-name="ce19">
            <text:p>2,30778</text:p>
          </table:table-cell>
          <table:table-cell office:value-type="float" office:value="1.12514" table:style-name="ce19">
            <text:p>1,12514</text:p>
          </table:table-cell>
          <table:table-cell office:value-type="float" office:value="3" table:style-name="ce20">
            <text:p>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6: Ward 76</text:p>
          </table:table-cell>
          <table:table-cell office:value-type="float" office:value="3475.4618700000001" table:style-name="ce19">
            <text:p>3475,46187</text:p>
          </table:table-cell>
          <table:table-cell office:value-type="float" office:value="264.48459000000003" table:style-name="ce19">
            <text:p>264,48459</text:p>
          </table:table-cell>
          <table:table-cell office:value-type="float" office:value="109.24229" table:style-name="ce19">
            <text:p>109,24229</text:p>
          </table:table-cell>
          <table:table-cell office:value-type="float" office:value="412.65026999999998" table:style-name="ce19">
            <text:p>412,65027</text:p>
          </table:table-cell>
          <table:table-cell office:value-type="float" office:value="436.42272000000003" table:style-name="ce19">
            <text:p>436,42272</text:p>
          </table:table-cell>
          <table:table-cell office:value-type="float" office:value="590.37311999999997" table:style-name="ce19">
            <text:p>590,37312</text:p>
          </table:table-cell>
          <table:table-cell office:value-type="float" office:value="838.58568000000002" table:style-name="ce19">
            <text:p>838,58568</text:p>
          </table:table-cell>
          <table:table-cell office:value-type="float" office:value="794.71031000000005" table:style-name="ce19">
            <text:p>794,71031</text:p>
          </table:table-cell>
          <table:table-cell office:value-type="float" office:value="101.75573" table:style-name="ce19">
            <text:p>101,75573</text:p>
          </table:table-cell>
          <table:table-cell office:value-type="float" office:value="3.4853399999999999" table:style-name="ce19">
            <text:p>3,48534</text:p>
          </table:table-cell>
          <table:table-cell office:value-type="float" office:value="8.1061999999999994" table:style-name="ce19">
            <text:p>8,1062</text:p>
          </table:table-cell>
          <table:table-cell office:value-type="float" office:value="21" table:style-name="ce20">
            <text:p>2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7: Ward 77</text:p>
          </table:table-cell>
          <table:table-cell office:value-type="float" office:value="861.68656999999996" table:style-name="ce19">
            <text:p>861,68657</text:p>
          </table:table-cell>
          <table:table-cell office:value-type="float" office:value="60.220080000000003" table:style-name="ce19">
            <text:p>60,22008</text:p>
          </table:table-cell>
          <table:table-cell office:value-type="float" office:value="57.187989999999999" table:style-name="ce19">
            <text:p>57,18799</text:p>
          </table:table-cell>
          <table:table-cell office:value-type="float" office:value="150.05280999999999" table:style-name="ce19">
            <text:p>150,05281</text:p>
          </table:table-cell>
          <table:table-cell office:value-type="float" office:value="262.70661999999999" table:style-name="ce19">
            <text:p>262,70662</text:p>
          </table:table-cell>
          <table:table-cell office:value-type="float" office:value="417.65498000000002" table:style-name="ce19">
            <text:p>417,65498</text:p>
          </table:table-cell>
          <table:table-cell office:value-type="float" office:value="402.73698000000002" table:style-name="ce19">
            <text:p>402,73698</text:p>
          </table:table-cell>
          <table:table-cell office:value-type="float" office:value="284.04144000000002" table:style-name="ce19">
            <text:p>284,04144</text:p>
          </table:table-cell>
          <table:table-cell office:value-type="float" office:value="193.64462" table:style-name="ce19">
            <text:p>193,64462</text:p>
          </table:table-cell>
          <table:table-cell office:value-type="float" office:value="72.637839999999997" table:style-name="ce19">
            <text:p>72,63784</text:p>
          </table:table-cell>
          <table:table-cell office:value-type="float" office:value="13.60031" table:style-name="ce19">
            <text:p>13,60031</text:p>
          </table:table-cell>
          <table:table-cell office:value-type="float" office:value="32" table:style-name="ce20">
            <text:p>3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8: Ward 78</text:p>
          </table:table-cell>
          <table:table-cell office:value-type="float" office:value="762.56627000000003" table:style-name="ce19">
            <text:p>762,56627</text:p>
          </table:table-cell>
          <table:table-cell office:value-type="float" office:value="72.454620000000006" table:style-name="ce19">
            <text:p>72,45462</text:p>
          </table:table-cell>
          <table:table-cell office:value-type="float" office:value="44.093449999999997" table:style-name="ce19">
            <text:p>44,09345</text:p>
          </table:table-cell>
          <table:table-cell office:value-type="float" office:value="147.63311999999999" table:style-name="ce19">
            <text:p>147,63312</text:p>
          </table:table-cell>
          <table:table-cell office:value-type="float" office:value="186.78385" table:style-name="ce19">
            <text:p>186,78385</text:p>
          </table:table-cell>
          <table:table-cell office:value-type="float" office:value="150.07024999999999" table:style-name="ce19">
            <text:p>150,07025</text:p>
          </table:table-cell>
          <table:table-cell office:value-type="float" office:value="141.91916000000001" table:style-name="ce19">
            <text:p>141,91916</text:p>
          </table:table-cell>
          <table:table-cell office:value-type="float" office:value="71.340320000000006" table:style-name="ce19">
            <text:p>71,34032</text:p>
          </table:table-cell>
          <table:table-cell office:value-type="float" office:value="2.2580900000000002" table:style-name="ce19">
            <text:p>2,25809</text:p>
          </table:table-cell>
          <table:table-cell office:value-type="float" office:value="0" table:style-name="ce19">
            <text:p>0</text:p>
          </table:table-cell>
          <table:table-cell office:value-type="float" office:value="1.1826399999999999" table:style-name="ce19">
            <text:p>1,18264</text:p>
          </table:table-cell>
          <table:table-cell office:value-type="float" office:value="1" table:style-name="ce20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9: Ward 79</text:p>
          </table:table-cell>
          <table:table-cell office:value-type="float" office:value="604.10617000000002" table:style-name="ce19">
            <text:p>604,10617</text:p>
          </table:table-cell>
          <table:table-cell office:value-type="float" office:value="44.905560000000001" table:style-name="ce19">
            <text:p>44,90556</text:p>
          </table:table-cell>
          <table:table-cell office:value-type="float" office:value="32.566760000000002" table:style-name="ce19">
            <text:p>32,56676</text:p>
          </table:table-cell>
          <table:table-cell office:value-type="float" office:value="147.51179999999999" table:style-name="ce19">
            <text:p>147,5118</text:p>
          </table:table-cell>
          <table:table-cell office:value-type="float" office:value="132.14352" table:style-name="ce19">
            <text:p>132,14352</text:p>
          </table:table-cell>
          <table:table-cell office:value-type="float" office:value="93.506799999999998" table:style-name="ce19">
            <text:p>93,5068</text:p>
          </table:table-cell>
          <table:table-cell office:value-type="float" office:value="56.244309999999999" table:style-name="ce19">
            <text:p>56,24431</text:p>
          </table:table-cell>
          <table:table-cell office:value-type="float" office:value="18.193090000000002" table:style-name="ce19">
            <text:p>18,19309</text:p>
          </table:table-cell>
          <table:table-cell office:value-type="float" office:value="1.23763" table:style-name="ce19">
            <text:p>1,2376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0: Ward 80</text:p>
          </table:table-cell>
          <table:table-cell office:value-type="float" office:value="16534.770810000002" table:style-name="ce19">
            <text:p>16534,77081</text:p>
          </table:table-cell>
          <table:table-cell office:value-type="float" office:value="7087.2621900000004" table:style-name="ce19">
            <text:p>7087,26219</text:p>
          </table:table-cell>
          <table:table-cell office:value-type="float" office:value="1326.3798300000001" table:style-name="ce19">
            <text:p>1326,37983</text:p>
          </table:table-cell>
          <table:table-cell office:value-type="float" office:value="3658.67094" table:style-name="ce19">
            <text:p>3658,67094</text:p>
          </table:table-cell>
          <table:table-cell office:value-type="float" office:value="4278.4154399999998" table:style-name="ce19">
            <text:p>4278,41544</text:p>
          </table:table-cell>
          <table:table-cell office:value-type="float" office:value="1257.24938" table:style-name="ce19">
            <text:p>1257,24938</text:p>
          </table:table-cell>
          <table:table-cell office:value-type="float" office:value="306.95555999999999" table:style-name="ce19">
            <text:p>306,95556</text:p>
          </table:table-cell>
          <table:table-cell office:value-type="float" office:value="157.85991000000001" table:style-name="ce19">
            <text:p>157,85991</text:p>
          </table:table-cell>
          <table:table-cell office:value-type="float" office:value="36.25638" table:style-name="ce19">
            <text:p>36,25638</text:p>
          </table:table-cell>
          <table:table-cell office:value-type="float" office:value="3.4278400000000002" table:style-name="ce19">
            <text:p>3,42784</text:p>
          </table:table-cell>
          <table:table-cell office:value-type="float" office:value="7.2350300000000001" table:style-name="ce19">
            <text:p>7,23503</text:p>
          </table:table-cell>
          <table:table-cell office:value-type="float" office:value="16" table:style-name="ce20">
            <text:p>1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1: Ward 81</text:p>
          </table:table-cell>
          <table:table-cell office:value-type="float" office:value="301.82688999999999" table:style-name="ce19">
            <text:p>301,82689</text:p>
          </table:table-cell>
          <table:table-cell office:value-type="float" office:value="5.9109100000000003" table:style-name="ce19">
            <text:p>5,91091</text:p>
          </table:table-cell>
          <table:table-cell office:value-type="float" office:value="6.0102900000000004" table:style-name="ce19">
            <text:p>6,01029</text:p>
          </table:table-cell>
          <table:table-cell office:value-type="float" office:value="85.067610000000002" table:style-name="ce19">
            <text:p>85,06761</text:p>
          </table:table-cell>
          <table:table-cell office:value-type="float" office:value="56.304540000000003" table:style-name="ce19">
            <text:p>56,30454</text:p>
          </table:table-cell>
          <table:table-cell office:value-type="float" office:value="67.803210000000007" table:style-name="ce19">
            <text:p>67,80321</text:p>
          </table:table-cell>
          <table:table-cell office:value-type="float" office:value="42.998930000000001" table:style-name="ce19">
            <text:p>42,99893</text:p>
          </table:table-cell>
          <table:table-cell office:value-type="float" office:value="25.587730000000001" table:style-name="ce19">
            <text:p>25,58773</text:p>
          </table:table-cell>
          <table:table-cell office:value-type="float" office:value="2.3627699999999998" table:style-name="ce19">
            <text:p>2,36277</text:p>
          </table:table-cell>
          <table:table-cell office:value-type="float" office:value="1.1329499999999999" table:style-name="ce19">
            <text:p>1,1329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2: Ward 82</text:p>
          </table:table-cell>
          <table:table-cell office:value-type="float" office:value="525.61919" table:style-name="ce19">
            <text:p>525,61919</text:p>
          </table:table-cell>
          <table:table-cell office:value-type="float" office:value="111.56578" table:style-name="ce19">
            <text:p>111,56578</text:p>
          </table:table-cell>
          <table:table-cell office:value-type="float" office:value="41.980229999999999" table:style-name="ce19">
            <text:p>41,98023</text:p>
          </table:table-cell>
          <table:table-cell office:value-type="float" office:value="140.12289000000001" table:style-name="ce19">
            <text:p>140,12289</text:p>
          </table:table-cell>
          <table:table-cell office:value-type="float" office:value="157.54853" table:style-name="ce19">
            <text:p>157,54853</text:p>
          </table:table-cell>
          <table:table-cell office:value-type="float" office:value="86.494839999999996" table:style-name="ce19">
            <text:p>86,49484</text:p>
          </table:table-cell>
          <table:table-cell office:value-type="float" office:value="27.849029999999999" table:style-name="ce19">
            <text:p>27,84903</text:p>
          </table:table-cell>
          <table:table-cell office:value-type="float" office:value="8.17408" table:style-name="ce19">
            <text:p>8,1740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3: Ward 83</text:p>
          </table:table-cell>
          <table:table-cell office:value-type="float" office:value="5185.3549300000004" table:style-name="ce19">
            <text:p>5185,35493</text:p>
          </table:table-cell>
          <table:table-cell office:value-type="float" office:value="1755.3074899999999" table:style-name="ce19">
            <text:p>1755,30749</text:p>
          </table:table-cell>
          <table:table-cell office:value-type="float" office:value="536.48631" table:style-name="ce19">
            <text:p>536,48631</text:p>
          </table:table-cell>
          <table:table-cell office:value-type="float" office:value="1297.78916" table:style-name="ce19">
            <text:p>1297,78916</text:p>
          </table:table-cell>
          <table:table-cell office:value-type="float" office:value="1523.31943" table:style-name="ce19">
            <text:p>1523,31943</text:p>
          </table:table-cell>
          <table:table-cell office:value-type="float" office:value="411.82920000000001" table:style-name="ce19">
            <text:p>411,8292</text:p>
          </table:table-cell>
          <table:table-cell office:value-type="float" office:value="182.59960000000001" table:style-name="ce19">
            <text:p>182,5996</text:p>
          </table:table-cell>
          <table:table-cell office:value-type="float" office:value="83.482240000000004" table:style-name="ce19">
            <text:p>83,48224</text:p>
          </table:table-cell>
          <table:table-cell office:value-type="float" office:value="11.338290000000001" table:style-name="ce19">
            <text:p>11,33829</text:p>
          </table:table-cell>
          <table:table-cell office:value-type="float" office:value="9.2174800000000001" table:style-name="ce19">
            <text:p>9,21748</text:p>
          </table:table-cell>
          <table:table-cell office:value-type="float" office:value="8.1904199999999996" table:style-name="ce19">
            <text:p>8,19042</text:p>
          </table:table-cell>
          <table:table-cell office:value-type="float" office:value="8" table:style-name="ce20">
            <text:p>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4: Ward 84</text:p>
          </table:table-cell>
          <table:table-cell office:value-type="float" office:value="631.65034000000003" table:style-name="ce19">
            <text:p>631,65034</text:p>
          </table:table-cell>
          <table:table-cell office:value-type="float" office:value="138.09623999999999" table:style-name="ce19">
            <text:p>138,09624</text:p>
          </table:table-cell>
          <table:table-cell office:value-type="float" office:value="34.457270000000001" table:style-name="ce19">
            <text:p>34,45727</text:p>
          </table:table-cell>
          <table:table-cell office:value-type="float" office:value="153.99617000000001" table:style-name="ce19">
            <text:p>153,99617</text:p>
          </table:table-cell>
          <table:table-cell office:value-type="float" office:value="240.33881" table:style-name="ce19">
            <text:p>240,33881</text:p>
          </table:table-cell>
          <table:table-cell office:value-type="float" office:value="160.02381" table:style-name="ce19">
            <text:p>160,02381</text:p>
          </table:table-cell>
          <table:table-cell office:value-type="float" office:value="153.49952999999999" table:style-name="ce19">
            <text:p>153,49953</text:p>
          </table:table-cell>
          <table:table-cell office:value-type="float" office:value="106.92335" table:style-name="ce19">
            <text:p>106,92335</text:p>
          </table:table-cell>
          <table:table-cell office:value-type="float" office:value="50.966000000000001" table:style-name="ce19">
            <text:p>50,966</text:p>
          </table:table-cell>
          <table:table-cell office:value-type="float" office:value="13.90948" table:style-name="ce19">
            <text:p>13,90948</text:p>
          </table:table-cell>
          <table:table-cell office:value-type="float" office:value="3.4485399999999999" table:style-name="ce19">
            <text:p>3,44854</text:p>
          </table:table-cell>
          <table:table-cell office:value-type="float" office:value="6" table:style-name="ce20">
            <text:p>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5: Ward 85</text:p>
          </table:table-cell>
          <table:table-cell office:value-type="float" office:value="9551.2008999999998" table:style-name="ce19">
            <text:p>9551,2009</text:p>
          </table:table-cell>
          <table:table-cell office:value-type="float" office:value="3510.8526700000002" table:style-name="ce19">
            <text:p>3510,85267</text:p>
          </table:table-cell>
          <table:table-cell office:value-type="float" office:value="958.39143999999999" table:style-name="ce19">
            <text:p>958,39144</text:p>
          </table:table-cell>
          <table:table-cell office:value-type="float" office:value="2645.16471" table:style-name="ce19">
            <text:p>2645,16471</text:p>
          </table:table-cell>
          <table:table-cell office:value-type="float" office:value="2876.3905199999999" table:style-name="ce19">
            <text:p>2876,39052</text:p>
          </table:table-cell>
          <table:table-cell office:value-type="float" office:value="920.25139000000001" table:style-name="ce19">
            <text:p>920,25139</text:p>
          </table:table-cell>
          <table:table-cell office:value-type="float" office:value="389.70799" table:style-name="ce19">
            <text:p>389,70799</text:p>
          </table:table-cell>
          <table:table-cell office:value-type="float" office:value="178.36741000000001" table:style-name="ce19">
            <text:p>178,36741</text:p>
          </table:table-cell>
          <table:table-cell office:value-type="float" office:value="48.28443" table:style-name="ce19">
            <text:p>48,28443</text:p>
          </table:table-cell>
          <table:table-cell office:value-type="float" office:value="5.7595299999999998" table:style-name="ce19">
            <text:p>5,75953</text:p>
          </table:table-cell>
          <table:table-cell office:value-type="float" office:value="9.4485100000000006" table:style-name="ce19">
            <text:p>9,44851</text:p>
          </table:table-cell>
          <table:table-cell office:value-type="float" office:value="24" table:style-name="ce20">
            <text:p>2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6: Ward 86</text:p>
          </table:table-cell>
          <table:table-cell office:value-type="float" office:value="11126.481159999999" table:style-name="ce19">
            <text:p>11126,48116</text:p>
          </table:table-cell>
          <table:table-cell office:value-type="float" office:value="3896.6999599999999" table:style-name="ce19">
            <text:p>3896,69996</text:p>
          </table:table-cell>
          <table:table-cell office:value-type="float" office:value="881.87683000000004" table:style-name="ce19">
            <text:p>881,87683</text:p>
          </table:table-cell>
          <table:table-cell office:value-type="float" office:value="3390.1424499999998" table:style-name="ce19">
            <text:p>3390,14245</text:p>
          </table:table-cell>
          <table:table-cell office:value-type="float" office:value="2984.7140100000001" table:style-name="ce19">
            <text:p>2984,71401</text:p>
          </table:table-cell>
          <table:table-cell office:value-type="float" office:value="969.20330000000001" table:style-name="ce19">
            <text:p>969,2033</text:p>
          </table:table-cell>
          <table:table-cell office:value-type="float" office:value="322.09052000000003" table:style-name="ce19">
            <text:p>322,09052</text:p>
          </table:table-cell>
          <table:table-cell office:value-type="float" office:value="109.71278" table:style-name="ce19">
            <text:p>109,71278</text:p>
          </table:table-cell>
          <table:table-cell office:value-type="float" office:value="21.739920000000001" table:style-name="ce19">
            <text:p>21,73992</text:p>
          </table:table-cell>
          <table:table-cell office:value-type="float" office:value="0" table:style-name="ce19">
            <text:p>0</text:p>
          </table:table-cell>
          <table:table-cell office:value-type="float" office:value="3.54541" table:style-name="ce19">
            <text:p>3,54541</text:p>
          </table:table-cell>
          <table:table-cell office:value-type="float" office:value="7" table:style-name="ce20">
            <text:p>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7: Ward 87</text:p>
          </table:table-cell>
          <table:table-cell office:value-type="float" office:value="12997.64983" table:style-name="ce19">
            <text:p>12997,64983</text:p>
          </table:table-cell>
          <table:table-cell office:value-type="float" office:value="6079.8706000000002" table:style-name="ce19">
            <text:p>6079,8706</text:p>
          </table:table-cell>
          <table:table-cell office:value-type="float" office:value="1061.17154" table:style-name="ce19">
            <text:p>1061,17154</text:p>
          </table:table-cell>
          <table:table-cell office:value-type="float" office:value="3140.70073" table:style-name="ce19">
            <text:p>3140,70073</text:p>
          </table:table-cell>
          <table:table-cell office:value-type="float" office:value="2887.6598399999998" table:style-name="ce19">
            <text:p>2887,65984</text:p>
          </table:table-cell>
          <table:table-cell office:value-type="float" office:value="842.68629999999996" table:style-name="ce19">
            <text:p>842,6863</text:p>
          </table:table-cell>
          <table:table-cell office:value-type="float" office:value="367.10572999999999" table:style-name="ce19">
            <text:p>367,10573</text:p>
          </table:table-cell>
          <table:table-cell office:value-type="float" office:value="56.105179999999997" table:style-name="ce19">
            <text:p>56,10518</text:p>
          </table:table-cell>
          <table:table-cell office:value-type="float" office:value="91.998530000000002" table:style-name="ce19">
            <text:p>91,99853</text:p>
          </table:table-cell>
          <table:table-cell office:value-type="float" office:value="1.23763" table:style-name="ce19">
            <text:p>1,23763</text:p>
          </table:table-cell>
          <table:table-cell office:value-type="float" office:value="4.66547" table:style-name="ce19">
            <text:p>4,66547</text:p>
          </table:table-cell>
          <table:table-cell office:value-type="float" office:value="10" table:style-name="ce20">
            <text:p>1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8: Ward 88</text:p>
          </table:table-cell>
          <table:table-cell office:value-type="float" office:value="9433.5704100000003" table:style-name="ce19">
            <text:p>9433,57041</text:p>
          </table:table-cell>
          <table:table-cell office:value-type="float" office:value="3399.64563" table:style-name="ce19">
            <text:p>3399,64563</text:p>
          </table:table-cell>
          <table:table-cell office:value-type="float" office:value="688.77518999999995" table:style-name="ce19">
            <text:p>688,77519</text:p>
          </table:table-cell>
          <table:table-cell office:value-type="float" office:value="1893.39364" table:style-name="ce19">
            <text:p>1893,39364</text:p>
          </table:table-cell>
          <table:table-cell office:value-type="float" office:value="2261.52565" table:style-name="ce19">
            <text:p>2261,52565</text:p>
          </table:table-cell>
          <table:table-cell office:value-type="float" office:value="843.42262000000005" table:style-name="ce19">
            <text:p>843,42262</text:p>
          </table:table-cell>
          <table:table-cell office:value-type="float" office:value="362.62194" table:style-name="ce19">
            <text:p>362,62194</text:p>
          </table:table-cell>
          <table:table-cell office:value-type="float" office:value="189.54588000000001" table:style-name="ce19">
            <text:p>189,54588</text:p>
          </table:table-cell>
          <table:table-cell office:value-type="float" office:value="44.552689999999998" table:style-name="ce19">
            <text:p>44,55269</text:p>
          </table:table-cell>
          <table:table-cell office:value-type="float" office:value="2.4073799999999999" table:style-name="ce19">
            <text:p>2,40738</text:p>
          </table:table-cell>
          <table:table-cell office:value-type="float" office:value="3.4073799999999999" table:style-name="ce19">
            <text:p>3,40738</text:p>
          </table:table-cell>
          <table:table-cell office:value-type="float" office:value="7" table:style-name="ce20">
            <text:p>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9: Ward 89</text:p>
          </table:table-cell>
          <table:table-cell office:value-type="float" office:value="11740.16779" table:style-name="ce19">
            <text:p>11740,16779</text:p>
          </table:table-cell>
          <table:table-cell office:value-type="float" office:value="5038.93696" table:style-name="ce19">
            <text:p>5038,93696</text:p>
          </table:table-cell>
          <table:table-cell office:value-type="float" office:value="1024.6811499999999" table:style-name="ce19">
            <text:p>1024,68115</text:p>
          </table:table-cell>
          <table:table-cell office:value-type="float" office:value="2841.0743600000001" table:style-name="ce19">
            <text:p>2841,07436</text:p>
          </table:table-cell>
          <table:table-cell office:value-type="float" office:value="3179.2869300000002" table:style-name="ce19">
            <text:p>3179,28693</text:p>
          </table:table-cell>
          <table:table-cell office:value-type="float" office:value="752.26872000000003" table:style-name="ce19">
            <text:p>752,26872</text:p>
          </table:table-cell>
          <table:table-cell office:value-type="float" office:value="109.22152" table:style-name="ce19">
            <text:p>109,22152</text:p>
          </table:table-cell>
          <table:table-cell office:value-type="float" office:value="45.453429999999997" table:style-name="ce19">
            <text:p>45,45343</text:p>
          </table:table-cell>
          <table:table-cell office:value-type="float" office:value="24.551870000000001" table:style-name="ce19">
            <text:p>24,55187</text:p>
          </table:table-cell>
          <table:table-cell office:value-type="float" office:value="2.47526" table:style-name="ce19">
            <text:p>2,47526</text:p>
          </table:table-cell>
          <table:table-cell office:value-type="float" office:value="2.2580900000000002" table:style-name="ce19">
            <text:p>2,25809</text:p>
          </table:table-cell>
          <table:table-cell office:value-type="float" office:value="7" table:style-name="ce20">
            <text:p>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0: Ward 90</text:p>
          </table:table-cell>
          <table:table-cell office:value-type="float" office:value="13020.36918" table:style-name="ce19">
            <text:p>13020,36918</text:p>
          </table:table-cell>
          <table:table-cell office:value-type="float" office:value="5909.8235699999996" table:style-name="ce19">
            <text:p>5909,82357</text:p>
          </table:table-cell>
          <table:table-cell office:value-type="float" office:value="896.97203999999999" table:style-name="ce19">
            <text:p>896,97204</text:p>
          </table:table-cell>
          <table:table-cell office:value-type="float" office:value="3330.1112499999999" table:style-name="ce19">
            <text:p>3330,11125</text:p>
          </table:table-cell>
          <table:table-cell office:value-type="float" office:value="2867.2458099999999" table:style-name="ce19">
            <text:p>2867,24581</text:p>
          </table:table-cell>
          <table:table-cell office:value-type="float" office:value="941.16471999999999" table:style-name="ce19">
            <text:p>941,16472</text:p>
          </table:table-cell>
          <table:table-cell office:value-type="float" office:value="240.14312000000001" table:style-name="ce19">
            <text:p>240,14312</text:p>
          </table:table-cell>
          <table:table-cell office:value-type="float" office:value="67.093149999999994" table:style-name="ce19">
            <text:p>67,09315</text:p>
          </table:table-cell>
          <table:table-cell office:value-type="float" office:value="30.061810000000001" table:style-name="ce19">
            <text:p>30,06181</text:p>
          </table:table-cell>
          <table:table-cell office:value-type="float" office:value="4.8147599999999997" table:style-name="ce19">
            <text:p>4,81476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1: Ward 91</text:p>
          </table:table-cell>
          <table:table-cell office:value-type="float" office:value="13715.15583" table:style-name="ce19">
            <text:p>13715,15583</text:p>
          </table:table-cell>
          <table:table-cell office:value-type="float" office:value="6254.02855" table:style-name="ce19">
            <text:p>6254,02855</text:p>
          </table:table-cell>
          <table:table-cell office:value-type="float" office:value="1023.59695" table:style-name="ce19">
            <text:p>1023,59695</text:p>
          </table:table-cell>
          <table:table-cell office:value-type="float" office:value="3595.84753" table:style-name="ce19">
            <text:p>3595,84753</text:p>
          </table:table-cell>
          <table:table-cell office:value-type="float" office:value="3179.5938200000001" table:style-name="ce19">
            <text:p>3179,59382</text:p>
          </table:table-cell>
          <table:table-cell office:value-type="float" office:value="1004.7438100000001" table:style-name="ce19">
            <text:p>1004,74381</text:p>
          </table:table-cell>
          <table:table-cell office:value-type="float" office:value="274.16766999999999" table:style-name="ce19">
            <text:p>274,16767</text:p>
          </table:table-cell>
          <table:table-cell office:value-type="float" office:value="67.624619999999993" table:style-name="ce19">
            <text:p>67,62462</text:p>
          </table:table-cell>
          <table:table-cell office:value-type="float" office:value="25.873480000000001" table:style-name="ce19">
            <text:p>25,87348</text:p>
          </table:table-cell>
          <table:table-cell office:value-type="float" office:value="0" table:style-name="ce19">
            <text:p>0</text:p>
          </table:table-cell>
          <table:table-cell office:value-type="float" office:value="3.4879099999999998" table:style-name="ce19">
            <text:p>3,48791</text:p>
          </table:table-cell>
          <table:table-cell office:value-type="float" office:value="7" table:style-name="ce20">
            <text:p>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2: Ward 92</text:p>
          </table:table-cell>
          <table:table-cell office:value-type="float" office:value="14757.436250000001" table:style-name="ce19">
            <text:p>14757,43625</text:p>
          </table:table-cell>
          <table:table-cell office:value-type="float" office:value="3211.4005900000002" table:style-name="ce19">
            <text:p>3211,40059</text:p>
          </table:table-cell>
          <table:table-cell office:value-type="float" office:value="746.27038000000005" table:style-name="ce19">
            <text:p>746,27038</text:p>
          </table:table-cell>
          <table:table-cell office:value-type="float" office:value="2659.7730000000001" table:style-name="ce19">
            <text:p>2659,773</text:p>
          </table:table-cell>
          <table:table-cell office:value-type="float" office:value="2871.3285900000001" table:style-name="ce19">
            <text:p>2871,32859</text:p>
          </table:table-cell>
          <table:table-cell office:value-type="float" office:value="2066.6626000000001" table:style-name="ce19">
            <text:p>2066,6626</text:p>
          </table:table-cell>
          <table:table-cell office:value-type="float" office:value="1947.1484399999999" table:style-name="ce19">
            <text:p>1947,14844</text:p>
          </table:table-cell>
          <table:table-cell office:value-type="float" office:value="744.63724999999999" table:style-name="ce19">
            <text:p>744,63725</text:p>
          </table:table-cell>
          <table:table-cell office:value-type="float" office:value="133.2543" table:style-name="ce19">
            <text:p>133,2543</text:p>
          </table:table-cell>
          <table:table-cell office:value-type="float" office:value="8.1558899999999994" table:style-name="ce19">
            <text:p>8,15589</text:p>
          </table:table-cell>
          <table:table-cell office:value-type="float" office:value="16.31184" table:style-name="ce19">
            <text:p>16,31184</text:p>
          </table:table-cell>
          <table:table-cell office:value-type="float" office:value="19" table:style-name="ce20">
            <text:p>1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3: Ward 93</text:p>
          </table:table-cell>
          <table:table-cell office:value-type="float" office:value="13865.56025" table:style-name="ce19">
            <text:p>13865,56025</text:p>
          </table:table-cell>
          <table:table-cell office:value-type="float" office:value="4893.4926100000002" table:style-name="ce19">
            <text:p>4893,49261</text:p>
          </table:table-cell>
          <table:table-cell office:value-type="float" office:value="1218.82573" table:style-name="ce19">
            <text:p>1218,82573</text:p>
          </table:table-cell>
          <table:table-cell office:value-type="float" office:value="3105.8516100000002" table:style-name="ce19">
            <text:p>3105,85161</text:p>
          </table:table-cell>
          <table:table-cell office:value-type="float" office:value="3365.9168800000002" table:style-name="ce19">
            <text:p>3365,91688</text:p>
          </table:table-cell>
          <table:table-cell office:value-type="float" office:value="1093.73614" table:style-name="ce19">
            <text:p>1093,73614</text:p>
          </table:table-cell>
          <table:table-cell office:value-type="float" office:value="299.92721999999998" table:style-name="ce19">
            <text:p>299,92722</text:p>
          </table:table-cell>
          <table:table-cell office:value-type="float" office:value="163.35560000000001" table:style-name="ce19">
            <text:p>163,3556</text:p>
          </table:table-cell>
          <table:table-cell office:value-type="float" office:value="33.793370000000003" table:style-name="ce19">
            <text:p>33,79337</text:p>
          </table:table-cell>
          <table:table-cell office:value-type="float" office:value="8.1351899999999997" table:style-name="ce19">
            <text:p>8,13519</text:p>
          </table:table-cell>
          <table:table-cell office:value-type="float" office:value="5.7724200000000003" table:style-name="ce19">
            <text:p>5,77242</text:p>
          </table:table-cell>
          <table:table-cell office:value-type="float" office:value="13" table:style-name="ce20">
            <text:p>1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4: Ward 94</text:p>
          </table:table-cell>
          <table:table-cell office:value-type="float" office:value="10447.852129999999" table:style-name="ce19">
            <text:p>10447,85213</text:p>
          </table:table-cell>
          <table:table-cell office:value-type="float" office:value="2377.9631899999999" table:style-name="ce19">
            <text:p>2377,96319</text:p>
          </table:table-cell>
          <table:table-cell office:value-type="float" office:value="587.68919000000005" table:style-name="ce19">
            <text:p>587,68919</text:p>
          </table:table-cell>
          <table:table-cell office:value-type="float" office:value="2573.3512300000002" table:style-name="ce19">
            <text:p>2573,35123</text:p>
          </table:table-cell>
          <table:table-cell office:value-type="float" office:value="2244.2879800000001" table:style-name="ce19">
            <text:p>2244,28798</text:p>
          </table:table-cell>
          <table:table-cell office:value-type="float" office:value="1588.6563699999999" table:style-name="ce19">
            <text:p>1588,65637</text:p>
          </table:table-cell>
          <table:table-cell office:value-type="float" office:value="1129.0474400000001" table:style-name="ce19">
            <text:p>1129,04744</text:p>
          </table:table-cell>
          <table:table-cell office:value-type="float" office:value="405.14877000000001" table:style-name="ce19">
            <text:p>405,14877</text:p>
          </table:table-cell>
          <table:table-cell office:value-type="float" office:value="63.717129999999997" table:style-name="ce19">
            <text:p>63,71713</text:p>
          </table:table-cell>
          <table:table-cell office:value-type="float" office:value="3.3754200000000001" table:style-name="ce19">
            <text:p>3,37542</text:p>
          </table:table-cell>
          <table:table-cell office:value-type="float" office:value="7.0925799999999999" table:style-name="ce19">
            <text:p>7,09258</text:p>
          </table:table-cell>
          <table:table-cell office:value-type="float" office:value="12" table:style-name="ce20">
            <text:p>1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5: Ward 95</text:p>
          </table:table-cell>
          <table:table-cell office:value-type="float" office:value="23560.98072" table:style-name="ce19">
            <text:p>23560,98072</text:p>
          </table:table-cell>
          <table:table-cell office:value-type="float" office:value="10119.39459" table:style-name="ce19">
            <text:p>10119,39459</text:p>
          </table:table-cell>
          <table:table-cell office:value-type="float" office:value="2294.8236000000002" table:style-name="ce19">
            <text:p>2294,8236</text:p>
          </table:table-cell>
          <table:table-cell office:value-type="float" office:value="5648.8979900000004" table:style-name="ce19">
            <text:p>5648,89799</text:p>
          </table:table-cell>
          <table:table-cell office:value-type="float" office:value="6318.9615999999996" table:style-name="ce19">
            <text:p>6318,9616</text:p>
          </table:table-cell>
          <table:table-cell office:value-type="float" office:value="2053.6122500000001" table:style-name="ce19">
            <text:p>2053,61225</text:p>
          </table:table-cell>
          <table:table-cell office:value-type="float" office:value="632.94917999999996" table:style-name="ce19">
            <text:p>632,94918</text:p>
          </table:table-cell>
          <table:table-cell office:value-type="float" office:value="198.25914" table:style-name="ce19">
            <text:p>198,25914</text:p>
          </table:table-cell>
          <table:table-cell office:value-type="float" office:value="71.248170000000002" table:style-name="ce19">
            <text:p>71,24817</text:p>
          </table:table-cell>
          <table:table-cell office:value-type="float" office:value="3.4775299999999998" table:style-name="ce19">
            <text:p>3,47753</text:p>
          </table:table-cell>
          <table:table-cell office:value-type="float" office:value="11.73559" table:style-name="ce19">
            <text:p>11,73559</text:p>
          </table:table-cell>
          <table:table-cell office:value-type="float" office:value="24" table:style-name="ce20">
            <text:p>2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6: Ward 96</text:p>
          </table:table-cell>
          <table:table-cell office:value-type="float" office:value="12483.762790000001" table:style-name="ce19">
            <text:p>12483,76279</text:p>
          </table:table-cell>
          <table:table-cell office:value-type="float" office:value="4037.3928299999998" table:style-name="ce19">
            <text:p>4037,39283</text:p>
          </table:table-cell>
          <table:table-cell office:value-type="float" office:value="859.02784999999994" table:style-name="ce19">
            <text:p>859,02785</text:p>
          </table:table-cell>
          <table:table-cell office:value-type="float" office:value="2205.1663600000002" table:style-name="ce19">
            <text:p>2205,16636</text:p>
          </table:table-cell>
          <table:table-cell office:value-type="float" office:value="2389.7671599999999" table:style-name="ce19">
            <text:p>2389,76716</text:p>
          </table:table-cell>
          <table:table-cell office:value-type="float" office:value="997.78886" table:style-name="ce19">
            <text:p>997,78886</text:p>
          </table:table-cell>
          <table:table-cell office:value-type="float" office:value="334.88767000000001" table:style-name="ce19">
            <text:p>334,88767</text:p>
          </table:table-cell>
          <table:table-cell office:value-type="float" office:value="105.46510000000001" table:style-name="ce19">
            <text:p>105,4651</text:p>
          </table:table-cell>
          <table:table-cell office:value-type="float" office:value="21.18159" table:style-name="ce19">
            <text:p>21,18159</text:p>
          </table:table-cell>
          <table:table-cell office:value-type="float" office:value="2.2580900000000002" table:style-name="ce19">
            <text:p>2,25809</text:p>
          </table:table-cell>
          <table:table-cell office:value-type="float" office:value="4.7100799999999996" table:style-name="ce19">
            <text:p>4,71008</text:p>
          </table:table-cell>
          <table:table-cell office:value-type="float" office:value="6" table:style-name="ce20">
            <text:p>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7: Ward 97</text:p>
          </table:table-cell>
          <table:table-cell office:value-type="float" office:value="13189.020140000001" table:style-name="ce19">
            <text:p>13189,02014</text:p>
          </table:table-cell>
          <table:table-cell office:value-type="float" office:value="3731.8383699999999" table:style-name="ce19">
            <text:p>3731,83837</text:p>
          </table:table-cell>
          <table:table-cell office:value-type="float" office:value="818.26000999999997" table:style-name="ce19">
            <text:p>818,26001</text:p>
          </table:table-cell>
          <table:table-cell office:value-type="float" office:value="2739.2113199999999" table:style-name="ce19">
            <text:p>2739,21132</text:p>
          </table:table-cell>
          <table:table-cell office:value-type="float" office:value="2666.2800099999999" table:style-name="ce19">
            <text:p>2666,28001</text:p>
          </table:table-cell>
          <table:table-cell office:value-type="float" office:value="1150.04124" table:style-name="ce19">
            <text:p>1150,04124</text:p>
          </table:table-cell>
          <table:table-cell office:value-type="float" office:value="572.27737999999999" table:style-name="ce19">
            <text:p>572,27738</text:p>
          </table:table-cell>
          <table:table-cell office:value-type="float" office:value="158.88075000000001" table:style-name="ce19">
            <text:p>158,88075</text:p>
          </table:table-cell>
          <table:table-cell office:value-type="float" office:value="42.616979999999998" table:style-name="ce19">
            <text:p>42,61698</text:p>
          </table:table-cell>
          <table:table-cell office:value-type="float" office:value="1.1697500000000001" table:style-name="ce19">
            <text:p>1,16975</text:p>
          </table:table-cell>
          <table:table-cell office:value-type="float" office:value="7.1225399999999999" table:style-name="ce19">
            <text:p>7,12254</text:p>
          </table:table-cell>
          <table:table-cell office:value-type="float" office:value="8" table:style-name="ce20">
            <text:p>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8: Ward 98</text:p>
          </table:table-cell>
          <table:table-cell office:value-type="float" office:value="12138.8547" table:style-name="ce19">
            <text:p>12138,8547</text:p>
          </table:table-cell>
          <table:table-cell office:value-type="float" office:value="5536.2529500000001" table:style-name="ce19">
            <text:p>5536,25295</text:p>
          </table:table-cell>
          <table:table-cell office:value-type="float" office:value="950.64324999999997" table:style-name="ce19">
            <text:p>950,64325</text:p>
          </table:table-cell>
          <table:table-cell office:value-type="float" office:value="2948.9472599999999" table:style-name="ce19">
            <text:p>2948,94726</text:p>
          </table:table-cell>
          <table:table-cell office:value-type="float" office:value="3049.7313100000001" table:style-name="ce19">
            <text:p>3049,73131</text:p>
          </table:table-cell>
          <table:table-cell office:value-type="float" office:value="1189.519" table:style-name="ce19">
            <text:p>1189,519</text:p>
          </table:table-cell>
          <table:table-cell office:value-type="float" office:value="369.21248000000003" table:style-name="ce19">
            <text:p>369,21248</text:p>
          </table:table-cell>
          <table:table-cell office:value-type="float" office:value="146.08609000000001" table:style-name="ce19">
            <text:p>146,08609</text:p>
          </table:table-cell>
          <table:table-cell office:value-type="float" office:value="50.61074" table:style-name="ce19">
            <text:p>50,61074</text:p>
          </table:table-cell>
          <table:table-cell office:value-type="float" office:value="1.1697500000000001" table:style-name="ce19">
            <text:p>1,16975</text:p>
          </table:table-cell>
          <table:table-cell office:value-type="float" office:value="4.6705500000000004" table:style-name="ce19">
            <text:p>4,67055</text:p>
          </table:table-cell>
          <table:table-cell office:value-type="float" office:value="8" table:style-name="ce20">
            <text:p>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9: Ward 99</text:p>
          </table:table-cell>
          <table:table-cell office:value-type="float" office:value="6194.9849800000002" table:style-name="ce19">
            <text:p>6194,98498</text:p>
          </table:table-cell>
          <table:table-cell office:value-type="float" office:value="2846.3016499999999" table:style-name="ce19">
            <text:p>2846,30165</text:p>
          </table:table-cell>
          <table:table-cell office:value-type="float" office:value="579.76854000000003" table:style-name="ce19">
            <text:p>579,76854</text:p>
          </table:table-cell>
          <table:table-cell office:value-type="float" office:value="1455.86366" table:style-name="ce19">
            <text:p>1455,86366</text:p>
          </table:table-cell>
          <table:table-cell office:value-type="float" office:value="1844.6352400000001" table:style-name="ce19">
            <text:p>1844,63524</text:p>
          </table:table-cell>
          <table:table-cell office:value-type="float" office:value="548.26890000000003" table:style-name="ce19">
            <text:p>548,2689</text:p>
          </table:table-cell>
          <table:table-cell office:value-type="float" office:value="161.13163" table:style-name="ce19">
            <text:p>161,13163</text:p>
          </table:table-cell>
          <table:table-cell office:value-type="float" office:value="62.69117" table:style-name="ce19">
            <text:p>62,69117</text:p>
          </table:table-cell>
          <table:table-cell office:value-type="float" office:value="22.419799999999999" table:style-name="ce19">
            <text:p>22,4198</text:p>
          </table:table-cell>
          <table:table-cell office:value-type="float" office:value="5.7278099999999998" table:style-name="ce19">
            <text:p>5,72781</text:p>
          </table:table-cell>
          <table:table-cell office:value-type="float" office:value="6.9775799999999997" table:style-name="ce19">
            <text:p>6,97758</text:p>
          </table:table-cell>
          <table:table-cell office:value-type="float" office:value="8" table:style-name="ce20">
            <text:p>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100: Ward 100</text:p>
          </table:table-cell>
          <table:table-cell office:value-type="float" office:value="2137.0008800000001" table:style-name="ce19">
            <text:p>2137,00088</text:p>
          </table:table-cell>
          <table:table-cell office:value-type="float" office:value="532.03849000000002" table:style-name="ce19">
            <text:p>532,03849</text:p>
          </table:table-cell>
          <table:table-cell office:value-type="float" office:value="122.88379999999999" table:style-name="ce19">
            <text:p>122,8838</text:p>
          </table:table-cell>
          <table:table-cell office:value-type="float" office:value="613.09193000000005" table:style-name="ce19">
            <text:p>613,09193</text:p>
          </table:table-cell>
          <table:table-cell office:value-type="float" office:value="613.58771999999999" table:style-name="ce19">
            <text:p>613,58772</text:p>
          </table:table-cell>
          <table:table-cell office:value-type="float" office:value="315.91287" table:style-name="ce19">
            <text:p>315,91287</text:p>
          </table:table-cell>
          <table:table-cell office:value-type="float" office:value="196.53864999999999" table:style-name="ce19">
            <text:p>196,53865</text:p>
          </table:table-cell>
          <table:table-cell office:value-type="float" office:value="117.75667" table:style-name="ce19">
            <text:p>117,75667</text:p>
          </table:table-cell>
          <table:table-cell office:value-type="float" office:value="50.2179" table:style-name="ce19">
            <text:p>50,2179</text:p>
          </table:table-cell>
          <table:table-cell office:value-type="float" office:value="6.7981999999999996" table:style-name="ce19">
            <text:p>6,7982</text:p>
          </table:table-cell>
          <table:table-cell office:value-type="float" office:value="4.5083700000000002" table:style-name="ce19">
            <text:p>4,50837</text:p>
          </table:table-cell>
          <table:table-cell office:value-type="float" office:value="11" table:style-name="ce20">
            <text:p>1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101: Ward 101</text:p>
          </table:table-cell>
          <table:table-cell office:value-type="float" office:value="14327.349249999999" table:style-name="ce19">
            <text:p>14327,34925</text:p>
          </table:table-cell>
          <table:table-cell office:value-type="float" office:value="2940.0614599999999" table:style-name="ce19">
            <text:p>2940,06146</text:p>
          </table:table-cell>
          <table:table-cell office:value-type="float" office:value="1244.6261500000001" table:style-name="ce19">
            <text:p>1244,62615</text:p>
          </table:table-cell>
          <table:table-cell office:value-type="float" office:value="3330.2202699999998" table:style-name="ce19">
            <text:p>3330,22027</text:p>
          </table:table-cell>
          <table:table-cell office:value-type="float" office:value="3142.9028699999999" table:style-name="ce19">
            <text:p>3142,90287</text:p>
          </table:table-cell>
          <table:table-cell office:value-type="float" office:value="956.32115999999996" table:style-name="ce19">
            <text:p>956,32116</text:p>
          </table:table-cell>
          <table:table-cell office:value-type="float" office:value="319.32465000000002" table:style-name="ce19">
            <text:p>319,32465</text:p>
          </table:table-cell>
          <table:table-cell office:value-type="float" office:value="71.723780000000005" table:style-name="ce19">
            <text:p>71,72378</text:p>
          </table:table-cell>
          <table:table-cell office:value-type="float" office:value="33.741590000000002" table:style-name="ce19">
            <text:p>33,74159</text:p>
          </table:table-cell>
          <table:table-cell office:value-type="float" office:value="10.468970000000001" table:style-name="ce19">
            <text:p>10,46897</text:p>
          </table:table-cell>
          <table:table-cell office:value-type="float" office:value="4.5897800000000002" table:style-name="ce19">
            <text:p>4,58978</text:p>
          </table:table-cell>
          <table:table-cell office:value-type="float" office:value="7" table:style-name="ce20">
            <text:p>7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2: Ward 102</text:p>
          </table:table-cell>
          <table:table-cell office:value-type="float" office:value="552.50737000000004" table:style-name="ce19">
            <text:p>552,50737</text:p>
          </table:table-cell>
          <table:table-cell office:value-type="float" office:value="16.403790000000001" table:style-name="ce19">
            <text:p>16,40379</text:p>
          </table:table-cell>
          <table:table-cell office:value-type="float" office:value="40.359319999999997" table:style-name="ce19">
            <text:p>40,35932</text:p>
          </table:table-cell>
          <table:table-cell office:value-type="float" office:value="112.57857" table:style-name="ce19">
            <text:p>112,57857</text:p>
          </table:table-cell>
          <table:table-cell office:value-type="float" office:value="145.26582999999999" table:style-name="ce19">
            <text:p>145,26583</text:p>
          </table:table-cell>
          <table:table-cell office:value-type="float" office:value="219.69066000000001" table:style-name="ce19">
            <text:p>219,69066</text:p>
          </table:table-cell>
          <table:table-cell office:value-type="float" office:value="340.26141999999999" table:style-name="ce19">
            <text:p>340,26142</text:p>
          </table:table-cell>
          <table:table-cell office:value-type="float" office:value="420.66356999999999" table:style-name="ce19">
            <text:p>420,66357</text:p>
          </table:table-cell>
          <table:table-cell office:value-type="float" office:value="133.59205" table:style-name="ce19">
            <text:p>133,59205</text:p>
          </table:table-cell>
          <table:table-cell office:value-type="float" office:value="28.479140000000001" table:style-name="ce19">
            <text:p>28,47914</text:p>
          </table:table-cell>
          <table:table-cell office:value-type="float" office:value="1.12514" table:style-name="ce19">
            <text:p>1,12514</text:p>
          </table:table-cell>
          <table:table-cell office:value-type="float" office:value="5" table:style-name="ce20">
            <text:p>5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3: Ward 103</text:p>
          </table:table-cell>
          <table:table-cell office:value-type="float" office:value="410.44457" table:style-name="ce19">
            <text:p>410,44457</text:p>
          </table:table-cell>
          <table:table-cell office:value-type="float" office:value="19.616810000000001" table:style-name="ce19">
            <text:p>19,61681</text:p>
          </table:table-cell>
          <table:table-cell office:value-type="float" office:value="14.150779999999999" table:style-name="ce19">
            <text:p>14,15078</text:p>
          </table:table-cell>
          <table:table-cell office:value-type="float" office:value="54.290759999999999" table:style-name="ce19">
            <text:p>54,29076</text:p>
          </table:table-cell>
          <table:table-cell office:value-type="float" office:value="109.02526" table:style-name="ce19">
            <text:p>109,02526</text:p>
          </table:table-cell>
          <table:table-cell office:value-type="float" office:value="121.34147" table:style-name="ce19">
            <text:p>121,34147</text:p>
          </table:table-cell>
          <table:table-cell office:value-type="float" office:value="212.62241" table:style-name="ce19">
            <text:p>212,62241</text:p>
          </table:table-cell>
          <table:table-cell office:value-type="float" office:value="266.56929000000002" table:style-name="ce19">
            <text:p>266,56929</text:p>
          </table:table-cell>
          <table:table-cell office:value-type="float" office:value="190.56336999999999" table:style-name="ce19">
            <text:p>190,56337</text:p>
          </table:table-cell>
          <table:table-cell office:value-type="float" office:value="36.297400000000003" table:style-name="ce19">
            <text:p>36,2974</text:p>
          </table:table-cell>
          <table:table-cell office:value-type="float" office:value="10.578670000000001" table:style-name="ce19">
            <text:p>10,57867</text:p>
          </table:table-cell>
          <table:table-cell office:value-type="float" office:value="26" table:style-name="ce20">
            <text:p>26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4: Ward 104</text:p>
          </table:table-cell>
          <table:table-cell office:value-type="float" office:value="14360.81993" table:style-name="ce19">
            <text:p>14360,81993</text:p>
          </table:table-cell>
          <table:table-cell office:value-type="float" office:value="4905.65085" table:style-name="ce19">
            <text:p>4905,65085</text:p>
          </table:table-cell>
          <table:table-cell office:value-type="float" office:value="1253.9109000000001" table:style-name="ce19">
            <text:p>1253,9109</text:p>
          </table:table-cell>
          <table:table-cell office:value-type="float" office:value="2762.1122799999998" table:style-name="ce19">
            <text:p>2762,11228</text:p>
          </table:table-cell>
          <table:table-cell office:value-type="float" office:value="4534.11121" table:style-name="ce19">
            <text:p>4534,11121</text:p>
          </table:table-cell>
          <table:table-cell office:value-type="float" office:value="1456.9527700000001" table:style-name="ce19">
            <text:p>1456,95277</text:p>
          </table:table-cell>
          <table:table-cell office:value-type="float" office:value="303.27001000000001" table:style-name="ce19">
            <text:p>303,27001</text:p>
          </table:table-cell>
          <table:table-cell office:value-type="float" office:value="69.861270000000005" table:style-name="ce19">
            <text:p>69,86127</text:p>
          </table:table-cell>
          <table:table-cell office:value-type="float" office:value="46.492040000000003" table:style-name="ce19">
            <text:p>46,49204</text:p>
          </table:table-cell>
          <table:table-cell office:value-type="float" office:value="7.2454099999999997" table:style-name="ce19">
            <text:p>7,24541</text:p>
          </table:table-cell>
          <table:table-cell office:value-type="float" office:value="7.2454099999999997" table:style-name="ce19">
            <text:p>7,24541</text:p>
          </table:table-cell>
          <table:table-cell office:value-type="float" office:value="11" table:style-name="ce20">
            <text:p>11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5: Ward 105</text:p>
          </table:table-cell>
          <table:table-cell office:value-type="float" office:value="4462.4478399999998" table:style-name="ce19">
            <text:p>4462,44784</text:p>
          </table:table-cell>
          <table:table-cell office:value-type="float" office:value="907.45835" table:style-name="ce19">
            <text:p>907,45835</text:p>
          </table:table-cell>
          <table:table-cell office:value-type="float" office:value="390.58452999999997" table:style-name="ce19">
            <text:p>390,58453</text:p>
          </table:table-cell>
          <table:table-cell office:value-type="float" office:value="962.91728000000001" table:style-name="ce19">
            <text:p>962,91728</text:p>
          </table:table-cell>
          <table:table-cell office:value-type="float" office:value="1285.39374" table:style-name="ce19">
            <text:p>1285,39374</text:p>
          </table:table-cell>
          <table:table-cell office:value-type="float" office:value="347.98169000000001" table:style-name="ce19">
            <text:p>347,98169</text:p>
          </table:table-cell>
          <table:table-cell office:value-type="float" office:value="177.66537" table:style-name="ce19">
            <text:p>177,66537</text:p>
          </table:table-cell>
          <table:table-cell office:value-type="float" office:value="173.90905000000001" table:style-name="ce19">
            <text:p>173,90905</text:p>
          </table:table-cell>
          <table:table-cell office:value-type="float" office:value="113.14908" table:style-name="ce19">
            <text:p>113,14908</text:p>
          </table:table-cell>
          <table:table-cell office:value-type="float" office:value="34.21002" table:style-name="ce19">
            <text:p>34,21002</text:p>
          </table:table-cell>
          <table:table-cell office:value-type="float" office:value="10.73583" table:style-name="ce19">
            <text:p>10,73583</text:p>
          </table:table-cell>
          <table:table-cell office:value-type="float" office:value="18" table:style-name="ce20">
            <text:p>18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6: Ward 106</text:p>
          </table:table-cell>
          <table:table-cell office:value-type="float" office:value="19866.784090000001" table:style-name="ce19">
            <text:p>19866,78409</text:p>
          </table:table-cell>
          <table:table-cell office:value-type="float" office:value="8289.4086299999999" table:style-name="ce19">
            <text:p>8289,40863</text:p>
          </table:table-cell>
          <table:table-cell office:value-type="float" office:value="1452.9336900000001" table:style-name="ce19">
            <text:p>1452,93369</text:p>
          </table:table-cell>
          <table:table-cell office:value-type="float" office:value="3709.39606" table:style-name="ce19">
            <text:p>3709,39606</text:p>
          </table:table-cell>
          <table:table-cell office:value-type="float" office:value="3793.7897499999999" table:style-name="ce19">
            <text:p>3793,78975</text:p>
          </table:table-cell>
          <table:table-cell office:value-type="float" office:value="1546.5371399999999" table:style-name="ce19">
            <text:p>1546,53714</text:p>
          </table:table-cell>
          <table:table-cell office:value-type="float" office:value="657.41281000000004" table:style-name="ce19">
            <text:p>657,41281</text:p>
          </table:table-cell>
          <table:table-cell office:value-type="float" office:value="167.67574999999999" table:style-name="ce19">
            <text:p>167,67575</text:p>
          </table:table-cell>
          <table:table-cell office:value-type="float" office:value="54.843800000000002" table:style-name="ce19">
            <text:p>54,8438</text:p>
          </table:table-cell>
          <table:table-cell office:value-type="float" office:value="7.0728499999999999" table:style-name="ce19">
            <text:p>7,07285</text:p>
          </table:table-cell>
          <table:table-cell office:value-type="float" office:value="11.42436" table:style-name="ce19">
            <text:p>11,42436</text:p>
          </table:table-cell>
          <table:table-cell office:value-type="float" office:value="27" table:style-name="ce20">
            <text:p>27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7: Ward 107</text:p>
          </table:table-cell>
          <table:table-cell office:value-type="float" office:value="3523.5268700000001" table:style-name="ce19">
            <text:p>3523,52687</text:p>
          </table:table-cell>
          <table:table-cell office:value-type="float" office:value="140.37457000000001" table:style-name="ce19">
            <text:p>140,37457</text:p>
          </table:table-cell>
          <table:table-cell office:value-type="float" office:value="128.64223999999999" table:style-name="ce19">
            <text:p>128,64224</text:p>
          </table:table-cell>
          <table:table-cell office:value-type="float" office:value="306.93838" table:style-name="ce19">
            <text:p>306,93838</text:p>
          </table:table-cell>
          <table:table-cell office:value-type="float" office:value="821.27407000000005" table:style-name="ce19">
            <text:p>821,27407</text:p>
          </table:table-cell>
          <table:table-cell office:value-type="float" office:value="954.56560000000002" table:style-name="ce19">
            <text:p>954,5656</text:p>
          </table:table-cell>
          <table:table-cell office:value-type="float" office:value="1136.02567" table:style-name="ce19">
            <text:p>1136,02567</text:p>
          </table:table-cell>
          <table:table-cell office:value-type="float" office:value="1258.85348" table:style-name="ce19">
            <text:p>1258,85348</text:p>
          </table:table-cell>
          <table:table-cell office:value-type="float" office:value="683.47475999999995" table:style-name="ce19">
            <text:p>683,47476</text:p>
          </table:table-cell>
          <table:table-cell office:value-type="float" office:value="199.96968000000001" table:style-name="ce19">
            <text:p>199,96968</text:p>
          </table:table-cell>
          <table:table-cell office:value-type="float" office:value="38.804479999999998" table:style-name="ce19">
            <text:p>38,80448</text:p>
          </table:table-cell>
          <table:table-cell office:value-type="float" office:value="75" table:style-name="ce20">
            <text:p>75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8: Ward 108</text:p>
          </table:table-cell>
          <table:table-cell office:value-type="float" office:value="23046.321169999999" table:style-name="ce19">
            <text:p>23046,32117</text:p>
          </table:table-cell>
          <table:table-cell office:value-type="float" office:value="9422.4624700000004" table:style-name="ce19">
            <text:p>9422,46247</text:p>
          </table:table-cell>
          <table:table-cell office:value-type="float" office:value="1628.0971400000001" table:style-name="ce19">
            <text:p>1628,09714</text:p>
          </table:table-cell>
          <table:table-cell office:value-type="float" office:value="4752.5649299999995" table:style-name="ce19">
            <text:p>4752,56493</text:p>
          </table:table-cell>
          <table:table-cell office:value-type="float" office:value="5209.84422" table:style-name="ce19">
            <text:p>5209,84422</text:p>
          </table:table-cell>
          <table:table-cell office:value-type="float" office:value="1973.27629" table:style-name="ce19">
            <text:p>1973,27629</text:p>
          </table:table-cell>
          <table:table-cell office:value-type="float" office:value="744.66638" table:style-name="ce19">
            <text:p>744,66638</text:p>
          </table:table-cell>
          <table:table-cell office:value-type="float" office:value="198.35615000000001" table:style-name="ce19">
            <text:p>198,35615</text:p>
          </table:table-cell>
          <table:table-cell office:value-type="float" office:value="82.219949999999997" table:style-name="ce19">
            <text:p>82,21995</text:p>
          </table:table-cell>
          <table:table-cell office:value-type="float" office:value="3.5771299999999999" table:style-name="ce19">
            <text:p>3,57713</text:p>
          </table:table-cell>
          <table:table-cell office:value-type="float" office:value="17.042619999999999" table:style-name="ce19">
            <text:p>17,04262</text:p>
          </table:table-cell>
          <table:table-cell office:value-type="float" office:value="23" table:style-name="ce20">
            <text:p>23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9: Ward 109</text:p>
          </table:table-cell>
          <table:table-cell office:value-type="float" office:value="4375.8331600000001" table:style-name="ce19">
            <text:p>4375,83316</text:p>
          </table:table-cell>
          <table:table-cell office:value-type="float" office:value="1731.08" table:style-name="ce19">
            <text:p>1731,08</text:p>
          </table:table-cell>
          <table:table-cell office:value-type="float" office:value="304.39756999999997" table:style-name="ce19">
            <text:p>304,39757</text:p>
          </table:table-cell>
          <table:table-cell office:value-type="float" office:value="936.07668000000001" table:style-name="ce19">
            <text:p>936,07668</text:p>
          </table:table-cell>
          <table:table-cell office:value-type="float" office:value="1052.16301" table:style-name="ce19">
            <text:p>1052,16301</text:p>
          </table:table-cell>
          <table:table-cell office:value-type="float" office:value="403.11111" table:style-name="ce19">
            <text:p>403,11111</text:p>
          </table:table-cell>
          <table:table-cell office:value-type="float" office:value="169.81280000000001" table:style-name="ce19">
            <text:p>169,8128</text:p>
          </table:table-cell>
          <table:table-cell office:value-type="float" office:value="53.475490000000001" table:style-name="ce19">
            <text:p>53,47549</text:p>
          </table:table-cell>
          <table:table-cell office:value-type="float" office:value="23.20448" table:style-name="ce19">
            <text:p>23,20448</text:p>
          </table:table-cell>
          <table:table-cell office:value-type="float" office:value="0" table:style-name="ce19">
            <text:p>0</text:p>
          </table:table-cell>
          <table:table-cell office:value-type="float" office:value="4.7701500000000001" table:style-name="ce19">
            <text:p>4,77015</text:p>
          </table:table-cell>
          <table:table-cell office:value-type="float" office:value="5" table:style-name="ce20">
            <text:p>5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10: Ward 110</text:p>
          </table:table-cell>
          <table:table-cell office:value-type="float" office:value="349.09320000000002" table:style-name="ce19">
            <text:p>349,0932</text:p>
          </table:table-cell>
          <table:table-cell office:value-type="float" office:value="22.42173" table:style-name="ce19">
            <text:p>22,42173</text:p>
          </table:table-cell>
          <table:table-cell office:value-type="float" office:value="18.77929" table:style-name="ce19">
            <text:p>18,77929</text:p>
          </table:table-cell>
          <table:table-cell office:value-type="float" office:value="92.737579999999994" table:style-name="ce19">
            <text:p>92,73758</text:p>
          </table:table-cell>
          <table:table-cell office:value-type="float" office:value="103.7169" table:style-name="ce19">
            <text:p>103,7169</text:p>
          </table:table-cell>
          <table:table-cell office:value-type="float" office:value="102.7225" table:style-name="ce19">
            <text:p>102,7225</text:p>
          </table:table-cell>
          <table:table-cell office:value-type="float" office:value="72.186999999999998" table:style-name="ce19">
            <text:p>72,187</text:p>
          </table:table-cell>
          <table:table-cell office:value-type="float" office:value="45.929690000000001" table:style-name="ce19">
            <text:p>45,92969</text:p>
          </table:table-cell>
          <table:table-cell office:value-type="float" office:value="13.661289999999999" table:style-name="ce19">
            <text:p>13,66129</text:p>
          </table:table-cell>
          <table:table-cell office:value-type="float" office:value="2.2502800000000001" table:style-name="ce19">
            <text:p>2,25028</text:p>
          </table:table-cell>
          <table:table-cell office:value-type="float" office:value="3.4329200000000002" table:style-name="ce19">
            <text:p>3,43292</text:p>
          </table:table-cell>
          <table:table-cell office:value-type="float" office:value="5" table:style-name="ce20">
            <text:p>5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11: Ward 111</text:p>
          </table:table-cell>
          <table:table-cell office:value-type="float" office:value="7597.77747" table:style-name="ce19">
            <text:p>7597,77747</text:p>
          </table:table-cell>
          <table:table-cell office:value-type="float" office:value="1364.84889" table:style-name="ce19">
            <text:p>1364,84889</text:p>
          </table:table-cell>
          <table:table-cell office:value-type="float" office:value="684.87935000000004" table:style-name="ce19">
            <text:p>684,87935</text:p>
          </table:table-cell>
          <table:table-cell office:value-type="float" office:value="1492.63968" table:style-name="ce19">
            <text:p>1492,63968</text:p>
          </table:table-cell>
          <table:table-cell office:value-type="float" office:value="1485.9748" table:style-name="ce19">
            <text:p>1485,9748</text:p>
          </table:table-cell>
          <table:table-cell office:value-type="float" office:value="484.63573000000002" table:style-name="ce19">
            <text:p>484,63573</text:p>
          </table:table-cell>
          <table:table-cell office:value-type="float" office:value="261.89229" table:style-name="ce19">
            <text:p>261,89229</text:p>
          </table:table-cell>
          <table:table-cell office:value-type="float" office:value="134.57330999999999" table:style-name="ce19">
            <text:p>134,57331</text:p>
          </table:table-cell>
          <table:table-cell office:value-type="float" office:value="33.300780000000003" table:style-name="ce19">
            <text:p>33,30078</text:p>
          </table:table-cell>
          <table:table-cell office:value-type="float" office:value="2.2502800000000001" table:style-name="ce19">
            <text:p>2,25028</text:p>
          </table:table-cell>
          <table:table-cell office:value-type="float" office:value="3.3832300000000002" table:style-name="ce19">
            <text:p>3,38323</text:p>
          </table:table-cell>
          <table:table-cell office:value-type="float" office:value="3" table:style-name="ce20">
            <text:p>3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Total</text:p>
          </table:table-cell>
          <table:table-cell office:value-type="float" office:value="605090.41714000003" table:style-name="ce19">
            <text:p>605090,4171</text:p>
          </table:table-cell>
          <table:table-cell office:value-type="float" office:value="197953.96173000001" table:style-name="ce19">
            <text:p>197953,9617</text:p>
          </table:table-cell>
          <table:table-cell office:value-type="float" office:value="43405.768960000001" table:style-name="ce19">
            <text:p>43405,76896</text:p>
          </table:table-cell>
          <table:table-cell office:value-type="float" office:value="136126.20944000001" table:style-name="ce19">
            <text:p>136126,2094</text:p>
          </table:table-cell>
          <table:table-cell office:value-type="float" office:value="145962.41081" table:style-name="ce19">
            <text:p>145962,4108</text:p>
          </table:table-cell>
          <table:table-cell office:value-type="float" office:value="65268.653440000002" table:style-name="ce19">
            <text:p>65268,65344</text:p>
          </table:table-cell>
          <table:table-cell office:value-type="float" office:value="36201.477039999998" table:style-name="ce19">
            <text:p>36201,47704</text:p>
          </table:table-cell>
          <table:table-cell office:value-type="float" office:value="21200.045529999999" table:style-name="ce19">
            <text:p>21200,04553</text:p>
          </table:table-cell>
          <table:table-cell office:value-type="float" office:value="7532.8067300000002" table:style-name="ce19">
            <text:p>7532,80673</text:p>
          </table:table-cell>
          <table:table-cell office:value-type="float" office:value="1749.93406" table:style-name="ce19">
            <text:p>1749,93406</text:p>
          </table:table-cell>
          <table:table-cell office:value-type="float" office:value="810.58542" table:style-name="ce19">
            <text:p>810,58542</text:p>
          </table:table-cell>
          <table:table-cell office:value-type="float" office:value="1446" table:style-name="ce20">
            <text:p>1446</text:p>
          </table:table-cell>
          <table:table-cell table:number-columns-repeated="16370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32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Data_Sheet_1" table:style-name="ta1">
        <table:table-column table:style-name="co1" table:default-cell-style-name="ce2"/>
        <table:table-column table:style-name="co2" table:default-cell-style-name="ce32"/>
        <table:table-column table:style-name="co2" table:number-columns-repeated="12" table:default-cell-style-name="ce2"/>
        <table:table-column table:style-name="co2" table:number-columns-repeated="2" table:default-cell-style-name="ce2"/>
        <table:table-column table:style-name="co2" table:number-columns-repeated="16368" table:default-cell-style-name="ce2"/>
        <table:table-row table:style-name="ro1">
          <table:table-cell table:style-name="ce18">
            <draw:frame draw:z-index="1" draw:id="id1" draw:style-name="a1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31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Individual monthly income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2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32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3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Coloured</text:p>
          </table:table-cell>
          <table:table-cell table:style-name="ce32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6">
            <text:p>Individual monthly income</text:p>
          </table:table-cell>
          <table:covered-table-cell/>
          <table:table-cell office:value-type="string" table:style-name="ce3">
            <text:p>No income</text:p>
          </table:table-cell>
          <table:table-cell office:value-type="string" table:style-name="ce3">
            <text:p>R 1 - R 400</text:p>
          </table:table-cell>
          <table:table-cell office:value-type="string" table:style-name="ce3">
            <text:p>R 401 - R 800</text:p>
          </table:table-cell>
          <table:table-cell office:value-type="string" table:style-name="ce3">
            <text:p>R 801 - R 1 600</text:p>
          </table:table-cell>
          <table:table-cell office:value-type="string" table:style-name="ce3">
            <text:p>R 1 601 - R 3 200</text:p>
          </table:table-cell>
          <table:table-cell office:value-type="string" table:style-name="ce3">
            <text:p>R 3 201 - R 6 400</text:p>
          </table:table-cell>
          <table:table-cell office:value-type="string" table:style-name="ce3">
            <text:p>R 6 401 - R 12 800</text:p>
          </table:table-cell>
          <table:table-cell office:value-type="string" table:style-name="ce3">
            <text:p>R 12 801 - R 25 600</text:p>
          </table:table-cell>
          <table:table-cell office:value-type="string" table:style-name="ce3">
            <text:p>R 25 601 - R 51 200</text:p>
          </table:table-cell>
          <table:table-cell office:value-type="string" table:style-name="ce3">
            <text:p>R 51 201 - R 102 400</text:p>
          </table:table-cell>
          <table:table-cell office:value-type="string" table:style-name="ce3">
            <text:p>R 102 401 - R 204 800</text:p>
          </table:table-cell>
          <table:table-cell office:value-type="string" table:style-name="ce3">
            <text:p>R102 401 or more</text:p>
          </table:table-cell>
          <table:table-cell table:number-columns-repeated="16370"/>
        </table:table-row>
        <table:table-row table:style-name="ro5">
          <table:table-cell table:style-name="ce2"/>
          <table:table-cell office:value-type="string" table:style-name="ce34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5">
            <text:p>19100001: Ward 1</text:p>
          </table:table-cell>
          <table:table-cell office:value-type="float" office:value="1046.42246" table:style-name="ce21">
            <text:p>1046,42246</text:p>
          </table:table-cell>
          <table:table-cell office:value-type="float" office:value="23.587579999999999" table:style-name="ce21">
            <text:p>23,58758</text:p>
          </table:table-cell>
          <table:table-cell office:value-type="float" office:value="18.851019999999998" table:style-name="ce21">
            <text:p>18,85102</text:p>
          </table:table-cell>
          <table:table-cell office:value-type="float" office:value="158.28336999999999" table:style-name="ce21">
            <text:p>158,28337</text:p>
          </table:table-cell>
          <table:table-cell office:value-type="float" office:value="199.58403000000001" table:style-name="ce21">
            <text:p>199,58403</text:p>
          </table:table-cell>
          <table:table-cell office:value-type="float" office:value="209.10397" table:style-name="ce21">
            <text:p>209,10397</text:p>
          </table:table-cell>
          <table:table-cell office:value-type="float" office:value="345.00931000000003" table:style-name="ce21">
            <text:p>345,00931</text:p>
          </table:table-cell>
          <table:table-cell office:value-type="float" office:value="445.77073000000001" table:style-name="ce21">
            <text:p>445,77073</text:p>
          </table:table-cell>
          <table:table-cell office:value-type="float" office:value="320.49882000000002" table:style-name="ce21">
            <text:p>320,49882</text:p>
          </table:table-cell>
          <table:table-cell office:value-type="float" office:value="106.39852999999999" table:style-name="ce21">
            <text:p>106,39853</text:p>
          </table:table-cell>
          <table:table-cell office:value-type="float" office:value="14.173159999999999" table:style-name="ce21">
            <text:p>14,17316</text:p>
          </table:table-cell>
          <table:table-cell office:value-type="float" office:value="26" table:style-name="ce22">
            <text:p>26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2: Ward 2</text:p>
          </table:table-cell>
          <table:table-cell office:value-type="float" office:value="1520.7264700000001" table:style-name="ce21">
            <text:p>1520,72647</text:p>
          </table:table-cell>
          <table:table-cell office:value-type="float" office:value="35.130920000000003" table:style-name="ce21">
            <text:p>35,13092</text:p>
          </table:table-cell>
          <table:table-cell office:value-type="float" office:value="32.670659999999998" table:style-name="ce21">
            <text:p>32,67066</text:p>
          </table:table-cell>
          <table:table-cell office:value-type="float" office:value="191.74433999999999" table:style-name="ce21">
            <text:p>191,74434</text:p>
          </table:table-cell>
          <table:table-cell office:value-type="float" office:value="217.60043999999999" table:style-name="ce21">
            <text:p>217,60044</text:p>
          </table:table-cell>
          <table:table-cell office:value-type="float" office:value="363.18657000000002" table:style-name="ce21">
            <text:p>363,18657</text:p>
          </table:table-cell>
          <table:table-cell office:value-type="float" office:value="581.10469000000001" table:style-name="ce21">
            <text:p>581,10469</text:p>
          </table:table-cell>
          <table:table-cell office:value-type="float" office:value="624.05367000000001" table:style-name="ce21">
            <text:p>624,05367</text:p>
          </table:table-cell>
          <table:table-cell office:value-type="float" office:value="224.37884" table:style-name="ce21">
            <text:p>224,37884</text:p>
          </table:table-cell>
          <table:table-cell office:value-type="float" office:value="46.135440000000003" table:style-name="ce21">
            <text:p>46,13544</text:p>
          </table:table-cell>
          <table:table-cell office:value-type="float" office:value="11.812659999999999" table:style-name="ce21">
            <text:p>11,81266</text:p>
          </table:table-cell>
          <table:table-cell office:value-type="float" office:value="18" table:style-name="ce22">
            <text:p>18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3: Ward 3</text:p>
          </table:table-cell>
          <table:table-cell office:value-type="float" office:value="1137.24324" table:style-name="ce21">
            <text:p>1137,24324</text:p>
          </table:table-cell>
          <table:table-cell office:value-type="float" office:value="29.430610000000001" table:style-name="ce21">
            <text:p>29,43061</text:p>
          </table:table-cell>
          <table:table-cell office:value-type="float" office:value="40.18439" table:style-name="ce21">
            <text:p>40,18439</text:p>
          </table:table-cell>
          <table:table-cell office:value-type="float" office:value="158.60105999999999" table:style-name="ce21">
            <text:p>158,60106</text:p>
          </table:table-cell>
          <table:table-cell office:value-type="float" office:value="233.42410000000001" table:style-name="ce21">
            <text:p>233,4241</text:p>
          </table:table-cell>
          <table:table-cell office:value-type="float" office:value="346.63844999999998" table:style-name="ce21">
            <text:p>346,63845</text:p>
          </table:table-cell>
          <table:table-cell office:value-type="float" office:value="593.65210999999999" table:style-name="ce21">
            <text:p>593,65211</text:p>
          </table:table-cell>
          <table:table-cell office:value-type="float" office:value="699.92245000000003" table:style-name="ce21">
            <text:p>699,92245</text:p>
          </table:table-cell>
          <table:table-cell office:value-type="float" office:value="264.74993999999998" table:style-name="ce21">
            <text:p>264,74994</text:p>
          </table:table-cell>
          <table:table-cell office:value-type="float" office:value="41.403599999999997" table:style-name="ce21">
            <text:p>41,4036</text:p>
          </table:table-cell>
          <table:table-cell office:value-type="float" office:value="16.552969999999998" table:style-name="ce21">
            <text:p>16,55297</text:p>
          </table:table-cell>
          <table:table-cell office:value-type="float" office:value="31" table:style-name="ce22">
            <text:p>31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4: Ward 4</text:p>
          </table:table-cell>
          <table:table-cell office:value-type="float" office:value="2104.5311299999998" table:style-name="ce21">
            <text:p>2104,53113</text:p>
          </table:table-cell>
          <table:table-cell office:value-type="float" office:value="82.903409999999994" table:style-name="ce21">
            <text:p>82,90341</text:p>
          </table:table-cell>
          <table:table-cell office:value-type="float" office:value="53.073610000000002" table:style-name="ce21">
            <text:p>53,07361</text:p>
          </table:table-cell>
          <table:table-cell office:value-type="float" office:value="203.80297999999999" table:style-name="ce21">
            <text:p>203,80298</text:p>
          </table:table-cell>
          <table:table-cell office:value-type="float" office:value="350.56817000000001" table:style-name="ce21">
            <text:p>350,56817</text:p>
          </table:table-cell>
          <table:table-cell office:value-type="float" office:value="454.62599" table:style-name="ce21">
            <text:p>454,62599</text:p>
          </table:table-cell>
          <table:table-cell office:value-type="float" office:value="630.14868999999999" table:style-name="ce21">
            <text:p>630,14869</text:p>
          </table:table-cell>
          <table:table-cell office:value-type="float" office:value="477.88366000000002" table:style-name="ce21">
            <text:p>477,88366</text:p>
          </table:table-cell>
          <table:table-cell office:value-type="float" office:value="204.11510999999999" table:style-name="ce21">
            <text:p>204,11511</text:p>
          </table:table-cell>
          <table:table-cell office:value-type="float" office:value="69.062799999999996" table:style-name="ce21">
            <text:p>69,0628</text:p>
          </table:table-cell>
          <table:table-cell office:value-type="float" office:value="7.0977600000000001" table:style-name="ce21">
            <text:p>7,09776</text:p>
          </table:table-cell>
          <table:table-cell office:value-type="float" office:value="17" table:style-name="ce22">
            <text:p>17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5: Ward 5</text:p>
          </table:table-cell>
          <table:table-cell office:value-type="float" office:value="825.76513" table:style-name="ce21">
            <text:p>825,76513</text:p>
          </table:table-cell>
          <table:table-cell office:value-type="float" office:value="17.404219999999999" table:style-name="ce21">
            <text:p>17,40422</text:p>
          </table:table-cell>
          <table:table-cell office:value-type="float" office:value="12.76173" table:style-name="ce21">
            <text:p>12,76173</text:p>
          </table:table-cell>
          <table:table-cell office:value-type="float" office:value="82.582400000000007" table:style-name="ce21">
            <text:p>82,5824</text:p>
          </table:table-cell>
          <table:table-cell office:value-type="float" office:value="91.906009999999995" table:style-name="ce21">
            <text:p>91,90601</text:p>
          </table:table-cell>
          <table:table-cell office:value-type="float" office:value="169.67981" table:style-name="ce21">
            <text:p>169,67981</text:p>
          </table:table-cell>
          <table:table-cell office:value-type="float" office:value="255.22087999999999" table:style-name="ce21">
            <text:p>255,22088</text:p>
          </table:table-cell>
          <table:table-cell office:value-type="float" office:value="347.86218000000002" table:style-name="ce21">
            <text:p>347,86218</text:p>
          </table:table-cell>
          <table:table-cell office:value-type="float" office:value="193.63952" table:style-name="ce21">
            <text:p>193,63952</text:p>
          </table:table-cell>
          <table:table-cell office:value-type="float" office:value="44.952480000000001" table:style-name="ce21">
            <text:p>44,95248</text:p>
          </table:table-cell>
          <table:table-cell office:value-type="float" office:value="9.2807200000000005" table:style-name="ce21">
            <text:p>9,28072</text:p>
          </table:table-cell>
          <table:table-cell office:value-type="float" office:value="18" table:style-name="ce22">
            <text:p>1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6: Ward 6</text:p>
          </table:table-cell>
          <table:table-cell office:value-type="float" office:value="3612.5987" table:style-name="ce21">
            <text:p>3612,5987</text:p>
          </table:table-cell>
          <table:table-cell office:value-type="float" office:value="359.27352999999999" table:style-name="ce21">
            <text:p>359,27353</text:p>
          </table:table-cell>
          <table:table-cell office:value-type="float" office:value="197.88578999999999" table:style-name="ce21">
            <text:p>197,88579</text:p>
          </table:table-cell>
          <table:table-cell office:value-type="float" office:value="662.06966999999997" table:style-name="ce21">
            <text:p>662,06967</text:p>
          </table:table-cell>
          <table:table-cell office:value-type="float" office:value="721.69110999999998" table:style-name="ce21">
            <text:p>721,69111</text:p>
          </table:table-cell>
          <table:table-cell office:value-type="float" office:value="756.87698999999998" table:style-name="ce21">
            <text:p>756,87699</text:p>
          </table:table-cell>
          <table:table-cell office:value-type="float" office:value="682.34893" table:style-name="ce21">
            <text:p>682,34893</text:p>
          </table:table-cell>
          <table:table-cell office:value-type="float" office:value="341.86252000000002" table:style-name="ce21">
            <text:p>341,86252</text:p>
          </table:table-cell>
          <table:table-cell office:value-type="float" office:value="87.552229999999994" table:style-name="ce21">
            <text:p>87,55223</text:p>
          </table:table-cell>
          <table:table-cell office:value-type="float" office:value="10.64664" table:style-name="ce21">
            <text:p>10,64664</text:p>
          </table:table-cell>
          <table:table-cell office:value-type="float" office:value="4.73184" table:style-name="ce21">
            <text:p>4,73184</text:p>
          </table:table-cell>
          <table:table-cell office:value-type="float" office:value="11" table:style-name="ce22">
            <text:p>1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7: Ward 7</text:p>
          </table:table-cell>
          <table:table-cell office:value-type="float" office:value="10695.408520000001" table:style-name="ce21">
            <text:p>10695,40852</text:p>
          </table:table-cell>
          <table:table-cell office:value-type="float" office:value="459.86095999999998" table:style-name="ce21">
            <text:p>459,86096</text:p>
          </table:table-cell>
          <table:table-cell office:value-type="float" office:value="381.46364999999997" table:style-name="ce21">
            <text:p>381,46365</text:p>
          </table:table-cell>
          <table:table-cell office:value-type="float" office:value="2672.7971299999999" table:style-name="ce21">
            <text:p>2672,79713</text:p>
          </table:table-cell>
          <table:table-cell office:value-type="float" office:value="2236.9381800000001" table:style-name="ce21">
            <text:p>2236,93818</text:p>
          </table:table-cell>
          <table:table-cell office:value-type="float" office:value="2183.5413100000001" table:style-name="ce21">
            <text:p>2183,54131</text:p>
          </table:table-cell>
          <table:table-cell office:value-type="float" office:value="2289.0004899999999" table:style-name="ce21">
            <text:p>2289,00049</text:p>
          </table:table-cell>
          <table:table-cell office:value-type="float" office:value="1383.8837100000001" table:style-name="ce21">
            <text:p>1383,88371</text:p>
          </table:table-cell>
          <table:table-cell office:value-type="float" office:value="248.34997999999999" table:style-name="ce21">
            <text:p>248,34998</text:p>
          </table:table-cell>
          <table:table-cell office:value-type="float" office:value="33.114409999999999" table:style-name="ce21">
            <text:p>33,11441</text:p>
          </table:table-cell>
          <table:table-cell office:value-type="float" office:value="28.395759999999999" table:style-name="ce21">
            <text:p>28,39576</text:p>
          </table:table-cell>
          <table:table-cell office:value-type="float" office:value="43" table:style-name="ce22">
            <text:p>4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8: Ward 8</text:p>
          </table:table-cell>
          <table:table-cell office:value-type="float" office:value="2473.6165000000001" table:style-name="ce21">
            <text:p>2473,6165</text:p>
          </table:table-cell>
          <table:table-cell office:value-type="float" office:value="88.456329999999994" table:style-name="ce21">
            <text:p>88,45633</text:p>
          </table:table-cell>
          <table:table-cell office:value-type="float" office:value="95.143150000000006" table:style-name="ce21">
            <text:p>95,14315</text:p>
          </table:table-cell>
          <table:table-cell office:value-type="float" office:value="331.28584000000001" table:style-name="ce21">
            <text:p>331,28584</text:p>
          </table:table-cell>
          <table:table-cell office:value-type="float" office:value="245.30422999999999" table:style-name="ce21">
            <text:p>245,30423</text:p>
          </table:table-cell>
          <table:table-cell office:value-type="float" office:value="408.79548999999997" table:style-name="ce21">
            <text:p>408,79549</text:p>
          </table:table-cell>
          <table:table-cell office:value-type="float" office:value="803.95532000000003" table:style-name="ce21">
            <text:p>803,95532</text:p>
          </table:table-cell>
          <table:table-cell office:value-type="float" office:value="1098.8560299999999" table:style-name="ce21">
            <text:p>1098,85603</text:p>
          </table:table-cell>
          <table:table-cell office:value-type="float" office:value="493.60358000000002" table:style-name="ce21">
            <text:p>493,60358</text:p>
          </table:table-cell>
          <table:table-cell office:value-type="float" office:value="92.845560000000006" table:style-name="ce21">
            <text:p>92,84556</text:p>
          </table:table-cell>
          <table:table-cell office:value-type="float" office:value="33.122880000000002" table:style-name="ce21">
            <text:p>33,12288</text:p>
          </table:table-cell>
          <table:table-cell office:value-type="float" office:value="79" table:style-name="ce22">
            <text:p>7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9: Ward 9</text:p>
          </table:table-cell>
          <table:table-cell office:value-type="float" office:value="9516.2255000000005" table:style-name="ce21">
            <text:p>9516,2255</text:p>
          </table:table-cell>
          <table:table-cell office:value-type="float" office:value="1258.0306" table:style-name="ce21">
            <text:p>1258,0306</text:p>
          </table:table-cell>
          <table:table-cell office:value-type="float" office:value="385.06175000000002" table:style-name="ce21">
            <text:p>385,06175</text:p>
          </table:table-cell>
          <table:table-cell office:value-type="float" office:value="2730.5985999999998" table:style-name="ce21">
            <text:p>2730,5986</text:p>
          </table:table-cell>
          <table:table-cell office:value-type="float" office:value="2306.0435699999998" table:style-name="ce21">
            <text:p>2306,04357</text:p>
          </table:table-cell>
          <table:table-cell office:value-type="float" office:value="2083.9485199999999" table:style-name="ce21">
            <text:p>2083,94852</text:p>
          </table:table-cell>
          <table:table-cell office:value-type="float" office:value="1192.7430099999999" table:style-name="ce21">
            <text:p>1192,74301</text:p>
          </table:table-cell>
          <table:table-cell office:value-type="float" office:value="784.18074000000001" table:style-name="ce21">
            <text:p>784,18074</text:p>
          </table:table-cell>
          <table:table-cell office:value-type="float" office:value="165.24014" table:style-name="ce21">
            <text:p>165,24014</text:p>
          </table:table-cell>
          <table:table-cell office:value-type="float" office:value="25.852340000000002" table:style-name="ce21">
            <text:p>25,85234</text:p>
          </table:table-cell>
          <table:table-cell office:value-type="float" office:value="14.16774" table:style-name="ce21">
            <text:p>14,16774</text:p>
          </table:table-cell>
          <table:table-cell office:value-type="float" office:value="30" table:style-name="ce22">
            <text:p>3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0: Ward 10</text:p>
          </table:table-cell>
          <table:table-cell office:value-type="float" office:value="6267.7176399999998" table:style-name="ce21">
            <text:p>6267,71764</text:p>
          </table:table-cell>
          <table:table-cell office:value-type="float" office:value="134.54961" table:style-name="ce21">
            <text:p>134,54961</text:p>
          </table:table-cell>
          <table:table-cell office:value-type="float" office:value="160.42988" table:style-name="ce21">
            <text:p>160,42988</text:p>
          </table:table-cell>
          <table:table-cell office:value-type="float" office:value="1440.0456300000001" table:style-name="ce21">
            <text:p>1440,04563</text:p>
          </table:table-cell>
          <table:table-cell office:value-type="float" office:value="1298.5325600000001" table:style-name="ce21">
            <text:p>1298,53256</text:p>
          </table:table-cell>
          <table:table-cell office:value-type="float" office:value="1595.16848" table:style-name="ce21">
            <text:p>1595,16848</text:p>
          </table:table-cell>
          <table:table-cell office:value-type="float" office:value="1538.9285500000001" table:style-name="ce21">
            <text:p>1538,92855</text:p>
          </table:table-cell>
          <table:table-cell office:value-type="float" office:value="846.02891999999997" table:style-name="ce21">
            <text:p>846,02892</text:p>
          </table:table-cell>
          <table:table-cell office:value-type="float" office:value="168.59204" table:style-name="ce21">
            <text:p>168,59204</text:p>
          </table:table-cell>
          <table:table-cell office:value-type="float" office:value="16.552969999999998" table:style-name="ce21">
            <text:p>16,55297</text:p>
          </table:table-cell>
          <table:table-cell office:value-type="float" office:value="19.932079999999999" table:style-name="ce21">
            <text:p>19,93208</text:p>
          </table:table-cell>
          <table:table-cell office:value-type="float" office:value="28" table:style-name="ce22">
            <text:p>2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1: Ward 11</text:p>
          </table:table-cell>
          <table:table-cell office:value-type="float" office:value="10974.830040000001" table:style-name="ce21">
            <text:p>10974,83004</text:p>
          </table:table-cell>
          <table:table-cell office:value-type="float" office:value="966.28911000000005" table:style-name="ce21">
            <text:p>966,28911</text:p>
          </table:table-cell>
          <table:table-cell office:value-type="float" office:value="545.69249000000002" table:style-name="ce21">
            <text:p>545,69249</text:p>
          </table:table-cell>
          <table:table-cell office:value-type="float" office:value="2169.1410500000002" table:style-name="ce21">
            <text:p>2169,14105</text:p>
          </table:table-cell>
          <table:table-cell office:value-type="float" office:value="1956.0498" table:style-name="ce21">
            <text:p>1956,0498</text:p>
          </table:table-cell>
          <table:table-cell office:value-type="float" office:value="1887.74152" table:style-name="ce21">
            <text:p>1887,74152</text:p>
          </table:table-cell>
          <table:table-cell office:value-type="float" office:value="1891.0311999999999" table:style-name="ce21">
            <text:p>1891,0312</text:p>
          </table:table-cell>
          <table:table-cell office:value-type="float" office:value="1739.0784100000001" table:style-name="ce21">
            <text:p>1739,07841</text:p>
          </table:table-cell>
          <table:table-cell office:value-type="float" office:value="475.18412999999998" table:style-name="ce21">
            <text:p>475,18413</text:p>
          </table:table-cell>
          <table:table-cell office:value-type="float" office:value="82.814970000000002" table:style-name="ce21">
            <text:p>82,81497</text:p>
          </table:table-cell>
          <table:table-cell office:value-type="float" office:value="41.369019999999999" table:style-name="ce21">
            <text:p>41,36902</text:p>
          </table:table-cell>
          <table:table-cell office:value-type="float" office:value="72" table:style-name="ce22">
            <text:p>7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2: Ward 12</text:p>
          </table:table-cell>
          <table:table-cell office:value-type="float" office:value="16560.821660000001" table:style-name="ce21">
            <text:p>16560,82166</text:p>
          </table:table-cell>
          <table:table-cell office:value-type="float" office:value="1696.6777999999999" table:style-name="ce21">
            <text:p>1696,6778</text:p>
          </table:table-cell>
          <table:table-cell office:value-type="float" office:value="624.12130000000002" table:style-name="ce21">
            <text:p>624,1213</text:p>
          </table:table-cell>
          <table:table-cell office:value-type="float" office:value="3609.9836100000002" table:style-name="ce21">
            <text:p>3609,98361</text:p>
          </table:table-cell>
          <table:table-cell office:value-type="float" office:value="3253.9062300000001" table:style-name="ce21">
            <text:p>3253,90623</text:p>
          </table:table-cell>
          <table:table-cell office:value-type="float" office:value="2985.2142800000001" table:style-name="ce21">
            <text:p>2985,21428</text:p>
          </table:table-cell>
          <table:table-cell office:value-type="float" office:value="1473.89462" table:style-name="ce21">
            <text:p>1473,89462</text:p>
          </table:table-cell>
          <table:table-cell office:value-type="float" office:value="418.83100999999999" table:style-name="ce21">
            <text:p>418,83101</text:p>
          </table:table-cell>
          <table:table-cell office:value-type="float" office:value="48.472200000000001" table:style-name="ce21">
            <text:p>48,4722</text:p>
          </table:table-cell>
          <table:table-cell office:value-type="float" office:value="4.7534999999999998" table:style-name="ce21">
            <text:p>4,7535</text:p>
          </table:table-cell>
          <table:table-cell office:value-type="float" office:value="11.855980000000001" table:style-name="ce21">
            <text:p>11,85598</text:p>
          </table:table-cell>
          <table:table-cell office:value-type="float" office:value="17" table:style-name="ce22">
            <text:p>1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3: Ward 13</text:p>
          </table:table-cell>
          <table:table-cell office:value-type="float" office:value="18027.95565" table:style-name="ce21">
            <text:p>18027,95565</text:p>
          </table:table-cell>
          <table:table-cell office:value-type="float" office:value="3586.4124900000002" table:style-name="ce21">
            <text:p>3586,41249</text:p>
          </table:table-cell>
          <table:table-cell office:value-type="float" office:value="778.92927999999995" table:style-name="ce21">
            <text:p>778,92928</text:p>
          </table:table-cell>
          <table:table-cell office:value-type="float" office:value="2909.0181899999998" table:style-name="ce21">
            <text:p>2909,01819</text:p>
          </table:table-cell>
          <table:table-cell office:value-type="float" office:value="3610.3356899999999" table:style-name="ce21">
            <text:p>3610,33569</text:p>
          </table:table-cell>
          <table:table-cell office:value-type="float" office:value="2153.2196399999998" table:style-name="ce21">
            <text:p>2153,21964</text:p>
          </table:table-cell>
          <table:table-cell office:value-type="float" office:value="614.66926999999998" table:style-name="ce21">
            <text:p>614,66927</text:p>
          </table:table-cell>
          <table:table-cell office:value-type="float" office:value="104.13727" table:style-name="ce21">
            <text:p>104,13727</text:p>
          </table:table-cell>
          <table:table-cell office:value-type="float" office:value="40.172870000000003" table:style-name="ce21">
            <text:p>40,17287</text:p>
          </table:table-cell>
          <table:table-cell office:value-type="float" office:value="3.5404100000000001" table:style-name="ce21">
            <text:p>3,54041</text:p>
          </table:table-cell>
          <table:table-cell office:value-type="float" office:value="11.808909999999999" table:style-name="ce21">
            <text:p>11,80891</text:p>
          </table:table-cell>
          <table:table-cell office:value-type="float" office:value="12" table:style-name="ce22">
            <text:p>1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4: Ward 14</text:p>
          </table:table-cell>
          <table:table-cell office:value-type="float" office:value="11587.715169999999" table:style-name="ce21">
            <text:p>11587,71517</text:p>
          </table:table-cell>
          <table:table-cell office:value-type="float" office:value="870.04313000000002" table:style-name="ce21">
            <text:p>870,04313</text:p>
          </table:table-cell>
          <table:table-cell office:value-type="float" office:value="422.35390000000001" table:style-name="ce21">
            <text:p>422,3539</text:p>
          </table:table-cell>
          <table:table-cell office:value-type="float" office:value="2249.41723" table:style-name="ce21">
            <text:p>2249,41723</text:p>
          </table:table-cell>
          <table:table-cell office:value-type="float" office:value="1986.71255" table:style-name="ce21">
            <text:p>1986,71255</text:p>
          </table:table-cell>
          <table:table-cell office:value-type="float" office:value="2328.0178999999998" table:style-name="ce21">
            <text:p>2328,0179</text:p>
          </table:table-cell>
          <table:table-cell office:value-type="float" office:value="2394.5189999999998" table:style-name="ce21">
            <text:p>2394,519</text:p>
          </table:table-cell>
          <table:table-cell office:value-type="float" office:value="1709.6838700000001" table:style-name="ce21">
            <text:p>1709,68387</text:p>
          </table:table-cell>
          <table:table-cell office:value-type="float" office:value="476.89576" table:style-name="ce21">
            <text:p>476,89576</text:p>
          </table:table-cell>
          <table:table-cell office:value-type="float" office:value="75.526480000000006" table:style-name="ce21">
            <text:p>75,52648</text:p>
          </table:table-cell>
          <table:table-cell office:value-type="float" office:value="38.681199999999997" table:style-name="ce21">
            <text:p>38,6812</text:p>
          </table:table-cell>
          <table:table-cell office:value-type="float" office:value="59" table:style-name="ce22">
            <text:p>5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5: Ward 15</text:p>
          </table:table-cell>
          <table:table-cell office:value-type="float" office:value="1031.7803899999999" table:style-name="ce21">
            <text:p>1031,78039</text:p>
          </table:table-cell>
          <table:table-cell office:value-type="float" office:value="54.897039999999997" table:style-name="ce21">
            <text:p>54,89704</text:p>
          </table:table-cell>
          <table:table-cell office:value-type="float" office:value="40.701340000000002" table:style-name="ce21">
            <text:p>40,70134</text:p>
          </table:table-cell>
          <table:table-cell office:value-type="float" office:value="275.17585000000003" table:style-name="ce21">
            <text:p>275,17585</text:p>
          </table:table-cell>
          <table:table-cell office:value-type="float" office:value="275.27229999999997" table:style-name="ce21">
            <text:p>275,2723</text:p>
          </table:table-cell>
          <table:table-cell office:value-type="float" office:value="348.14940999999999" table:style-name="ce21">
            <text:p>348,14941</text:p>
          </table:table-cell>
          <table:table-cell office:value-type="float" office:value="359.46735999999999" table:style-name="ce21">
            <text:p>359,46736</text:p>
          </table:table-cell>
          <table:table-cell office:value-type="float" office:value="292.61340000000001" table:style-name="ce21">
            <text:p>292,6134</text:p>
          </table:table-cell>
          <table:table-cell office:value-type="float" office:value="71.520660000000007" table:style-name="ce21">
            <text:p>71,52066</text:p>
          </table:table-cell>
          <table:table-cell office:value-type="float" office:value="13.998670000000001" table:style-name="ce21">
            <text:p>13,99867</text:p>
          </table:table-cell>
          <table:table-cell office:value-type="float" office:value="7.0892900000000001" table:style-name="ce21">
            <text:p>7,08929</text:p>
          </table:table-cell>
          <table:table-cell office:value-type="float" office:value="22" table:style-name="ce22">
            <text:p>2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6: Ward 16</text:p>
          </table:table-cell>
          <table:table-cell office:value-type="float" office:value="13260.08013" table:style-name="ce21">
            <text:p>13260,08013</text:p>
          </table:table-cell>
          <table:table-cell office:value-type="float" office:value="738.80345999999997" table:style-name="ce21">
            <text:p>738,80346</text:p>
          </table:table-cell>
          <table:table-cell office:value-type="float" office:value="447.58175999999997" table:style-name="ce21">
            <text:p>447,58176</text:p>
          </table:table-cell>
          <table:table-cell office:value-type="float" office:value="2160.3258500000002" table:style-name="ce21">
            <text:p>2160,32585</text:p>
          </table:table-cell>
          <table:table-cell office:value-type="float" office:value="2889.7154599999999" table:style-name="ce21">
            <text:p>2889,71546</text:p>
          </table:table-cell>
          <table:table-cell office:value-type="float" office:value="2768.0441900000001" table:style-name="ce21">
            <text:p>2768,04419</text:p>
          </table:table-cell>
          <table:table-cell office:value-type="float" office:value="1981.0408600000001" table:style-name="ce21">
            <text:p>1981,04086</text:p>
          </table:table-cell>
          <table:table-cell office:value-type="float" office:value="679.54966999999999" table:style-name="ce21">
            <text:p>679,54967</text:p>
          </table:table-cell>
          <table:table-cell office:value-type="float" office:value="96.681759999999997" table:style-name="ce21">
            <text:p>96,68176</text:p>
          </table:table-cell>
          <table:table-cell office:value-type="float" office:value="9.4552099999999992" table:style-name="ce21">
            <text:p>9,45521</text:p>
          </table:table-cell>
          <table:table-cell office:value-type="float" office:value="8.2267399999999995" table:style-name="ce21">
            <text:p>8,22674</text:p>
          </table:table-cell>
          <table:table-cell office:value-type="float" office:value="17" table:style-name="ce22">
            <text:p>1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7: Ward 17</text:p>
          </table:table-cell>
          <table:table-cell office:value-type="float" office:value="14999.512570000001" table:style-name="ce21">
            <text:p>14999,51257</text:p>
          </table:table-cell>
          <table:table-cell office:value-type="float" office:value="887.89712999999995" table:style-name="ce21">
            <text:p>887,89713</text:p>
          </table:table-cell>
          <table:table-cell office:value-type="float" office:value="573.96388999999999" table:style-name="ce21">
            <text:p>573,96389</text:p>
          </table:table-cell>
          <table:table-cell office:value-type="float" office:value="3041.85995" table:style-name="ce21">
            <text:p>3041,85995</text:p>
          </table:table-cell>
          <table:table-cell office:value-type="float" office:value="2942.8534199999999" table:style-name="ce21">
            <text:p>2942,85342</text:p>
          </table:table-cell>
          <table:table-cell office:value-type="float" office:value="3159.2982299999999" table:style-name="ce21">
            <text:p>3159,29823</text:p>
          </table:table-cell>
          <table:table-cell office:value-type="float" office:value="2626.4965000000002" table:style-name="ce21">
            <text:p>2626,4965</text:p>
          </table:table-cell>
          <table:table-cell office:value-type="float" office:value="1222.8554099999999" table:style-name="ce21">
            <text:p>1222,85541</text:p>
          </table:table-cell>
          <table:table-cell office:value-type="float" office:value="134.82521" table:style-name="ce21">
            <text:p>134,82521</text:p>
          </table:table-cell>
          <table:table-cell office:value-type="float" office:value="21.276340000000001" table:style-name="ce21">
            <text:p>21,27634</text:p>
          </table:table-cell>
          <table:table-cell office:value-type="float" office:value="24.846879999999999" table:style-name="ce21">
            <text:p>24,84688</text:p>
          </table:table-cell>
          <table:table-cell office:value-type="float" office:value="35" table:style-name="ce22">
            <text:p>3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8: Ward 18</text:p>
          </table:table-cell>
          <table:table-cell office:value-type="float" office:value="72.150279999999995" table:style-name="ce21">
            <text:p>72,15028</text:p>
          </table:table-cell>
          <table:table-cell office:value-type="float" office:value="23.695989999999998" table:style-name="ce21">
            <text:p>23,69599</text:p>
          </table:table-cell>
          <table:table-cell office:value-type="float" office:value="2.36592" table:style-name="ce21">
            <text:p>2,36592</text:p>
          </table:table-cell>
          <table:table-cell office:value-type="float" office:value="22.384519999999998" table:style-name="ce21">
            <text:p>22,38452</text:p>
          </table:table-cell>
          <table:table-cell office:value-type="float" office:value="22.476240000000001" table:style-name="ce21">
            <text:p>22,47624</text:p>
          </table:table-cell>
          <table:table-cell office:value-type="float" office:value="15.37848" table:style-name="ce21">
            <text:p>15,37848</text:p>
          </table:table-cell>
          <table:table-cell office:value-type="float" office:value="8.2807200000000005" table:style-name="ce21">
            <text:p>8,28072</text:p>
          </table:table-cell>
          <table:table-cell office:value-type="float" office:value="2.36592" table:style-name="ce21">
            <text:p>2,3659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.36592" table:style-name="ce21">
            <text:p>2,36592</text:p>
          </table:table-cell>
          <table:table-cell office:value-type="float" office:value="2" table:style-name="ce22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9: Ward 19</text:p>
          </table:table-cell>
          <table:table-cell office:value-type="float" office:value="14970.76352" table:style-name="ce21">
            <text:p>14970,76352</text:p>
          </table:table-cell>
          <table:table-cell office:value-type="float" office:value="3131.6552000000001" table:style-name="ce21">
            <text:p>3131,6552</text:p>
          </table:table-cell>
          <table:table-cell office:value-type="float" office:value="838.60519999999997" table:style-name="ce21">
            <text:p>838,6052</text:p>
          </table:table-cell>
          <table:table-cell office:value-type="float" office:value="2933.8621400000002" table:style-name="ce21">
            <text:p>2933,86214</text:p>
          </table:table-cell>
          <table:table-cell office:value-type="float" office:value="3087.5268000000001" table:style-name="ce21">
            <text:p>3087,5268</text:p>
          </table:table-cell>
          <table:table-cell office:value-type="float" office:value="2400.4213500000001" table:style-name="ce21">
            <text:p>2400,42135</text:p>
          </table:table-cell>
          <table:table-cell office:value-type="float" office:value="1937.48224" table:style-name="ce21">
            <text:p>1937,48224</text:p>
          </table:table-cell>
          <table:table-cell office:value-type="float" office:value="1285.8372899999999" table:style-name="ce21">
            <text:p>1285,83729</text:p>
          </table:table-cell>
          <table:table-cell office:value-type="float" office:value="192.69175999999999" table:style-name="ce21">
            <text:p>192,69176</text:p>
          </table:table-cell>
          <table:table-cell office:value-type="float" office:value="23.636839999999999" table:style-name="ce21">
            <text:p>23,63684</text:p>
          </table:table-cell>
          <table:table-cell office:value-type="float" office:value="21.302720000000001" table:style-name="ce21">
            <text:p>21,30272</text:p>
          </table:table-cell>
          <table:table-cell office:value-type="float" office:value="39" table:style-name="ce22">
            <text:p>3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0: Ward 20</text:p>
          </table:table-cell>
          <table:table-cell office:value-type="float" office:value="13024.19348" table:style-name="ce21">
            <text:p>13024,19348</text:p>
          </table:table-cell>
          <table:table-cell office:value-type="float" office:value="2383.1723200000001" table:style-name="ce21">
            <text:p>2383,17232</text:p>
          </table:table-cell>
          <table:table-cell office:value-type="float" office:value="600.32322999999997" table:style-name="ce21">
            <text:p>600,32323</text:p>
          </table:table-cell>
          <table:table-cell office:value-type="float" office:value="2187.1258899999998" table:style-name="ce21">
            <text:p>2187,12589</text:p>
          </table:table-cell>
          <table:table-cell office:value-type="float" office:value="2442.1228799999999" table:style-name="ce21">
            <text:p>2442,12288</text:p>
          </table:table-cell>
          <table:table-cell office:value-type="float" office:value="1375.68109" table:style-name="ce21">
            <text:p>1375,68109</text:p>
          </table:table-cell>
          <table:table-cell office:value-type="float" office:value="393.86097000000001" table:style-name="ce21">
            <text:p>393,86097</text:p>
          </table:table-cell>
          <table:table-cell office:value-type="float" office:value="101.66637" table:style-name="ce21">
            <text:p>101,66637</text:p>
          </table:table-cell>
          <table:table-cell office:value-type="float" office:value="30.70919" table:style-name="ce21">
            <text:p>30,70919</text:p>
          </table:table-cell>
          <table:table-cell office:value-type="float" office:value="2.3875799999999998" table:style-name="ce21">
            <text:p>2,38758</text:p>
          </table:table-cell>
          <table:table-cell office:value-type="float" office:value="7.0977600000000001" table:style-name="ce21">
            <text:p>7,09776</text:p>
          </table:table-cell>
          <table:table-cell office:value-type="float" office:value="8" table:style-name="ce22">
            <text:p>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1: Ward 21</text:p>
          </table:table-cell>
          <table:table-cell office:value-type="float" office:value="326.59854000000001" table:style-name="ce21">
            <text:p>326,59854</text:p>
          </table:table-cell>
          <table:table-cell office:value-type="float" office:value="7.0383599999999999" table:style-name="ce21">
            <text:p>7,03836</text:p>
          </table:table-cell>
          <table:table-cell office:value-type="float" office:value="12.721640000000001" table:style-name="ce21">
            <text:p>12,72164</text:p>
          </table:table-cell>
          <table:table-cell office:value-type="float" office:value="60.587069999999997" table:style-name="ce21">
            <text:p>60,58707</text:p>
          </table:table-cell>
          <table:table-cell office:value-type="float" office:value="170.36143999999999" table:style-name="ce21">
            <text:p>170,36144</text:p>
          </table:table-cell>
          <table:table-cell office:value-type="float" office:value="111.46268999999999" table:style-name="ce21">
            <text:p>111,46269</text:p>
          </table:table-cell>
          <table:table-cell office:value-type="float" office:value="121.02585999999999" table:style-name="ce21">
            <text:p>121,02586</text:p>
          </table:table-cell>
          <table:table-cell office:value-type="float" office:value="167.67551" table:style-name="ce21">
            <text:p>167,67551</text:p>
          </table:table-cell>
          <table:table-cell office:value-type="float" office:value="81.441280000000006" table:style-name="ce21">
            <text:p>81,44128</text:p>
          </table:table-cell>
          <table:table-cell office:value-type="float" office:value="26.025120000000001" table:style-name="ce21">
            <text:p>26,02512</text:p>
          </table:table-cell>
          <table:table-cell office:value-type="float" office:value="7.0977600000000001" table:style-name="ce21">
            <text:p>7,09776</text:p>
          </table:table-cell>
          <table:table-cell office:value-type="float" office:value="14" table:style-name="ce22">
            <text:p>1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2: Ward 22</text:p>
          </table:table-cell>
          <table:table-cell office:value-type="float" office:value="12320.14811" table:style-name="ce21">
            <text:p>12320,14811</text:p>
          </table:table-cell>
          <table:table-cell office:value-type="float" office:value="735.82530999999994" table:style-name="ce21">
            <text:p>735,82531</text:p>
          </table:table-cell>
          <table:table-cell office:value-type="float" office:value="517.05451000000005" table:style-name="ce21">
            <text:p>517,05451</text:p>
          </table:table-cell>
          <table:table-cell office:value-type="float" office:value="2994.7826700000001" table:style-name="ce21">
            <text:p>2994,78267</text:p>
          </table:table-cell>
          <table:table-cell office:value-type="float" office:value="2076.1202699999999" table:style-name="ce21">
            <text:p>2076,12027</text:p>
          </table:table-cell>
          <table:table-cell office:value-type="float" office:value="2220.5651699999999" table:style-name="ce21">
            <text:p>2220,56517</text:p>
          </table:table-cell>
          <table:table-cell office:value-type="float" office:value="1958.4869200000001" table:style-name="ce21">
            <text:p>1958,48692</text:p>
          </table:table-cell>
          <table:table-cell office:value-type="float" office:value="1143.6845800000001" table:style-name="ce21">
            <text:p>1143,68458</text:p>
          </table:table-cell>
          <table:table-cell office:value-type="float" office:value="278.82907" table:style-name="ce21">
            <text:p>278,82907</text:p>
          </table:table-cell>
          <table:table-cell office:value-type="float" office:value="32.729179999999999" table:style-name="ce21">
            <text:p>32,72918</text:p>
          </table:table-cell>
          <table:table-cell office:value-type="float" office:value="37.813929999999999" table:style-name="ce21">
            <text:p>37,81393</text:p>
          </table:table-cell>
          <table:table-cell office:value-type="float" office:value="61" table:style-name="ce22">
            <text:p>6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3: Ward 23</text:p>
          </table:table-cell>
          <table:table-cell office:value-type="float" office:value="1012.09885" table:style-name="ce21">
            <text:p>1012,09885</text:p>
          </table:table-cell>
          <table:table-cell office:value-type="float" office:value="174.26358999999999" table:style-name="ce21">
            <text:p>174,26359</text:p>
          </table:table-cell>
          <table:table-cell office:value-type="float" office:value="82.265309999999999" table:style-name="ce21">
            <text:p>82,26531</text:p>
          </table:table-cell>
          <table:table-cell office:value-type="float" office:value="220.31210999999999" table:style-name="ce21">
            <text:p>220,31211</text:p>
          </table:table-cell>
          <table:table-cell office:value-type="float" office:value="205.18727000000001" table:style-name="ce21">
            <text:p>205,18727</text:p>
          </table:table-cell>
          <table:table-cell office:value-type="float" office:value="143.93652" table:style-name="ce21">
            <text:p>143,93652</text:p>
          </table:table-cell>
          <table:table-cell office:value-type="float" office:value="196.88140000000001" table:style-name="ce21">
            <text:p>196,8814</text:p>
          </table:table-cell>
          <table:table-cell office:value-type="float" office:value="243.24096" table:style-name="ce21">
            <text:p>243,24096</text:p>
          </table:table-cell>
          <table:table-cell office:value-type="float" office:value="113.17537" table:style-name="ce21">
            <text:p>113,17537</text:p>
          </table:table-cell>
          <table:table-cell office:value-type="float" office:value="37.047539999999998" table:style-name="ce21">
            <text:p>37,04754</text:p>
          </table:table-cell>
          <table:table-cell office:value-type="float" office:value="9.4636800000000001" table:style-name="ce21">
            <text:p>9,46368</text:p>
          </table:table-cell>
          <table:table-cell office:value-type="float" office:value="13" table:style-name="ce22">
            <text:p>1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4: Ward 24</text:p>
          </table:table-cell>
          <table:table-cell office:value-type="float" office:value="12198.06187" table:style-name="ce21">
            <text:p>12198,06187</text:p>
          </table:table-cell>
          <table:table-cell office:value-type="float" office:value="1703.5597700000001" table:style-name="ce21">
            <text:p>1703,55977</text:p>
          </table:table-cell>
          <table:table-cell office:value-type="float" office:value="616.36730999999997" table:style-name="ce21">
            <text:p>616,36731</text:p>
          </table:table-cell>
          <table:table-cell office:value-type="float" office:value="3837.4691499999999" table:style-name="ce21">
            <text:p>3837,46915</text:p>
          </table:table-cell>
          <table:table-cell office:value-type="float" office:value="2162.74269" table:style-name="ce21">
            <text:p>2162,74269</text:p>
          </table:table-cell>
          <table:table-cell office:value-type="float" office:value="1502.30034" table:style-name="ce21">
            <text:p>1502,30034</text:p>
          </table:table-cell>
          <table:table-cell office:value-type="float" office:value="635.99203999999997" table:style-name="ce21">
            <text:p>635,99204</text:p>
          </table:table-cell>
          <table:table-cell office:value-type="float" office:value="186.85092" table:style-name="ce21">
            <text:p>186,85092</text:p>
          </table:table-cell>
          <table:table-cell office:value-type="float" office:value="36.684950000000001" table:style-name="ce21">
            <text:p>36,68495</text:p>
          </table:table-cell>
          <table:table-cell office:value-type="float" office:value="3.54888" table:style-name="ce21">
            <text:p>3,54888</text:p>
          </table:table-cell>
          <table:table-cell office:value-type="float" office:value="7.0977600000000001" table:style-name="ce21">
            <text:p>7,09776</text:p>
          </table:table-cell>
          <table:table-cell office:value-type="float" office:value="12" table:style-name="ce22">
            <text:p>1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5: Ward 25</text:p>
          </table:table-cell>
          <table:table-cell office:value-type="float" office:value="16012.98515" table:style-name="ce21">
            <text:p>16012,98515</text:p>
          </table:table-cell>
          <table:table-cell office:value-type="float" office:value="1023.98976" table:style-name="ce21">
            <text:p>1023,98976</text:p>
          </table:table-cell>
          <table:table-cell office:value-type="float" office:value="786.92439000000002" table:style-name="ce21">
            <text:p>786,92439</text:p>
          </table:table-cell>
          <table:table-cell office:value-type="float" office:value="4096.3606099999997" table:style-name="ce21">
            <text:p>4096,36061</text:p>
          </table:table-cell>
          <table:table-cell office:value-type="float" office:value="3223.1415900000002" table:style-name="ce21">
            <text:p>3223,14159</text:p>
          </table:table-cell>
          <table:table-cell office:value-type="float" office:value="2310.3262199999999" table:style-name="ce21">
            <text:p>2310,32622</text:p>
          </table:table-cell>
          <table:table-cell office:value-type="float" office:value="1081.99533" table:style-name="ce21">
            <text:p>1081,99533</text:p>
          </table:table-cell>
          <table:table-cell office:value-type="float" office:value="443.60539" table:style-name="ce21">
            <text:p>443,60539</text:p>
          </table:table-cell>
          <table:table-cell office:value-type="float" office:value="87.347130000000007" table:style-name="ce21">
            <text:p>87,34713</text:p>
          </table:table-cell>
          <table:table-cell office:value-type="float" office:value="15.37848" table:style-name="ce21">
            <text:p>15,37848</text:p>
          </table:table-cell>
          <table:table-cell office:value-type="float" office:value="5.9147999999999996" table:style-name="ce21">
            <text:p>5,9148</text:p>
          </table:table-cell>
          <table:table-cell office:value-type="float" office:value="12" table:style-name="ce22">
            <text:p>1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6: Ward 26</text:p>
          </table:table-cell>
          <table:table-cell office:value-type="float" office:value="7741.3826300000001" table:style-name="ce21">
            <text:p>7741,38263</text:p>
          </table:table-cell>
          <table:table-cell office:value-type="float" office:value="384.96958999999998" table:style-name="ce21">
            <text:p>384,96959</text:p>
          </table:table-cell>
          <table:table-cell office:value-type="float" office:value="288.35723999999999" table:style-name="ce21">
            <text:p>288,35724</text:p>
          </table:table-cell>
          <table:table-cell office:value-type="float" office:value="1783.4291800000001" table:style-name="ce21">
            <text:p>1783,42918</text:p>
          </table:table-cell>
          <table:table-cell office:value-type="float" office:value="1667.3932" table:style-name="ce21">
            <text:p>1667,3932</text:p>
          </table:table-cell>
          <table:table-cell office:value-type="float" office:value="1373.3985499999999" table:style-name="ce21">
            <text:p>1373,39855</text:p>
          </table:table-cell>
          <table:table-cell office:value-type="float" office:value="1212.0680600000001" table:style-name="ce21">
            <text:p>1212,06806</text:p>
          </table:table-cell>
          <table:table-cell office:value-type="float" office:value="773.45866000000001" table:style-name="ce21">
            <text:p>773,45866</text:p>
          </table:table-cell>
          <table:table-cell office:value-type="float" office:value="179.69918999999999" table:style-name="ce21">
            <text:p>179,69919</text:p>
          </table:table-cell>
          <table:table-cell office:value-type="float" office:value="22.467770000000002" table:style-name="ce21">
            <text:p>22,46777</text:p>
          </table:table-cell>
          <table:table-cell office:value-type="float" office:value="12.82113" table:style-name="ce21">
            <text:p>12,82113</text:p>
          </table:table-cell>
          <table:table-cell office:value-type="float" office:value="18" table:style-name="ce22">
            <text:p>1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7: Ward 27</text:p>
          </table:table-cell>
          <table:table-cell office:value-type="float" office:value="3118.2737499999998" table:style-name="ce21">
            <text:p>3118,27375</text:p>
          </table:table-cell>
          <table:table-cell office:value-type="float" office:value="54.738" table:style-name="ce21">
            <text:p>54,738</text:p>
          </table:table-cell>
          <table:table-cell office:value-type="float" office:value="65.657799999999995" table:style-name="ce21">
            <text:p>65,6578</text:p>
          </table:table-cell>
          <table:table-cell office:value-type="float" office:value="380.13772" table:style-name="ce21">
            <text:p>380,13772</text:p>
          </table:table-cell>
          <table:table-cell office:value-type="float" office:value="420.98599999999999" table:style-name="ce21">
            <text:p>420,986</text:p>
          </table:table-cell>
          <table:table-cell office:value-type="float" office:value="740.20560999999998" table:style-name="ce21">
            <text:p>740,20561</text:p>
          </table:table-cell>
          <table:table-cell office:value-type="float" office:value="1307.54585" table:style-name="ce21">
            <text:p>1307,54585</text:p>
          </table:table-cell>
          <table:table-cell office:value-type="float" office:value="1090.08476" table:style-name="ce21">
            <text:p>1090,08476</text:p>
          </table:table-cell>
          <table:table-cell office:value-type="float" office:value="375.36935" table:style-name="ce21">
            <text:p>375,36935</text:p>
          </table:table-cell>
          <table:table-cell office:value-type="float" office:value="49.470529999999997" table:style-name="ce21">
            <text:p>49,47053</text:p>
          </table:table-cell>
          <table:table-cell office:value-type="float" office:value="20.110320000000002" table:style-name="ce21">
            <text:p>20,11032</text:p>
          </table:table-cell>
          <table:table-cell office:value-type="float" office:value="37" table:style-name="ce22">
            <text:p>3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8: Ward 28</text:p>
          </table:table-cell>
          <table:table-cell office:value-type="float" office:value="14314.16648" table:style-name="ce21">
            <text:p>14314,16648</text:p>
          </table:table-cell>
          <table:table-cell office:value-type="float" office:value="1617.88897" table:style-name="ce21">
            <text:p>1617,88897</text:p>
          </table:table-cell>
          <table:table-cell office:value-type="float" office:value="686.55927999999994" table:style-name="ce21">
            <text:p>686,55928</text:p>
          </table:table-cell>
          <table:table-cell office:value-type="float" office:value="3883.6739600000001" table:style-name="ce21">
            <text:p>3883,67396</text:p>
          </table:table-cell>
          <table:table-cell office:value-type="float" office:value="2911.1041599999999" table:style-name="ce21">
            <text:p>2911,10416</text:p>
          </table:table-cell>
          <table:table-cell office:value-type="float" office:value="2213.6744600000002" table:style-name="ce21">
            <text:p>2213,67446</text:p>
          </table:table-cell>
          <table:table-cell office:value-type="float" office:value="1103.47668" table:style-name="ce21">
            <text:p>1103,47668</text:p>
          </table:table-cell>
          <table:table-cell office:value-type="float" office:value="346.59244000000001" table:style-name="ce21">
            <text:p>346,59244</text:p>
          </table:table-cell>
          <table:table-cell office:value-type="float" office:value="46.077010000000001" table:style-name="ce21">
            <text:p>46,07701</text:p>
          </table:table-cell>
          <table:table-cell office:value-type="float" office:value="5.9009099999999997" table:style-name="ce21">
            <text:p>5,90091</text:p>
          </table:table-cell>
          <table:table-cell office:value-type="float" office:value="11.812659999999999" table:style-name="ce21">
            <text:p>11,81266</text:p>
          </table:table-cell>
          <table:table-cell office:value-type="float" office:value="15" table:style-name="ce22">
            <text:p>1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9: Ward 29</text:p>
          </table:table-cell>
          <table:table-cell office:value-type="float" office:value="17646.850310000002" table:style-name="ce21">
            <text:p>17646,85031</text:p>
          </table:table-cell>
          <table:table-cell office:value-type="float" office:value="3672.50126" table:style-name="ce21">
            <text:p>3672,50126</text:p>
          </table:table-cell>
          <table:table-cell office:value-type="float" office:value="906.63675999999998" table:style-name="ce21">
            <text:p>906,63676</text:p>
          </table:table-cell>
          <table:table-cell office:value-type="float" office:value="5262.1558400000004" table:style-name="ce21">
            <text:p>5262,15584</text:p>
          </table:table-cell>
          <table:table-cell office:value-type="float" office:value="3810.45066" table:style-name="ce21">
            <text:p>3810,45066</text:p>
          </table:table-cell>
          <table:table-cell office:value-type="float" office:value="3004.5442200000002" table:style-name="ce21">
            <text:p>3004,54422</text:p>
          </table:table-cell>
          <table:table-cell office:value-type="float" office:value="1452.2776200000001" table:style-name="ce21">
            <text:p>1452,27762</text:p>
          </table:table-cell>
          <table:table-cell office:value-type="float" office:value="576.86667999999997" table:style-name="ce21">
            <text:p>576,86668</text:p>
          </table:table-cell>
          <table:table-cell office:value-type="float" office:value="86.220460000000003" table:style-name="ce21">
            <text:p>86,22046</text:p>
          </table:table-cell>
          <table:table-cell office:value-type="float" office:value="9.4636800000000001" table:style-name="ce21">
            <text:p>9,46368</text:p>
          </table:table-cell>
          <table:table-cell office:value-type="float" office:value="23.655449999999998" table:style-name="ce21">
            <text:p>23,65545</text:p>
          </table:table-cell>
          <table:table-cell office:value-type="float" office:value="33" table:style-name="ce22">
            <text:p>3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0: Ward 30</text:p>
          </table:table-cell>
          <table:table-cell office:value-type="float" office:value="13743.332909999999" table:style-name="ce21">
            <text:p>13743,33291</text:p>
          </table:table-cell>
          <table:table-cell office:value-type="float" office:value="1789.2670800000001" table:style-name="ce21">
            <text:p>1789,26708</text:p>
          </table:table-cell>
          <table:table-cell office:value-type="float" office:value="653.22389999999996" table:style-name="ce21">
            <text:p>653,2239</text:p>
          </table:table-cell>
          <table:table-cell office:value-type="float" office:value="3814.1423" table:style-name="ce21">
            <text:p>3814,1423</text:p>
          </table:table-cell>
          <table:table-cell office:value-type="float" office:value="2763.0406699999999" table:style-name="ce21">
            <text:p>2763,04067</text:p>
          </table:table-cell>
          <table:table-cell office:value-type="float" office:value="2373.0947700000002" table:style-name="ce21">
            <text:p>2373,09477</text:p>
          </table:table-cell>
          <table:table-cell office:value-type="float" office:value="1439.12788" table:style-name="ce21">
            <text:p>1439,12788</text:p>
          </table:table-cell>
          <table:table-cell office:value-type="float" office:value="610.26832000000002" table:style-name="ce21">
            <text:p>610,26832</text:p>
          </table:table-cell>
          <table:table-cell office:value-type="float" office:value="83.908510000000007" table:style-name="ce21">
            <text:p>83,90851</text:p>
          </table:table-cell>
          <table:table-cell office:value-type="float" office:value="9.4853400000000008" table:style-name="ce21">
            <text:p>9,48534</text:p>
          </table:table-cell>
          <table:table-cell office:value-type="float" office:value="9.4514600000000009" table:style-name="ce21">
            <text:p>9,45146</text:p>
          </table:table-cell>
          <table:table-cell office:value-type="float" office:value="13" table:style-name="ce22">
            <text:p>1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1: Ward 31</text:p>
          </table:table-cell>
          <table:table-cell office:value-type="float" office:value="13413.88744" table:style-name="ce21">
            <text:p>13413,88744</text:p>
          </table:table-cell>
          <table:table-cell office:value-type="float" office:value="3385.44328" table:style-name="ce21">
            <text:p>3385,44328</text:p>
          </table:table-cell>
          <table:table-cell office:value-type="float" office:value="798.57322999999997" table:style-name="ce21">
            <text:p>798,57323</text:p>
          </table:table-cell>
          <table:table-cell office:value-type="float" office:value="3969.78" table:style-name="ce21">
            <text:p>3969,78</text:p>
          </table:table-cell>
          <table:table-cell office:value-type="float" office:value="2675.1400199999998" table:style-name="ce21">
            <text:p>2675,14002</text:p>
          </table:table-cell>
          <table:table-cell office:value-type="float" office:value="1843.40337" table:style-name="ce21">
            <text:p>1843,40337</text:p>
          </table:table-cell>
          <table:table-cell office:value-type="float" office:value="866.36094000000003" table:style-name="ce21">
            <text:p>866,36094</text:p>
          </table:table-cell>
          <table:table-cell office:value-type="float" office:value="359.51686999999998" table:style-name="ce21">
            <text:p>359,51687</text:p>
          </table:table-cell>
          <table:table-cell office:value-type="float" office:value="83.772660000000002" table:style-name="ce21">
            <text:p>83,77266</text:p>
          </table:table-cell>
          <table:table-cell office:value-type="float" office:value="10.638170000000001" table:style-name="ce21">
            <text:p>10,63817</text:p>
          </table:table-cell>
          <table:table-cell office:value-type="float" office:value="13.00409" table:style-name="ce21">
            <text:p>13,00409</text:p>
          </table:table-cell>
          <table:table-cell office:value-type="float" office:value="22" table:style-name="ce22">
            <text:p>2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2: Ward 32</text:p>
          </table:table-cell>
          <table:table-cell office:value-type="float" office:value="12348.43262" table:style-name="ce21">
            <text:p>12348,43262</text:p>
          </table:table-cell>
          <table:table-cell office:value-type="float" office:value="2621.32728" table:style-name="ce21">
            <text:p>2621,32728</text:p>
          </table:table-cell>
          <table:table-cell office:value-type="float" office:value="542.04594999999995" table:style-name="ce21">
            <text:p>542,04595</text:p>
          </table:table-cell>
          <table:table-cell office:value-type="float" office:value="3160.3405499999999" table:style-name="ce21">
            <text:p>3160,34055</text:p>
          </table:table-cell>
          <table:table-cell office:value-type="float" office:value="2488.6943200000001" table:style-name="ce21">
            <text:p>2488,69432</text:p>
          </table:table-cell>
          <table:table-cell office:value-type="float" office:value="2194.6876600000001" table:style-name="ce21">
            <text:p>2194,68766</text:p>
          </table:table-cell>
          <table:table-cell office:value-type="float" office:value="987.55808000000002" table:style-name="ce21">
            <text:p>987,55808</text:p>
          </table:table-cell>
          <table:table-cell office:value-type="float" office:value="463.41755999999998" table:style-name="ce21">
            <text:p>463,41756</text:p>
          </table:table-cell>
          <table:table-cell office:value-type="float" office:value="68.450530000000001" table:style-name="ce21">
            <text:p>68,45053</text:p>
          </table:table-cell>
          <table:table-cell office:value-type="float" office:value="8.2352100000000004" table:style-name="ce21">
            <text:p>8,23521</text:p>
          </table:table-cell>
          <table:table-cell office:value-type="float" office:value="14.17858" table:style-name="ce21">
            <text:p>14,17858</text:p>
          </table:table-cell>
          <table:table-cell office:value-type="float" office:value="30" table:style-name="ce22">
            <text:p>3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3: Ward 33</text:p>
          </table:table-cell>
          <table:table-cell office:value-type="float" office:value="156.18292" table:style-name="ce21">
            <text:p>156,18292</text:p>
          </table:table-cell>
          <table:table-cell office:value-type="float" office:value="65.043210000000002" table:style-name="ce21">
            <text:p>65,04321</text:p>
          </table:table-cell>
          <table:table-cell office:value-type="float" office:value="16.561440000000001" table:style-name="ce21">
            <text:p>16,56144</text:p>
          </table:table-cell>
          <table:table-cell office:value-type="float" office:value="40.025500000000001" table:style-name="ce21">
            <text:p>40,0255</text:p>
          </table:table-cell>
          <table:table-cell office:value-type="float" office:value="27.208079999999999" table:style-name="ce21">
            <text:p>27,20808</text:p>
          </table:table-cell>
          <table:table-cell office:value-type="float" office:value="10.64664" table:style-name="ce21">
            <text:p>10,64664</text:p>
          </table:table-cell>
          <table:table-cell office:value-type="float" office:value="3.5404100000000001" table:style-name="ce21">
            <text:p>3,54041</text:p>
          </table:table-cell>
          <table:table-cell office:value-type="float" office:value="3.4894799999999999" table:style-name="ce21">
            <text:p>3,48948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4: Ward 34</text:p>
          </table:table-cell>
          <table:table-cell office:value-type="float" office:value="87.474189999999993" table:style-name="ce21">
            <text:p>87,47419</text:p>
          </table:table-cell>
          <table:table-cell office:value-type="float" office:value="27.188359999999999" table:style-name="ce21">
            <text:p>27,18836</text:p>
          </table:table-cell>
          <table:table-cell office:value-type="float" office:value="8.2807200000000005" table:style-name="ce21">
            <text:p>8,28072</text:p>
          </table:table-cell>
          <table:table-cell office:value-type="float" office:value="27.049189999999999" table:style-name="ce21">
            <text:p>27,04919</text:p>
          </table:table-cell>
          <table:table-cell office:value-type="float" office:value="21.293279999999999" table:style-name="ce21">
            <text:p>21,29328</text:p>
          </table:table-cell>
          <table:table-cell office:value-type="float" office:value="7.0977600000000001" table:style-name="ce21">
            <text:p>7,09776</text:p>
          </table:table-cell>
          <table:table-cell office:value-type="float" office:value="2.36592" table:style-name="ce21">
            <text:p>2,36592</text:p>
          </table:table-cell>
          <table:table-cell office:value-type="float" office:value="0" table:style-name="ce21">
            <text:p>0</text:p>
          </table:table-cell>
          <table:table-cell office:value-type="float" office:value="1.18296" table:style-name="ce21">
            <text:p>1,18296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5: Ward 35</text:p>
          </table:table-cell>
          <table:table-cell office:value-type="float" office:value="711.59298999999999" table:style-name="ce21">
            <text:p>711,59299</text:p>
          </table:table-cell>
          <table:table-cell office:value-type="float" office:value="128.56943000000001" table:style-name="ce21">
            <text:p>128,56943</text:p>
          </table:table-cell>
          <table:table-cell office:value-type="float" office:value="31.910419999999998" table:style-name="ce21">
            <text:p>31,91042</text:p>
          </table:table-cell>
          <table:table-cell office:value-type="float" office:value="121.06" table:style-name="ce21">
            <text:p>121,06</text:p>
          </table:table-cell>
          <table:table-cell office:value-type="float" office:value="117.95086000000001" table:style-name="ce21">
            <text:p>117,95086</text:p>
          </table:table-cell>
          <table:table-cell office:value-type="float" office:value="62.675849999999997" table:style-name="ce21">
            <text:p>62,67585</text:p>
          </table:table-cell>
          <table:table-cell office:value-type="float" office:value="24.744399999999999" table:style-name="ce21">
            <text:p>24,7444</text:p>
          </table:table-cell>
          <table:table-cell office:value-type="float" office:value="7.0892900000000001" table:style-name="ce21">
            <text:p>7,08929</text:p>
          </table:table-cell>
          <table:table-cell office:value-type="float" office:value="1.18296" table:style-name="ce21">
            <text:p>1,18296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6: Ward 36</text:p>
          </table:table-cell>
          <table:table-cell office:value-type="float" office:value="445.81637000000001" table:style-name="ce21">
            <text:p>445,81637</text:p>
          </table:table-cell>
          <table:table-cell office:value-type="float" office:value="139.53135" table:style-name="ce21">
            <text:p>139,53135</text:p>
          </table:table-cell>
          <table:table-cell office:value-type="float" office:value="33.043489999999998" table:style-name="ce21">
            <text:p>33,04349</text:p>
          </table:table-cell>
          <table:table-cell office:value-type="float" office:value="103.46334" table:style-name="ce21">
            <text:p>103,46334</text:p>
          </table:table-cell>
          <table:table-cell office:value-type="float" office:value="81.57105" table:style-name="ce21">
            <text:p>81,57105</text:p>
          </table:table-cell>
          <table:table-cell office:value-type="float" office:value="40.181339999999999" table:style-name="ce21">
            <text:p>40,18134</text:p>
          </table:table-cell>
          <table:table-cell office:value-type="float" office:value="4.73184" table:style-name="ce21">
            <text:p>4,73184</text:p>
          </table:table-cell>
          <table:table-cell office:value-type="float" office:value="1.17449" table:style-name="ce21">
            <text:p>1,17449</text:p>
          </table:table-cell>
          <table:table-cell office:value-type="float" office:value="2.3204099999999999" table:style-name="ce21">
            <text:p>2,3204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7: Ward 37</text:p>
          </table:table-cell>
          <table:table-cell office:value-type="float" office:value="56.828899999999997" table:style-name="ce21">
            <text:p>56,8289</text:p>
          </table:table-cell>
          <table:table-cell office:value-type="float" office:value="15.354039999999999" table:style-name="ce21">
            <text:p>15,35404</text:p>
          </table:table-cell>
          <table:table-cell office:value-type="float" office:value="3.54888" table:style-name="ce21">
            <text:p>3,54888</text:p>
          </table:table-cell>
          <table:table-cell office:value-type="float" office:value="11.693070000000001" table:style-name="ce21">
            <text:p>11,69307</text:p>
          </table:table-cell>
          <table:table-cell office:value-type="float" office:value="1.18296" table:style-name="ce21">
            <text:p>1,18296</text:p>
          </table:table-cell>
          <table:table-cell office:value-type="float" office:value="1.18296" table:style-name="ce21">
            <text:p>1,18296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8: Ward 38</text:p>
          </table:table-cell>
          <table:table-cell office:value-type="float" office:value="65.117500000000007" table:style-name="ce21">
            <text:p>65,1175</text:p>
          </table:table-cell>
          <table:table-cell office:value-type="float" office:value="14.11866" table:style-name="ce21">
            <text:p>14,11866</text:p>
          </table:table-cell>
          <table:table-cell office:value-type="float" office:value="3.5033699999999999" table:style-name="ce21">
            <text:p>3,50337</text:p>
          </table:table-cell>
          <table:table-cell office:value-type="float" office:value="23.267340000000001" table:style-name="ce21">
            <text:p>23,26734</text:p>
          </table:table-cell>
          <table:table-cell office:value-type="float" office:value="7.0977600000000001" table:style-name="ce21">
            <text:p>7,09776</text:p>
          </table:table-cell>
          <table:table-cell office:value-type="float" office:value="7.0977600000000001" table:style-name="ce21">
            <text:p>7,09776</text:p>
          </table:table-cell>
          <table:table-cell office:value-type="float" office:value="1.18296" table:style-name="ce21">
            <text:p>1,18296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9: Ward 39</text:p>
          </table:table-cell>
          <table:table-cell office:value-type="float" office:value="20.149889999999999" table:style-name="ce21">
            <text:p>20,14989</text:p>
          </table:table-cell>
          <table:table-cell office:value-type="float" office:value="10.62595" table:style-name="ce21">
            <text:p>10,62595</text:p>
          </table:table-cell>
          <table:table-cell office:value-type="float" office:value="1.18296" table:style-name="ce21">
            <text:p>1,18296</text:p>
          </table:table-cell>
          <table:table-cell office:value-type="float" office:value="9.4636800000000001" table:style-name="ce21">
            <text:p>9,46368</text:p>
          </table:table-cell>
          <table:table-cell office:value-type="float" office:value="3.54888" table:style-name="ce21">
            <text:p>3,54888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0: Ward 40</text:p>
          </table:table-cell>
          <table:table-cell office:value-type="float" office:value="100.54228999999999" table:style-name="ce21">
            <text:p>100,54229</text:p>
          </table:table-cell>
          <table:table-cell office:value-type="float" office:value="24.84882" table:style-name="ce21">
            <text:p>24,84882</text:p>
          </table:table-cell>
          <table:table-cell office:value-type="float" office:value="8.2722499999999997" table:style-name="ce21">
            <text:p>8,27225</text:p>
          </table:table-cell>
          <table:table-cell office:value-type="float" office:value="26.86103" table:style-name="ce21">
            <text:p>26,86103</text:p>
          </table:table-cell>
          <table:table-cell office:value-type="float" office:value="23.659199999999998" table:style-name="ce21">
            <text:p>23,6592</text:p>
          </table:table-cell>
          <table:table-cell office:value-type="float" office:value="8.2807200000000005" table:style-name="ce21">
            <text:p>8,28072</text:p>
          </table:table-cell>
          <table:table-cell office:value-type="float" office:value="0" table:style-name="ce21">
            <text:p>0</text:p>
          </table:table-cell>
          <table:table-cell office:value-type="float" office:value="2.35745" table:style-name="ce21">
            <text:p>2,3574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1: Ward 41</text:p>
          </table:table-cell>
          <table:table-cell office:value-type="float" office:value="120.75341" table:style-name="ce21">
            <text:p>120,75341</text:p>
          </table:table-cell>
          <table:table-cell office:value-type="float" office:value="11.91249" table:style-name="ce21">
            <text:p>11,91249</text:p>
          </table:table-cell>
          <table:table-cell office:value-type="float" office:value="9.3958100000000009" table:style-name="ce21">
            <text:p>9,39581</text:p>
          </table:table-cell>
          <table:table-cell office:value-type="float" office:value="39.583500000000001" table:style-name="ce21">
            <text:p>39,5835</text:p>
          </table:table-cell>
          <table:table-cell office:value-type="float" office:value="9.4636800000000001" table:style-name="ce21">
            <text:p>9,46368</text:p>
          </table:table-cell>
          <table:table-cell office:value-type="float" office:value="5.9147999999999996" table:style-name="ce21">
            <text:p>5,9148</text:p>
          </table:table-cell>
          <table:table-cell office:value-type="float" office:value="1.18296" table:style-name="ce21">
            <text:p>1,18296</text:p>
          </table:table-cell>
          <table:table-cell office:value-type="float" office:value="2.36592" table:style-name="ce21">
            <text:p>2,3659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2: Ward 42</text:p>
          </table:table-cell>
          <table:table-cell office:value-type="float" office:value="3378.3936100000001" table:style-name="ce21">
            <text:p>3378,39361</text:p>
          </table:table-cell>
          <table:table-cell office:value-type="float" office:value="700.18834000000004" table:style-name="ce21">
            <text:p>700,18834</text:p>
          </table:table-cell>
          <table:table-cell office:value-type="float" office:value="138.14583999999999" table:style-name="ce21">
            <text:p>138,14584</text:p>
          </table:table-cell>
          <table:table-cell office:value-type="float" office:value="1127.54198" table:style-name="ce21">
            <text:p>1127,54198</text:p>
          </table:table-cell>
          <table:table-cell office:value-type="float" office:value="484.16694999999999" table:style-name="ce21">
            <text:p>484,16695</text:p>
          </table:table-cell>
          <table:table-cell office:value-type="float" office:value="433.726" table:style-name="ce21">
            <text:p>433,726</text:p>
          </table:table-cell>
          <table:table-cell office:value-type="float" office:value="225.89759000000001" table:style-name="ce21">
            <text:p>225,89759</text:p>
          </table:table-cell>
          <table:table-cell office:value-type="float" office:value="60.304850000000002" table:style-name="ce21">
            <text:p>60,30485</text:p>
          </table:table-cell>
          <table:table-cell office:value-type="float" office:value="14.203290000000001" table:style-name="ce21">
            <text:p>14,20329</text:p>
          </table:table-cell>
          <table:table-cell office:value-type="float" office:value="10.59266" table:style-name="ce21">
            <text:p>10,59266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2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3: Ward 43</text:p>
          </table:table-cell>
          <table:table-cell office:value-type="float" office:value="15537.10529" table:style-name="ce21">
            <text:p>15537,10529</text:p>
          </table:table-cell>
          <table:table-cell office:value-type="float" office:value="602.12297000000001" table:style-name="ce21">
            <text:p>602,12297</text:p>
          </table:table-cell>
          <table:table-cell office:value-type="float" office:value="397.34647000000001" table:style-name="ce21">
            <text:p>397,34647</text:p>
          </table:table-cell>
          <table:table-cell office:value-type="float" office:value="2891.5509000000002" table:style-name="ce21">
            <text:p>2891,5509</text:p>
          </table:table-cell>
          <table:table-cell office:value-type="float" office:value="2423.3887800000002" table:style-name="ce21">
            <text:p>2423,38878</text:p>
          </table:table-cell>
          <table:table-cell office:value-type="float" office:value="3781.8262399999999" table:style-name="ce21">
            <text:p>3781,82624</text:p>
          </table:table-cell>
          <table:table-cell office:value-type="float" office:value="4039.8649700000001" table:style-name="ce21">
            <text:p>4039,86497</text:p>
          </table:table-cell>
          <table:table-cell office:value-type="float" office:value="2289.1504599999998" table:style-name="ce21">
            <text:p>2289,15046</text:p>
          </table:table-cell>
          <table:table-cell office:value-type="float" office:value="321.77830999999998" table:style-name="ce21">
            <text:p>321,77831</text:p>
          </table:table-cell>
          <table:table-cell office:value-type="float" office:value="36.663290000000003" table:style-name="ce21">
            <text:p>36,66329</text:p>
          </table:table-cell>
          <table:table-cell office:value-type="float" office:value="49.6721" table:style-name="ce21">
            <text:p>49,6721</text:p>
          </table:table-cell>
          <table:table-cell office:value-type="float" office:value="60" table:style-name="ce22">
            <text:p>6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4: Ward 44</text:p>
          </table:table-cell>
          <table:table-cell office:value-type="float" office:value="8289.6880000000001" table:style-name="ce21">
            <text:p>8289,688</text:p>
          </table:table-cell>
          <table:table-cell office:value-type="float" office:value="1603.7614699999999" table:style-name="ce21">
            <text:p>1603,76147</text:p>
          </table:table-cell>
          <table:table-cell office:value-type="float" office:value="299.67036000000002" table:style-name="ce21">
            <text:p>299,67036</text:p>
          </table:table-cell>
          <table:table-cell office:value-type="float" office:value="3119.6040699999999" table:style-name="ce21">
            <text:p>3119,60407</text:p>
          </table:table-cell>
          <table:table-cell office:value-type="float" office:value="1425.0674899999999" table:style-name="ce21">
            <text:p>1425,06749</text:p>
          </table:table-cell>
          <table:table-cell office:value-type="float" office:value="1221.0548899999999" table:style-name="ce21">
            <text:p>1221,05489</text:p>
          </table:table-cell>
          <table:table-cell office:value-type="float" office:value="891.93983000000003" table:style-name="ce21">
            <text:p>891,93983</text:p>
          </table:table-cell>
          <table:table-cell office:value-type="float" office:value="402.89107999999999" table:style-name="ce21">
            <text:p>402,89108</text:p>
          </table:table-cell>
          <table:table-cell office:value-type="float" office:value="65.811970000000002" table:style-name="ce21">
            <text:p>65,81197</text:p>
          </table:table-cell>
          <table:table-cell office:value-type="float" office:value="11.829599999999999" table:style-name="ce21">
            <text:p>11,8296</text:p>
          </table:table-cell>
          <table:table-cell office:value-type="float" office:value="10.6297" table:style-name="ce21">
            <text:p>10,6297</text:p>
          </table:table-cell>
          <table:table-cell office:value-type="float" office:value="17" table:style-name="ce22">
            <text:p>1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5: Ward 45</text:p>
          </table:table-cell>
          <table:table-cell office:value-type="float" office:value="11186.23187" table:style-name="ce21">
            <text:p>11186,23187</text:p>
          </table:table-cell>
          <table:table-cell office:value-type="float" office:value="2829.4338699999998" table:style-name="ce21">
            <text:p>2829,43387</text:p>
          </table:table-cell>
          <table:table-cell office:value-type="float" office:value="715.27530000000002" table:style-name="ce21">
            <text:p>715,2753</text:p>
          </table:table-cell>
          <table:table-cell office:value-type="float" office:value="3298.5041500000002" table:style-name="ce21">
            <text:p>3298,50415</text:p>
          </table:table-cell>
          <table:table-cell office:value-type="float" office:value="1486.5908899999999" table:style-name="ce21">
            <text:p>1486,59089</text:p>
          </table:table-cell>
          <table:table-cell office:value-type="float" office:value="725.01509999999996" table:style-name="ce21">
            <text:p>725,0151</text:p>
          </table:table-cell>
          <table:table-cell office:value-type="float" office:value="202.22644" table:style-name="ce21">
            <text:p>202,22644</text:p>
          </table:table-cell>
          <table:table-cell office:value-type="float" office:value="67.318610000000007" table:style-name="ce21">
            <text:p>67,31861</text:p>
          </table:table-cell>
          <table:table-cell office:value-type="float" office:value="33.007240000000003" table:style-name="ce21">
            <text:p>33,00724</text:p>
          </table:table-cell>
          <table:table-cell office:value-type="float" office:value="3.5404100000000001" table:style-name="ce21">
            <text:p>3,54041</text:p>
          </table:table-cell>
          <table:table-cell office:value-type="float" office:value="8.3240400000000001" table:style-name="ce21">
            <text:p>8,32404</text:p>
          </table:table-cell>
          <table:table-cell office:value-type="float" office:value="10" table:style-name="ce22">
            <text:p>1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6: Ward 46</text:p>
          </table:table-cell>
          <table:table-cell office:value-type="float" office:value="14657.652990000001" table:style-name="ce21">
            <text:p>14657,65299</text:p>
          </table:table-cell>
          <table:table-cell office:value-type="float" office:value="1619.22795" table:style-name="ce21">
            <text:p>1619,22795</text:p>
          </table:table-cell>
          <table:table-cell office:value-type="float" office:value="581.20668000000001" table:style-name="ce21">
            <text:p>581,20668</text:p>
          </table:table-cell>
          <table:table-cell office:value-type="float" office:value="4568.7259199999999" table:style-name="ce21">
            <text:p>4568,72592</text:p>
          </table:table-cell>
          <table:table-cell office:value-type="float" office:value="1821.0585100000001" table:style-name="ce21">
            <text:p>1821,05851</text:p>
          </table:table-cell>
          <table:table-cell office:value-type="float" office:value="1593.9258299999999" table:style-name="ce21">
            <text:p>1593,92583</text:p>
          </table:table-cell>
          <table:table-cell office:value-type="float" office:value="1194.4051899999999" table:style-name="ce21">
            <text:p>1194,40519</text:p>
          </table:table-cell>
          <table:table-cell office:value-type="float" office:value="699.73802999999998" table:style-name="ce21">
            <text:p>699,73803</text:p>
          </table:table-cell>
          <table:table-cell office:value-type="float" office:value="205.39482000000001" table:style-name="ce21">
            <text:p>205,39482</text:p>
          </table:table-cell>
          <table:table-cell office:value-type="float" office:value="44.938589999999998" table:style-name="ce21">
            <text:p>44,93859</text:p>
          </table:table-cell>
          <table:table-cell office:value-type="float" office:value="15.370010000000001" table:style-name="ce21">
            <text:p>15,37001</text:p>
          </table:table-cell>
          <table:table-cell office:value-type="float" office:value="20" table:style-name="ce22">
            <text:p>2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7: Ward 47</text:p>
          </table:table-cell>
          <table:table-cell office:value-type="float" office:value="15111.38711" table:style-name="ce21">
            <text:p>15111,38711</text:p>
          </table:table-cell>
          <table:table-cell office:value-type="float" office:value="1855.4828500000001" table:style-name="ce21">
            <text:p>1855,48285</text:p>
          </table:table-cell>
          <table:table-cell office:value-type="float" office:value="977.12986999999998" table:style-name="ce21">
            <text:p>977,12987</text:p>
          </table:table-cell>
          <table:table-cell office:value-type="float" office:value="5086.4370699999999" table:style-name="ce21">
            <text:p>5086,43707</text:p>
          </table:table-cell>
          <table:table-cell office:value-type="float" office:value="2611.9279999999999" table:style-name="ce21">
            <text:p>2611,928</text:p>
          </table:table-cell>
          <table:table-cell office:value-type="float" office:value="1387.1680899999999" table:style-name="ce21">
            <text:p>1387,16809</text:p>
          </table:table-cell>
          <table:table-cell office:value-type="float" office:value="383.22584999999998" table:style-name="ce21">
            <text:p>383,22585</text:p>
          </table:table-cell>
          <table:table-cell office:value-type="float" office:value="70.970100000000002" table:style-name="ce21">
            <text:p>70,9701</text:p>
          </table:table-cell>
          <table:table-cell office:value-type="float" office:value="38.824809999999999" table:style-name="ce21">
            <text:p>38,82481</text:p>
          </table:table-cell>
          <table:table-cell office:value-type="float" office:value="1.18296" table:style-name="ce21">
            <text:p>1,18296</text:p>
          </table:table-cell>
          <table:table-cell office:value-type="float" office:value="4.6778599999999999" table:style-name="ce21">
            <text:p>4,67786</text:p>
          </table:table-cell>
          <table:table-cell office:value-type="float" office:value="5" table:style-name="ce22">
            <text:p>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8: Ward 48</text:p>
          </table:table-cell>
          <table:table-cell office:value-type="float" office:value="6391.9099500000002" table:style-name="ce21">
            <text:p>6391,90995</text:p>
          </table:table-cell>
          <table:table-cell office:value-type="float" office:value="374.18551000000002" table:style-name="ce21">
            <text:p>374,18551</text:p>
          </table:table-cell>
          <table:table-cell office:value-type="float" office:value="203.10738000000001" table:style-name="ce21">
            <text:p>203,10738</text:p>
          </table:table-cell>
          <table:table-cell office:value-type="float" office:value="2162.1460900000002" table:style-name="ce21">
            <text:p>2162,14609</text:p>
          </table:table-cell>
          <table:table-cell office:value-type="float" office:value="837.15749000000005" table:style-name="ce21">
            <text:p>837,15749</text:p>
          </table:table-cell>
          <table:table-cell office:value-type="float" office:value="1474.6833799999999" table:style-name="ce21">
            <text:p>1474,68338</text:p>
          </table:table-cell>
          <table:table-cell office:value-type="float" office:value="1620.0210999999999" table:style-name="ce21">
            <text:p>1620,0211</text:p>
          </table:table-cell>
          <table:table-cell office:value-type="float" office:value="1129.3431399999999" table:style-name="ce21">
            <text:p>1129,34314</text:p>
          </table:table-cell>
          <table:table-cell office:value-type="float" office:value="301.21438000000001" table:style-name="ce21">
            <text:p>301,21438</text:p>
          </table:table-cell>
          <table:table-cell office:value-type="float" office:value="37.7637" table:style-name="ce21">
            <text:p>37,7637</text:p>
          </table:table-cell>
          <table:table-cell office:value-type="float" office:value="17.735230000000001" table:style-name="ce21">
            <text:p>17,73523</text:p>
          </table:table-cell>
          <table:table-cell office:value-type="float" office:value="25" table:style-name="ce22">
            <text:p>2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9: Ward 49</text:p>
          </table:table-cell>
          <table:table-cell office:value-type="float" office:value="13854.95118" table:style-name="ce21">
            <text:p>13854,95118</text:p>
          </table:table-cell>
          <table:table-cell office:value-type="float" office:value="1413.5556200000001" table:style-name="ce21">
            <text:p>1413,55562</text:p>
          </table:table-cell>
          <table:table-cell office:value-type="float" office:value="509.18324999999999" table:style-name="ce21">
            <text:p>509,18325</text:p>
          </table:table-cell>
          <table:table-cell office:value-type="float" office:value="4834.9861499999997" table:style-name="ce21">
            <text:p>4834,98615</text:p>
          </table:table-cell>
          <table:table-cell office:value-type="float" office:value="2705.6205300000001" table:style-name="ce21">
            <text:p>2705,62053</text:p>
          </table:table-cell>
          <table:table-cell office:value-type="float" office:value="3099.5062800000001" table:style-name="ce21">
            <text:p>3099,50628</text:p>
          </table:table-cell>
          <table:table-cell office:value-type="float" office:value="1969.0576799999999" table:style-name="ce21">
            <text:p>1969,05768</text:p>
          </table:table-cell>
          <table:table-cell office:value-type="float" office:value="752.56170999999995" table:style-name="ce21">
            <text:p>752,56171</text:p>
          </table:table-cell>
          <table:table-cell office:value-type="float" office:value="130.70036999999999" table:style-name="ce21">
            <text:p>130,70037</text:p>
          </table:table-cell>
          <table:table-cell office:value-type="float" office:value="23.645309999999998" table:style-name="ce21">
            <text:p>23,64531</text:p>
          </table:table-cell>
          <table:table-cell office:value-type="float" office:value="25.958919999999999" table:style-name="ce21">
            <text:p>25,95892</text:p>
          </table:table-cell>
          <table:table-cell office:value-type="float" office:value="32" table:style-name="ce22">
            <text:p>3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0: Ward 50</text:p>
          </table:table-cell>
          <table:table-cell office:value-type="float" office:value="12939.03443" table:style-name="ce21">
            <text:p>12939,03443</text:p>
          </table:table-cell>
          <table:table-cell office:value-type="float" office:value="1750.93542" table:style-name="ce21">
            <text:p>1750,93542</text:p>
          </table:table-cell>
          <table:table-cell office:value-type="float" office:value="743.19078000000002" table:style-name="ce21">
            <text:p>743,19078</text:p>
          </table:table-cell>
          <table:table-cell office:value-type="float" office:value="4635.3755199999996" table:style-name="ce21">
            <text:p>4635,37552</text:p>
          </table:table-cell>
          <table:table-cell office:value-type="float" office:value="2870.6275900000001" table:style-name="ce21">
            <text:p>2870,62759</text:p>
          </table:table-cell>
          <table:table-cell office:value-type="float" office:value="2268.1357600000001" table:style-name="ce21">
            <text:p>2268,13576</text:p>
          </table:table-cell>
          <table:table-cell office:value-type="float" office:value="911.96582999999998" table:style-name="ce21">
            <text:p>911,96583</text:p>
          </table:table-cell>
          <table:table-cell office:value-type="float" office:value="201.00843" table:style-name="ce21">
            <text:p>201,00843</text:p>
          </table:table-cell>
          <table:table-cell office:value-type="float" office:value="46.004420000000003" table:style-name="ce21">
            <text:p>46,00442</text:p>
          </table:table-cell>
          <table:table-cell office:value-type="float" office:value="8.2807200000000005" table:style-name="ce21">
            <text:p>8,28072</text:p>
          </table:table-cell>
          <table:table-cell office:value-type="float" office:value="7.0892900000000001" table:style-name="ce21">
            <text:p>7,08929</text:p>
          </table:table-cell>
          <table:table-cell office:value-type="float" office:value="14" table:style-name="ce22">
            <text:p>1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1: Ward 51</text:p>
          </table:table-cell>
          <table:table-cell office:value-type="float" office:value="29.444769999999998" table:style-name="ce21">
            <text:p>29,44477</text:p>
          </table:table-cell>
          <table:table-cell office:value-type="float" office:value="3.5404100000000001" table:style-name="ce21">
            <text:p>3,54041</text:p>
          </table:table-cell>
          <table:table-cell office:value-type="float" office:value="5.8692900000000003" table:style-name="ce21">
            <text:p>5,86929</text:p>
          </table:table-cell>
          <table:table-cell office:value-type="float" office:value="13.87603" table:style-name="ce21">
            <text:p>13,87603</text:p>
          </table:table-cell>
          <table:table-cell office:value-type="float" office:value="3.54888" table:style-name="ce21">
            <text:p>3,54888</text:p>
          </table:table-cell>
          <table:table-cell office:value-type="float" office:value="8.0977599999999992" table:style-name="ce21">
            <text:p>8,09776</text:p>
          </table:table-cell>
          <table:table-cell office:value-type="float" office:value="2.36592" table:style-name="ce21">
            <text:p>2,3659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2: Ward 52</text:p>
          </table:table-cell>
          <table:table-cell office:value-type="float" office:value="38.856659999999998" table:style-name="ce21">
            <text:p>38,85666</text:p>
          </table:table-cell>
          <table:table-cell office:value-type="float" office:value="10.67774" table:style-name="ce21">
            <text:p>10,67774</text:p>
          </table:table-cell>
          <table:table-cell office:value-type="float" office:value="2.36592" table:style-name="ce21">
            <text:p>2,36592</text:p>
          </table:table-cell>
          <table:table-cell office:value-type="float" office:value="2.36592" table:style-name="ce21">
            <text:p>2,36592</text:p>
          </table:table-cell>
          <table:table-cell office:value-type="float" office:value="5.9147999999999996" table:style-name="ce21">
            <text:p>5,9148</text:p>
          </table:table-cell>
          <table:table-cell office:value-type="float" office:value="4.73184" table:style-name="ce21">
            <text:p>4,73184</text:p>
          </table:table-cell>
          <table:table-cell office:value-type="float" office:value="1.18296" table:style-name="ce21">
            <text:p>1,18296</text:p>
          </table:table-cell>
          <table:table-cell office:value-type="float" office:value="1.18296" table:style-name="ce21">
            <text:p>1,18296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3: Ward 53</text:p>
          </table:table-cell>
          <table:table-cell office:value-type="float" office:value="2600.9088000000002" table:style-name="ce21">
            <text:p>2600,9088</text:p>
          </table:table-cell>
          <table:table-cell office:value-type="float" office:value="155.26591999999999" table:style-name="ce21">
            <text:p>155,26592</text:p>
          </table:table-cell>
          <table:table-cell office:value-type="float" office:value="103.9948" table:style-name="ce21">
            <text:p>103,9948</text:p>
          </table:table-cell>
          <table:table-cell office:value-type="float" office:value="608.6585" table:style-name="ce21">
            <text:p>608,6585</text:p>
          </table:table-cell>
          <table:table-cell office:value-type="float" office:value="450.36252999999999" table:style-name="ce21">
            <text:p>450,36253</text:p>
          </table:table-cell>
          <table:table-cell office:value-type="float" office:value="570.47217999999998" table:style-name="ce21">
            <text:p>570,47218</text:p>
          </table:table-cell>
          <table:table-cell office:value-type="float" office:value="668.21880999999996" table:style-name="ce21">
            <text:p>668,21881</text:p>
          </table:table-cell>
          <table:table-cell office:value-type="float" office:value="697.37922000000003" table:style-name="ce21">
            <text:p>697,37922</text:p>
          </table:table-cell>
          <table:table-cell office:value-type="float" office:value="406.14870999999999" table:style-name="ce21">
            <text:p>406,14871</text:p>
          </table:table-cell>
          <table:table-cell office:value-type="float" office:value="114.74712" table:style-name="ce21">
            <text:p>114,74712</text:p>
          </table:table-cell>
          <table:table-cell office:value-type="float" office:value="25.84216" table:style-name="ce21">
            <text:p>25,84216</text:p>
          </table:table-cell>
          <table:table-cell office:value-type="float" office:value="45" table:style-name="ce22">
            <text:p>4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4: Ward 54</text:p>
          </table:table-cell>
          <table:table-cell office:value-type="float" office:value="397.71737999999999" table:style-name="ce21">
            <text:p>397,71738</text:p>
          </table:table-cell>
          <table:table-cell office:value-type="float" office:value="41.095959999999998" table:style-name="ce21">
            <text:p>41,09596</text:p>
          </table:table-cell>
          <table:table-cell office:value-type="float" office:value="41.736840000000001" table:style-name="ce21">
            <text:p>41,73684</text:p>
          </table:table-cell>
          <table:table-cell office:value-type="float" office:value="125.1597" table:style-name="ce21">
            <text:p>125,1597</text:p>
          </table:table-cell>
          <table:table-cell office:value-type="float" office:value="234.00167999999999" table:style-name="ce21">
            <text:p>234,00168</text:p>
          </table:table-cell>
          <table:table-cell office:value-type="float" office:value="262.03555999999998" table:style-name="ce21">
            <text:p>262,03556</text:p>
          </table:table-cell>
          <table:table-cell office:value-type="float" office:value="265.96095000000003" table:style-name="ce21">
            <text:p>265,96095</text:p>
          </table:table-cell>
          <table:table-cell office:value-type="float" office:value="173.29875000000001" table:style-name="ce21">
            <text:p>173,29875</text:p>
          </table:table-cell>
          <table:table-cell office:value-type="float" office:value="115.5086" table:style-name="ce21">
            <text:p>115,5086</text:p>
          </table:table-cell>
          <table:table-cell office:value-type="float" office:value="25.849930000000001" table:style-name="ce21">
            <text:p>25,84993</text:p>
          </table:table-cell>
          <table:table-cell office:value-type="float" office:value="15.19552" table:style-name="ce21">
            <text:p>15,19552</text:p>
          </table:table-cell>
          <table:table-cell office:value-type="float" office:value="26" table:style-name="ce22">
            <text:p>2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5: Ward 55</text:p>
          </table:table-cell>
          <table:table-cell office:value-type="float" office:value="4245.7148699999998" table:style-name="ce21">
            <text:p>4245,71487</text:p>
          </table:table-cell>
          <table:table-cell office:value-type="float" office:value="162.12200999999999" table:style-name="ce21">
            <text:p>162,12201</text:p>
          </table:table-cell>
          <table:table-cell office:value-type="float" office:value="126.92018" table:style-name="ce21">
            <text:p>126,92018</text:p>
          </table:table-cell>
          <table:table-cell office:value-type="float" office:value="962.02179000000001" table:style-name="ce21">
            <text:p>962,02179</text:p>
          </table:table-cell>
          <table:table-cell office:value-type="float" office:value="760.38842" table:style-name="ce21">
            <text:p>760,38842</text:p>
          </table:table-cell>
          <table:table-cell office:value-type="float" office:value="931.01292000000001" table:style-name="ce21">
            <text:p>931,01292</text:p>
          </table:table-cell>
          <table:table-cell office:value-type="float" office:value="916.99032" table:style-name="ce21">
            <text:p>916,99032</text:p>
          </table:table-cell>
          <table:table-cell office:value-type="float" office:value="566.31173000000001" table:style-name="ce21">
            <text:p>566,31173</text:p>
          </table:table-cell>
          <table:table-cell office:value-type="float" office:value="162.56558999999999" table:style-name="ce21">
            <text:p>162,56559</text:p>
          </table:table-cell>
          <table:table-cell office:value-type="float" office:value="41.220640000000003" table:style-name="ce21">
            <text:p>41,22064</text:p>
          </table:table-cell>
          <table:table-cell office:value-type="float" office:value="20.561440000000001" table:style-name="ce21">
            <text:p>20,56144</text:p>
          </table:table-cell>
          <table:table-cell office:value-type="float" office:value="26" table:style-name="ce22">
            <text:p>2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6: Ward 56</text:p>
          </table:table-cell>
          <table:table-cell office:value-type="float" office:value="12105.371859999999" table:style-name="ce21">
            <text:p>12105,37186</text:p>
          </table:table-cell>
          <table:table-cell office:value-type="float" office:value="716.80903999999998" table:style-name="ce21">
            <text:p>716,80904</text:p>
          </table:table-cell>
          <table:table-cell office:value-type="float" office:value="382.50765999999999" table:style-name="ce21">
            <text:p>382,50766</text:p>
          </table:table-cell>
          <table:table-cell office:value-type="float" office:value="3386.7787800000001" table:style-name="ce21">
            <text:p>3386,77878</text:p>
          </table:table-cell>
          <table:table-cell office:value-type="float" office:value="2083.6643899999999" table:style-name="ce21">
            <text:p>2083,66439</text:p>
          </table:table-cell>
          <table:table-cell office:value-type="float" office:value="2709.1401700000001" table:style-name="ce21">
            <text:p>2709,14017</text:p>
          </table:table-cell>
          <table:table-cell office:value-type="float" office:value="2251.8831500000001" table:style-name="ce21">
            <text:p>2251,88315</text:p>
          </table:table-cell>
          <table:table-cell office:value-type="float" office:value="1117.73118" table:style-name="ce21">
            <text:p>1117,73118</text:p>
          </table:table-cell>
          <table:table-cell office:value-type="float" office:value="232.25188" table:style-name="ce21">
            <text:p>232,25188</text:p>
          </table:table-cell>
          <table:table-cell office:value-type="float" office:value="43.544890000000002" table:style-name="ce21">
            <text:p>43,54489</text:p>
          </table:table-cell>
          <table:table-cell office:value-type="float" office:value="16.37848" table:style-name="ce21">
            <text:p>16,37848</text:p>
          </table:table-cell>
          <table:table-cell office:value-type="float" office:value="28" table:style-name="ce22">
            <text:p>2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7: Ward 57</text:p>
          </table:table-cell>
          <table:table-cell office:value-type="float" office:value="3057.9662499999999" table:style-name="ce21">
            <text:p>3057,96625</text:p>
          </table:table-cell>
          <table:table-cell office:value-type="float" office:value="137.29137" table:style-name="ce21">
            <text:p>137,29137</text:p>
          </table:table-cell>
          <table:table-cell office:value-type="float" office:value="107.32048" table:style-name="ce21">
            <text:p>107,32048</text:p>
          </table:table-cell>
          <table:table-cell office:value-type="float" office:value="855.75113999999996" table:style-name="ce21">
            <text:p>855,75114</text:p>
          </table:table-cell>
          <table:table-cell office:value-type="float" office:value="573.35979999999995" table:style-name="ce21">
            <text:p>573,3598</text:p>
          </table:table-cell>
          <table:table-cell office:value-type="float" office:value="777.99557000000004" table:style-name="ce21">
            <text:p>777,99557</text:p>
          </table:table-cell>
          <table:table-cell office:value-type="float" office:value="760.86563000000001" table:style-name="ce21">
            <text:p>760,86563</text:p>
          </table:table-cell>
          <table:table-cell office:value-type="float" office:value="570.29998999999998" table:style-name="ce21">
            <text:p>570,29999</text:p>
          </table:table-cell>
          <table:table-cell office:value-type="float" office:value="194.13959" table:style-name="ce21">
            <text:p>194,13959</text:p>
          </table:table-cell>
          <table:table-cell office:value-type="float" office:value="37.452550000000002" table:style-name="ce21">
            <text:p>37,45255</text:p>
          </table:table-cell>
          <table:table-cell office:value-type="float" office:value="13.82113" table:style-name="ce21">
            <text:p>13,82113</text:p>
          </table:table-cell>
          <table:table-cell office:value-type="float" office:value="18" table:style-name="ce22">
            <text:p>1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8: Ward 58</text:p>
          </table:table-cell>
          <table:table-cell office:value-type="float" office:value="1140.0729699999999" table:style-name="ce21">
            <text:p>1140,07297</text:p>
          </table:table-cell>
          <table:table-cell office:value-type="float" office:value="35.298560000000002" table:style-name="ce21">
            <text:p>35,29856</text:p>
          </table:table-cell>
          <table:table-cell office:value-type="float" office:value="26.001270000000002" table:style-name="ce21">
            <text:p>26,00127</text:p>
          </table:table-cell>
          <table:table-cell office:value-type="float" office:value="153.96247" table:style-name="ce21">
            <text:p>153,96247</text:p>
          </table:table-cell>
          <table:table-cell office:value-type="float" office:value="140.79958999999999" table:style-name="ce21">
            <text:p>140,79959</text:p>
          </table:table-cell>
          <table:table-cell office:value-type="float" office:value="263.78273000000002" table:style-name="ce21">
            <text:p>263,78273</text:p>
          </table:table-cell>
          <table:table-cell office:value-type="float" office:value="410.52159999999998" table:style-name="ce21">
            <text:p>410,5216</text:p>
          </table:table-cell>
          <table:table-cell office:value-type="float" office:value="486.52226999999999" table:style-name="ce21">
            <text:p>486,52227</text:p>
          </table:table-cell>
          <table:table-cell office:value-type="float" office:value="280.28683000000001" table:style-name="ce21">
            <text:p>280,28683</text:p>
          </table:table-cell>
          <table:table-cell office:value-type="float" office:value="102.89516" table:style-name="ce21">
            <text:p>102,89516</text:p>
          </table:table-cell>
          <table:table-cell office:value-type="float" office:value="28.39104" table:style-name="ce21">
            <text:p>28,39104</text:p>
          </table:table-cell>
          <table:table-cell office:value-type="float" office:value="39" table:style-name="ce22">
            <text:p>3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9: Ward 59</text:p>
          </table:table-cell>
          <table:table-cell office:value-type="float" office:value="467.97287" table:style-name="ce21">
            <text:p>467,97287</text:p>
          </table:table-cell>
          <table:table-cell office:value-type="float" office:value="17.585509999999999" table:style-name="ce21">
            <text:p>17,58551</text:p>
          </table:table-cell>
          <table:table-cell office:value-type="float" office:value="18.515930000000001" table:style-name="ce21">
            <text:p>18,51593</text:p>
          </table:table-cell>
          <table:table-cell office:value-type="float" office:value="88.114429999999999" table:style-name="ce21">
            <text:p>88,11443</text:p>
          </table:table-cell>
          <table:table-cell office:value-type="float" office:value="126.42403" table:style-name="ce21">
            <text:p>126,42403</text:p>
          </table:table-cell>
          <table:table-cell office:value-type="float" office:value="167.69773000000001" table:style-name="ce21">
            <text:p>167,69773</text:p>
          </table:table-cell>
          <table:table-cell office:value-type="float" office:value="289.79277999999999" table:style-name="ce21">
            <text:p>289,79278</text:p>
          </table:table-cell>
          <table:table-cell office:value-type="float" office:value="283.35066999999998" table:style-name="ce21">
            <text:p>283,35067</text:p>
          </table:table-cell>
          <table:table-cell office:value-type="float" office:value="128.48570000000001" table:style-name="ce21">
            <text:p>128,4857</text:p>
          </table:table-cell>
          <table:table-cell office:value-type="float" office:value="42.403599999999997" table:style-name="ce21">
            <text:p>42,4036</text:p>
          </table:table-cell>
          <table:table-cell office:value-type="float" office:value="4.73184" table:style-name="ce21">
            <text:p>4,73184</text:p>
          </table:table-cell>
          <table:table-cell office:value-type="float" office:value="13" table:style-name="ce22">
            <text:p>1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0: Ward 60</text:p>
          </table:table-cell>
          <table:table-cell office:value-type="float" office:value="6794.2236300000004" table:style-name="ce21">
            <text:p>6794,22363</text:p>
          </table:table-cell>
          <table:table-cell office:value-type="float" office:value="154.14891" table:style-name="ce21">
            <text:p>154,14891</text:p>
          </table:table-cell>
          <table:table-cell office:value-type="float" office:value="171.20171999999999" table:style-name="ce21">
            <text:p>171,20172</text:p>
          </table:table-cell>
          <table:table-cell office:value-type="float" office:value="1608.5590099999999" table:style-name="ce21">
            <text:p>1608,55901</text:p>
          </table:table-cell>
          <table:table-cell office:value-type="float" office:value="807.24951999999996" table:style-name="ce21">
            <text:p>807,24952</text:p>
          </table:table-cell>
          <table:table-cell office:value-type="float" office:value="1361.3147100000001" table:style-name="ce21">
            <text:p>1361,31471</text:p>
          </table:table-cell>
          <table:table-cell office:value-type="float" office:value="2031.90093" table:style-name="ce21">
            <text:p>2031,90093</text:p>
          </table:table-cell>
          <table:table-cell office:value-type="float" office:value="2073.6439999999998" table:style-name="ce21">
            <text:p>2073,644</text:p>
          </table:table-cell>
          <table:table-cell office:value-type="float" office:value="852.83227999999997" table:style-name="ce21">
            <text:p>852,83228</text:p>
          </table:table-cell>
          <table:table-cell office:value-type="float" office:value="198.64162999999999" table:style-name="ce21">
            <text:p>198,64163</text:p>
          </table:table-cell>
          <table:table-cell office:value-type="float" office:value="56.420879999999997" table:style-name="ce21">
            <text:p>56,42088</text:p>
          </table:table-cell>
          <table:table-cell office:value-type="float" office:value="117" table:style-name="ce22">
            <text:p>11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1: Ward 61</text:p>
          </table:table-cell>
          <table:table-cell office:value-type="float" office:value="4795.2239399999999" table:style-name="ce21">
            <text:p>4795,22394</text:p>
          </table:table-cell>
          <table:table-cell office:value-type="float" office:value="224.35446999999999" table:style-name="ce21">
            <text:p>224,35447</text:p>
          </table:table-cell>
          <table:table-cell office:value-type="float" office:value="200.73787999999999" table:style-name="ce21">
            <text:p>200,73788</text:p>
          </table:table-cell>
          <table:table-cell office:value-type="float" office:value="1383.6527100000001" table:style-name="ce21">
            <text:p>1383,65271</text:p>
          </table:table-cell>
          <table:table-cell office:value-type="float" office:value="1312.4455399999999" table:style-name="ce21">
            <text:p>1312,44554</text:p>
          </table:table-cell>
          <table:table-cell office:value-type="float" office:value="1058.5870600000001" table:style-name="ce21">
            <text:p>1058,58706</text:p>
          </table:table-cell>
          <table:table-cell office:value-type="float" office:value="569.93669" table:style-name="ce21">
            <text:p>569,93669</text:p>
          </table:table-cell>
          <table:table-cell office:value-type="float" office:value="267.25966" table:style-name="ce21">
            <text:p>267,25966</text:p>
          </table:table-cell>
          <table:table-cell office:value-type="float" office:value="61.314019999999999" table:style-name="ce21">
            <text:p>61,31402</text:p>
          </table:table-cell>
          <table:table-cell office:value-type="float" office:value="20.110320000000002" table:style-name="ce21">
            <text:p>20,11032</text:p>
          </table:table-cell>
          <table:table-cell office:value-type="float" office:value="7.0977600000000001" table:style-name="ce21">
            <text:p>7,09776</text:p>
          </table:table-cell>
          <table:table-cell office:value-type="float" office:value="11" table:style-name="ce22">
            <text:p>1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2: Ward 62</text:p>
          </table:table-cell>
          <table:table-cell office:value-type="float" office:value="899.26040999999998" table:style-name="ce21">
            <text:p>899,26041</text:p>
          </table:table-cell>
          <table:table-cell office:value-type="float" office:value="45.077509999999997" table:style-name="ce21">
            <text:p>45,07751</text:p>
          </table:table-cell>
          <table:table-cell office:value-type="float" office:value="34.963990000000003" table:style-name="ce21">
            <text:p>34,96399</text:p>
          </table:table-cell>
          <table:table-cell office:value-type="float" office:value="227.99884" table:style-name="ce21">
            <text:p>227,99884</text:p>
          </table:table-cell>
          <table:table-cell office:value-type="float" office:value="242.05036000000001" table:style-name="ce21">
            <text:p>242,05036</text:p>
          </table:table-cell>
          <table:table-cell office:value-type="float" office:value="313.05428999999998" table:style-name="ce21">
            <text:p>313,05429</text:p>
          </table:table-cell>
          <table:table-cell office:value-type="float" office:value="378.42129" table:style-name="ce21">
            <text:p>378,42129</text:p>
          </table:table-cell>
          <table:table-cell office:value-type="float" office:value="334.9348" table:style-name="ce21">
            <text:p>334,9348</text:p>
          </table:table-cell>
          <table:table-cell office:value-type="float" office:value="123.1347" table:style-name="ce21">
            <text:p>123,1347</text:p>
          </table:table-cell>
          <table:table-cell office:value-type="float" office:value="48.304510000000001" table:style-name="ce21">
            <text:p>48,30451</text:p>
          </table:table-cell>
          <table:table-cell office:value-type="float" office:value="17.561440000000001" table:style-name="ce21">
            <text:p>17,56144</text:p>
          </table:table-cell>
          <table:table-cell office:value-type="float" office:value="29" table:style-name="ce22">
            <text:p>2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3: Ward 63</text:p>
          </table:table-cell>
          <table:table-cell office:value-type="float" office:value="6733.8103799999999" table:style-name="ce21">
            <text:p>6733,81038</text:p>
          </table:table-cell>
          <table:table-cell office:value-type="float" office:value="147.50693000000001" table:style-name="ce21">
            <text:p>147,50693</text:p>
          </table:table-cell>
          <table:table-cell office:value-type="float" office:value="136.82915" table:style-name="ce21">
            <text:p>136,82915</text:p>
          </table:table-cell>
          <table:table-cell office:value-type="float" office:value="1342.75827" table:style-name="ce21">
            <text:p>1342,75827</text:p>
          </table:table-cell>
          <table:table-cell office:value-type="float" office:value="925.97344999999996" table:style-name="ce21">
            <text:p>925,97345</text:p>
          </table:table-cell>
          <table:table-cell office:value-type="float" office:value="1450.9651799999999" table:style-name="ce21">
            <text:p>1450,96518</text:p>
          </table:table-cell>
          <table:table-cell office:value-type="float" office:value="2234.8948399999999" table:style-name="ce21">
            <text:p>2234,89484</text:p>
          </table:table-cell>
          <table:table-cell office:value-type="float" office:value="2126.7820999999999" table:style-name="ce21">
            <text:p>2126,7821</text:p>
          </table:table-cell>
          <table:table-cell office:value-type="float" office:value="785.08261000000005" table:style-name="ce21">
            <text:p>785,08261</text:p>
          </table:table-cell>
          <table:table-cell office:value-type="float" office:value="114.56416" table:style-name="ce21">
            <text:p>114,56416</text:p>
          </table:table-cell>
          <table:table-cell office:value-type="float" office:value="40.21217" table:style-name="ce21">
            <text:p>40,21217</text:p>
          </table:table-cell>
          <table:table-cell office:value-type="float" office:value="63" table:style-name="ce22">
            <text:p>6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4: Ward 64</text:p>
          </table:table-cell>
          <table:table-cell office:value-type="float" office:value="1541.9043200000001" table:style-name="ce21">
            <text:p>1541,90432</text:p>
          </table:table-cell>
          <table:table-cell office:value-type="float" office:value="56.063099999999999" table:style-name="ce21">
            <text:p>56,0631</text:p>
          </table:table-cell>
          <table:table-cell office:value-type="float" office:value="37.584580000000003" table:style-name="ce21">
            <text:p>37,58458</text:p>
          </table:table-cell>
          <table:table-cell office:value-type="float" office:value="191.73809" table:style-name="ce21">
            <text:p>191,73809</text:p>
          </table:table-cell>
          <table:table-cell office:value-type="float" office:value="183.82496" table:style-name="ce21">
            <text:p>183,82496</text:p>
          </table:table-cell>
          <table:table-cell office:value-type="float" office:value="354.75198" table:style-name="ce21">
            <text:p>354,75198</text:p>
          </table:table-cell>
          <table:table-cell office:value-type="float" office:value="621.93598999999995" table:style-name="ce21">
            <text:p>621,93599</text:p>
          </table:table-cell>
          <table:table-cell office:value-type="float" office:value="574.50419999999997" table:style-name="ce21">
            <text:p>574,5042</text:p>
          </table:table-cell>
          <table:table-cell office:value-type="float" office:value="228.51157000000001" table:style-name="ce21">
            <text:p>228,51157</text:p>
          </table:table-cell>
          <table:table-cell office:value-type="float" office:value="41.386659999999999" table:style-name="ce21">
            <text:p>41,38666</text:p>
          </table:table-cell>
          <table:table-cell office:value-type="float" office:value="15.19552" table:style-name="ce21">
            <text:p>15,19552</text:p>
          </table:table-cell>
          <table:table-cell office:value-type="float" office:value="21" table:style-name="ce22">
            <text:p>2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5: Ward 65</text:p>
          </table:table-cell>
          <table:table-cell office:value-type="float" office:value="9791.9989000000005" table:style-name="ce21">
            <text:p>9791,9989</text:p>
          </table:table-cell>
          <table:table-cell office:value-type="float" office:value="610.12220000000002" table:style-name="ce21">
            <text:p>610,1222</text:p>
          </table:table-cell>
          <table:table-cell office:value-type="float" office:value="411.01085999999998" table:style-name="ce21">
            <text:p>411,01086</text:p>
          </table:table-cell>
          <table:table-cell office:value-type="float" office:value="3514.1811299999999" table:style-name="ce21">
            <text:p>3514,18113</text:p>
          </table:table-cell>
          <table:table-cell office:value-type="float" office:value="1874.3929800000001" table:style-name="ce21">
            <text:p>1874,39298</text:p>
          </table:table-cell>
          <table:table-cell office:value-type="float" office:value="2270.7331399999998" table:style-name="ce21">
            <text:p>2270,73314</text:p>
          </table:table-cell>
          <table:table-cell office:value-type="float" office:value="1821.836" table:style-name="ce21">
            <text:p>1821,836</text:p>
          </table:table-cell>
          <table:table-cell office:value-type="float" office:value="860.83708000000001" table:style-name="ce21">
            <text:p>860,83708</text:p>
          </table:table-cell>
          <table:table-cell office:value-type="float" office:value="166.70713000000001" table:style-name="ce21">
            <text:p>166,70713</text:p>
          </table:table-cell>
          <table:table-cell office:value-type="float" office:value="23.650729999999999" table:style-name="ce21">
            <text:p>23,65073</text:p>
          </table:table-cell>
          <table:table-cell office:value-type="float" office:value="16.544499999999999" table:style-name="ce21">
            <text:p>16,5445</text:p>
          </table:table-cell>
          <table:table-cell office:value-type="float" office:value="21" table:style-name="ce22">
            <text:p>2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6: Ward 66</text:p>
          </table:table-cell>
          <table:table-cell office:value-type="float" office:value="11526.93456" table:style-name="ce21">
            <text:p>11526,93456</text:p>
          </table:table-cell>
          <table:table-cell office:value-type="float" office:value="2377.5738700000002" table:style-name="ce21">
            <text:p>2377,57387</text:p>
          </table:table-cell>
          <table:table-cell office:value-type="float" office:value="514.01664000000005" table:style-name="ce21">
            <text:p>514,01664</text:p>
          </table:table-cell>
          <table:table-cell office:value-type="float" office:value="3873.9109600000002" table:style-name="ce21">
            <text:p>3873,91096</text:p>
          </table:table-cell>
          <table:table-cell office:value-type="float" office:value="2230.1325000000002" table:style-name="ce21">
            <text:p>2230,1325</text:p>
          </table:table-cell>
          <table:table-cell office:value-type="float" office:value="1571.1482800000001" table:style-name="ce21">
            <text:p>1571,14828</text:p>
          </table:table-cell>
          <table:table-cell office:value-type="float" office:value="1173.1109200000001" table:style-name="ce21">
            <text:p>1173,11092</text:p>
          </table:table-cell>
          <table:table-cell office:value-type="float" office:value="703.74684999999999" table:style-name="ce21">
            <text:p>703,74685</text:p>
          </table:table-cell>
          <table:table-cell office:value-type="float" office:value="140.76307" table:style-name="ce21">
            <text:p>140,76307</text:p>
          </table:table-cell>
          <table:table-cell office:value-type="float" office:value="20.096430000000002" table:style-name="ce21">
            <text:p>20,09643</text:p>
          </table:table-cell>
          <table:table-cell office:value-type="float" office:value="16.561440000000001" table:style-name="ce21">
            <text:p>16,56144</text:p>
          </table:table-cell>
          <table:table-cell office:value-type="float" office:value="21" table:style-name="ce22">
            <text:p>2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7: Ward 67</text:p>
          </table:table-cell>
          <table:table-cell office:value-type="float" office:value="13423.10903" table:style-name="ce21">
            <text:p>13423,10903</text:p>
          </table:table-cell>
          <table:table-cell office:value-type="float" office:value="1093.72651" table:style-name="ce21">
            <text:p>1093,72651</text:p>
          </table:table-cell>
          <table:table-cell office:value-type="float" office:value="588.98392000000001" table:style-name="ce21">
            <text:p>588,98392</text:p>
          </table:table-cell>
          <table:table-cell office:value-type="float" office:value="2579.6178399999999" table:style-name="ce21">
            <text:p>2579,61784</text:p>
          </table:table-cell>
          <table:table-cell office:value-type="float" office:value="2368.0741499999999" table:style-name="ce21">
            <text:p>2368,07415</text:p>
          </table:table-cell>
          <table:table-cell office:value-type="float" office:value="1780.9302" table:style-name="ce21">
            <text:p>1780,9302</text:p>
          </table:table-cell>
          <table:table-cell office:value-type="float" office:value="1111.82683" table:style-name="ce21">
            <text:p>1111,82683</text:p>
          </table:table-cell>
          <table:table-cell office:value-type="float" office:value="697.96543999999994" table:style-name="ce21">
            <text:p>697,96544</text:p>
          </table:table-cell>
          <table:table-cell office:value-type="float" office:value="160.74306999999999" table:style-name="ce21">
            <text:p>160,74307</text:p>
          </table:table-cell>
          <table:table-cell office:value-type="float" office:value="23.650030000000001" table:style-name="ce21">
            <text:p>23,65003</text:p>
          </table:table-cell>
          <table:table-cell office:value-type="float" office:value="12.995620000000001" table:style-name="ce21">
            <text:p>12,99562</text:p>
          </table:table-cell>
          <table:table-cell office:value-type="float" office:value="19" table:style-name="ce22">
            <text:p>1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8: Ward 68</text:p>
          </table:table-cell>
          <table:table-cell office:value-type="float" office:value="11454.38492" table:style-name="ce21">
            <text:p>11454,38492</text:p>
          </table:table-cell>
          <table:table-cell office:value-type="float" office:value="673.96987000000001" table:style-name="ce21">
            <text:p>673,96987</text:p>
          </table:table-cell>
          <table:table-cell office:value-type="float" office:value="555.43601000000001" table:style-name="ce21">
            <text:p>555,43601</text:p>
          </table:table-cell>
          <table:table-cell office:value-type="float" office:value="4103.4605199999996" table:style-name="ce21">
            <text:p>4103,46052</text:p>
          </table:table-cell>
          <table:table-cell office:value-type="float" office:value="2429.67409" table:style-name="ce21">
            <text:p>2429,67409</text:p>
          </table:table-cell>
          <table:table-cell office:value-type="float" office:value="2156.3241200000002" table:style-name="ce21">
            <text:p>2156,32412</text:p>
          </table:table-cell>
          <table:table-cell office:value-type="float" office:value="1024.16587" table:style-name="ce21">
            <text:p>1024,16587</text:p>
          </table:table-cell>
          <table:table-cell office:value-type="float" office:value="433.79432000000003" table:style-name="ce21">
            <text:p>433,79432</text:p>
          </table:table-cell>
          <table:table-cell office:value-type="float" office:value="90.789540000000002" table:style-name="ce21">
            <text:p>90,78954</text:p>
          </table:table-cell>
          <table:table-cell office:value-type="float" office:value="23.659199999999998" table:style-name="ce21">
            <text:p>23,6592</text:p>
          </table:table-cell>
          <table:table-cell office:value-type="float" office:value="11.829599999999999" table:style-name="ce21">
            <text:p>11,8296</text:p>
          </table:table-cell>
          <table:table-cell office:value-type="float" office:value="15" table:style-name="ce22">
            <text:p>1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9: Ward 69</text:p>
          </table:table-cell>
          <table:table-cell office:value-type="float" office:value="297.29070999999999" table:style-name="ce21">
            <text:p>297,29071</text:p>
          </table:table-cell>
          <table:table-cell office:value-type="float" office:value="48.434139999999999" table:style-name="ce21">
            <text:p>48,43414</text:p>
          </table:table-cell>
          <table:table-cell office:value-type="float" office:value="11.829599999999999" table:style-name="ce21">
            <text:p>11,8296</text:p>
          </table:table-cell>
          <table:table-cell office:value-type="float" office:value="80.963030000000003" table:style-name="ce21">
            <text:p>80,96303</text:p>
          </table:table-cell>
          <table:table-cell office:value-type="float" office:value="71.164000000000001" table:style-name="ce21">
            <text:p>71,164</text:p>
          </table:table-cell>
          <table:table-cell office:value-type="float" office:value="62.011470000000003" table:style-name="ce21">
            <text:p>62,01147</text:p>
          </table:table-cell>
          <table:table-cell office:value-type="float" office:value="44.797429999999999" table:style-name="ce21">
            <text:p>44,79743</text:p>
          </table:table-cell>
          <table:table-cell office:value-type="float" office:value="58.754300000000001" table:style-name="ce21">
            <text:p>58,7543</text:p>
          </table:table-cell>
          <table:table-cell office:value-type="float" office:value="33.136069999999997" table:style-name="ce21">
            <text:p>33,13607</text:p>
          </table:table-cell>
          <table:table-cell office:value-type="float" office:value="8.2807200000000005" table:style-name="ce21">
            <text:p>8,28072</text:p>
          </table:table-cell>
          <table:table-cell office:value-type="float" office:value="3.54888" table:style-name="ce21">
            <text:p>3,54888</text:p>
          </table:table-cell>
          <table:table-cell office:value-type="float" office:value="6" table:style-name="ce22">
            <text:p>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0: Ward 70</text:p>
          </table:table-cell>
          <table:table-cell office:value-type="float" office:value="682.36392000000001" table:style-name="ce21">
            <text:p>682,36392</text:p>
          </table:table-cell>
          <table:table-cell office:value-type="float" office:value="31.817900000000002" table:style-name="ce21">
            <text:p>31,8179</text:p>
          </table:table-cell>
          <table:table-cell office:value-type="float" office:value="24.678000000000001" table:style-name="ce21">
            <text:p>24,678</text:p>
          </table:table-cell>
          <table:table-cell office:value-type="float" office:value="135.22314" table:style-name="ce21">
            <text:p>135,22314</text:p>
          </table:table-cell>
          <table:table-cell office:value-type="float" office:value="296.17041999999998" table:style-name="ce21">
            <text:p>296,17042</text:p>
          </table:table-cell>
          <table:table-cell office:value-type="float" office:value="123.83477999999999" table:style-name="ce21">
            <text:p>123,83478</text:p>
          </table:table-cell>
          <table:table-cell office:value-type="float" office:value="205.02843999999999" table:style-name="ce21">
            <text:p>205,02844</text:p>
          </table:table-cell>
          <table:table-cell office:value-type="float" office:value="263.96769999999998" table:style-name="ce21">
            <text:p>263,9677</text:p>
          </table:table-cell>
          <table:table-cell office:value-type="float" office:value="180.54588000000001" table:style-name="ce21">
            <text:p>180,54588</text:p>
          </table:table-cell>
          <table:table-cell office:value-type="float" office:value="77.101159999999993" table:style-name="ce21">
            <text:p>77,10116</text:p>
          </table:table-cell>
          <table:table-cell office:value-type="float" office:value="12.998670000000001" table:style-name="ce21">
            <text:p>12,99867</text:p>
          </table:table-cell>
          <table:table-cell office:value-type="float" office:value="21" table:style-name="ce22">
            <text:p>2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1: Ward 71</text:p>
          </table:table-cell>
          <table:table-cell office:value-type="float" office:value="1317.5313000000001" table:style-name="ce21">
            <text:p>1317,5313</text:p>
          </table:table-cell>
          <table:table-cell office:value-type="float" office:value="34.231169999999999" table:style-name="ce21">
            <text:p>34,23117</text:p>
          </table:table-cell>
          <table:table-cell office:value-type="float" office:value="48.339419999999997" table:style-name="ce21">
            <text:p>48,33942</text:p>
          </table:table-cell>
          <table:table-cell office:value-type="float" office:value="238.76723999999999" table:style-name="ce21">
            <text:p>238,76724</text:p>
          </table:table-cell>
          <table:table-cell office:value-type="float" office:value="278.72021999999998" table:style-name="ce21">
            <text:p>278,72022</text:p>
          </table:table-cell>
          <table:table-cell office:value-type="float" office:value="265.84976999999998" table:style-name="ce21">
            <text:p>265,84977</text:p>
          </table:table-cell>
          <table:table-cell office:value-type="float" office:value="305.86378000000002" table:style-name="ce21">
            <text:p>305,86378</text:p>
          </table:table-cell>
          <table:table-cell office:value-type="float" office:value="351.23232000000002" table:style-name="ce21">
            <text:p>351,23232</text:p>
          </table:table-cell>
          <table:table-cell office:value-type="float" office:value="148.81986000000001" table:style-name="ce21">
            <text:p>148,81986</text:p>
          </table:table-cell>
          <table:table-cell office:value-type="float" office:value="43.761049999999997" table:style-name="ce21">
            <text:p>43,76105</text:p>
          </table:table-cell>
          <table:table-cell office:value-type="float" office:value="14.19552" table:style-name="ce21">
            <text:p>14,19552</text:p>
          </table:table-cell>
          <table:table-cell office:value-type="float" office:value="19" table:style-name="ce22">
            <text:p>1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2: Ward 72</text:p>
          </table:table-cell>
          <table:table-cell office:value-type="float" office:value="8529.0216799999998" table:style-name="ce21">
            <text:p>8529,02168</text:p>
          </table:table-cell>
          <table:table-cell office:value-type="float" office:value="185.04969" table:style-name="ce21">
            <text:p>185,04969</text:p>
          </table:table-cell>
          <table:table-cell office:value-type="float" office:value="143.72731999999999" table:style-name="ce21">
            <text:p>143,72732</text:p>
          </table:table-cell>
          <table:table-cell office:value-type="float" office:value="2067.8637199999998" table:style-name="ce21">
            <text:p>2067,86372</text:p>
          </table:table-cell>
          <table:table-cell office:value-type="float" office:value="1135.46281" table:style-name="ce21">
            <text:p>1135,46281</text:p>
          </table:table-cell>
          <table:table-cell office:value-type="float" office:value="1693.2731000000001" table:style-name="ce21">
            <text:p>1693,2731</text:p>
          </table:table-cell>
          <table:table-cell office:value-type="float" office:value="1994.5610999999999" table:style-name="ce21">
            <text:p>1994,5611</text:p>
          </table:table-cell>
          <table:table-cell office:value-type="float" office:value="1584.3380299999999" table:style-name="ce21">
            <text:p>1584,33803</text:p>
          </table:table-cell>
          <table:table-cell office:value-type="float" office:value="475.44745" table:style-name="ce21">
            <text:p>475,44745</text:p>
          </table:table-cell>
          <table:table-cell office:value-type="float" office:value="57.942680000000003" table:style-name="ce21">
            <text:p>57,94268</text:p>
          </table:table-cell>
          <table:table-cell office:value-type="float" office:value="30.731549999999999" table:style-name="ce21">
            <text:p>30,73155</text:p>
          </table:table-cell>
          <table:table-cell office:value-type="float" office:value="35" table:style-name="ce22">
            <text:p>3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3: Ward 73</text:p>
          </table:table-cell>
          <table:table-cell office:value-type="float" office:value="1790.2320999999999" table:style-name="ce21">
            <text:p>1790,2321</text:p>
          </table:table-cell>
          <table:table-cell office:value-type="float" office:value="39.709809999999997" table:style-name="ce21">
            <text:p>39,70981</text:p>
          </table:table-cell>
          <table:table-cell office:value-type="float" office:value="40.676699999999997" table:style-name="ce21">
            <text:p>40,6767</text:p>
          </table:table-cell>
          <table:table-cell office:value-type="float" office:value="444.13771000000003" table:style-name="ce21">
            <text:p>444,13771</text:p>
          </table:table-cell>
          <table:table-cell office:value-type="float" office:value="240.72666000000001" table:style-name="ce21">
            <text:p>240,72666</text:p>
          </table:table-cell>
          <table:table-cell office:value-type="float" office:value="396.03095999999999" table:style-name="ce21">
            <text:p>396,03096</text:p>
          </table:table-cell>
          <table:table-cell office:value-type="float" office:value="651.61356999999998" table:style-name="ce21">
            <text:p>651,61357</text:p>
          </table:table-cell>
          <table:table-cell office:value-type="float" office:value="743.50411999999994" table:style-name="ce21">
            <text:p>743,50412</text:p>
          </table:table-cell>
          <table:table-cell office:value-type="float" office:value="368.30153999999999" table:style-name="ce21">
            <text:p>368,30154</text:p>
          </table:table-cell>
          <table:table-cell office:value-type="float" office:value="105.28344" table:style-name="ce21">
            <text:p>105,28344</text:p>
          </table:table-cell>
          <table:table-cell office:value-type="float" office:value="22.467770000000002" table:style-name="ce21">
            <text:p>22,46777</text:p>
          </table:table-cell>
          <table:table-cell office:value-type="float" office:value="37" table:style-name="ce22">
            <text:p>3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4: Ward 74</text:p>
          </table:table-cell>
          <table:table-cell office:value-type="float" office:value="2375.07798" table:style-name="ce21">
            <text:p>2375,07798</text:p>
          </table:table-cell>
          <table:table-cell office:value-type="float" office:value="307.15140000000002" table:style-name="ce21">
            <text:p>307,1514</text:p>
          </table:table-cell>
          <table:table-cell office:value-type="float" office:value="173.00518" table:style-name="ce21">
            <text:p>173,00518</text:p>
          </table:table-cell>
          <table:table-cell office:value-type="float" office:value="822.12594000000001" table:style-name="ce21">
            <text:p>822,12594</text:p>
          </table:table-cell>
          <table:table-cell office:value-type="float" office:value="605.45407" table:style-name="ce21">
            <text:p>605,45407</text:p>
          </table:table-cell>
          <table:table-cell office:value-type="float" office:value="349.58492000000001" table:style-name="ce21">
            <text:p>349,58492</text:p>
          </table:table-cell>
          <table:table-cell office:value-type="float" office:value="159.54454999999999" table:style-name="ce21">
            <text:p>159,54455</text:p>
          </table:table-cell>
          <table:table-cell office:value-type="float" office:value="72.114350000000002" table:style-name="ce21">
            <text:p>72,11435</text:p>
          </table:table-cell>
          <table:table-cell office:value-type="float" office:value="37.727449999999997" table:style-name="ce21">
            <text:p>37,72745</text:p>
          </table:table-cell>
          <table:table-cell office:value-type="float" office:value="11.82113" table:style-name="ce21">
            <text:p>11,82113</text:p>
          </table:table-cell>
          <table:table-cell office:value-type="float" office:value="10.61276" table:style-name="ce21">
            <text:p>10,61276</text:p>
          </table:table-cell>
          <table:table-cell office:value-type="float" office:value="14" table:style-name="ce22">
            <text:p>1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5: Ward 75</text:p>
          </table:table-cell>
          <table:table-cell office:value-type="float" office:value="10736.936309999999" table:style-name="ce21">
            <text:p>10736,93631</text:p>
          </table:table-cell>
          <table:table-cell office:value-type="float" office:value="729.99429999999995" table:style-name="ce21">
            <text:p>729,9943</text:p>
          </table:table-cell>
          <table:table-cell office:value-type="float" office:value="379.96167000000003" table:style-name="ce21">
            <text:p>379,96167</text:p>
          </table:table-cell>
          <table:table-cell office:value-type="float" office:value="2134.3550100000002" table:style-name="ce21">
            <text:p>2134,35501</text:p>
          </table:table-cell>
          <table:table-cell office:value-type="float" office:value="1623.48108" table:style-name="ce21">
            <text:p>1623,48108</text:p>
          </table:table-cell>
          <table:table-cell office:value-type="float" office:value="2486.97849" table:style-name="ce21">
            <text:p>2486,97849</text:p>
          </table:table-cell>
          <table:table-cell office:value-type="float" office:value="2290.0756099999999" table:style-name="ce21">
            <text:p>2290,07561</text:p>
          </table:table-cell>
          <table:table-cell office:value-type="float" office:value="1056.4867099999999" table:style-name="ce21">
            <text:p>1056,48671</text:p>
          </table:table-cell>
          <table:table-cell office:value-type="float" office:value="142.92760000000001" table:style-name="ce21">
            <text:p>142,9276</text:p>
          </table:table-cell>
          <table:table-cell office:value-type="float" office:value="14.19552" table:style-name="ce21">
            <text:p>14,19552</text:p>
          </table:table-cell>
          <table:table-cell office:value-type="float" office:value="13.46368" table:style-name="ce21">
            <text:p>13,46368</text:p>
          </table:table-cell>
          <table:table-cell office:value-type="float" office:value="22" table:style-name="ce22">
            <text:p>2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6: Ward 76</text:p>
          </table:table-cell>
          <table:table-cell office:value-type="float" office:value="13878.247219999999" table:style-name="ce21">
            <text:p>13878,24722</text:p>
          </table:table-cell>
          <table:table-cell office:value-type="float" office:value="1559.6407400000001" table:style-name="ce21">
            <text:p>1559,64074</text:p>
          </table:table-cell>
          <table:table-cell office:value-type="float" office:value="456.80810000000002" table:style-name="ce21">
            <text:p>456,8081</text:p>
          </table:table-cell>
          <table:table-cell office:value-type="float" office:value="3540.8956199999998" table:style-name="ce21">
            <text:p>3540,89562</text:p>
          </table:table-cell>
          <table:table-cell office:value-type="float" office:value="2572.7749600000002" table:style-name="ce21">
            <text:p>2572,77496</text:p>
          </table:table-cell>
          <table:table-cell office:value-type="float" office:value="2995.1700999999998" table:style-name="ce21">
            <text:p>2995,1701</text:p>
          </table:table-cell>
          <table:table-cell office:value-type="float" office:value="1517.86727" table:style-name="ce21">
            <text:p>1517,86727</text:p>
          </table:table-cell>
          <table:table-cell office:value-type="float" office:value="386.73491000000001" table:style-name="ce21">
            <text:p>386,73491</text:p>
          </table:table-cell>
          <table:table-cell office:value-type="float" office:value="75.523039999999995" table:style-name="ce21">
            <text:p>75,52304</text:p>
          </table:table-cell>
          <table:table-cell office:value-type="float" office:value="5.9147999999999996" table:style-name="ce21">
            <text:p>5,9148</text:p>
          </table:table-cell>
          <table:table-cell office:value-type="float" office:value="13.02575" table:style-name="ce21">
            <text:p>13,02575</text:p>
          </table:table-cell>
          <table:table-cell office:value-type="float" office:value="15" table:style-name="ce22">
            <text:p>1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7: Ward 77</text:p>
          </table:table-cell>
          <table:table-cell office:value-type="float" office:value="1274.1824200000001" table:style-name="ce21">
            <text:p>1274,18242</text:p>
          </table:table-cell>
          <table:table-cell office:value-type="float" office:value="66.341719999999995" table:style-name="ce21">
            <text:p>66,34172</text:p>
          </table:table-cell>
          <table:table-cell office:value-type="float" office:value="63.72542" table:style-name="ce21">
            <text:p>63,72542</text:p>
          </table:table-cell>
          <table:table-cell office:value-type="float" office:value="353.76436999999999" table:style-name="ce21">
            <text:p>353,76437</text:p>
          </table:table-cell>
          <table:table-cell office:value-type="float" office:value="296.88164999999998" table:style-name="ce21">
            <text:p>296,88165</text:p>
          </table:table-cell>
          <table:table-cell office:value-type="float" office:value="356.23523" table:style-name="ce21">
            <text:p>356,23523</text:p>
          </table:table-cell>
          <table:table-cell office:value-type="float" office:value="416.31754000000001" table:style-name="ce21">
            <text:p>416,31754</text:p>
          </table:table-cell>
          <table:table-cell office:value-type="float" office:value="276.13427000000001" table:style-name="ce21">
            <text:p>276,13427</text:p>
          </table:table-cell>
          <table:table-cell office:value-type="float" office:value="147.06038000000001" table:style-name="ce21">
            <text:p>147,06038</text:p>
          </table:table-cell>
          <table:table-cell office:value-type="float" office:value="40.488799999999998" table:style-name="ce21">
            <text:p>40,4888</text:p>
          </table:table-cell>
          <table:table-cell office:value-type="float" office:value="10.266830000000001" table:style-name="ce21">
            <text:p>10,26683</text:p>
          </table:table-cell>
          <table:table-cell office:value-type="float" office:value="14" table:style-name="ce22">
            <text:p>1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8: Ward 78</text:p>
          </table:table-cell>
          <table:table-cell office:value-type="float" office:value="14549.5977" table:style-name="ce21">
            <text:p>14549,5977</text:p>
          </table:table-cell>
          <table:table-cell office:value-type="float" office:value="1049.16354" table:style-name="ce21">
            <text:p>1049,16354</text:p>
          </table:table-cell>
          <table:table-cell office:value-type="float" office:value="559.44150000000002" table:style-name="ce21">
            <text:p>559,4415</text:p>
          </table:table-cell>
          <table:table-cell office:value-type="float" office:value="3873.4242300000001" table:style-name="ce21">
            <text:p>3873,42423</text:p>
          </table:table-cell>
          <table:table-cell office:value-type="float" office:value="2652.1731500000001" table:style-name="ce21">
            <text:p>2652,17315</text:p>
          </table:table-cell>
          <table:table-cell office:value-type="float" office:value="3455.7813799999999" table:style-name="ce21">
            <text:p>3455,78138</text:p>
          </table:table-cell>
          <table:table-cell office:value-type="float" office:value="2757.9518600000001" table:style-name="ce21">
            <text:p>2757,95186</text:p>
          </table:table-cell>
          <table:table-cell office:value-type="float" office:value="1077.58179" table:style-name="ce21">
            <text:p>1077,58179</text:p>
          </table:table-cell>
          <table:table-cell office:value-type="float" office:value="134.78667999999999" table:style-name="ce21">
            <text:p>134,78668</text:p>
          </table:table-cell>
          <table:table-cell office:value-type="float" office:value="10.6683" table:style-name="ce21">
            <text:p>10,6683</text:p>
          </table:table-cell>
          <table:table-cell office:value-type="float" office:value="18.915140000000001" table:style-name="ce21">
            <text:p>18,91514</text:p>
          </table:table-cell>
          <table:table-cell office:value-type="float" office:value="26" table:style-name="ce22">
            <text:p>2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9: Ward 79</text:p>
          </table:table-cell>
          <table:table-cell office:value-type="float" office:value="13969.77111" table:style-name="ce21">
            <text:p>13969,77111</text:p>
          </table:table-cell>
          <table:table-cell office:value-type="float" office:value="2084.0042199999998" table:style-name="ce21">
            <text:p>2084,00422</text:p>
          </table:table-cell>
          <table:table-cell office:value-type="float" office:value="645.39274999999998" table:style-name="ce21">
            <text:p>645,39275</text:p>
          </table:table-cell>
          <table:table-cell office:value-type="float" office:value="3664.86825" table:style-name="ce21">
            <text:p>3664,86825</text:p>
          </table:table-cell>
          <table:table-cell office:value-type="float" office:value="3429.4586899999999" table:style-name="ce21">
            <text:p>3429,45869</text:p>
          </table:table-cell>
          <table:table-cell office:value-type="float" office:value="2381.76676" table:style-name="ce21">
            <text:p>2381,76676</text:p>
          </table:table-cell>
          <table:table-cell office:value-type="float" office:value="1081.16464" table:style-name="ce21">
            <text:p>1081,16464</text:p>
          </table:table-cell>
          <table:table-cell office:value-type="float" office:value="319.30036000000001" table:style-name="ce21">
            <text:p>319,30036</text:p>
          </table:table-cell>
          <table:table-cell office:value-type="float" office:value="42.399889999999999" table:style-name="ce21">
            <text:p>42,39989</text:p>
          </table:table-cell>
          <table:table-cell office:value-type="float" office:value="9.4298000000000002" table:style-name="ce21">
            <text:p>9,4298</text:p>
          </table:table-cell>
          <table:table-cell office:value-type="float" office:value="10.65136" table:style-name="ce21">
            <text:p>10,65136</text:p>
          </table:table-cell>
          <table:table-cell office:value-type="float" office:value="17" table:style-name="ce22">
            <text:p>1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0: Ward 80</text:p>
          </table:table-cell>
          <table:table-cell office:value-type="float" office:value="3307.8048899999999" table:style-name="ce21">
            <text:p>3307,80489</text:p>
          </table:table-cell>
          <table:table-cell office:value-type="float" office:value="576.44115999999997" table:style-name="ce21">
            <text:p>576,44116</text:p>
          </table:table-cell>
          <table:table-cell office:value-type="float" office:value="208.04866000000001" table:style-name="ce21">
            <text:p>208,04866</text:p>
          </table:table-cell>
          <table:table-cell office:value-type="float" office:value="1144.0596700000001" table:style-name="ce21">
            <text:p>1144,05967</text:p>
          </table:table-cell>
          <table:table-cell office:value-type="float" office:value="600.55291999999997" table:style-name="ce21">
            <text:p>600,55292</text:p>
          </table:table-cell>
          <table:table-cell office:value-type="float" office:value="477.72622999999999" table:style-name="ce21">
            <text:p>477,72623</text:p>
          </table:table-cell>
          <table:table-cell office:value-type="float" office:value="254.25158999999999" table:style-name="ce21">
            <text:p>254,25159</text:p>
          </table:table-cell>
          <table:table-cell office:value-type="float" office:value="114.72476" table:style-name="ce21">
            <text:p>114,72476</text:p>
          </table:table-cell>
          <table:table-cell office:value-type="float" office:value="18.910419999999998" table:style-name="ce21">
            <text:p>18,91042</text:p>
          </table:table-cell>
          <table:table-cell office:value-type="float" office:value="2.36592" table:style-name="ce21">
            <text:p>2,36592</text:p>
          </table:table-cell>
          <table:table-cell office:value-type="float" office:value="1.18296" table:style-name="ce21">
            <text:p>1,18296</text:p>
          </table:table-cell>
          <table:table-cell office:value-type="float" office:value="2" table:style-name="ce22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1: Ward 81</text:p>
          </table:table-cell>
          <table:table-cell office:value-type="float" office:value="12612.502930000001" table:style-name="ce21">
            <text:p>12612,50293</text:p>
          </table:table-cell>
          <table:table-cell office:value-type="float" office:value="574.71891000000005" table:style-name="ce21">
            <text:p>574,71891</text:p>
          </table:table-cell>
          <table:table-cell office:value-type="float" office:value="307.25797999999998" table:style-name="ce21">
            <text:p>307,25798</text:p>
          </table:table-cell>
          <table:table-cell office:value-type="float" office:value="3445.3837100000001" table:style-name="ce21">
            <text:p>3445,38371</text:p>
          </table:table-cell>
          <table:table-cell office:value-type="float" office:value="2440.4403499999999" table:style-name="ce21">
            <text:p>2440,44035</text:p>
          </table:table-cell>
          <table:table-cell office:value-type="float" office:value="3141.79754" table:style-name="ce21">
            <text:p>3141,79754</text:p>
          </table:table-cell>
          <table:table-cell office:value-type="float" office:value="2140.7042799999999" table:style-name="ce21">
            <text:p>2140,70428</text:p>
          </table:table-cell>
          <table:table-cell office:value-type="float" office:value="731.86787000000004" table:style-name="ce21">
            <text:p>731,86787</text:p>
          </table:table-cell>
          <table:table-cell office:value-type="float" office:value="102.73793999999999" table:style-name="ce21">
            <text:p>102,73794</text:p>
          </table:table-cell>
          <table:table-cell office:value-type="float" office:value="10.638170000000001" table:style-name="ce21">
            <text:p>10,63817</text:p>
          </table:table-cell>
          <table:table-cell office:value-type="float" office:value="16.482050000000001" table:style-name="ce21">
            <text:p>16,48205</text:p>
          </table:table-cell>
          <table:table-cell office:value-type="float" office:value="22" table:style-name="ce22">
            <text:p>2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2: Ward 82</text:p>
          </table:table-cell>
          <table:table-cell office:value-type="float" office:value="19184.12758" table:style-name="ce21">
            <text:p>19184,12758</text:p>
          </table:table-cell>
          <table:table-cell office:value-type="float" office:value="5424.0972000000002" table:style-name="ce21">
            <text:p>5424,0972</text:p>
          </table:table-cell>
          <table:table-cell office:value-type="float" office:value="849.81269999999995" table:style-name="ce21">
            <text:p>849,8127</text:p>
          </table:table-cell>
          <table:table-cell office:value-type="float" office:value="4795.4537399999999" table:style-name="ce21">
            <text:p>4795,45374</text:p>
          </table:table-cell>
          <table:table-cell office:value-type="float" office:value="3801.3645700000002" table:style-name="ce21">
            <text:p>3801,36457</text:p>
          </table:table-cell>
          <table:table-cell office:value-type="float" office:value="2707.53125" table:style-name="ce21">
            <text:p>2707,53125</text:p>
          </table:table-cell>
          <table:table-cell office:value-type="float" office:value="852.86499000000003" table:style-name="ce21">
            <text:p>852,86499</text:p>
          </table:table-cell>
          <table:table-cell office:value-type="float" office:value="175.04919000000001" table:style-name="ce21">
            <text:p>175,04919</text:p>
          </table:table-cell>
          <table:table-cell office:value-type="float" office:value="40.14676" table:style-name="ce21">
            <text:p>40,14676</text:p>
          </table:table-cell>
          <table:table-cell office:value-type="float" office:value="1.20462" table:style-name="ce21">
            <text:p>1,20462</text:p>
          </table:table-cell>
          <table:table-cell office:value-type="float" office:value="2.36592" table:style-name="ce21">
            <text:p>2,36592</text:p>
          </table:table-cell>
          <table:table-cell office:value-type="float" office:value="4" table:style-name="ce22">
            <text:p>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3: Ward 83</text:p>
          </table:table-cell>
          <table:table-cell office:value-type="float" office:value="323.54235999999997" table:style-name="ce21">
            <text:p>323,54236</text:p>
          </table:table-cell>
          <table:table-cell office:value-type="float" office:value="61.457299999999996" table:style-name="ce21">
            <text:p>61,4573</text:p>
          </table:table-cell>
          <table:table-cell office:value-type="float" office:value="26.025120000000001" table:style-name="ce21">
            <text:p>26,02512</text:p>
          </table:table-cell>
          <table:table-cell office:value-type="float" office:value="69.426720000000003" table:style-name="ce21">
            <text:p>69,42672</text:p>
          </table:table-cell>
          <table:table-cell office:value-type="float" office:value="91.584770000000006" table:style-name="ce21">
            <text:p>91,58477</text:p>
          </table:table-cell>
          <table:table-cell office:value-type="float" office:value="66.792659999999998" table:style-name="ce21">
            <text:p>66,79266</text:p>
          </table:table-cell>
          <table:table-cell office:value-type="float" office:value="70.383210000000005" table:style-name="ce21">
            <text:p>70,38321</text:p>
          </table:table-cell>
          <table:table-cell office:value-type="float" office:value="43.755629999999996" table:style-name="ce21">
            <text:p>43,75563</text:p>
          </table:table-cell>
          <table:table-cell office:value-type="float" office:value="14.19552" table:style-name="ce21">
            <text:p>14,19552</text:p>
          </table:table-cell>
          <table:table-cell office:value-type="float" office:value="1.18296" table:style-name="ce21">
            <text:p>1,18296</text:p>
          </table:table-cell>
          <table:table-cell office:value-type="float" office:value="2.36592" table:style-name="ce21">
            <text:p>2,36592</text:p>
          </table:table-cell>
          <table:table-cell office:value-type="float" office:value="2" table:style-name="ce22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4: Ward 84</text:p>
          </table:table-cell>
          <table:table-cell office:value-type="float" office:value="1633.56603" table:style-name="ce21">
            <text:p>1633,56603</text:p>
          </table:table-cell>
          <table:table-cell office:value-type="float" office:value="119.43553" table:style-name="ce21">
            <text:p>119,43553</text:p>
          </table:table-cell>
          <table:table-cell office:value-type="float" office:value="100.32411" table:style-name="ce21">
            <text:p>100,32411</text:p>
          </table:table-cell>
          <table:table-cell office:value-type="float" office:value="455.31434000000002" table:style-name="ce21">
            <text:p>455,31434</text:p>
          </table:table-cell>
          <table:table-cell office:value-type="float" office:value="444.63686999999999" table:style-name="ce21">
            <text:p>444,63687</text:p>
          </table:table-cell>
          <table:table-cell office:value-type="float" office:value="285.58364999999998" table:style-name="ce21">
            <text:p>285,58365</text:p>
          </table:table-cell>
          <table:table-cell office:value-type="float" office:value="208.05874" table:style-name="ce21">
            <text:p>208,05874</text:p>
          </table:table-cell>
          <table:table-cell office:value-type="float" office:value="122.71281999999999" table:style-name="ce21">
            <text:p>122,71282</text:p>
          </table:table-cell>
          <table:table-cell office:value-type="float" office:value="56.599119999999999" table:style-name="ce21">
            <text:p>56,59912</text:p>
          </table:table-cell>
          <table:table-cell office:value-type="float" office:value="12.829599999999999" table:style-name="ce21">
            <text:p>12,8296</text:p>
          </table:table-cell>
          <table:table-cell office:value-type="float" office:value="6.5488799999999996" table:style-name="ce21">
            <text:p>6,54888</text:p>
          </table:table-cell>
          <table:table-cell office:value-type="float" office:value="12" table:style-name="ce22">
            <text:p>1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5: Ward 85</text:p>
          </table:table-cell>
          <table:table-cell office:value-type="float" office:value="1041.2440300000001" table:style-name="ce21">
            <text:p>1041,24403</text:p>
          </table:table-cell>
          <table:table-cell office:value-type="float" office:value="161.88022000000001" table:style-name="ce21">
            <text:p>161,88022</text:p>
          </table:table-cell>
          <table:table-cell office:value-type="float" office:value="68.188029999999998" table:style-name="ce21">
            <text:p>68,18803</text:p>
          </table:table-cell>
          <table:table-cell office:value-type="float" office:value="184.25638000000001" table:style-name="ce21">
            <text:p>184,25638</text:p>
          </table:table-cell>
          <table:table-cell office:value-type="float" office:value="221.14867000000001" table:style-name="ce21">
            <text:p>221,14867</text:p>
          </table:table-cell>
          <table:table-cell office:value-type="float" office:value="216.12461999999999" table:style-name="ce21">
            <text:p>216,12462</text:p>
          </table:table-cell>
          <table:table-cell office:value-type="float" office:value="229.37262999999999" table:style-name="ce21">
            <text:p>229,37263</text:p>
          </table:table-cell>
          <table:table-cell office:value-type="float" office:value="130.65101999999999" table:style-name="ce21">
            <text:p>130,65102</text:p>
          </table:table-cell>
          <table:table-cell office:value-type="float" office:value="23.659199999999998" table:style-name="ce21">
            <text:p>23,6592</text:p>
          </table:table-cell>
          <table:table-cell office:value-type="float" office:value="5.9147999999999996" table:style-name="ce21">
            <text:p>5,9148</text:p>
          </table:table-cell>
          <table:table-cell office:value-type="float" office:value="3.54888" table:style-name="ce21">
            <text:p>3,54888</text:p>
          </table:table-cell>
          <table:table-cell office:value-type="float" office:value="6" table:style-name="ce22">
            <text:p>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6: Ward 86</text:p>
          </table:table-cell>
          <table:table-cell office:value-type="float" office:value="4629.3851100000002" table:style-name="ce21">
            <text:p>4629,38511</text:p>
          </table:table-cell>
          <table:table-cell office:value-type="float" office:value="395.61975999999999" table:style-name="ce21">
            <text:p>395,61976</text:p>
          </table:table-cell>
          <table:table-cell office:value-type="float" office:value="188.99733000000001" table:style-name="ce21">
            <text:p>188,99733</text:p>
          </table:table-cell>
          <table:table-cell office:value-type="float" office:value="1263.10868" table:style-name="ce21">
            <text:p>1263,10868</text:p>
          </table:table-cell>
          <table:table-cell office:value-type="float" office:value="888.24144999999999" table:style-name="ce21">
            <text:p>888,24145</text:p>
          </table:table-cell>
          <table:table-cell office:value-type="float" office:value="730.54477999999995" table:style-name="ce21">
            <text:p>730,54478</text:p>
          </table:table-cell>
          <table:table-cell office:value-type="float" office:value="446.74453" table:style-name="ce21">
            <text:p>446,74453</text:p>
          </table:table-cell>
          <table:table-cell office:value-type="float" office:value="219.97194999999999" table:style-name="ce21">
            <text:p>219,97195</text:p>
          </table:table-cell>
          <table:table-cell office:value-type="float" office:value="28.351040000000001" table:style-name="ce21">
            <text:p>28,35104</text:p>
          </table:table-cell>
          <table:table-cell office:value-type="float" office:value="15.37848" table:style-name="ce21">
            <text:p>15,37848</text:p>
          </table:table-cell>
          <table:table-cell office:value-type="float" office:value="5.9147999999999996" table:style-name="ce21">
            <text:p>5,9148</text:p>
          </table:table-cell>
          <table:table-cell office:value-type="float" office:value="7" table:style-name="ce22">
            <text:p>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7: Ward 87</text:p>
          </table:table-cell>
          <table:table-cell office:value-type="float" office:value="51.96651" table:style-name="ce21">
            <text:p>51,96651</text:p>
          </table:table-cell>
          <table:table-cell office:value-type="float" office:value="28.402419999999999" table:style-name="ce21">
            <text:p>28,40242</text:p>
          </table:table-cell>
          <table:table-cell office:value-type="float" office:value="1.18296" table:style-name="ce21">
            <text:p>1,18296</text:p>
          </table:table-cell>
          <table:table-cell office:value-type="float" office:value="17.744399999999999" table:style-name="ce21">
            <text:p>17,7444</text:p>
          </table:table-cell>
          <table:table-cell office:value-type="float" office:value="5.9147999999999996" table:style-name="ce21">
            <text:p>5,9148</text:p>
          </table:table-cell>
          <table:table-cell office:value-type="float" office:value="3.54888" table:style-name="ce21">
            <text:p>3,54888</text:p>
          </table:table-cell>
          <table:table-cell office:value-type="float" office:value="3.54888" table:style-name="ce21">
            <text:p>3,54888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8: Ward 88</text:p>
          </table:table-cell>
          <table:table-cell office:value-type="float" office:value="7557.7557900000002" table:style-name="ce21">
            <text:p>7557,75579</text:p>
          </table:table-cell>
          <table:table-cell office:value-type="float" office:value="1687.85718" table:style-name="ce21">
            <text:p>1687,85718</text:p>
          </table:table-cell>
          <table:table-cell office:value-type="float" office:value="306.01859999999999" table:style-name="ce21">
            <text:p>306,0186</text:p>
          </table:table-cell>
          <table:table-cell office:value-type="float" office:value="1611.20118" table:style-name="ce21">
            <text:p>1611,20118</text:p>
          </table:table-cell>
          <table:table-cell office:value-type="float" office:value="1098.81926" table:style-name="ce21">
            <text:p>1098,81926</text:p>
          </table:table-cell>
          <table:table-cell office:value-type="float" office:value="1123.12535" table:style-name="ce21">
            <text:p>1123,12535</text:p>
          </table:table-cell>
          <table:table-cell office:value-type="float" office:value="507.41861999999998" table:style-name="ce21">
            <text:p>507,41862</text:p>
          </table:table-cell>
          <table:table-cell office:value-type="float" office:value="161.83006" table:style-name="ce21">
            <text:p>161,83006</text:p>
          </table:table-cell>
          <table:table-cell office:value-type="float" office:value="55.454909999999998" table:style-name="ce21">
            <text:p>55,45491</text:p>
          </table:table-cell>
          <table:table-cell office:value-type="float" office:value="2.36592" table:style-name="ce21">
            <text:p>2,36592</text:p>
          </table:table-cell>
          <table:table-cell office:value-type="float" office:value="1.1690700000000001" table:style-name="ce21">
            <text:p>1,16907</text:p>
          </table:table-cell>
          <table:table-cell office:value-type="float" office:value="2" table:style-name="ce22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9: Ward 89</text:p>
          </table:table-cell>
          <table:table-cell office:value-type="float" office:value="18.932079999999999" table:style-name="ce21">
            <text:p>18,93208</text:p>
          </table:table-cell>
          <table:table-cell office:value-type="float" office:value="9.4561799999999998" table:style-name="ce21">
            <text:p>9,45618</text:p>
          </table:table-cell>
          <table:table-cell office:value-type="float" office:value="0" table:style-name="ce21">
            <text:p>0</text:p>
          </table:table-cell>
          <table:table-cell office:value-type="float" office:value="8.1619200000000003" table:style-name="ce21">
            <text:p>8,16192</text:p>
          </table:table-cell>
          <table:table-cell office:value-type="float" office:value="3.54888" table:style-name="ce21">
            <text:p>3,54888</text:p>
          </table:table-cell>
          <table:table-cell office:value-type="float" office:value="0" table:style-name="ce21">
            <text:p>0</text:p>
          </table:table-cell>
          <table:table-cell office:value-type="float" office:value="2.36592" table:style-name="ce21">
            <text:p>2,36592</text:p>
          </table:table-cell>
          <table:table-cell office:value-type="float" office:value="1.18296" table:style-name="ce21">
            <text:p>1,18296</text:p>
          </table:table-cell>
          <table:table-cell office:value-type="float" office:value="1.18296" table:style-name="ce21">
            <text:p>1,18296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0: Ward 90</text:p>
          </table:table-cell>
          <table:table-cell office:value-type="float" office:value="36.574840000000002" table:style-name="ce21">
            <text:p>36,57484</text:p>
          </table:table-cell>
          <table:table-cell office:value-type="float" office:value="5.9411800000000001" table:style-name="ce21">
            <text:p>5,94118</text:p>
          </table:table-cell>
          <table:table-cell office:value-type="float" office:value="2.36592" table:style-name="ce21">
            <text:p>2,36592</text:p>
          </table:table-cell>
          <table:table-cell office:value-type="float" office:value="9.4181699999999999" table:style-name="ce21">
            <text:p>9,41817</text:p>
          </table:table-cell>
          <table:table-cell office:value-type="float" office:value="3.54888" table:style-name="ce21">
            <text:p>3,54888</text:p>
          </table:table-cell>
          <table:table-cell office:value-type="float" office:value="4.73184" table:style-name="ce21">
            <text:p>4,73184</text:p>
          </table:table-cell>
          <table:table-cell office:value-type="float" office:value="3.54888" table:style-name="ce21">
            <text:p>3,54888</text:p>
          </table:table-cell>
          <table:table-cell office:value-type="float" office:value="2.36592" table:style-name="ce21">
            <text:p>2,36592</text:p>
          </table:table-cell>
          <table:table-cell office:value-type="float" office:value="2.36592" table:style-name="ce21">
            <text:p>2,3659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1: Ward 91</text:p>
          </table:table-cell>
          <table:table-cell office:value-type="float" office:value="34.16245" table:style-name="ce21">
            <text:p>34,16245</text:p>
          </table:table-cell>
          <table:table-cell office:value-type="float" office:value="8.2901600000000002" table:style-name="ce21">
            <text:p>8,29016</text:p>
          </table:table-cell>
          <table:table-cell office:value-type="float" office:value="0" table:style-name="ce21">
            <text:p>0</text:p>
          </table:table-cell>
          <table:table-cell office:value-type="float" office:value="12.95316" table:style-name="ce21">
            <text:p>12,95316</text:p>
          </table:table-cell>
          <table:table-cell office:value-type="float" office:value="10.638170000000001" table:style-name="ce21">
            <text:p>10,63817</text:p>
          </table:table-cell>
          <table:table-cell office:value-type="float" office:value="3.54888" table:style-name="ce21">
            <text:p>3,54888</text:p>
          </table:table-cell>
          <table:table-cell office:value-type="float" office:value="7.0892900000000001" table:style-name="ce21">
            <text:p>7,08929</text:p>
          </table:table-cell>
          <table:table-cell office:value-type="float" office:value="3.54888" table:style-name="ce21">
            <text:p>3,54888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2: Ward 92</text:p>
          </table:table-cell>
          <table:table-cell office:value-type="float" office:value="95.868899999999996" table:style-name="ce21">
            <text:p>95,8689</text:p>
          </table:table-cell>
          <table:table-cell office:value-type="float" office:value="29.53359" table:style-name="ce21">
            <text:p>29,53359</text:p>
          </table:table-cell>
          <table:table-cell office:value-type="float" office:value="9.5201899999999995" table:style-name="ce21">
            <text:p>9,52019</text:p>
          </table:table-cell>
          <table:table-cell office:value-type="float" office:value="22.180820000000001" table:style-name="ce21">
            <text:p>22,18082</text:p>
          </table:table-cell>
          <table:table-cell office:value-type="float" office:value="24.833690000000001" table:style-name="ce21">
            <text:p>24,83369</text:p>
          </table:table-cell>
          <table:table-cell office:value-type="float" office:value="13.012560000000001" table:style-name="ce21">
            <text:p>13,01256</text:p>
          </table:table-cell>
          <table:table-cell office:value-type="float" office:value="3.54888" table:style-name="ce21">
            <text:p>3,54888</text:p>
          </table:table-cell>
          <table:table-cell office:value-type="float" office:value="8.2267399999999995" table:style-name="ce21">
            <text:p>8,22674</text:p>
          </table:table-cell>
          <table:table-cell office:value-type="float" office:value="3.5922000000000001" table:style-name="ce21">
            <text:p>3,592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3: Ward 93</text:p>
          </table:table-cell>
          <table:table-cell office:value-type="float" office:value="47.128909999999998" table:style-name="ce21">
            <text:p>47,12891</text:p>
          </table:table-cell>
          <table:table-cell office:value-type="float" office:value="16.588789999999999" table:style-name="ce21">
            <text:p>16,58879</text:p>
          </table:table-cell>
          <table:table-cell office:value-type="float" office:value="3.54888" table:style-name="ce21">
            <text:p>3,54888</text:p>
          </table:table-cell>
          <table:table-cell office:value-type="float" office:value="9.4636800000000001" table:style-name="ce21">
            <text:p>9,46368</text:p>
          </table:table-cell>
          <table:table-cell office:value-type="float" office:value="1.18296" table:style-name="ce21">
            <text:p>1,18296</text:p>
          </table:table-cell>
          <table:table-cell office:value-type="float" office:value="7.0977600000000001" table:style-name="ce21">
            <text:p>7,09776</text:p>
          </table:table-cell>
          <table:table-cell office:value-type="float" office:value="2.36592" table:style-name="ce21">
            <text:p>2,3659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4: Ward 94</text:p>
          </table:table-cell>
          <table:table-cell office:value-type="float" office:value="114.57494" table:style-name="ce21">
            <text:p>114,57494</text:p>
          </table:table-cell>
          <table:table-cell office:value-type="float" office:value="34.326659999999997" table:style-name="ce21">
            <text:p>34,32666</text:p>
          </table:table-cell>
          <table:table-cell office:value-type="float" office:value="4.7064300000000001" table:style-name="ce21">
            <text:p>4,70643</text:p>
          </table:table-cell>
          <table:table-cell office:value-type="float" office:value="37.67295" table:style-name="ce21">
            <text:p>37,67295</text:p>
          </table:table-cell>
          <table:table-cell office:value-type="float" office:value="23.605219999999999" table:style-name="ce21">
            <text:p>23,60522</text:p>
          </table:table-cell>
          <table:table-cell office:value-type="float" office:value="9.4636800000000001" table:style-name="ce21">
            <text:p>9,46368</text:p>
          </table:table-cell>
          <table:table-cell office:value-type="float" office:value="2.36592" table:style-name="ce21">
            <text:p>2,36592</text:p>
          </table:table-cell>
          <table:table-cell office:value-type="float" office:value="0" table:style-name="ce21">
            <text:p>0</text:p>
          </table:table-cell>
          <table:table-cell office:value-type="float" office:value="1.20462" table:style-name="ce21">
            <text:p>1,2046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5: Ward 95</text:p>
          </table:table-cell>
          <table:table-cell office:value-type="float" office:value="104.09831" table:style-name="ce21">
            <text:p>104,09831</text:p>
          </table:table-cell>
          <table:table-cell office:value-type="float" office:value="22.43111" table:style-name="ce21">
            <text:p>22,43111</text:p>
          </table:table-cell>
          <table:table-cell office:value-type="float" office:value="15.39167" table:style-name="ce21">
            <text:p>15,39167</text:p>
          </table:table-cell>
          <table:table-cell office:value-type="float" office:value="28.367190000000001" table:style-name="ce21">
            <text:p>28,36719</text:p>
          </table:table-cell>
          <table:table-cell office:value-type="float" office:value="16.544499999999999" table:style-name="ce21">
            <text:p>16,5445</text:p>
          </table:table-cell>
          <table:table-cell office:value-type="float" office:value="9.4552099999999992" table:style-name="ce21">
            <text:p>9,45521</text:p>
          </table:table-cell>
          <table:table-cell office:value-type="float" office:value="3.54888" table:style-name="ce21">
            <text:p>3,54888</text:p>
          </table:table-cell>
          <table:table-cell office:value-type="float" office:value="3.54888" table:style-name="ce21">
            <text:p>3,54888</text:p>
          </table:table-cell>
          <table:table-cell office:value-type="float" office:value="2.36592" table:style-name="ce21">
            <text:p>2,36592</text:p>
          </table:table-cell>
          <table:table-cell office:value-type="float" office:value="0" table:style-name="ce21">
            <text:p>0</text:p>
          </table:table-cell>
          <table:table-cell office:value-type="float" office:value="1.18296" table:style-name="ce21">
            <text:p>1,18296</text:p>
          </table:table-cell>
          <table:table-cell office:value-type="float" office:value="1" table:style-name="ce22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6: Ward 96</text:p>
          </table:table-cell>
          <table:table-cell office:value-type="float" office:value="102.83378999999999" table:style-name="ce21">
            <text:p>102,83379</text:p>
          </table:table-cell>
          <table:table-cell office:value-type="float" office:value="12.99343" table:style-name="ce21">
            <text:p>12,99343</text:p>
          </table:table-cell>
          <table:table-cell office:value-type="float" office:value="17.744399999999999" table:style-name="ce21">
            <text:p>17,7444</text:p>
          </table:table-cell>
          <table:table-cell office:value-type="float" office:value="75.312950000000001" table:style-name="ce21">
            <text:p>75,31295</text:p>
          </table:table-cell>
          <table:table-cell office:value-type="float" office:value="42.586559999999999" table:style-name="ce21">
            <text:p>42,58656</text:p>
          </table:table-cell>
          <table:table-cell office:value-type="float" office:value="27.194189999999999" table:style-name="ce21">
            <text:p>27,19419</text:p>
          </table:table-cell>
          <table:table-cell office:value-type="float" office:value="4.73184" table:style-name="ce21">
            <text:p>4,73184</text:p>
          </table:table-cell>
          <table:table-cell office:value-type="float" office:value="2.36592" table:style-name="ce21">
            <text:p>2,3659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7: Ward 97</text:p>
          </table:table-cell>
          <table:table-cell office:value-type="float" office:value="139.78368" table:style-name="ce21">
            <text:p>139,78368</text:p>
          </table:table-cell>
          <table:table-cell office:value-type="float" office:value="24.284569999999999" table:style-name="ce21">
            <text:p>24,28457</text:p>
          </table:table-cell>
          <table:table-cell office:value-type="float" office:value="2.3875799999999998" table:style-name="ce21">
            <text:p>2,38758</text:p>
          </table:table-cell>
          <table:table-cell office:value-type="float" office:value="17.104500000000002" table:style-name="ce21">
            <text:p>17,1045</text:p>
          </table:table-cell>
          <table:table-cell office:value-type="float" office:value="14.64664" table:style-name="ce21">
            <text:p>14,64664</text:p>
          </table:table-cell>
          <table:table-cell office:value-type="float" office:value="5.1829599999999996" table:style-name="ce21">
            <text:p>5,18296</text:p>
          </table:table-cell>
          <table:table-cell office:value-type="float" office:value="19.182960000000001" table:style-name="ce21">
            <text:p>19,18296</text:p>
          </table:table-cell>
          <table:table-cell office:value-type="float" office:value="8" table:style-name="ce21">
            <text:p>8</text:p>
          </table:table-cell>
          <table:table-cell office:value-type="float" office:value="0" table:style-name="ce21">
            <text:p>0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2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8: Ward 98</text:p>
          </table:table-cell>
          <table:table-cell office:value-type="float" office:value="42.595300000000002" table:style-name="ce21">
            <text:p>42,5953</text:p>
          </table:table-cell>
          <table:table-cell office:value-type="float" office:value="10.669269999999999" table:style-name="ce21">
            <text:p>10,66927</text:p>
          </table:table-cell>
          <table:table-cell office:value-type="float" office:value="2.36592" table:style-name="ce21">
            <text:p>2,36592</text:p>
          </table:table-cell>
          <table:table-cell office:value-type="float" office:value="7.0437799999999999" table:style-name="ce21">
            <text:p>7,04378</text:p>
          </table:table-cell>
          <table:table-cell office:value-type="float" office:value="7.0977600000000001" table:style-name="ce21">
            <text:p>7,09776</text:p>
          </table:table-cell>
          <table:table-cell office:value-type="float" office:value="4.7233700000000001" table:style-name="ce21">
            <text:p>4,72337</text:p>
          </table:table-cell>
          <table:table-cell office:value-type="float" office:value="4.73184" table:style-name="ce21">
            <text:p>4,73184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2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9: Ward 99</text:p>
          </table:table-cell>
          <table:table-cell office:value-type="float" office:value="15480.47185" table:style-name="ce21">
            <text:p>15480,47185</text:p>
          </table:table-cell>
          <table:table-cell office:value-type="float" office:value="5521.4222200000004" table:style-name="ce21">
            <text:p>5521,42222</text:p>
          </table:table-cell>
          <table:table-cell office:value-type="float" office:value="882.08112000000006" table:style-name="ce21">
            <text:p>882,08112</text:p>
          </table:table-cell>
          <table:table-cell office:value-type="float" office:value="3667.5203999999999" table:style-name="ce21">
            <text:p>3667,5204</text:p>
          </table:table-cell>
          <table:table-cell office:value-type="float" office:value="2964.9178299999999" table:style-name="ce21">
            <text:p>2964,91783</text:p>
          </table:table-cell>
          <table:table-cell office:value-type="float" office:value="2059.00252" table:style-name="ce21">
            <text:p>2059,00252</text:p>
          </table:table-cell>
          <table:table-cell office:value-type="float" office:value="826.23297000000002" table:style-name="ce21">
            <text:p>826,23297</text:p>
          </table:table-cell>
          <table:table-cell office:value-type="float" office:value="273.15656000000001" table:style-name="ce21">
            <text:p>273,15656</text:p>
          </table:table-cell>
          <table:table-cell office:value-type="float" office:value="48.481529999999999" table:style-name="ce21">
            <text:p>48,48153</text:p>
          </table:table-cell>
          <table:table-cell office:value-type="float" office:value="5.9063299999999996" table:style-name="ce21">
            <text:p>5,90633</text:p>
          </table:table-cell>
          <table:table-cell office:value-type="float" office:value="9.4467400000000001" table:style-name="ce21">
            <text:p>9,44674</text:p>
          </table:table-cell>
          <table:table-cell office:value-type="float" office:value="12" table:style-name="ce22">
            <text:p>1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100: Ward 100</text:p>
          </table:table-cell>
          <table:table-cell office:value-type="float" office:value="10810.934579999999" table:style-name="ce21">
            <text:p>10810,93458</text:p>
          </table:table-cell>
          <table:table-cell office:value-type="float" office:value="2281.1672699999999" table:style-name="ce21">
            <text:p>2281,16727</text:p>
          </table:table-cell>
          <table:table-cell office:value-type="float" office:value="595.96268999999995" table:style-name="ce21">
            <text:p>595,96269</text:p>
          </table:table-cell>
          <table:table-cell office:value-type="float" office:value="2883.22579" table:style-name="ce21">
            <text:p>2883,22579</text:p>
          </table:table-cell>
          <table:table-cell office:value-type="float" office:value="2586.0273000000002" table:style-name="ce21">
            <text:p>2586,0273</text:p>
          </table:table-cell>
          <table:table-cell office:value-type="float" office:value="1515.5189399999999" table:style-name="ce21">
            <text:p>1515,51894</text:p>
          </table:table-cell>
          <table:table-cell office:value-type="float" office:value="844.27383999999995" table:style-name="ce21">
            <text:p>844,27384</text:p>
          </table:table-cell>
          <table:table-cell office:value-type="float" office:value="482.78242999999998" table:style-name="ce21">
            <text:p>482,78243</text:p>
          </table:table-cell>
          <table:table-cell office:value-type="float" office:value="113.74833" table:style-name="ce21">
            <text:p>113,74833</text:p>
          </table:table-cell>
          <table:table-cell office:value-type="float" office:value="39.037680000000002" table:style-name="ce21">
            <text:p>39,03768</text:p>
          </table:table-cell>
          <table:table-cell office:value-type="float" office:value="9.4684000000000008" table:style-name="ce21">
            <text:p>9,4684</text:p>
          </table:table-cell>
          <table:table-cell office:value-type="float" office:value="20" table:style-name="ce22">
            <text:p>2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101: Ward 101</text:p>
          </table:table-cell>
          <table:table-cell office:value-type="float" office:value="1684.0016700000001" table:style-name="ce21">
            <text:p>1684,00167</text:p>
          </table:table-cell>
          <table:table-cell office:value-type="float" office:value="302.63344000000001" table:style-name="ce21">
            <text:p>302,63344</text:p>
          </table:table-cell>
          <table:table-cell office:value-type="float" office:value="133.24322000000001" table:style-name="ce21">
            <text:p>133,24322</text:p>
          </table:table-cell>
          <table:table-cell office:value-type="float" office:value="435.51508000000001" table:style-name="ce21">
            <text:p>435,51508</text:p>
          </table:table-cell>
          <table:table-cell office:value-type="float" office:value="417.55633" table:style-name="ce21">
            <text:p>417,55633</text:p>
          </table:table-cell>
          <table:table-cell office:value-type="float" office:value="126.38154" table:style-name="ce21">
            <text:p>126,38154</text:p>
          </table:table-cell>
          <table:table-cell office:value-type="float" office:value="20.09338" table:style-name="ce21">
            <text:p>20,09338</text:p>
          </table:table-cell>
          <table:table-cell office:value-type="float" office:value="2.35745" table:style-name="ce21">
            <text:p>2,35745</text:p>
          </table:table-cell>
          <table:table-cell office:value-type="float" office:value="3.5349900000000001" table:style-name="ce21">
            <text:p>3,53499</text:p>
          </table:table-cell>
          <table:table-cell office:value-type="float" office:value="0" table:style-name="ce21">
            <text:p>0</text:p>
          </table:table-cell>
          <table:table-cell office:value-type="float" office:value="2.36592" table:style-name="ce21">
            <text:p>2,36592</text:p>
          </table:table-cell>
          <table:table-cell office:value-type="float" office:value="4" table:style-name="ce22">
            <text:p>4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2: Ward 102</text:p>
          </table:table-cell>
          <table:table-cell office:value-type="float" office:value="886.46437000000003" table:style-name="ce21">
            <text:p>886,46437</text:p>
          </table:table-cell>
          <table:table-cell office:value-type="float" office:value="13.85126" table:style-name="ce21">
            <text:p>13,85126</text:p>
          </table:table-cell>
          <table:table-cell office:value-type="float" office:value="29.436769999999999" table:style-name="ce21">
            <text:p>29,43677</text:p>
          </table:table-cell>
          <table:table-cell office:value-type="float" office:value="143.12622999999999" table:style-name="ce21">
            <text:p>143,12623</text:p>
          </table:table-cell>
          <table:table-cell office:value-type="float" office:value="161.31779" table:style-name="ce21">
            <text:p>161,31779</text:p>
          </table:table-cell>
          <table:table-cell office:value-type="float" office:value="239.71973" table:style-name="ce21">
            <text:p>239,71973</text:p>
          </table:table-cell>
          <table:table-cell office:value-type="float" office:value="464.57850000000002" table:style-name="ce21">
            <text:p>464,5785</text:p>
          </table:table-cell>
          <table:table-cell office:value-type="float" office:value="501.41931" table:style-name="ce21">
            <text:p>501,41931</text:p>
          </table:table-cell>
          <table:table-cell office:value-type="float" office:value="164.40907999999999" table:style-name="ce21">
            <text:p>164,40908</text:p>
          </table:table-cell>
          <table:table-cell office:value-type="float" office:value="31.939920000000001" table:style-name="ce21">
            <text:p>31,93992</text:p>
          </table:table-cell>
          <table:table-cell office:value-type="float" office:value="18.949020000000001" table:style-name="ce21">
            <text:p>18,94902</text:p>
          </table:table-cell>
          <table:table-cell office:value-type="float" office:value="27" table:style-name="ce22">
            <text:p>27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3: Ward 103</text:p>
          </table:table-cell>
          <table:table-cell office:value-type="float" office:value="1723.32555" table:style-name="ce21">
            <text:p>1723,32555</text:p>
          </table:table-cell>
          <table:table-cell office:value-type="float" office:value="62.470500000000001" table:style-name="ce21">
            <text:p>62,4705</text:p>
          </table:table-cell>
          <table:table-cell office:value-type="float" office:value="56.595410000000001" table:style-name="ce21">
            <text:p>56,59541</text:p>
          </table:table-cell>
          <table:table-cell office:value-type="float" office:value="275.51411999999999" table:style-name="ce21">
            <text:p>275,51412</text:p>
          </table:table-cell>
          <table:table-cell office:value-type="float" office:value="417.96183000000002" table:style-name="ce21">
            <text:p>417,96183</text:p>
          </table:table-cell>
          <table:table-cell office:value-type="float" office:value="443.15962000000002" table:style-name="ce21">
            <text:p>443,15962</text:p>
          </table:table-cell>
          <table:table-cell office:value-type="float" office:value="524.94728999999995" table:style-name="ce21">
            <text:p>524,94729</text:p>
          </table:table-cell>
          <table:table-cell office:value-type="float" office:value="568.91980999999998" table:style-name="ce21">
            <text:p>568,91981</text:p>
          </table:table-cell>
          <table:table-cell office:value-type="float" office:value="262.62488999999999" table:style-name="ce21">
            <text:p>262,62489</text:p>
          </table:table-cell>
          <table:table-cell office:value-type="float" office:value="48.492890000000003" table:style-name="ce21">
            <text:p>48,49289</text:p>
          </table:table-cell>
          <table:table-cell office:value-type="float" office:value="13.02575" table:style-name="ce21">
            <text:p>13,02575</text:p>
          </table:table-cell>
          <table:table-cell office:value-type="float" office:value="22" table:style-name="ce22">
            <text:p>22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4: Ward 104</text:p>
          </table:table-cell>
          <table:table-cell office:value-type="float" office:value="673.38720999999998" table:style-name="ce21">
            <text:p>673,38721</text:p>
          </table:table-cell>
          <table:table-cell office:value-type="float" office:value="217.84800000000001" table:style-name="ce21">
            <text:p>217,848</text:p>
          </table:table-cell>
          <table:table-cell office:value-type="float" office:value="55.570639999999997" table:style-name="ce21">
            <text:p>55,57064</text:p>
          </table:table-cell>
          <table:table-cell office:value-type="float" office:value="159.13032999999999" table:style-name="ce21">
            <text:p>159,13033</text:p>
          </table:table-cell>
          <table:table-cell office:value-type="float" office:value="201.06557000000001" table:style-name="ce21">
            <text:p>201,06557</text:p>
          </table:table-cell>
          <table:table-cell office:value-type="float" office:value="70.969130000000007" table:style-name="ce21">
            <text:p>70,96913</text:p>
          </table:table-cell>
          <table:table-cell office:value-type="float" office:value="20.09338" table:style-name="ce21">
            <text:p>20,09338</text:p>
          </table:table-cell>
          <table:table-cell office:value-type="float" office:value="2.3875799999999998" table:style-name="ce21">
            <text:p>2,38758</text:p>
          </table:table-cell>
          <table:table-cell office:value-type="float" office:value="2.3204099999999999" table:style-name="ce21">
            <text:p>2,3204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5: Ward 105</text:p>
          </table:table-cell>
          <table:table-cell office:value-type="float" office:value="4890.5235499999999" table:style-name="ce21">
            <text:p>4890,52355</text:p>
          </table:table-cell>
          <table:table-cell office:value-type="float" office:value="995.03570000000002" table:style-name="ce21">
            <text:p>995,0357</text:p>
          </table:table-cell>
          <table:table-cell office:value-type="float" office:value="370.28118999999998" table:style-name="ce21">
            <text:p>370,28119</text:p>
          </table:table-cell>
          <table:table-cell office:value-type="float" office:value="1547.37174" table:style-name="ce21">
            <text:p>1547,37174</text:p>
          </table:table-cell>
          <table:table-cell office:value-type="float" office:value="1917.62582" table:style-name="ce21">
            <text:p>1917,62582</text:p>
          </table:table-cell>
          <table:table-cell office:value-type="float" office:value="618.95483999999999" table:style-name="ce21">
            <text:p>618,95484</text:p>
          </table:table-cell>
          <table:table-cell office:value-type="float" office:value="233.96901" table:style-name="ce21">
            <text:p>233,96901</text:p>
          </table:table-cell>
          <table:table-cell office:value-type="float" office:value="279.49752000000001" table:style-name="ce21">
            <text:p>279,49752</text:p>
          </table:table-cell>
          <table:table-cell office:value-type="float" office:value="117.26367999999999" table:style-name="ce21">
            <text:p>117,26368</text:p>
          </table:table-cell>
          <table:table-cell office:value-type="float" office:value="48.219720000000002" table:style-name="ce21">
            <text:p>48,21972</text:p>
          </table:table-cell>
          <table:table-cell office:value-type="float" office:value="13.30453" table:style-name="ce21">
            <text:p>13,30453</text:p>
          </table:table-cell>
          <table:table-cell office:value-type="float" office:value="21" table:style-name="ce22">
            <text:p>21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6: Ward 106</text:p>
          </table:table-cell>
          <table:table-cell office:value-type="float" office:value="10502.28044" table:style-name="ce21">
            <text:p>10502,28044</text:p>
          </table:table-cell>
          <table:table-cell office:value-type="float" office:value="3923.6039999999998" table:style-name="ce21">
            <text:p>3923,604</text:p>
          </table:table-cell>
          <table:table-cell office:value-type="float" office:value="587.36139000000003" table:style-name="ce21">
            <text:p>587,36139</text:p>
          </table:table-cell>
          <table:table-cell office:value-type="float" office:value="2048.3848800000001" table:style-name="ce21">
            <text:p>2048,38488</text:p>
          </table:table-cell>
          <table:table-cell office:value-type="float" office:value="1628.34304" table:style-name="ce21">
            <text:p>1628,34304</text:p>
          </table:table-cell>
          <table:table-cell office:value-type="float" office:value="683.14097000000004" table:style-name="ce21">
            <text:p>683,14097</text:p>
          </table:table-cell>
          <table:table-cell office:value-type="float" office:value="162.42877999999999" table:style-name="ce21">
            <text:p>162,42878</text:p>
          </table:table-cell>
          <table:table-cell office:value-type="float" office:value="39.021709999999999" table:style-name="ce21">
            <text:p>39,02171</text:p>
          </table:table-cell>
          <table:table-cell office:value-type="float" office:value="31.18825" table:style-name="ce21">
            <text:p>31,18825</text:p>
          </table:table-cell>
          <table:table-cell office:value-type="float" office:value="2.3875799999999998" table:style-name="ce21">
            <text:p>2,38758</text:p>
          </table:table-cell>
          <table:table-cell office:value-type="float" office:value="1.18296" table:style-name="ce21">
            <text:p>1,18296</text:p>
          </table:table-cell>
          <table:table-cell office:value-type="float" office:value="4" table:style-name="ce22">
            <text:p>4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7: Ward 107</text:p>
          </table:table-cell>
          <table:table-cell office:value-type="float" office:value="1189.05756" table:style-name="ce21">
            <text:p>1189,05756</text:p>
          </table:table-cell>
          <table:table-cell office:value-type="float" office:value="23.45711" table:style-name="ce21">
            <text:p>23,45711</text:p>
          </table:table-cell>
          <table:table-cell office:value-type="float" office:value="18.924469999999999" table:style-name="ce21">
            <text:p>18,92447</text:p>
          </table:table-cell>
          <table:table-cell office:value-type="float" office:value="78.168469999999999" table:style-name="ce21">
            <text:p>78,16847</text:p>
          </table:table-cell>
          <table:table-cell office:value-type="float" office:value="123.25933000000001" table:style-name="ce21">
            <text:p>123,25933</text:p>
          </table:table-cell>
          <table:table-cell office:value-type="float" office:value="264.48610000000002" table:style-name="ce21">
            <text:p>264,4861</text:p>
          </table:table-cell>
          <table:table-cell office:value-type="float" office:value="446.71120000000002" table:style-name="ce21">
            <text:p>446,7112</text:p>
          </table:table-cell>
          <table:table-cell office:value-type="float" office:value="434.35831000000002" table:style-name="ce21">
            <text:p>434,35831</text:p>
          </table:table-cell>
          <table:table-cell office:value-type="float" office:value="244.46128999999999" table:style-name="ce21">
            <text:p>244,46129</text:p>
          </table:table-cell>
          <table:table-cell office:value-type="float" office:value="50.867280000000001" table:style-name="ce21">
            <text:p>50,86728</text:p>
          </table:table-cell>
          <table:table-cell office:value-type="float" office:value="13.012560000000001" table:style-name="ce21">
            <text:p>13,01256</text:p>
          </table:table-cell>
          <table:table-cell office:value-type="float" office:value="25" table:style-name="ce22">
            <text:p>25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8: Ward 108</text:p>
          </table:table-cell>
          <table:table-cell office:value-type="float" office:value="995.17471" table:style-name="ce21">
            <text:p>995,17471</text:p>
          </table:table-cell>
          <table:table-cell office:value-type="float" office:value="136.79228000000001" table:style-name="ce21">
            <text:p>136,79228</text:p>
          </table:table-cell>
          <table:table-cell office:value-type="float" office:value="32.570250000000001" table:style-name="ce21">
            <text:p>32,57025</text:p>
          </table:table-cell>
          <table:table-cell office:value-type="float" office:value="112.13473" table:style-name="ce21">
            <text:p>112,13473</text:p>
          </table:table-cell>
          <table:table-cell office:value-type="float" office:value="172.11246" table:style-name="ce21">
            <text:p>172,11246</text:p>
          </table:table-cell>
          <table:table-cell office:value-type="float" office:value="160.67419000000001" table:style-name="ce21">
            <text:p>160,67419</text:p>
          </table:table-cell>
          <table:table-cell office:value-type="float" office:value="121.84488" table:style-name="ce21">
            <text:p>121,84488</text:p>
          </table:table-cell>
          <table:table-cell office:value-type="float" office:value="35.488799999999998" table:style-name="ce21">
            <text:p>35,4888</text:p>
          </table:table-cell>
          <table:table-cell office:value-type="float" office:value="5.9063299999999996" table:style-name="ce21">
            <text:p>5,9063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9: Ward 109</text:p>
          </table:table-cell>
          <table:table-cell office:value-type="float" office:value="11100.629370000001" table:style-name="ce21">
            <text:p>11100,62937</text:p>
          </table:table-cell>
          <table:table-cell office:value-type="float" office:value="1630.35886" table:style-name="ce21">
            <text:p>1630,35886</text:p>
          </table:table-cell>
          <table:table-cell office:value-type="float" office:value="571.36091999999996" table:style-name="ce21">
            <text:p>571,36092</text:p>
          </table:table-cell>
          <table:table-cell office:value-type="float" office:value="3632.7532200000001" table:style-name="ce21">
            <text:p>3632,75322</text:p>
          </table:table-cell>
          <table:table-cell office:value-type="float" office:value="3431.7915699999999" table:style-name="ce21">
            <text:p>3431,79157</text:p>
          </table:table-cell>
          <table:table-cell office:value-type="float" office:value="2051.0140799999999" table:style-name="ce21">
            <text:p>2051,01408</text:p>
          </table:table-cell>
          <table:table-cell office:value-type="float" office:value="994.11122" table:style-name="ce21">
            <text:p>994,11122</text:p>
          </table:table-cell>
          <table:table-cell office:value-type="float" office:value="353.17192" table:style-name="ce21">
            <text:p>353,17192</text:p>
          </table:table-cell>
          <table:table-cell office:value-type="float" office:value="65.089179999999999" table:style-name="ce21">
            <text:p>65,08918</text:p>
          </table:table-cell>
          <table:table-cell office:value-type="float" office:value="9.4985300000000006" table:style-name="ce21">
            <text:p>9,49853</text:p>
          </table:table-cell>
          <table:table-cell office:value-type="float" office:value="3.54888" table:style-name="ce21">
            <text:p>3,54888</text:p>
          </table:table-cell>
          <table:table-cell office:value-type="float" office:value="8" table:style-name="ce22">
            <text:p>8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10: Ward 110</text:p>
          </table:table-cell>
          <table:table-cell office:value-type="float" office:value="9743.7193100000004" table:style-name="ce21">
            <text:p>9743,71931</text:p>
          </table:table-cell>
          <table:table-cell office:value-type="float" office:value="620.84933999999998" table:style-name="ce21">
            <text:p>620,84934</text:p>
          </table:table-cell>
          <table:table-cell office:value-type="float" office:value="424.98901999999998" table:style-name="ce21">
            <text:p>424,98902</text:p>
          </table:table-cell>
          <table:table-cell office:value-type="float" office:value="2934.6128100000001" table:style-name="ce21">
            <text:p>2934,61281</text:p>
          </table:table-cell>
          <table:table-cell office:value-type="float" office:value="2050.04783" table:style-name="ce21">
            <text:p>2050,04783</text:p>
          </table:table-cell>
          <table:table-cell office:value-type="float" office:value="2019.49172" table:style-name="ce21">
            <text:p>2019,49172</text:p>
          </table:table-cell>
          <table:table-cell office:value-type="float" office:value="1356.6724999999999" table:style-name="ce21">
            <text:p>1356,6725</text:p>
          </table:table-cell>
          <table:table-cell office:value-type="float" office:value="793.61573999999996" table:style-name="ce21">
            <text:p>793,61574</text:p>
          </table:table-cell>
          <table:table-cell office:value-type="float" office:value="167.75977" table:style-name="ce21">
            <text:p>167,75977</text:p>
          </table:table-cell>
          <table:table-cell office:value-type="float" office:value="30.74849" table:style-name="ce21">
            <text:p>30,74849</text:p>
          </table:table-cell>
          <table:table-cell office:value-type="float" office:value="20.082719999999998" table:style-name="ce21">
            <text:p>20,08272</text:p>
          </table:table-cell>
          <table:table-cell office:value-type="float" office:value="24" table:style-name="ce22">
            <text:p>24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11: Ward 111</text:p>
          </table:table-cell>
          <table:table-cell office:value-type="float" office:value="6509.2864300000001" table:style-name="ce21">
            <text:p>6509,28643</text:p>
          </table:table-cell>
          <table:table-cell office:value-type="float" office:value="369.19601999999998" table:style-name="ce21">
            <text:p>369,19602</text:p>
          </table:table-cell>
          <table:table-cell office:value-type="float" office:value="291.58327000000003" table:style-name="ce21">
            <text:p>291,58327</text:p>
          </table:table-cell>
          <table:table-cell office:value-type="float" office:value="1712.9970000000001" table:style-name="ce21">
            <text:p>1712,997</text:p>
          </table:table-cell>
          <table:table-cell office:value-type="float" office:value="1506.88429" table:style-name="ce21">
            <text:p>1506,88429</text:p>
          </table:table-cell>
          <table:table-cell office:value-type="float" office:value="1441.27487" table:style-name="ce21">
            <text:p>1441,27487</text:p>
          </table:table-cell>
          <table:table-cell office:value-type="float" office:value="1016.85267" table:style-name="ce21">
            <text:p>1016,85267</text:p>
          </table:table-cell>
          <table:table-cell office:value-type="float" office:value="619.83259999999996" table:style-name="ce21">
            <text:p>619,8326</text:p>
          </table:table-cell>
          <table:table-cell office:value-type="float" office:value="106.43557" table:style-name="ce21">
            <text:p>106,43557</text:p>
          </table:table-cell>
          <table:table-cell office:value-type="float" office:value="13.012560000000001" table:style-name="ce21">
            <text:p>13,01256</text:p>
          </table:table-cell>
          <table:table-cell office:value-type="float" office:value="11.812659999999999" table:style-name="ce21">
            <text:p>11,81266</text:p>
          </table:table-cell>
          <table:table-cell office:value-type="float" office:value="15" table:style-name="ce22">
            <text:p>15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Total</text:p>
          </table:table-cell>
          <table:table-cell office:value-type="float" office:value="668729.92373000004" table:style-name="ce21">
            <text:p>668729,9237</text:p>
          </table:table-cell>
          <table:table-cell office:value-type="float" office:value="85285.949139999997" table:style-name="ce21">
            <text:p>85285,94914</text:p>
          </table:table-cell>
          <table:table-cell office:value-type="float" office:value="29065.936150000001" table:style-name="ce21">
            <text:p>29065,93615</text:p>
          </table:table-cell>
          <table:table-cell office:value-type="float" office:value="171003.65208999999" table:style-name="ce21">
            <text:p>171003,6521</text:p>
          </table:table-cell>
          <table:table-cell office:value-type="float" office:value="129176.10533000001" table:style-name="ce21">
            <text:p>129176,1053</text:p>
          </table:table-cell>
          <table:table-cell office:value-type="float" office:value="117262.71669" table:style-name="ce21">
            <text:p>117262,7167</text:p>
          </table:table-cell>
          <table:table-cell office:value-type="float" office:value="86192.23904" table:style-name="ce21">
            <text:p>86192,23904</text:p>
          </table:table-cell>
          <table:table-cell office:value-type="float" office:value="50977.45534" table:style-name="ce21">
            <text:p>50977,45534</text:p>
          </table:table-cell>
          <table:table-cell office:value-type="float" office:value="14220.40575" table:style-name="ce21">
            <text:p>14220,40575</text:p>
          </table:table-cell>
          <table:table-cell office:value-type="float" office:value="2774.2392300000001" table:style-name="ce21">
            <text:p>2774,23923</text:p>
          </table:table-cell>
          <table:table-cell office:value-type="float" office:value="1283.9707900000001" table:style-name="ce21">
            <text:p>1283,97079</text:p>
          </table:table-cell>
          <table:table-cell office:value-type="float" office:value="2027" table:style-name="ce22">
            <text:p>2027</text:p>
          </table:table-cell>
          <table:table-cell table:number-columns-repeated="16370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32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Data_Sheet_2" table:style-name="ta1">
        <table:table-column table:style-name="co1" table:default-cell-style-name="ce2"/>
        <table:table-column table:style-name="co2" table:default-cell-style-name="ce32"/>
        <table:table-column table:style-name="co2" table:number-columns-repeated="12" table:default-cell-style-name="ce2"/>
        <table:table-column table:style-name="co2" table:number-columns-repeated="2" table:default-cell-style-name="ce2"/>
        <table:table-column table:style-name="co2" table:number-columns-repeated="16368" table:default-cell-style-name="ce2"/>
        <table:table-row table:style-name="ro1">
          <table:table-cell table:style-name="ce18">
            <draw:frame draw:z-index="1" draw:id="id2" draw:style-name="a2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31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Individual monthly income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2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32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3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Indian or Asian</text:p>
          </table:table-cell>
          <table:table-cell table:style-name="ce32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6">
            <text:p>Individual monthly income</text:p>
          </table:table-cell>
          <table:covered-table-cell/>
          <table:table-cell office:value-type="string" table:style-name="ce3">
            <text:p>No income</text:p>
          </table:table-cell>
          <table:table-cell office:value-type="string" table:style-name="ce3">
            <text:p>R 1 - R 400</text:p>
          </table:table-cell>
          <table:table-cell office:value-type="string" table:style-name="ce3">
            <text:p>R 401 - R 800</text:p>
          </table:table-cell>
          <table:table-cell office:value-type="string" table:style-name="ce3">
            <text:p>R 801 - R 1 600</text:p>
          </table:table-cell>
          <table:table-cell office:value-type="string" table:style-name="ce3">
            <text:p>R 1 601 - R 3 200</text:p>
          </table:table-cell>
          <table:table-cell office:value-type="string" table:style-name="ce3">
            <text:p>R 3 201 - R 6 400</text:p>
          </table:table-cell>
          <table:table-cell office:value-type="string" table:style-name="ce3">
            <text:p>R 6 401 - R 12 800</text:p>
          </table:table-cell>
          <table:table-cell office:value-type="string" table:style-name="ce3">
            <text:p>R 12 801 - R 25 600</text:p>
          </table:table-cell>
          <table:table-cell office:value-type="string" table:style-name="ce3">
            <text:p>R 25 601 - R 51 200</text:p>
          </table:table-cell>
          <table:table-cell office:value-type="string" table:style-name="ce3">
            <text:p>R 51 201 - R 102 400</text:p>
          </table:table-cell>
          <table:table-cell office:value-type="string" table:style-name="ce3">
            <text:p>R 102 401 - R 204 800</text:p>
          </table:table-cell>
          <table:table-cell office:value-type="string" table:style-name="ce3">
            <text:p>R102 401 or more</text:p>
          </table:table-cell>
          <table:table-cell table:number-columns-repeated="16370"/>
        </table:table-row>
        <table:table-row table:style-name="ro5">
          <table:table-cell table:style-name="ce2"/>
          <table:table-cell office:value-type="string" table:style-name="ce34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5">
            <text:p>19100001: Ward 1</text:p>
          </table:table-cell>
          <table:table-cell office:value-type="float" office:value="462.10989000000001" table:style-name="ce23">
            <text:p>462,10989</text:p>
          </table:table-cell>
          <table:table-cell office:value-type="float" office:value="3.6897099999999998" table:style-name="ce23">
            <text:p>3,68971</text:p>
          </table:table-cell>
          <table:table-cell office:value-type="float" office:value="9.7091600000000007" table:style-name="ce23">
            <text:p>9,70916</text:p>
          </table:table-cell>
          <table:table-cell office:value-type="float" office:value="25.349260000000001" table:style-name="ce23">
            <text:p>25,34926</text:p>
          </table:table-cell>
          <table:table-cell office:value-type="float" office:value="41.398780000000002" table:style-name="ce23">
            <text:p>41,39878</text:p>
          </table:table-cell>
          <table:table-cell office:value-type="float" office:value="66.350800000000007" table:style-name="ce23">
            <text:p>66,3508</text:p>
          </table:table-cell>
          <table:table-cell office:value-type="float" office:value="154.84947" table:style-name="ce23">
            <text:p>154,84947</text:p>
          </table:table-cell>
          <table:table-cell office:value-type="float" office:value="155.34841" table:style-name="ce23">
            <text:p>155,34841</text:p>
          </table:table-cell>
          <table:table-cell office:value-type="float" office:value="109.42515" table:style-name="ce23">
            <text:p>109,42515</text:p>
          </table:table-cell>
          <table:table-cell office:value-type="float" office:value="64.946070000000006" table:style-name="ce23">
            <text:p>64,94607</text:p>
          </table:table-cell>
          <table:table-cell office:value-type="float" office:value="10.96039" table:style-name="ce23">
            <text:p>10,96039</text:p>
          </table:table-cell>
          <table:table-cell office:value-type="float" office:value="17" table:style-name="ce24">
            <text:p>17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2: Ward 2</text:p>
          </table:table-cell>
          <table:table-cell office:value-type="float" office:value="187.56971999999999" table:style-name="ce23">
            <text:p>187,56972</text:p>
          </table:table-cell>
          <table:table-cell office:value-type="float" office:value="0" table:style-name="ce23">
            <text:p>0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27.52159" table:style-name="ce23">
            <text:p>27,52159</text:p>
          </table:table-cell>
          <table:table-cell office:value-type="float" office:value="16.203019999999999" table:style-name="ce23">
            <text:p>16,20302</text:p>
          </table:table-cell>
          <table:table-cell office:value-type="float" office:value="42.1295" table:style-name="ce23">
            <text:p>42,1295</text:p>
          </table:table-cell>
          <table:table-cell office:value-type="float" office:value="72.914339999999996" table:style-name="ce23">
            <text:p>72,91434</text:p>
          </table:table-cell>
          <table:table-cell office:value-type="float" office:value="90.824889999999996" table:style-name="ce23">
            <text:p>90,82489</text:p>
          </table:table-cell>
          <table:table-cell office:value-type="float" office:value="30.572050000000001" table:style-name="ce23">
            <text:p>30,57205</text:p>
          </table:table-cell>
          <table:table-cell office:value-type="float" office:value="7.3250500000000001" table:style-name="ce23">
            <text:p>7,32505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7" table:style-name="ce24">
            <text:p>7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3: Ward 3</text:p>
          </table:table-cell>
          <table:table-cell office:value-type="float" office:value="120.19204000000001" table:style-name="ce23">
            <text:p>120,19204</text:p>
          </table:table-cell>
          <table:table-cell office:value-type="float" office:value="3.5958899999999998" table:style-name="ce23">
            <text:p>3,59589</text:p>
          </table:table-cell>
          <table:table-cell office:value-type="float" office:value="3.6897099999999998" table:style-name="ce23">
            <text:p>3,68971</text:p>
          </table:table-cell>
          <table:table-cell office:value-type="float" office:value="11.81751" table:style-name="ce23">
            <text:p>11,81751</text:p>
          </table:table-cell>
          <table:table-cell office:value-type="float" office:value="13.49269" table:style-name="ce23">
            <text:p>13,49269</text:p>
          </table:table-cell>
          <table:table-cell office:value-type="float" office:value="33.454709999999999" table:style-name="ce23">
            <text:p>33,45471</text:p>
          </table:table-cell>
          <table:table-cell office:value-type="float" office:value="55.538600000000002" table:style-name="ce23">
            <text:p>55,5386</text:p>
          </table:table-cell>
          <table:table-cell office:value-type="float" office:value="51.567819999999998" table:style-name="ce23">
            <text:p>51,56782</text:p>
          </table:table-cell>
          <table:table-cell office:value-type="float" office:value="30.783829999999998" table:style-name="ce23">
            <text:p>30,78383</text:p>
          </table:table-cell>
          <table:table-cell office:value-type="float" office:value="6.11327" table:style-name="ce23">
            <text:p>6,11327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4">
            <text:p>1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4: Ward 4</text:p>
          </table:table-cell>
          <table:table-cell office:value-type="float" office:value="402.55944" table:style-name="ce23">
            <text:p>402,55944</text:p>
          </table:table-cell>
          <table:table-cell office:value-type="float" office:value="4.9707800000000004" table:style-name="ce23">
            <text:p>4,97078</text:p>
          </table:table-cell>
          <table:table-cell office:value-type="float" office:value="6.01023" table:style-name="ce23">
            <text:p>6,01023</text:p>
          </table:table-cell>
          <table:table-cell office:value-type="float" office:value="25.073270000000001" table:style-name="ce23">
            <text:p>25,07327</text:p>
          </table:table-cell>
          <table:table-cell office:value-type="float" office:value="32.113729999999997" table:style-name="ce23">
            <text:p>32,11373</text:p>
          </table:table-cell>
          <table:table-cell office:value-type="float" office:value="88.863489999999999" table:style-name="ce23">
            <text:p>88,86349</text:p>
          </table:table-cell>
          <table:table-cell office:value-type="float" office:value="136.90572" table:style-name="ce23">
            <text:p>136,90572</text:p>
          </table:table-cell>
          <table:table-cell office:value-type="float" office:value="182.20973000000001" table:style-name="ce23">
            <text:p>182,20973</text:p>
          </table:table-cell>
          <table:table-cell office:value-type="float" office:value="146.58536000000001" table:style-name="ce23">
            <text:p>146,58536</text:p>
          </table:table-cell>
          <table:table-cell office:value-type="float" office:value="55.635480000000001" table:style-name="ce23">
            <text:p>55,63548</text:p>
          </table:table-cell>
          <table:table-cell office:value-type="float" office:value="8.0588999999999995" table:style-name="ce23">
            <text:p>8,0589</text:p>
          </table:table-cell>
          <table:table-cell office:value-type="float" office:value="15" table:style-name="ce24">
            <text:p>15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5: Ward 5</text:p>
          </table:table-cell>
          <table:table-cell office:value-type="float" office:value="87.825450000000004" table:style-name="ce23">
            <text:p>87,82545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9.6057299999999994" table:style-name="ce23">
            <text:p>9,60573</text:p>
          </table:table-cell>
          <table:table-cell office:value-type="float" office:value="5.01023" table:style-name="ce23">
            <text:p>5,01023</text:p>
          </table:table-cell>
          <table:table-cell office:value-type="float" office:value="11.966089999999999" table:style-name="ce23">
            <text:p>11,96609</text:p>
          </table:table-cell>
          <table:table-cell office:value-type="float" office:value="44.389949999999999" table:style-name="ce23">
            <text:p>44,38995</text:p>
          </table:table-cell>
          <table:table-cell office:value-type="float" office:value="37.020760000000003" table:style-name="ce23">
            <text:p>37,02076</text:p>
          </table:table-cell>
          <table:table-cell office:value-type="float" office:value="21.975149999999999" table:style-name="ce23">
            <text:p>21,97515</text:p>
          </table:table-cell>
          <table:table-cell office:value-type="float" office:value="8.6455699999999993" table:style-name="ce23">
            <text:p>8,64557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6: Ward 6</text:p>
          </table:table-cell>
          <table:table-cell office:value-type="float" office:value="22.15849" table:style-name="ce23">
            <text:p>22,15849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0" table:style-name="ce23">
            <text:p>0</text:p>
          </table:table-cell>
          <table:table-cell office:value-type="float" office:value="6.0738200000000004" table:style-name="ce23">
            <text:p>6,07382</text:p>
          </table:table-cell>
          <table:table-cell office:value-type="float" office:value="6.22201" table:style-name="ce23">
            <text:p>6,22201</text:p>
          </table:table-cell>
          <table:table-cell office:value-type="float" office:value="2.3841100000000002" table:style-name="ce23">
            <text:p>2,38411</text:p>
          </table:table-cell>
          <table:table-cell office:value-type="float" office:value="4.9558600000000004" table:style-name="ce23">
            <text:p>4,95586</text:p>
          </table:table-cell>
          <table:table-cell office:value-type="float" office:value="3.7984499999999999" table:style-name="ce23">
            <text:p>3,7984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7: Ward 7</text:p>
          </table:table-cell>
          <table:table-cell office:value-type="float" office:value="67.767880000000005" table:style-name="ce23">
            <text:p>67,76788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3.5958899999999998" table:style-name="ce23">
            <text:p>3,59589</text:p>
          </table:table-cell>
          <table:table-cell office:value-type="float" office:value="14.81321" table:style-name="ce23">
            <text:p>14,81321</text:p>
          </table:table-cell>
          <table:table-cell office:value-type="float" office:value="6.11327" table:style-name="ce23">
            <text:p>6,11327</text:p>
          </table:table-cell>
          <table:table-cell office:value-type="float" office:value="14.86758" table:style-name="ce23">
            <text:p>14,86758</text:p>
          </table:table-cell>
          <table:table-cell office:value-type="float" office:value="22.029520000000002" table:style-name="ce23">
            <text:p>22,02952</text:p>
          </table:table-cell>
          <table:table-cell office:value-type="float" office:value="4.9558600000000004" table:style-name="ce23">
            <text:p>4,95586</text:p>
          </table:table-cell>
          <table:table-cell office:value-type="float" office:value="3.7440799999999999" table:style-name="ce23">
            <text:p>3,7440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8: Ward 8</text:p>
          </table:table-cell>
          <table:table-cell office:value-type="float" office:value="101.65436" table:style-name="ce23">
            <text:p>101,65436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3.6897099999999998" table:style-name="ce23">
            <text:p>3,68971</text:p>
          </table:table-cell>
          <table:table-cell office:value-type="float" office:value="6.12819" table:style-name="ce23">
            <text:p>6,12819</text:p>
          </table:table-cell>
          <table:table-cell office:value-type="float" office:value="38.356200000000001" table:style-name="ce23">
            <text:p>38,3562</text:p>
          </table:table-cell>
          <table:table-cell office:value-type="float" office:value="34.316130000000001" table:style-name="ce23">
            <text:p>34,31613</text:p>
          </table:table-cell>
          <table:table-cell office:value-type="float" office:value="34.636650000000003" table:style-name="ce23">
            <text:p>34,63665</text:p>
          </table:table-cell>
          <table:table-cell office:value-type="float" office:value="13.438319999999999" table:style-name="ce23">
            <text:p>13,43832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4" table:style-name="ce24">
            <text:p>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9: Ward 9</text:p>
          </table:table-cell>
          <table:table-cell office:value-type="float" office:value="121.01573999999999" table:style-name="ce23">
            <text:p>121,01574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26.40324" table:style-name="ce23">
            <text:p>26,40324</text:p>
          </table:table-cell>
          <table:table-cell office:value-type="float" office:value="14.66502" table:style-name="ce23">
            <text:p>14,66502</text:p>
          </table:table-cell>
          <table:table-cell office:value-type="float" office:value="23.09881" table:style-name="ce23">
            <text:p>23,09881</text:p>
          </table:table-cell>
          <table:table-cell office:value-type="float" office:value="17.07366" table:style-name="ce23">
            <text:p>17,07366</text:p>
          </table:table-cell>
          <table:table-cell office:value-type="float" office:value="14.61065" table:style-name="ce23">
            <text:p>14,61065</text:p>
          </table:table-cell>
          <table:table-cell office:value-type="float" office:value="3.5958899999999998" table:style-name="ce23">
            <text:p>3,59589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4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0: Ward 10</text:p>
          </table:table-cell>
          <table:table-cell office:value-type="float" office:value="150.02705" table:style-name="ce23">
            <text:p>150,02705</text:p>
          </table:table-cell>
          <table:table-cell office:value-type="float" office:value="0" table:style-name="ce23">
            <text:p>0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10.93586" table:style-name="ce23">
            <text:p>10,93586</text:p>
          </table:table-cell>
          <table:table-cell office:value-type="float" office:value="19.705089999999998" table:style-name="ce23">
            <text:p>19,70509</text:p>
          </table:table-cell>
          <table:table-cell office:value-type="float" office:value="38.808979999999998" table:style-name="ce23">
            <text:p>38,80898</text:p>
          </table:table-cell>
          <table:table-cell office:value-type="float" office:value="41.33558" table:style-name="ce23">
            <text:p>41,33558</text:p>
          </table:table-cell>
          <table:table-cell office:value-type="float" office:value="57.339950000000002" table:style-name="ce23">
            <text:p>57,33995</text:p>
          </table:table-cell>
          <table:table-cell office:value-type="float" office:value="12.335279999999999" table:style-name="ce23">
            <text:p>12,33528</text:p>
          </table:table-cell>
          <table:table-cell office:value-type="float" office:value="4.6353400000000002" table:style-name="ce23">
            <text:p>4,63534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1: Ward 11</text:p>
          </table:table-cell>
          <table:table-cell office:value-type="float" office:value="108.36704" table:style-name="ce23">
            <text:p>108,36704</text:p>
          </table:table-cell>
          <table:table-cell office:value-type="float" office:value="6.2763799999999996" table:style-name="ce23">
            <text:p>6,27638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12.05382" table:style-name="ce23">
            <text:p>12,05382</text:p>
          </table:table-cell>
          <table:table-cell office:value-type="float" office:value="17.320979999999999" table:style-name="ce23">
            <text:p>17,32098</text:p>
          </table:table-cell>
          <table:table-cell office:value-type="float" office:value="13.601430000000001" table:style-name="ce23">
            <text:p>13,60143</text:p>
          </table:table-cell>
          <table:table-cell office:value-type="float" office:value="14.758839999999999" table:style-name="ce23">
            <text:p>14,75884</text:p>
          </table:table-cell>
          <table:table-cell office:value-type="float" office:value="30.260750000000002" table:style-name="ce23">
            <text:p>30,26075</text:p>
          </table:table-cell>
          <table:table-cell office:value-type="float" office:value="9.7635299999999994" table:style-name="ce23">
            <text:p>9,76353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1" table:style-name="ce24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2: Ward 12</text:p>
          </table:table-cell>
          <table:table-cell office:value-type="float" office:value="118.71271" table:style-name="ce23">
            <text:p>118,71271</text:p>
          </table:table-cell>
          <table:table-cell office:value-type="float" office:value="21.18084" table:style-name="ce23">
            <text:p>21,18084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30.46292" table:style-name="ce23">
            <text:p>30,46292</text:p>
          </table:table-cell>
          <table:table-cell office:value-type="float" office:value="18.557289999999998" table:style-name="ce23">
            <text:p>18,55729</text:p>
          </table:table-cell>
          <table:table-cell office:value-type="float" office:value="29.517679999999999" table:style-name="ce23">
            <text:p>29,51768</text:p>
          </table:table-cell>
          <table:table-cell office:value-type="float" office:value="12.335279999999999" table:style-name="ce23">
            <text:p>12,33528</text:p>
          </table:table-cell>
          <table:table-cell office:value-type="float" office:value="3.6897099999999998" table:style-name="ce23">
            <text:p>3,6897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3: Ward 13</text:p>
          </table:table-cell>
          <table:table-cell office:value-type="float" office:value="82.995819999999995" table:style-name="ce23">
            <text:p>82,99582</text:p>
          </table:table-cell>
          <table:table-cell office:value-type="float" office:value="15.358639999999999" table:style-name="ce23">
            <text:p>15,35864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12.147640000000001" table:style-name="ce23">
            <text:p>12,14764</text:p>
          </table:table-cell>
          <table:table-cell office:value-type="float" office:value="21.104510000000001" table:style-name="ce23">
            <text:p>21,10451</text:p>
          </table:table-cell>
          <table:table-cell office:value-type="float" office:value="12.335279999999999" table:style-name="ce23">
            <text:p>12,33528</text:p>
          </table:table-cell>
          <table:table-cell office:value-type="float" office:value="4.8471200000000003" table:style-name="ce23">
            <text:p>4,84712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4: Ward 14</text:p>
          </table:table-cell>
          <table:table-cell office:value-type="float" office:value="74.442279999999997" table:style-name="ce23">
            <text:p>74,44228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0" table:style-name="ce23">
            <text:p>0</text:p>
          </table:table-cell>
          <table:table-cell office:value-type="float" office:value="19.527059999999999" table:style-name="ce23">
            <text:p>19,52706</text:p>
          </table:table-cell>
          <table:table-cell office:value-type="float" office:value="17.508620000000001" table:style-name="ce23">
            <text:p>17,50862</text:p>
          </table:table-cell>
          <table:table-cell office:value-type="float" office:value="23.08389" table:style-name="ce23">
            <text:p>23,08389</text:p>
          </table:table-cell>
          <table:table-cell office:value-type="float" office:value="21.926480000000002" table:style-name="ce23">
            <text:p>21,92648</text:p>
          </table:table-cell>
          <table:table-cell office:value-type="float" office:value="21.872109999999999" table:style-name="ce23">
            <text:p>21,87211</text:p>
          </table:table-cell>
          <table:table-cell office:value-type="float" office:value="12.335279999999999" table:style-name="ce23">
            <text:p>12,33528</text:p>
          </table:table-cell>
          <table:table-cell office:value-type="float" office:value="6.0589000000000004" table:style-name="ce23">
            <text:p>6,0589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3" table:style-name="ce24">
            <text:p>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5: Ward 15</text:p>
          </table:table-cell>
          <table:table-cell office:value-type="float" office:value="94.083550000000002" table:style-name="ce23">
            <text:p>94,08355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6.12819" table:style-name="ce23">
            <text:p>6,12819</text:p>
          </table:table-cell>
          <table:table-cell office:value-type="float" office:value="22.896249999999998" table:style-name="ce23">
            <text:p>22,89625</text:p>
          </table:table-cell>
          <table:table-cell office:value-type="float" office:value="12.25638" table:style-name="ce23">
            <text:p>12,25638</text:p>
          </table:table-cell>
          <table:table-cell office:value-type="float" office:value="20.231069999999999" table:style-name="ce23">
            <text:p>20,23107</text:p>
          </table:table-cell>
          <table:table-cell office:value-type="float" office:value="6.22201" table:style-name="ce23">
            <text:p>6,22201</text:p>
          </table:table-cell>
          <table:table-cell office:value-type="float" office:value="9.8573500000000003" table:style-name="ce23">
            <text:p>9,8573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6: Ward 16</text:p>
          </table:table-cell>
          <table:table-cell office:value-type="float" office:value="94.920670000000001" table:style-name="ce23">
            <text:p>94,92067</text:p>
          </table:table-cell>
          <table:table-cell office:value-type="float" office:value="5.95547" table:style-name="ce23">
            <text:p>5,95547</text:p>
          </table:table-cell>
          <table:table-cell office:value-type="float" office:value="5.9014899999999999" table:style-name="ce23">
            <text:p>5,90149</text:p>
          </table:table-cell>
          <table:table-cell office:value-type="float" office:value="20.77298" table:style-name="ce23">
            <text:p>20,77298</text:p>
          </table:table-cell>
          <table:table-cell office:value-type="float" office:value="22.301369999999999" table:style-name="ce23">
            <text:p>22,30137</text:p>
          </table:table-cell>
          <table:table-cell office:value-type="float" office:value="15.86758" table:style-name="ce23">
            <text:p>15,86758</text:p>
          </table:table-cell>
          <table:table-cell office:value-type="float" office:value="17.23677" table:style-name="ce23">
            <text:p>17,23677</text:p>
          </table:table-cell>
          <table:table-cell office:value-type="float" office:value="4.8076699999999999" table:style-name="ce23">
            <text:p>4,80767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7: Ward 17</text:p>
          </table:table-cell>
          <table:table-cell office:value-type="float" office:value="121.65013" table:style-name="ce23">
            <text:p>121,65013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6.03437" table:style-name="ce23">
            <text:p>6,03437</text:p>
          </table:table-cell>
          <table:table-cell office:value-type="float" office:value="12.335279999999999" table:style-name="ce23">
            <text:p>12,33528</text:p>
          </table:table-cell>
          <table:table-cell office:value-type="float" office:value="23.51315" table:style-name="ce23">
            <text:p>23,51315</text:p>
          </table:table-cell>
          <table:table-cell office:value-type="float" office:value="28.305900000000001" table:style-name="ce23">
            <text:p>28,3059</text:p>
          </table:table-cell>
          <table:table-cell office:value-type="float" office:value="6.12819" table:style-name="ce23">
            <text:p>6,12819</text:p>
          </table:table-cell>
          <table:table-cell office:value-type="float" office:value="14.758839999999999" table:style-name="ce23">
            <text:p>14,75884</text:p>
          </table:table-cell>
          <table:table-cell office:value-type="float" office:value="3.7440799999999999" table:style-name="ce23">
            <text:p>3,7440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8: Ward 18</text:p>
          </table:table-cell>
          <table:table-cell office:value-type="float" office:value="5.9949199999999996" table:style-name="ce23">
            <text:p>5,99492</text:p>
          </table:table-cell>
          <table:table-cell office:value-type="float" office:value="8.2063100000000002" table:style-name="ce23">
            <text:p>8,20631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2.4384800000000002" table:style-name="ce23">
            <text:p>2,43848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9: Ward 19</text:p>
          </table:table-cell>
          <table:table-cell office:value-type="float" office:value="106.27970000000001" table:style-name="ce23">
            <text:p>106,2797</text:p>
          </table:table-cell>
          <table:table-cell office:value-type="float" office:value="10.669320000000001" table:style-name="ce23">
            <text:p>10,66932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20.862500000000001" table:style-name="ce23">
            <text:p>20,8625</text:p>
          </table:table-cell>
          <table:table-cell office:value-type="float" office:value="27.217780000000001" table:style-name="ce23">
            <text:p>27,21778</text:p>
          </table:table-cell>
          <table:table-cell office:value-type="float" office:value="13.50761" table:style-name="ce23">
            <text:p>13,50761</text:p>
          </table:table-cell>
          <table:table-cell office:value-type="float" office:value="28.217780000000001" table:style-name="ce23">
            <text:p>28,21778</text:p>
          </table:table-cell>
          <table:table-cell office:value-type="float" office:value="24.61619" table:style-name="ce23">
            <text:p>24,61619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0: Ward 20</text:p>
          </table:table-cell>
          <table:table-cell office:value-type="float" office:value="105.38312999999999" table:style-name="ce23">
            <text:p>105,38313</text:p>
          </table:table-cell>
          <table:table-cell office:value-type="float" office:value="27.269580000000001" table:style-name="ce23">
            <text:p>27,26958</text:p>
          </table:table-cell>
          <table:table-cell office:value-type="float" office:value="4.9014899999999999" table:style-name="ce23">
            <text:p>4,90149</text:p>
          </table:table-cell>
          <table:table-cell office:value-type="float" office:value="22.034829999999999" table:style-name="ce23">
            <text:p>22,03483</text:p>
          </table:table-cell>
          <table:table-cell office:value-type="float" office:value="12.498390000000001" table:style-name="ce23">
            <text:p>12,49839</text:p>
          </table:table-cell>
          <table:table-cell office:value-type="float" office:value="5.01023" table:style-name="ce23">
            <text:p>5,01023</text:p>
          </table:table-cell>
          <table:table-cell office:value-type="float" office:value="3.7440799999999999" table:style-name="ce23">
            <text:p>3,74408</text:p>
          </table:table-cell>
          <table:table-cell office:value-type="float" office:value="0" table:style-name="ce23">
            <text:p>0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1: Ward 21</text:p>
          </table:table-cell>
          <table:table-cell office:value-type="float" office:value="78.717259999999996" table:style-name="ce23">
            <text:p>78,71726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0" table:style-name="ce23">
            <text:p>0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9.7091600000000007" table:style-name="ce23">
            <text:p>9,70916</text:p>
          </table:table-cell>
          <table:table-cell office:value-type="float" office:value="9.7635299999999994" table:style-name="ce23">
            <text:p>9,76353</text:p>
          </table:table-cell>
          <table:table-cell office:value-type="float" office:value="17.197320000000001" table:style-name="ce23">
            <text:p>17,19732</text:p>
          </table:table-cell>
          <table:table-cell office:value-type="float" office:value="34.799759999999999" table:style-name="ce23">
            <text:p>34,79976</text:p>
          </table:table-cell>
          <table:table-cell office:value-type="float" office:value="16.079360000000001" table:style-name="ce23">
            <text:p>16,07936</text:p>
          </table:table-cell>
          <table:table-cell office:value-type="float" office:value="9.8029799999999998" table:style-name="ce23">
            <text:p>9,80298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2" table:style-name="ce24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2: Ward 22</text:p>
          </table:table-cell>
          <table:table-cell office:value-type="float" office:value="165.70698999999999" table:style-name="ce23">
            <text:p>165,70699</text:p>
          </table:table-cell>
          <table:table-cell office:value-type="float" office:value="6.03437" table:style-name="ce23">
            <text:p>6,03437</text:p>
          </table:table-cell>
          <table:table-cell office:value-type="float" office:value="7.3548900000000001" table:style-name="ce23">
            <text:p>7,35489</text:p>
          </table:table-cell>
          <table:table-cell office:value-type="float" office:value="15.373950000000001" table:style-name="ce23">
            <text:p>15,37395</text:p>
          </table:table-cell>
          <table:table-cell office:value-type="float" office:value="9.6999399999999998" table:style-name="ce23">
            <text:p>9,69994</text:p>
          </table:table-cell>
          <table:table-cell office:value-type="float" office:value="19.729620000000001" table:style-name="ce23">
            <text:p>19,72962</text:p>
          </table:table-cell>
          <table:table-cell office:value-type="float" office:value="26.794219999999999" table:style-name="ce23">
            <text:p>26,79422</text:p>
          </table:table-cell>
          <table:table-cell office:value-type="float" office:value="25.897259999999999" table:style-name="ce23">
            <text:p>25,89726</text:p>
          </table:table-cell>
          <table:table-cell office:value-type="float" office:value="4.8471200000000003" table:style-name="ce23">
            <text:p>4,84712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3: Ward 23</text:p>
          </table:table-cell>
          <table:table-cell office:value-type="float" office:value="222.15123" table:style-name="ce23">
            <text:p>222,15123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12.01437" table:style-name="ce23">
            <text:p>12,01437</text:p>
          </table:table-cell>
          <table:table-cell office:value-type="float" office:value="12.24146" table:style-name="ce23">
            <text:p>12,24146</text:p>
          </table:table-cell>
          <table:table-cell office:value-type="float" office:value="50.772579999999998" table:style-name="ce23">
            <text:p>50,77258</text:p>
          </table:table-cell>
          <table:table-cell office:value-type="float" office:value="71.496499999999997" table:style-name="ce23">
            <text:p>71,4965</text:p>
          </table:table-cell>
          <table:table-cell office:value-type="float" office:value="138.90361999999999" table:style-name="ce23">
            <text:p>138,90362</text:p>
          </table:table-cell>
          <table:table-cell office:value-type="float" office:value="58.658819999999999" table:style-name="ce23">
            <text:p>58,65882</text:p>
          </table:table-cell>
          <table:table-cell office:value-type="float" office:value="31.937740000000002" table:style-name="ce23">
            <text:p>31,93774</text:p>
          </table:table-cell>
          <table:table-cell office:value-type="float" office:value="9.6942400000000006" table:style-name="ce23">
            <text:p>9,69424</text:p>
          </table:table-cell>
          <table:table-cell office:value-type="float" office:value="17" table:style-name="ce24">
            <text:p>1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4: Ward 24</text:p>
          </table:table-cell>
          <table:table-cell office:value-type="float" office:value="40.949910000000003" table:style-name="ce23">
            <text:p>40,94991</text:p>
          </table:table-cell>
          <table:table-cell office:value-type="float" office:value="4.6893200000000004" table:style-name="ce23">
            <text:p>4,68932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15.398479999999999" table:style-name="ce23">
            <text:p>15,39848</text:p>
          </table:table-cell>
          <table:table-cell office:value-type="float" office:value="7.3250500000000001" table:style-name="ce23">
            <text:p>7,32505</text:p>
          </table:table-cell>
          <table:table-cell office:value-type="float" office:value="6.2763799999999996" table:style-name="ce23">
            <text:p>6,2763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5: Ward 25</text:p>
          </table:table-cell>
          <table:table-cell office:value-type="float" office:value="1176.13185" table:style-name="ce23">
            <text:p>1176,13185</text:p>
          </table:table-cell>
          <table:table-cell office:value-type="float" office:value="19.048349999999999" table:style-name="ce23">
            <text:p>19,04835</text:p>
          </table:table-cell>
          <table:table-cell office:value-type="float" office:value="34.315739999999998" table:style-name="ce23">
            <text:p>34,31574</text:p>
          </table:table-cell>
          <table:table-cell office:value-type="float" office:value="285.72937999999999" table:style-name="ce23">
            <text:p>285,72938</text:p>
          </table:table-cell>
          <table:table-cell office:value-type="float" office:value="161.23029" table:style-name="ce23">
            <text:p>161,23029</text:p>
          </table:table-cell>
          <table:table-cell office:value-type="float" office:value="269.83028000000002" table:style-name="ce23">
            <text:p>269,83028</text:p>
          </table:table-cell>
          <table:table-cell office:value-type="float" office:value="220.60148000000001" table:style-name="ce23">
            <text:p>220,60148</text:p>
          </table:table-cell>
          <table:table-cell office:value-type="float" office:value="148.40037000000001" table:style-name="ce23">
            <text:p>148,40037</text:p>
          </table:table-cell>
          <table:table-cell office:value-type="float" office:value="37.881790000000002" table:style-name="ce23">
            <text:p>37,88179</text:p>
          </table:table-cell>
          <table:table-cell office:value-type="float" office:value="9.6547900000000002" table:style-name="ce23">
            <text:p>9,65479</text:p>
          </table:table-cell>
          <table:table-cell office:value-type="float" office:value="2.5323000000000002" table:style-name="ce23">
            <text:p>2,5323</text:p>
          </table:table-cell>
          <table:table-cell office:value-type="float" office:value="6" table:style-name="ce24">
            <text:p>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6: Ward 26</text:p>
          </table:table-cell>
          <table:table-cell office:value-type="float" office:value="240.08036999999999" table:style-name="ce23">
            <text:p>240,08037</text:p>
          </table:table-cell>
          <table:table-cell office:value-type="float" office:value="7.3307500000000001" table:style-name="ce23">
            <text:p>7,33075</text:p>
          </table:table-cell>
          <table:table-cell office:value-type="float" office:value="9.6604899999999994" table:style-name="ce23">
            <text:p>9,66049</text:p>
          </table:table-cell>
          <table:table-cell office:value-type="float" office:value="39.714770000000001" table:style-name="ce23">
            <text:p>39,71477</text:p>
          </table:table-cell>
          <table:table-cell office:value-type="float" office:value="30.414639999999999" table:style-name="ce23">
            <text:p>30,41464</text:p>
          </table:table-cell>
          <table:table-cell office:value-type="float" office:value="69.262680000000003" table:style-name="ce23">
            <text:p>69,26268</text:p>
          </table:table-cell>
          <table:table-cell office:value-type="float" office:value="67.060509999999994" table:style-name="ce23">
            <text:p>67,06051</text:p>
          </table:table-cell>
          <table:table-cell office:value-type="float" office:value="53.492829999999998" table:style-name="ce23">
            <text:p>53,49283</text:p>
          </table:table-cell>
          <table:table-cell office:value-type="float" office:value="14.81321" table:style-name="ce23">
            <text:p>14,81321</text:p>
          </table:table-cell>
          <table:table-cell office:value-type="float" office:value="4.8471200000000003" table:style-name="ce23">
            <text:p>4,84712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1" table:style-name="ce24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7: Ward 27</text:p>
          </table:table-cell>
          <table:table-cell office:value-type="float" office:value="395.38990000000001" table:style-name="ce23">
            <text:p>395,3899</text:p>
          </table:table-cell>
          <table:table-cell office:value-type="float" office:value="3.3446600000000002" table:style-name="ce23">
            <text:p>3,34466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46.75188" table:style-name="ce23">
            <text:p>46,75188</text:p>
          </table:table-cell>
          <table:table-cell office:value-type="float" office:value="25.709620000000001" table:style-name="ce23">
            <text:p>25,70962</text:p>
          </table:table-cell>
          <table:table-cell office:value-type="float" office:value="61.681710000000002" table:style-name="ce23">
            <text:p>61,68171</text:p>
          </table:table-cell>
          <table:table-cell office:value-type="float" office:value="131.86510000000001" table:style-name="ce23">
            <text:p>131,8651</text:p>
          </table:table-cell>
          <table:table-cell office:value-type="float" office:value="141.01212000000001" table:style-name="ce23">
            <text:p>141,01212</text:p>
          </table:table-cell>
          <table:table-cell office:value-type="float" office:value="59.035359999999997" table:style-name="ce23">
            <text:p>59,03536</text:p>
          </table:table-cell>
          <table:table-cell office:value-type="float" office:value="12.28091" table:style-name="ce23">
            <text:p>12,28091</text:p>
          </table:table-cell>
          <table:table-cell office:value-type="float" office:value="0" table:style-name="ce23">
            <text:p>0</text:p>
          </table:table-cell>
          <table:table-cell office:value-type="float" office:value="5" table:style-name="ce24">
            <text:p>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8: Ward 28</text:p>
          </table:table-cell>
          <table:table-cell office:value-type="float" office:value="89.466880000000003" table:style-name="ce23">
            <text:p>89,46688</text:p>
          </table:table-cell>
          <table:table-cell office:value-type="float" office:value="5.98" table:style-name="ce23">
            <text:p>5,98</text:p>
          </table:table-cell>
          <table:table-cell office:value-type="float" office:value="4.7682200000000003" table:style-name="ce23">
            <text:p>4,76822</text:p>
          </table:table-cell>
          <table:table-cell office:value-type="float" office:value="21.699000000000002" table:style-name="ce23">
            <text:p>21,699</text:p>
          </table:table-cell>
          <table:table-cell office:value-type="float" office:value="14.6501" table:style-name="ce23">
            <text:p>14,6501</text:p>
          </table:table-cell>
          <table:table-cell office:value-type="float" office:value="9.8573500000000003" table:style-name="ce23">
            <text:p>9,85735</text:p>
          </table:table-cell>
          <table:table-cell office:value-type="float" office:value="8.6455699999999993" table:style-name="ce23">
            <text:p>8,64557</text:p>
          </table:table-cell>
          <table:table-cell office:value-type="float" office:value="3.5958899999999998" table:style-name="ce23">
            <text:p>3,59589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9: Ward 29</text:p>
          </table:table-cell>
          <table:table-cell office:value-type="float" office:value="44.921080000000003" table:style-name="ce23">
            <text:p>44,92108</text:p>
          </table:table-cell>
          <table:table-cell office:value-type="float" office:value="10.245760000000001" table:style-name="ce23">
            <text:p>10,24576</text:p>
          </table:table-cell>
          <table:table-cell office:value-type="float" office:value="0" table:style-name="ce23">
            <text:p>0</text:p>
          </table:table-cell>
          <table:table-cell office:value-type="float" office:value="16.940390000000001" table:style-name="ce23">
            <text:p>16,94039</text:p>
          </table:table-cell>
          <table:table-cell office:value-type="float" office:value="21.035219999999999" table:style-name="ce23">
            <text:p>21,03522</text:p>
          </table:table-cell>
          <table:table-cell office:value-type="float" office:value="6.2763799999999996" table:style-name="ce23">
            <text:p>6,27638</text:p>
          </table:table-cell>
          <table:table-cell office:value-type="float" office:value="3.6353399999999998" table:style-name="ce23">
            <text:p>3,63534</text:p>
          </table:table-cell>
          <table:table-cell office:value-type="float" office:value="2.5323000000000002" table:style-name="ce23">
            <text:p>2,5323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0: Ward 30</text:p>
          </table:table-cell>
          <table:table-cell office:value-type="float" office:value="111.68678" table:style-name="ce23">
            <text:p>111,68678</text:p>
          </table:table-cell>
          <table:table-cell office:value-type="float" office:value="3.5958899999999998" table:style-name="ce23">
            <text:p>3,59589</text:p>
          </table:table-cell>
          <table:table-cell office:value-type="float" office:value="2.3841100000000002" table:style-name="ce23">
            <text:p>2,38411</text:p>
          </table:table-cell>
          <table:table-cell office:value-type="float" office:value="23.0046" table:style-name="ce23">
            <text:p>23,0046</text:p>
          </table:table-cell>
          <table:table-cell office:value-type="float" office:value="17.182400000000001" table:style-name="ce23">
            <text:p>17,1824</text:p>
          </table:table-cell>
          <table:table-cell office:value-type="float" office:value="28.305900000000001" table:style-name="ce23">
            <text:p>28,3059</text:p>
          </table:table-cell>
          <table:table-cell office:value-type="float" office:value="18.611660000000001" table:style-name="ce23">
            <text:p>18,61166</text:p>
          </table:table-cell>
          <table:table-cell office:value-type="float" office:value="11.08405" table:style-name="ce23">
            <text:p>11,0840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1: Ward 31</text:p>
          </table:table-cell>
          <table:table-cell office:value-type="float" office:value="68.083479999999994" table:style-name="ce23">
            <text:p>68,08348</text:p>
          </table:table-cell>
          <table:table-cell office:value-type="float" office:value="22.486440000000002" table:style-name="ce23">
            <text:p>22,48644</text:p>
          </table:table-cell>
          <table:table-cell office:value-type="float" office:value="3.6502599999999998" table:style-name="ce23">
            <text:p>3,65026</text:p>
          </table:table-cell>
          <table:table-cell office:value-type="float" office:value="19.378869999999999" table:style-name="ce23">
            <text:p>19,37887</text:p>
          </table:table-cell>
          <table:table-cell office:value-type="float" office:value="11.232239999999999" table:style-name="ce23">
            <text:p>11,23224</text:p>
          </table:table-cell>
          <table:table-cell office:value-type="float" office:value="7.2461500000000001" table:style-name="ce23">
            <text:p>7,24615</text:p>
          </table:table-cell>
          <table:table-cell office:value-type="float" office:value="4.8076699999999999" table:style-name="ce23">
            <text:p>4,80767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3.7440799999999999" table:style-name="ce23">
            <text:p>3,7440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2: Ward 32</text:p>
          </table:table-cell>
          <table:table-cell office:value-type="float" office:value="59.660699999999999" table:style-name="ce23">
            <text:p>59,6607</text:p>
          </table:table-cell>
          <table:table-cell office:value-type="float" office:value="11.76275" table:style-name="ce23">
            <text:p>11,76275</text:p>
          </table:table-cell>
          <table:table-cell office:value-type="float" office:value="3.6897099999999998" table:style-name="ce23">
            <text:p>3,68971</text:p>
          </table:table-cell>
          <table:table-cell office:value-type="float" office:value="8.6061200000000007" table:style-name="ce23">
            <text:p>8,60612</text:p>
          </table:table-cell>
          <table:table-cell office:value-type="float" office:value="15.891719999999999" table:style-name="ce23">
            <text:p>15,89172</text:p>
          </table:table-cell>
          <table:table-cell office:value-type="float" office:value="19.87781" table:style-name="ce23">
            <text:p>19,87781</text:p>
          </table:table-cell>
          <table:table-cell office:value-type="float" office:value="11.044600000000001" table:style-name="ce23">
            <text:p>11,0446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3: Ward 33</text:p>
          </table:table-cell>
          <table:table-cell office:value-type="float" office:value="14.803599999999999" table:style-name="ce23">
            <text:p>14,8036</text:p>
          </table:table-cell>
          <table:table-cell office:value-type="float" office:value="6.0887399999999996" table:style-name="ce23">
            <text:p>6,08874</text:p>
          </table:table-cell>
          <table:table-cell office:value-type="float" office:value="4.9707800000000004" table:style-name="ce23">
            <text:p>4,97078</text:p>
          </table:table-cell>
          <table:table-cell office:value-type="float" office:value="6.2369300000000001" table:style-name="ce23">
            <text:p>6,23693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4: Ward 34</text:p>
          </table:table-cell>
          <table:table-cell office:value-type="float" office:value="4.9164099999999999" table:style-name="ce23">
            <text:p>4,91641</text:p>
          </table:table-cell>
          <table:table-cell office:value-type="float" office:value="6.1825599999999996" table:style-name="ce23">
            <text:p>6,18256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5.01023" table:style-name="ce23">
            <text:p>5,01023</text:p>
          </table:table-cell>
          <table:table-cell office:value-type="float" office:value="6.1676399999999996" table:style-name="ce23">
            <text:p>6,16764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5: Ward 35</text:p>
          </table:table-cell>
          <table:table-cell office:value-type="float" office:value="13.280519999999999" table:style-name="ce23">
            <text:p>13,28052</text:p>
          </table:table-cell>
          <table:table-cell office:value-type="float" office:value="7.1672500000000001" table:style-name="ce23">
            <text:p>7,16725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4.9164099999999999" table:style-name="ce23">
            <text:p>4,91641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6: Ward 36</text:p>
          </table:table-cell>
          <table:table-cell office:value-type="float" office:value="4.9558600000000004" table:style-name="ce23">
            <text:p>4,95586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4.9164099999999999" table:style-name="ce23">
            <text:p>4,91641</text:p>
          </table:table-cell>
          <table:table-cell office:value-type="float" office:value="2.5323000000000002" table:style-name="ce23">
            <text:p>2,5323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7: Ward 37</text:p>
          </table:table-cell>
          <table:table-cell office:value-type="float" office:value="7.4487100000000002" table:style-name="ce23">
            <text:p>7,44871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5.01023" table:style-name="ce23">
            <text:p>5,01023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8: Ward 38</text:p>
          </table:table-cell>
          <table:table-cell office:value-type="float" office:value="7.1523300000000001" table:style-name="ce23">
            <text:p>7,15233</text:p>
          </table:table-cell>
          <table:table-cell office:value-type="float" office:value="0" table:style-name="ce23">
            <text:p>0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4.8225899999999999" table:style-name="ce23">
            <text:p>4,82259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9: Ward 39</text:p>
          </table:table-cell>
          <table:table-cell office:value-type="float" office:value="2.4384800000000002" table:style-name="ce23">
            <text:p>2,43848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0: Ward 40</text:p>
          </table:table-cell>
          <table:table-cell office:value-type="float" office:value="3.6502599999999998" table:style-name="ce23">
            <text:p>3,65026</text:p>
          </table:table-cell>
          <table:table-cell office:value-type="float" office:value="5.9010999999999996" table:style-name="ce23">
            <text:p>5,9011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5.01023" table:style-name="ce23">
            <text:p>5,01023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1: Ward 41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3.6108099999999999" table:style-name="ce23">
            <text:p>3,61081</text:p>
          </table:table-cell>
          <table:table-cell office:value-type="float" office:value="2.5323000000000002" table:style-name="ce23">
            <text:p>2,5323</text:p>
          </table:table-cell>
          <table:table-cell office:value-type="float" office:value="8.4973799999999997" table:style-name="ce23">
            <text:p>8,4973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2: Ward 42</text:p>
          </table:table-cell>
          <table:table-cell office:value-type="float" office:value="32.758519999999997" table:style-name="ce23">
            <text:p>32,75852</text:p>
          </table:table-cell>
          <table:table-cell office:value-type="float" office:value="9.5364400000000007" table:style-name="ce23">
            <text:p>9,53644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5.98" table:style-name="ce23">
            <text:p>5,98</text:p>
          </table:table-cell>
          <table:table-cell office:value-type="float" office:value="11.28661" table:style-name="ce23">
            <text:p>11,28661</text:p>
          </table:table-cell>
          <table:table-cell office:value-type="float" office:value="4.9014899999999999" table:style-name="ce23">
            <text:p>4,90149</text:p>
          </table:table-cell>
          <table:table-cell office:value-type="float" office:value="0" table:style-name="ce23">
            <text:p>0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3: Ward 43</text:p>
          </table:table-cell>
          <table:table-cell office:value-type="float" office:value="208.76016999999999" table:style-name="ce23">
            <text:p>208,76017</text:p>
          </table:table-cell>
          <table:table-cell office:value-type="float" office:value="9.6153399999999998" table:style-name="ce23">
            <text:p>9,61534</text:p>
          </table:table-cell>
          <table:table-cell office:value-type="float" office:value="4.9014899999999999" table:style-name="ce23">
            <text:p>4,90149</text:p>
          </table:table-cell>
          <table:table-cell office:value-type="float" office:value="41.80133" table:style-name="ce23">
            <text:p>41,80133</text:p>
          </table:table-cell>
          <table:table-cell office:value-type="float" office:value="34.597200000000001" table:style-name="ce23">
            <text:p>34,5972</text:p>
          </table:table-cell>
          <table:table-cell office:value-type="float" office:value="46.90795" table:style-name="ce23">
            <text:p>46,90795</text:p>
          </table:table-cell>
          <table:table-cell office:value-type="float" office:value="49.17801" table:style-name="ce23">
            <text:p>49,17801</text:p>
          </table:table-cell>
          <table:table-cell office:value-type="float" office:value="36.640169999999998" table:style-name="ce23">
            <text:p>36,64017</text:p>
          </table:table-cell>
          <table:table-cell office:value-type="float" office:value="8.5912000000000006" table:style-name="ce23">
            <text:p>8,5912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1" table:style-name="ce24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4: Ward 44</text:p>
          </table:table-cell>
          <table:table-cell office:value-type="float" office:value="101.50578" table:style-name="ce23">
            <text:p>101,50578</text:p>
          </table:table-cell>
          <table:table-cell office:value-type="float" office:value="26.082329999999999" table:style-name="ce23">
            <text:p>26,08233</text:p>
          </table:table-cell>
          <table:table-cell office:value-type="float" office:value="9.4180899999999994" table:style-name="ce23">
            <text:p>9,41809</text:p>
          </table:table-cell>
          <table:table-cell office:value-type="float" office:value="24.965150000000001" table:style-name="ce23">
            <text:p>24,96515</text:p>
          </table:table-cell>
          <table:table-cell office:value-type="float" office:value="26.317299999999999" table:style-name="ce23">
            <text:p>26,3173</text:p>
          </table:table-cell>
          <table:table-cell office:value-type="float" office:value="23.52807" table:style-name="ce23">
            <text:p>23,52807</text:p>
          </table:table-cell>
          <table:table-cell office:value-type="float" office:value="14.81321" table:style-name="ce23">
            <text:p>14,81321</text:p>
          </table:table-cell>
          <table:table-cell office:value-type="float" office:value="14.704470000000001" table:style-name="ce23">
            <text:p>14,70447</text:p>
          </table:table-cell>
          <table:table-cell office:value-type="float" office:value="3.7984499999999999" table:style-name="ce23">
            <text:p>3,7984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5: Ward 45</text:p>
          </table:table-cell>
          <table:table-cell office:value-type="float" office:value="83.287899999999993" table:style-name="ce23">
            <text:p>83,2879</text:p>
          </table:table-cell>
          <table:table-cell office:value-type="float" office:value="13.068350000000001" table:style-name="ce23">
            <text:p>13,06835</text:p>
          </table:table-cell>
          <table:table-cell office:value-type="float" office:value="4.9164099999999999" table:style-name="ce23">
            <text:p>4,91641</text:p>
          </table:table-cell>
          <table:table-cell office:value-type="float" office:value="28.163019999999999" table:style-name="ce23">
            <text:p>28,16302</text:p>
          </table:table-cell>
          <table:table-cell office:value-type="float" office:value="8.6455699999999993" table:style-name="ce23">
            <text:p>8,64557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3.7440799999999999" table:style-name="ce23">
            <text:p>3,74408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6: Ward 46</text:p>
          </table:table-cell>
          <table:table-cell office:value-type="float" office:value="489.74239999999998" table:style-name="ce23">
            <text:p>489,7424</text:p>
          </table:table-cell>
          <table:table-cell office:value-type="float" office:value="14.31958" table:style-name="ce23">
            <text:p>14,31958</text:p>
          </table:table-cell>
          <table:table-cell office:value-type="float" office:value="10.97531" table:style-name="ce23">
            <text:p>10,97531</text:p>
          </table:table-cell>
          <table:table-cell office:value-type="float" office:value="81.361429999999999" table:style-name="ce23">
            <text:p>81,36143</text:p>
          </table:table-cell>
          <table:table-cell office:value-type="float" office:value="35.794060000000002" table:style-name="ce23">
            <text:p>35,79406</text:p>
          </table:table-cell>
          <table:table-cell office:value-type="float" office:value="72.691159999999996" table:style-name="ce23">
            <text:p>72,69116</text:p>
          </table:table-cell>
          <table:table-cell office:value-type="float" office:value="92.109480000000005" table:style-name="ce23">
            <text:p>92,10948</text:p>
          </table:table-cell>
          <table:table-cell office:value-type="float" office:value="73.972229999999996" table:style-name="ce23">
            <text:p>73,97223</text:p>
          </table:table-cell>
          <table:table-cell office:value-type="float" office:value="30.556740000000001" table:style-name="ce23">
            <text:p>30,55674</text:p>
          </table:table-cell>
          <table:table-cell office:value-type="float" office:value="3.6897099999999998" table:style-name="ce23">
            <text:p>3,6897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7: Ward 47</text:p>
          </table:table-cell>
          <table:table-cell office:value-type="float" office:value="75.453289999999996" table:style-name="ce23">
            <text:p>75,45329</text:p>
          </table:table-cell>
          <table:table-cell office:value-type="float" office:value="5.86165" table:style-name="ce23">
            <text:p>5,86165</text:p>
          </table:table-cell>
          <table:table-cell office:value-type="float" office:value="6.1676399999999996" table:style-name="ce23">
            <text:p>6,16764</text:p>
          </table:table-cell>
          <table:table-cell office:value-type="float" office:value="18.033819999999999" table:style-name="ce23">
            <text:p>18,03382</text:p>
          </table:table-cell>
          <table:table-cell office:value-type="float" office:value="12.335279999999999" table:style-name="ce23">
            <text:p>12,33528</text:p>
          </table:table-cell>
          <table:table-cell office:value-type="float" office:value="4.9558600000000004" table:style-name="ce23">
            <text:p>4,95586</text:p>
          </table:table-cell>
          <table:table-cell office:value-type="float" office:value="7.3250500000000001" table:style-name="ce23">
            <text:p>7,32505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8: Ward 48</text:p>
          </table:table-cell>
          <table:table-cell office:value-type="float" office:value="3308.5658699999999" table:style-name="ce23">
            <text:p>3308,56587</text:p>
          </table:table-cell>
          <table:table-cell office:value-type="float" office:value="47.048259999999999" table:style-name="ce23">
            <text:p>47,04826</text:p>
          </table:table-cell>
          <table:table-cell office:value-type="float" office:value="43.970529999999997" table:style-name="ce23">
            <text:p>43,97053</text:p>
          </table:table-cell>
          <table:table-cell office:value-type="float" office:value="858.72546999999997" table:style-name="ce23">
            <text:p>858,72547</text:p>
          </table:table-cell>
          <table:table-cell office:value-type="float" office:value="360.83515999999997" table:style-name="ce23">
            <text:p>360,83516</text:p>
          </table:table-cell>
          <table:table-cell office:value-type="float" office:value="713.98199999999997" table:style-name="ce23">
            <text:p>713,982</text:p>
          </table:table-cell>
          <table:table-cell office:value-type="float" office:value="788.56722000000002" table:style-name="ce23">
            <text:p>788,56722</text:p>
          </table:table-cell>
          <table:table-cell office:value-type="float" office:value="620.30467999999996" table:style-name="ce23">
            <text:p>620,30468</text:p>
          </table:table-cell>
          <table:table-cell office:value-type="float" office:value="238.05287000000001" table:style-name="ce23">
            <text:p>238,05287</text:p>
          </table:table-cell>
          <table:table-cell office:value-type="float" office:value="59.506189999999997" table:style-name="ce23">
            <text:p>59,50619</text:p>
          </table:table-cell>
          <table:table-cell office:value-type="float" office:value="23.20185" table:style-name="ce23">
            <text:p>23,20185</text:p>
          </table:table-cell>
          <table:table-cell office:value-type="float" office:value="37" table:style-name="ce24">
            <text:p>3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9: Ward 49</text:p>
          </table:table-cell>
          <table:table-cell office:value-type="float" office:value="168.40867" table:style-name="ce23">
            <text:p>168,40867</text:p>
          </table:table-cell>
          <table:table-cell office:value-type="float" office:value="10.911720000000001" table:style-name="ce23">
            <text:p>10,91172</text:p>
          </table:table-cell>
          <table:table-cell office:value-type="float" office:value="4.6502600000000003" table:style-name="ce23">
            <text:p>4,65026</text:p>
          </table:table-cell>
          <table:table-cell office:value-type="float" office:value="47.180129999999998" table:style-name="ce23">
            <text:p>47,18013</text:p>
          </table:table-cell>
          <table:table-cell office:value-type="float" office:value="41.035220000000002" table:style-name="ce23">
            <text:p>41,03522</text:p>
          </table:table-cell>
          <table:table-cell office:value-type="float" office:value="41.310589999999998" table:style-name="ce23">
            <text:p>41,31059</text:p>
          </table:table-cell>
          <table:table-cell office:value-type="float" office:value="42.429560000000002" table:style-name="ce23">
            <text:p>42,42956</text:p>
          </table:table-cell>
          <table:table-cell office:value-type="float" office:value="33.72392" table:style-name="ce23">
            <text:p>33,72392</text:p>
          </table:table-cell>
          <table:table-cell office:value-type="float" office:value="5.9558600000000004" table:style-name="ce23">
            <text:p>5,95586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4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0: Ward 50</text:p>
          </table:table-cell>
          <table:table-cell office:value-type="float" office:value="74.044259999999994" table:style-name="ce23">
            <text:p>74,04426</text:p>
          </table:table-cell>
          <table:table-cell office:value-type="float" office:value="8.2457600000000006" table:style-name="ce23">
            <text:p>8,24576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21.620100000000001" table:style-name="ce23">
            <text:p>21,6201</text:p>
          </table:table-cell>
          <table:table-cell office:value-type="float" office:value="12.25638" table:style-name="ce23">
            <text:p>12,25638</text:p>
          </table:table-cell>
          <table:table-cell office:value-type="float" office:value="9.9266400000000008" table:style-name="ce23">
            <text:p>9,92664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1: Ward 51</text:p>
          </table:table-cell>
          <table:table-cell office:value-type="float" office:value="8.3943399999999997" table:style-name="ce23">
            <text:p>8,39434</text:p>
          </table:table-cell>
          <table:table-cell office:value-type="float" office:value="0" table:style-name="ce23">
            <text:p>0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4.9558600000000004" table:style-name="ce23">
            <text:p>4,95586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2: Ward 52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4.7287699999999999" table:style-name="ce23">
            <text:p>4,72877</text:p>
          </table:table-cell>
          <table:table-cell office:value-type="float" office:value="0" table:style-name="ce23">
            <text:p>0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3: Ward 53</text:p>
          </table:table-cell>
          <table:table-cell office:value-type="float" office:value="364.45553000000001" table:style-name="ce23">
            <text:p>364,45553</text:p>
          </table:table-cell>
          <table:table-cell office:value-type="float" office:value="5.8076699999999999" table:style-name="ce23">
            <text:p>5,80767</text:p>
          </table:table-cell>
          <table:table-cell office:value-type="float" office:value="3.7046299999999999" table:style-name="ce23">
            <text:p>3,70463</text:p>
          </table:table-cell>
          <table:table-cell office:value-type="float" office:value="33.328479999999999" table:style-name="ce23">
            <text:p>33,32848</text:p>
          </table:table-cell>
          <table:table-cell office:value-type="float" office:value="23.3948" table:style-name="ce23">
            <text:p>23,3948</text:p>
          </table:table-cell>
          <table:table-cell office:value-type="float" office:value="45.641800000000003" table:style-name="ce23">
            <text:p>45,6418</text:p>
          </table:table-cell>
          <table:table-cell office:value-type="float" office:value="106.26953" table:style-name="ce23">
            <text:p>106,26953</text:p>
          </table:table-cell>
          <table:table-cell office:value-type="float" office:value="111.73036" table:style-name="ce23">
            <text:p>111,73036</text:p>
          </table:table-cell>
          <table:table-cell office:value-type="float" office:value="82.059179999999998" table:style-name="ce23">
            <text:p>82,05918</text:p>
          </table:table-cell>
          <table:table-cell office:value-type="float" office:value="46.319490000000002" table:style-name="ce23">
            <text:p>46,31949</text:p>
          </table:table-cell>
          <table:table-cell office:value-type="float" office:value="8.6455699999999993" table:style-name="ce23">
            <text:p>8,64557</text:p>
          </table:table-cell>
          <table:table-cell office:value-type="float" office:value="12" table:style-name="ce24">
            <text:p>1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4: Ward 54</text:p>
          </table:table-cell>
          <table:table-cell office:value-type="float" office:value="162.59043" table:style-name="ce23">
            <text:p>162,59043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0" table:style-name="ce23">
            <text:p>0</text:p>
          </table:table-cell>
          <table:table-cell office:value-type="float" office:value="14.4923" table:style-name="ce23">
            <text:p>14,4923</text:p>
          </table:table-cell>
          <table:table-cell office:value-type="float" office:value="19.38457" table:style-name="ce23">
            <text:p>19,38457</text:p>
          </table:table-cell>
          <table:table-cell office:value-type="float" office:value="66.716470000000001" table:style-name="ce23">
            <text:p>66,71647</text:p>
          </table:table-cell>
          <table:table-cell office:value-type="float" office:value="90.664580000000001" table:style-name="ce23">
            <text:p>90,66458</text:p>
          </table:table-cell>
          <table:table-cell office:value-type="float" office:value="86.521079999999998" table:style-name="ce23">
            <text:p>86,52108</text:p>
          </table:table-cell>
          <table:table-cell office:value-type="float" office:value="68.027770000000004" table:style-name="ce23">
            <text:p>68,02777</text:p>
          </table:table-cell>
          <table:table-cell office:value-type="float" office:value="30.56635" table:style-name="ce23">
            <text:p>30,56635</text:p>
          </table:table-cell>
          <table:table-cell office:value-type="float" office:value="8.6455699999999993" table:style-name="ce23">
            <text:p>8,64557</text:p>
          </table:table-cell>
          <table:table-cell office:value-type="float" office:value="17" table:style-name="ce24">
            <text:p>1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5: Ward 55</text:p>
          </table:table-cell>
          <table:table-cell office:value-type="float" office:value="373.43373000000003" table:style-name="ce23">
            <text:p>373,43373</text:p>
          </table:table-cell>
          <table:table-cell office:value-type="float" office:value="6.2369300000000001" table:style-name="ce23">
            <text:p>6,23693</text:p>
          </table:table-cell>
          <table:table-cell office:value-type="float" office:value="3.6897099999999998" table:style-name="ce23">
            <text:p>3,68971</text:p>
          </table:table-cell>
          <table:table-cell office:value-type="float" office:value="47.176609999999997" table:style-name="ce23">
            <text:p>47,17661</text:p>
          </table:table-cell>
          <table:table-cell office:value-type="float" office:value="52.251989999999999" table:style-name="ce23">
            <text:p>52,25199</text:p>
          </table:table-cell>
          <table:table-cell office:value-type="float" office:value="79.884110000000007" table:style-name="ce23">
            <text:p>79,88411</text:p>
          </table:table-cell>
          <table:table-cell office:value-type="float" office:value="114.17571" table:style-name="ce23">
            <text:p>114,17571</text:p>
          </table:table-cell>
          <table:table-cell office:value-type="float" office:value="124.40795" table:style-name="ce23">
            <text:p>124,40795</text:p>
          </table:table-cell>
          <table:table-cell office:value-type="float" office:value="99.502480000000006" table:style-name="ce23">
            <text:p>99,50248</text:p>
          </table:table-cell>
          <table:table-cell office:value-type="float" office:value="36.794060000000002" table:style-name="ce23">
            <text:p>36,79406</text:p>
          </table:table-cell>
          <table:table-cell office:value-type="float" office:value="7.4881599999999997" table:style-name="ce23">
            <text:p>7,48816</text:p>
          </table:table-cell>
          <table:table-cell office:value-type="float" office:value="11" table:style-name="ce24">
            <text:p>1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6: Ward 56</text:p>
          </table:table-cell>
          <table:table-cell office:value-type="float" office:value="253.87788" table:style-name="ce23">
            <text:p>253,87788</text:p>
          </table:table-cell>
          <table:table-cell office:value-type="float" office:value="2.4384800000000002" table:style-name="ce23">
            <text:p>2,43848</text:p>
          </table:table-cell>
          <table:table-cell office:value-type="float" office:value="4.8471200000000003" table:style-name="ce23">
            <text:p>4,84712</text:p>
          </table:table-cell>
          <table:table-cell office:value-type="float" office:value="58.545250000000003" table:style-name="ce23">
            <text:p>58,54525</text:p>
          </table:table-cell>
          <table:table-cell office:value-type="float" office:value="55.306199999999997" table:style-name="ce23">
            <text:p>55,3062</text:p>
          </table:table-cell>
          <table:table-cell office:value-type="float" office:value="50.735619999999997" table:style-name="ce23">
            <text:p>50,73562</text:p>
          </table:table-cell>
          <table:table-cell office:value-type="float" office:value="90.703019999999995" table:style-name="ce23">
            <text:p>90,70302</text:p>
          </table:table-cell>
          <table:table-cell office:value-type="float" office:value="49.488300000000002" table:style-name="ce23">
            <text:p>49,4883</text:p>
          </table:table-cell>
          <table:table-cell office:value-type="float" office:value="11.069129999999999" table:style-name="ce23">
            <text:p>11,06913</text:p>
          </table:table-cell>
          <table:table-cell office:value-type="float" office:value="3.4779300000000002" table:style-name="ce23">
            <text:p>3,47793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4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7: Ward 57</text:p>
          </table:table-cell>
          <table:table-cell office:value-type="float" office:value="450.13321999999999" table:style-name="ce23">
            <text:p>450,13322</text:p>
          </table:table-cell>
          <table:table-cell office:value-type="float" office:value="4.8225899999999999" table:style-name="ce23">
            <text:p>4,82259</text:p>
          </table:table-cell>
          <table:table-cell office:value-type="float" office:value="10.926640000000001" table:style-name="ce23">
            <text:p>10,92664</text:p>
          </table:table-cell>
          <table:table-cell office:value-type="float" office:value="73.377290000000002" table:style-name="ce23">
            <text:p>73,37729</text:p>
          </table:table-cell>
          <table:table-cell office:value-type="float" office:value="71.587890000000002" table:style-name="ce23">
            <text:p>71,58789</text:p>
          </table:table-cell>
          <table:table-cell office:value-type="float" office:value="93.807069999999996" table:style-name="ce23">
            <text:p>93,80707</text:p>
          </table:table-cell>
          <table:table-cell office:value-type="float" office:value="108.28523" table:style-name="ce23">
            <text:p>108,28523</text:p>
          </table:table-cell>
          <table:table-cell office:value-type="float" office:value="108.10713" table:style-name="ce23">
            <text:p>108,10713</text:p>
          </table:table-cell>
          <table:table-cell office:value-type="float" office:value="69.947239999999994" table:style-name="ce23">
            <text:p>69,94724</text:p>
          </table:table-cell>
          <table:table-cell office:value-type="float" office:value="24.241299999999999" table:style-name="ce23">
            <text:p>24,2413</text:p>
          </table:table-cell>
          <table:table-cell office:value-type="float" office:value="7.4337900000000001" table:style-name="ce23">
            <text:p>7,43379</text:p>
          </table:table-cell>
          <table:table-cell office:value-type="float" office:value="9" table:style-name="ce24">
            <text:p>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8: Ward 58</text:p>
          </table:table-cell>
          <table:table-cell office:value-type="float" office:value="475.88332000000003" table:style-name="ce23">
            <text:p>475,88332</text:p>
          </table:table-cell>
          <table:table-cell office:value-type="float" office:value="9.8573500000000003" table:style-name="ce23">
            <text:p>9,85735</text:p>
          </table:table-cell>
          <table:table-cell office:value-type="float" office:value="11.17787" table:style-name="ce23">
            <text:p>11,17787</text:p>
          </table:table-cell>
          <table:table-cell office:value-type="float" office:value="27.099430000000002" table:style-name="ce23">
            <text:p>27,09943</text:p>
          </table:table-cell>
          <table:table-cell office:value-type="float" office:value="23.098420000000001" table:style-name="ce23">
            <text:p>23,09842</text:p>
          </table:table-cell>
          <table:table-cell office:value-type="float" office:value="82.583659999999995" table:style-name="ce23">
            <text:p>82,58366</text:p>
          </table:table-cell>
          <table:table-cell office:value-type="float" office:value="121.70215" table:style-name="ce23">
            <text:p>121,70215</text:p>
          </table:table-cell>
          <table:table-cell office:value-type="float" office:value="177.28942000000001" table:style-name="ce23">
            <text:p>177,28942</text:p>
          </table:table-cell>
          <table:table-cell office:value-type="float" office:value="136.08962" table:style-name="ce23">
            <text:p>136,08962</text:p>
          </table:table-cell>
          <table:table-cell office:value-type="float" office:value="84.047780000000003" table:style-name="ce23">
            <text:p>84,04778</text:p>
          </table:table-cell>
          <table:table-cell office:value-type="float" office:value="2.3841100000000002" table:style-name="ce23">
            <text:p>2,38411</text:p>
          </table:table-cell>
          <table:table-cell office:value-type="float" office:value="7" table:style-name="ce24">
            <text:p>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9: Ward 59</text:p>
          </table:table-cell>
          <table:table-cell office:value-type="float" office:value="371.26877999999999" table:style-name="ce23">
            <text:p>371,26878</text:p>
          </table:table-cell>
          <table:table-cell office:value-type="float" office:value="13.13842" table:style-name="ce23">
            <text:p>13,13842</text:p>
          </table:table-cell>
          <table:table-cell office:value-type="float" office:value="11.11327" table:style-name="ce23">
            <text:p>11,11327</text:p>
          </table:table-cell>
          <table:table-cell office:value-type="float" office:value="25.1035" table:style-name="ce23">
            <text:p>25,1035</text:p>
          </table:table-cell>
          <table:table-cell office:value-type="float" office:value="84.822860000000006" table:style-name="ce23">
            <text:p>84,82286</text:p>
          </table:table-cell>
          <table:table-cell office:value-type="float" office:value="108.21033" table:style-name="ce23">
            <text:p>108,21033</text:p>
          </table:table-cell>
          <table:table-cell office:value-type="float" office:value="119.56021" table:style-name="ce23">
            <text:p>119,56021</text:p>
          </table:table-cell>
          <table:table-cell office:value-type="float" office:value="150.39449999999999" table:style-name="ce23">
            <text:p>150,3945</text:p>
          </table:table-cell>
          <table:table-cell office:value-type="float" office:value="109.20946000000001" table:style-name="ce23">
            <text:p>109,20946</text:p>
          </table:table-cell>
          <table:table-cell office:value-type="float" office:value="36.733989999999999" table:style-name="ce23">
            <text:p>36,73399</text:p>
          </table:table-cell>
          <table:table-cell office:value-type="float" office:value="14.54706" table:style-name="ce23">
            <text:p>14,54706</text:p>
          </table:table-cell>
          <table:table-cell office:value-type="float" office:value="27" table:style-name="ce24">
            <text:p>2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0: Ward 60</text:p>
          </table:table-cell>
          <table:table-cell office:value-type="float" office:value="1585.8695499999999" table:style-name="ce23">
            <text:p>1585,86955</text:p>
          </table:table-cell>
          <table:table-cell office:value-type="float" office:value="21.684470000000001" table:style-name="ce23">
            <text:p>21,68447</text:p>
          </table:table-cell>
          <table:table-cell office:value-type="float" office:value="20.73884" table:style-name="ce23">
            <text:p>20,73884</text:p>
          </table:table-cell>
          <table:table-cell office:value-type="float" office:value="154.67474000000001" table:style-name="ce23">
            <text:p>154,67474</text:p>
          </table:table-cell>
          <table:table-cell office:value-type="float" office:value="140.2928" table:style-name="ce23">
            <text:p>140,2928</text:p>
          </table:table-cell>
          <table:table-cell office:value-type="float" office:value="238.09948" table:style-name="ce23">
            <text:p>238,09948</text:p>
          </table:table-cell>
          <table:table-cell office:value-type="float" office:value="393.61452000000003" table:style-name="ce23">
            <text:p>393,61452</text:p>
          </table:table-cell>
          <table:table-cell office:value-type="float" office:value="393.37394999999998" table:style-name="ce23">
            <text:p>393,37395</text:p>
          </table:table-cell>
          <table:table-cell office:value-type="float" office:value="250.24644000000001" table:style-name="ce23">
            <text:p>250,24644</text:p>
          </table:table-cell>
          <table:table-cell office:value-type="float" office:value="95.349310000000003" table:style-name="ce23">
            <text:p>95,34931</text:p>
          </table:table-cell>
          <table:table-cell office:value-type="float" office:value="26.797740000000001" table:style-name="ce23">
            <text:p>26,79774</text:p>
          </table:table-cell>
          <table:table-cell office:value-type="float" office:value="68" table:style-name="ce24">
            <text:p>6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1: Ward 61</text:p>
          </table:table-cell>
          <table:table-cell office:value-type="float" office:value="110.36883" table:style-name="ce23">
            <text:p>110,36883</text:p>
          </table:table-cell>
          <table:table-cell office:value-type="float" office:value="0" table:style-name="ce23">
            <text:p>0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10.708769999999999" table:style-name="ce23">
            <text:p>10,70877</text:p>
          </table:table-cell>
          <table:table-cell office:value-type="float" office:value="12.09327" table:style-name="ce23">
            <text:p>12,09327</text:p>
          </table:table-cell>
          <table:table-cell office:value-type="float" office:value="39.701250000000002" table:style-name="ce23">
            <text:p>39,70125</text:p>
          </table:table-cell>
          <table:table-cell office:value-type="float" office:value="39.009360000000001" table:style-name="ce23">
            <text:p>39,00936</text:p>
          </table:table-cell>
          <table:table-cell office:value-type="float" office:value="53.427059999999997" table:style-name="ce23">
            <text:p>53,42706</text:p>
          </table:table-cell>
          <table:table-cell office:value-type="float" office:value="13.49269" table:style-name="ce23">
            <text:p>13,49269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2" table:style-name="ce24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2: Ward 62</text:p>
          </table:table-cell>
          <table:table-cell office:value-type="float" office:value="207.35660999999999" table:style-name="ce23">
            <text:p>207,35661</text:p>
          </table:table-cell>
          <table:table-cell office:value-type="float" office:value="6.0887399999999996" table:style-name="ce23">
            <text:p>6,08874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8.4184800000000006" table:style-name="ce23">
            <text:p>8,41848</text:p>
          </table:table-cell>
          <table:table-cell office:value-type="float" office:value="17.054829999999999" table:style-name="ce23">
            <text:p>17,05483</text:p>
          </table:table-cell>
          <table:table-cell office:value-type="float" office:value="26.364570000000001" table:style-name="ce23">
            <text:p>26,36457</text:p>
          </table:table-cell>
          <table:table-cell office:value-type="float" office:value="70.377120000000005" table:style-name="ce23">
            <text:p>70,37712</text:p>
          </table:table-cell>
          <table:table-cell office:value-type="float" office:value="76.356499999999997" table:style-name="ce23">
            <text:p>76,3565</text:p>
          </table:table-cell>
          <table:table-cell office:value-type="float" office:value="56.09442" table:style-name="ce23">
            <text:p>56,09442</text:p>
          </table:table-cell>
          <table:table-cell office:value-type="float" office:value="33.004829999999998" table:style-name="ce23">
            <text:p>33,00483</text:p>
          </table:table-cell>
          <table:table-cell office:value-type="float" office:value="15.75314" table:style-name="ce23">
            <text:p>15,75314</text:p>
          </table:table-cell>
          <table:table-cell office:value-type="float" office:value="28" table:style-name="ce24">
            <text:p>2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3: Ward 63</text:p>
          </table:table-cell>
          <table:table-cell office:value-type="float" office:value="404.10124000000002" table:style-name="ce23">
            <text:p>404,10124</text:p>
          </table:table-cell>
          <table:table-cell office:value-type="float" office:value="9.6697100000000002" table:style-name="ce23">
            <text:p>9,66971</text:p>
          </table:table-cell>
          <table:table-cell office:value-type="float" office:value="3.6502599999999998" table:style-name="ce23">
            <text:p>3,65026</text:p>
          </table:table-cell>
          <table:table-cell office:value-type="float" office:value="69.268159999999995" table:style-name="ce23">
            <text:p>69,26816</text:p>
          </table:table-cell>
          <table:table-cell office:value-type="float" office:value="30.329650000000001" table:style-name="ce23">
            <text:p>30,32965</text:p>
          </table:table-cell>
          <table:table-cell office:value-type="float" office:value="84.196979999999996" table:style-name="ce23">
            <text:p>84,19698</text:p>
          </table:table-cell>
          <table:table-cell office:value-type="float" office:value="147.94445999999999" table:style-name="ce23">
            <text:p>147,94446</text:p>
          </table:table-cell>
          <table:table-cell office:value-type="float" office:value="128.31469000000001" table:style-name="ce23">
            <text:p>128,31469</text:p>
          </table:table-cell>
          <table:table-cell office:value-type="float" office:value="52.81335" table:style-name="ce23">
            <text:p>52,81335</text:p>
          </table:table-cell>
          <table:table-cell office:value-type="float" office:value="9.7486099999999993" table:style-name="ce23">
            <text:p>9,74861</text:p>
          </table:table-cell>
          <table:table-cell office:value-type="float" office:value="3.6502599999999998" table:style-name="ce23">
            <text:p>3,65026</text:p>
          </table:table-cell>
          <table:table-cell office:value-type="float" office:value="6" table:style-name="ce24">
            <text:p>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4: Ward 64</text:p>
          </table:table-cell>
          <table:table-cell office:value-type="float" office:value="127.63202" table:style-name="ce23">
            <text:p>127,63202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3.7440799999999999" table:style-name="ce23">
            <text:p>3,74408</text:p>
          </table:table-cell>
          <table:table-cell office:value-type="float" office:value="11.85735" table:style-name="ce23">
            <text:p>11,85735</text:p>
          </table:table-cell>
          <table:table-cell office:value-type="float" office:value="35.494160000000001" table:style-name="ce23">
            <text:p>35,49416</text:p>
          </table:table-cell>
          <table:table-cell office:value-type="float" office:value="29.217780000000001" table:style-name="ce23">
            <text:p>29,21778</text:p>
          </table:table-cell>
          <table:table-cell office:value-type="float" office:value="51.38588" table:style-name="ce23">
            <text:p>51,38588</text:p>
          </table:table-cell>
          <table:table-cell office:value-type="float" office:value="77.965130000000002" table:style-name="ce23">
            <text:p>77,96513</text:p>
          </table:table-cell>
          <table:table-cell office:value-type="float" office:value="37.95147" table:style-name="ce23">
            <text:p>37,95147</text:p>
          </table:table-cell>
          <table:table-cell office:value-type="float" office:value="7.3794199999999996" table:style-name="ce23">
            <text:p>7,37942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5" table:style-name="ce24">
            <text:p>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5: Ward 65</text:p>
          </table:table-cell>
          <table:table-cell office:value-type="float" office:value="105.56116" table:style-name="ce23">
            <text:p>105,56116</text:p>
          </table:table-cell>
          <table:table-cell office:value-type="float" office:value="7.1277999999999997" table:style-name="ce23">
            <text:p>7,1278</text:p>
          </table:table-cell>
          <table:table-cell office:value-type="float" office:value="9.8722700000000003" table:style-name="ce23">
            <text:p>9,87227</text:p>
          </table:table-cell>
          <table:table-cell office:value-type="float" office:value="26.452300000000001" table:style-name="ce23">
            <text:p>26,4523</text:p>
          </table:table-cell>
          <table:table-cell office:value-type="float" office:value="23.310590000000001" table:style-name="ce23">
            <text:p>23,31059</text:p>
          </table:table-cell>
          <table:table-cell office:value-type="float" office:value="29.680789999999998" table:style-name="ce23">
            <text:p>29,68079</text:p>
          </table:table-cell>
          <table:table-cell office:value-type="float" office:value="20.793209999999998" table:style-name="ce23">
            <text:p>20,79321</text:p>
          </table:table-cell>
          <table:table-cell office:value-type="float" office:value="21.198329999999999" table:style-name="ce23">
            <text:p>21,19833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1" table:style-name="ce24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6: Ward 66</text:p>
          </table:table-cell>
          <table:table-cell office:value-type="float" office:value="102.5896" table:style-name="ce23">
            <text:p>102,5896</text:p>
          </table:table-cell>
          <table:table-cell office:value-type="float" office:value="15.6401" table:style-name="ce23">
            <text:p>15,6401</text:p>
          </table:table-cell>
          <table:table-cell office:value-type="float" office:value="3.5958899999999998" table:style-name="ce23">
            <text:p>3,59589</text:p>
          </table:table-cell>
          <table:table-cell office:value-type="float" office:value="21.72353" table:style-name="ce23">
            <text:p>21,72353</text:p>
          </table:table-cell>
          <table:table-cell office:value-type="float" office:value="18.572209999999998" table:style-name="ce23">
            <text:p>18,57221</text:p>
          </table:table-cell>
          <table:table-cell office:value-type="float" office:value="23.404409999999999" table:style-name="ce23">
            <text:p>23,40441</text:p>
          </table:table-cell>
          <table:table-cell office:value-type="float" office:value="19.6358" table:style-name="ce23">
            <text:p>19,6358</text:p>
          </table:table-cell>
          <table:table-cell office:value-type="float" office:value="17.197320000000001" table:style-name="ce23">
            <text:p>17,19732</text:p>
          </table:table-cell>
          <table:table-cell office:value-type="float" office:value="9.7486099999999993" table:style-name="ce23">
            <text:p>9,74861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7: Ward 67</text:p>
          </table:table-cell>
          <table:table-cell office:value-type="float" office:value="1046.5184300000001" table:style-name="ce23">
            <text:p>1046,51843</text:p>
          </table:table-cell>
          <table:table-cell office:value-type="float" office:value="61.738819999999997" table:style-name="ce23">
            <text:p>61,73882</text:p>
          </table:table-cell>
          <table:table-cell office:value-type="float" office:value="28.108650000000001" table:style-name="ce23">
            <text:p>28,10865</text:p>
          </table:table-cell>
          <table:table-cell office:value-type="float" office:value="241.43950000000001" table:style-name="ce23">
            <text:p>241,4395</text:p>
          </table:table-cell>
          <table:table-cell office:value-type="float" office:value="130.38247999999999" table:style-name="ce23">
            <text:p>130,38248</text:p>
          </table:table-cell>
          <table:table-cell office:value-type="float" office:value="167.97577000000001" table:style-name="ce23">
            <text:p>167,97577</text:p>
          </table:table-cell>
          <table:table-cell office:value-type="float" office:value="148.96860000000001" table:style-name="ce23">
            <text:p>148,9686</text:p>
          </table:table-cell>
          <table:table-cell office:value-type="float" office:value="93.405469999999994" table:style-name="ce23">
            <text:p>93,40547</text:p>
          </table:table-cell>
          <table:table-cell office:value-type="float" office:value="25.610489999999999" table:style-name="ce23">
            <text:p>25,61049</text:p>
          </table:table-cell>
          <table:table-cell office:value-type="float" office:value="8.5368300000000001" table:style-name="ce23">
            <text:p>8,53683</text:p>
          </table:table-cell>
          <table:table-cell office:value-type="float" office:value="0" table:style-name="ce23">
            <text:p>0</text:p>
          </table:table-cell>
          <table:table-cell office:value-type="float" office:value="3" table:style-name="ce24">
            <text:p>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8: Ward 68</text:p>
          </table:table-cell>
          <table:table-cell office:value-type="float" office:value="70.245810000000006" table:style-name="ce23">
            <text:p>70,24581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4.9014899999999999" table:style-name="ce23">
            <text:p>4,90149</text:p>
          </table:table-cell>
          <table:table-cell office:value-type="float" office:value="12.132720000000001" table:style-name="ce23">
            <text:p>12,13272</text:p>
          </table:table-cell>
          <table:table-cell office:value-type="float" office:value="12.132720000000001" table:style-name="ce23">
            <text:p>12,13272</text:p>
          </table:table-cell>
          <table:table-cell office:value-type="float" office:value="12.28091" table:style-name="ce23">
            <text:p>12,28091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7.23123" table:style-name="ce23">
            <text:p>7,23123</text:p>
          </table:table-cell>
          <table:table-cell office:value-type="float" office:value="4.9014899999999999" table:style-name="ce23">
            <text:p>4,90149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9: Ward 69</text:p>
          </table:table-cell>
          <table:table-cell office:value-type="float" office:value="53.502670000000002" table:style-name="ce23">
            <text:p>53,50267</text:p>
          </table:table-cell>
          <table:table-cell office:value-type="float" office:value="0" table:style-name="ce23">
            <text:p>0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2.3841100000000002" table:style-name="ce23">
            <text:p>2,38411</text:p>
          </table:table-cell>
          <table:table-cell office:value-type="float" office:value="22.370660000000001" table:style-name="ce23">
            <text:p>22,37066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17.306059999999999" table:style-name="ce23">
            <text:p>17,30606</text:p>
          </table:table-cell>
          <table:table-cell office:value-type="float" office:value="17.212240000000001" table:style-name="ce23">
            <text:p>17,21224</text:p>
          </table:table-cell>
          <table:table-cell office:value-type="float" office:value="8.5912000000000006" table:style-name="ce23">
            <text:p>8,5912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1" table:style-name="ce24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0: Ward 70</text:p>
          </table:table-cell>
          <table:table-cell office:value-type="float" office:value="196.41139000000001" table:style-name="ce23">
            <text:p>196,41139</text:p>
          </table:table-cell>
          <table:table-cell office:value-type="float" office:value="4.9558600000000004" table:style-name="ce23">
            <text:p>4,95586</text:p>
          </table:table-cell>
          <table:table-cell office:value-type="float" office:value="3.6897099999999998" table:style-name="ce23">
            <text:p>3,68971</text:p>
          </table:table-cell>
          <table:table-cell office:value-type="float" office:value="0" table:style-name="ce23">
            <text:p>0</text:p>
          </table:table-cell>
          <table:table-cell office:value-type="float" office:value="15.17787" table:style-name="ce23">
            <text:p>15,17787</text:p>
          </table:table-cell>
          <table:table-cell office:value-type="float" office:value="32.636809999999997" table:style-name="ce23">
            <text:p>32,63681</text:p>
          </table:table-cell>
          <table:table-cell office:value-type="float" office:value="59.286749999999998" table:style-name="ce23">
            <text:p>59,28675</text:p>
          </table:table-cell>
          <table:table-cell office:value-type="float" office:value="60.276519999999998" table:style-name="ce23">
            <text:p>60,27652</text:p>
          </table:table-cell>
          <table:table-cell office:value-type="float" office:value="71.444159999999997" table:style-name="ce23">
            <text:p>71,44416</text:p>
          </table:table-cell>
          <table:table-cell office:value-type="float" office:value="20.501909999999999" table:style-name="ce23">
            <text:p>20,50191</text:p>
          </table:table-cell>
          <table:table-cell office:value-type="float" office:value="7.3794199999999996" table:style-name="ce23">
            <text:p>7,37942</text:p>
          </table:table-cell>
          <table:table-cell office:value-type="float" office:value="12" table:style-name="ce24">
            <text:p>1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1: Ward 71</text:p>
          </table:table-cell>
          <table:table-cell office:value-type="float" office:value="122.96808" table:style-name="ce23">
            <text:p>122,96808</text:p>
          </table:table-cell>
          <table:table-cell office:value-type="float" office:value="8.4487100000000002" table:style-name="ce23">
            <text:p>8,44871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7.2066999999999997" table:style-name="ce23">
            <text:p>7,2067</text:p>
          </table:table-cell>
          <table:table-cell office:value-type="float" office:value="6.1676399999999996" table:style-name="ce23">
            <text:p>6,16764</text:p>
          </table:table-cell>
          <table:table-cell office:value-type="float" office:value="12.24146" table:style-name="ce23">
            <text:p>12,24146</text:p>
          </table:table-cell>
          <table:table-cell office:value-type="float" office:value="25.71923" table:style-name="ce23">
            <text:p>25,71923</text:p>
          </table:table-cell>
          <table:table-cell office:value-type="float" office:value="38.326360000000001" table:style-name="ce23">
            <text:p>38,32636</text:p>
          </table:table-cell>
          <table:table-cell office:value-type="float" office:value="32.213090000000001" table:style-name="ce23">
            <text:p>32,21309</text:p>
          </table:table-cell>
          <table:table-cell office:value-type="float" office:value="13.438319999999999" table:style-name="ce23">
            <text:p>13,43832</text:p>
          </table:table-cell>
          <table:table-cell office:value-type="float" office:value="7.2706799999999996" table:style-name="ce23">
            <text:p>7,27068</text:p>
          </table:table-cell>
          <table:table-cell office:value-type="float" office:value="16" table:style-name="ce24">
            <text:p>1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2: Ward 72</text:p>
          </table:table-cell>
          <table:table-cell office:value-type="float" office:value="145.17563000000001" table:style-name="ce23">
            <text:p>145,17563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2.5323000000000002" table:style-name="ce23">
            <text:p>2,5323</text:p>
          </table:table-cell>
          <table:table-cell office:value-type="float" office:value="27.600100000000001" table:style-name="ce23">
            <text:p>27,6001</text:p>
          </table:table-cell>
          <table:table-cell office:value-type="float" office:value="12.22654" table:style-name="ce23">
            <text:p>12,22654</text:p>
          </table:table-cell>
          <table:table-cell office:value-type="float" office:value="33.479239999999997" table:style-name="ce23">
            <text:p>33,47924</text:p>
          </table:table-cell>
          <table:table-cell office:value-type="float" office:value="30.487449999999999" table:style-name="ce23">
            <text:p>30,48745</text:p>
          </table:table-cell>
          <table:table-cell office:value-type="float" office:value="35.591500000000003" table:style-name="ce23">
            <text:p>35,5915</text:p>
          </table:table-cell>
          <table:table-cell office:value-type="float" office:value="14.62557" table:style-name="ce23">
            <text:p>14,62557</text:p>
          </table:table-cell>
          <table:table-cell office:value-type="float" office:value="8.5912000000000006" table:style-name="ce23">
            <text:p>8,5912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2" table:style-name="ce24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3: Ward 73</text:p>
          </table:table-cell>
          <table:table-cell office:value-type="float" office:value="128.86386999999999" table:style-name="ce23">
            <text:p>128,86387</text:p>
          </table:table-cell>
          <table:table-cell office:value-type="float" office:value="7.2461500000000001" table:style-name="ce23">
            <text:p>7,24615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14.295439999999999" table:style-name="ce23">
            <text:p>14,29544</text:p>
          </table:table-cell>
          <table:table-cell office:value-type="float" office:value="12.350199999999999" table:style-name="ce23">
            <text:p>12,3502</text:p>
          </table:table-cell>
          <table:table-cell office:value-type="float" office:value="30.843509999999998" table:style-name="ce23">
            <text:p>30,84351</text:p>
          </table:table-cell>
          <table:table-cell office:value-type="float" office:value="47.838659999999997" table:style-name="ce23">
            <text:p>47,83866</text:p>
          </table:table-cell>
          <table:table-cell office:value-type="float" office:value="65.537430000000001" table:style-name="ce23">
            <text:p>65,53743</text:p>
          </table:table-cell>
          <table:table-cell office:value-type="float" office:value="44.128329999999998" table:style-name="ce23">
            <text:p>44,12833</text:p>
          </table:table-cell>
          <table:table-cell office:value-type="float" office:value="13.438319999999999" table:style-name="ce23">
            <text:p>13,43832</text:p>
          </table:table-cell>
          <table:table-cell office:value-type="float" office:value="0" table:style-name="ce23">
            <text:p>0</text:p>
          </table:table-cell>
          <table:table-cell office:value-type="float" office:value="8" table:style-name="ce24">
            <text:p>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4: Ward 74</text:p>
          </table:table-cell>
          <table:table-cell office:value-type="float" office:value="76.092929999999996" table:style-name="ce23">
            <text:p>76,09293</text:p>
          </table:table-cell>
          <table:table-cell office:value-type="float" office:value="0" table:style-name="ce23">
            <text:p>0</text:p>
          </table:table-cell>
          <table:table-cell office:value-type="float" office:value="6.2763799999999996" table:style-name="ce23">
            <text:p>6,27638</text:p>
          </table:table-cell>
          <table:table-cell office:value-type="float" office:value="6.1825599999999996" table:style-name="ce23">
            <text:p>6,18256</text:p>
          </table:table-cell>
          <table:table-cell office:value-type="float" office:value="13.616350000000001" table:style-name="ce23">
            <text:p>13,61635</text:p>
          </table:table-cell>
          <table:table-cell office:value-type="float" office:value="9.8573500000000003" table:style-name="ce23">
            <text:p>9,85735</text:p>
          </table:table-cell>
          <table:table-cell office:value-type="float" office:value="16.979839999999999" table:style-name="ce23">
            <text:p>16,97984</text:p>
          </table:table-cell>
          <table:table-cell office:value-type="float" office:value="17.034210000000002" table:style-name="ce23">
            <text:p>17,03421</text:p>
          </table:table-cell>
          <table:table-cell office:value-type="float" office:value="31.56635" table:style-name="ce23">
            <text:p>31,56635</text:p>
          </table:table-cell>
          <table:table-cell office:value-type="float" office:value="10.90602" table:style-name="ce23">
            <text:p>10,90602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2" table:style-name="ce24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5: Ward 75</text:p>
          </table:table-cell>
          <table:table-cell office:value-type="float" office:value="97.376189999999994" table:style-name="ce23">
            <text:p>97,37619</text:p>
          </table:table-cell>
          <table:table-cell office:value-type="float" office:value="9.4575399999999998" table:style-name="ce23">
            <text:p>9,45754</text:p>
          </table:table-cell>
          <table:table-cell office:value-type="float" office:value="3.6897099999999998" table:style-name="ce23">
            <text:p>3,68971</text:p>
          </table:table-cell>
          <table:table-cell office:value-type="float" office:value="13.1867" table:style-name="ce23">
            <text:p>13,1867</text:p>
          </table:table-cell>
          <table:table-cell office:value-type="float" office:value="18.438939999999999" table:style-name="ce23">
            <text:p>18,43894</text:p>
          </table:table-cell>
          <table:table-cell office:value-type="float" office:value="25.404409999999999" table:style-name="ce23">
            <text:p>25,40441</text:p>
          </table:table-cell>
          <table:table-cell office:value-type="float" office:value="17.345510000000001" table:style-name="ce23">
            <text:p>17,34551</text:p>
          </table:table-cell>
          <table:table-cell office:value-type="float" office:value="14.86758" table:style-name="ce23">
            <text:p>14,86758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6: Ward 76</text:p>
          </table:table-cell>
          <table:table-cell office:value-type="float" office:value="66.244799999999998" table:style-name="ce23">
            <text:p>66,2448</text:p>
          </table:table-cell>
          <table:table-cell office:value-type="float" office:value="9.5908099999999994" table:style-name="ce23">
            <text:p>9,59081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9.4969900000000003" table:style-name="ce23">
            <text:p>9,49699</text:p>
          </table:table-cell>
          <table:table-cell office:value-type="float" office:value="18.557289999999998" table:style-name="ce23">
            <text:p>18,55729</text:p>
          </table:table-cell>
          <table:table-cell office:value-type="float" office:value="21.198329999999999" table:style-name="ce23">
            <text:p>21,19833</text:p>
          </table:table-cell>
          <table:table-cell office:value-type="float" office:value="9.8029799999999998" table:style-name="ce23">
            <text:p>9,80298</text:p>
          </table:table-cell>
          <table:table-cell office:value-type="float" office:value="4.6502600000000003" table:style-name="ce23">
            <text:p>4,65026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7: Ward 77</text:p>
          </table:table-cell>
          <table:table-cell office:value-type="float" office:value="143.84878" table:style-name="ce23">
            <text:p>143,84878</text:p>
          </table:table-cell>
          <table:table-cell office:value-type="float" office:value="2.5323000000000002" table:style-name="ce23">
            <text:p>2,5323</text:p>
          </table:table-cell>
          <table:table-cell office:value-type="float" office:value="9.9117200000000008" table:style-name="ce23">
            <text:p>9,91172</text:p>
          </table:table-cell>
          <table:table-cell office:value-type="float" office:value="20.384180000000001" table:style-name="ce23">
            <text:p>20,38418</text:p>
          </table:table-cell>
          <table:table-cell office:value-type="float" office:value="26.01069" table:style-name="ce23">
            <text:p>26,01069</text:p>
          </table:table-cell>
          <table:table-cell office:value-type="float" office:value="49.414709999999999" table:style-name="ce23">
            <text:p>49,41471</text:p>
          </table:table-cell>
          <table:table-cell office:value-type="float" office:value="91.994479999999996" table:style-name="ce23">
            <text:p>91,99448</text:p>
          </table:table-cell>
          <table:table-cell office:value-type="float" office:value="82.733410000000006" table:style-name="ce23">
            <text:p>82,73341</text:p>
          </table:table-cell>
          <table:table-cell office:value-type="float" office:value="83.968710000000002" table:style-name="ce23">
            <text:p>83,96871</text:p>
          </table:table-cell>
          <table:table-cell office:value-type="float" office:value="23.97062" table:style-name="ce23">
            <text:p>23,97062</text:p>
          </table:table-cell>
          <table:table-cell office:value-type="float" office:value="6.01023" table:style-name="ce23">
            <text:p>6,01023</text:p>
          </table:table-cell>
          <table:table-cell office:value-type="float" office:value="10" table:style-name="ce24">
            <text:p>1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8: Ward 78</text:p>
          </table:table-cell>
          <table:table-cell office:value-type="float" office:value="170.31802999999999" table:style-name="ce23">
            <text:p>170,31803</text:p>
          </table:table-cell>
          <table:table-cell office:value-type="float" office:value="9.5513600000000007" table:style-name="ce23">
            <text:p>9,55136</text:p>
          </table:table-cell>
          <table:table-cell office:value-type="float" office:value="3.6897099999999998" table:style-name="ce23">
            <text:p>3,68971</text:p>
          </table:table-cell>
          <table:table-cell office:value-type="float" office:value="58.583919999999999" table:style-name="ce23">
            <text:p>58,58392</text:p>
          </table:table-cell>
          <table:table-cell office:value-type="float" office:value="32.430570000000003" table:style-name="ce23">
            <text:p>32,43057</text:p>
          </table:table-cell>
          <table:table-cell office:value-type="float" office:value="41.912640000000003" table:style-name="ce23">
            <text:p>41,91264</text:p>
          </table:table-cell>
          <table:table-cell office:value-type="float" office:value="15.78298" table:style-name="ce23">
            <text:p>15,78298</text:p>
          </table:table-cell>
          <table:table-cell office:value-type="float" office:value="7.3250500000000001" table:style-name="ce23">
            <text:p>7,32505</text:p>
          </table:table-cell>
          <table:table-cell office:value-type="float" office:value="6.11327" table:style-name="ce23">
            <text:p>6,11327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9: Ward 79</text:p>
          </table:table-cell>
          <table:table-cell office:value-type="float" office:value="48.353859999999997" table:style-name="ce23">
            <text:p>48,35386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0" table:style-name="ce23">
            <text:p>0</text:p>
          </table:table-cell>
          <table:table-cell office:value-type="float" office:value="12.147640000000001" table:style-name="ce23">
            <text:p>12,14764</text:p>
          </table:table-cell>
          <table:table-cell office:value-type="float" office:value="14.758839999999999" table:style-name="ce23">
            <text:p>14,75884</text:p>
          </table:table-cell>
          <table:table-cell office:value-type="float" office:value="11.17787" table:style-name="ce23">
            <text:p>11,17787</text:p>
          </table:table-cell>
          <table:table-cell office:value-type="float" office:value="4.9014899999999999" table:style-name="ce23">
            <text:p>4,90149</text:p>
          </table:table-cell>
          <table:table-cell office:value-type="float" office:value="0" table:style-name="ce23">
            <text:p>0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0: Ward 80</text:p>
          </table:table-cell>
          <table:table-cell office:value-type="float" office:value="146.19977" table:style-name="ce23">
            <text:p>146,19977</text:p>
          </table:table-cell>
          <table:table-cell office:value-type="float" office:value="13.255990000000001" table:style-name="ce23">
            <text:p>13,25599</text:p>
          </table:table-cell>
          <table:table-cell office:value-type="float" office:value="4.9558600000000004" table:style-name="ce23">
            <text:p>4,95586</text:p>
          </table:table-cell>
          <table:table-cell office:value-type="float" office:value="38.787579999999998" table:style-name="ce23">
            <text:p>38,78758</text:p>
          </table:table-cell>
          <table:table-cell office:value-type="float" office:value="27.365970000000001" table:style-name="ce23">
            <text:p>27,36597</text:p>
          </table:table-cell>
          <table:table-cell office:value-type="float" office:value="11.1235" table:style-name="ce23">
            <text:p>11,1235</text:p>
          </table:table-cell>
          <table:table-cell office:value-type="float" office:value="13.54706" table:style-name="ce23">
            <text:p>13,54706</text:p>
          </table:table-cell>
          <table:table-cell office:value-type="float" office:value="7.3250500000000001" table:style-name="ce23">
            <text:p>7,32505</text:p>
          </table:table-cell>
          <table:table-cell office:value-type="float" office:value="8.6061200000000007" table:style-name="ce23">
            <text:p>8,60612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1: Ward 81</text:p>
          </table:table-cell>
          <table:table-cell office:value-type="float" office:value="63.845770000000002" table:style-name="ce23">
            <text:p>63,84577</text:p>
          </table:table-cell>
          <table:table-cell office:value-type="float" office:value="2.3841100000000002" table:style-name="ce23">
            <text:p>2,38411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17.0246" table:style-name="ce23">
            <text:p>17,0246</text:p>
          </table:table-cell>
          <table:table-cell office:value-type="float" office:value="9.7635299999999994" table:style-name="ce23">
            <text:p>9,76353</text:p>
          </table:table-cell>
          <table:table-cell office:value-type="float" office:value="17.454249999999998" table:style-name="ce23">
            <text:p>17,45425</text:p>
          </table:table-cell>
          <table:table-cell office:value-type="float" office:value="6.22201" table:style-name="ce23">
            <text:p>6,22201</text:p>
          </table:table-cell>
          <table:table-cell office:value-type="float" office:value="8.5912000000000006" table:style-name="ce23">
            <text:p>8,5912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2: Ward 82</text:p>
          </table:table-cell>
          <table:table-cell office:value-type="float" office:value="63.167070000000002" table:style-name="ce23">
            <text:p>63,16707</text:p>
          </table:table-cell>
          <table:table-cell office:value-type="float" office:value="16.54589" table:style-name="ce23">
            <text:p>16,54589</text:p>
          </table:table-cell>
          <table:table-cell office:value-type="float" office:value="8.6604899999999994" table:style-name="ce23">
            <text:p>8,66049</text:p>
          </table:table-cell>
          <table:table-cell office:value-type="float" office:value="8.5912000000000006" table:style-name="ce23">
            <text:p>8,5912</text:p>
          </table:table-cell>
          <table:table-cell office:value-type="float" office:value="23.567519999999998" table:style-name="ce23">
            <text:p>23,56752</text:p>
          </table:table-cell>
          <table:table-cell office:value-type="float" office:value="8.6455699999999993" table:style-name="ce23">
            <text:p>8,64557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3: Ward 83</text:p>
          </table:table-cell>
          <table:table-cell office:value-type="float" office:value="29.748290000000001" table:style-name="ce23">
            <text:p>29,74829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4384800000000002" table:style-name="ce23">
            <text:p>3,43848</text:p>
          </table:table-cell>
          <table:table-cell office:value-type="float" office:value="2.3841100000000002" table:style-name="ce23">
            <text:p>2,38411</text:p>
          </table:table-cell>
          <table:table-cell office:value-type="float" office:value="3.7046299999999999" table:style-name="ce23">
            <text:p>3,70463</text:p>
          </table:table-cell>
          <table:table-cell office:value-type="float" office:value="6.8076699999999999" table:style-name="ce23">
            <text:p>6,80767</text:p>
          </table:table-cell>
          <table:table-cell office:value-type="float" office:value="9.8573500000000003" table:style-name="ce23">
            <text:p>9,85735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4: Ward 84</text:p>
          </table:table-cell>
          <table:table-cell office:value-type="float" office:value="95.194640000000007" table:style-name="ce23">
            <text:p>95,19464</text:p>
          </table:table-cell>
          <table:table-cell office:value-type="float" office:value="3.4779300000000002" table:style-name="ce23">
            <text:p>3,47793</text:p>
          </table:table-cell>
          <table:table-cell office:value-type="float" office:value="0" table:style-name="ce23">
            <text:p>0</text:p>
          </table:table-cell>
          <table:table-cell office:value-type="float" office:value="2.1723300000000001" table:style-name="ce23">
            <text:p>2,17233</text:p>
          </table:table-cell>
          <table:table-cell office:value-type="float" office:value="9.4881600000000006" table:style-name="ce23">
            <text:p>9,48816</text:p>
          </table:table-cell>
          <table:table-cell office:value-type="float" office:value="15.88719" table:style-name="ce23">
            <text:p>15,88719</text:p>
          </table:table-cell>
          <table:table-cell office:value-type="float" office:value="11.43379" table:style-name="ce23">
            <text:p>11,43379</text:p>
          </table:table-cell>
          <table:table-cell office:value-type="float" office:value="9.6942400000000006" table:style-name="ce23">
            <text:p>9,69424</text:p>
          </table:table-cell>
          <table:table-cell office:value-type="float" office:value="12.28091" table:style-name="ce23">
            <text:p>12,2809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4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5: Ward 85</text:p>
          </table:table-cell>
          <table:table-cell office:value-type="float" office:value="53.281280000000002" table:style-name="ce23">
            <text:p>53,28128</text:p>
          </table:table-cell>
          <table:table-cell office:value-type="float" office:value="2.3841100000000002" table:style-name="ce23">
            <text:p>2,38411</text:p>
          </table:table-cell>
          <table:table-cell office:value-type="float" office:value="3.6502599999999998" table:style-name="ce23">
            <text:p>3,65026</text:p>
          </table:table-cell>
          <table:table-cell office:value-type="float" office:value="6.1676399999999996" table:style-name="ce23">
            <text:p>6,16764</text:p>
          </table:table-cell>
          <table:table-cell office:value-type="float" office:value="16.242470000000001" table:style-name="ce23">
            <text:p>16,24247</text:p>
          </table:table-cell>
          <table:table-cell office:value-type="float" office:value="18.394179999999999" table:style-name="ce23">
            <text:p>18,39418</text:p>
          </table:table-cell>
          <table:table-cell office:value-type="float" office:value="12.335279999999999" table:style-name="ce23">
            <text:p>12,33528</text:p>
          </table:table-cell>
          <table:table-cell office:value-type="float" office:value="11.029680000000001" table:style-name="ce23">
            <text:p>11,02968</text:p>
          </table:table-cell>
          <table:table-cell office:value-type="float" office:value="5.01023" table:style-name="ce23">
            <text:p>5,01023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6: Ward 86</text:p>
          </table:table-cell>
          <table:table-cell office:value-type="float" office:value="85.274709999999999" table:style-name="ce23">
            <text:p>85,27471</text:p>
          </table:table-cell>
          <table:table-cell office:value-type="float" office:value="6.0492900000000001" table:style-name="ce23">
            <text:p>6,04929</text:p>
          </table:table-cell>
          <table:table-cell office:value-type="float" office:value="3.6897099999999998" table:style-name="ce23">
            <text:p>3,68971</text:p>
          </table:table-cell>
          <table:table-cell office:value-type="float" office:value="13.35942" table:style-name="ce23">
            <text:p>13,35942</text:p>
          </table:table-cell>
          <table:table-cell office:value-type="float" office:value="13.54706" table:style-name="ce23">
            <text:p>13,54706</text:p>
          </table:table-cell>
          <table:table-cell office:value-type="float" office:value="18.611660000000001" table:style-name="ce23">
            <text:p>18,61166</text:p>
          </table:table-cell>
          <table:table-cell office:value-type="float" office:value="17.291139999999999" table:style-name="ce23">
            <text:p>17,29114</text:p>
          </table:table-cell>
          <table:table-cell office:value-type="float" office:value="6.11327" table:style-name="ce23">
            <text:p>6,11327</text:p>
          </table:table-cell>
          <table:table-cell office:value-type="float" office:value="4.9014899999999999" table:style-name="ce23">
            <text:p>4,90149</text:p>
          </table:table-cell>
          <table:table-cell office:value-type="float" office:value="0" table:style-name="ce23">
            <text:p>0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2" table:style-name="ce24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7: Ward 87</text:p>
          </table:table-cell>
          <table:table-cell office:value-type="float" office:value="9.9266400000000008" table:style-name="ce23">
            <text:p>9,92664</text:p>
          </table:table-cell>
          <table:table-cell office:value-type="float" office:value="3.5564399999999998" table:style-name="ce23">
            <text:p>3,55644</text:p>
          </table:table-cell>
          <table:table-cell office:value-type="float" office:value="0" table:style-name="ce23">
            <text:p>0</text:p>
          </table:table-cell>
          <table:table-cell office:value-type="float" office:value="4.9558600000000004" table:style-name="ce23">
            <text:p>4,95586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8: Ward 88</text:p>
          </table:table-cell>
          <table:table-cell office:value-type="float" office:value="59.832799999999999" table:style-name="ce23">
            <text:p>59,8328</text:p>
          </table:table-cell>
          <table:table-cell office:value-type="float" office:value="36.687669999999997" table:style-name="ce23">
            <text:p>36,68767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20.808129999999998" table:style-name="ce23">
            <text:p>20,80813</text:p>
          </table:table-cell>
          <table:table-cell office:value-type="float" office:value="8.6455699999999993" table:style-name="ce23">
            <text:p>8,64557</text:p>
          </table:table-cell>
          <table:table-cell office:value-type="float" office:value="13.19279" table:style-name="ce23">
            <text:p>13,19279</text:p>
          </table:table-cell>
          <table:table-cell office:value-type="float" office:value="4.9558600000000004" table:style-name="ce23">
            <text:p>4,95586</text:p>
          </table:table-cell>
          <table:table-cell office:value-type="float" office:value="2.1723300000000001" table:style-name="ce23">
            <text:p>2,17233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9: Ward 89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2.3841100000000002" table:style-name="ce23">
            <text:p>2,38411</text:p>
          </table:table-cell>
          <table:table-cell office:value-type="float" office:value="5.0646000000000004" table:style-name="ce23">
            <text:p>5,0646</text:p>
          </table:table-cell>
          <table:table-cell office:value-type="float" office:value="0" table:style-name="ce23">
            <text:p>0</text:p>
          </table:table-cell>
          <table:table-cell office:value-type="float" office:value="14.86758" table:style-name="ce23">
            <text:p>14,8675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0: Ward 90</text:p>
          </table:table-cell>
          <table:table-cell office:value-type="float" office:value="3.7440799999999999" table:style-name="ce23">
            <text:p>3,74408</text:p>
          </table:table-cell>
          <table:table-cell office:value-type="float" office:value="2.3841100000000002" table:style-name="ce23">
            <text:p>2,38411</text:p>
          </table:table-cell>
          <table:table-cell office:value-type="float" office:value="2.5323000000000002" table:style-name="ce23">
            <text:p>2,5323</text:p>
          </table:table-cell>
          <table:table-cell office:value-type="float" office:value="6.12819" table:style-name="ce23">
            <text:p>6,12819</text:p>
          </table:table-cell>
          <table:table-cell office:value-type="float" office:value="5.0646000000000004" table:style-name="ce23">
            <text:p>5,0646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1: Ward 91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7440799999999999" table:style-name="ce23">
            <text:p>3,7440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2: Ward 92</text:p>
          </table:table-cell>
          <table:table-cell office:value-type="float" office:value="17.212240000000001" table:style-name="ce23">
            <text:p>17,21224</text:p>
          </table:table-cell>
          <table:table-cell office:value-type="float" office:value="10.669320000000001" table:style-name="ce23">
            <text:p>10,66932</text:p>
          </table:table-cell>
          <table:table-cell office:value-type="float" office:value="0" table:style-name="ce23">
            <text:p>0</text:p>
          </table:table-cell>
          <table:table-cell office:value-type="float" office:value="3.6897099999999998" table:style-name="ce23">
            <text:p>3,68971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3.6897099999999998" table:style-name="ce23">
            <text:p>3,68971</text:p>
          </table:table-cell>
          <table:table-cell office:value-type="float" office:value="3.6897099999999998" table:style-name="ce23">
            <text:p>3,6897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3: Ward 93</text:p>
          </table:table-cell>
          <table:table-cell office:value-type="float" office:value="7.3794199999999996" table:style-name="ce23">
            <text:p>7,37942</text:p>
          </table:table-cell>
          <table:table-cell office:value-type="float" office:value="2.5323000000000002" table:style-name="ce23">
            <text:p>2,5323</text:p>
          </table:table-cell>
          <table:table-cell office:value-type="float" office:value="0" table:style-name="ce23">
            <text:p>0</text:p>
          </table:table-cell>
          <table:table-cell office:value-type="float" office:value="3.7440799999999999" table:style-name="ce23">
            <text:p>3,74408</text:p>
          </table:table-cell>
          <table:table-cell office:value-type="float" office:value="3.7440799999999999" table:style-name="ce23">
            <text:p>3,7440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4: Ward 94</text:p>
          </table:table-cell>
          <table:table-cell office:value-type="float" office:value="3.6108099999999999" table:style-name="ce23">
            <text:p>3,6108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3.7440799999999999" table:style-name="ce23">
            <text:p>3,74408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5: Ward 95</text:p>
          </table:table-cell>
          <table:table-cell office:value-type="float" office:value="19.611270000000001" table:style-name="ce23">
            <text:p>19,61127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3.6353399999999998" table:style-name="ce23">
            <text:p>3,63534</text:p>
          </table:table-cell>
          <table:table-cell office:value-type="float" office:value="2.5323000000000002" table:style-name="ce23">
            <text:p>2,5323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7984499999999999" table:style-name="ce23">
            <text:p>3,7984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6: Ward 96</text:p>
          </table:table-cell>
          <table:table-cell office:value-type="float" office:value="7.4487100000000002" table:style-name="ce23">
            <text:p>7,44871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0" table:style-name="ce23">
            <text:p>0</text:p>
          </table:table-cell>
          <table:table-cell office:value-type="float" office:value="3.6502599999999998" table:style-name="ce23">
            <text:p>3,65026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7: Ward 97</text:p>
          </table:table-cell>
          <table:table-cell office:value-type="float" office:value="5.8769600000000004" table:style-name="ce23">
            <text:p>5,87696</text:p>
          </table:table-cell>
          <table:table-cell office:value-type="float" office:value="4.8769600000000004" table:style-name="ce23">
            <text:p>4,87696</text:p>
          </table:table-cell>
          <table:table-cell office:value-type="float" office:value="0" table:style-name="ce23">
            <text:p>0</text:p>
          </table:table-cell>
          <table:table-cell office:value-type="float" office:value="4.9558600000000004" table:style-name="ce23">
            <text:p>4,95586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8: Ward 98</text:p>
          </table:table-cell>
          <table:table-cell office:value-type="float" office:value="2.4384800000000002" table:style-name="ce23">
            <text:p>2,4384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9: Ward 99</text:p>
          </table:table-cell>
          <table:table-cell office:value-type="float" office:value="60.985520000000001" table:style-name="ce23">
            <text:p>60,98552</text:p>
          </table:table-cell>
          <table:table-cell office:value-type="float" office:value="27.254660000000001" table:style-name="ce23">
            <text:p>27,25466</text:p>
          </table:table-cell>
          <table:table-cell office:value-type="float" office:value="4.8620400000000004" table:style-name="ce23">
            <text:p>4,86204</text:p>
          </table:table-cell>
          <table:table-cell office:value-type="float" office:value="11.044600000000001" table:style-name="ce23">
            <text:p>11,0446</text:p>
          </table:table-cell>
          <table:table-cell office:value-type="float" office:value="23.582439999999998" table:style-name="ce23">
            <text:p>23,58244</text:p>
          </table:table-cell>
          <table:table-cell office:value-type="float" office:value="8.5912000000000006" table:style-name="ce23">
            <text:p>8,5912</text:p>
          </table:table-cell>
          <table:table-cell office:value-type="float" office:value="0" table:style-name="ce23">
            <text:p>0</text:p>
          </table:table-cell>
          <table:table-cell office:value-type="float" office:value="6.0887399999999996" table:style-name="ce23">
            <text:p>6,08874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100: Ward 100</text:p>
          </table:table-cell>
          <table:table-cell office:value-type="float" office:value="162.04103000000001" table:style-name="ce23">
            <text:p>162,04103</text:p>
          </table:table-cell>
          <table:table-cell office:value-type="float" office:value="16.585339999999999" table:style-name="ce23">
            <text:p>16,58534</text:p>
          </table:table-cell>
          <table:table-cell office:value-type="float" office:value="3.6353399999999998" table:style-name="ce23">
            <text:p>3,63534</text:p>
          </table:table-cell>
          <table:table-cell office:value-type="float" office:value="21.832270000000001" table:style-name="ce23">
            <text:p>21,83227</text:p>
          </table:table-cell>
          <table:table-cell office:value-type="float" office:value="23.488620000000001" table:style-name="ce23">
            <text:p>23,48862</text:p>
          </table:table-cell>
          <table:table-cell office:value-type="float" office:value="40.671019999999999" table:style-name="ce23">
            <text:p>40,67102</text:p>
          </table:table-cell>
          <table:table-cell office:value-type="float" office:value="29.91319" table:style-name="ce23">
            <text:p>29,91319</text:p>
          </table:table-cell>
          <table:table-cell office:value-type="float" office:value="34.261760000000002" table:style-name="ce23">
            <text:p>34,26176</text:p>
          </table:table-cell>
          <table:table-cell office:value-type="float" office:value="22.153179999999999" table:style-name="ce23">
            <text:p>22,15318</text:p>
          </table:table-cell>
          <table:table-cell office:value-type="float" office:value="3.6353399999999998" table:style-name="ce23">
            <text:p>3,63534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101: Ward 101</text:p>
          </table:table-cell>
          <table:table-cell office:value-type="float" office:value="8.5272199999999998" table:style-name="ce23">
            <text:p>8,52722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0" table:style-name="ce23">
            <text:p>0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2.5323000000000002" table:style-name="ce23">
            <text:p>2,5323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0" table:style-name="ce23">
            <text:p>0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2: Ward 102</text:p>
          </table:table-cell>
          <table:table-cell office:value-type="float" office:value="71.373379999999997" table:style-name="ce23">
            <text:p>71,37338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7.2855999999999996" table:style-name="ce23">
            <text:p>7,2856</text:p>
          </table:table-cell>
          <table:table-cell office:value-type="float" office:value="6.22201" table:style-name="ce23">
            <text:p>6,22201</text:p>
          </table:table-cell>
          <table:table-cell office:value-type="float" office:value="17.39988" table:style-name="ce23">
            <text:p>17,39988</text:p>
          </table:table-cell>
          <table:table-cell office:value-type="float" office:value="35.84843" table:style-name="ce23">
            <text:p>35,84843</text:p>
          </table:table-cell>
          <table:table-cell office:value-type="float" office:value="37.005839999999999" table:style-name="ce23">
            <text:p>37,00584</text:p>
          </table:table-cell>
          <table:table-cell office:value-type="float" office:value="11.014760000000001" table:style-name="ce23">
            <text:p>11,01476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3: Ward 103</text:p>
          </table:table-cell>
          <table:table-cell office:value-type="float" office:value="91.988560000000007" table:style-name="ce23">
            <text:p>91,98856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9.6451799999999999" table:style-name="ce23">
            <text:p>9,64518</text:p>
          </table:table-cell>
          <table:table-cell office:value-type="float" office:value="6.2763799999999996" table:style-name="ce23">
            <text:p>6,27638</text:p>
          </table:table-cell>
          <table:table-cell office:value-type="float" office:value="21.089590000000001" table:style-name="ce23">
            <text:p>21,08959</text:p>
          </table:table-cell>
          <table:table-cell office:value-type="float" office:value="34.424869999999999" table:style-name="ce23">
            <text:p>34,42487</text:p>
          </table:table-cell>
          <table:table-cell office:value-type="float" office:value="43.025289999999998" table:style-name="ce23">
            <text:p>43,02529</text:p>
          </table:table-cell>
          <table:table-cell office:value-type="float" office:value="30.620719999999999" table:style-name="ce23">
            <text:p>30,62072</text:p>
          </table:table-cell>
          <table:table-cell office:value-type="float" office:value="9.6942400000000006" table:style-name="ce23">
            <text:p>9,69424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2" table:style-name="ce24">
            <text:p>2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4: Ward 104</text:p>
          </table:table-cell>
          <table:table-cell office:value-type="float" office:value="19.611270000000001" table:style-name="ce23">
            <text:p>19,61127</text:p>
          </table:table-cell>
          <table:table-cell office:value-type="float" office:value="3.5564399999999998" table:style-name="ce23">
            <text:p>3,55644</text:p>
          </table:table-cell>
          <table:table-cell office:value-type="float" office:value="2.5323000000000002" table:style-name="ce23">
            <text:p>2,5323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3.5958899999999998" table:style-name="ce23">
            <text:p>3,59589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5: Ward 105</text:p>
          </table:table-cell>
          <table:table-cell office:value-type="float" office:value="143.93859" table:style-name="ce23">
            <text:p>143,93859</text:p>
          </table:table-cell>
          <table:table-cell office:value-type="float" office:value="4.7287699999999999" table:style-name="ce23">
            <text:p>4,72877</text:p>
          </table:table-cell>
          <table:table-cell office:value-type="float" office:value="3.1364399999999999" table:style-name="ce23">
            <text:p>3,13644</text:p>
          </table:table-cell>
          <table:table-cell office:value-type="float" office:value="16.19952" table:style-name="ce23">
            <text:p>16,19952</text:p>
          </table:table-cell>
          <table:table-cell office:value-type="float" office:value="20.656479999999998" table:style-name="ce23">
            <text:p>20,65648</text:p>
          </table:table-cell>
          <table:table-cell office:value-type="float" office:value="19.726120000000002" table:style-name="ce23">
            <text:p>19,72612</text:p>
          </table:table-cell>
          <table:table-cell office:value-type="float" office:value="21.622789999999998" table:style-name="ce23">
            <text:p>21,62279</text:p>
          </table:table-cell>
          <table:table-cell office:value-type="float" office:value="40.904380000000003" table:style-name="ce23">
            <text:p>40,90438</text:p>
          </table:table-cell>
          <table:table-cell office:value-type="float" office:value="44.92803" table:style-name="ce23">
            <text:p>44,92803</text:p>
          </table:table-cell>
          <table:table-cell office:value-type="float" office:value="15.97062" table:style-name="ce23">
            <text:p>15,97062</text:p>
          </table:table-cell>
          <table:table-cell office:value-type="float" office:value="3.6353399999999998" table:style-name="ce23">
            <text:p>3,63534</text:p>
          </table:table-cell>
          <table:table-cell office:value-type="float" office:value="5" table:style-name="ce24">
            <text:p>5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6: Ward 106</text:p>
          </table:table-cell>
          <table:table-cell office:value-type="float" office:value="67.77413" table:style-name="ce23">
            <text:p>67,77413</text:p>
          </table:table-cell>
          <table:table-cell office:value-type="float" office:value="36.122399999999999" table:style-name="ce23">
            <text:p>36,1224</text:p>
          </table:table-cell>
          <table:table-cell office:value-type="float" office:value="13.99023" table:style-name="ce23">
            <text:p>13,99023</text:p>
          </table:table-cell>
          <table:table-cell office:value-type="float" office:value="18.626580000000001" table:style-name="ce23">
            <text:p>18,62658</text:p>
          </table:table-cell>
          <table:table-cell office:value-type="float" office:value="13.29583" table:style-name="ce23">
            <text:p>13,29583</text:p>
          </table:table-cell>
          <table:table-cell office:value-type="float" office:value="3.4235600000000002" table:style-name="ce23">
            <text:p>3,42356</text:p>
          </table:table-cell>
          <table:table-cell office:value-type="float" office:value="8.5912000000000006" table:style-name="ce23">
            <text:p>8,5912</text:p>
          </table:table-cell>
          <table:table-cell office:value-type="float" office:value="2.5323000000000002" table:style-name="ce23">
            <text:p>2,5323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7: Ward 107</text:p>
          </table:table-cell>
          <table:table-cell office:value-type="float" office:value="438.29466000000002" table:style-name="ce23">
            <text:p>438,29466</text:p>
          </table:table-cell>
          <table:table-cell office:value-type="float" office:value="8.5272199999999998" table:style-name="ce23">
            <text:p>8,52722</text:p>
          </table:table-cell>
          <table:table-cell office:value-type="float" office:value="4.8225899999999999" table:style-name="ce23">
            <text:p>4,82259</text:p>
          </table:table-cell>
          <table:table-cell office:value-type="float" office:value="21.713920000000002" table:style-name="ce23">
            <text:p>21,71392</text:p>
          </table:table-cell>
          <table:table-cell office:value-type="float" office:value="23.26153" table:style-name="ce23">
            <text:p>23,26153</text:p>
          </table:table-cell>
          <table:table-cell office:value-type="float" office:value="91.126580000000004" table:style-name="ce23">
            <text:p>91,12658</text:p>
          </table:table-cell>
          <table:table-cell office:value-type="float" office:value="129.38935000000001" table:style-name="ce23">
            <text:p>129,38935</text:p>
          </table:table-cell>
          <table:table-cell office:value-type="float" office:value="191.91717" table:style-name="ce23">
            <text:p>191,91717</text:p>
          </table:table-cell>
          <table:table-cell office:value-type="float" office:value="125.59442" table:style-name="ce23">
            <text:p>125,59442</text:p>
          </table:table-cell>
          <table:table-cell office:value-type="float" office:value="35.57658" table:style-name="ce23">
            <text:p>35,57658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9" table:style-name="ce24">
            <text:p>9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8: Ward 108</text:p>
          </table:table-cell>
          <table:table-cell office:value-type="float" office:value="17.078970000000002" table:style-name="ce23">
            <text:p>17,07897</text:p>
          </table:table-cell>
          <table:table-cell office:value-type="float" office:value="5.86165" table:style-name="ce23">
            <text:p>5,86165</text:p>
          </table:table-cell>
          <table:table-cell office:value-type="float" office:value="4.9558600000000004" table:style-name="ce23">
            <text:p>4,95586</text:p>
          </table:table-cell>
          <table:table-cell office:value-type="float" office:value="4.5323000000000002" table:style-name="ce23">
            <text:p>4,5323</text:p>
          </table:table-cell>
          <table:table-cell office:value-type="float" office:value="2.5323000000000002" table:style-name="ce23">
            <text:p>2,5323</text:p>
          </table:table-cell>
          <table:table-cell office:value-type="float" office:value="3.7984499999999999" table:style-name="ce23">
            <text:p>3,79845</text:p>
          </table:table-cell>
          <table:table-cell office:value-type="float" office:value="3.7440799999999999" table:style-name="ce23">
            <text:p>3,7440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9: Ward 109</text:p>
          </table:table-cell>
          <table:table-cell office:value-type="float" office:value="59.857950000000002" table:style-name="ce23">
            <text:p>59,85795</text:p>
          </table:table-cell>
          <table:table-cell office:value-type="float" office:value="8.2852099999999993" table:style-name="ce23">
            <text:p>8,28521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13.14725" table:style-name="ce23">
            <text:p>13,14725</text:p>
          </table:table-cell>
          <table:table-cell office:value-type="float" office:value="19.729620000000001" table:style-name="ce23">
            <text:p>19,72962</text:p>
          </table:table-cell>
          <table:table-cell office:value-type="float" office:value="12.335279999999999" table:style-name="ce23">
            <text:p>12,33528</text:p>
          </table:table-cell>
          <table:table-cell office:value-type="float" office:value="6.11327" table:style-name="ce23">
            <text:p>6,11327</text:p>
          </table:table-cell>
          <table:table-cell office:value-type="float" office:value="3.5958899999999998" table:style-name="ce23">
            <text:p>3,59589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10: Ward 110</text:p>
          </table:table-cell>
          <table:table-cell office:value-type="float" office:value="129.11118999999999" table:style-name="ce23">
            <text:p>129,11119</text:p>
          </table:table-cell>
          <table:table-cell office:value-type="float" office:value="5.9949199999999996" table:style-name="ce23">
            <text:p>5,99492</text:p>
          </table:table-cell>
          <table:table-cell office:value-type="float" office:value="3.6897099999999998" table:style-name="ce23">
            <text:p>3,68971</text:p>
          </table:table-cell>
          <table:table-cell office:value-type="float" office:value="27.570260000000001" table:style-name="ce23">
            <text:p>27,57026</text:p>
          </table:table-cell>
          <table:table-cell office:value-type="float" office:value="16.203019999999999" table:style-name="ce23">
            <text:p>16,20302</text:p>
          </table:table-cell>
          <table:table-cell office:value-type="float" office:value="25.897259999999999" table:style-name="ce23">
            <text:p>25,89726</text:p>
          </table:table-cell>
          <table:table-cell office:value-type="float" office:value="34.310429999999997" table:style-name="ce23">
            <text:p>34,31043</text:p>
          </table:table-cell>
          <table:table-cell office:value-type="float" office:value="19.60596" table:style-name="ce23">
            <text:p>19,60596</text:p>
          </table:table-cell>
          <table:table-cell office:value-type="float" office:value="7.4337900000000001" table:style-name="ce23">
            <text:p>7,43379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11: Ward 111</text:p>
          </table:table-cell>
          <table:table-cell office:value-type="float" office:value="61.78257" table:style-name="ce23">
            <text:p>61,78257</text:p>
          </table:table-cell>
          <table:table-cell office:value-type="float" office:value="2.3841100000000002" table:style-name="ce23">
            <text:p>2,38411</text:p>
          </table:table-cell>
          <table:table-cell office:value-type="float" office:value="6.1676399999999996" table:style-name="ce23">
            <text:p>6,16764</text:p>
          </table:table-cell>
          <table:table-cell office:value-type="float" office:value="13.226150000000001" table:style-name="ce23">
            <text:p>13,22615</text:p>
          </table:table-cell>
          <table:table-cell office:value-type="float" office:value="11.069129999999999" table:style-name="ce23">
            <text:p>11,06913</text:p>
          </table:table-cell>
          <table:table-cell office:value-type="float" office:value="9.8722700000000003" table:style-name="ce23">
            <text:p>9,87227</text:p>
          </table:table-cell>
          <table:table-cell office:value-type="float" office:value="2.3841100000000002" table:style-name="ce23">
            <text:p>2,38411</text:p>
          </table:table-cell>
          <table:table-cell office:value-type="float" office:value="7.3794199999999996" table:style-name="ce23">
            <text:p>7,37942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Total</text:p>
          </table:table-cell>
          <table:table-cell office:value-type="float" office:value="19413.882089999999" table:style-name="ce23">
            <text:p>19413,88209</text:p>
          </table:table-cell>
          <table:table-cell office:value-type="float" office:value="860.81259999999997" table:style-name="ce23">
            <text:p>860,8126</text:p>
          </table:table-cell>
          <table:table-cell office:value-type="float" office:value="481.68921999999998" table:style-name="ce23">
            <text:p>481,68922</text:p>
          </table:table-cell>
          <table:table-cell office:value-type="float" office:value="3298.6887499999998" table:style-name="ce23">
            <text:p>3298,68875</text:p>
          </table:table-cell>
          <table:table-cell office:value-type="float" office:value="2495.39563" table:style-name="ce23">
            <text:p>2495,39563</text:p>
          </table:table-cell>
          <table:table-cell office:value-type="float" office:value="3824.76188" table:style-name="ce23">
            <text:p>3824,76188</text:p>
          </table:table-cell>
          <table:table-cell office:value-type="float" office:value="4650.1808199999996" table:style-name="ce23">
            <text:p>4650,18082</text:p>
          </table:table-cell>
          <table:table-cell office:value-type="float" office:value="4590.7305399999996" table:style-name="ce23">
            <text:p>4590,73054</text:p>
          </table:table-cell>
          <table:table-cell office:value-type="float" office:value="2500.53748" table:style-name="ce23">
            <text:p>2500,53748</text:p>
          </table:table-cell>
          <table:table-cell office:value-type="float" office:value="890.15521000000001" table:style-name="ce23">
            <text:p>890,15521</text:p>
          </table:table-cell>
          <table:table-cell office:value-type="float" office:value="202.28591" table:style-name="ce23">
            <text:p>202,28591</text:p>
          </table:table-cell>
          <table:table-cell office:value-type="float" office:value="394" table:style-name="ce24">
            <text:p>394</text:p>
          </table:table-cell>
          <table:table-cell table:number-columns-repeated="16370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32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Data_Sheet_3" table:style-name="ta1">
        <table:table-column table:style-name="co1" table:default-cell-style-name="ce2"/>
        <table:table-column table:style-name="co2" table:default-cell-style-name="ce32"/>
        <table:table-column table:style-name="co2" table:number-columns-repeated="12" table:default-cell-style-name="ce2"/>
        <table:table-column table:style-name="co2" table:number-columns-repeated="2" table:default-cell-style-name="ce2"/>
        <table:table-column table:style-name="co2" table:number-columns-repeated="16368" table:default-cell-style-name="ce2"/>
        <table:table-row table:style-name="ro1">
          <table:table-cell table:style-name="ce18">
            <draw:frame draw:z-index="1" draw:id="id3" draw:style-name="a3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31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Individual monthly income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2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32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3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White</text:p>
          </table:table-cell>
          <table:table-cell table:style-name="ce32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6">
            <text:p>Individual monthly income</text:p>
          </table:table-cell>
          <table:covered-table-cell/>
          <table:table-cell office:value-type="string" table:style-name="ce3">
            <text:p>No income</text:p>
          </table:table-cell>
          <table:table-cell office:value-type="string" table:style-name="ce3">
            <text:p>R 1 - R 400</text:p>
          </table:table-cell>
          <table:table-cell office:value-type="string" table:style-name="ce3">
            <text:p>R 401 - R 800</text:p>
          </table:table-cell>
          <table:table-cell office:value-type="string" table:style-name="ce3">
            <text:p>R 801 - R 1 600</text:p>
          </table:table-cell>
          <table:table-cell office:value-type="string" table:style-name="ce3">
            <text:p>R 1 601 - R 3 200</text:p>
          </table:table-cell>
          <table:table-cell office:value-type="string" table:style-name="ce3">
            <text:p>R 3 201 - R 6 400</text:p>
          </table:table-cell>
          <table:table-cell office:value-type="string" table:style-name="ce3">
            <text:p>R 6 401 - R 12 800</text:p>
          </table:table-cell>
          <table:table-cell office:value-type="string" table:style-name="ce3">
            <text:p>R 12 801 - R 25 600</text:p>
          </table:table-cell>
          <table:table-cell office:value-type="string" table:style-name="ce3">
            <text:p>R 25 601 - R 51 200</text:p>
          </table:table-cell>
          <table:table-cell office:value-type="string" table:style-name="ce3">
            <text:p>R 51 201 - R 102 400</text:p>
          </table:table-cell>
          <table:table-cell office:value-type="string" table:style-name="ce3">
            <text:p>R 102 401 - R 204 800</text:p>
          </table:table-cell>
          <table:table-cell office:value-type="string" table:style-name="ce3">
            <text:p>R102 401 or more</text:p>
          </table:table-cell>
          <table:table-cell table:number-columns-repeated="16370"/>
        </table:table-row>
        <table:table-row table:style-name="ro5">
          <table:table-cell table:style-name="ce2"/>
          <table:table-cell office:value-type="string" table:style-name="ce34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5">
            <text:p>19100001: Ward 1</text:p>
          </table:table-cell>
          <table:table-cell office:value-type="float" office:value="4742.6743299999998" table:style-name="ce25">
            <text:p>4742,67433</text:p>
          </table:table-cell>
          <table:table-cell office:value-type="float" office:value="129.35219000000001" table:style-name="ce25">
            <text:p>129,35219</text:p>
          </table:table-cell>
          <table:table-cell office:value-type="float" office:value="185.3338" table:style-name="ce25">
            <text:p>185,3338</text:p>
          </table:table-cell>
          <table:table-cell office:value-type="float" office:value="408.19522999999998" table:style-name="ce25">
            <text:p>408,19523</text:p>
          </table:table-cell>
          <table:table-cell office:value-type="float" office:value="665.87374" table:style-name="ce25">
            <text:p>665,87374</text:p>
          </table:table-cell>
          <table:table-cell office:value-type="float" office:value="1723.82161" table:style-name="ce25">
            <text:p>1723,82161</text:p>
          </table:table-cell>
          <table:table-cell office:value-type="float" office:value="2907.7388500000002" table:style-name="ce25">
            <text:p>2907,73885</text:p>
          </table:table-cell>
          <table:table-cell office:value-type="float" office:value="2935.42463" table:style-name="ce25">
            <text:p>2935,42463</text:p>
          </table:table-cell>
          <table:table-cell office:value-type="float" office:value="1524.3868399999999" table:style-name="ce25">
            <text:p>1524,38684</text:p>
          </table:table-cell>
          <table:table-cell office:value-type="float" office:value="475.84064000000001" table:style-name="ce25">
            <text:p>475,84064</text:p>
          </table:table-cell>
          <table:table-cell office:value-type="float" office:value="120.30306" table:style-name="ce25">
            <text:p>120,30306</text:p>
          </table:table-cell>
          <table:table-cell office:value-type="float" office:value="201" table:style-name="ce26">
            <text:p>201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2: Ward 2</text:p>
          </table:table-cell>
          <table:table-cell office:value-type="float" office:value="3978.9828900000002" table:style-name="ce25">
            <text:p>3978,98289</text:p>
          </table:table-cell>
          <table:table-cell office:value-type="float" office:value="119.82715" table:style-name="ce25">
            <text:p>119,82715</text:p>
          </table:table-cell>
          <table:table-cell office:value-type="float" office:value="145.13086999999999" table:style-name="ce25">
            <text:p>145,13087</text:p>
          </table:table-cell>
          <table:table-cell office:value-type="float" office:value="535.64351999999997" table:style-name="ce25">
            <text:p>535,64352</text:p>
          </table:table-cell>
          <table:table-cell office:value-type="float" office:value="854.84661000000006" table:style-name="ce25">
            <text:p>854,84661</text:p>
          </table:table-cell>
          <table:table-cell office:value-type="float" office:value="1832.82674" table:style-name="ce25">
            <text:p>1832,82674</text:p>
          </table:table-cell>
          <table:table-cell office:value-type="float" office:value="2657.5150899999999" table:style-name="ce25">
            <text:p>2657,51509</text:p>
          </table:table-cell>
          <table:table-cell office:value-type="float" office:value="2200.10304" table:style-name="ce25">
            <text:p>2200,10304</text:p>
          </table:table-cell>
          <table:table-cell office:value-type="float" office:value="842.37504999999999" table:style-name="ce25">
            <text:p>842,37505</text:p>
          </table:table-cell>
          <table:table-cell office:value-type="float" office:value="172.03119000000001" table:style-name="ce25">
            <text:p>172,03119</text:p>
          </table:table-cell>
          <table:table-cell office:value-type="float" office:value="60.80218" table:style-name="ce25">
            <text:p>60,80218</text:p>
          </table:table-cell>
          <table:table-cell office:value-type="float" office:value="94" table:style-name="ce26">
            <text:p>94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3: Ward 3</text:p>
          </table:table-cell>
          <table:table-cell office:value-type="float" office:value="4751.0942999999997" table:style-name="ce25">
            <text:p>4751,0943</text:p>
          </table:table-cell>
          <table:table-cell office:value-type="float" office:value="142.70394999999999" table:style-name="ce25">
            <text:p>142,70395</text:p>
          </table:table-cell>
          <table:table-cell office:value-type="float" office:value="187.65096" table:style-name="ce25">
            <text:p>187,65096</text:p>
          </table:table-cell>
          <table:table-cell office:value-type="float" office:value="745.56970000000001" table:style-name="ce25">
            <text:p>745,5697</text:p>
          </table:table-cell>
          <table:table-cell office:value-type="float" office:value="1084.38042" table:style-name="ce25">
            <text:p>1084,38042</text:p>
          </table:table-cell>
          <table:table-cell office:value-type="float" office:value="2528.6207599999998" table:style-name="ce25">
            <text:p>2528,62076</text:p>
          </table:table-cell>
          <table:table-cell office:value-type="float" office:value="3688.5383499999998" table:style-name="ce25">
            <text:p>3688,53835</text:p>
          </table:table-cell>
          <table:table-cell office:value-type="float" office:value="3120.04097" table:style-name="ce25">
            <text:p>3120,04097</text:p>
          </table:table-cell>
          <table:table-cell office:value-type="float" office:value="1168.02504" table:style-name="ce25">
            <text:p>1168,02504</text:p>
          </table:table-cell>
          <table:table-cell office:value-type="float" office:value="230.57643999999999" table:style-name="ce25">
            <text:p>230,57644</text:p>
          </table:table-cell>
          <table:table-cell office:value-type="float" office:value="77.915289999999999" table:style-name="ce25">
            <text:p>77,91529</text:p>
          </table:table-cell>
          <table:table-cell office:value-type="float" office:value="137" table:style-name="ce26">
            <text:p>137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4: Ward 4</text:p>
          </table:table-cell>
          <table:table-cell office:value-type="float" office:value="3374.53892" table:style-name="ce25">
            <text:p>3374,53892</text:p>
          </table:table-cell>
          <table:table-cell office:value-type="float" office:value="99.716939999999994" table:style-name="ce25">
            <text:p>99,71694</text:p>
          </table:table-cell>
          <table:table-cell office:value-type="float" office:value="96.281030000000001" table:style-name="ce25">
            <text:p>96,28103</text:p>
          </table:table-cell>
          <table:table-cell office:value-type="float" office:value="285.31659999999999" table:style-name="ce25">
            <text:p>285,3166</text:p>
          </table:table-cell>
          <table:table-cell office:value-type="float" office:value="460.24041" table:style-name="ce25">
            <text:p>460,24041</text:p>
          </table:table-cell>
          <table:table-cell office:value-type="float" office:value="1075.2906599999999" table:style-name="ce25">
            <text:p>1075,29066</text:p>
          </table:table-cell>
          <table:table-cell office:value-type="float" office:value="1877.94073" table:style-name="ce25">
            <text:p>1877,94073</text:p>
          </table:table-cell>
          <table:table-cell office:value-type="float" office:value="2360.4949099999999" table:style-name="ce25">
            <text:p>2360,49491</text:p>
          </table:table-cell>
          <table:table-cell office:value-type="float" office:value="1418.3608300000001" table:style-name="ce25">
            <text:p>1418,36083</text:p>
          </table:table-cell>
          <table:table-cell office:value-type="float" office:value="477.02843000000001" table:style-name="ce25">
            <text:p>477,02843</text:p>
          </table:table-cell>
          <table:table-cell office:value-type="float" office:value="85.009500000000003" table:style-name="ce25">
            <text:p>85,0095</text:p>
          </table:table-cell>
          <table:table-cell office:value-type="float" office:value="160" table:style-name="ce26">
            <text:p>16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5: Ward 5</text:p>
          </table:table-cell>
          <table:table-cell office:value-type="float" office:value="4876.3235000000004" table:style-name="ce25">
            <text:p>4876,3235</text:p>
          </table:table-cell>
          <table:table-cell office:value-type="float" office:value="160.11680000000001" table:style-name="ce25">
            <text:p>160,1168</text:p>
          </table:table-cell>
          <table:table-cell office:value-type="float" office:value="173.56043" table:style-name="ce25">
            <text:p>173,56043</text:p>
          </table:table-cell>
          <table:table-cell office:value-type="float" office:value="721.97046" table:style-name="ce25">
            <text:p>721,97046</text:p>
          </table:table-cell>
          <table:table-cell office:value-type="float" office:value="940.48085000000003" table:style-name="ce25">
            <text:p>940,48085</text:p>
          </table:table-cell>
          <table:table-cell office:value-type="float" office:value="1794.0044800000001" table:style-name="ce25">
            <text:p>1794,00448</text:p>
          </table:table-cell>
          <table:table-cell office:value-type="float" office:value="2676.0942399999999" table:style-name="ce25">
            <text:p>2676,09424</text:p>
          </table:table-cell>
          <table:table-cell office:value-type="float" office:value="2596.4688200000001" table:style-name="ce25">
            <text:p>2596,46882</text:p>
          </table:table-cell>
          <table:table-cell office:value-type="float" office:value="1082.58276" table:style-name="ce25">
            <text:p>1082,58276</text:p>
          </table:table-cell>
          <table:table-cell office:value-type="float" office:value="222.17327" table:style-name="ce25">
            <text:p>222,17327</text:p>
          </table:table-cell>
          <table:table-cell office:value-type="float" office:value="59.318550000000002" table:style-name="ce25">
            <text:p>59,31855</text:p>
          </table:table-cell>
          <table:table-cell office:value-type="float" office:value="102" table:style-name="ce26">
            <text:p>10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6: Ward 6</text:p>
          </table:table-cell>
          <table:table-cell office:value-type="float" office:value="598.51975000000004" table:style-name="ce25">
            <text:p>598,51975</text:p>
          </table:table-cell>
          <table:table-cell office:value-type="float" office:value="14.719390000000001" table:style-name="ce25">
            <text:p>14,71939</text:p>
          </table:table-cell>
          <table:table-cell office:value-type="float" office:value="19.14256" table:style-name="ce25">
            <text:p>19,14256</text:p>
          </table:table-cell>
          <table:table-cell office:value-type="float" office:value="38.481589999999997" table:style-name="ce25">
            <text:p>38,48159</text:p>
          </table:table-cell>
          <table:table-cell office:value-type="float" office:value="94.940899999999999" table:style-name="ce25">
            <text:p>94,9409</text:p>
          </table:table-cell>
          <table:table-cell office:value-type="float" office:value="189.29160999999999" table:style-name="ce25">
            <text:p>189,29161</text:p>
          </table:table-cell>
          <table:table-cell office:value-type="float" office:value="344.51177000000001" table:style-name="ce25">
            <text:p>344,51177</text:p>
          </table:table-cell>
          <table:table-cell office:value-type="float" office:value="321.87786" table:style-name="ce25">
            <text:p>321,87786</text:p>
          </table:table-cell>
          <table:table-cell office:value-type="float" office:value="119.72349" table:style-name="ce25">
            <text:p>119,72349</text:p>
          </table:table-cell>
          <table:table-cell office:value-type="float" office:value="19.44285" table:style-name="ce25">
            <text:p>19,44285</text:p>
          </table:table-cell>
          <table:table-cell office:value-type="float" office:value="3.6353399999999998" table:style-name="ce25">
            <text:p>3,63534</text:p>
          </table:table-cell>
          <table:table-cell office:value-type="float" office:value="12" table:style-name="ce26">
            <text:p>1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7: Ward 7</text:p>
          </table:table-cell>
          <table:table-cell office:value-type="float" office:value="275.15645000000001" table:style-name="ce25">
            <text:p>275,15645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3.6897099999999998" table:style-name="ce25">
            <text:p>3,68971</text:p>
          </table:table-cell>
          <table:table-cell office:value-type="float" office:value="90.337519999999998" table:style-name="ce25">
            <text:p>90,33752</text:p>
          </table:table-cell>
          <table:table-cell office:value-type="float" office:value="69.051519999999996" table:style-name="ce25">
            <text:p>69,05152</text:p>
          </table:table-cell>
          <table:table-cell office:value-type="float" office:value="131.60918000000001" table:style-name="ce25">
            <text:p>131,60918</text:p>
          </table:table-cell>
          <table:table-cell office:value-type="float" office:value="139.76369" table:style-name="ce25">
            <text:p>139,76369</text:p>
          </table:table-cell>
          <table:table-cell office:value-type="float" office:value="93.647480000000002" table:style-name="ce25">
            <text:p>93,64748</text:p>
          </table:table-cell>
          <table:table-cell office:value-type="float" office:value="29.789529999999999" table:style-name="ce25">
            <text:p>29,78953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2.5323000000000002" table:style-name="ce25">
            <text:p>2,5323</text:p>
          </table:table-cell>
          <table:table-cell office:value-type="float" office:value="3" table:style-name="ce26">
            <text:p>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8: Ward 8</text:p>
          </table:table-cell>
          <table:table-cell office:value-type="float" office:value="5582.5195400000002" table:style-name="ce25">
            <text:p>5582,51954</text:p>
          </table:table-cell>
          <table:table-cell office:value-type="float" office:value="209.88678999999999" table:style-name="ce25">
            <text:p>209,88679</text:p>
          </table:table-cell>
          <table:table-cell office:value-type="float" office:value="173.25483" table:style-name="ce25">
            <text:p>173,25483</text:p>
          </table:table-cell>
          <table:table-cell office:value-type="float" office:value="684.94812000000002" table:style-name="ce25">
            <text:p>684,94812</text:p>
          </table:table-cell>
          <table:table-cell office:value-type="float" office:value="884.55980999999997" table:style-name="ce25">
            <text:p>884,55981</text:p>
          </table:table-cell>
          <table:table-cell office:value-type="float" office:value="2314.3008300000001" table:style-name="ce25">
            <text:p>2314,30083</text:p>
          </table:table-cell>
          <table:table-cell office:value-type="float" office:value="4049.1718099999998" table:style-name="ce25">
            <text:p>4049,17181</text:p>
          </table:table-cell>
          <table:table-cell office:value-type="float" office:value="3798.9060199999999" table:style-name="ce25">
            <text:p>3798,90602</text:p>
          </table:table-cell>
          <table:table-cell office:value-type="float" office:value="1349.7156199999999" table:style-name="ce25">
            <text:p>1349,71562</text:p>
          </table:table-cell>
          <table:table-cell office:value-type="float" office:value="199.38084000000001" table:style-name="ce25">
            <text:p>199,38084</text:p>
          </table:table-cell>
          <table:table-cell office:value-type="float" office:value="86.808570000000003" table:style-name="ce25">
            <text:p>86,80857</text:p>
          </table:table-cell>
          <table:table-cell office:value-type="float" office:value="143" table:style-name="ce26">
            <text:p>14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9: Ward 9</text:p>
          </table:table-cell>
          <table:table-cell office:value-type="float" office:value="18.018899999999999" table:style-name="ce25">
            <text:p>18,0189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.4235600000000002" table:style-name="ce25">
            <text:p>3,42356</text:p>
          </table:table-cell>
          <table:table-cell office:value-type="float" office:value="8.5666700000000002" table:style-name="ce25">
            <text:p>8,56667</text:p>
          </table:table-cell>
          <table:table-cell office:value-type="float" office:value="4.9014899999999999" table:style-name="ce25">
            <text:p>4,90149</text:p>
          </table:table-cell>
          <table:table-cell office:value-type="float" office:value="4.8620400000000004" table:style-name="ce25">
            <text:p>4,86204</text:p>
          </table:table-cell>
          <table:table-cell office:value-type="float" office:value="5.8076699999999999" table:style-name="ce25">
            <text:p>5,80767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0: Ward 10</text:p>
          </table:table-cell>
          <table:table-cell office:value-type="float" office:value="1431.88796" table:style-name="ce25">
            <text:p>1431,88796</text:p>
          </table:table-cell>
          <table:table-cell office:value-type="float" office:value="40.457450000000001" table:style-name="ce25">
            <text:p>40,45745</text:p>
          </table:table-cell>
          <table:table-cell office:value-type="float" office:value="60.54486" table:style-name="ce25">
            <text:p>60,54486</text:p>
          </table:table-cell>
          <table:table-cell office:value-type="float" office:value="321.22973000000002" table:style-name="ce25">
            <text:p>321,22973</text:p>
          </table:table-cell>
          <table:table-cell office:value-type="float" office:value="402.83596" table:style-name="ce25">
            <text:p>402,83596</text:p>
          </table:table-cell>
          <table:table-cell office:value-type="float" office:value="695.53810999999996" table:style-name="ce25">
            <text:p>695,53811</text:p>
          </table:table-cell>
          <table:table-cell office:value-type="float" office:value="800.15272000000004" table:style-name="ce25">
            <text:p>800,15272</text:p>
          </table:table-cell>
          <table:table-cell office:value-type="float" office:value="432.78908000000001" table:style-name="ce25">
            <text:p>432,78908</text:p>
          </table:table-cell>
          <table:table-cell office:value-type="float" office:value="112.17542" table:style-name="ce25">
            <text:p>112,17542</text:p>
          </table:table-cell>
          <table:table-cell office:value-type="float" office:value="15.571199999999999" table:style-name="ce25">
            <text:p>15,5712</text:p>
          </table:table-cell>
          <table:table-cell office:value-type="float" office:value="9.3943399999999997" table:style-name="ce25">
            <text:p>9,39434</text:p>
          </table:table-cell>
          <table:table-cell office:value-type="float" office:value="20" table:style-name="ce26">
            <text:p>2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1: Ward 11</text:p>
          </table:table-cell>
          <table:table-cell office:value-type="float" office:value="1586.67391" table:style-name="ce25">
            <text:p>1586,67391</text:p>
          </table:table-cell>
          <table:table-cell office:value-type="float" office:value="44.594859999999997" table:style-name="ce25">
            <text:p>44,59486</text:p>
          </table:table-cell>
          <table:table-cell office:value-type="float" office:value="45.718130000000002" table:style-name="ce25">
            <text:p>45,71813</text:p>
          </table:table-cell>
          <table:table-cell office:value-type="float" office:value="226.39943" table:style-name="ce25">
            <text:p>226,39943</text:p>
          </table:table-cell>
          <table:table-cell office:value-type="float" office:value="338.83465000000001" table:style-name="ce25">
            <text:p>338,83465</text:p>
          </table:table-cell>
          <table:table-cell office:value-type="float" office:value="748.26255000000003" table:style-name="ce25">
            <text:p>748,26255</text:p>
          </table:table-cell>
          <table:table-cell office:value-type="float" office:value="829.48035000000004" table:style-name="ce25">
            <text:p>829,48035</text:p>
          </table:table-cell>
          <table:table-cell office:value-type="float" office:value="759.39242999999999" table:style-name="ce25">
            <text:p>759,39243</text:p>
          </table:table-cell>
          <table:table-cell office:value-type="float" office:value="255.86288999999999" table:style-name="ce25">
            <text:p>255,86289</text:p>
          </table:table-cell>
          <table:table-cell office:value-type="float" office:value="53.387610000000002" table:style-name="ce25">
            <text:p>53,38761</text:p>
          </table:table-cell>
          <table:table-cell office:value-type="float" office:value="15.822430000000001" table:style-name="ce25">
            <text:p>15,82243</text:p>
          </table:table-cell>
          <table:table-cell office:value-type="float" office:value="29" table:style-name="ce26">
            <text:p>2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2: Ward 12</text:p>
          </table:table-cell>
          <table:table-cell office:value-type="float" office:value="25.215990000000001" table:style-name="ce25">
            <text:p>25,21599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3.7440799999999999" table:style-name="ce25">
            <text:p>3,74408</text:p>
          </table:table-cell>
          <table:table-cell office:value-type="float" office:value="7.1917799999999996" table:style-name="ce25">
            <text:p>7,19178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7.2855999999999996" table:style-name="ce25">
            <text:p>7,2856</text:p>
          </table:table-cell>
          <table:table-cell office:value-type="float" office:value="4.8620400000000004" table:style-name="ce25">
            <text:p>4,86204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2.3841100000000002" table:style-name="ce25">
            <text:p>2,3841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3: Ward 13</text:p>
          </table:table-cell>
          <table:table-cell office:value-type="float" office:value="28.960460000000001" table:style-name="ce25">
            <text:p>28,96046</text:p>
          </table:table-cell>
          <table:table-cell office:value-type="float" office:value="3.5564399999999998" table:style-name="ce25">
            <text:p>3,55644</text:p>
          </table:table-cell>
          <table:table-cell office:value-type="float" office:value="3.7984499999999999" table:style-name="ce25">
            <text:p>3,79845</text:p>
          </table:table-cell>
          <table:table-cell office:value-type="float" office:value="4.8076699999999999" table:style-name="ce25">
            <text:p>4,80767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2.5323000000000002" table:style-name="ce25">
            <text:p>2,5323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4: Ward 14</text:p>
          </table:table-cell>
          <table:table-cell office:value-type="float" office:value="1655.82584" table:style-name="ce25">
            <text:p>1655,82584</text:p>
          </table:table-cell>
          <table:table-cell office:value-type="float" office:value="25.294889999999999" table:style-name="ce25">
            <text:p>25,29489</text:p>
          </table:table-cell>
          <table:table-cell office:value-type="float" office:value="57.673209999999997" table:style-name="ce25">
            <text:p>57,67321</text:p>
          </table:table-cell>
          <table:table-cell office:value-type="float" office:value="174.97197" table:style-name="ce25">
            <text:p>174,97197</text:p>
          </table:table-cell>
          <table:table-cell office:value-type="float" office:value="244.71007" table:style-name="ce25">
            <text:p>244,71007</text:p>
          </table:table-cell>
          <table:table-cell office:value-type="float" office:value="640.60308999999995" table:style-name="ce25">
            <text:p>640,60309</text:p>
          </table:table-cell>
          <table:table-cell office:value-type="float" office:value="1054.8213900000001" table:style-name="ce25">
            <text:p>1054,82139</text:p>
          </table:table-cell>
          <table:table-cell office:value-type="float" office:value="1043.26648" table:style-name="ce25">
            <text:p>1043,26648</text:p>
          </table:table-cell>
          <table:table-cell office:value-type="float" office:value="427.47550000000001" table:style-name="ce25">
            <text:p>427,4755</text:p>
          </table:table-cell>
          <table:table-cell office:value-type="float" office:value="118.726" table:style-name="ce25">
            <text:p>118,726</text:p>
          </table:table-cell>
          <table:table-cell office:value-type="float" office:value="36.452530000000003" table:style-name="ce25">
            <text:p>36,45253</text:p>
          </table:table-cell>
          <table:table-cell office:value-type="float" office:value="54" table:style-name="ce26">
            <text:p>5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5: Ward 15</text:p>
          </table:table-cell>
          <table:table-cell office:value-type="float" office:value="4493.6518800000003" table:style-name="ce25">
            <text:p>4493,65188</text:p>
          </table:table-cell>
          <table:table-cell office:value-type="float" office:value="92.152060000000006" table:style-name="ce25">
            <text:p>92,15206</text:p>
          </table:table-cell>
          <table:table-cell office:value-type="float" office:value="94.800139999999999" table:style-name="ce25">
            <text:p>94,80014</text:p>
          </table:table-cell>
          <table:table-cell office:value-type="float" office:value="261.22958" table:style-name="ce25">
            <text:p>261,22958</text:p>
          </table:table-cell>
          <table:table-cell office:value-type="float" office:value="423.42271" table:style-name="ce25">
            <text:p>423,42271</text:p>
          </table:table-cell>
          <table:table-cell office:value-type="float" office:value="1115.96666" table:style-name="ce25">
            <text:p>1115,96666</text:p>
          </table:table-cell>
          <table:table-cell office:value-type="float" office:value="2063.7525700000001" table:style-name="ce25">
            <text:p>2063,75257</text:p>
          </table:table-cell>
          <table:table-cell office:value-type="float" office:value="2444.3058700000001" table:style-name="ce25">
            <text:p>2444,30587</text:p>
          </table:table-cell>
          <table:table-cell office:value-type="float" office:value="1685.73586" table:style-name="ce25">
            <text:p>1685,73586</text:p>
          </table:table-cell>
          <table:table-cell office:value-type="float" office:value="621.74944000000005" table:style-name="ce25">
            <text:p>621,74944</text:p>
          </table:table-cell>
          <table:table-cell office:value-type="float" office:value="186.24617000000001" table:style-name="ce25">
            <text:p>186,24617</text:p>
          </table:table-cell>
          <table:table-cell office:value-type="float" office:value="293" table:style-name="ce26">
            <text:p>29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6: Ward 16</text:p>
          </table:table-cell>
          <table:table-cell office:value-type="float" office:value="54.6736" table:style-name="ce25">
            <text:p>54,6736</text:p>
          </table:table-cell>
          <table:table-cell office:value-type="float" office:value="2.2661500000000001" table:style-name="ce25">
            <text:p>2,26615</text:p>
          </table:table-cell>
          <table:table-cell office:value-type="float" office:value="1" table:style-name="ce25">
            <text:p>1</text:p>
          </table:table-cell>
          <table:table-cell office:value-type="float" office:value="11.78767" table:style-name="ce25">
            <text:p>11,78767</text:p>
          </table:table-cell>
          <table:table-cell office:value-type="float" office:value="8.5368300000000001" table:style-name="ce25">
            <text:p>8,53683</text:p>
          </table:table-cell>
          <table:table-cell office:value-type="float" office:value="9.8178999999999998" table:style-name="ce25">
            <text:p>9,8179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7: Ward 17</text:p>
          </table:table-cell>
          <table:table-cell office:value-type="float" office:value="56.811790000000002" table:style-name="ce25">
            <text:p>56,81179</text:p>
          </table:table-cell>
          <table:table-cell office:value-type="float" office:value="2.3841100000000002" table:style-name="ce25">
            <text:p>2,38411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4.62557" table:style-name="ce25">
            <text:p>14,62557</text:p>
          </table:table-cell>
          <table:table-cell office:value-type="float" office:value="7.2855999999999996" table:style-name="ce25">
            <text:p>7,2856</text:p>
          </table:table-cell>
          <table:table-cell office:value-type="float" office:value="13.453239999999999" table:style-name="ce25">
            <text:p>13,45324</text:p>
          </table:table-cell>
          <table:table-cell office:value-type="float" office:value="14.66502" table:style-name="ce25">
            <text:p>14,66502</text:p>
          </table:table-cell>
          <table:table-cell office:value-type="float" office:value="15.72861" table:style-name="ce25">
            <text:p>15,72861</text:p>
          </table:table-cell>
          <table:table-cell office:value-type="float" office:value="13.438319999999999" table:style-name="ce25">
            <text:p>13,43832</text:p>
          </table:table-cell>
          <table:table-cell office:value-type="float" office:value="6.01945" table:style-name="ce25">
            <text:p>6,01945</text:p>
          </table:table-cell>
          <table:table-cell office:value-type="float" office:value="4.8471200000000003" table:style-name="ce25">
            <text:p>4,84712</text:p>
          </table:table-cell>
          <table:table-cell office:value-type="float" office:value="5" table:style-name="ce26">
            <text:p>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8: Ward 18</text:p>
          </table:table-cell>
          <table:table-cell office:value-type="float" office:value="8.6061200000000007" table:style-name="ce25">
            <text:p>8,60612</text:p>
          </table:table-cell>
          <table:table-cell office:value-type="float" office:value="4.8769600000000004" table:style-name="ce25">
            <text:p>4,8769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9: Ward 19</text:p>
          </table:table-cell>
          <table:table-cell office:value-type="float" office:value="40.925379999999997" table:style-name="ce25">
            <text:p>40,92538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0" table:style-name="ce25">
            <text:p>0</text:p>
          </table:table-cell>
          <table:table-cell office:value-type="float" office:value="9.8178999999999998" table:style-name="ce25">
            <text:p>9,8179</text:p>
          </table:table-cell>
          <table:table-cell office:value-type="float" office:value="13.172169999999999" table:style-name="ce25">
            <text:p>13,17217</text:p>
          </table:table-cell>
          <table:table-cell office:value-type="float" office:value="13.54706" table:style-name="ce25">
            <text:p>13,54706</text:p>
          </table:table-cell>
          <table:table-cell office:value-type="float" office:value="14.758839999999999" table:style-name="ce25">
            <text:p>14,75884</text:p>
          </table:table-cell>
          <table:table-cell office:value-type="float" office:value="9.8178999999999998" table:style-name="ce25">
            <text:p>9,8179</text:p>
          </table:table-cell>
          <table:table-cell office:value-type="float" office:value="5.01023" table:style-name="ce25">
            <text:p>5,01023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0: Ward 20</text:p>
          </table:table-cell>
          <table:table-cell office:value-type="float" office:value="24.28567" table:style-name="ce25">
            <text:p>24,28567</text:p>
          </table:table-cell>
          <table:table-cell office:value-type="float" office:value="2.3446600000000002" table:style-name="ce25">
            <text:p>2,34466</text:p>
          </table:table-cell>
          <table:table-cell office:value-type="float" office:value="0" table:style-name="ce25">
            <text:p>0</text:p>
          </table:table-cell>
          <table:table-cell office:value-type="float" office:value="6.11327" table:style-name="ce25">
            <text:p>6,11327</text:p>
          </table:table-cell>
          <table:table-cell office:value-type="float" office:value="4.9014899999999999" table:style-name="ce25">
            <text:p>4,90149</text:p>
          </table:table-cell>
          <table:table-cell office:value-type="float" office:value="3.6897099999999998" table:style-name="ce25">
            <text:p>3,6897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1: Ward 21</text:p>
          </table:table-cell>
          <table:table-cell office:value-type="float" office:value="4940.5048500000003" table:style-name="ce25">
            <text:p>4940,50485</text:p>
          </table:table-cell>
          <table:table-cell office:value-type="float" office:value="104.20158000000001" table:style-name="ce25">
            <text:p>104,20158</text:p>
          </table:table-cell>
          <table:table-cell office:value-type="float" office:value="108.79138" table:style-name="ce25">
            <text:p>108,79138</text:p>
          </table:table-cell>
          <table:table-cell office:value-type="float" office:value="322.26495" table:style-name="ce25">
            <text:p>322,26495</text:p>
          </table:table-cell>
          <table:table-cell office:value-type="float" office:value="576.59885999999995" table:style-name="ce25">
            <text:p>576,59886</text:p>
          </table:table-cell>
          <table:table-cell office:value-type="float" office:value="1364.9809600000001" table:style-name="ce25">
            <text:p>1364,98096</text:p>
          </table:table-cell>
          <table:table-cell office:value-type="float" office:value="2327.66968" table:style-name="ce25">
            <text:p>2327,66968</text:p>
          </table:table-cell>
          <table:table-cell office:value-type="float" office:value="2857.1345700000002" table:style-name="ce25">
            <text:p>2857,13457</text:p>
          </table:table-cell>
          <table:table-cell office:value-type="float" office:value="1935.74325" table:style-name="ce25">
            <text:p>1935,74325</text:p>
          </table:table-cell>
          <table:table-cell office:value-type="float" office:value="866.83365000000003" table:style-name="ce25">
            <text:p>866,83365</text:p>
          </table:table-cell>
          <table:table-cell office:value-type="float" office:value="192.72309000000001" table:style-name="ce25">
            <text:p>192,72309</text:p>
          </table:table-cell>
          <table:table-cell office:value-type="float" office:value="292" table:style-name="ce26">
            <text:p>29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2: Ward 22</text:p>
          </table:table-cell>
          <table:table-cell office:value-type="float" office:value="38.856870000000001" table:style-name="ce25">
            <text:p>38,85687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6.03437" table:style-name="ce25">
            <text:p>6,03437</text:p>
          </table:table-cell>
          <table:table-cell office:value-type="float" office:value="3.6897099999999998" table:style-name="ce25">
            <text:p>3,68971</text:p>
          </table:table-cell>
          <table:table-cell office:value-type="float" office:value="10.87227" table:style-name="ce25">
            <text:p>10,87227</text:p>
          </table:table-cell>
          <table:table-cell office:value-type="float" office:value="3.4235600000000002" table:style-name="ce25">
            <text:p>3,42356</text:p>
          </table:table-cell>
          <table:table-cell office:value-type="float" office:value="12.014760000000001" table:style-name="ce25">
            <text:p>12,01476</text:p>
          </table:table-cell>
          <table:table-cell office:value-type="float" office:value="3.6353399999999998" table:style-name="ce25">
            <text:p>3,63534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3: Ward 23</text:p>
          </table:table-cell>
          <table:table-cell office:value-type="float" office:value="7146.9345000000003" table:style-name="ce25">
            <text:p>7146,9345</text:p>
          </table:table-cell>
          <table:table-cell office:value-type="float" office:value="180.72411" table:style-name="ce25">
            <text:p>180,72411</text:p>
          </table:table-cell>
          <table:table-cell office:value-type="float" office:value="180.11745999999999" table:style-name="ce25">
            <text:p>180,11746</text:p>
          </table:table-cell>
          <table:table-cell office:value-type="float" office:value="521.05011000000002" table:style-name="ce25">
            <text:p>521,05011</text:p>
          </table:table-cell>
          <table:table-cell office:value-type="float" office:value="727.40611999999999" table:style-name="ce25">
            <text:p>727,40612</text:p>
          </table:table-cell>
          <table:table-cell office:value-type="float" office:value="1939.0204699999999" table:style-name="ce25">
            <text:p>1939,02047</text:p>
          </table:table-cell>
          <table:table-cell office:value-type="float" office:value="3415.9284600000001" table:style-name="ce25">
            <text:p>3415,92846</text:p>
          </table:table-cell>
          <table:table-cell office:value-type="float" office:value="4040.3785200000002" table:style-name="ce25">
            <text:p>4040,37852</text:p>
          </table:table-cell>
          <table:table-cell office:value-type="float" office:value="2646.0176700000002" table:style-name="ce25">
            <text:p>2646,01767</text:p>
          </table:table-cell>
          <table:table-cell office:value-type="float" office:value="1118.7298000000001" table:style-name="ce25">
            <text:p>1118,7298</text:p>
          </table:table-cell>
          <table:table-cell office:value-type="float" office:value="249.81010000000001" table:style-name="ce25">
            <text:p>249,8101</text:p>
          </table:table-cell>
          <table:table-cell office:value-type="float" office:value="424" table:style-name="ce26">
            <text:p>42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4: Ward 24</text:p>
          </table:table-cell>
          <table:table-cell office:value-type="float" office:value="4.7682200000000003" table:style-name="ce25">
            <text:p>4,7682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.4235600000000002" table:style-name="ce25">
            <text:p>3,42356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5.94055" table:style-name="ce25">
            <text:p>5,94055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5: Ward 25</text:p>
          </table:table-cell>
          <table:table-cell office:value-type="float" office:value="26.679390000000001" table:style-name="ce25">
            <text:p>26,67939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5.94055" table:style-name="ce25">
            <text:p>5,94055</text:p>
          </table:table-cell>
          <table:table-cell office:value-type="float" office:value="3.6353399999999998" table:style-name="ce25">
            <text:p>3,63534</text:p>
          </table:table-cell>
          <table:table-cell office:value-type="float" office:value="6.22201" table:style-name="ce25">
            <text:p>6,22201</text:p>
          </table:table-cell>
          <table:table-cell office:value-type="float" office:value="4.8471200000000003" table:style-name="ce25">
            <text:p>4,8471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6: Ward 26</text:p>
          </table:table-cell>
          <table:table-cell office:value-type="float" office:value="1647.16365" table:style-name="ce25">
            <text:p>1647,16365</text:p>
          </table:table-cell>
          <table:table-cell office:value-type="float" office:value="40.911239999999999" table:style-name="ce25">
            <text:p>40,91124</text:p>
          </table:table-cell>
          <table:table-cell office:value-type="float" office:value="51.896160000000002" table:style-name="ce25">
            <text:p>51,89616</text:p>
          </table:table-cell>
          <table:table-cell office:value-type="float" office:value="684.69731999999999" table:style-name="ce25">
            <text:p>684,69732</text:p>
          </table:table-cell>
          <table:table-cell office:value-type="float" office:value="616.95883000000003" table:style-name="ce25">
            <text:p>616,95883</text:p>
          </table:table-cell>
          <table:table-cell office:value-type="float" office:value="842.78855999999996" table:style-name="ce25">
            <text:p>842,78856</text:p>
          </table:table-cell>
          <table:table-cell office:value-type="float" office:value="751.24712" table:style-name="ce25">
            <text:p>751,24712</text:p>
          </table:table-cell>
          <table:table-cell office:value-type="float" office:value="376.10469999999998" table:style-name="ce25">
            <text:p>376,1047</text:p>
          </table:table-cell>
          <table:table-cell office:value-type="float" office:value="55.42315" table:style-name="ce25">
            <text:p>55,42315</text:p>
          </table:table-cell>
          <table:table-cell office:value-type="float" office:value="11.694240000000001" table:style-name="ce25">
            <text:p>11,69424</text:p>
          </table:table-cell>
          <table:table-cell office:value-type="float" office:value="6.11327" table:style-name="ce25">
            <text:p>6,11327</text:p>
          </table:table-cell>
          <table:table-cell office:value-type="float" office:value="9" table:style-name="ce26">
            <text:p>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7: Ward 27</text:p>
          </table:table-cell>
          <table:table-cell office:value-type="float" office:value="3058.1237000000001" table:style-name="ce25">
            <text:p>3058,1237</text:p>
          </table:table-cell>
          <table:table-cell office:value-type="float" office:value="113.82614" table:style-name="ce25">
            <text:p>113,82614</text:p>
          </table:table-cell>
          <table:table-cell office:value-type="float" office:value="122.86933999999999" table:style-name="ce25">
            <text:p>122,86934</text:p>
          </table:table-cell>
          <table:table-cell office:value-type="float" office:value="781.08991000000003" table:style-name="ce25">
            <text:p>781,08991</text:p>
          </table:table-cell>
          <table:table-cell office:value-type="float" office:value="1025.95164" table:style-name="ce25">
            <text:p>1025,95164</text:p>
          </table:table-cell>
          <table:table-cell office:value-type="float" office:value="1549.0481500000001" table:style-name="ce25">
            <text:p>1549,04815</text:p>
          </table:table-cell>
          <table:table-cell office:value-type="float" office:value="1947.4352100000001" table:style-name="ce25">
            <text:p>1947,43521</text:p>
          </table:table-cell>
          <table:table-cell office:value-type="float" office:value="1226.74307" table:style-name="ce25">
            <text:p>1226,74307</text:p>
          </table:table-cell>
          <table:table-cell office:value-type="float" office:value="212.73557" table:style-name="ce25">
            <text:p>212,73557</text:p>
          </table:table-cell>
          <table:table-cell office:value-type="float" office:value="47.669849999999997" table:style-name="ce25">
            <text:p>47,66985</text:p>
          </table:table-cell>
          <table:table-cell office:value-type="float" office:value="35.161850000000001" table:style-name="ce25">
            <text:p>35,16185</text:p>
          </table:table-cell>
          <table:table-cell office:value-type="float" office:value="57" table:style-name="ce26">
            <text:p>5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8: Ward 28</text:p>
          </table:table-cell>
          <table:table-cell office:value-type="float" office:value="5.94055" table:style-name="ce25">
            <text:p>5,94055</text:p>
          </table:table-cell>
          <table:table-cell office:value-type="float" office:value="5.86165" table:style-name="ce25">
            <text:p>5,86165</text:p>
          </table:table-cell>
          <table:table-cell office:value-type="float" office:value="0" table:style-name="ce25">
            <text:p>0</text:p>
          </table:table-cell>
          <table:table-cell office:value-type="float" office:value="7.1128799999999996" table:style-name="ce25">
            <text:p>7,11288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6.1676399999999996" table:style-name="ce25">
            <text:p>6,16764</text:p>
          </table:table-cell>
          <table:table-cell office:value-type="float" office:value="0" table:style-name="ce25">
            <text:p>0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9: Ward 29</text:p>
          </table:table-cell>
          <table:table-cell office:value-type="float" office:value="31.665990000000001" table:style-name="ce25">
            <text:p>31,66599</text:p>
          </table:table-cell>
          <table:table-cell office:value-type="float" office:value="2.3446600000000002" table:style-name="ce25">
            <text:p>2,34466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6.7866999999999997" table:style-name="ce25">
            <text:p>6,7867</text:p>
          </table:table-cell>
          <table:table-cell office:value-type="float" office:value="4.9164099999999999" table:style-name="ce25">
            <text:p>4,91641</text:p>
          </table:table-cell>
          <table:table-cell office:value-type="float" office:value="4.8471200000000003" table:style-name="ce25">
            <text:p>4,84712</text:p>
          </table:table-cell>
          <table:table-cell office:value-type="float" office:value="9.7508099999999995" table:style-name="ce25">
            <text:p>9,75081</text:p>
          </table:table-cell>
          <table:table-cell office:value-type="float" office:value="5.6687399999999997" table:style-name="ce25">
            <text:p>5,6687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0: Ward 30</text:p>
          </table:table-cell>
          <table:table-cell office:value-type="float" office:value="1302.4740899999999" table:style-name="ce25">
            <text:p>1302,47409</text:p>
          </table:table-cell>
          <table:table-cell office:value-type="float" office:value="52.722270000000002" table:style-name="ce25">
            <text:p>52,72227</text:p>
          </table:table-cell>
          <table:table-cell office:value-type="float" office:value="53.250039999999998" table:style-name="ce25">
            <text:p>53,25004</text:p>
          </table:table-cell>
          <table:table-cell office:value-type="float" office:value="605.24141999999995" table:style-name="ce25">
            <text:p>605,24142</text:p>
          </table:table-cell>
          <table:table-cell office:value-type="float" office:value="426.29597999999999" table:style-name="ce25">
            <text:p>426,29598</text:p>
          </table:table-cell>
          <table:table-cell office:value-type="float" office:value="461.48761999999999" table:style-name="ce25">
            <text:p>461,48762</text:p>
          </table:table-cell>
          <table:table-cell office:value-type="float" office:value="340.26528999999999" table:style-name="ce25">
            <text:p>340,26529</text:p>
          </table:table-cell>
          <table:table-cell office:value-type="float" office:value="115.55334000000001" table:style-name="ce25">
            <text:p>115,55334</text:p>
          </table:table-cell>
          <table:table-cell office:value-type="float" office:value="29.369489999999999" table:style-name="ce25">
            <text:p>29,36949</text:p>
          </table:table-cell>
          <table:table-cell office:value-type="float" office:value="3.6353399999999998" table:style-name="ce25">
            <text:p>3,63534</text:p>
          </table:table-cell>
          <table:table-cell office:value-type="float" office:value="3.5958899999999998" table:style-name="ce25">
            <text:p>3,59589</text:p>
          </table:table-cell>
          <table:table-cell office:value-type="float" office:value="4" table:style-name="ce26">
            <text:p>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1: Ward 31</text:p>
          </table:table-cell>
          <table:table-cell office:value-type="float" office:value="14.601039999999999" table:style-name="ce25">
            <text:p>14,60104</text:p>
          </table:table-cell>
          <table:table-cell office:value-type="float" office:value="3.5958899999999998" table:style-name="ce25">
            <text:p>3,59589</text:p>
          </table:table-cell>
          <table:table-cell office:value-type="float" office:value="0" table:style-name="ce25">
            <text:p>0</text:p>
          </table:table-cell>
          <table:table-cell office:value-type="float" office:value="4.9164099999999999" table:style-name="ce25">
            <text:p>4,91641</text:p>
          </table:table-cell>
          <table:table-cell office:value-type="float" office:value="4.8471200000000003" table:style-name="ce25">
            <text:p>4,84712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6.22201" table:style-name="ce25">
            <text:p>6,2220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2: Ward 32</text:p>
          </table:table-cell>
          <table:table-cell office:value-type="float" office:value="200.91892000000001" table:style-name="ce25">
            <text:p>200,91892</text:p>
          </table:table-cell>
          <table:table-cell office:value-type="float" office:value="12.01437" table:style-name="ce25">
            <text:p>12,01437</text:p>
          </table:table-cell>
          <table:table-cell office:value-type="float" office:value="3.8493200000000001" table:style-name="ce25">
            <text:p>3,84932</text:p>
          </table:table-cell>
          <table:table-cell office:value-type="float" office:value="76.672139999999999" table:style-name="ce25">
            <text:p>76,67214</text:p>
          </table:table-cell>
          <table:table-cell office:value-type="float" office:value="41.760950000000001" table:style-name="ce25">
            <text:p>41,76095</text:p>
          </table:table-cell>
          <table:table-cell office:value-type="float" office:value="58.26296" table:style-name="ce25">
            <text:p>58,26296</text:p>
          </table:table-cell>
          <table:table-cell office:value-type="float" office:value="85.320139999999995" table:style-name="ce25">
            <text:p>85,32014</text:p>
          </table:table-cell>
          <table:table-cell office:value-type="float" office:value="68.36224" table:style-name="ce25">
            <text:p>68,36224</text:p>
          </table:table-cell>
          <table:table-cell office:value-type="float" office:value="33.106569999999998" table:style-name="ce25">
            <text:p>33,10657</text:p>
          </table:table-cell>
          <table:table-cell office:value-type="float" office:value="9.7486099999999993" table:style-name="ce25">
            <text:p>9,74861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4" table:style-name="ce26">
            <text:p>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3: Ward 33</text:p>
          </table:table-cell>
          <table:table-cell office:value-type="float" office:value="8.5517500000000002" table:style-name="ce25">
            <text:p>8,55175</text:p>
          </table:table-cell>
          <table:table-cell office:value-type="float" office:value="5.95547" table:style-name="ce25">
            <text:p>5,95547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4: Ward 34</text:p>
          </table:table-cell>
          <table:table-cell office:value-type="float" office:value="21.955929999999999" table:style-name="ce25">
            <text:p>21,95593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3.6353399999999998" table:style-name="ce25">
            <text:p>3,63534</text:p>
          </table:table-cell>
          <table:table-cell office:value-type="float" office:value="5.0646000000000004" table:style-name="ce25">
            <text:p>5,0646</text:p>
          </table:table-cell>
          <table:table-cell office:value-type="float" office:value="0" table:style-name="ce25">
            <text:p>0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5: Ward 35</text:p>
          </table:table-cell>
          <table:table-cell office:value-type="float" office:value="12.45894" table:style-name="ce25">
            <text:p>12,45894</text:p>
          </table:table-cell>
          <table:table-cell office:value-type="float" office:value="8.2457600000000006" table:style-name="ce25">
            <text:p>8,24576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6.11327" table:style-name="ce25">
            <text:p>6,11327</text:p>
          </table:table-cell>
          <table:table-cell office:value-type="float" office:value="7.1676399999999996" table:style-name="ce25">
            <text:p>7,16764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6: Ward 36</text:p>
          </table:table-cell>
          <table:table-cell office:value-type="float" office:value="9.6697100000000002" table:style-name="ce25">
            <text:p>9,66971</text:p>
          </table:table-cell>
          <table:table-cell office:value-type="float" office:value="8.2063100000000002" table:style-name="ce25">
            <text:p>8,20631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2.5323000000000002" table:style-name="ce25">
            <text:p>2,532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7: Ward 37</text:p>
          </table:table-cell>
          <table:table-cell office:value-type="float" office:value="7.3548900000000001" table:style-name="ce25">
            <text:p>7,35489</text:p>
          </table:table-cell>
          <table:table-cell office:value-type="float" office:value="2.3446600000000002" table:style-name="ce25">
            <text:p>2,34466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0" table:style-name="ce25">
            <text:p>0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8: Ward 38</text:p>
          </table:table-cell>
          <table:table-cell office:value-type="float" office:value="7.4487100000000002" table:style-name="ce25">
            <text:p>7,4487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.5564399999999998" table:style-name="ce25">
            <text:p>3,55644</text:p>
          </table:table-cell>
          <table:table-cell office:value-type="float" office:value="3.6897099999999998" table:style-name="ce25">
            <text:p>3,68971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9: Ward 39</text:p>
          </table:table-cell>
          <table:table-cell office:value-type="float" office:value="17.757670000000001" table:style-name="ce25">
            <text:p>17,75767</text:p>
          </table:table-cell>
          <table:table-cell office:value-type="float" office:value="2.3446600000000002" table:style-name="ce25">
            <text:p>2,34466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3.7984499999999999" table:style-name="ce25">
            <text:p>3,79845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4.8620400000000004" table:style-name="ce25">
            <text:p>4,86204</text:p>
          </table:table-cell>
          <table:table-cell office:value-type="float" office:value="10.881489999999999" table:style-name="ce25">
            <text:p>10,88149</text:p>
          </table:table-cell>
          <table:table-cell office:value-type="float" office:value="11.029680000000001" table:style-name="ce25">
            <text:p>11,02968</text:p>
          </table:table-cell>
          <table:table-cell office:value-type="float" office:value="6.1676399999999996" table:style-name="ce25">
            <text:p>6,1676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0: Ward 40</text:p>
          </table:table-cell>
          <table:table-cell office:value-type="float" office:value="5.9949199999999996" table:style-name="ce25">
            <text:p>5,9949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3.6897099999999998" table:style-name="ce25">
            <text:p>3,6897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1: Ward 41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0" table:style-name="ce25">
            <text:p>0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2.3841100000000002" table:style-name="ce25">
            <text:p>2,38411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2: Ward 42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2.3446600000000002" table:style-name="ce25">
            <text:p>2,34466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0" table:style-name="ce25">
            <text:p>0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3: Ward 43</text:p>
          </table:table-cell>
          <table:table-cell office:value-type="float" office:value="32.625250000000001" table:style-name="ce25">
            <text:p>32,62525</text:p>
          </table:table-cell>
          <table:table-cell office:value-type="float" office:value="6.01945" table:style-name="ce25">
            <text:p>6,01945</text:p>
          </table:table-cell>
          <table:table-cell office:value-type="float" office:value="0" table:style-name="ce25">
            <text:p>0</text:p>
          </table:table-cell>
          <table:table-cell office:value-type="float" office:value="11.974919999999999" table:style-name="ce25">
            <text:p>11,97492</text:p>
          </table:table-cell>
          <table:table-cell office:value-type="float" office:value="3.6502599999999998" table:style-name="ce25">
            <text:p>3,65026</text:p>
          </table:table-cell>
          <table:table-cell office:value-type="float" office:value="14.66502" table:style-name="ce25">
            <text:p>14,66502</text:p>
          </table:table-cell>
          <table:table-cell office:value-type="float" office:value="9.8573500000000003" table:style-name="ce25">
            <text:p>9,85735</text:p>
          </table:table-cell>
          <table:table-cell office:value-type="float" office:value="9.6942400000000006" table:style-name="ce25">
            <text:p>9,69424</text:p>
          </table:table-cell>
          <table:table-cell office:value-type="float" office:value="6.11327" table:style-name="ce25">
            <text:p>6,11327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4: Ward 44</text:p>
          </table:table-cell>
          <table:table-cell office:value-type="float" office:value="12.192399999999999" table:style-name="ce25">
            <text:p>12,192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7.1917799999999996" table:style-name="ce25">
            <text:p>7,19178</text:p>
          </table:table-cell>
          <table:table-cell office:value-type="float" office:value="3.7440799999999999" table:style-name="ce25">
            <text:p>3,74408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4.8471200000000003" table:style-name="ce25">
            <text:p>4,84712</text:p>
          </table:table-cell>
          <table:table-cell office:value-type="float" office:value="0" table:style-name="ce25">
            <text:p>0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5: Ward 45</text:p>
          </table:table-cell>
          <table:table-cell office:value-type="float" office:value="8.3790300000000002" table:style-name="ce25">
            <text:p>8,37903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.6353399999999998" table:style-name="ce25">
            <text:p>3,63534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6: Ward 46</text:p>
          </table:table-cell>
          <table:table-cell office:value-type="float" office:value="20.3934" table:style-name="ce25">
            <text:p>20,3934</text:p>
          </table:table-cell>
          <table:table-cell office:value-type="float" office:value="3.5564399999999998" table:style-name="ce25">
            <text:p>3,55644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9.7091600000000007" table:style-name="ce25">
            <text:p>9,70916</text:p>
          </table:table-cell>
          <table:table-cell office:value-type="float" office:value="3.6353399999999998" table:style-name="ce25">
            <text:p>3,63534</text:p>
          </table:table-cell>
          <table:table-cell office:value-type="float" office:value="8.6061200000000007" table:style-name="ce25">
            <text:p>8,60612</text:p>
          </table:table-cell>
          <table:table-cell office:value-type="float" office:value="3.6897099999999998" table:style-name="ce25">
            <text:p>3,68971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7: Ward 47</text:p>
          </table:table-cell>
          <table:table-cell office:value-type="float" office:value="8.4728499999999993" table:style-name="ce25">
            <text:p>8,47285</text:p>
          </table:table-cell>
          <table:table-cell office:value-type="float" office:value="2.4384800000000002" table:style-name="ce25">
            <text:p>2,43848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7.1523300000000001" table:style-name="ce25">
            <text:p>7,15233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8: Ward 48</text:p>
          </table:table-cell>
          <table:table-cell office:value-type="float" office:value="34.236840000000001" table:style-name="ce25">
            <text:p>34,23684</text:p>
          </table:table-cell>
          <table:table-cell office:value-type="float" office:value="0" table:style-name="ce25">
            <text:p>0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8.2457600000000006" table:style-name="ce25">
            <text:p>8,24576</text:p>
          </table:table-cell>
          <table:table-cell office:value-type="float" office:value="8.6061200000000007" table:style-name="ce25">
            <text:p>8,60612</text:p>
          </table:table-cell>
          <table:table-cell office:value-type="float" office:value="7.2855999999999996" table:style-name="ce25">
            <text:p>7,2856</text:p>
          </table:table-cell>
          <table:table-cell office:value-type="float" office:value="8.6999399999999998" table:style-name="ce25">
            <text:p>8,69994</text:p>
          </table:table-cell>
          <table:table-cell office:value-type="float" office:value="6.1676399999999996" table:style-name="ce25">
            <text:p>6,16764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9: Ward 49</text:p>
          </table:table-cell>
          <table:table-cell office:value-type="float" office:value="15.719390000000001" table:style-name="ce25">
            <text:p>15,71939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17.7822" table:style-name="ce25">
            <text:p>17,7822</text:p>
          </table:table-cell>
          <table:table-cell office:value-type="float" office:value="3.6897099999999998" table:style-name="ce25">
            <text:p>3,68971</text:p>
          </table:table-cell>
          <table:table-cell office:value-type="float" office:value="8.3399699999999992" table:style-name="ce25">
            <text:p>8,33997</text:p>
          </table:table-cell>
          <table:table-cell office:value-type="float" office:value="3.4235600000000002" table:style-name="ce25">
            <text:p>3,42356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0: Ward 50</text:p>
          </table:table-cell>
          <table:table-cell office:value-type="float" office:value="16.01538" table:style-name="ce25">
            <text:p>16,0153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.7682200000000003" table:style-name="ce25">
            <text:p>4,76822</text:p>
          </table:table-cell>
          <table:table-cell office:value-type="float" office:value="3.6897099999999998" table:style-name="ce25">
            <text:p>3,68971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2.5323000000000002" table:style-name="ce25">
            <text:p>2,5323</text:p>
          </table:table-cell>
          <table:table-cell office:value-type="float" office:value="3.5958899999999998" table:style-name="ce25">
            <text:p>3,59589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1: Ward 51</text:p>
          </table:table-cell>
          <table:table-cell office:value-type="float" office:value="8.2461500000000001" table:style-name="ce25">
            <text:p>8,24615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0" table:style-name="ce25">
            <text:p>0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0" table:style-name="ce25">
            <text:p>0</text:p>
          </table:table-cell>
          <table:table-cell office:value-type="float" office:value="2.3446600000000002" table:style-name="ce25">
            <text:p>2,34466</text:p>
          </table:table-cell>
          <table:table-cell office:value-type="float" office:value="6.1431100000000001" table:style-name="ce25">
            <text:p>6,1431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2: Ward 52</text:p>
          </table:table-cell>
          <table:table-cell office:value-type="float" office:value="3.5323000000000002" table:style-name="ce25">
            <text:p>3,532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2.5323000000000002" table:style-name="ce25">
            <text:p>2,532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3: Ward 53</text:p>
          </table:table-cell>
          <table:table-cell office:value-type="float" office:value="2659.1326199999999" table:style-name="ce25">
            <text:p>2659,13262</text:p>
          </table:table-cell>
          <table:table-cell office:value-type="float" office:value="94.939890000000005" table:style-name="ce25">
            <text:p>94,93989</text:p>
          </table:table-cell>
          <table:table-cell office:value-type="float" office:value="105.83199999999999" table:style-name="ce25">
            <text:p>105,832</text:p>
          </table:table-cell>
          <table:table-cell office:value-type="float" office:value="367.41359" table:style-name="ce25">
            <text:p>367,41359</text:p>
          </table:table-cell>
          <table:table-cell office:value-type="float" office:value="440.52487000000002" table:style-name="ce25">
            <text:p>440,52487</text:p>
          </table:table-cell>
          <table:table-cell office:value-type="float" office:value="816.21959000000004" table:style-name="ce25">
            <text:p>816,21959</text:p>
          </table:table-cell>
          <table:table-cell office:value-type="float" office:value="1383.35887" table:style-name="ce25">
            <text:p>1383,35887</text:p>
          </table:table-cell>
          <table:table-cell office:value-type="float" office:value="1593.0852600000001" table:style-name="ce25">
            <text:p>1593,08526</text:p>
          </table:table-cell>
          <table:table-cell office:value-type="float" office:value="1037.1089899999999" table:style-name="ce25">
            <text:p>1037,10899</text:p>
          </table:table-cell>
          <table:table-cell office:value-type="float" office:value="362.00628999999998" table:style-name="ce25">
            <text:p>362,00629</text:p>
          </table:table-cell>
          <table:table-cell office:value-type="float" office:value="75.919589999999999" table:style-name="ce25">
            <text:p>75,91959</text:p>
          </table:table-cell>
          <table:table-cell office:value-type="float" office:value="127" table:style-name="ce26">
            <text:p>12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4: Ward 54</text:p>
          </table:table-cell>
          <table:table-cell office:value-type="float" office:value="3739.6336299999998" table:style-name="ce25">
            <text:p>3739,63363</text:p>
          </table:table-cell>
          <table:table-cell office:value-type="float" office:value="128.26054999999999" table:style-name="ce25">
            <text:p>128,26055</text:p>
          </table:table-cell>
          <table:table-cell office:value-type="float" office:value="131.56497999999999" table:style-name="ce25">
            <text:p>131,56498</text:p>
          </table:table-cell>
          <table:table-cell office:value-type="float" office:value="379.54037" table:style-name="ce25">
            <text:p>379,54037</text:p>
          </table:table-cell>
          <table:table-cell office:value-type="float" office:value="589.73181" table:style-name="ce25">
            <text:p>589,73181</text:p>
          </table:table-cell>
          <table:table-cell office:value-type="float" office:value="1339.54349" table:style-name="ce25">
            <text:p>1339,54349</text:p>
          </table:table-cell>
          <table:table-cell office:value-type="float" office:value="2777.96983" table:style-name="ce25">
            <text:p>2777,96983</text:p>
          </table:table-cell>
          <table:table-cell office:value-type="float" office:value="3259.3494799999999" table:style-name="ce25">
            <text:p>3259,34948</text:p>
          </table:table-cell>
          <table:table-cell office:value-type="float" office:value="2324.5829800000001" table:style-name="ce25">
            <text:p>2324,58298</text:p>
          </table:table-cell>
          <table:table-cell office:value-type="float" office:value="954.68772999999999" table:style-name="ce25">
            <text:p>954,68773</text:p>
          </table:table-cell>
          <table:table-cell office:value-type="float" office:value="361.09564999999998" table:style-name="ce25">
            <text:p>361,09565</text:p>
          </table:table-cell>
          <table:table-cell office:value-type="float" office:value="615" table:style-name="ce26">
            <text:p>61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5: Ward 55</text:p>
          </table:table-cell>
          <table:table-cell office:value-type="float" office:value="3823.2389400000002" table:style-name="ce25">
            <text:p>3823,23894</text:p>
          </table:table-cell>
          <table:table-cell office:value-type="float" office:value="142.82894999999999" table:style-name="ce25">
            <text:p>142,82895</text:p>
          </table:table-cell>
          <table:table-cell office:value-type="float" office:value="163.9633" table:style-name="ce25">
            <text:p>163,9633</text:p>
          </table:table-cell>
          <table:table-cell office:value-type="float" office:value="1193.78692" table:style-name="ce25">
            <text:p>1193,78692</text:p>
          </table:table-cell>
          <table:table-cell office:value-type="float" office:value="861.70194000000004" table:style-name="ce25">
            <text:p>861,70194</text:p>
          </table:table-cell>
          <table:table-cell office:value-type="float" office:value="1470.21471" table:style-name="ce25">
            <text:p>1470,21471</text:p>
          </table:table-cell>
          <table:table-cell office:value-type="float" office:value="1799.93552" table:style-name="ce25">
            <text:p>1799,93552</text:p>
          </table:table-cell>
          <table:table-cell office:value-type="float" office:value="1483.6495" table:style-name="ce25">
            <text:p>1483,6495</text:p>
          </table:table-cell>
          <table:table-cell office:value-type="float" office:value="719.05620999999996" table:style-name="ce25">
            <text:p>719,05621</text:p>
          </table:table-cell>
          <table:table-cell office:value-type="float" office:value="183.65770000000001" table:style-name="ce25">
            <text:p>183,6577</text:p>
          </table:table-cell>
          <table:table-cell office:value-type="float" office:value="56.019199999999998" table:style-name="ce25">
            <text:p>56,0192</text:p>
          </table:table-cell>
          <table:table-cell office:value-type="float" office:value="111" table:style-name="ce26">
            <text:p>11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6: Ward 56</text:p>
          </table:table-cell>
          <table:table-cell office:value-type="float" office:value="120.95856000000001" table:style-name="ce25">
            <text:p>120,95856</text:p>
          </table:table-cell>
          <table:table-cell office:value-type="float" office:value="10.24615" table:style-name="ce25">
            <text:p>10,24615</text:p>
          </table:table-cell>
          <table:table-cell office:value-type="float" office:value="7.2610700000000001" table:style-name="ce25">
            <text:p>7,26107</text:p>
          </table:table-cell>
          <table:table-cell office:value-type="float" office:value="37.939680000000003" table:style-name="ce25">
            <text:p>37,93968</text:p>
          </table:table-cell>
          <table:table-cell office:value-type="float" office:value="30.60088" table:style-name="ce25">
            <text:p>30,60088</text:p>
          </table:table-cell>
          <table:table-cell office:value-type="float" office:value="47.270980000000002" table:style-name="ce25">
            <text:p>47,27098</text:p>
          </table:table-cell>
          <table:table-cell office:value-type="float" office:value="46.356200000000001" table:style-name="ce25">
            <text:p>46,3562</text:p>
          </table:table-cell>
          <table:table-cell office:value-type="float" office:value="35.537289999999999" table:style-name="ce25">
            <text:p>35,53729</text:p>
          </table:table-cell>
          <table:table-cell office:value-type="float" office:value="9.7240800000000007" table:style-name="ce25">
            <text:p>9,72408</text:p>
          </table:table-cell>
          <table:table-cell office:value-type="float" office:value="5.98" table:style-name="ce25">
            <text:p>5,98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7: Ward 57</text:p>
          </table:table-cell>
          <table:table-cell office:value-type="float" office:value="1697.2781399999999" table:style-name="ce25">
            <text:p>1697,27814</text:p>
          </table:table-cell>
          <table:table-cell office:value-type="float" office:value="70.128240000000005" table:style-name="ce25">
            <text:p>70,12824</text:p>
          </table:table-cell>
          <table:table-cell office:value-type="float" office:value="81.400319999999994" table:style-name="ce25">
            <text:p>81,40032</text:p>
          </table:table-cell>
          <table:table-cell office:value-type="float" office:value="305.86489999999998" table:style-name="ce25">
            <text:p>305,8649</text:p>
          </table:table-cell>
          <table:table-cell office:value-type="float" office:value="425.59980000000002" table:style-name="ce25">
            <text:p>425,5998</text:p>
          </table:table-cell>
          <table:table-cell office:value-type="float" office:value="754.03981999999996" table:style-name="ce25">
            <text:p>754,03982</text:p>
          </table:table-cell>
          <table:table-cell office:value-type="float" office:value="1209.74908" table:style-name="ce25">
            <text:p>1209,74908</text:p>
          </table:table-cell>
          <table:table-cell office:value-type="float" office:value="1520.1966600000001" table:style-name="ce25">
            <text:p>1520,19666</text:p>
          </table:table-cell>
          <table:table-cell office:value-type="float" office:value="894.33605" table:style-name="ce25">
            <text:p>894,33605</text:p>
          </table:table-cell>
          <table:table-cell office:value-type="float" office:value="230.79978" table:style-name="ce25">
            <text:p>230,79978</text:p>
          </table:table-cell>
          <table:table-cell office:value-type="float" office:value="39.172469999999997" table:style-name="ce25">
            <text:p>39,17247</text:p>
          </table:table-cell>
          <table:table-cell office:value-type="float" office:value="90" table:style-name="ce26">
            <text:p>9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8: Ward 58</text:p>
          </table:table-cell>
          <table:table-cell office:value-type="float" office:value="4308.0111800000004" table:style-name="ce25">
            <text:p>4308,01118</text:p>
          </table:table-cell>
          <table:table-cell office:value-type="float" office:value="129.4478" table:style-name="ce25">
            <text:p>129,4478</text:p>
          </table:table-cell>
          <table:table-cell office:value-type="float" office:value="122.61677" table:style-name="ce25">
            <text:p>122,61677</text:p>
          </table:table-cell>
          <table:table-cell office:value-type="float" office:value="344.16147999999998" table:style-name="ce25">
            <text:p>344,16148</text:p>
          </table:table-cell>
          <table:table-cell office:value-type="float" office:value="568.28650000000005" table:style-name="ce25">
            <text:p>568,2865</text:p>
          </table:table-cell>
          <table:table-cell office:value-type="float" office:value="1164.5534" table:style-name="ce25">
            <text:p>1164,5534</text:p>
          </table:table-cell>
          <table:table-cell office:value-type="float" office:value="2186.6197400000001" table:style-name="ce25">
            <text:p>2186,61974</text:p>
          </table:table-cell>
          <table:table-cell office:value-type="float" office:value="2766.1914999999999" table:style-name="ce25">
            <text:p>2766,1915</text:p>
          </table:table-cell>
          <table:table-cell office:value-type="float" office:value="2097.1167300000002" table:style-name="ce25">
            <text:p>2097,11673</text:p>
          </table:table-cell>
          <table:table-cell office:value-type="float" office:value="759.24395000000004" table:style-name="ce25">
            <text:p>759,24395</text:p>
          </table:table-cell>
          <table:table-cell office:value-type="float" office:value="202.07328999999999" table:style-name="ce25">
            <text:p>202,07329</text:p>
          </table:table-cell>
          <table:table-cell office:value-type="float" office:value="319" table:style-name="ce26">
            <text:p>31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9: Ward 59</text:p>
          </table:table-cell>
          <table:table-cell office:value-type="float" office:value="2931.24253" table:style-name="ce25">
            <text:p>2931,24253</text:p>
          </table:table-cell>
          <table:table-cell office:value-type="float" office:value="115.99456000000001" table:style-name="ce25">
            <text:p>115,99456</text:p>
          </table:table-cell>
          <table:table-cell office:value-type="float" office:value="108.23851999999999" table:style-name="ce25">
            <text:p>108,23852</text:p>
          </table:table-cell>
          <table:table-cell office:value-type="float" office:value="339.81688000000003" table:style-name="ce25">
            <text:p>339,81688</text:p>
          </table:table-cell>
          <table:table-cell office:value-type="float" office:value="648.22222999999997" table:style-name="ce25">
            <text:p>648,22223</text:p>
          </table:table-cell>
          <table:table-cell office:value-type="float" office:value="1133.2256400000001" table:style-name="ce25">
            <text:p>1133,22564</text:p>
          </table:table-cell>
          <table:table-cell office:value-type="float" office:value="1866.4695200000001" table:style-name="ce25">
            <text:p>1866,46952</text:p>
          </table:table-cell>
          <table:table-cell office:value-type="float" office:value="2437.51926" table:style-name="ce25">
            <text:p>2437,51926</text:p>
          </table:table-cell>
          <table:table-cell office:value-type="float" office:value="1723.76973" table:style-name="ce25">
            <text:p>1723,76973</text:p>
          </table:table-cell>
          <table:table-cell office:value-type="float" office:value="776.79655000000002" table:style-name="ce25">
            <text:p>776,79655</text:p>
          </table:table-cell>
          <table:table-cell office:value-type="float" office:value="228.06610000000001" table:style-name="ce25">
            <text:p>228,0661</text:p>
          </table:table-cell>
          <table:table-cell office:value-type="float" office:value="377" table:style-name="ce26">
            <text:p>37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0: Ward 60</text:p>
          </table:table-cell>
          <table:table-cell office:value-type="float" office:value="564.74752999999998" table:style-name="ce25">
            <text:p>564,74753</text:p>
          </table:table-cell>
          <table:table-cell office:value-type="float" office:value="13.241070000000001" table:style-name="ce25">
            <text:p>13,24107</text:p>
          </table:table-cell>
          <table:table-cell office:value-type="float" office:value="25.231300000000001" table:style-name="ce25">
            <text:p>25,2313</text:p>
          </table:table-cell>
          <table:table-cell office:value-type="float" office:value="244.29857999999999" table:style-name="ce25">
            <text:p>244,29858</text:p>
          </table:table-cell>
          <table:table-cell office:value-type="float" office:value="173.14922000000001" table:style-name="ce25">
            <text:p>173,14922</text:p>
          </table:table-cell>
          <table:table-cell office:value-type="float" office:value="249.6704" table:style-name="ce25">
            <text:p>249,6704</text:p>
          </table:table-cell>
          <table:table-cell office:value-type="float" office:value="344.65208000000001" table:style-name="ce25">
            <text:p>344,65208</text:p>
          </table:table-cell>
          <table:table-cell office:value-type="float" office:value="264.96186" table:style-name="ce25">
            <text:p>264,96186</text:p>
          </table:table-cell>
          <table:table-cell office:value-type="float" office:value="65.150750000000002" table:style-name="ce25">
            <text:p>65,15075</text:p>
          </table:table-cell>
          <table:table-cell office:value-type="float" office:value="13.453239999999999" table:style-name="ce25">
            <text:p>13,45324</text:p>
          </table:table-cell>
          <table:table-cell office:value-type="float" office:value="9.7486099999999993" table:style-name="ce25">
            <text:p>9,74861</text:p>
          </table:table-cell>
          <table:table-cell office:value-type="float" office:value="21" table:style-name="ce26">
            <text:p>2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1: Ward 61</text:p>
          </table:table-cell>
          <table:table-cell office:value-type="float" office:value="1829.9086400000001" table:style-name="ce25">
            <text:p>1829,90864</text:p>
          </table:table-cell>
          <table:table-cell office:value-type="float" office:value="97.082999999999998" table:style-name="ce25">
            <text:p>97,083</text:p>
          </table:table-cell>
          <table:table-cell office:value-type="float" office:value="61.18985" table:style-name="ce25">
            <text:p>61,18985</text:p>
          </table:table-cell>
          <table:table-cell office:value-type="float" office:value="191.30312000000001" table:style-name="ce25">
            <text:p>191,30312</text:p>
          </table:table-cell>
          <table:table-cell office:value-type="float" office:value="365.03667999999999" table:style-name="ce25">
            <text:p>365,03668</text:p>
          </table:table-cell>
          <table:table-cell office:value-type="float" office:value="774.07285999999999" table:style-name="ce25">
            <text:p>774,07286</text:p>
          </table:table-cell>
          <table:table-cell office:value-type="float" office:value="1192.5738100000001" table:style-name="ce25">
            <text:p>1192,57381</text:p>
          </table:table-cell>
          <table:table-cell office:value-type="float" office:value="1127.89795" table:style-name="ce25">
            <text:p>1127,89795</text:p>
          </table:table-cell>
          <table:table-cell office:value-type="float" office:value="629.47176999999999" table:style-name="ce25">
            <text:p>629,47177</text:p>
          </table:table-cell>
          <table:table-cell office:value-type="float" office:value="231.87907999999999" table:style-name="ce25">
            <text:p>231,87908</text:p>
          </table:table-cell>
          <table:table-cell office:value-type="float" office:value="80.590490000000003" table:style-name="ce25">
            <text:p>80,59049</text:p>
          </table:table-cell>
          <table:table-cell office:value-type="float" office:value="120" table:style-name="ce26">
            <text:p>12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2: Ward 62</text:p>
          </table:table-cell>
          <table:table-cell office:value-type="float" office:value="4361.6810100000002" table:style-name="ce25">
            <text:p>4361,68101</text:p>
          </table:table-cell>
          <table:table-cell office:value-type="float" office:value="105.54132" table:style-name="ce25">
            <text:p>105,54132</text:p>
          </table:table-cell>
          <table:table-cell office:value-type="float" office:value="91.610150000000004" table:style-name="ce25">
            <text:p>91,61015</text:p>
          </table:table-cell>
          <table:table-cell office:value-type="float" office:value="394.59395999999998" table:style-name="ce25">
            <text:p>394,59396</text:p>
          </table:table-cell>
          <table:table-cell office:value-type="float" office:value="424.83649000000003" table:style-name="ce25">
            <text:p>424,83649</text:p>
          </table:table-cell>
          <table:table-cell office:value-type="float" office:value="880.94704000000002" table:style-name="ce25">
            <text:p>880,94704</text:p>
          </table:table-cell>
          <table:table-cell office:value-type="float" office:value="1622.04405" table:style-name="ce25">
            <text:p>1622,04405</text:p>
          </table:table-cell>
          <table:table-cell office:value-type="float" office:value="1998.3529699999999" table:style-name="ce25">
            <text:p>1998,35297</text:p>
          </table:table-cell>
          <table:table-cell office:value-type="float" office:value="1625.41185" table:style-name="ce25">
            <text:p>1625,41185</text:p>
          </table:table-cell>
          <table:table-cell office:value-type="float" office:value="1077.63689" table:style-name="ce25">
            <text:p>1077,63689</text:p>
          </table:table-cell>
          <table:table-cell office:value-type="float" office:value="385.8931" table:style-name="ce25">
            <text:p>385,8931</text:p>
          </table:table-cell>
          <table:table-cell office:value-type="float" office:value="649" table:style-name="ce26">
            <text:p>64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3: Ward 63</text:p>
          </table:table-cell>
          <table:table-cell office:value-type="float" office:value="728.41054999999994" table:style-name="ce25">
            <text:p>728,41055</text:p>
          </table:table-cell>
          <table:table-cell office:value-type="float" office:value="26.53651" table:style-name="ce25">
            <text:p>26,53651</text:p>
          </table:table-cell>
          <table:table-cell office:value-type="float" office:value="21.955929999999999" table:style-name="ce25">
            <text:p>21,95593</text:p>
          </table:table-cell>
          <table:table-cell office:value-type="float" office:value="210.81587999999999" table:style-name="ce25">
            <text:p>210,81588</text:p>
          </table:table-cell>
          <table:table-cell office:value-type="float" office:value="189.89454000000001" table:style-name="ce25">
            <text:p>189,89454</text:p>
          </table:table-cell>
          <table:table-cell office:value-type="float" office:value="334.22600999999997" table:style-name="ce25">
            <text:p>334,22601</text:p>
          </table:table-cell>
          <table:table-cell office:value-type="float" office:value="373.13484" table:style-name="ce25">
            <text:p>373,13484</text:p>
          </table:table-cell>
          <table:table-cell office:value-type="float" office:value="363.65192000000002" table:style-name="ce25">
            <text:p>363,65192</text:p>
          </table:table-cell>
          <table:table-cell office:value-type="float" office:value="109.65436" table:style-name="ce25">
            <text:p>109,65436</text:p>
          </table:table-cell>
          <table:table-cell office:value-type="float" office:value="16.822430000000001" table:style-name="ce25">
            <text:p>16,82243</text:p>
          </table:table-cell>
          <table:table-cell office:value-type="float" office:value="14.46246" table:style-name="ce25">
            <text:p>14,46246</text:p>
          </table:table-cell>
          <table:table-cell office:value-type="float" office:value="22" table:style-name="ce26">
            <text:p>2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4: Ward 64</text:p>
          </table:table-cell>
          <table:table-cell office:value-type="float" office:value="3263.8685300000002" table:style-name="ce25">
            <text:p>3263,86853</text:p>
          </table:table-cell>
          <table:table-cell office:value-type="float" office:value="100.36329000000001" table:style-name="ce25">
            <text:p>100,36329</text:p>
          </table:table-cell>
          <table:table-cell office:value-type="float" office:value="155.89831000000001" table:style-name="ce25">
            <text:p>155,89831</text:p>
          </table:table-cell>
          <table:table-cell office:value-type="float" office:value="493.83945999999997" table:style-name="ce25">
            <text:p>493,83946</text:p>
          </table:table-cell>
          <table:table-cell office:value-type="float" office:value="576.16641000000004" table:style-name="ce25">
            <text:p>576,16641</text:p>
          </table:table-cell>
          <table:table-cell office:value-type="float" office:value="1475.8434099999999" table:style-name="ce25">
            <text:p>1475,84341</text:p>
          </table:table-cell>
          <table:table-cell office:value-type="float" office:value="2466.5214599999999" table:style-name="ce25">
            <text:p>2466,52146</text:p>
          </table:table-cell>
          <table:table-cell office:value-type="float" office:value="2497.5329299999999" table:style-name="ce25">
            <text:p>2497,53293</text:p>
          </table:table-cell>
          <table:table-cell office:value-type="float" office:value="1108.1728000000001" table:style-name="ce25">
            <text:p>1108,1728</text:p>
          </table:table-cell>
          <table:table-cell office:value-type="float" office:value="282.04608000000002" table:style-name="ce25">
            <text:p>282,04608</text:p>
          </table:table-cell>
          <table:table-cell office:value-type="float" office:value="55.353079999999999" table:style-name="ce25">
            <text:p>55,35308</text:p>
          </table:table-cell>
          <table:table-cell office:value-type="float" office:value="106" table:style-name="ce26">
            <text:p>10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5: Ward 65</text:p>
          </table:table-cell>
          <table:table-cell office:value-type="float" office:value="33.407380000000003" table:style-name="ce25">
            <text:p>33,40738</text:p>
          </table:table-cell>
          <table:table-cell office:value-type="float" office:value="6.0887399999999996" table:style-name="ce25">
            <text:p>6,08874</text:p>
          </table:table-cell>
          <table:table-cell office:value-type="float" office:value="2.5323000000000002" table:style-name="ce25">
            <text:p>2,5323</text:p>
          </table:table-cell>
          <table:table-cell office:value-type="float" office:value="8.4184800000000006" table:style-name="ce25">
            <text:p>8,41848</text:p>
          </table:table-cell>
          <table:table-cell office:value-type="float" office:value="0" table:style-name="ce25">
            <text:p>0</text:p>
          </table:table-cell>
          <table:table-cell office:value-type="float" office:value="8.6061200000000007" table:style-name="ce25">
            <text:p>8,60612</text:p>
          </table:table-cell>
          <table:table-cell office:value-type="float" office:value="14.719390000000001" table:style-name="ce25">
            <text:p>14,71939</text:p>
          </table:table-cell>
          <table:table-cell office:value-type="float" office:value="6.11327" table:style-name="ce25">
            <text:p>6,11327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6: Ward 66</text:p>
          </table:table-cell>
          <table:table-cell office:value-type="float" office:value="57.038879999999999" table:style-name="ce25">
            <text:p>57,03888</text:p>
          </table:table-cell>
          <table:table-cell office:value-type="float" office:value="2.5323000000000002" table:style-name="ce25">
            <text:p>2,5323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9.8573500000000003" table:style-name="ce25">
            <text:p>9,85735</text:p>
          </table:table-cell>
          <table:table-cell office:value-type="float" office:value="3.7440799999999999" table:style-name="ce25">
            <text:p>3,74408</text:p>
          </table:table-cell>
          <table:table-cell office:value-type="float" office:value="18.20654" table:style-name="ce25">
            <text:p>18,20654</text:p>
          </table:table-cell>
          <table:table-cell office:value-type="float" office:value="28.157710000000002" table:style-name="ce25">
            <text:p>28,15771</text:p>
          </table:table-cell>
          <table:table-cell office:value-type="float" office:value="14.59573" table:style-name="ce25">
            <text:p>14,59573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7: Ward 67</text:p>
          </table:table-cell>
          <table:table-cell office:value-type="float" office:value="88.158709999999999" table:style-name="ce25">
            <text:p>88,15871</text:p>
          </table:table-cell>
          <table:table-cell office:value-type="float" office:value="4.7287699999999999" table:style-name="ce25">
            <text:p>4,72877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21.75337" table:style-name="ce25">
            <text:p>21,75337</text:p>
          </table:table-cell>
          <table:table-cell office:value-type="float" office:value="14.531750000000001" table:style-name="ce25">
            <text:p>14,53175</text:p>
          </table:table-cell>
          <table:table-cell office:value-type="float" office:value="27.772819999999999" table:style-name="ce25">
            <text:p>27,77282</text:p>
          </table:table-cell>
          <table:table-cell office:value-type="float" office:value="53.19567" table:style-name="ce25">
            <text:p>53,19567</text:p>
          </table:table-cell>
          <table:table-cell office:value-type="float" office:value="44.920070000000003" table:style-name="ce25">
            <text:p>44,92007</text:p>
          </table:table-cell>
          <table:table-cell office:value-type="float" office:value="26.580259999999999" table:style-name="ce25">
            <text:p>26,58026</text:p>
          </table:table-cell>
          <table:table-cell office:value-type="float" office:value="8.4430099999999992" table:style-name="ce25">
            <text:p>8,44301</text:p>
          </table:table-cell>
          <table:table-cell office:value-type="float" office:value="7.2855999999999996" table:style-name="ce25">
            <text:p>7,2856</text:p>
          </table:table-cell>
          <table:table-cell office:value-type="float" office:value="8" table:style-name="ce26">
            <text:p>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8: Ward 68</text:p>
          </table:table-cell>
          <table:table-cell office:value-type="float" office:value="26.575959999999998" table:style-name="ce25">
            <text:p>26,57596</text:p>
          </table:table-cell>
          <table:table-cell office:value-type="float" office:value="3.5958899999999998" table:style-name="ce25">
            <text:p>3,59589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10.896409999999999" table:style-name="ce25">
            <text:p>10,89641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7.3794199999999996" table:style-name="ce25">
            <text:p>7,37942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9: Ward 69</text:p>
          </table:table-cell>
          <table:table-cell office:value-type="float" office:value="2856.76127" table:style-name="ce25">
            <text:p>2856,76127</text:p>
          </table:table-cell>
          <table:table-cell office:value-type="float" office:value="83.309240000000003" table:style-name="ce25">
            <text:p>83,30924</text:p>
          </table:table-cell>
          <table:table-cell office:value-type="float" office:value="77.461500000000001" table:style-name="ce25">
            <text:p>77,4615</text:p>
          </table:table-cell>
          <table:table-cell office:value-type="float" office:value="261.24410999999998" table:style-name="ce25">
            <text:p>261,24411</text:p>
          </table:table-cell>
          <table:table-cell office:value-type="float" office:value="389.09165000000002" table:style-name="ce25">
            <text:p>389,09165</text:p>
          </table:table-cell>
          <table:table-cell office:value-type="float" office:value="947.12072000000001" table:style-name="ce25">
            <text:p>947,12072</text:p>
          </table:table-cell>
          <table:table-cell office:value-type="float" office:value="1556.6324999999999" table:style-name="ce25">
            <text:p>1556,6325</text:p>
          </table:table-cell>
          <table:table-cell office:value-type="float" office:value="1698.2574300000001" table:style-name="ce25">
            <text:p>1698,25743</text:p>
          </table:table-cell>
          <table:table-cell office:value-type="float" office:value="1174.73766" table:style-name="ce25">
            <text:p>1174,73766</text:p>
          </table:table-cell>
          <table:table-cell office:value-type="float" office:value="418.32875000000001" table:style-name="ce25">
            <text:p>418,32875</text:p>
          </table:table-cell>
          <table:table-cell office:value-type="float" office:value="87.056610000000006" table:style-name="ce25">
            <text:p>87,05661</text:p>
          </table:table-cell>
          <table:table-cell office:value-type="float" office:value="123" table:style-name="ce26">
            <text:p>12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0: Ward 70</text:p>
          </table:table-cell>
          <table:table-cell office:value-type="float" office:value="5848.0573100000001" table:style-name="ce25">
            <text:p>5848,05731</text:p>
          </table:table-cell>
          <table:table-cell office:value-type="float" office:value="100.27103" table:style-name="ce25">
            <text:p>100,27103</text:p>
          </table:table-cell>
          <table:table-cell office:value-type="float" office:value="93.087069999999997" table:style-name="ce25">
            <text:p>93,08707</text:p>
          </table:table-cell>
          <table:table-cell office:value-type="float" office:value="238.79571999999999" table:style-name="ce25">
            <text:p>238,79572</text:p>
          </table:table-cell>
          <table:table-cell office:value-type="float" office:value="387.90017999999998" table:style-name="ce25">
            <text:p>387,90018</text:p>
          </table:table-cell>
          <table:table-cell office:value-type="float" office:value="1131.0817" table:style-name="ce25">
            <text:p>1131,0817</text:p>
          </table:table-cell>
          <table:table-cell office:value-type="float" office:value="2342.2075399999999" table:style-name="ce25">
            <text:p>2342,20754</text:p>
          </table:table-cell>
          <table:table-cell office:value-type="float" office:value="3112.3309199999999" table:style-name="ce25">
            <text:p>3112,33092</text:p>
          </table:table-cell>
          <table:table-cell office:value-type="float" office:value="2579.9401499999999" table:style-name="ce25">
            <text:p>2579,94015</text:p>
          </table:table-cell>
          <table:table-cell office:value-type="float" office:value="1290.3995" table:style-name="ce25">
            <text:p>1290,3995</text:p>
          </table:table-cell>
          <table:table-cell office:value-type="float" office:value="310.83398" table:style-name="ce25">
            <text:p>310,83398</text:p>
          </table:table-cell>
          <table:table-cell office:value-type="float" office:value="487" table:style-name="ce26">
            <text:p>48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1: Ward 71</text:p>
          </table:table-cell>
          <table:table-cell office:value-type="float" office:value="4434.0610100000004" table:style-name="ce25">
            <text:p>4434,06101</text:p>
          </table:table-cell>
          <table:table-cell office:value-type="float" office:value="102.79473" table:style-name="ce25">
            <text:p>102,79473</text:p>
          </table:table-cell>
          <table:table-cell office:value-type="float" office:value="102.51858" table:style-name="ce25">
            <text:p>102,51858</text:p>
          </table:table-cell>
          <table:table-cell office:value-type="float" office:value="255.84866" table:style-name="ce25">
            <text:p>255,84866</text:p>
          </table:table-cell>
          <table:table-cell office:value-type="float" office:value="488.29291000000001" table:style-name="ce25">
            <text:p>488,29291</text:p>
          </table:table-cell>
          <table:table-cell office:value-type="float" office:value="1149.62066" table:style-name="ce25">
            <text:p>1149,62066</text:p>
          </table:table-cell>
          <table:table-cell office:value-type="float" office:value="2188.3573099999999" table:style-name="ce25">
            <text:p>2188,35731</text:p>
          </table:table-cell>
          <table:table-cell office:value-type="float" office:value="2587.0751599999999" table:style-name="ce25">
            <text:p>2587,07516</text:p>
          </table:table-cell>
          <table:table-cell office:value-type="float" office:value="1809.34699" table:style-name="ce25">
            <text:p>1809,34699</text:p>
          </table:table-cell>
          <table:table-cell office:value-type="float" office:value="795.48000999999999" table:style-name="ce25">
            <text:p>795,48001</text:p>
          </table:table-cell>
          <table:table-cell office:value-type="float" office:value="168.2561" table:style-name="ce25">
            <text:p>168,2561</text:p>
          </table:table-cell>
          <table:table-cell office:value-type="float" office:value="269" table:style-name="ce26">
            <text:p>26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2: Ward 72</text:p>
          </table:table-cell>
          <table:table-cell office:value-type="float" office:value="552.48154999999997" table:style-name="ce25">
            <text:p>552,48155</text:p>
          </table:table-cell>
          <table:table-cell office:value-type="float" office:value="18.167090000000002" table:style-name="ce25">
            <text:p>18,16709</text:p>
          </table:table-cell>
          <table:table-cell office:value-type="float" office:value="14.428319999999999" table:style-name="ce25">
            <text:p>14,42832</text:p>
          </table:table-cell>
          <table:table-cell office:value-type="float" office:value="108.56171999999999" table:style-name="ce25">
            <text:p>108,56172</text:p>
          </table:table-cell>
          <table:table-cell office:value-type="float" office:value="83.738500000000002" table:style-name="ce25">
            <text:p>83,7385</text:p>
          </table:table-cell>
          <table:table-cell office:value-type="float" office:value="215.38355000000001" table:style-name="ce25">
            <text:p>215,38355</text:p>
          </table:table-cell>
          <table:table-cell office:value-type="float" office:value="251.78858" table:style-name="ce25">
            <text:p>251,78858</text:p>
          </table:table-cell>
          <table:table-cell office:value-type="float" office:value="166.05789999999999" table:style-name="ce25">
            <text:p>166,0579</text:p>
          </table:table-cell>
          <table:table-cell office:value-type="float" office:value="50.132860000000001" table:style-name="ce25">
            <text:p>50,13286</text:p>
          </table:table-cell>
          <table:table-cell office:value-type="float" office:value="15.72861" table:style-name="ce25">
            <text:p>15,72861</text:p>
          </table:table-cell>
          <table:table-cell office:value-type="float" office:value="3.6353399999999998" table:style-name="ce25">
            <text:p>3,63534</text:p>
          </table:table-cell>
          <table:table-cell office:value-type="float" office:value="4" table:style-name="ce26">
            <text:p>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3: Ward 73</text:p>
          </table:table-cell>
          <table:table-cell office:value-type="float" office:value="3837.40274" table:style-name="ce25">
            <text:p>3837,40274</text:p>
          </table:table-cell>
          <table:table-cell office:value-type="float" office:value="144.25922" table:style-name="ce25">
            <text:p>144,25922</text:p>
          </table:table-cell>
          <table:table-cell office:value-type="float" office:value="127.67247999999999" table:style-name="ce25">
            <text:p>127,67248</text:p>
          </table:table-cell>
          <table:table-cell office:value-type="float" office:value="720.76795000000004" table:style-name="ce25">
            <text:p>720,76795</text:p>
          </table:table-cell>
          <table:table-cell office:value-type="float" office:value="716.06606999999997" table:style-name="ce25">
            <text:p>716,06607</text:p>
          </table:table-cell>
          <table:table-cell office:value-type="float" office:value="1448.5724499999999" table:style-name="ce25">
            <text:p>1448,57245</text:p>
          </table:table-cell>
          <table:table-cell office:value-type="float" office:value="2130.17308" table:style-name="ce25">
            <text:p>2130,17308</text:p>
          </table:table-cell>
          <table:table-cell office:value-type="float" office:value="2119.3471599999998" table:style-name="ce25">
            <text:p>2119,34716</text:p>
          </table:table-cell>
          <table:table-cell office:value-type="float" office:value="1227.9535599999999" table:style-name="ce25">
            <text:p>1227,95356</text:p>
          </table:table-cell>
          <table:table-cell office:value-type="float" office:value="411.01510000000002" table:style-name="ce25">
            <text:p>411,0151</text:p>
          </table:table-cell>
          <table:table-cell office:value-type="float" office:value="98.070980000000006" table:style-name="ce25">
            <text:p>98,07098</text:p>
          </table:table-cell>
          <table:table-cell office:value-type="float" office:value="145" table:style-name="ce26">
            <text:p>14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4: Ward 74</text:p>
          </table:table-cell>
          <table:table-cell office:value-type="float" office:value="3657.3928599999999" table:style-name="ce25">
            <text:p>3657,39286</text:p>
          </table:table-cell>
          <table:table-cell office:value-type="float" office:value="88.687259999999995" table:style-name="ce25">
            <text:p>88,68726</text:p>
          </table:table-cell>
          <table:table-cell office:value-type="float" office:value="101.55484" table:style-name="ce25">
            <text:p>101,55484</text:p>
          </table:table-cell>
          <table:table-cell office:value-type="float" office:value="191.67565999999999" table:style-name="ce25">
            <text:p>191,67566</text:p>
          </table:table-cell>
          <table:table-cell office:value-type="float" office:value="278.92333000000002" table:style-name="ce25">
            <text:p>278,92333</text:p>
          </table:table-cell>
          <table:table-cell office:value-type="float" office:value="678.43251999999995" table:style-name="ce25">
            <text:p>678,43252</text:p>
          </table:table-cell>
          <table:table-cell office:value-type="float" office:value="1435.9770799999999" table:style-name="ce25">
            <text:p>1435,97708</text:p>
          </table:table-cell>
          <table:table-cell office:value-type="float" office:value="1971.5326" table:style-name="ce25">
            <text:p>1971,5326</text:p>
          </table:table-cell>
          <table:table-cell office:value-type="float" office:value="1666.21489" table:style-name="ce25">
            <text:p>1666,21489</text:p>
          </table:table-cell>
          <table:table-cell office:value-type="float" office:value="861.11253999999997" table:style-name="ce25">
            <text:p>861,11254</text:p>
          </table:table-cell>
          <table:table-cell office:value-type="float" office:value="278.62720999999999" table:style-name="ce25">
            <text:p>278,62721</text:p>
          </table:table-cell>
          <table:table-cell office:value-type="float" office:value="414" table:style-name="ce26">
            <text:p>41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5: Ward 75</text:p>
          </table:table-cell>
          <table:table-cell office:value-type="float" office:value="28.38832" table:style-name="ce25">
            <text:p>28,38832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0" table:style-name="ce25">
            <text:p>0</text:p>
          </table:table-cell>
          <table:table-cell office:value-type="float" office:value="7.3548900000000001" table:style-name="ce25">
            <text:p>7,35489</text:p>
          </table:table-cell>
          <table:table-cell office:value-type="float" office:value="4.9014899999999999" table:style-name="ce25">
            <text:p>4,90149</text:p>
          </table:table-cell>
          <table:table-cell office:value-type="float" office:value="13.38965" table:style-name="ce25">
            <text:p>13,38965</text:p>
          </table:table-cell>
          <table:table-cell office:value-type="float" office:value="7.1676399999999996" table:style-name="ce25">
            <text:p>7,16764</text:p>
          </table:table-cell>
          <table:table-cell office:value-type="float" office:value="4.9014899999999999" table:style-name="ce25">
            <text:p>4,90149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6: Ward 76</text:p>
          </table:table-cell>
          <table:table-cell office:value-type="float" office:value="21.980460000000001" table:style-name="ce25">
            <text:p>21,9804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9.7784499999999994" table:style-name="ce25">
            <text:p>9,77845</text:p>
          </table:table-cell>
          <table:table-cell office:value-type="float" office:value="2.5323000000000002" table:style-name="ce25">
            <text:p>2,5323</text:p>
          </table:table-cell>
          <table:table-cell office:value-type="float" office:value="4.8620400000000004" table:style-name="ce25">
            <text:p>4,86204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7: Ward 77</text:p>
          </table:table-cell>
          <table:table-cell office:value-type="float" office:value="2715.2467000000001" table:style-name="ce25">
            <text:p>2715,2467</text:p>
          </table:table-cell>
          <table:table-cell office:value-type="float" office:value="84.258449999999996" table:style-name="ce25">
            <text:p>84,25845</text:p>
          </table:table-cell>
          <table:table-cell office:value-type="float" office:value="114.14509" table:style-name="ce25">
            <text:p>114,14509</text:p>
          </table:table-cell>
          <table:table-cell office:value-type="float" office:value="279.99205999999998" table:style-name="ce25">
            <text:p>279,99206</text:p>
          </table:table-cell>
          <table:table-cell office:value-type="float" office:value="473.46159" table:style-name="ce25">
            <text:p>473,46159</text:p>
          </table:table-cell>
          <table:table-cell office:value-type="float" office:value="1133.6090200000001" table:style-name="ce25">
            <text:p>1133,60902</text:p>
          </table:table-cell>
          <table:table-cell office:value-type="float" office:value="2293.5814799999998" table:style-name="ce25">
            <text:p>2293,58148</text:p>
          </table:table-cell>
          <table:table-cell office:value-type="float" office:value="2887.3160699999999" table:style-name="ce25">
            <text:p>2887,31607</text:p>
          </table:table-cell>
          <table:table-cell office:value-type="float" office:value="1829.07762" table:style-name="ce25">
            <text:p>1829,07762</text:p>
          </table:table-cell>
          <table:table-cell office:value-type="float" office:value="694.09429" table:style-name="ce25">
            <text:p>694,09429</text:p>
          </table:table-cell>
          <table:table-cell office:value-type="float" office:value="235.21295000000001" table:style-name="ce25">
            <text:p>235,21295</text:p>
          </table:table-cell>
          <table:table-cell office:value-type="float" office:value="380" table:style-name="ce26">
            <text:p>38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8: Ward 78</text:p>
          </table:table-cell>
          <table:table-cell office:value-type="float" office:value="23.979679999999998" table:style-name="ce25">
            <text:p>23,97968</text:p>
          </table:table-cell>
          <table:table-cell office:value-type="float" office:value="2.4384800000000002" table:style-name="ce25">
            <text:p>2,43848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11.08405" table:style-name="ce25">
            <text:p>11,08405</text:p>
          </table:table-cell>
          <table:table-cell office:value-type="float" office:value="17.034210000000002" table:style-name="ce25">
            <text:p>17,03421</text:p>
          </table:table-cell>
          <table:table-cell office:value-type="float" office:value="8.4973799999999997" table:style-name="ce25">
            <text:p>8,49738</text:p>
          </table:table-cell>
          <table:table-cell office:value-type="float" office:value="4.8471200000000003" table:style-name="ce25">
            <text:p>4,8471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9: Ward 79</text:p>
          </table:table-cell>
          <table:table-cell office:value-type="float" office:value="14.4923" table:style-name="ce25">
            <text:p>14,4923</text:p>
          </table:table-cell>
          <table:table-cell office:value-type="float" office:value="0" table:style-name="ce25">
            <text:p>0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9.6302599999999998" table:style-name="ce25">
            <text:p>9,63026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0: Ward 80</text:p>
          </table:table-cell>
          <table:table-cell office:value-type="float" office:value="146.14008999999999" table:style-name="ce25">
            <text:p>146,14009</text:p>
          </table:table-cell>
          <table:table-cell office:value-type="float" office:value="5.86165" table:style-name="ce25">
            <text:p>5,86165</text:p>
          </table:table-cell>
          <table:table-cell office:value-type="float" office:value="3.5564399999999998" table:style-name="ce25">
            <text:p>3,55644</text:p>
          </table:table-cell>
          <table:table-cell office:value-type="float" office:value="40.920070000000003" table:style-name="ce25">
            <text:p>40,92007</text:p>
          </table:table-cell>
          <table:table-cell office:value-type="float" office:value="25.709620000000001" table:style-name="ce25">
            <text:p>25,70962</text:p>
          </table:table-cell>
          <table:table-cell office:value-type="float" office:value="59.378230000000002" table:style-name="ce25">
            <text:p>59,37823</text:p>
          </table:table-cell>
          <table:table-cell office:value-type="float" office:value="70.822640000000007" table:style-name="ce25">
            <text:p>70,82264</text:p>
          </table:table-cell>
          <table:table-cell office:value-type="float" office:value="44.128329999999998" table:style-name="ce25">
            <text:p>44,12833</text:p>
          </table:table-cell>
          <table:table-cell office:value-type="float" office:value="13.29013" table:style-name="ce25">
            <text:p>13,29013</text:p>
          </table:table-cell>
          <table:table-cell office:value-type="float" office:value="3.5958899999999998" table:style-name="ce25">
            <text:p>3,59589</text:p>
          </table:table-cell>
          <table:table-cell office:value-type="float" office:value="3.6353399999999998" table:style-name="ce25">
            <text:p>3,63534</text:p>
          </table:table-cell>
          <table:table-cell office:value-type="float" office:value="5" table:style-name="ce26">
            <text:p>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1: Ward 81</text:p>
          </table:table-cell>
          <table:table-cell office:value-type="float" office:value="9.7784499999999994" table:style-name="ce25">
            <text:p>9,7784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.3841100000000002" table:style-name="ce25">
            <text:p>2,38411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0" table:style-name="ce25">
            <text:p>0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2: Ward 82</text:p>
          </table:table-cell>
          <table:table-cell office:value-type="float" office:value="19.48761" table:style-name="ce25">
            <text:p>19,48761</text:p>
          </table:table-cell>
          <table:table-cell office:value-type="float" office:value="2.3446600000000002" table:style-name="ce25">
            <text:p>2,34466</text:p>
          </table:table-cell>
          <table:table-cell office:value-type="float" office:value="0" table:style-name="ce25">
            <text:p>0</text:p>
          </table:table-cell>
          <table:table-cell office:value-type="float" office:value="6.03437" table:style-name="ce25">
            <text:p>6,03437</text:p>
          </table:table-cell>
          <table:table-cell office:value-type="float" office:value="8.4430099999999992" table:style-name="ce25">
            <text:p>8,44301</text:p>
          </table:table-cell>
          <table:table-cell office:value-type="float" office:value="6.2763799999999996" table:style-name="ce25">
            <text:p>6,27638</text:p>
          </table:table-cell>
          <table:table-cell office:value-type="float" office:value="6.01945" table:style-name="ce25">
            <text:p>6,01945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3: Ward 83</text:p>
          </table:table-cell>
          <table:table-cell office:value-type="float" office:value="2609.56718" table:style-name="ce25">
            <text:p>2609,56718</text:p>
          </table:table-cell>
          <table:table-cell office:value-type="float" office:value="81.825220000000002" table:style-name="ce25">
            <text:p>81,82522</text:p>
          </table:table-cell>
          <table:table-cell office:value-type="float" office:value="103.98448999999999" table:style-name="ce25">
            <text:p>103,98449</text:p>
          </table:table-cell>
          <table:table-cell office:value-type="float" office:value="372.67926999999997" table:style-name="ce25">
            <text:p>372,67927</text:p>
          </table:table-cell>
          <table:table-cell office:value-type="float" office:value="616.49534000000006" table:style-name="ce25">
            <text:p>616,49534</text:p>
          </table:table-cell>
          <table:table-cell office:value-type="float" office:value="1268.34609" table:style-name="ce25">
            <text:p>1268,34609</text:p>
          </table:table-cell>
          <table:table-cell office:value-type="float" office:value="1695.3725999999999" table:style-name="ce25">
            <text:p>1695,3726</text:p>
          </table:table-cell>
          <table:table-cell office:value-type="float" office:value="1306.62284" table:style-name="ce25">
            <text:p>1306,62284</text:p>
          </table:table-cell>
          <table:table-cell office:value-type="float" office:value="531.73530000000005" table:style-name="ce25">
            <text:p>531,7353</text:p>
          </table:table-cell>
          <table:table-cell office:value-type="float" office:value="132.79396" table:style-name="ce25">
            <text:p>132,79396</text:p>
          </table:table-cell>
          <table:table-cell office:value-type="float" office:value="36.18638" table:style-name="ce25">
            <text:p>36,18638</text:p>
          </table:table-cell>
          <table:table-cell office:value-type="float" office:value="62" table:style-name="ce26">
            <text:p>6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4: Ward 84</text:p>
          </table:table-cell>
          <table:table-cell office:value-type="float" office:value="4403.0201900000002" table:style-name="ce25">
            <text:p>4403,02019</text:p>
          </table:table-cell>
          <table:table-cell office:value-type="float" office:value="127.7606" table:style-name="ce25">
            <text:p>127,7606</text:p>
          </table:table-cell>
          <table:table-cell office:value-type="float" office:value="126.27204999999999" table:style-name="ce25">
            <text:p>126,27205</text:p>
          </table:table-cell>
          <table:table-cell office:value-type="float" office:value="422.16442000000001" table:style-name="ce25">
            <text:p>422,16442</text:p>
          </table:table-cell>
          <table:table-cell office:value-type="float" office:value="686.28579999999999" table:style-name="ce25">
            <text:p>686,2858</text:p>
          </table:table-cell>
          <table:table-cell office:value-type="float" office:value="1512.3531499999999" table:style-name="ce25">
            <text:p>1512,35315</text:p>
          </table:table-cell>
          <table:table-cell office:value-type="float" office:value="2362.6159400000001" table:style-name="ce25">
            <text:p>2362,61594</text:p>
          </table:table-cell>
          <table:table-cell office:value-type="float" office:value="2296.6993900000002" table:style-name="ce25">
            <text:p>2296,69939</text:p>
          </table:table-cell>
          <table:table-cell office:value-type="float" office:value="1379.1828399999999" table:style-name="ce25">
            <text:p>1379,18284</text:p>
          </table:table-cell>
          <table:table-cell office:value-type="float" office:value="551.55056999999999" table:style-name="ce25">
            <text:p>551,55057</text:p>
          </table:table-cell>
          <table:table-cell office:value-type="float" office:value="159.19798" table:style-name="ce25">
            <text:p>159,19798</text:p>
          </table:table-cell>
          <table:table-cell office:value-type="float" office:value="280" table:style-name="ce26">
            <text:p>28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5: Ward 85</text:p>
          </table:table-cell>
          <table:table-cell office:value-type="float" office:value="1734.49623" table:style-name="ce25">
            <text:p>1734,49623</text:p>
          </table:table-cell>
          <table:table-cell office:value-type="float" office:value="55.206679999999999" table:style-name="ce25">
            <text:p>55,20668</text:p>
          </table:table-cell>
          <table:table-cell office:value-type="float" office:value="68.737650000000002" table:style-name="ce25">
            <text:p>68,73765</text:p>
          </table:table-cell>
          <table:table-cell office:value-type="float" office:value="265.18193000000002" table:style-name="ce25">
            <text:p>265,18193</text:p>
          </table:table-cell>
          <table:table-cell office:value-type="float" office:value="425.71368000000001" table:style-name="ce25">
            <text:p>425,71368</text:p>
          </table:table-cell>
          <table:table-cell office:value-type="float" office:value="884.26968999999997" table:style-name="ce25">
            <text:p>884,26969</text:p>
          </table:table-cell>
          <table:table-cell office:value-type="float" office:value="1120.5375899999999" table:style-name="ce25">
            <text:p>1120,53759</text:p>
          </table:table-cell>
          <table:table-cell office:value-type="float" office:value="746.79393000000005" table:style-name="ce25">
            <text:p>746,79393</text:p>
          </table:table-cell>
          <table:table-cell office:value-type="float" office:value="222.08398" table:style-name="ce25">
            <text:p>222,08398</text:p>
          </table:table-cell>
          <table:table-cell office:value-type="float" office:value="49.461199999999998" table:style-name="ce25">
            <text:p>49,4612</text:p>
          </table:table-cell>
          <table:table-cell office:value-type="float" office:value="15.822430000000001" table:style-name="ce25">
            <text:p>15,82243</text:p>
          </table:table-cell>
          <table:table-cell office:value-type="float" office:value="32" table:style-name="ce26">
            <text:p>3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6: Ward 86</text:p>
          </table:table-cell>
          <table:table-cell office:value-type="float" office:value="220.32326" table:style-name="ce25">
            <text:p>220,32326</text:p>
          </table:table-cell>
          <table:table-cell office:value-type="float" office:value="7.94055" table:style-name="ce25">
            <text:p>7,94055</text:p>
          </table:table-cell>
          <table:table-cell office:value-type="float" office:value="3.5564399999999998" table:style-name="ce25">
            <text:p>3,55644</text:p>
          </table:table-cell>
          <table:table-cell office:value-type="float" office:value="30.929449999999999" table:style-name="ce25">
            <text:p>30,92945</text:p>
          </table:table-cell>
          <table:table-cell office:value-type="float" office:value="41.216450000000002" table:style-name="ce25">
            <text:p>41,21645</text:p>
          </table:table-cell>
          <table:table-cell office:value-type="float" office:value="77.387519999999995" table:style-name="ce25">
            <text:p>77,38752</text:p>
          </table:table-cell>
          <table:table-cell office:value-type="float" office:value="136.23267000000001" table:style-name="ce25">
            <text:p>136,23267</text:p>
          </table:table-cell>
          <table:table-cell office:value-type="float" office:value="120.05244999999999" table:style-name="ce25">
            <text:p>120,05245</text:p>
          </table:table-cell>
          <table:table-cell office:value-type="float" office:value="50.742269999999998" table:style-name="ce25">
            <text:p>50,74227</text:p>
          </table:table-cell>
          <table:table-cell office:value-type="float" office:value="24.211069999999999" table:style-name="ce25">
            <text:p>24,21107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2" table:style-name="ce26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7: Ward 87</text:p>
          </table:table-cell>
          <table:table-cell office:value-type="float" office:value="8.4728499999999993" table:style-name="ce25">
            <text:p>8,47285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0" table:style-name="ce25">
            <text:p>0</text:p>
          </table:table-cell>
          <table:table-cell office:value-type="float" office:value="3.5564399999999998" table:style-name="ce25">
            <text:p>3,55644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6.03437" table:style-name="ce25">
            <text:p>6,03437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8: Ward 88</text:p>
          </table:table-cell>
          <table:table-cell office:value-type="float" office:value="17.320979999999999" table:style-name="ce25">
            <text:p>17,32098</text:p>
          </table:table-cell>
          <table:table-cell office:value-type="float" office:value="9.5513600000000007" table:style-name="ce25">
            <text:p>9,55136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10.02046" table:style-name="ce25">
            <text:p>10,02046</text:p>
          </table:table-cell>
          <table:table-cell office:value-type="float" office:value="0" table:style-name="ce25">
            <text:p>0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9: Ward 89</text:p>
          </table:table-cell>
          <table:table-cell office:value-type="float" office:value="4.9707800000000004" table:style-name="ce25">
            <text:p>4,9707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.7440799999999999" table:style-name="ce25">
            <text:p>3,74408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0: Ward 90</text:p>
          </table:table-cell>
          <table:table-cell office:value-type="float" office:value="9.7091600000000007" table:style-name="ce25">
            <text:p>9,70916</text:p>
          </table:table-cell>
          <table:table-cell office:value-type="float" office:value="4.6893200000000004" table:style-name="ce25">
            <text:p>4,68932</text:p>
          </table:table-cell>
          <table:table-cell office:value-type="float" office:value="0" table:style-name="ce25">
            <text:p>0</text:p>
          </table:table-cell>
          <table:table-cell office:value-type="float" office:value="2.4384800000000002" table:style-name="ce25">
            <text:p>2,43848</text:p>
          </table:table-cell>
          <table:table-cell office:value-type="float" office:value="3.7440799999999999" table:style-name="ce25">
            <text:p>3,74408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1: Ward 91</text:p>
          </table:table-cell>
          <table:table-cell office:value-type="float" office:value="6.03437" table:style-name="ce25">
            <text:p>6,03437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.5323000000000002" table:style-name="ce25">
            <text:p>2,5323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0" table:style-name="ce25">
            <text:p>0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3.5958899999999998" table:style-name="ce25">
            <text:p>3,59589</text:p>
          </table:table-cell>
          <table:table-cell office:value-type="float" office:value="3.6353399999999998" table:style-name="ce25">
            <text:p>3,63534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2" table:style-name="ce26">
            <text:p>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2: Ward 92</text:p>
          </table:table-cell>
          <table:table-cell office:value-type="float" office:value="25.536899999999999" table:style-name="ce25">
            <text:p>25,5369</text:p>
          </table:table-cell>
          <table:table-cell office:value-type="float" office:value="2.3841100000000002" table:style-name="ce25">
            <text:p>2,38411</text:p>
          </table:table-cell>
          <table:table-cell office:value-type="float" office:value="0" table:style-name="ce25">
            <text:p>0</text:p>
          </table:table-cell>
          <table:table-cell office:value-type="float" office:value="3.7440799999999999" table:style-name="ce25">
            <text:p>3,74408</text:p>
          </table:table-cell>
          <table:table-cell office:value-type="float" office:value="3.7440799999999999" table:style-name="ce25">
            <text:p>3,74408</text:p>
          </table:table-cell>
          <table:table-cell office:value-type="float" office:value="0" table:style-name="ce25">
            <text:p>0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3: Ward 93</text:p>
          </table:table-cell>
          <table:table-cell office:value-type="float" office:value="11.896409999999999" table:style-name="ce25">
            <text:p>11,89641</text:p>
          </table:table-cell>
          <table:table-cell office:value-type="float" office:value="2.3841100000000002" table:style-name="ce25">
            <text:p>2,38411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1" table:style-name="ce25">
            <text:p>1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4: Ward 94</text:p>
          </table:table-cell>
          <table:table-cell office:value-type="float" office:value="2.4384800000000002" table:style-name="ce25">
            <text:p>2,4384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5: Ward 95</text:p>
          </table:table-cell>
          <table:table-cell office:value-type="float" office:value="14.86758" table:style-name="ce25">
            <text:p>14,86758</text:p>
          </table:table-cell>
          <table:table-cell office:value-type="float" office:value="10.59042" table:style-name="ce25">
            <text:p>10,59042</text:p>
          </table:table-cell>
          <table:table-cell office:value-type="float" office:value="0" table:style-name="ce25">
            <text:p>0</text:p>
          </table:table-cell>
          <table:table-cell office:value-type="float" office:value="5.0646000000000004" table:style-name="ce25">
            <text:p>5,0646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6: Ward 96</text:p>
          </table:table-cell>
          <table:table-cell office:value-type="float" office:value="10.81751" table:style-name="ce25">
            <text:p>10,81751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6.11327" table:style-name="ce25">
            <text:p>6,11327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7: Ward 97</text:p>
          </table:table-cell>
          <table:table-cell office:value-type="float" office:value="8.3399699999999992" table:style-name="ce25">
            <text:p>8,33997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0" table:style-name="ce25">
            <text:p>0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8: Ward 98</text:p>
          </table:table-cell>
          <table:table-cell office:value-type="float" office:value="10.78767" table:style-name="ce25">
            <text:p>10,78767</text:p>
          </table:table-cell>
          <table:table-cell office:value-type="float" office:value="2.3446600000000002" table:style-name="ce25">
            <text:p>2,34466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0" table:style-name="ce25">
            <text:p>0</text:p>
          </table:table-cell>
          <table:table-cell office:value-type="float" office:value="7.4092599999999997" table:style-name="ce25">
            <text:p>7,40926</text:p>
          </table:table-cell>
          <table:table-cell office:value-type="float" office:value="2.4384800000000002" table:style-name="ce25">
            <text:p>2,4384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9: Ward 99</text:p>
          </table:table-cell>
          <table:table-cell office:value-type="float" office:value="16.985150000000001" table:style-name="ce25">
            <text:p>16,98515</text:p>
          </table:table-cell>
          <table:table-cell office:value-type="float" office:value="2.3446600000000002" table:style-name="ce25">
            <text:p>2,34466</text:p>
          </table:table-cell>
          <table:table-cell office:value-type="float" office:value="2.5323000000000002" table:style-name="ce25">
            <text:p>2,5323</text:p>
          </table:table-cell>
          <table:table-cell office:value-type="float" office:value="3.5958899999999998" table:style-name="ce25">
            <text:p>3,59589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100: Ward 100</text:p>
          </table:table-cell>
          <table:table-cell office:value-type="float" office:value="3699.1860299999998" table:style-name="ce25">
            <text:p>3699,18603</text:p>
          </table:table-cell>
          <table:table-cell office:value-type="float" office:value="107.19905" table:style-name="ce25">
            <text:p>107,19905</text:p>
          </table:table-cell>
          <table:table-cell office:value-type="float" office:value="87.072190000000006" table:style-name="ce25">
            <text:p>87,07219</text:p>
          </table:table-cell>
          <table:table-cell office:value-type="float" office:value="500.45830999999998" table:style-name="ce25">
            <text:p>500,45831</text:p>
          </table:table-cell>
          <table:table-cell office:value-type="float" office:value="665.22951" table:style-name="ce25">
            <text:p>665,22951</text:p>
          </table:table-cell>
          <table:table-cell office:value-type="float" office:value="1456.4474" table:style-name="ce25">
            <text:p>1456,4474</text:p>
          </table:table-cell>
          <table:table-cell office:value-type="float" office:value="2006.4140400000001" table:style-name="ce25">
            <text:p>2006,41404</text:p>
          </table:table-cell>
          <table:table-cell office:value-type="float" office:value="1601.98839" table:style-name="ce25">
            <text:p>1601,98839</text:p>
          </table:table-cell>
          <table:table-cell office:value-type="float" office:value="598.57297000000005" table:style-name="ce25">
            <text:p>598,57297</text:p>
          </table:table-cell>
          <table:table-cell office:value-type="float" office:value="154.46191999999999" table:style-name="ce25">
            <text:p>154,46192</text:p>
          </table:table-cell>
          <table:table-cell office:value-type="float" office:value="46.133659999999999" table:style-name="ce25">
            <text:p>46,13366</text:p>
          </table:table-cell>
          <table:table-cell office:value-type="float" office:value="90" table:style-name="ce26">
            <text:p>9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101: Ward 101</text:p>
          </table:table-cell>
          <table:table-cell office:value-type="float" office:value="29.083729999999999" table:style-name="ce25">
            <text:p>29,08373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2.4384800000000002" table:style-name="ce25">
            <text:p>2,43848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8.4184800000000006" table:style-name="ce25">
            <text:p>8,41848</text:p>
          </table:table-cell>
          <table:table-cell office:value-type="float" office:value="7.23123" table:style-name="ce25">
            <text:p>7,23123</text:p>
          </table:table-cell>
          <table:table-cell office:value-type="float" office:value="12.28091" table:style-name="ce25">
            <text:p>12,28091</text:p>
          </table:table-cell>
          <table:table-cell office:value-type="float" office:value="16.039909999999999" table:style-name="ce25">
            <text:p>16,03991</text:p>
          </table:table-cell>
          <table:table-cell office:value-type="float" office:value="6.0589000000000004" table:style-name="ce25">
            <text:p>6,0589</text:p>
          </table:table-cell>
          <table:table-cell office:value-type="float" office:value="6.01945" table:style-name="ce25">
            <text:p>6,01945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2: Ward 102</text:p>
          </table:table-cell>
          <table:table-cell office:value-type="float" office:value="4038.3471100000002" table:style-name="ce25">
            <text:p>4038,34711</text:p>
          </table:table-cell>
          <table:table-cell office:value-type="float" office:value="95.886139999999997" table:style-name="ce25">
            <text:p>95,88614</text:p>
          </table:table-cell>
          <table:table-cell office:value-type="float" office:value="145.60957999999999" table:style-name="ce25">
            <text:p>145,60958</text:p>
          </table:table-cell>
          <table:table-cell office:value-type="float" office:value="712.73524999999995" table:style-name="ce25">
            <text:p>712,73525</text:p>
          </table:table-cell>
          <table:table-cell office:value-type="float" office:value="849.58595000000003" table:style-name="ce25">
            <text:p>849,58595</text:p>
          </table:table-cell>
          <table:table-cell office:value-type="float" office:value="1953.87745" table:style-name="ce25">
            <text:p>1953,87745</text:p>
          </table:table-cell>
          <table:table-cell office:value-type="float" office:value="3071.0031100000001" table:style-name="ce25">
            <text:p>3071,00311</text:p>
          </table:table-cell>
          <table:table-cell office:value-type="float" office:value="2863.9733299999998" table:style-name="ce25">
            <text:p>2863,97333</text:p>
          </table:table-cell>
          <table:table-cell office:value-type="float" office:value="1080.29891" table:style-name="ce25">
            <text:p>1080,29891</text:p>
          </table:table-cell>
          <table:table-cell office:value-type="float" office:value="249.90312" table:style-name="ce25">
            <text:p>249,90312</text:p>
          </table:table-cell>
          <table:table-cell office:value-type="float" office:value="85.684910000000002" table:style-name="ce25">
            <text:p>85,68491</text:p>
          </table:table-cell>
          <table:table-cell office:value-type="float" office:value="130" table:style-name="ce26">
            <text:p>13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3: Ward 103</text:p>
          </table:table-cell>
          <table:table-cell office:value-type="float" office:value="7217.8731600000001" table:style-name="ce25">
            <text:p>7217,87316</text:p>
          </table:table-cell>
          <table:table-cell office:value-type="float" office:value="175.77611999999999" table:style-name="ce25">
            <text:p>175,77612</text:p>
          </table:table-cell>
          <table:table-cell office:value-type="float" office:value="201.42534000000001" table:style-name="ce25">
            <text:p>201,42534</text:p>
          </table:table-cell>
          <table:table-cell office:value-type="float" office:value="657.2817" table:style-name="ce25">
            <text:p>657,2817</text:p>
          </table:table-cell>
          <table:table-cell office:value-type="float" office:value="953.53485000000001" table:style-name="ce25">
            <text:p>953,53485</text:p>
          </table:table-cell>
          <table:table-cell office:value-type="float" office:value="2539.09647" table:style-name="ce25">
            <text:p>2539,09647</text:p>
          </table:table-cell>
          <table:table-cell office:value-type="float" office:value="5129.84602" table:style-name="ce25">
            <text:p>5129,84602</text:p>
          </table:table-cell>
          <table:table-cell office:value-type="float" office:value="5612.4116999999997" table:style-name="ce25">
            <text:p>5612,4117</text:p>
          </table:table-cell>
          <table:table-cell office:value-type="float" office:value="2928.6734099999999" table:style-name="ce25">
            <text:p>2928,67341</text:p>
          </table:table-cell>
          <table:table-cell office:value-type="float" office:value="700.86913000000004" table:style-name="ce25">
            <text:p>700,86913</text:p>
          </table:table-cell>
          <table:table-cell office:value-type="float" office:value="138.20048" table:style-name="ce25">
            <text:p>138,20048</text:p>
          </table:table-cell>
          <table:table-cell office:value-type="float" office:value="254" table:style-name="ce26">
            <text:p>254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4: Ward 104</text:p>
          </table:table-cell>
          <table:table-cell office:value-type="float" office:value="116.83458" table:style-name="ce25">
            <text:p>116,83458</text:p>
          </table:table-cell>
          <table:table-cell office:value-type="float" office:value="10.76314" table:style-name="ce25">
            <text:p>10,76314</text:p>
          </table:table-cell>
          <table:table-cell office:value-type="float" office:value="3.7046299999999999" table:style-name="ce25">
            <text:p>3,70463</text:p>
          </table:table-cell>
          <table:table-cell office:value-type="float" office:value="9.7784499999999994" table:style-name="ce25">
            <text:p>9,77845</text:p>
          </table:table-cell>
          <table:table-cell office:value-type="float" office:value="12.2713" table:style-name="ce25">
            <text:p>12,2713</text:p>
          </table:table-cell>
          <table:table-cell office:value-type="float" office:value="40.265900000000002" table:style-name="ce25">
            <text:p>40,2659</text:p>
          </table:table-cell>
          <table:table-cell office:value-type="float" office:value="46.19153" table:style-name="ce25">
            <text:p>46,19153</text:p>
          </table:table-cell>
          <table:table-cell office:value-type="float" office:value="54.90108" table:style-name="ce25">
            <text:p>54,90108</text:p>
          </table:table-cell>
          <table:table-cell office:value-type="float" office:value="23.162400000000002" table:style-name="ce25">
            <text:p>23,1624</text:p>
          </table:table-cell>
          <table:table-cell office:value-type="float" office:value="10.93586" table:style-name="ce25">
            <text:p>10,93586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4" table:style-name="ce26">
            <text:p>4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5: Ward 105</text:p>
          </table:table-cell>
          <table:table-cell office:value-type="float" office:value="4626.3543099999997" table:style-name="ce25">
            <text:p>4626,35431</text:p>
          </table:table-cell>
          <table:table-cell office:value-type="float" office:value="79.899789999999996" table:style-name="ce25">
            <text:p>79,89979</text:p>
          </table:table-cell>
          <table:table-cell office:value-type="float" office:value="100.74982" table:style-name="ce25">
            <text:p>100,74982</text:p>
          </table:table-cell>
          <table:table-cell office:value-type="float" office:value="383.87648000000002" table:style-name="ce25">
            <text:p>383,87648</text:p>
          </table:table-cell>
          <table:table-cell office:value-type="float" office:value="436.89359999999999" table:style-name="ce25">
            <text:p>436,8936</text:p>
          </table:table-cell>
          <table:table-cell office:value-type="float" office:value="1114.4720199999999" table:style-name="ce25">
            <text:p>1114,47202</text:p>
          </table:table-cell>
          <table:table-cell office:value-type="float" office:value="2363.7655500000001" table:style-name="ce25">
            <text:p>2363,76555</text:p>
          </table:table-cell>
          <table:table-cell office:value-type="float" office:value="2597.8479699999998" table:style-name="ce25">
            <text:p>2597,84797</text:p>
          </table:table-cell>
          <table:table-cell office:value-type="float" office:value="1620.80728" table:style-name="ce25">
            <text:p>1620,80728</text:p>
          </table:table-cell>
          <table:table-cell office:value-type="float" office:value="576.79723000000001" table:style-name="ce25">
            <text:p>576,79723</text:p>
          </table:table-cell>
          <table:table-cell office:value-type="float" office:value="139.55131" table:style-name="ce25">
            <text:p>139,55131</text:p>
          </table:table-cell>
          <table:table-cell office:value-type="float" office:value="212" table:style-name="ce26">
            <text:p>212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6: Ward 106</text:p>
          </table:table-cell>
          <table:table-cell office:value-type="float" office:value="36.79898" table:style-name="ce25">
            <text:p>36,79898</text:p>
          </table:table-cell>
          <table:table-cell office:value-type="float" office:value="7.0734300000000001" table:style-name="ce25">
            <text:p>7,07343</text:p>
          </table:table-cell>
          <table:table-cell office:value-type="float" office:value="6.0738200000000004" table:style-name="ce25">
            <text:p>6,07382</text:p>
          </table:table-cell>
          <table:table-cell office:value-type="float" office:value="12.29583" table:style-name="ce25">
            <text:p>12,29583</text:p>
          </table:table-cell>
          <table:table-cell office:value-type="float" office:value="9.5912000000000006" table:style-name="ce25">
            <text:p>9,5912</text:p>
          </table:table-cell>
          <table:table-cell office:value-type="float" office:value="3.7440799999999999" table:style-name="ce25">
            <text:p>3,7440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7: Ward 107</text:p>
          </table:table-cell>
          <table:table-cell office:value-type="float" office:value="6821.46054" table:style-name="ce25">
            <text:p>6821,46054</text:p>
          </table:table-cell>
          <table:table-cell office:value-type="float" office:value="178.96572" table:style-name="ce25">
            <text:p>178,96572</text:p>
          </table:table-cell>
          <table:table-cell office:value-type="float" office:value="204.62666999999999" table:style-name="ce25">
            <text:p>204,62667</text:p>
          </table:table-cell>
          <table:table-cell office:value-type="float" office:value="725.78025000000002" table:style-name="ce25">
            <text:p>725,78025</text:p>
          </table:table-cell>
          <table:table-cell office:value-type="float" office:value="994.49828000000002" table:style-name="ce25">
            <text:p>994,49828</text:p>
          </table:table-cell>
          <table:table-cell office:value-type="float" office:value="2430.1874400000002" table:style-name="ce25">
            <text:p>2430,18744</text:p>
          </table:table-cell>
          <table:table-cell office:value-type="float" office:value="4154.2587100000001" table:style-name="ce25">
            <text:p>4154,25871</text:p>
          </table:table-cell>
          <table:table-cell office:value-type="float" office:value="4750.6380900000004" table:style-name="ce25">
            <text:p>4750,63809</text:p>
          </table:table-cell>
          <table:table-cell office:value-type="float" office:value="2322.2311300000001" table:style-name="ce25">
            <text:p>2322,23113</text:p>
          </table:table-cell>
          <table:table-cell office:value-type="float" office:value="532.75670000000002" table:style-name="ce25">
            <text:p>532,7567</text:p>
          </table:table-cell>
          <table:table-cell office:value-type="float" office:value="121.70779" table:style-name="ce25">
            <text:p>121,70779</text:p>
          </table:table-cell>
          <table:table-cell office:value-type="float" office:value="215" table:style-name="ce26">
            <text:p>215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8: Ward 108</text:p>
          </table:table-cell>
          <table:table-cell office:value-type="float" office:value="9.8086800000000007" table:style-name="ce25">
            <text:p>9,80868</text:p>
          </table:table-cell>
          <table:table-cell office:value-type="float" office:value="8.2457600000000006" table:style-name="ce25">
            <text:p>8,24576</text:p>
          </table:table-cell>
          <table:table-cell office:value-type="float" office:value="0" table:style-name="ce25">
            <text:p>0</text:p>
          </table:table-cell>
          <table:table-cell office:value-type="float" office:value="2.2661500000000001" table:style-name="ce25">
            <text:p>2,26615</text:p>
          </table:table-cell>
          <table:table-cell office:value-type="float" office:value="3.7046299999999999" table:style-name="ce25">
            <text:p>3,70463</text:p>
          </table:table-cell>
          <table:table-cell office:value-type="float" office:value="0" table:style-name="ce25">
            <text:p>0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9: Ward 109</text:p>
          </table:table-cell>
          <table:table-cell office:value-type="float" office:value="126.17057" table:style-name="ce25">
            <text:p>126,17057</text:p>
          </table:table-cell>
          <table:table-cell office:value-type="float" office:value="11.817119999999999" table:style-name="ce25">
            <text:p>11,81712</text:p>
          </table:table-cell>
          <table:table-cell office:value-type="float" office:value="3.5564399999999998" table:style-name="ce25">
            <text:p>3,55644</text:p>
          </table:table-cell>
          <table:table-cell office:value-type="float" office:value="12.09327" table:style-name="ce25">
            <text:p>12,09327</text:p>
          </table:table-cell>
          <table:table-cell office:value-type="float" office:value="19.886019999999998" table:style-name="ce25">
            <text:p>19,88602</text:p>
          </table:table-cell>
          <table:table-cell office:value-type="float" office:value="33.108649999999997" table:style-name="ce25">
            <text:p>33,10865</text:p>
          </table:table-cell>
          <table:table-cell office:value-type="float" office:value="34.177320000000002" table:style-name="ce25">
            <text:p>34,17732</text:p>
          </table:table-cell>
          <table:table-cell office:value-type="float" office:value="44.236220000000003" table:style-name="ce25">
            <text:p>44,23622</text:p>
          </table:table-cell>
          <table:table-cell office:value-type="float" office:value="40.157710000000002" table:style-name="ce25">
            <text:p>40,15771</text:p>
          </table:table-cell>
          <table:table-cell office:value-type="float" office:value="8.6455699999999993" table:style-name="ce25">
            <text:p>8,64557</text:p>
          </table:table-cell>
          <table:table-cell office:value-type="float" office:value="6.94055" table:style-name="ce25">
            <text:p>6,94055</text:p>
          </table:table-cell>
          <table:table-cell office:value-type="float" office:value="9" table:style-name="ce26">
            <text:p>9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10: Ward 110</text:p>
          </table:table-cell>
          <table:table-cell office:value-type="float" office:value="22.73845" table:style-name="ce25">
            <text:p>22,73845</text:p>
          </table:table-cell>
          <table:table-cell office:value-type="float" office:value="1.1723300000000001" table:style-name="ce25">
            <text:p>1,17233</text:p>
          </table:table-cell>
          <table:table-cell office:value-type="float" office:value="0" table:style-name="ce25">
            <text:p>0</text:p>
          </table:table-cell>
          <table:table-cell office:value-type="float" office:value="8.3246599999999997" table:style-name="ce25">
            <text:p>8,32466</text:p>
          </table:table-cell>
          <table:table-cell office:value-type="float" office:value="4.9014899999999999" table:style-name="ce25">
            <text:p>4,90149</text:p>
          </table:table-cell>
          <table:table-cell office:value-type="float" office:value="12.19279" table:style-name="ce25">
            <text:p>12,19279</text:p>
          </table:table-cell>
          <table:table-cell office:value-type="float" office:value="7.3794199999999996" table:style-name="ce25">
            <text:p>7,37942</text:p>
          </table:table-cell>
          <table:table-cell office:value-type="float" office:value="2.3841100000000002" table:style-name="ce25">
            <text:p>2,38411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11: Ward 111</text:p>
          </table:table-cell>
          <table:table-cell office:value-type="float" office:value="832.33419000000004" table:style-name="ce25">
            <text:p>832,33419</text:p>
          </table:table-cell>
          <table:table-cell office:value-type="float" office:value="15.74353" table:style-name="ce25">
            <text:p>15,74353</text:p>
          </table:table-cell>
          <table:table-cell office:value-type="float" office:value="15.852270000000001" table:style-name="ce25">
            <text:p>15,85227</text:p>
          </table:table-cell>
          <table:table-cell office:value-type="float" office:value="311.20934" table:style-name="ce25">
            <text:p>311,20934</text:p>
          </table:table-cell>
          <table:table-cell office:value-type="float" office:value="286.32555000000002" table:style-name="ce25">
            <text:p>286,32555</text:p>
          </table:table-cell>
          <table:table-cell office:value-type="float" office:value="404.9873" table:style-name="ce25">
            <text:p>404,9873</text:p>
          </table:table-cell>
          <table:table-cell office:value-type="float" office:value="356.39544000000001" table:style-name="ce25">
            <text:p>356,39544</text:p>
          </table:table-cell>
          <table:table-cell office:value-type="float" office:value="182.37568999999999" table:style-name="ce25">
            <text:p>182,37569</text:p>
          </table:table-cell>
          <table:table-cell office:value-type="float" office:value="23.473700000000001" table:style-name="ce25">
            <text:p>23,4737</text:p>
          </table:table-cell>
          <table:table-cell office:value-type="float" office:value="3.6897099999999998" table:style-name="ce25">
            <text:p>3,68971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2" table:style-name="ce26">
            <text:p>2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Total</text:p>
          </table:table-cell>
          <table:table-cell office:value-type="float" office:value="147370.15286" table:style-name="ce25">
            <text:p>147370,1529</text:p>
          </table:table-cell>
          <table:table-cell office:value-type="float" office:value="4353.6725500000002" table:style-name="ce25">
            <text:p>4353,67255</text:p>
          </table:table-cell>
          <table:table-cell office:value-type="float" office:value="4593.8853099999997" table:style-name="ce25">
            <text:p>4593,88531</text:p>
          </table:table-cell>
          <table:table-cell office:value-type="float" office:value="18822.248449999999" table:style-name="ce25">
            <text:p>18822,24845</text:p>
          </table:table-cell>
          <table:table-cell office:value-type="float" office:value="24225.295050000001" table:style-name="ce25">
            <text:p>24225,29505</text:p>
          </table:table-cell>
          <table:table-cell office:value-type="float" office:value="52220.301959999997" table:style-name="ce25">
            <text:p>52220,30196</text:p>
          </table:table-cell>
          <table:table-cell office:value-type="float" office:value="84278.449609999996" table:style-name="ce25">
            <text:p>84278,44961</text:p>
          </table:table-cell>
          <table:table-cell office:value-type="float" office:value="87118.499410000004" table:style-name="ce25">
            <text:p>87118,49941</text:p>
          </table:table-cell>
          <table:table-cell office:value-type="float" office:value="48543.468000000001" table:style-name="ce25">
            <text:p>48543,468</text:p>
          </table:table-cell>
          <table:table-cell office:value-type="float" office:value="17084.881570000001" table:style-name="ce25">
            <text:p>17084,88157</text:p>
          </table:table-cell>
          <table:table-cell office:value-type="float" office:value="4703.8414700000003" table:style-name="ce25">
            <text:p>4703,84147</text:p>
          </table:table-cell>
          <table:table-cell office:value-type="float" office:value="7744" table:style-name="ce26">
            <text:p>7744</text:p>
          </table:table-cell>
          <table:table-cell table:number-columns-repeated="16370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32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Data_Sheet_4" table:style-name="ta2">
        <table:table-column table:style-name="co1" table:default-cell-style-name="ce2"/>
        <table:table-column table:style-name="co2" table:default-cell-style-name="ce32"/>
        <table:table-column table:style-name="co2" table:number-columns-repeated="16382" table:default-cell-style-name="ce2"/>
        <table:table-row table:style-name="ro1">
          <table:table-cell table:style-name="ce18">
            <draw:frame draw:z-index="1" draw:id="id4" draw:style-name="a4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31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Individual monthly income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2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32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3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Total</text:p>
          </table:table-cell>
          <table:table-cell table:style-name="ce32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6">
            <text:p>Individual monthly income</text:p>
          </table:table-cell>
          <table:covered-table-cell/>
          <table:table-cell office:value-type="string" table:style-name="ce3">
            <text:p>No income</text:p>
          </table:table-cell>
          <table:table-cell office:value-type="string" table:style-name="ce3">
            <text:p>R 1 - R 400</text:p>
          </table:table-cell>
          <table:table-cell office:value-type="string" table:style-name="ce3">
            <text:p>R 401 - R 800</text:p>
          </table:table-cell>
          <table:table-cell office:value-type="string" table:style-name="ce3">
            <text:p>R 801 - R 1 600</text:p>
          </table:table-cell>
          <table:table-cell office:value-type="string" table:style-name="ce3">
            <text:p>R 1 601 - R 3 200</text:p>
          </table:table-cell>
          <table:table-cell office:value-type="string" table:style-name="ce3">
            <text:p>R 3 201 - R 6 400</text:p>
          </table:table-cell>
          <table:table-cell office:value-type="string" table:style-name="ce3">
            <text:p>R 6 401 - R 12 800</text:p>
          </table:table-cell>
          <table:table-cell office:value-type="string" table:style-name="ce3">
            <text:p>R 12 801 - R 25 600</text:p>
          </table:table-cell>
          <table:table-cell office:value-type="string" table:style-name="ce3">
            <text:p>R 25 601 - R 51 200</text:p>
          </table:table-cell>
          <table:table-cell office:value-type="string" table:style-name="ce3">
            <text:p>R 51 201 - R 102 400</text:p>
          </table:table-cell>
          <table:table-cell office:value-type="string" table:style-name="ce3">
            <text:p>R 102 401 - R 204 800</text:p>
          </table:table-cell>
          <table:table-cell office:value-type="string" table:style-name="ce3">
            <text:p>R102 401 or more</text:p>
          </table:table-cell>
          <table:table-cell table:number-columns-repeated="16370"/>
        </table:table-row>
        <table:table-row table:style-name="ro5">
          <table:table-cell table:style-name="ce2"/>
          <table:table-cell office:value-type="string" table:style-name="ce34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5">
            <text:p>19100001: Ward 1</text:p>
          </table:table-cell>
          <table:table-cell office:value-type="float" office:value="6668.4887500000004" table:style-name="ce27">
            <text:p>6668,48875</text:p>
          </table:table-cell>
          <table:table-cell office:value-type="float" office:value="172.74501000000001" table:style-name="ce27">
            <text:p>172,74501</text:p>
          </table:table-cell>
          <table:table-cell office:value-type="float" office:value="227.6155" table:style-name="ce27">
            <text:p>227,6155</text:p>
          </table:table-cell>
          <table:table-cell office:value-type="float" office:value="659.92648999999994" table:style-name="ce27">
            <text:p>659,92649</text:p>
          </table:table-cell>
          <table:table-cell office:value-type="float" office:value="1037.8435999999999" table:style-name="ce27">
            <text:p>1037,8436</text:p>
          </table:table-cell>
          <table:table-cell office:value-type="float" office:value="2106.9294799999998" table:style-name="ce27">
            <text:p>2106,92948</text:p>
          </table:table-cell>
          <table:table-cell office:value-type="float" office:value="3557.7883400000001" table:style-name="ce27">
            <text:p>3557,78834</text:p>
          </table:table-cell>
          <table:table-cell office:value-type="float" office:value="3710.2543099999998" table:style-name="ce27">
            <text:p>3710,25431</text:p>
          </table:table-cell>
          <table:table-cell office:value-type="float" office:value="2074.2462599999999" table:style-name="ce27">
            <text:p>2074,24626</text:p>
          </table:table-cell>
          <table:table-cell office:value-type="float" office:value="694.49492999999995" table:style-name="ce27">
            <text:p>694,49493</text:p>
          </table:table-cell>
          <table:table-cell office:value-type="float" office:value="154.67303000000001" table:style-name="ce27">
            <text:p>154,67303</text:p>
          </table:table-cell>
          <table:table-cell office:value-type="float" office:value="261" table:style-name="ce28">
            <text:p>261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2: Ward 2</text:p>
          </table:table-cell>
          <table:table-cell office:value-type="float" office:value="6488.35923" table:style-name="ce27">
            <text:p>6488,35923</text:p>
          </table:table-cell>
          <table:table-cell office:value-type="float" office:value="177.45000999999999" table:style-name="ce27">
            <text:p>177,45001</text:p>
          </table:table-cell>
          <table:table-cell office:value-type="float" office:value="197.09583000000001" table:style-name="ce27">
            <text:p>197,09583</text:p>
          </table:table-cell>
          <table:table-cell office:value-type="float" office:value="860.42810999999995" table:style-name="ce27">
            <text:p>860,42811</text:p>
          </table:table-cell>
          <table:table-cell office:value-type="float" office:value="1304.2584199999999" table:style-name="ce27">
            <text:p>1304,25842</text:p>
          </table:table-cell>
          <table:table-cell office:value-type="float" office:value="2452.9828699999998" table:style-name="ce27">
            <text:p>2452,98287</text:p>
          </table:table-cell>
          <table:table-cell office:value-type="float" office:value="3625.9061700000002" table:style-name="ce27">
            <text:p>3625,90617</text:p>
          </table:table-cell>
          <table:table-cell office:value-type="float" office:value="3189.0951100000002" table:style-name="ce27">
            <text:p>3189,09511</text:p>
          </table:table-cell>
          <table:table-cell office:value-type="float" office:value="1204.63096" table:style-name="ce27">
            <text:p>1204,63096</text:p>
          </table:table-cell>
          <table:table-cell office:value-type="float" office:value="243.83430000000001" table:style-name="ce27">
            <text:p>243,8343</text:p>
          </table:table-cell>
          <table:table-cell office:value-type="float" office:value="79.533500000000004" table:style-name="ce27">
            <text:p>79,5335</text:p>
          </table:table-cell>
          <table:table-cell office:value-type="float" office:value="126" table:style-name="ce28">
            <text:p>126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3: Ward 3</text:p>
          </table:table-cell>
          <table:table-cell office:value-type="float" office:value="6825.1062899999997" table:style-name="ce27">
            <text:p>6825,10629</text:p>
          </table:table-cell>
          <table:table-cell office:value-type="float" office:value="206.93402" table:style-name="ce27">
            <text:p>206,93402</text:p>
          </table:table-cell>
          <table:table-cell office:value-type="float" office:value="255.74243000000001" table:style-name="ce27">
            <text:p>255,74243</text:p>
          </table:table-cell>
          <table:table-cell office:value-type="float" office:value="1014.24288" table:style-name="ce27">
            <text:p>1014,24288</text:p>
          </table:table-cell>
          <table:table-cell office:value-type="float" office:value="1493.2604899999999" table:style-name="ce27">
            <text:p>1493,26049</text:p>
          </table:table-cell>
          <table:table-cell office:value-type="float" office:value="3156.7877100000001" table:style-name="ce27">
            <text:p>3156,78771</text:p>
          </table:table-cell>
          <table:table-cell office:value-type="float" office:value="4716.63346" table:style-name="ce27">
            <text:p>4716,63346</text:p>
          </table:table-cell>
          <table:table-cell office:value-type="float" office:value="4265.26073" table:style-name="ce27">
            <text:p>4265,26073</text:p>
          </table:table-cell>
          <table:table-cell office:value-type="float" office:value="1586.7925700000001" table:style-name="ce27">
            <text:p>1586,79257</text:p>
          </table:table-cell>
          <table:table-cell office:value-type="float" office:value="294.47064" table:style-name="ce27">
            <text:p>294,47064</text:p>
          </table:table-cell>
          <table:table-cell office:value-type="float" office:value="113.26889" table:style-name="ce27">
            <text:p>113,26889</text:p>
          </table:table-cell>
          <table:table-cell office:value-type="float" office:value="205" table:style-name="ce28">
            <text:p>205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4: Ward 4</text:p>
          </table:table-cell>
          <table:table-cell office:value-type="float" office:value="13838.415789999999" table:style-name="ce27">
            <text:p>13838,41579</text:p>
          </table:table-cell>
          <table:table-cell office:value-type="float" office:value="1482.83035" table:style-name="ce27">
            <text:p>1482,83035</text:p>
          </table:table-cell>
          <table:table-cell office:value-type="float" office:value="725.52935000000002" table:style-name="ce27">
            <text:p>725,52935</text:p>
          </table:table-cell>
          <table:table-cell office:value-type="float" office:value="2131.21958" table:style-name="ce27">
            <text:p>2131,21958</text:p>
          </table:table-cell>
          <table:table-cell office:value-type="float" office:value="3817.2092400000001" table:style-name="ce27">
            <text:p>3817,20924</text:p>
          </table:table-cell>
          <table:table-cell office:value-type="float" office:value="3193.23855" table:style-name="ce27">
            <text:p>3193,23855</text:p>
          </table:table-cell>
          <table:table-cell office:value-type="float" office:value="3515.9704000000002" table:style-name="ce27">
            <text:p>3515,9704</text:p>
          </table:table-cell>
          <table:table-cell office:value-type="float" office:value="3733.2848600000002" table:style-name="ce27">
            <text:p>3733,28486</text:p>
          </table:table-cell>
          <table:table-cell office:value-type="float" office:value="2104.8288299999999" table:style-name="ce27">
            <text:p>2104,82883</text:p>
          </table:table-cell>
          <table:table-cell office:value-type="float" office:value="700.70262000000002" table:style-name="ce27">
            <text:p>700,70262</text:p>
          </table:table-cell>
          <table:table-cell office:value-type="float" office:value="125.86435" table:style-name="ce27">
            <text:p>125,86435</text:p>
          </table:table-cell>
          <table:table-cell office:value-type="float" office:value="240" table:style-name="ce28">
            <text:p>240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005: Ward 5</text:p>
          </table:table-cell>
          <table:table-cell office:value-type="float" office:value="6169.0015999999996" table:style-name="ce27">
            <text:p>6169,0016</text:p>
          </table:table-cell>
          <table:table-cell office:value-type="float" office:value="195.48860999999999" table:style-name="ce27">
            <text:p>195,48861</text:p>
          </table:table-cell>
          <table:table-cell office:value-type="float" office:value="194.37439000000001" table:style-name="ce27">
            <text:p>194,37439</text:p>
          </table:table-cell>
          <table:table-cell office:value-type="float" office:value="862.25040999999999" table:style-name="ce27">
            <text:p>862,25041</text:p>
          </table:table-cell>
          <table:table-cell office:value-type="float" office:value="1105.3005599999999" table:style-name="ce27">
            <text:p>1105,30056</text:p>
          </table:table-cell>
          <table:table-cell office:value-type="float" office:value="2050.5436800000002" table:style-name="ce27">
            <text:p>2050,54368</text:p>
          </table:table-cell>
          <table:table-cell office:value-type="float" office:value="3142.64336" table:style-name="ce27">
            <text:p>3142,64336</text:p>
          </table:table-cell>
          <table:table-cell office:value-type="float" office:value="3133.3617899999999" table:style-name="ce27">
            <text:p>3133,36179</text:p>
          </table:table-cell>
          <table:table-cell office:value-type="float" office:value="1362.7572" table:style-name="ce27">
            <text:p>1362,7572</text:p>
          </table:table-cell>
          <table:table-cell office:value-type="float" office:value="297.76654000000002" table:style-name="ce27">
            <text:p>297,76654</text:p>
          </table:table-cell>
          <table:table-cell office:value-type="float" office:value="77.585170000000005" table:style-name="ce27">
            <text:p>77,58517</text:p>
          </table:table-cell>
          <table:table-cell office:value-type="float" office:value="131" table:style-name="ce28">
            <text:p>13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6: Ward 6</text:p>
          </table:table-cell>
          <table:table-cell office:value-type="float" office:value="9694.0253100000009" table:style-name="ce27">
            <text:p>9694,02531</text:p>
          </table:table-cell>
          <table:table-cell office:value-type="float" office:value="1618.9436599999999" table:style-name="ce27">
            <text:p>1618,94366</text:p>
          </table:table-cell>
          <table:table-cell office:value-type="float" office:value="584.34020999999996" table:style-name="ce27">
            <text:p>584,34021</text:p>
          </table:table-cell>
          <table:table-cell office:value-type="float" office:value="1850.3739700000001" table:style-name="ce27">
            <text:p>1850,37397</text:p>
          </table:table-cell>
          <table:table-cell office:value-type="float" office:value="2119.4997800000001" table:style-name="ce27">
            <text:p>2119,49978</text:p>
          </table:table-cell>
          <table:table-cell office:value-type="float" office:value="1357.9367299999999" table:style-name="ce27">
            <text:p>1357,93673</text:p>
          </table:table-cell>
          <table:table-cell office:value-type="float" office:value="1229.6527900000001" table:style-name="ce27">
            <text:p>1229,65279</text:p>
          </table:table-cell>
          <table:table-cell office:value-type="float" office:value="807.05120999999997" table:style-name="ce27">
            <text:p>807,05121</text:p>
          </table:table-cell>
          <table:table-cell office:value-type="float" office:value="249.83017000000001" table:style-name="ce27">
            <text:p>249,83017</text:p>
          </table:table-cell>
          <table:table-cell office:value-type="float" office:value="33.585209999999996" table:style-name="ce27">
            <text:p>33,58521</text:p>
          </table:table-cell>
          <table:table-cell office:value-type="float" office:value="16.51275" table:style-name="ce27">
            <text:p>16,51275</text:p>
          </table:table-cell>
          <table:table-cell office:value-type="float" office:value="39" table:style-name="ce28">
            <text:p>3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7: Ward 7</text:p>
          </table:table-cell>
          <table:table-cell office:value-type="float" office:value="11621.66588" table:style-name="ce27">
            <text:p>11621,66588</text:p>
          </table:table-cell>
          <table:table-cell office:value-type="float" office:value="493.36806000000001" table:style-name="ce27">
            <text:p>493,36806</text:p>
          </table:table-cell>
          <table:table-cell office:value-type="float" office:value="400.63301999999999" table:style-name="ce27">
            <text:p>400,63302</text:p>
          </table:table-cell>
          <table:table-cell office:value-type="float" office:value="2877.9676399999998" table:style-name="ce27">
            <text:p>2877,96764</text:p>
          </table:table-cell>
          <table:table-cell office:value-type="float" office:value="2436.9839999999999" table:style-name="ce27">
            <text:p>2436,984</text:p>
          </table:table-cell>
          <table:table-cell office:value-type="float" office:value="2443.13843" table:style-name="ce27">
            <text:p>2443,13843</text:p>
          </table:table-cell>
          <table:table-cell office:value-type="float" office:value="2590.3250800000001" table:style-name="ce27">
            <text:p>2590,32508</text:p>
          </table:table-cell>
          <table:table-cell office:value-type="float" office:value="1606.11132" table:style-name="ce27">
            <text:p>1606,11132</text:p>
          </table:table-cell>
          <table:table-cell office:value-type="float" office:value="307.81402000000003" table:style-name="ce27">
            <text:p>307,81402</text:p>
          </table:table-cell>
          <table:table-cell office:value-type="float" office:value="53.573050000000002" table:style-name="ce27">
            <text:p>53,57305</text:p>
          </table:table-cell>
          <table:table-cell office:value-type="float" office:value="32.097810000000003" table:style-name="ce27">
            <text:p>32,09781</text:p>
          </table:table-cell>
          <table:table-cell office:value-type="float" office:value="50" table:style-name="ce28">
            <text:p>5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8: Ward 8</text:p>
          </table:table-cell>
          <table:table-cell office:value-type="float" office:value="10170.31596" table:style-name="ce27">
            <text:p>10170,31596</text:p>
          </table:table-cell>
          <table:table-cell office:value-type="float" office:value="466.60703000000001" table:style-name="ce27">
            <text:p>466,60703</text:p>
          </table:table-cell>
          <table:table-cell office:value-type="float" office:value="467.72899000000001" table:style-name="ce27">
            <text:p>467,72899</text:p>
          </table:table-cell>
          <table:table-cell office:value-type="float" office:value="1421.08719" table:style-name="ce27">
            <text:p>1421,08719</text:p>
          </table:table-cell>
          <table:table-cell office:value-type="float" office:value="1583.9258600000001" table:style-name="ce27">
            <text:p>1583,92586</text:p>
          </table:table-cell>
          <table:table-cell office:value-type="float" office:value="3046.8889899999999" table:style-name="ce27">
            <text:p>3046,88899</text:p>
          </table:table-cell>
          <table:table-cell office:value-type="float" office:value="5219.6313799999998" table:style-name="ce27">
            <text:p>5219,63138</text:p>
          </table:table-cell>
          <table:table-cell office:value-type="float" office:value="5367.7979800000003" table:style-name="ce27">
            <text:p>5367,79798</text:p>
          </table:table-cell>
          <table:table-cell office:value-type="float" office:value="2040.29745" table:style-name="ce27">
            <text:p>2040,29745</text:p>
          </table:table-cell>
          <table:table-cell office:value-type="float" office:value="331.00927999999999" table:style-name="ce27">
            <text:p>331,00928</text:p>
          </table:table-cell>
          <table:table-cell office:value-type="float" office:value="132.62277" table:style-name="ce27">
            <text:p>132,62277</text:p>
          </table:table-cell>
          <table:table-cell office:value-type="float" office:value="251" table:style-name="ce28">
            <text:p>25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09: Ward 9</text:p>
          </table:table-cell>
          <table:table-cell office:value-type="float" office:value="10275.334000000001" table:style-name="ce27">
            <text:p>10275,334</text:p>
          </table:table-cell>
          <table:table-cell office:value-type="float" office:value="1309.8955000000001" table:style-name="ce27">
            <text:p>1309,8955</text:p>
          </table:table-cell>
          <table:table-cell office:value-type="float" office:value="408.23820999999998" table:style-name="ce27">
            <text:p>408,23821</text:p>
          </table:table-cell>
          <table:table-cell office:value-type="float" office:value="2852.5000599999998" table:style-name="ce27">
            <text:p>2852,50006</text:p>
          </table:table-cell>
          <table:table-cell office:value-type="float" office:value="2450.89444" table:style-name="ce27">
            <text:p>2450,89444</text:p>
          </table:table-cell>
          <table:table-cell office:value-type="float" office:value="2233.41581" table:style-name="ce27">
            <text:p>2233,41581</text:p>
          </table:table-cell>
          <table:table-cell office:value-type="float" office:value="1294.41149" table:style-name="ce27">
            <text:p>1294,41149</text:p>
          </table:table-cell>
          <table:table-cell office:value-type="float" office:value="857.87702000000002" table:style-name="ce27">
            <text:p>857,87702</text:p>
          </table:table-cell>
          <table:table-cell office:value-type="float" office:value="178.15128000000001" table:style-name="ce27">
            <text:p>178,15128</text:p>
          </table:table-cell>
          <table:table-cell office:value-type="float" office:value="26.97748" table:style-name="ce27">
            <text:p>26,97748</text:p>
          </table:table-cell>
          <table:table-cell office:value-type="float" office:value="15.337490000000001" table:style-name="ce27">
            <text:p>15,33749</text:p>
          </table:table-cell>
          <table:table-cell office:value-type="float" office:value="33" table:style-name="ce28">
            <text:p>3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0: Ward 10</text:p>
          </table:table-cell>
          <table:table-cell office:value-type="float" office:value="9420.1443600000002" table:style-name="ce27">
            <text:p>9420,14436</text:p>
          </table:table-cell>
          <table:table-cell office:value-type="float" office:value="212.88067000000001" table:style-name="ce27">
            <text:p>212,88067</text:p>
          </table:table-cell>
          <table:table-cell office:value-type="float" office:value="278.33514000000002" table:style-name="ce27">
            <text:p>278,33514</text:p>
          </table:table-cell>
          <table:table-cell office:value-type="float" office:value="1966.19316" table:style-name="ce27">
            <text:p>1966,19316</text:p>
          </table:table-cell>
          <table:table-cell office:value-type="float" office:value="2097.32717" table:style-name="ce27">
            <text:p>2097,32717</text:p>
          </table:table-cell>
          <table:table-cell office:value-type="float" office:value="2767.6747999999998" table:style-name="ce27">
            <text:p>2767,6748</text:p>
          </table:table-cell>
          <table:table-cell office:value-type="float" office:value="2872.14437" table:style-name="ce27">
            <text:p>2872,14437</text:p>
          </table:table-cell>
          <table:table-cell office:value-type="float" office:value="1676.15481" table:style-name="ce27">
            <text:p>1676,15481</text:p>
          </table:table-cell>
          <table:table-cell office:value-type="float" office:value="359.71249999999998" table:style-name="ce27">
            <text:p>359,7125</text:p>
          </table:table-cell>
          <table:table-cell office:value-type="float" office:value="44.86298" table:style-name="ce27">
            <text:p>44,86298</text:p>
          </table:table-cell>
          <table:table-cell office:value-type="float" office:value="40.952489999999997" table:style-name="ce27">
            <text:p>40,95249</text:p>
          </table:table-cell>
          <table:table-cell office:value-type="float" office:value="72" table:style-name="ce28">
            <text:p>7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1: Ward 11</text:p>
          </table:table-cell>
          <table:table-cell office:value-type="float" office:value="16206.53364" table:style-name="ce27">
            <text:p>16206,53364</text:p>
          </table:table-cell>
          <table:table-cell office:value-type="float" office:value="1263.68453" table:style-name="ce27">
            <text:p>1263,68453</text:p>
          </table:table-cell>
          <table:table-cell office:value-type="float" office:value="882.84501999999998" table:style-name="ce27">
            <text:p>882,84502</text:p>
          </table:table-cell>
          <table:table-cell office:value-type="float" office:value="2920.7340600000002" table:style-name="ce27">
            <text:p>2920,73406</text:p>
          </table:table-cell>
          <table:table-cell office:value-type="float" office:value="3015.1130800000001" table:style-name="ce27">
            <text:p>3015,11308</text:p>
          </table:table-cell>
          <table:table-cell office:value-type="float" office:value="3044.48765" table:style-name="ce27">
            <text:p>3044,48765</text:p>
          </table:table-cell>
          <table:table-cell office:value-type="float" office:value="3052.7392500000001" table:style-name="ce27">
            <text:p>3052,73925</text:p>
          </table:table-cell>
          <table:table-cell office:value-type="float" office:value="2809.1724399999998" table:style-name="ce27">
            <text:p>2809,17244</text:p>
          </table:table-cell>
          <table:table-cell office:value-type="float" office:value="817.43299999999999" table:style-name="ce27">
            <text:p>817,433</text:p>
          </table:table-cell>
          <table:table-cell office:value-type="float" office:value="149.00825" table:style-name="ce27">
            <text:p>149,00825</text:p>
          </table:table-cell>
          <table:table-cell office:value-type="float" office:value="64.21454" table:style-name="ce27">
            <text:p>64,21454</text:p>
          </table:table-cell>
          <table:table-cell office:value-type="float" office:value="114" table:style-name="ce28">
            <text:p>11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2: Ward 12</text:p>
          </table:table-cell>
          <table:table-cell office:value-type="float" office:value="17386.673180000002" table:style-name="ce27">
            <text:p>17386,67318</text:p>
          </table:table-cell>
          <table:table-cell office:value-type="float" office:value="1761.8994" table:style-name="ce27">
            <text:p>1761,8994</text:p>
          </table:table-cell>
          <table:table-cell office:value-type="float" office:value="655.02293999999995" table:style-name="ce27">
            <text:p>655,02294</text:p>
          </table:table-cell>
          <table:table-cell office:value-type="float" office:value="3782.2826700000001" table:style-name="ce27">
            <text:p>3782,28267</text:p>
          </table:table-cell>
          <table:table-cell office:value-type="float" office:value="3436.83727" table:style-name="ce27">
            <text:p>3436,83727</text:p>
          </table:table-cell>
          <table:table-cell office:value-type="float" office:value="3132.6745000000001" table:style-name="ce27">
            <text:p>3132,6745</text:p>
          </table:table-cell>
          <table:table-cell office:value-type="float" office:value="1558.297" table:style-name="ce27">
            <text:p>1558,297</text:p>
          </table:table-cell>
          <table:table-cell office:value-type="float" office:value="453.10082" table:style-name="ce27">
            <text:p>453,10082</text:p>
          </table:table-cell>
          <table:table-cell office:value-type="float" office:value="55.634270000000001" table:style-name="ce27">
            <text:p>55,63427</text:p>
          </table:table-cell>
          <table:table-cell office:value-type="float" office:value="5.8786399999999999" table:style-name="ce27">
            <text:p>5,87864</text:p>
          </table:table-cell>
          <table:table-cell office:value-type="float" office:value="11.855980000000001" table:style-name="ce27">
            <text:p>11,85598</text:p>
          </table:table-cell>
          <table:table-cell office:value-type="float" office:value="18" table:style-name="ce28">
            <text:p>1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3: Ward 13</text:p>
          </table:table-cell>
          <table:table-cell office:value-type="float" office:value="24109.97395" table:style-name="ce27">
            <text:p>24109,97395</text:p>
          </table:table-cell>
          <table:table-cell office:value-type="float" office:value="5447.1585100000002" table:style-name="ce27">
            <text:p>5447,15851</text:p>
          </table:table-cell>
          <table:table-cell office:value-type="float" office:value="1073.8331700000001" table:style-name="ce27">
            <text:p>1073,83317</text:p>
          </table:table-cell>
          <table:table-cell office:value-type="float" office:value="4052.7876200000001" table:style-name="ce27">
            <text:p>4052,78762</text:p>
          </table:table-cell>
          <table:table-cell office:value-type="float" office:value="4834.4187700000002" table:style-name="ce27">
            <text:p>4834,41877</text:p>
          </table:table-cell>
          <table:table-cell office:value-type="float" office:value="2676.8800999999999" table:style-name="ce27">
            <text:p>2676,8801</text:p>
          </table:table-cell>
          <table:table-cell office:value-type="float" office:value="836.00216999999998" table:style-name="ce27">
            <text:p>836,00217</text:p>
          </table:table-cell>
          <table:table-cell office:value-type="float" office:value="152.42597000000001" table:style-name="ce27">
            <text:p>152,42597</text:p>
          </table:table-cell>
          <table:table-cell office:value-type="float" office:value="56.623620000000003" table:style-name="ce27">
            <text:p>56,62362</text:p>
          </table:table-cell>
          <table:table-cell office:value-type="float" office:value="3.5404100000000001" table:style-name="ce27">
            <text:p>3,54041</text:p>
          </table:table-cell>
          <table:table-cell office:value-type="float" office:value="15.341430000000001" table:style-name="ce27">
            <text:p>15,34143</text:p>
          </table:table-cell>
          <table:table-cell office:value-type="float" office:value="15" table:style-name="ce28">
            <text:p>1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4: Ward 14</text:p>
          </table:table-cell>
          <table:table-cell office:value-type="float" office:value="16483.573240000002" table:style-name="ce27">
            <text:p>16483,57324</text:p>
          </table:table-cell>
          <table:table-cell office:value-type="float" office:value="1385.8908899999999" table:style-name="ce27">
            <text:p>1385,89089</text:p>
          </table:table-cell>
          <table:table-cell office:value-type="float" office:value="687.14661000000001" table:style-name="ce27">
            <text:p>687,14661</text:p>
          </table:table-cell>
          <table:table-cell office:value-type="float" office:value="3229.4126999999999" table:style-name="ce27">
            <text:p>3229,4127</text:p>
          </table:table-cell>
          <table:table-cell office:value-type="float" office:value="3039.4603299999999" table:style-name="ce27">
            <text:p>3039,46033</text:p>
          </table:table-cell>
          <table:table-cell office:value-type="float" office:value="3380.6519699999999" table:style-name="ce27">
            <text:p>3380,65197</text:p>
          </table:table-cell>
          <table:table-cell office:value-type="float" office:value="3784.1817999999998" table:style-name="ce27">
            <text:p>3784,1818</text:p>
          </table:table-cell>
          <table:table-cell office:value-type="float" office:value="3096.3643900000002" table:style-name="ce27">
            <text:p>3096,36439</text:p>
          </table:table-cell>
          <table:table-cell office:value-type="float" office:value="1029.86006" table:style-name="ce27">
            <text:p>1029,86006</text:p>
          </table:table-cell>
          <table:table-cell office:value-type="float" office:value="220.19708" table:style-name="ce27">
            <text:p>220,19708</text:p>
          </table:table-cell>
          <table:table-cell office:value-type="float" office:value="79.843739999999997" table:style-name="ce27">
            <text:p>79,84374</text:p>
          </table:table-cell>
          <table:table-cell office:value-type="float" office:value="125" table:style-name="ce28">
            <text:p>12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5: Ward 15</text:p>
          </table:table-cell>
          <table:table-cell office:value-type="float" office:value="6105.2371999999996" table:style-name="ce27">
            <text:p>6105,2372</text:p>
          </table:table-cell>
          <table:table-cell office:value-type="float" office:value="182.75806" table:style-name="ce27">
            <text:p>182,75806</text:p>
          </table:table-cell>
          <table:table-cell office:value-type="float" office:value="175.08165" table:style-name="ce27">
            <text:p>175,08165</text:p>
          </table:table-cell>
          <table:table-cell office:value-type="float" office:value="601.51778999999999" table:style-name="ce27">
            <text:p>601,51779</text:p>
          </table:table-cell>
          <table:table-cell office:value-type="float" office:value="848.07703000000004" table:style-name="ce27">
            <text:p>848,07703</text:p>
          </table:table-cell>
          <table:table-cell office:value-type="float" office:value="1607.77386" table:style-name="ce27">
            <text:p>1607,77386</text:p>
          </table:table-cell>
          <table:table-cell office:value-type="float" office:value="2575.1548299999999" table:style-name="ce27">
            <text:p>2575,15483</text:p>
          </table:table-cell>
          <table:table-cell office:value-type="float" office:value="2912.2078499999998" table:style-name="ce27">
            <text:p>2912,20785</text:p>
          </table:table-cell>
          <table:table-cell office:value-type="float" office:value="1844.28397" table:style-name="ce27">
            <text:p>1844,28397</text:p>
          </table:table-cell>
          <table:table-cell office:value-type="float" office:value="680.13589000000002" table:style-name="ce27">
            <text:p>680,13589</text:p>
          </table:table-cell>
          <table:table-cell office:value-type="float" office:value="210.63597999999999" table:style-name="ce27">
            <text:p>210,63598</text:p>
          </table:table-cell>
          <table:table-cell office:value-type="float" office:value="342" table:style-name="ce28">
            <text:p>34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6: Ward 16</text:p>
          </table:table-cell>
          <table:table-cell office:value-type="float" office:value="19550.645659999998" table:style-name="ce27">
            <text:p>19550,64566</text:p>
          </table:table-cell>
          <table:table-cell office:value-type="float" office:value="1834.7797800000001" table:style-name="ce27">
            <text:p>1834,77978</text:p>
          </table:table-cell>
          <table:table-cell office:value-type="float" office:value="696.15677000000005" table:style-name="ce27">
            <text:p>696,15677</text:p>
          </table:table-cell>
          <table:table-cell office:value-type="float" office:value="3260.0895300000002" table:style-name="ce27">
            <text:p>3260,08953</text:p>
          </table:table-cell>
          <table:table-cell office:value-type="float" office:value="3953.5455400000001" table:style-name="ce27">
            <text:p>3953,54554</text:p>
          </table:table-cell>
          <table:table-cell office:value-type="float" office:value="3562.6182800000001" table:style-name="ce27">
            <text:p>3562,61828</text:p>
          </table:table-cell>
          <table:table-cell office:value-type="float" office:value="2735.4787000000001" table:style-name="ce27">
            <text:p>2735,4787</text:p>
          </table:table-cell>
          <table:table-cell office:value-type="float" office:value="1067.59041" table:style-name="ce27">
            <text:p>1067,59041</text:p>
          </table:table-cell>
          <table:table-cell office:value-type="float" office:value="142.16792000000001" table:style-name="ce27">
            <text:p>142,16792</text:p>
          </table:table-cell>
          <table:table-cell office:value-type="float" office:value="14.12576" table:style-name="ce27">
            <text:p>14,12576</text:p>
          </table:table-cell>
          <table:table-cell office:value-type="float" office:value="18.625340000000001" table:style-name="ce27">
            <text:p>18,62534</text:p>
          </table:table-cell>
          <table:table-cell office:value-type="float" office:value="29" table:style-name="ce28">
            <text:p>2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7: Ward 17</text:p>
          </table:table-cell>
          <table:table-cell office:value-type="float" office:value="16707.186989999998" table:style-name="ce27">
            <text:p>16707,18699</text:p>
          </table:table-cell>
          <table:table-cell office:value-type="float" office:value="951.01018999999997" table:style-name="ce27">
            <text:p>951,01019</text:p>
          </table:table-cell>
          <table:table-cell office:value-type="float" office:value="619.44902999999999" table:style-name="ce27">
            <text:p>619,44903</text:p>
          </table:table-cell>
          <table:table-cell office:value-type="float" office:value="3293.8125199999999" table:style-name="ce27">
            <text:p>3293,81252</text:p>
          </table:table-cell>
          <table:table-cell office:value-type="float" office:value="3259.0872300000001" table:style-name="ce27">
            <text:p>3259,08723</text:p>
          </table:table-cell>
          <table:table-cell office:value-type="float" office:value="3502.1628700000001" table:style-name="ce27">
            <text:p>3502,16287</text:p>
          </table:table-cell>
          <table:table-cell office:value-type="float" office:value="2997.1250599999998" table:style-name="ce27">
            <text:p>2997,12506</text:p>
          </table:table-cell>
          <table:table-cell office:value-type="float" office:value="1443.63797" table:style-name="ce27">
            <text:p>1443,63797</text:p>
          </table:table-cell>
          <table:table-cell office:value-type="float" office:value="185.70912999999999" table:style-name="ce27">
            <text:p>185,70913</text:p>
          </table:table-cell>
          <table:table-cell office:value-type="float" office:value="30.79402" table:style-name="ce27">
            <text:p>30,79402</text:p>
          </table:table-cell>
          <table:table-cell office:value-type="float" office:value="30.819140000000001" table:style-name="ce27">
            <text:p>30,81914</text:p>
          </table:table-cell>
          <table:table-cell office:value-type="float" office:value="45" table:style-name="ce28">
            <text:p>4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8: Ward 18</text:p>
          </table:table-cell>
          <table:table-cell office:value-type="float" office:value="10495.54767" table:style-name="ce27">
            <text:p>10495,54767</text:p>
          </table:table-cell>
          <table:table-cell office:value-type="float" office:value="3857.2119600000001" table:style-name="ce27">
            <text:p>3857,21196</text:p>
          </table:table-cell>
          <table:table-cell office:value-type="float" office:value="642.18195000000003" table:style-name="ce27">
            <text:p>642,18195</text:p>
          </table:table-cell>
          <table:table-cell office:value-type="float" office:value="2035.6289899999999" table:style-name="ce27">
            <text:p>2035,62899</text:p>
          </table:table-cell>
          <table:table-cell office:value-type="float" office:value="1613.0056" table:style-name="ce27">
            <text:p>1613,0056</text:p>
          </table:table-cell>
          <table:table-cell office:value-type="float" office:value="770.15455999999995" table:style-name="ce27">
            <text:p>770,15456</text:p>
          </table:table-cell>
          <table:table-cell office:value-type="float" office:value="525.13774999999998" table:style-name="ce27">
            <text:p>525,13775</text:p>
          </table:table-cell>
          <table:table-cell office:value-type="float" office:value="280.20872000000003" table:style-name="ce27">
            <text:p>280,20872</text:p>
          </table:table-cell>
          <table:table-cell office:value-type="float" office:value="40.643639999999998" table:style-name="ce27">
            <text:p>40,64364</text:p>
          </table:table-cell>
          <table:table-cell office:value-type="float" office:value="2.3705799999999999" table:style-name="ce27">
            <text:p>2,37058</text:p>
          </table:table-cell>
          <table:table-cell office:value-type="float" office:value="11.65476" table:style-name="ce27">
            <text:p>11,65476</text:p>
          </table:table-cell>
          <table:table-cell office:value-type="float" office:value="22" table:style-name="ce28">
            <text:p>2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19: Ward 19</text:p>
          </table:table-cell>
          <table:table-cell office:value-type="float" office:value="22334.603220000001" table:style-name="ce27">
            <text:p>22334,60322</text:p>
          </table:table-cell>
          <table:table-cell office:value-type="float" office:value="5012.1499100000001" table:style-name="ce27">
            <text:p>5012,14991</text:p>
          </table:table-cell>
          <table:table-cell office:value-type="float" office:value="1235.88525" table:style-name="ce27">
            <text:p>1235,88525</text:p>
          </table:table-cell>
          <table:table-cell office:value-type="float" office:value="4209.4017899999999" table:style-name="ce27">
            <text:p>4209,40179</text:p>
          </table:table-cell>
          <table:table-cell office:value-type="float" office:value="4548.0263800000002" table:style-name="ce27">
            <text:p>4548,02638</text:p>
          </table:table-cell>
          <table:table-cell office:value-type="float" office:value="3263.2674999999999" table:style-name="ce27">
            <text:p>3263,2675</text:p>
          </table:table-cell>
          <table:table-cell office:value-type="float" office:value="2775.7004000000002" table:style-name="ce27">
            <text:p>2775,7004</text:p>
          </table:table-cell>
          <table:table-cell office:value-type="float" office:value="2104.5441799999999" table:style-name="ce27">
            <text:p>2104,54418</text:p>
          </table:table-cell>
          <table:table-cell office:value-type="float" office:value="332.72917000000001" table:style-name="ce27">
            <text:p>332,72917</text:p>
          </table:table-cell>
          <table:table-cell office:value-type="float" office:value="29.63166" table:style-name="ce27">
            <text:p>29,63166</text:p>
          </table:table-cell>
          <table:table-cell office:value-type="float" office:value="33.195650000000001" table:style-name="ce27">
            <text:p>33,19565</text:p>
          </table:table-cell>
          <table:table-cell office:value-type="float" office:value="65" table:style-name="ce28">
            <text:p>6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0: Ward 20</text:p>
          </table:table-cell>
          <table:table-cell office:value-type="float" office:value="20272.917700000002" table:style-name="ce27">
            <text:p>20272,9177</text:p>
          </table:table-cell>
          <table:table-cell office:value-type="float" office:value="5075.4944400000004" table:style-name="ce27">
            <text:p>5075,49444</text:p>
          </table:table-cell>
          <table:table-cell office:value-type="float" office:value="1053.21344" table:style-name="ce27">
            <text:p>1053,21344</text:p>
          </table:table-cell>
          <table:table-cell office:value-type="float" office:value="3615.4166399999999" table:style-name="ce27">
            <text:p>3615,41664</text:p>
          </table:table-cell>
          <table:table-cell office:value-type="float" office:value="4228.3028700000004" table:style-name="ce27">
            <text:p>4228,30287</text:p>
          </table:table-cell>
          <table:table-cell office:value-type="float" office:value="2118.3475600000002" table:style-name="ce27">
            <text:p>2118,34756</text:p>
          </table:table-cell>
          <table:table-cell office:value-type="float" office:value="687.55817999999999" table:style-name="ce27">
            <text:p>687,55818</text:p>
          </table:table-cell>
          <table:table-cell office:value-type="float" office:value="170.90405999999999" table:style-name="ce27">
            <text:p>170,90406</text:p>
          </table:table-cell>
          <table:table-cell office:value-type="float" office:value="47.112920000000003" table:style-name="ce27">
            <text:p>47,11292</text:p>
          </table:table-cell>
          <table:table-cell office:value-type="float" office:value="9.4758300000000002" table:style-name="ce27">
            <text:p>9,47583</text:p>
          </table:table-cell>
          <table:table-cell office:value-type="float" office:value="13.94563" table:style-name="ce27">
            <text:p>13,94563</text:p>
          </table:table-cell>
          <table:table-cell office:value-type="float" office:value="15" table:style-name="ce28">
            <text:p>1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1: Ward 21</text:p>
          </table:table-cell>
          <table:table-cell office:value-type="float" office:value="5632.97523" table:style-name="ce27">
            <text:p>5632,97523</text:p>
          </table:table-cell>
          <table:table-cell office:value-type="float" office:value="128.5368" table:style-name="ce27">
            <text:p>128,5368</text:p>
          </table:table-cell>
          <table:table-cell office:value-type="float" office:value="136.76246" table:style-name="ce27">
            <text:p>136,76246</text:p>
          </table:table-cell>
          <table:table-cell office:value-type="float" office:value="412.69252999999998" table:style-name="ce27">
            <text:p>412,69253</text:p>
          </table:table-cell>
          <table:table-cell office:value-type="float" office:value="855.06467999999995" table:style-name="ce27">
            <text:p>855,06468</text:p>
          </table:table-cell>
          <table:table-cell office:value-type="float" office:value="1573.35816" table:style-name="ce27">
            <text:p>1573,35816</text:p>
          </table:table-cell>
          <table:table-cell office:value-type="float" office:value="2602.6395400000001" table:style-name="ce27">
            <text:p>2602,63954</text:p>
          </table:table-cell>
          <table:table-cell office:value-type="float" office:value="3219.4055899999998" table:style-name="ce27">
            <text:p>3219,40559</text:p>
          </table:table-cell>
          <table:table-cell office:value-type="float" office:value="2147.2456400000001" table:style-name="ce27">
            <text:p>2147,24564</text:p>
          </table:table-cell>
          <table:table-cell office:value-type="float" office:value="936.18298000000004" table:style-name="ce27">
            <text:p>936,18298</text:p>
          </table:table-cell>
          <table:table-cell office:value-type="float" office:value="205.67733000000001" table:style-name="ce27">
            <text:p>205,67733</text:p>
          </table:table-cell>
          <table:table-cell office:value-type="float" office:value="313" table:style-name="ce28">
            <text:p>31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2: Ward 22</text:p>
          </table:table-cell>
          <table:table-cell office:value-type="float" office:value="13679.62811" table:style-name="ce27">
            <text:p>13679,62811</text:p>
          </table:table-cell>
          <table:table-cell office:value-type="float" office:value="895.74941000000001" table:style-name="ce27">
            <text:p>895,74941</text:p>
          </table:table-cell>
          <table:table-cell office:value-type="float" office:value="647.54229999999995" table:style-name="ce27">
            <text:p>647,5423</text:p>
          </table:table-cell>
          <table:table-cell office:value-type="float" office:value="3355.2131399999998" table:style-name="ce27">
            <text:p>3355,21314</text:p>
          </table:table-cell>
          <table:table-cell office:value-type="float" office:value="2356.3630800000001" table:style-name="ce27">
            <text:p>2356,36308</text:p>
          </table:table-cell>
          <table:table-cell office:value-type="float" office:value="2377.0272599999998" table:style-name="ce27">
            <text:p>2377,02726</text:p>
          </table:table-cell>
          <table:table-cell office:value-type="float" office:value="2061.2924699999999" table:style-name="ce27">
            <text:p>2061,29247</text:p>
          </table:table-cell>
          <table:table-cell office:value-type="float" office:value="1255.8424" table:style-name="ce27">
            <text:p>1255,8424</text:p>
          </table:table-cell>
          <table:table-cell office:value-type="float" office:value="317.21105999999997" table:style-name="ce27">
            <text:p>317,21106</text:p>
          </table:table-cell>
          <table:table-cell office:value-type="float" office:value="44.219169999999998" table:style-name="ce27">
            <text:p>44,21917</text:p>
          </table:table-cell>
          <table:table-cell office:value-type="float" office:value="40.150849999999998" table:style-name="ce27">
            <text:p>40,15085</text:p>
          </table:table-cell>
          <table:table-cell office:value-type="float" office:value="64" table:style-name="ce28">
            <text:p>6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3: Ward 23</text:p>
          </table:table-cell>
          <table:table-cell office:value-type="float" office:value="9667.7514699999992" table:style-name="ce27">
            <text:p>9667,75147</text:p>
          </table:table-cell>
          <table:table-cell office:value-type="float" office:value="449.55882000000003" table:style-name="ce27">
            <text:p>449,55882</text:p>
          </table:table-cell>
          <table:table-cell office:value-type="float" office:value="348.64427999999998" table:style-name="ce27">
            <text:p>348,64428</text:p>
          </table:table-cell>
          <table:table-cell office:value-type="float" office:value="979.56992000000002" table:style-name="ce27">
            <text:p>979,56992</text:p>
          </table:table-cell>
          <table:table-cell office:value-type="float" office:value="1298.1980900000001" table:style-name="ce27">
            <text:p>1298,19809</text:p>
          </table:table-cell>
          <table:table-cell office:value-type="float" office:value="2403.01937" table:style-name="ce27">
            <text:p>2403,01937</text:p>
          </table:table-cell>
          <table:table-cell office:value-type="float" office:value="4016.3433799999998" table:style-name="ce27">
            <text:p>4016,34338</text:p>
          </table:table-cell>
          <table:table-cell office:value-type="float" office:value="4813.6308099999997" table:style-name="ce27">
            <text:p>4813,63081</text:p>
          </table:table-cell>
          <table:table-cell office:value-type="float" office:value="3096.8875400000002" table:style-name="ce27">
            <text:p>3096,88754</text:p>
          </table:table-cell>
          <table:table-cell office:value-type="float" office:value="1306.1202699999999" table:style-name="ce27">
            <text:p>1306,12027</text:p>
          </table:table-cell>
          <table:table-cell office:value-type="float" office:value="284.36653000000001" table:style-name="ce27">
            <text:p>284,36653</text:p>
          </table:table-cell>
          <table:table-cell office:value-type="float" office:value="498" table:style-name="ce28">
            <text:p>49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4: Ward 24</text:p>
          </table:table-cell>
          <table:table-cell office:value-type="float" office:value="13162.960429999999" table:style-name="ce27">
            <text:p>13162,96043</text:p>
          </table:table-cell>
          <table:table-cell office:value-type="float" office:value="1948.6421399999999" table:style-name="ce27">
            <text:p>1948,64214</text:p>
          </table:table-cell>
          <table:table-cell office:value-type="float" office:value="672.39961000000005" table:style-name="ce27">
            <text:p>672,39961</text:p>
          </table:table-cell>
          <table:table-cell office:value-type="float" office:value="4090.3686299999999" table:style-name="ce27">
            <text:p>4090,36863</text:p>
          </table:table-cell>
          <table:table-cell office:value-type="float" office:value="2301.93102" table:style-name="ce27">
            <text:p>2301,93102</text:p>
          </table:table-cell>
          <table:table-cell office:value-type="float" office:value="1558.0938799999999" table:style-name="ce27">
            <text:p>1558,09388</text:p>
          </table:table-cell>
          <table:table-cell office:value-type="float" office:value="658.57151999999996" table:style-name="ce27">
            <text:p>658,57152</text:p>
          </table:table-cell>
          <table:table-cell office:value-type="float" office:value="194.97315" table:style-name="ce27">
            <text:p>194,97315</text:p>
          </table:table-cell>
          <table:table-cell office:value-type="float" office:value="37.854700000000001" table:style-name="ce27">
            <text:p>37,8547</text:p>
          </table:table-cell>
          <table:table-cell office:value-type="float" office:value="3.54888" table:style-name="ce27">
            <text:p>3,54888</text:p>
          </table:table-cell>
          <table:table-cell office:value-type="float" office:value="9.4346800000000002" table:style-name="ce27">
            <text:p>9,43468</text:p>
          </table:table-cell>
          <table:table-cell office:value-type="float" office:value="15" table:style-name="ce28">
            <text:p>1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5: Ward 25</text:p>
          </table:table-cell>
          <table:table-cell office:value-type="float" office:value="17857.630990000001" table:style-name="ce27">
            <text:p>17857,63099</text:p>
          </table:table-cell>
          <table:table-cell office:value-type="float" office:value="1096.7942" table:style-name="ce27">
            <text:p>1096,7942</text:p>
          </table:table-cell>
          <table:table-cell office:value-type="float" office:value="855.95303000000001" table:style-name="ce27">
            <text:p>855,95303</text:p>
          </table:table-cell>
          <table:table-cell office:value-type="float" office:value="4542.0696500000004" table:style-name="ce27">
            <text:p>4542,06965</text:p>
          </table:table-cell>
          <table:table-cell office:value-type="float" office:value="3555.8871399999998" table:style-name="ce27">
            <text:p>3555,88714</text:p>
          </table:table-cell>
          <table:table-cell office:value-type="float" office:value="2737.2045800000001" table:style-name="ce27">
            <text:p>2737,20458</text:p>
          </table:table-cell>
          <table:table-cell office:value-type="float" office:value="1364.58467" table:style-name="ce27">
            <text:p>1364,58467</text:p>
          </table:table-cell>
          <table:table-cell office:value-type="float" office:value="616.31406000000004" table:style-name="ce27">
            <text:p>616,31406</text:p>
          </table:table-cell>
          <table:table-cell office:value-type="float" office:value="129.78190000000001" table:style-name="ce27">
            <text:p>129,7819</text:p>
          </table:table-cell>
          <table:table-cell office:value-type="float" office:value="26.215910000000001" table:style-name="ce27">
            <text:p>26,21591</text:p>
          </table:table-cell>
          <table:table-cell office:value-type="float" office:value="9.6847300000000001" table:style-name="ce27">
            <text:p>9,68473</text:p>
          </table:table-cell>
          <table:table-cell office:value-type="float" office:value="19" table:style-name="ce28">
            <text:p>1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6: Ward 26</text:p>
          </table:table-cell>
          <table:table-cell office:value-type="float" office:value="11248.74224" table:style-name="ce27">
            <text:p>11248,74224</text:p>
          </table:table-cell>
          <table:table-cell office:value-type="float" office:value="480.74293999999998" table:style-name="ce27">
            <text:p>480,74294</text:p>
          </table:table-cell>
          <table:table-cell office:value-type="float" office:value="418.60464000000002" table:style-name="ce27">
            <text:p>418,60464</text:p>
          </table:table-cell>
          <table:table-cell office:value-type="float" office:value="2780.9056" table:style-name="ce27">
            <text:p>2780,9056</text:p>
          </table:table-cell>
          <table:table-cell office:value-type="float" office:value="2842.7964299999999" table:style-name="ce27">
            <text:p>2842,79643</text:p>
          </table:table-cell>
          <table:table-cell office:value-type="float" office:value="2668.1641300000001" table:style-name="ce27">
            <text:p>2668,16413</text:p>
          </table:table-cell>
          <table:table-cell office:value-type="float" office:value="2332.4787900000001" table:style-name="ce27">
            <text:p>2332,47879</text:p>
          </table:table-cell>
          <table:table-cell office:value-type="float" office:value="1410.55135" table:style-name="ce27">
            <text:p>1410,55135</text:p>
          </table:table-cell>
          <table:table-cell office:value-type="float" office:value="285.97696000000002" table:style-name="ce27">
            <text:p>285,97696</text:p>
          </table:table-cell>
          <table:table-cell office:value-type="float" office:value="52.92736" table:style-name="ce27">
            <text:p>52,92736</text:p>
          </table:table-cell>
          <table:table-cell office:value-type="float" office:value="23.55294" table:style-name="ce27">
            <text:p>23,55294</text:p>
          </table:table-cell>
          <table:table-cell office:value-type="float" office:value="39" table:style-name="ce28">
            <text:p>3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7: Ward 27</text:p>
          </table:table-cell>
          <table:table-cell office:value-type="float" office:value="8258.5691800000004" table:style-name="ce27">
            <text:p>8258,56918</text:p>
          </table:table-cell>
          <table:table-cell office:value-type="float" office:value="249.73611" table:style-name="ce27">
            <text:p>249,73611</text:p>
          </table:table-cell>
          <table:table-cell office:value-type="float" office:value="274.10901000000001" table:style-name="ce27">
            <text:p>274,10901</text:p>
          </table:table-cell>
          <table:table-cell office:value-type="float" office:value="1446.8744300000001" table:style-name="ce27">
            <text:p>1446,87443</text:p>
          </table:table-cell>
          <table:table-cell office:value-type="float" office:value="1981.8635300000001" table:style-name="ce27">
            <text:p>1981,86353</text:p>
          </table:table-cell>
          <table:table-cell office:value-type="float" office:value="2870.1629499999999" table:style-name="ce27">
            <text:p>2870,16295</text:p>
          </table:table-cell>
          <table:table-cell office:value-type="float" office:value="3905.6708699999999" table:style-name="ce27">
            <text:p>3905,67087</text:p>
          </table:table-cell>
          <table:table-cell office:value-type="float" office:value="2850.2893300000001" table:style-name="ce27">
            <text:p>2850,28933</text:p>
          </table:table-cell>
          <table:table-cell office:value-type="float" office:value="775.70852000000002" table:style-name="ce27">
            <text:p>775,70852</text:p>
          </table:table-cell>
          <table:table-cell office:value-type="float" office:value="138.01918000000001" table:style-name="ce27">
            <text:p>138,01918</text:p>
          </table:table-cell>
          <table:table-cell office:value-type="float" office:value="63.375799999999998" table:style-name="ce27">
            <text:p>63,3758</text:p>
          </table:table-cell>
          <table:table-cell office:value-type="float" office:value="110" table:style-name="ce28">
            <text:p>11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8: Ward 28</text:p>
          </table:table-cell>
          <table:table-cell office:value-type="float" office:value="14959.658170000001" table:style-name="ce27">
            <text:p>14959,65817</text:p>
          </table:table-cell>
          <table:table-cell office:value-type="float" office:value="1675.27574" table:style-name="ce27">
            <text:p>1675,27574</text:p>
          </table:table-cell>
          <table:table-cell office:value-type="float" office:value="724.21820000000002" table:style-name="ce27">
            <text:p>724,2182</text:p>
          </table:table-cell>
          <table:table-cell office:value-type="float" office:value="4059.62761" table:style-name="ce27">
            <text:p>4059,62761</text:p>
          </table:table-cell>
          <table:table-cell office:value-type="float" office:value="3081.3719500000002" table:style-name="ce27">
            <text:p>3081,37195</text:p>
          </table:table-cell>
          <table:table-cell office:value-type="float" office:value="2338.1908400000002" table:style-name="ce27">
            <text:p>2338,19084</text:p>
          </table:table-cell>
          <table:table-cell office:value-type="float" office:value="1145.6876500000001" table:style-name="ce27">
            <text:p>1145,68765</text:p>
          </table:table-cell>
          <table:table-cell office:value-type="float" office:value="372.31157999999999" table:style-name="ce27">
            <text:p>372,31158</text:p>
          </table:table-cell>
          <table:table-cell office:value-type="float" office:value="50.62218" table:style-name="ce27">
            <text:p>50,62218</text:p>
          </table:table-cell>
          <table:table-cell office:value-type="float" office:value="5.9009099999999997" table:style-name="ce27">
            <text:p>5,90091</text:p>
          </table:table-cell>
          <table:table-cell office:value-type="float" office:value="14.062939999999999" table:style-name="ce27">
            <text:p>14,06294</text:p>
          </table:table-cell>
          <table:table-cell office:value-type="float" office:value="19" table:style-name="ce28">
            <text:p>1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29: Ward 29</text:p>
          </table:table-cell>
          <table:table-cell office:value-type="float" office:value="18522.855769999998" table:style-name="ce27">
            <text:p>18522,85577</text:p>
          </table:table-cell>
          <table:table-cell office:value-type="float" office:value="3836.0854300000001" table:style-name="ce27">
            <text:p>3836,08543</text:p>
          </table:table-cell>
          <table:table-cell office:value-type="float" office:value="958.06029000000001" table:style-name="ce27">
            <text:p>958,06029</text:p>
          </table:table-cell>
          <table:table-cell office:value-type="float" office:value="5511.6922699999996" table:style-name="ce27">
            <text:p>5511,69227</text:p>
          </table:table-cell>
          <table:table-cell office:value-type="float" office:value="4018.3972100000001" table:style-name="ce27">
            <text:p>4018,39721</text:p>
          </table:table-cell>
          <table:table-cell office:value-type="float" office:value="3121.2653700000001" table:style-name="ce27">
            <text:p>3121,26537</text:p>
          </table:table-cell>
          <table:table-cell office:value-type="float" office:value="1578.2742599999999" table:style-name="ce27">
            <text:p>1578,27426</text:p>
          </table:table-cell>
          <table:table-cell office:value-type="float" office:value="608.75872000000004" table:style-name="ce27">
            <text:p>608,75872</text:p>
          </table:table-cell>
          <table:table-cell office:value-type="float" office:value="95.548820000000006" table:style-name="ce27">
            <text:p>95,54882</text:p>
          </table:table-cell>
          <table:table-cell office:value-type="float" office:value="11.646319999999999" table:style-name="ce27">
            <text:p>11,64632</text:p>
          </table:table-cell>
          <table:table-cell office:value-type="float" office:value="27.117509999999999" table:style-name="ce27">
            <text:p>27,11751</text:p>
          </table:table-cell>
          <table:table-cell office:value-type="float" office:value="37" table:style-name="ce28">
            <text:p>3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0: Ward 30</text:p>
          </table:table-cell>
          <table:table-cell office:value-type="float" office:value="15976.54953" table:style-name="ce27">
            <text:p>15976,54953</text:p>
          </table:table-cell>
          <table:table-cell office:value-type="float" office:value="1927.7655299999999" table:style-name="ce27">
            <text:p>1927,76553</text:p>
          </table:table-cell>
          <table:table-cell office:value-type="float" office:value="736.12369000000001" table:style-name="ce27">
            <text:p>736,12369</text:p>
          </table:table-cell>
          <table:table-cell office:value-type="float" office:value="4584.22253" table:style-name="ce27">
            <text:p>4584,22253</text:p>
          </table:table-cell>
          <table:table-cell office:value-type="float" office:value="3410.1011899999999" table:style-name="ce27">
            <text:p>3410,10119</text:p>
          </table:table-cell>
          <table:table-cell office:value-type="float" office:value="3017.7717299999999" table:style-name="ce27">
            <text:p>3017,77173</text:p>
          </table:table-cell>
          <table:table-cell office:value-type="float" office:value="1961.4426599999999" table:style-name="ce27">
            <text:p>1961,44266</text:p>
          </table:table-cell>
          <table:table-cell office:value-type="float" office:value="803.23608999999999" table:style-name="ce27">
            <text:p>803,23609</text:p>
          </table:table-cell>
          <table:table-cell office:value-type="float" office:value="133.07325" table:style-name="ce27">
            <text:p>133,07325</text:p>
          </table:table-cell>
          <table:table-cell office:value-type="float" office:value="15.47307" table:style-name="ce27">
            <text:p>15,47307</text:p>
          </table:table-cell>
          <table:table-cell office:value-type="float" office:value="13.04735" table:style-name="ce27">
            <text:p>13,04735</text:p>
          </table:table-cell>
          <table:table-cell office:value-type="float" office:value="20" table:style-name="ce28">
            <text:p>2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1: Ward 31</text:p>
          </table:table-cell>
          <table:table-cell office:value-type="float" office:value="14983.04573" table:style-name="ce27">
            <text:p>14983,04573</text:p>
          </table:table-cell>
          <table:table-cell office:value-type="float" office:value="3614.8217199999999" table:style-name="ce27">
            <text:p>3614,82172</text:p>
          </table:table-cell>
          <table:table-cell office:value-type="float" office:value="842.82590000000005" table:style-name="ce27">
            <text:p>842,8259</text:p>
          </table:table-cell>
          <table:table-cell office:value-type="float" office:value="4293.5272800000002" table:style-name="ce27">
            <text:p>4293,52728</text:p>
          </table:table-cell>
          <table:table-cell office:value-type="float" office:value="2927.60635" table:style-name="ce27">
            <text:p>2927,60635</text:p>
          </table:table-cell>
          <table:table-cell office:value-type="float" office:value="2058.6185" table:style-name="ce27">
            <text:p>2058,6185</text:p>
          </table:table-cell>
          <table:table-cell office:value-type="float" office:value="1152.78448" table:style-name="ce27">
            <text:p>1152,78448</text:p>
          </table:table-cell>
          <table:table-cell office:value-type="float" office:value="629.20396000000005" table:style-name="ce27">
            <text:p>629,20396</text:p>
          </table:table-cell>
          <table:table-cell office:value-type="float" office:value="137.84717000000001" table:style-name="ce27">
            <text:p>137,84717</text:p>
          </table:table-cell>
          <table:table-cell office:value-type="float" office:value="24.278279999999999" table:style-name="ce27">
            <text:p>24,27828</text:p>
          </table:table-cell>
          <table:table-cell office:value-type="float" office:value="16.437010000000001" table:style-name="ce27">
            <text:p>16,43701</text:p>
          </table:table-cell>
          <table:table-cell office:value-type="float" office:value="27" table:style-name="ce28">
            <text:p>2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2: Ward 32</text:p>
          </table:table-cell>
          <table:table-cell office:value-type="float" office:value="15202.1561" table:style-name="ce27">
            <text:p>15202,1561</text:p>
          </table:table-cell>
          <table:table-cell office:value-type="float" office:value="3468.2839100000001" table:style-name="ce27">
            <text:p>3468,28391</text:p>
          </table:table-cell>
          <table:table-cell office:value-type="float" office:value="877.61375999999996" table:style-name="ce27">
            <text:p>877,61376</text:p>
          </table:table-cell>
          <table:table-cell office:value-type="float" office:value="4185.7621099999997" table:style-name="ce27">
            <text:p>4185,76211</text:p>
          </table:table-cell>
          <table:table-cell office:value-type="float" office:value="3495.91905" table:style-name="ce27">
            <text:p>3495,91905</text:p>
          </table:table-cell>
          <table:table-cell office:value-type="float" office:value="2613.4232299999999" table:style-name="ce27">
            <text:p>2613,42323</text:p>
          </table:table-cell>
          <table:table-cell office:value-type="float" office:value="1210.8120799999999" table:style-name="ce27">
            <text:p>1210,81208</text:p>
          </table:table-cell>
          <table:table-cell office:value-type="float" office:value="568.01125999999999" table:style-name="ce27">
            <text:p>568,01126</text:p>
          </table:table-cell>
          <table:table-cell office:value-type="float" office:value="108.56488" table:style-name="ce27">
            <text:p>108,56488</text:p>
          </table:table-cell>
          <table:table-cell office:value-type="float" office:value="21.573840000000001" table:style-name="ce27">
            <text:p>21,57384</text:p>
          </table:table-cell>
          <table:table-cell office:value-type="float" office:value="16.682359999999999" table:style-name="ce27">
            <text:p>16,68236</text:p>
          </table:table-cell>
          <table:table-cell office:value-type="float" office:value="36" table:style-name="ce28">
            <text:p>3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3: Ward 33</text:p>
          </table:table-cell>
          <table:table-cell office:value-type="float" office:value="19149.958139999999" table:style-name="ce27">
            <text:p>19149,95814</text:p>
          </table:table-cell>
          <table:table-cell office:value-type="float" office:value="8603.5738099999999" table:style-name="ce27">
            <text:p>8603,57381</text:p>
          </table:table-cell>
          <table:table-cell office:value-type="float" office:value="1709.97325" table:style-name="ce27">
            <text:p>1709,97325</text:p>
          </table:table-cell>
          <table:table-cell office:value-type="float" office:value="4292.4970199999998" table:style-name="ce27">
            <text:p>4292,49702</text:p>
          </table:table-cell>
          <table:table-cell office:value-type="float" office:value="4996.9268000000002" table:style-name="ce27">
            <text:p>4996,9268</text:p>
          </table:table-cell>
          <table:table-cell office:value-type="float" office:value="1636.3524600000001" table:style-name="ce27">
            <text:p>1636,35246</text:p>
          </table:table-cell>
          <table:table-cell office:value-type="float" office:value="434.17131000000001" table:style-name="ce27">
            <text:p>434,17131</text:p>
          </table:table-cell>
          <table:table-cell office:value-type="float" office:value="108.12591" table:style-name="ce27">
            <text:p>108,12591</text:p>
          </table:table-cell>
          <table:table-cell office:value-type="float" office:value="37.744990000000001" table:style-name="ce27">
            <text:p>37,74499</text:p>
          </table:table-cell>
          <table:table-cell office:value-type="float" office:value="5.6910100000000003" table:style-name="ce27">
            <text:p>5,69101</text:p>
          </table:table-cell>
          <table:table-cell office:value-type="float" office:value="36.94894" table:style-name="ce27">
            <text:p>36,94894</text:p>
          </table:table-cell>
          <table:table-cell office:value-type="float" office:value="42" table:style-name="ce28">
            <text:p>4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4: Ward 34</text:p>
          </table:table-cell>
          <table:table-cell office:value-type="float" office:value="14243.91842" table:style-name="ce27">
            <text:p>14243,91842</text:p>
          </table:table-cell>
          <table:table-cell office:value-type="float" office:value="5517.5115599999999" table:style-name="ce27">
            <text:p>5517,51156</text:p>
          </table:table-cell>
          <table:table-cell office:value-type="float" office:value="1359.8661199999999" table:style-name="ce27">
            <text:p>1359,86612</text:p>
          </table:table-cell>
          <table:table-cell office:value-type="float" office:value="3459.7230800000002" table:style-name="ce27">
            <text:p>3459,72308</text:p>
          </table:table-cell>
          <table:table-cell office:value-type="float" office:value="4125.3900199999998" table:style-name="ce27">
            <text:p>4125,39002</text:p>
          </table:table-cell>
          <table:table-cell office:value-type="float" office:value="1291.60151" table:style-name="ce27">
            <text:p>1291,60151</text:p>
          </table:table-cell>
          <table:table-cell office:value-type="float" office:value="367.51803000000001" table:style-name="ce27">
            <text:p>367,51803</text:p>
          </table:table-cell>
          <table:table-cell office:value-type="float" office:value="150.75154000000001" table:style-name="ce27">
            <text:p>150,75154</text:p>
          </table:table-cell>
          <table:table-cell office:value-type="float" office:value="49.038049999999998" table:style-name="ce27">
            <text:p>49,03805</text:p>
          </table:table-cell>
          <table:table-cell office:value-type="float" office:value="0" table:style-name="ce27">
            <text:p>0</text:p>
          </table:table-cell>
          <table:table-cell office:value-type="float" office:value="7.2367900000000001" table:style-name="ce27">
            <text:p>7,23679</text:p>
          </table:table-cell>
          <table:table-cell office:value-type="float" office:value="12" table:style-name="ce28">
            <text:p>1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5: Ward 35</text:p>
          </table:table-cell>
          <table:table-cell office:value-type="float" office:value="17214.079229999999" table:style-name="ce27">
            <text:p>17214,07923</text:p>
          </table:table-cell>
          <table:table-cell office:value-type="float" office:value="6671.8034299999999" table:style-name="ce27">
            <text:p>6671,80343</text:p>
          </table:table-cell>
          <table:table-cell office:value-type="float" office:value="1229.9275399999999" table:style-name="ce27">
            <text:p>1229,92754</text:p>
          </table:table-cell>
          <table:table-cell office:value-type="float" office:value="3832.2180499999999" table:style-name="ce27">
            <text:p>3832,21805</text:p>
          </table:table-cell>
          <table:table-cell office:value-type="float" office:value="4117.5753199999999" table:style-name="ce27">
            <text:p>4117,57532</text:p>
          </table:table-cell>
          <table:table-cell office:value-type="float" office:value="1618.2901400000001" table:style-name="ce27">
            <text:p>1618,29014</text:p>
          </table:table-cell>
          <table:table-cell office:value-type="float" office:value="550.06895999999995" table:style-name="ce27">
            <text:p>550,06896</text:p>
          </table:table-cell>
          <table:table-cell office:value-type="float" office:value="209.47639000000001" table:style-name="ce27">
            <text:p>209,47639</text:p>
          </table:table-cell>
          <table:table-cell office:value-type="float" office:value="35.963200000000001" table:style-name="ce27">
            <text:p>35,9632</text:p>
          </table:table-cell>
          <table:table-cell office:value-type="float" office:value="3.55322" table:style-name="ce27">
            <text:p>3,55322</text:p>
          </table:table-cell>
          <table:table-cell office:value-type="float" office:value="3.6579000000000002" table:style-name="ce27">
            <text:p>3,6579</text:p>
          </table:table-cell>
          <table:table-cell office:value-type="float" office:value="13" table:style-name="ce28">
            <text:p>1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6: Ward 36</text:p>
          </table:table-cell>
          <table:table-cell office:value-type="float" office:value="16347.28888" table:style-name="ce27">
            <text:p>16347,28888</text:p>
          </table:table-cell>
          <table:table-cell office:value-type="float" office:value="7382.5712400000002" table:style-name="ce27">
            <text:p>7382,57124</text:p>
          </table:table-cell>
          <table:table-cell office:value-type="float" office:value="1025.43057" table:style-name="ce27">
            <text:p>1025,43057</text:p>
          </table:table-cell>
          <table:table-cell office:value-type="float" office:value="3448.1400899999999" table:style-name="ce27">
            <text:p>3448,14009</text:p>
          </table:table-cell>
          <table:table-cell office:value-type="float" office:value="2531.5072300000002" table:style-name="ce27">
            <text:p>2531,50723</text:p>
          </table:table-cell>
          <table:table-cell office:value-type="float" office:value="1069.5905399999999" table:style-name="ce27">
            <text:p>1069,59054</text:p>
          </table:table-cell>
          <table:table-cell office:value-type="float" office:value="369.87887000000001" table:style-name="ce27">
            <text:p>369,87887</text:p>
          </table:table-cell>
          <table:table-cell office:value-type="float" office:value="90.889510000000001" table:style-name="ce27">
            <text:p>90,88951</text:p>
          </table:table-cell>
          <table:table-cell office:value-type="float" office:value="43.201279999999997" table:style-name="ce27">
            <text:p>43,20128</text:p>
          </table:table-cell>
          <table:table-cell office:value-type="float" office:value="2.2948900000000001" table:style-name="ce27">
            <text:p>2,29489</text:p>
          </table:table-cell>
          <table:table-cell office:value-type="float" office:value="5.9106899999999998" table:style-name="ce27">
            <text:p>5,91069</text:p>
          </table:table-cell>
          <table:table-cell office:value-type="float" office:value="12" table:style-name="ce28">
            <text:p>1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7: Ward 37</text:p>
          </table:table-cell>
          <table:table-cell office:value-type="float" office:value="10392.176100000001" table:style-name="ce27">
            <text:p>10392,1761</text:p>
          </table:table-cell>
          <table:table-cell office:value-type="float" office:value="4375.2818600000001" table:style-name="ce27">
            <text:p>4375,28186</text:p>
          </table:table-cell>
          <table:table-cell office:value-type="float" office:value="692.37554999999998" table:style-name="ce27">
            <text:p>692,37555</text:p>
          </table:table-cell>
          <table:table-cell office:value-type="float" office:value="2811.4939399999998" table:style-name="ce27">
            <text:p>2811,49394</text:p>
          </table:table-cell>
          <table:table-cell office:value-type="float" office:value="1746.9568200000001" table:style-name="ce27">
            <text:p>1746,95682</text:p>
          </table:table-cell>
          <table:table-cell office:value-type="float" office:value="656.84666000000004" table:style-name="ce27">
            <text:p>656,84666</text:p>
          </table:table-cell>
          <table:table-cell office:value-type="float" office:value="189.55879999999999" table:style-name="ce27">
            <text:p>189,5588</text:p>
          </table:table-cell>
          <table:table-cell office:value-type="float" office:value="53.485700000000001" table:style-name="ce27">
            <text:p>53,4857</text:p>
          </table:table-cell>
          <table:table-cell office:value-type="float" office:value="45.089599999999997" table:style-name="ce27">
            <text:p>45,0896</text:p>
          </table:table-cell>
          <table:table-cell office:value-type="float" office:value="0" table:style-name="ce27">
            <text:p>0</text:p>
          </table:table-cell>
          <table:table-cell office:value-type="float" office:value="5.7827999999999999" table:style-name="ce27">
            <text:p>5,7828</text:p>
          </table:table-cell>
          <table:table-cell office:value-type="float" office:value="7" table:style-name="ce28">
            <text:p>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8: Ward 38</text:p>
          </table:table-cell>
          <table:table-cell office:value-type="float" office:value="9778.0234700000001" table:style-name="ce27">
            <text:p>9778,02347</text:p>
          </table:table-cell>
          <table:table-cell office:value-type="float" office:value="3415.4017600000002" table:style-name="ce27">
            <text:p>3415,40176</text:p>
          </table:table-cell>
          <table:table-cell office:value-type="float" office:value="536.46051999999997" table:style-name="ce27">
            <text:p>536,46052</text:p>
          </table:table-cell>
          <table:table-cell office:value-type="float" office:value="2756.9677000000001" table:style-name="ce27">
            <text:p>2756,9677</text:p>
          </table:table-cell>
          <table:table-cell office:value-type="float" office:value="1600.73864" table:style-name="ce27">
            <text:p>1600,73864</text:p>
          </table:table-cell>
          <table:table-cell office:value-type="float" office:value="986.08479999999997" table:style-name="ce27">
            <text:p>986,0848</text:p>
          </table:table-cell>
          <table:table-cell office:value-type="float" office:value="448.33237000000003" table:style-name="ce27">
            <text:p>448,33237</text:p>
          </table:table-cell>
          <table:table-cell office:value-type="float" office:value="154.7295" table:style-name="ce27">
            <text:p>154,7295</text:p>
          </table:table-cell>
          <table:table-cell office:value-type="float" office:value="30.956949999999999" table:style-name="ce27">
            <text:p>30,95695</text:p>
          </table:table-cell>
          <table:table-cell office:value-type="float" office:value="3.4775299999999998" table:style-name="ce27">
            <text:p>3,47753</text:p>
          </table:table-cell>
          <table:table-cell office:value-type="float" office:value="3.7128899999999998" table:style-name="ce27">
            <text:p>3,71289</text:p>
          </table:table-cell>
          <table:table-cell office:value-type="float" office:value="5" table:style-name="ce28">
            <text:p>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39: Ward 39</text:p>
          </table:table-cell>
          <table:table-cell office:value-type="float" office:value="10646.31897" table:style-name="ce27">
            <text:p>10646,31897</text:p>
          </table:table-cell>
          <table:table-cell office:value-type="float" office:value="5060.9131299999999" table:style-name="ce27">
            <text:p>5060,91313</text:p>
          </table:table-cell>
          <table:table-cell office:value-type="float" office:value="766.36095999999998" table:style-name="ce27">
            <text:p>766,36096</text:p>
          </table:table-cell>
          <table:table-cell office:value-type="float" office:value="2856.3217800000002" table:style-name="ce27">
            <text:p>2856,32178</text:p>
          </table:table-cell>
          <table:table-cell office:value-type="float" office:value="2593.6934000000001" table:style-name="ce27">
            <text:p>2593,6934</text:p>
          </table:table-cell>
          <table:table-cell office:value-type="float" office:value="770.14139" table:style-name="ce27">
            <text:p>770,14139</text:p>
          </table:table-cell>
          <table:table-cell office:value-type="float" office:value="212.24688" table:style-name="ce27">
            <text:p>212,24688</text:p>
          </table:table-cell>
          <table:table-cell office:value-type="float" office:value="67.589250000000007" table:style-name="ce27">
            <text:p>67,58925</text:p>
          </table:table-cell>
          <table:table-cell office:value-type="float" office:value="24.4116" table:style-name="ce27">
            <text:p>24,4116</text:p>
          </table:table-cell>
          <table:table-cell office:value-type="float" office:value="1.1826399999999999" table:style-name="ce27">
            <text:p>1,18264</text:p>
          </table:table-cell>
          <table:table-cell office:value-type="float" office:value="2.3523900000000002" table:style-name="ce27">
            <text:p>2,35239</text:p>
          </table:table-cell>
          <table:table-cell office:value-type="float" office:value="7" table:style-name="ce28">
            <text:p>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0: Ward 40</text:p>
          </table:table-cell>
          <table:table-cell office:value-type="float" office:value="12176.390950000001" table:style-name="ce27">
            <text:p>12176,39095</text:p>
          </table:table-cell>
          <table:table-cell office:value-type="float" office:value="5752.8578100000004" table:style-name="ce27">
            <text:p>5752,85781</text:p>
          </table:table-cell>
          <table:table-cell office:value-type="float" office:value="856.37055999999995" table:style-name="ce27">
            <text:p>856,37056</text:p>
          </table:table-cell>
          <table:table-cell office:value-type="float" office:value="3254.87889" table:style-name="ce27">
            <text:p>3254,87889</text:p>
          </table:table-cell>
          <table:table-cell office:value-type="float" office:value="2950.81158" table:style-name="ce27">
            <text:p>2950,81158</text:p>
          </table:table-cell>
          <table:table-cell office:value-type="float" office:value="1170.33296" table:style-name="ce27">
            <text:p>1170,33296</text:p>
          </table:table-cell>
          <table:table-cell office:value-type="float" office:value="363.03449999999998" table:style-name="ce27">
            <text:p>363,0345</text:p>
          </table:table-cell>
          <table:table-cell office:value-type="float" office:value="117.91395" table:style-name="ce27">
            <text:p>117,91395</text:p>
          </table:table-cell>
          <table:table-cell office:value-type="float" office:value="35.92351" table:style-name="ce27">
            <text:p>35,92351</text:p>
          </table:table-cell>
          <table:table-cell office:value-type="float" office:value="0" table:style-name="ce27">
            <text:p>0</text:p>
          </table:table-cell>
          <table:table-cell office:value-type="float" office:value="6.9053699999999996" table:style-name="ce27">
            <text:p>6,90537</text:p>
          </table:table-cell>
          <table:table-cell office:value-type="float" office:value="13" table:style-name="ce28">
            <text:p>1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1: Ward 41</text:p>
          </table:table-cell>
          <table:table-cell office:value-type="float" office:value="9918.6897399999998" table:style-name="ce27">
            <text:p>9918,68974</text:p>
          </table:table-cell>
          <table:table-cell office:value-type="float" office:value="2274.3902499999999" table:style-name="ce27">
            <text:p>2274,39025</text:p>
          </table:table-cell>
          <table:table-cell office:value-type="float" office:value="417.36104999999998" table:style-name="ce27">
            <text:p>417,36105</text:p>
          </table:table-cell>
          <table:table-cell office:value-type="float" office:value="2855.6499100000001" table:style-name="ce27">
            <text:p>2855,64991</text:p>
          </table:table-cell>
          <table:table-cell office:value-type="float" office:value="1704.46597" table:style-name="ce27">
            <text:p>1704,46597</text:p>
          </table:table-cell>
          <table:table-cell office:value-type="float" office:value="1113.4773399999999" table:style-name="ce27">
            <text:p>1113,47734</text:p>
          </table:table-cell>
          <table:table-cell office:value-type="float" office:value="593.31560999999999" table:style-name="ce27">
            <text:p>593,31561</text:p>
          </table:table-cell>
          <table:table-cell office:value-type="float" office:value="243.96486999999999" table:style-name="ce27">
            <text:p>243,96487</text:p>
          </table:table-cell>
          <table:table-cell office:value-type="float" office:value="32.241070000000001" table:style-name="ce27">
            <text:p>32,24107</text:p>
          </table:table-cell>
          <table:table-cell office:value-type="float" office:value="4.5083700000000002" table:style-name="ce27">
            <text:p>4,50837</text:p>
          </table:table-cell>
          <table:table-cell office:value-type="float" office:value="4.6208600000000004" table:style-name="ce27">
            <text:p>4,62086</text:p>
          </table:table-cell>
          <table:table-cell office:value-type="float" office:value="8" table:style-name="ce28">
            <text:p>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2: Ward 42</text:p>
          </table:table-cell>
          <table:table-cell office:value-type="float" office:value="12641.868909999999" table:style-name="ce27">
            <text:p>12641,86891</text:p>
          </table:table-cell>
          <table:table-cell office:value-type="float" office:value="4593.8783000000003" table:style-name="ce27">
            <text:p>4593,8783</text:p>
          </table:table-cell>
          <table:table-cell office:value-type="float" office:value="734.45388000000003" table:style-name="ce27">
            <text:p>734,45388</text:p>
          </table:table-cell>
          <table:table-cell office:value-type="float" office:value="3354.7247600000001" table:style-name="ce27">
            <text:p>3354,72476</text:p>
          </table:table-cell>
          <table:table-cell office:value-type="float" office:value="2502.8009999999999" table:style-name="ce27">
            <text:p>2502,801</text:p>
          </table:table-cell>
          <table:table-cell office:value-type="float" office:value="1201.0251499999999" table:style-name="ce27">
            <text:p>1201,02515</text:p>
          </table:table-cell>
          <table:table-cell office:value-type="float" office:value="454.30104999999998" table:style-name="ce27">
            <text:p>454,30105</text:p>
          </table:table-cell>
          <table:table-cell office:value-type="float" office:value="121.37079" table:style-name="ce27">
            <text:p>121,37079</text:p>
          </table:table-cell>
          <table:table-cell office:value-type="float" office:value="58.921460000000003" table:style-name="ce27">
            <text:p>58,92146</text:p>
          </table:table-cell>
          <table:table-cell office:value-type="float" office:value="12.84294" table:style-name="ce27">
            <text:p>12,84294</text:p>
          </table:table-cell>
          <table:table-cell office:value-type="float" office:value="2.2948900000000001" table:style-name="ce27">
            <text:p>2,29489</text:p>
          </table:table-cell>
          <table:table-cell office:value-type="float" office:value="7" table:style-name="ce28">
            <text:p>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3: Ward 43</text:p>
          </table:table-cell>
          <table:table-cell office:value-type="float" office:value="16630.678540000001" table:style-name="ce27">
            <text:p>16630,67854</text:p>
          </table:table-cell>
          <table:table-cell office:value-type="float" office:value="681.45860000000005" table:style-name="ce27">
            <text:p>681,4586</text:p>
          </table:table-cell>
          <table:table-cell office:value-type="float" office:value="435.21755999999999" table:style-name="ce27">
            <text:p>435,21756</text:p>
          </table:table-cell>
          <table:table-cell office:value-type="float" office:value="3071.2328000000002" table:style-name="ce27">
            <text:p>3071,2328</text:p>
          </table:table-cell>
          <table:table-cell office:value-type="float" office:value="2579.5857500000002" table:style-name="ce27">
            <text:p>2579,58575</text:p>
          </table:table-cell>
          <table:table-cell office:value-type="float" office:value="4023.7955099999999" table:style-name="ce27">
            <text:p>4023,79551</text:p>
          </table:table-cell>
          <table:table-cell office:value-type="float" office:value="4367.0367100000003" table:style-name="ce27">
            <text:p>4367,03671</text:p>
          </table:table-cell>
          <table:table-cell office:value-type="float" office:value="2503.0374000000002" table:style-name="ce27">
            <text:p>2503,0374</text:p>
          </table:table-cell>
          <table:table-cell office:value-type="float" office:value="350.28250000000003" table:style-name="ce27">
            <text:p>350,2825</text:p>
          </table:table-cell>
          <table:table-cell office:value-type="float" office:value="41.250489999999999" table:style-name="ce27">
            <text:p>41,25049</text:p>
          </table:table-cell>
          <table:table-cell office:value-type="float" office:value="50.883879999999998" table:style-name="ce27">
            <text:p>50,88388</text:p>
          </table:table-cell>
          <table:table-cell office:value-type="float" office:value="63" table:style-name="ce28">
            <text:p>6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4: Ward 44</text:p>
          </table:table-cell>
          <table:table-cell office:value-type="float" office:value="14425.193950000001" table:style-name="ce27">
            <text:p>14425,19395</text:p>
          </table:table-cell>
          <table:table-cell office:value-type="float" office:value="3754.96369" table:style-name="ce27">
            <text:p>3754,96369</text:p>
          </table:table-cell>
          <table:table-cell office:value-type="float" office:value="654.21632" table:style-name="ce27">
            <text:p>654,21632</text:p>
          </table:table-cell>
          <table:table-cell office:value-type="float" office:value="4546.6469500000003" table:style-name="ce27">
            <text:p>4546,64695</text:p>
          </table:table-cell>
          <table:table-cell office:value-type="float" office:value="3072.6628500000002" table:style-name="ce27">
            <text:p>3072,66285</text:p>
          </table:table-cell>
          <table:table-cell office:value-type="float" office:value="1979.4927700000001" table:style-name="ce27">
            <text:p>1979,49277</text:p>
          </table:table-cell>
          <table:table-cell office:value-type="float" office:value="1221.34825" table:style-name="ce27">
            <text:p>1221,34825</text:p>
          </table:table-cell>
          <table:table-cell office:value-type="float" office:value="504.79640999999998" table:style-name="ce27">
            <text:p>504,79641</text:p>
          </table:table-cell>
          <table:table-cell office:value-type="float" office:value="89.114270000000005" table:style-name="ce27">
            <text:p>89,11427</text:p>
          </table:table-cell>
          <table:table-cell office:value-type="float" office:value="12.954739999999999" table:style-name="ce27">
            <text:p>12,95474</text:p>
          </table:table-cell>
          <table:table-cell office:value-type="float" office:value="13.03708" table:style-name="ce27">
            <text:p>13,03708</text:p>
          </table:table-cell>
          <table:table-cell office:value-type="float" office:value="21" table:style-name="ce28">
            <text:p>2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5: Ward 45</text:p>
          </table:table-cell>
          <table:table-cell office:value-type="float" office:value="16493.37961" table:style-name="ce27">
            <text:p>16493,37961</text:p>
          </table:table-cell>
          <table:table-cell office:value-type="float" office:value="4258.9688599999999" table:style-name="ce27">
            <text:p>4258,96886</text:p>
          </table:table-cell>
          <table:table-cell office:value-type="float" office:value="992.04447000000005" table:style-name="ce27">
            <text:p>992,04447</text:p>
          </table:table-cell>
          <table:table-cell office:value-type="float" office:value="4787.6024299999999" table:style-name="ce27">
            <text:p>4787,60243</text:p>
          </table:table-cell>
          <table:table-cell office:value-type="float" office:value="2588.7338599999998" table:style-name="ce27">
            <text:p>2588,73386</text:p>
          </table:table-cell>
          <table:table-cell office:value-type="float" office:value="1447.1315500000001" table:style-name="ce27">
            <text:p>1447,13155</text:p>
          </table:table-cell>
          <table:table-cell office:value-type="float" office:value="566.09851000000003" table:style-name="ce27">
            <text:p>566,09851</text:p>
          </table:table-cell>
          <table:table-cell office:value-type="float" office:value="257.40892000000002" table:style-name="ce27">
            <text:p>257,40892</text:p>
          </table:table-cell>
          <table:table-cell office:value-type="float" office:value="74.888769999999994" table:style-name="ce27">
            <text:p>74,88877</text:p>
          </table:table-cell>
          <table:table-cell office:value-type="float" office:value="8.0409699999999997" table:style-name="ce27">
            <text:p>8,04097</text:p>
          </table:table-cell>
          <table:table-cell office:value-type="float" office:value="15.23198" table:style-name="ce27">
            <text:p>15,23198</text:p>
          </table:table-cell>
          <table:table-cell office:value-type="float" office:value="18" table:style-name="ce28">
            <text:p>1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6: Ward 46</text:p>
          </table:table-cell>
          <table:table-cell office:value-type="float" office:value="15452.68136" table:style-name="ce27">
            <text:p>15452,68136</text:p>
          </table:table-cell>
          <table:table-cell office:value-type="float" office:value="1669.2901999999999" table:style-name="ce27">
            <text:p>1669,2902</text:p>
          </table:table-cell>
          <table:table-cell office:value-type="float" office:value="602.60691999999995" table:style-name="ce27">
            <text:p>602,60692</text:p>
          </table:table-cell>
          <table:table-cell office:value-type="float" office:value="4753.0444100000004" table:style-name="ce27">
            <text:p>4753,04441</text:p>
          </table:table-cell>
          <table:table-cell office:value-type="float" office:value="1925.4053699999999" table:style-name="ce27">
            <text:p>1925,40537</text:p>
          </table:table-cell>
          <table:table-cell office:value-type="float" office:value="1731.2365" table:style-name="ce27">
            <text:p>1731,2365</text:p>
          </table:table-cell>
          <table:table-cell office:value-type="float" office:value="1321.75584" table:style-name="ce27">
            <text:p>1321,75584</text:p>
          </table:table-cell>
          <table:table-cell office:value-type="float" office:value="802.78623000000005" table:style-name="ce27">
            <text:p>802,78623</text:p>
          </table:table-cell>
          <table:table-cell office:value-type="float" office:value="247.69756000000001" table:style-name="ce27">
            <text:p>247,69756</text:p>
          </table:table-cell>
          <table:table-cell office:value-type="float" office:value="51.051859999999998" table:style-name="ce27">
            <text:p>51,05186</text:p>
          </table:table-cell>
          <table:table-cell office:value-type="float" office:value="16.502960000000002" table:style-name="ce27">
            <text:p>16,50296</text:p>
          </table:table-cell>
          <table:table-cell office:value-type="float" office:value="21" table:style-name="ce28">
            <text:p>2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7: Ward 47</text:p>
          </table:table-cell>
          <table:table-cell office:value-type="float" office:value="15484.31467" table:style-name="ce27">
            <text:p>15484,31467</text:p>
          </table:table-cell>
          <table:table-cell office:value-type="float" office:value="1886.98398" table:style-name="ce27">
            <text:p>1886,98398</text:p>
          </table:table-cell>
          <table:table-cell office:value-type="float" office:value="1014.69394" table:style-name="ce27">
            <text:p>1014,69394</text:p>
          </table:table-cell>
          <table:table-cell office:value-type="float" office:value="5235.7307099999998" table:style-name="ce27">
            <text:p>5235,73071</text:p>
          </table:table-cell>
          <table:table-cell office:value-type="float" office:value="2695.54738" table:style-name="ce27">
            <text:p>2695,54738</text:p>
          </table:table-cell>
          <table:table-cell office:value-type="float" office:value="1432.11112" table:style-name="ce27">
            <text:p>1432,11112</text:p>
          </table:table-cell>
          <table:table-cell office:value-type="float" office:value="400.95659999999998" table:style-name="ce27">
            <text:p>400,9566</text:p>
          </table:table-cell>
          <table:table-cell office:value-type="float" office:value="72.181880000000007" table:style-name="ce27">
            <text:p>72,18188</text:p>
          </table:table-cell>
          <table:table-cell office:value-type="float" office:value="40.007449999999999" table:style-name="ce27">
            <text:p>40,00745</text:p>
          </table:table-cell>
          <table:table-cell office:value-type="float" office:value="2.4491100000000001" table:style-name="ce27">
            <text:p>2,44911</text:p>
          </table:table-cell>
          <table:table-cell office:value-type="float" office:value="5.8029999999999999" table:style-name="ce27">
            <text:p>5,803</text:p>
          </table:table-cell>
          <table:table-cell office:value-type="float" office:value="6" table:style-name="ce28">
            <text:p>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8: Ward 48</text:p>
          </table:table-cell>
          <table:table-cell office:value-type="float" office:value="10462.41568" table:style-name="ce27">
            <text:p>10462,41568</text:p>
          </table:table-cell>
          <table:table-cell office:value-type="float" office:value="459.83510000000001" table:style-name="ce27">
            <text:p>459,8351</text:p>
          </table:table-cell>
          <table:table-cell office:value-type="float" office:value="269.47113999999999" table:style-name="ce27">
            <text:p>269,47114</text:p>
          </table:table-cell>
          <table:table-cell office:value-type="float" office:value="3285.2385899999999" table:style-name="ce27">
            <text:p>3285,23859</text:p>
          </table:table-cell>
          <table:table-cell office:value-type="float" office:value="1404.52349" table:style-name="ce27">
            <text:p>1404,52349</text:p>
          </table:table-cell>
          <table:table-cell office:value-type="float" office:value="2349.99152" table:style-name="ce27">
            <text:p>2349,99152</text:p>
          </table:table-cell>
          <table:table-cell office:value-type="float" office:value="2579.9895200000001" table:style-name="ce27">
            <text:p>2579,98952</text:p>
          </table:table-cell>
          <table:table-cell office:value-type="float" office:value="1846.36751" table:style-name="ce27">
            <text:p>1846,36751</text:p>
          </table:table-cell>
          <table:table-cell office:value-type="float" office:value="557.85258999999996" table:style-name="ce27">
            <text:p>557,85259</text:p>
          </table:table-cell>
          <table:table-cell office:value-type="float" office:value="112.35749" table:style-name="ce27">
            <text:p>112,35749</text:p>
          </table:table-cell>
          <table:table-cell office:value-type="float" office:value="42.148859999999999" table:style-name="ce27">
            <text:p>42,14886</text:p>
          </table:table-cell>
          <table:table-cell office:value-type="float" office:value="66" table:style-name="ce28">
            <text:p>6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49: Ward 49</text:p>
          </table:table-cell>
          <table:table-cell office:value-type="float" office:value="14513.59057" table:style-name="ce27">
            <text:p>14513,59057</text:p>
          </table:table-cell>
          <table:table-cell office:value-type="float" office:value="1456.5836200000001" table:style-name="ce27">
            <text:p>1456,58362</text:p>
          </table:table-cell>
          <table:table-cell office:value-type="float" office:value="529.79522999999995" table:style-name="ce27">
            <text:p>529,79523</text:p>
          </table:table-cell>
          <table:table-cell office:value-type="float" office:value="5060.7746200000001" table:style-name="ce27">
            <text:p>5060,77462</text:p>
          </table:table-cell>
          <table:table-cell office:value-type="float" office:value="2867.00866" table:style-name="ce27">
            <text:p>2867,00866</text:p>
          </table:table-cell>
          <table:table-cell office:value-type="float" office:value="3284.61402" table:style-name="ce27">
            <text:p>3284,61402</text:p>
          </table:table-cell>
          <table:table-cell office:value-type="float" office:value="2102.4081900000001" table:style-name="ce27">
            <text:p>2102,40819</text:p>
          </table:table-cell>
          <table:table-cell office:value-type="float" office:value="826.92939999999999" table:style-name="ce27">
            <text:p>826,9294</text:p>
          </table:table-cell>
          <table:table-cell office:value-type="float" office:value="150.38072" table:style-name="ce27">
            <text:p>150,38072</text:p>
          </table:table-cell>
          <table:table-cell office:value-type="float" office:value="26.06887" table:style-name="ce27">
            <text:p>26,06887</text:p>
          </table:table-cell>
          <table:table-cell office:value-type="float" office:value="27.196549999999998" table:style-name="ce27">
            <text:p>27,19655</text:p>
          </table:table-cell>
          <table:table-cell office:value-type="float" office:value="35" table:style-name="ce28">
            <text:p>3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0: Ward 50</text:p>
          </table:table-cell>
          <table:table-cell office:value-type="float" office:value="13314.470670000001" table:style-name="ce27">
            <text:p>13314,47067</text:p>
          </table:table-cell>
          <table:table-cell office:value-type="float" office:value="1803.3936000000001" table:style-name="ce27">
            <text:p>1803,3936</text:p>
          </table:table-cell>
          <table:table-cell office:value-type="float" office:value="777.03148999999996" table:style-name="ce27">
            <text:p>777,03149</text:p>
          </table:table-cell>
          <table:table-cell office:value-type="float" office:value="4764.9692299999997" table:style-name="ce27">
            <text:p>4764,96923</text:p>
          </table:table-cell>
          <table:table-cell office:value-type="float" office:value="2953.0125499999999" table:style-name="ce27">
            <text:p>2953,01255</text:p>
          </table:table-cell>
          <table:table-cell office:value-type="float" office:value="2336.40227" table:style-name="ce27">
            <text:p>2336,40227</text:p>
          </table:table-cell>
          <table:table-cell office:value-type="float" office:value="941.68502999999998" table:style-name="ce27">
            <text:p>941,68503</text:p>
          </table:table-cell>
          <table:table-cell office:value-type="float" office:value="208.27785" table:style-name="ce27">
            <text:p>208,27785</text:p>
          </table:table-cell>
          <table:table-cell office:value-type="float" office:value="49.607489999999999" table:style-name="ce27">
            <text:p>49,60749</text:p>
          </table:table-cell>
          <table:table-cell office:value-type="float" office:value="8.2807200000000005" table:style-name="ce27">
            <text:p>8,28072</text:p>
          </table:table-cell>
          <table:table-cell office:value-type="float" office:value="7.0892900000000001" table:style-name="ce27">
            <text:p>7,08929</text:p>
          </table:table-cell>
          <table:table-cell office:value-type="float" office:value="14" table:style-name="ce28">
            <text:p>1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1: Ward 51</text:p>
          </table:table-cell>
          <table:table-cell office:value-type="float" office:value="10486.54918" table:style-name="ce27">
            <text:p>10486,54918</text:p>
          </table:table-cell>
          <table:table-cell office:value-type="float" office:value="2718.9602599999998" table:style-name="ce27">
            <text:p>2718,96026</text:p>
          </table:table-cell>
          <table:table-cell office:value-type="float" office:value="628.44278999999995" table:style-name="ce27">
            <text:p>628,44279</text:p>
          </table:table-cell>
          <table:table-cell office:value-type="float" office:value="2451.29898" table:style-name="ce27">
            <text:p>2451,29898</text:p>
          </table:table-cell>
          <table:table-cell office:value-type="float" office:value="2394.68831" table:style-name="ce27">
            <text:p>2394,68831</text:p>
          </table:table-cell>
          <table:table-cell office:value-type="float" office:value="1430.49335" table:style-name="ce27">
            <text:p>1430,49335</text:p>
          </table:table-cell>
          <table:table-cell office:value-type="float" office:value="783.86649" table:style-name="ce27">
            <text:p>783,86649</text:p>
          </table:table-cell>
          <table:table-cell office:value-type="float" office:value="303.36775999999998" table:style-name="ce27">
            <text:p>303,36776</text:p>
          </table:table-cell>
          <table:table-cell office:value-type="float" office:value="54.986220000000003" table:style-name="ce27">
            <text:p>54,98622</text:p>
          </table:table-cell>
          <table:table-cell office:value-type="float" office:value="12.82151" table:style-name="ce27">
            <text:p>12,82151</text:p>
          </table:table-cell>
          <table:table-cell office:value-type="float" office:value="11.39256" table:style-name="ce27">
            <text:p>11,39256</text:p>
          </table:table-cell>
          <table:table-cell office:value-type="float" office:value="13" table:style-name="ce28">
            <text:p>1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2: Ward 52</text:p>
          </table:table-cell>
          <table:table-cell office:value-type="float" office:value="11594.142879999999" table:style-name="ce27">
            <text:p>11594,14288</text:p>
          </table:table-cell>
          <table:table-cell office:value-type="float" office:value="4050.2096499999998" table:style-name="ce27">
            <text:p>4050,20965</text:p>
          </table:table-cell>
          <table:table-cell office:value-type="float" office:value="650.06065000000001" table:style-name="ce27">
            <text:p>650,06065</text:p>
          </table:table-cell>
          <table:table-cell office:value-type="float" office:value="2122.4569200000001" table:style-name="ce27">
            <text:p>2122,45692</text:p>
          </table:table-cell>
          <table:table-cell office:value-type="float" office:value="2384.3325799999998" table:style-name="ce27">
            <text:p>2384,33258</text:p>
          </table:table-cell>
          <table:table-cell office:value-type="float" office:value="1081.6638700000001" table:style-name="ce27">
            <text:p>1081,66387</text:p>
          </table:table-cell>
          <table:table-cell office:value-type="float" office:value="417.66262999999998" table:style-name="ce27">
            <text:p>417,66263</text:p>
          </table:table-cell>
          <table:table-cell office:value-type="float" office:value="114.64131" table:style-name="ce27">
            <text:p>114,64131</text:p>
          </table:table-cell>
          <table:table-cell office:value-type="float" office:value="19.219809999999999" table:style-name="ce27">
            <text:p>19,21981</text:p>
          </table:table-cell>
          <table:table-cell office:value-type="float" office:value="3.6579000000000002" table:style-name="ce27">
            <text:p>3,6579</text:p>
          </table:table-cell>
          <table:table-cell office:value-type="float" office:value="10.15565" table:style-name="ce27">
            <text:p>10,15565</text:p>
          </table:table-cell>
          <table:table-cell office:value-type="float" office:value="18" table:style-name="ce28">
            <text:p>1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3: Ward 53</text:p>
          </table:table-cell>
          <table:table-cell office:value-type="float" office:value="9058.6500799999994" table:style-name="ce27">
            <text:p>9058,65008</text:p>
          </table:table-cell>
          <table:table-cell office:value-type="float" office:value="1099.8491899999999" table:style-name="ce27">
            <text:p>1099,84919</text:p>
          </table:table-cell>
          <table:table-cell office:value-type="float" office:value="358.92054999999999" table:style-name="ce27">
            <text:p>358,92055</text:p>
          </table:table-cell>
          <table:table-cell office:value-type="float" office:value="1747.9985099999999" table:style-name="ce27">
            <text:p>1747,99851</text:p>
          </table:table-cell>
          <table:table-cell office:value-type="float" office:value="1744.1723500000001" table:style-name="ce27">
            <text:p>1744,17235</text:p>
          </table:table-cell>
          <table:table-cell office:value-type="float" office:value="2006.3286900000001" table:style-name="ce27">
            <text:p>2006,32869</text:p>
          </table:table-cell>
          <table:table-cell office:value-type="float" office:value="2631.2064999999998" table:style-name="ce27">
            <text:p>2631,2065</text:p>
          </table:table-cell>
          <table:table-cell office:value-type="float" office:value="2763.7674400000001" table:style-name="ce27">
            <text:p>2763,76744</text:p>
          </table:table-cell>
          <table:table-cell office:value-type="float" office:value="1719.5784000000001" table:style-name="ce27">
            <text:p>1719,5784</text:p>
          </table:table-cell>
          <table:table-cell office:value-type="float" office:value="595.91827000000001" table:style-name="ce27">
            <text:p>595,91827</text:p>
          </table:table-cell>
          <table:table-cell office:value-type="float" office:value="128.88330999999999" table:style-name="ce27">
            <text:p>128,88331</text:p>
          </table:table-cell>
          <table:table-cell office:value-type="float" office:value="221" table:style-name="ce28">
            <text:p>22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4: Ward 54</text:p>
          </table:table-cell>
          <table:table-cell office:value-type="float" office:value="5330.4922100000003" table:style-name="ce27">
            <text:p>5330,49221</text:p>
          </table:table-cell>
          <table:table-cell office:value-type="float" office:value="254.60140000000001" table:style-name="ce27">
            <text:p>254,6014</text:p>
          </table:table-cell>
          <table:table-cell office:value-type="float" office:value="245.83954" table:style-name="ce27">
            <text:p>245,83954</text:p>
          </table:table-cell>
          <table:table-cell office:value-type="float" office:value="735.92731000000003" table:style-name="ce27">
            <text:p>735,92731</text:p>
          </table:table-cell>
          <table:table-cell office:value-type="float" office:value="1442.9322400000001" table:style-name="ce27">
            <text:p>1442,93224</text:p>
          </table:table-cell>
          <table:table-cell office:value-type="float" office:value="2326.3766799999999" table:style-name="ce27">
            <text:p>2326,37668</text:p>
          </table:table-cell>
          <table:table-cell office:value-type="float" office:value="3536.2643499999999" table:style-name="ce27">
            <text:p>3536,26435</text:p>
          </table:table-cell>
          <table:table-cell office:value-type="float" office:value="3817.66552" table:style-name="ce27">
            <text:p>3817,66552</text:p>
          </table:table-cell>
          <table:table-cell office:value-type="float" office:value="2632.6682599999999" table:style-name="ce27">
            <text:p>2632,66826</text:p>
          </table:table-cell>
          <table:table-cell office:value-type="float" office:value="1055.52622" table:style-name="ce27">
            <text:p>1055,52622</text:p>
          </table:table-cell>
          <table:table-cell office:value-type="float" office:value="402.99687999999998" table:style-name="ce27">
            <text:p>402,99688</text:p>
          </table:table-cell>
          <table:table-cell office:value-type="float" office:value="690" table:style-name="ce28">
            <text:p>69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5: Ward 55</text:p>
          </table:table-cell>
          <table:table-cell office:value-type="float" office:value="11855.34222" table:style-name="ce27">
            <text:p>11855,34222</text:p>
          </table:table-cell>
          <table:table-cell office:value-type="float" office:value="424.04208999999997" table:style-name="ce27">
            <text:p>424,04209</text:p>
          </table:table-cell>
          <table:table-cell office:value-type="float" office:value="425.97147999999999" table:style-name="ce27">
            <text:p>425,97148</text:p>
          </table:table-cell>
          <table:table-cell office:value-type="float" office:value="2635.93842" table:style-name="ce27">
            <text:p>2635,93842</text:p>
          </table:table-cell>
          <table:table-cell office:value-type="float" office:value="2633.3825999999999" table:style-name="ce27">
            <text:p>2633,3826</text:p>
          </table:table-cell>
          <table:table-cell office:value-type="float" office:value="3321.9517799999999" table:style-name="ce27">
            <text:p>3321,95178</text:p>
          </table:table-cell>
          <table:table-cell office:value-type="float" office:value="3460.6455299999998" table:style-name="ce27">
            <text:p>3460,64553</text:p>
          </table:table-cell>
          <table:table-cell office:value-type="float" office:value="2543.62752" table:style-name="ce27">
            <text:p>2543,62752</text:p>
          </table:table-cell>
          <table:table-cell office:value-type="float" office:value="1113.31908" table:style-name="ce27">
            <text:p>1113,31908</text:p>
          </table:table-cell>
          <table:table-cell office:value-type="float" office:value="293.19526999999999" table:style-name="ce27">
            <text:p>293,19527</text:p>
          </table:table-cell>
          <table:table-cell office:value-type="float" office:value="103.10083" table:style-name="ce27">
            <text:p>103,10083</text:p>
          </table:table-cell>
          <table:table-cell office:value-type="float" office:value="181" table:style-name="ce28">
            <text:p>18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6: Ward 56</text:p>
          </table:table-cell>
          <table:table-cell office:value-type="float" office:value="14929.27003" table:style-name="ce27">
            <text:p>14929,27003</text:p>
          </table:table-cell>
          <table:table-cell office:value-type="float" office:value="853.78470000000004" table:style-name="ce27">
            <text:p>853,7847</text:p>
          </table:table-cell>
          <table:table-cell office:value-type="float" office:value="490.14001999999999" table:style-name="ce27">
            <text:p>490,14002</text:p>
          </table:table-cell>
          <table:table-cell office:value-type="float" office:value="3850.22676" table:style-name="ce27">
            <text:p>3850,22676</text:p>
          </table:table-cell>
          <table:table-cell office:value-type="float" office:value="2781.0977600000001" table:style-name="ce27">
            <text:p>2781,09776</text:p>
          </table:table-cell>
          <table:table-cell office:value-type="float" office:value="3429.6392099999998" table:style-name="ce27">
            <text:p>3429,63921</text:p>
          </table:table-cell>
          <table:table-cell office:value-type="float" office:value="2800.6389399999998" table:style-name="ce27">
            <text:p>2800,63894</text:p>
          </table:table-cell>
          <table:table-cell office:value-type="float" office:value="1393.68156" table:style-name="ce27">
            <text:p>1393,68156</text:p>
          </table:table-cell>
          <table:table-cell office:value-type="float" office:value="315.96082999999999" table:style-name="ce27">
            <text:p>315,96083</text:p>
          </table:table-cell>
          <table:table-cell office:value-type="float" office:value="80.558189999999996" table:style-name="ce27">
            <text:p>80,55819</text:p>
          </table:table-cell>
          <table:table-cell office:value-type="float" office:value="19.54823" table:style-name="ce27">
            <text:p>19,54823</text:p>
          </table:table-cell>
          <table:table-cell office:value-type="float" office:value="38" table:style-name="ce28">
            <text:p>3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7: Ward 57</text:p>
          </table:table-cell>
          <table:table-cell office:value-type="float" office:value="7908.4200099999998" table:style-name="ce27">
            <text:p>7908,42001</text:p>
          </table:table-cell>
          <table:table-cell office:value-type="float" office:value="357.76603999999998" table:style-name="ce27">
            <text:p>357,76604</text:p>
          </table:table-cell>
          <table:table-cell office:value-type="float" office:value="440.96008" table:style-name="ce27">
            <text:p>440,96008</text:p>
          </table:table-cell>
          <table:table-cell office:value-type="float" office:value="1783.7846099999999" table:style-name="ce27">
            <text:p>1783,78461</text:p>
          </table:table-cell>
          <table:table-cell office:value-type="float" office:value="1830.48765" table:style-name="ce27">
            <text:p>1830,48765</text:p>
          </table:table-cell>
          <table:table-cell office:value-type="float" office:value="2428.9010400000002" table:style-name="ce27">
            <text:p>2428,90104</text:p>
          </table:table-cell>
          <table:table-cell office:value-type="float" office:value="2680.1109499999998" table:style-name="ce27">
            <text:p>2680,11095</text:p>
          </table:table-cell>
          <table:table-cell office:value-type="float" office:value="2681.87167" table:style-name="ce27">
            <text:p>2681,87167</text:p>
          </table:table-cell>
          <table:table-cell office:value-type="float" office:value="1358.24929" table:style-name="ce27">
            <text:p>1358,24929</text:p>
          </table:table-cell>
          <table:table-cell office:value-type="float" office:value="325.67721999999998" table:style-name="ce27">
            <text:p>325,67722</text:p>
          </table:table-cell>
          <table:table-cell office:value-type="float" office:value="73.102909999999994" table:style-name="ce27">
            <text:p>73,10291</text:p>
          </table:table-cell>
          <table:table-cell office:value-type="float" office:value="138" table:style-name="ce28">
            <text:p>13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8: Ward 58</text:p>
          </table:table-cell>
          <table:table-cell office:value-type="float" office:value="7236.9923399999998" table:style-name="ce27">
            <text:p>7236,99234</text:p>
          </table:table-cell>
          <table:table-cell office:value-type="float" office:value="232.37757999999999" table:style-name="ce27">
            <text:p>232,37758</text:p>
          </table:table-cell>
          <table:table-cell office:value-type="float" office:value="201.82174000000001" table:style-name="ce27">
            <text:p>201,82174</text:p>
          </table:table-cell>
          <table:table-cell office:value-type="float" office:value="700.92084" table:style-name="ce27">
            <text:p>700,92084</text:p>
          </table:table-cell>
          <table:table-cell office:value-type="float" office:value="1101.5368000000001" table:style-name="ce27">
            <text:p>1101,5368</text:p>
          </table:table-cell>
          <table:table-cell office:value-type="float" office:value="1983.7566400000001" table:style-name="ce27">
            <text:p>1983,75664</text:p>
          </table:table-cell>
          <table:table-cell office:value-type="float" office:value="3186.6784499999999" table:style-name="ce27">
            <text:p>3186,67845</text:p>
          </table:table-cell>
          <table:table-cell office:value-type="float" office:value="3841.2754" table:style-name="ce27">
            <text:p>3841,2754</text:p>
          </table:table-cell>
          <table:table-cell office:value-type="float" office:value="2738.0596" table:style-name="ce27">
            <text:p>2738,0596</text:p>
          </table:table-cell>
          <table:table-cell office:value-type="float" office:value="1012.0853" table:style-name="ce27">
            <text:p>1012,0853</text:p>
          </table:table-cell>
          <table:table-cell office:value-type="float" office:value="250.34123" table:style-name="ce27">
            <text:p>250,34123</text:p>
          </table:table-cell>
          <table:table-cell office:value-type="float" office:value="398" table:style-name="ce28">
            <text:p>39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59: Ward 59</text:p>
          </table:table-cell>
          <table:table-cell office:value-type="float" office:value="4756.3447200000001" table:style-name="ce27">
            <text:p>4756,34472</text:p>
          </table:table-cell>
          <table:table-cell office:value-type="float" office:value="178.12441000000001" table:style-name="ce27">
            <text:p>178,12441</text:p>
          </table:table-cell>
          <table:table-cell office:value-type="float" office:value="185.57592" table:style-name="ce27">
            <text:p>185,57592</text:p>
          </table:table-cell>
          <table:table-cell office:value-type="float" office:value="595.67737" table:style-name="ce27">
            <text:p>595,67737</text:p>
          </table:table-cell>
          <table:table-cell office:value-type="float" office:value="1183.7080000000001" table:style-name="ce27">
            <text:p>1183,708</text:p>
          </table:table-cell>
          <table:table-cell office:value-type="float" office:value="1870.1422600000001" table:style-name="ce27">
            <text:p>1870,14226</text:p>
          </table:table-cell>
          <table:table-cell office:value-type="float" office:value="2684.7525599999999" table:style-name="ce27">
            <text:p>2684,75256</text:p>
          </table:table-cell>
          <table:table-cell office:value-type="float" office:value="3304.7418499999999" table:style-name="ce27">
            <text:p>3304,74185</text:p>
          </table:table-cell>
          <table:table-cell office:value-type="float" office:value="2119.8108000000002" table:style-name="ce27">
            <text:p>2119,8108</text:p>
          </table:table-cell>
          <table:table-cell office:value-type="float" office:value="888.98400000000004" table:style-name="ce27">
            <text:p>888,984</text:p>
          </table:table-cell>
          <table:table-cell office:value-type="float" office:value="263.64645999999999" table:style-name="ce27">
            <text:p>263,64646</text:p>
          </table:table-cell>
          <table:table-cell office:value-type="float" office:value="446" table:style-name="ce28">
            <text:p>44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0: Ward 60</text:p>
          </table:table-cell>
          <table:table-cell office:value-type="float" office:value="9805.4433800000006" table:style-name="ce27">
            <text:p>9805,44338</text:p>
          </table:table-cell>
          <table:table-cell office:value-type="float" office:value="243.10830999999999" table:style-name="ce27">
            <text:p>243,10831</text:p>
          </table:table-cell>
          <table:table-cell office:value-type="float" office:value="256.68993999999998" table:style-name="ce27">
            <text:p>256,68994</text:p>
          </table:table-cell>
          <table:table-cell office:value-type="float" office:value="2216.52144" table:style-name="ce27">
            <text:p>2216,52144</text:p>
          </table:table-cell>
          <table:table-cell office:value-type="float" office:value="1350.8448599999999" table:style-name="ce27">
            <text:p>1350,84486</text:p>
          </table:table-cell>
          <table:table-cell office:value-type="float" office:value="2064.4651800000001" table:style-name="ce27">
            <text:p>2064,46518</text:p>
          </table:table-cell>
          <table:table-cell office:value-type="float" office:value="2989.0867499999999" table:style-name="ce27">
            <text:p>2989,08675</text:p>
          </table:table-cell>
          <table:table-cell office:value-type="float" office:value="2928.2072199999998" table:style-name="ce27">
            <text:p>2928,20722</text:p>
          </table:table-cell>
          <table:table-cell office:value-type="float" office:value="1273.2147" table:style-name="ce27">
            <text:p>1273,2147</text:p>
          </table:table-cell>
          <table:table-cell office:value-type="float" office:value="323.86851000000001" table:style-name="ce27">
            <text:p>323,86851</text:p>
          </table:table-cell>
          <table:table-cell office:value-type="float" office:value="97.580280000000002" table:style-name="ce27">
            <text:p>97,58028</text:p>
          </table:table-cell>
          <table:table-cell office:value-type="float" office:value="229" table:style-name="ce28">
            <text:p>22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1: Ward 61</text:p>
          </table:table-cell>
          <table:table-cell office:value-type="float" office:value="7623.7503500000003" table:style-name="ce27">
            <text:p>7623,75035</text:p>
          </table:table-cell>
          <table:table-cell office:value-type="float" office:value="402.45240000000001" table:style-name="ce27">
            <text:p>402,4524</text:p>
          </table:table-cell>
          <table:table-cell office:value-type="float" office:value="338.22573" table:style-name="ce27">
            <text:p>338,22573</text:p>
          </table:table-cell>
          <table:table-cell office:value-type="float" office:value="1789.5162700000001" table:style-name="ce27">
            <text:p>1789,51627</text:p>
          </table:table-cell>
          <table:table-cell office:value-type="float" office:value="1969.50155" table:style-name="ce27">
            <text:p>1969,50155</text:p>
          </table:table-cell>
          <table:table-cell office:value-type="float" office:value="2084.6063399999998" table:style-name="ce27">
            <text:p>2084,60634</text:p>
          </table:table-cell>
          <table:table-cell office:value-type="float" office:value="2023.6436699999999" table:style-name="ce27">
            <text:p>2023,64367</text:p>
          </table:table-cell>
          <table:table-cell office:value-type="float" office:value="1585.25604" table:style-name="ce27">
            <text:p>1585,25604</text:p>
          </table:table-cell>
          <table:table-cell office:value-type="float" office:value="748.00599999999997" table:style-name="ce27">
            <text:p>748,006</text:p>
          </table:table-cell>
          <table:table-cell office:value-type="float" office:value="271.26978000000003" table:style-name="ce27">
            <text:p>271,26978</text:p>
          </table:table-cell>
          <table:table-cell office:value-type="float" office:value="106.29531" table:style-name="ce27">
            <text:p>106,29531</text:p>
          </table:table-cell>
          <table:table-cell office:value-type="float" office:value="159" table:style-name="ce28">
            <text:p>15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2: Ward 62</text:p>
          </table:table-cell>
          <table:table-cell office:value-type="float" office:value="6463.7857899999999" table:style-name="ce27">
            <text:p>6463,78579</text:p>
          </table:table-cell>
          <table:table-cell office:value-type="float" office:value="188.76899" table:style-name="ce27">
            <text:p>188,76899</text:p>
          </table:table-cell>
          <table:table-cell office:value-type="float" office:value="166.71770000000001" table:style-name="ce27">
            <text:p>166,7177</text:p>
          </table:table-cell>
          <table:table-cell office:value-type="float" office:value="748.22721999999999" table:style-name="ce27">
            <text:p>748,22722</text:p>
          </table:table-cell>
          <table:table-cell office:value-type="float" office:value="1119.4470799999999" table:style-name="ce27">
            <text:p>1119,44708</text:p>
          </table:table-cell>
          <table:table-cell office:value-type="float" office:value="1631.87924" table:style-name="ce27">
            <text:p>1631,87924</text:p>
          </table:table-cell>
          <table:table-cell office:value-type="float" office:value="2416.1531599999998" table:style-name="ce27">
            <text:p>2416,15316</text:p>
          </table:table-cell>
          <table:table-cell office:value-type="float" office:value="2675.8397" table:style-name="ce27">
            <text:p>2675,8397</text:p>
          </table:table-cell>
          <table:table-cell office:value-type="float" office:value="1880.1758400000001" table:style-name="ce27">
            <text:p>1880,17584</text:p>
          </table:table-cell>
          <table:table-cell office:value-type="float" office:value="1211.40915" table:style-name="ce27">
            <text:p>1211,40915</text:p>
          </table:table-cell>
          <table:table-cell office:value-type="float" office:value="430.50644" table:style-name="ce27">
            <text:p>430,50644</text:p>
          </table:table-cell>
          <table:table-cell office:value-type="float" office:value="729" table:style-name="ce28">
            <text:p>72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3: Ward 63</text:p>
          </table:table-cell>
          <table:table-cell office:value-type="float" office:value="8844.6964800000005" table:style-name="ce27">
            <text:p>8844,69648</text:p>
          </table:table-cell>
          <table:table-cell office:value-type="float" office:value="225.99825000000001" table:style-name="ce27">
            <text:p>225,99825</text:p>
          </table:table-cell>
          <table:table-cell office:value-type="float" office:value="195.55051" table:style-name="ce27">
            <text:p>195,55051</text:p>
          </table:table-cell>
          <table:table-cell office:value-type="float" office:value="1754.7094999999999" table:style-name="ce27">
            <text:p>1754,7095</text:p>
          </table:table-cell>
          <table:table-cell office:value-type="float" office:value="1429.06149" table:style-name="ce27">
            <text:p>1429,06149</text:p>
          </table:table-cell>
          <table:table-cell office:value-type="float" office:value="2123.7022900000002" table:style-name="ce27">
            <text:p>2123,70229</text:p>
          </table:table-cell>
          <table:table-cell office:value-type="float" office:value="2969.6889000000001" table:style-name="ce27">
            <text:p>2969,6889</text:p>
          </table:table-cell>
          <table:table-cell office:value-type="float" office:value="2801.0829800000001" table:style-name="ce27">
            <text:p>2801,08298</text:p>
          </table:table-cell>
          <table:table-cell office:value-type="float" office:value="1004.14405" table:style-name="ce27">
            <text:p>1004,14405</text:p>
          </table:table-cell>
          <table:table-cell office:value-type="float" office:value="143.38548" table:style-name="ce27">
            <text:p>143,38548</text:p>
          </table:table-cell>
          <table:table-cell office:value-type="float" office:value="60.450029999999998" table:style-name="ce27">
            <text:p>60,45003</text:p>
          </table:table-cell>
          <table:table-cell office:value-type="float" office:value="96" table:style-name="ce28">
            <text:p>9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4: Ward 64</text:p>
          </table:table-cell>
          <table:table-cell office:value-type="float" office:value="5873.7719299999999" table:style-name="ce27">
            <text:p>5873,77193</text:p>
          </table:table-cell>
          <table:table-cell office:value-type="float" office:value="195.18031999999999" table:style-name="ce27">
            <text:p>195,18032</text:p>
          </table:table-cell>
          <table:table-cell office:value-type="float" office:value="221.86548999999999" table:style-name="ce27">
            <text:p>221,86549</text:p>
          </table:table-cell>
          <table:table-cell office:value-type="float" office:value="783.91966000000002" table:style-name="ce27">
            <text:p>783,91966</text:p>
          </table:table-cell>
          <table:table-cell office:value-type="float" office:value="1032.58521" table:style-name="ce27">
            <text:p>1032,58521</text:p>
          </table:table-cell>
          <table:table-cell office:value-type="float" office:value="2134.8818099999999" table:style-name="ce27">
            <text:p>2134,88181</text:p>
          </table:table-cell>
          <table:table-cell office:value-type="float" office:value="3609.6908800000001" table:style-name="ce27">
            <text:p>3609,69088</text:p>
          </table:table-cell>
          <table:table-cell office:value-type="float" office:value="3415.7757700000002" table:style-name="ce27">
            <text:p>3415,77577</text:p>
          </table:table-cell>
          <table:table-cell office:value-type="float" office:value="1477.0812000000001" table:style-name="ce27">
            <text:p>1477,0812</text:p>
          </table:table-cell>
          <table:table-cell office:value-type="float" office:value="349.19666000000001" table:style-name="ce27">
            <text:p>349,19666</text:p>
          </table:table-cell>
          <table:table-cell office:value-type="float" office:value="90.77046" table:style-name="ce27">
            <text:p>90,77046</text:p>
          </table:table-cell>
          <table:table-cell office:value-type="float" office:value="161" table:style-name="ce28">
            <text:p>16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5: Ward 65</text:p>
          </table:table-cell>
          <table:table-cell office:value-type="float" office:value="10490.474899999999" table:style-name="ce27">
            <text:p>10490,4749</text:p>
          </table:table-cell>
          <table:table-cell office:value-type="float" office:value="648.93434000000002" table:style-name="ce27">
            <text:p>648,93434</text:p>
          </table:table-cell>
          <table:table-cell office:value-type="float" office:value="446.71865000000003" table:style-name="ce27">
            <text:p>446,71865</text:p>
          </table:table-cell>
          <table:table-cell office:value-type="float" office:value="3729.0157899999999" table:style-name="ce27">
            <text:p>3729,01579</text:p>
          </table:table-cell>
          <table:table-cell office:value-type="float" office:value="2031.50064" table:style-name="ce27">
            <text:p>2031,50064</text:p>
          </table:table-cell>
          <table:table-cell office:value-type="float" office:value="2459.5509400000001" table:style-name="ce27">
            <text:p>2459,55094</text:p>
          </table:table-cell>
          <table:table-cell office:value-type="float" office:value="1967.9950799999999" table:style-name="ce27">
            <text:p>1967,99508</text:p>
          </table:table-cell>
          <table:table-cell office:value-type="float" office:value="940.11415999999997" table:style-name="ce27">
            <text:p>940,11416</text:p>
          </table:table-cell>
          <table:table-cell office:value-type="float" office:value="181.86284000000001" table:style-name="ce27">
            <text:p>181,86284</text:p>
          </table:table-cell>
          <table:table-cell office:value-type="float" office:value="27.203949999999999" table:style-name="ce27">
            <text:p>27,20395</text:p>
          </table:table-cell>
          <table:table-cell office:value-type="float" office:value="20.126239999999999" table:style-name="ce27">
            <text:p>20,12624</text:p>
          </table:table-cell>
          <table:table-cell office:value-type="float" office:value="25" table:style-name="ce28">
            <text:p>2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6: Ward 66</text:p>
          </table:table-cell>
          <table:table-cell office:value-type="float" office:value="11959.03184" table:style-name="ce27">
            <text:p>11959,03184</text:p>
          </table:table-cell>
          <table:table-cell office:value-type="float" office:value="2441.79502" table:style-name="ce27">
            <text:p>2441,79502</text:p>
          </table:table-cell>
          <table:table-cell office:value-type="float" office:value="524.65953000000002" table:style-name="ce27">
            <text:p>524,65953</text:p>
          </table:table-cell>
          <table:table-cell office:value-type="float" office:value="3986.0429100000001" table:style-name="ce27">
            <text:p>3986,04291</text:p>
          </table:table-cell>
          <table:table-cell office:value-type="float" office:value="2313.7612899999999" table:style-name="ce27">
            <text:p>2313,76129</text:p>
          </table:table-cell>
          <table:table-cell office:value-type="float" office:value="1660.9257299999999" table:style-name="ce27">
            <text:p>1660,92573</text:p>
          </table:table-cell>
          <table:table-cell office:value-type="float" office:value="1274.34906" table:style-name="ce27">
            <text:p>1274,34906</text:p>
          </table:table-cell>
          <table:table-cell office:value-type="float" office:value="769.24906999999996" table:style-name="ce27">
            <text:p>769,24907</text:p>
          </table:table-cell>
          <table:table-cell office:value-type="float" office:value="155.26379" table:style-name="ce27">
            <text:p>155,26379</text:p>
          </table:table-cell>
          <table:table-cell office:value-type="float" office:value="23.68974" table:style-name="ce27">
            <text:p>23,68974</text:p>
          </table:table-cell>
          <table:table-cell office:value-type="float" office:value="17.686579999999999" table:style-name="ce27">
            <text:p>17,68658</text:p>
          </table:table-cell>
          <table:table-cell office:value-type="float" office:value="26" table:style-name="ce28">
            <text:p>2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7: Ward 67</text:p>
          </table:table-cell>
          <table:table-cell office:value-type="float" office:value="20376.849569999998" table:style-name="ce27">
            <text:p>20376,84957</text:p>
          </table:table-cell>
          <table:table-cell office:value-type="float" office:value="2041.7058500000001" table:style-name="ce27">
            <text:p>2041,70585</text:p>
          </table:table-cell>
          <table:table-cell office:value-type="float" office:value="1170.3743899999999" table:style-name="ce27">
            <text:p>1170,37439</text:p>
          </table:table-cell>
          <table:table-cell office:value-type="float" office:value="4375.6522100000002" table:style-name="ce27">
            <text:p>4375,65221</text:p>
          </table:table-cell>
          <table:table-cell office:value-type="float" office:value="4653.2706799999996" table:style-name="ce27">
            <text:p>4653,27068</text:p>
          </table:table-cell>
          <table:table-cell office:value-type="float" office:value="2644.8595500000001" table:style-name="ce27">
            <text:p>2644,85955</text:p>
          </table:table-cell>
          <table:table-cell office:value-type="float" office:value="1465.8482899999999" table:style-name="ce27">
            <text:p>1465,84829</text:p>
          </table:table-cell>
          <table:table-cell office:value-type="float" office:value="915.54729999999995" table:style-name="ce27">
            <text:p>915,5473</text:p>
          </table:table-cell>
          <table:table-cell office:value-type="float" office:value="263.15402999999998" table:style-name="ce27">
            <text:p>263,15403</text:p>
          </table:table-cell>
          <table:table-cell office:value-type="float" office:value="53.419510000000002" table:style-name="ce27">
            <text:p>53,41951</text:p>
          </table:table-cell>
          <table:table-cell office:value-type="float" office:value="24.904589999999999" table:style-name="ce27">
            <text:p>24,90459</text:p>
          </table:table-cell>
          <table:table-cell office:value-type="float" office:value="37" table:style-name="ce28">
            <text:p>3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8: Ward 68</text:p>
          </table:table-cell>
          <table:table-cell office:value-type="float" office:value="11958.77355" table:style-name="ce27">
            <text:p>11958,77355</text:p>
          </table:table-cell>
          <table:table-cell office:value-type="float" office:value="728.48154" table:style-name="ce27">
            <text:p>728,48154</text:p>
          </table:table-cell>
          <table:table-cell office:value-type="float" office:value="585.17186000000004" table:style-name="ce27">
            <text:p>585,17186</text:p>
          </table:table-cell>
          <table:table-cell office:value-type="float" office:value="4272.2833799999999" table:style-name="ce27">
            <text:p>4272,28338</text:p>
          </table:table-cell>
          <table:table-cell office:value-type="float" office:value="2551.1452599999998" table:style-name="ce27">
            <text:p>2551,14526</text:p>
          </table:table-cell>
          <table:table-cell office:value-type="float" office:value="2282.2455300000001" table:style-name="ce27">
            <text:p>2282,24553</text:p>
          </table:table-cell>
          <table:table-cell office:value-type="float" office:value="1090.3114" table:style-name="ce27">
            <text:p>1090,3114</text:p>
          </table:table-cell>
          <table:table-cell office:value-type="float" office:value="470.31538" table:style-name="ce27">
            <text:p>470,31538</text:p>
          </table:table-cell>
          <table:table-cell office:value-type="float" office:value="100.3565" table:style-name="ce27">
            <text:p>100,3565</text:p>
          </table:table-cell>
          <table:table-cell office:value-type="float" office:value="24.78434" table:style-name="ce27">
            <text:p>24,78434</text:p>
          </table:table-cell>
          <table:table-cell office:value-type="float" office:value="14.145189999999999" table:style-name="ce27">
            <text:p>14,14519</text:p>
          </table:table-cell>
          <table:table-cell office:value-type="float" office:value="19" table:style-name="ce28">
            <text:p>1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69: Ward 69</text:p>
          </table:table-cell>
          <table:table-cell office:value-type="float" office:value="10695.513720000001" table:style-name="ce27">
            <text:p>10695,51372</text:p>
          </table:table-cell>
          <table:table-cell office:value-type="float" office:value="1618.44363" table:style-name="ce27">
            <text:p>1618,44363</text:p>
          </table:table-cell>
          <table:table-cell office:value-type="float" office:value="976.76148000000001" table:style-name="ce27">
            <text:p>976,76148</text:p>
          </table:table-cell>
          <table:table-cell office:value-type="float" office:value="3027.6564199999998" table:style-name="ce27">
            <text:p>3027,65642</text:p>
          </table:table-cell>
          <table:table-cell office:value-type="float" office:value="3462.0727099999999" table:style-name="ce27">
            <text:p>3462,07271</text:p>
          </table:table-cell>
          <table:table-cell office:value-type="float" office:value="1807.3497299999999" table:style-name="ce27">
            <text:p>1807,34973</text:p>
          </table:table-cell>
          <table:table-cell office:value-type="float" office:value="1889.1248399999999" table:style-name="ce27">
            <text:p>1889,12484</text:p>
          </table:table-cell>
          <table:table-cell office:value-type="float" office:value="1881.17318" table:style-name="ce27">
            <text:p>1881,17318</text:p>
          </table:table-cell>
          <table:table-cell office:value-type="float" office:value="1288.18705" table:style-name="ce27">
            <text:p>1288,18705</text:p>
          </table:table-cell>
          <table:table-cell office:value-type="float" office:value="443.92351000000002" table:style-name="ce27">
            <text:p>443,92351</text:p>
          </table:table-cell>
          <table:table-cell office:value-type="float" office:value="106.88869" table:style-name="ce27">
            <text:p>106,88869</text:p>
          </table:table-cell>
          <table:table-cell office:value-type="float" office:value="147" table:style-name="ce28">
            <text:p>14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0: Ward 70</text:p>
          </table:table-cell>
          <table:table-cell office:value-type="float" office:value="7070.0423899999996" table:style-name="ce27">
            <text:p>7070,04239</text:p>
          </table:table-cell>
          <table:table-cell office:value-type="float" office:value="147.33893" table:style-name="ce27">
            <text:p>147,33893</text:p>
          </table:table-cell>
          <table:table-cell office:value-type="float" office:value="129.45975000000001" table:style-name="ce27">
            <text:p>129,45975</text:p>
          </table:table-cell>
          <table:table-cell office:value-type="float" office:value="415.18380999999999" table:style-name="ce27">
            <text:p>415,18381</text:p>
          </table:table-cell>
          <table:table-cell office:value-type="float" office:value="834.29854999999998" table:style-name="ce27">
            <text:p>834,29855</text:p>
          </table:table-cell>
          <table:table-cell office:value-type="float" office:value="1386.28935" table:style-name="ce27">
            <text:p>1386,28935</text:p>
          </table:table-cell>
          <table:table-cell office:value-type="float" office:value="2724.2174799999998" table:style-name="ce27">
            <text:p>2724,21748</text:p>
          </table:table-cell>
          <table:table-cell office:value-type="float" office:value="3606.0791899999999" table:style-name="ce27">
            <text:p>3606,07919</text:p>
          </table:table-cell>
          <table:table-cell office:value-type="float" office:value="2949.0980199999999" table:style-name="ce27">
            <text:p>2949,09802</text:p>
          </table:table-cell>
          <table:table-cell office:value-type="float" office:value="1448.5314100000001" table:style-name="ce27">
            <text:p>1448,53141</text:p>
          </table:table-cell>
          <table:table-cell office:value-type="float" office:value="343.19015999999999" table:style-name="ce27">
            <text:p>343,19016</text:p>
          </table:table-cell>
          <table:table-cell office:value-type="float" office:value="538" table:style-name="ce28">
            <text:p>53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1: Ward 71</text:p>
          </table:table-cell>
          <table:table-cell office:value-type="float" office:value="7420.7801399999998" table:style-name="ce27">
            <text:p>7420,78014</text:p>
          </table:table-cell>
          <table:table-cell office:value-type="float" office:value="201.93143000000001" table:style-name="ce27">
            <text:p>201,93143</text:p>
          </table:table-cell>
          <table:table-cell office:value-type="float" office:value="229.45124999999999" table:style-name="ce27">
            <text:p>229,45125</text:p>
          </table:table-cell>
          <table:table-cell office:value-type="float" office:value="841.52967999999998" table:style-name="ce27">
            <text:p>841,52968</text:p>
          </table:table-cell>
          <table:table-cell office:value-type="float" office:value="1392.2267199999999" table:style-name="ce27">
            <text:p>1392,22672</text:p>
          </table:table-cell>
          <table:table-cell office:value-type="float" office:value="1750.37399" table:style-name="ce27">
            <text:p>1750,37399</text:p>
          </table:table-cell>
          <table:table-cell office:value-type="float" office:value="2804.30143" table:style-name="ce27">
            <text:p>2804,30143</text:p>
          </table:table-cell>
          <table:table-cell office:value-type="float" office:value="3158.7012199999999" table:style-name="ce27">
            <text:p>3158,70122</text:p>
          </table:table-cell>
          <table:table-cell office:value-type="float" office:value="2057.2730900000001" table:style-name="ce27">
            <text:p>2057,27309</text:p>
          </table:table-cell>
          <table:table-cell office:value-type="float" office:value="877.98398999999995" table:style-name="ce27">
            <text:p>877,98399</text:p>
          </table:table-cell>
          <table:table-cell office:value-type="float" office:value="204.65754000000001" table:style-name="ce27">
            <text:p>204,65754</text:p>
          </table:table-cell>
          <table:table-cell office:value-type="float" office:value="325" table:style-name="ce28">
            <text:p>32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2: Ward 72</text:p>
          </table:table-cell>
          <table:table-cell office:value-type="float" office:value="10364.03032" table:style-name="ce27">
            <text:p>10364,03032</text:p>
          </table:table-cell>
          <table:table-cell office:value-type="float" office:value="231.21902" table:style-name="ce27">
            <text:p>231,21902</text:p>
          </table:table-cell>
          <table:table-cell office:value-type="float" office:value="196.18808999999999" table:style-name="ce27">
            <text:p>196,18809</text:p>
          </table:table-cell>
          <table:table-cell office:value-type="float" office:value="2381.7788099999998" table:style-name="ce27">
            <text:p>2381,77881</text:p>
          </table:table-cell>
          <table:table-cell office:value-type="float" office:value="1510.42507" table:style-name="ce27">
            <text:p>1510,42507</text:p>
          </table:table-cell>
          <table:table-cell office:value-type="float" office:value="2150.7456699999998" table:style-name="ce27">
            <text:p>2150,74567</text:p>
          </table:table-cell>
          <table:table-cell office:value-type="float" office:value="2460.1255299999998" table:style-name="ce27">
            <text:p>2460,12553</text:p>
          </table:table-cell>
          <table:table-cell office:value-type="float" office:value="1902.36994" table:style-name="ce27">
            <text:p>1902,36994</text:p>
          </table:table-cell>
          <table:table-cell office:value-type="float" office:value="571.32494999999994" table:style-name="ce27">
            <text:p>571,32495</text:p>
          </table:table-cell>
          <table:table-cell office:value-type="float" office:value="89.238309999999998" table:style-name="ce27">
            <text:p>89,23831</text:p>
          </table:table-cell>
          <table:table-cell office:value-type="float" office:value="37.973089999999999" table:style-name="ce27">
            <text:p>37,97309</text:p>
          </table:table-cell>
          <table:table-cell office:value-type="float" office:value="43" table:style-name="ce28">
            <text:p>43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3: Ward 73</text:p>
          </table:table-cell>
          <table:table-cell office:value-type="float" office:value="6253.3866200000002" table:style-name="ce27">
            <text:p>6253,38662</text:p>
          </table:table-cell>
          <table:table-cell office:value-type="float" office:value="199.36326" table:style-name="ce27">
            <text:p>199,36326</text:p>
          </table:table-cell>
          <table:table-cell office:value-type="float" office:value="182.2757" table:style-name="ce27">
            <text:p>182,2757</text:p>
          </table:table-cell>
          <table:table-cell office:value-type="float" office:value="1248.9045599999999" table:style-name="ce27">
            <text:p>1248,90456</text:p>
          </table:table-cell>
          <table:table-cell office:value-type="float" office:value="1157.1818800000001" table:style-name="ce27">
            <text:p>1157,18188</text:p>
          </table:table-cell>
          <table:table-cell office:value-type="float" office:value="2035.03226" table:style-name="ce27">
            <text:p>2035,03226</text:p>
          </table:table-cell>
          <table:table-cell office:value-type="float" office:value="3029.6184400000002" table:style-name="ce27">
            <text:p>3029,61844</text:p>
          </table:table-cell>
          <table:table-cell office:value-type="float" office:value="3086.8443400000001" table:style-name="ce27">
            <text:p>3086,84434</text:p>
          </table:table-cell>
          <table:table-cell office:value-type="float" office:value="1742.6425200000001" table:style-name="ce27">
            <text:p>1742,64252</text:p>
          </table:table-cell>
          <table:table-cell office:value-type="float" office:value="560.97077000000002" table:style-name="ce27">
            <text:p>560,97077</text:p>
          </table:table-cell>
          <table:table-cell office:value-type="float" office:value="133.26831999999999" table:style-name="ce27">
            <text:p>133,26832</text:p>
          </table:table-cell>
          <table:table-cell office:value-type="float" office:value="211" table:style-name="ce28">
            <text:p>21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4: Ward 74</text:p>
          </table:table-cell>
          <table:table-cell office:value-type="float" office:value="12023.27787" table:style-name="ce27">
            <text:p>12023,27787</text:p>
          </table:table-cell>
          <table:table-cell office:value-type="float" office:value="1244.5983000000001" table:style-name="ce27">
            <text:p>1244,5983</text:p>
          </table:table-cell>
          <table:table-cell office:value-type="float" office:value="786.97667000000001" table:style-name="ce27">
            <text:p>786,97667</text:p>
          </table:table-cell>
          <table:table-cell office:value-type="float" office:value="2680.08277" table:style-name="ce27">
            <text:p>2680,08277</text:p>
          </table:table-cell>
          <table:table-cell office:value-type="float" office:value="3429.5351000000001" table:style-name="ce27">
            <text:p>3429,5351</text:p>
          </table:table-cell>
          <table:table-cell office:value-type="float" office:value="1830.42055" table:style-name="ce27">
            <text:p>1830,42055</text:p>
          </table:table-cell>
          <table:table-cell office:value-type="float" office:value="1811.6340600000001" table:style-name="ce27">
            <text:p>1811,63406</text:p>
          </table:table-cell>
          <table:table-cell office:value-type="float" office:value="2177.2221300000001" table:style-name="ce27">
            <text:p>2177,22213</text:p>
          </table:table-cell>
          <table:table-cell office:value-type="float" office:value="1841.5701300000001" table:style-name="ce27">
            <text:p>1841,57013</text:p>
          </table:table-cell>
          <table:table-cell office:value-type="float" office:value="921.80583000000001" table:style-name="ce27">
            <text:p>921,80583</text:p>
          </table:table-cell>
          <table:table-cell office:value-type="float" office:value="298.67552000000001" table:style-name="ce27">
            <text:p>298,67552</text:p>
          </table:table-cell>
          <table:table-cell office:value-type="float" office:value="448" table:style-name="ce28">
            <text:p>448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5: Ward 75</text:p>
          </table:table-cell>
          <table:table-cell office:value-type="float" office:value="15825.06004" table:style-name="ce27">
            <text:p>15825,06004</text:p>
          </table:table-cell>
          <table:table-cell office:value-type="float" office:value="2926.9344500000002" table:style-name="ce27">
            <text:p>2926,93445</text:p>
          </table:table-cell>
          <table:table-cell office:value-type="float" office:value="697.16220999999996" table:style-name="ce27">
            <text:p>697,16221</text:p>
          </table:table-cell>
          <table:table-cell office:value-type="float" office:value="3211.5540299999998" table:style-name="ce27">
            <text:p>3211,55403</text:p>
          </table:table-cell>
          <table:table-cell office:value-type="float" office:value="3029.2201100000002" table:style-name="ce27">
            <text:p>3029,22011</text:p>
          </table:table-cell>
          <table:table-cell office:value-type="float" office:value="3071.77225" table:style-name="ce27">
            <text:p>3071,77225</text:p>
          </table:table-cell>
          <table:table-cell office:value-type="float" office:value="2600.5463" table:style-name="ce27">
            <text:p>2600,5463</text:p>
          </table:table-cell>
          <table:table-cell office:value-type="float" office:value="1193.1614099999999" table:style-name="ce27">
            <text:p>1193,16141</text:p>
          </table:table-cell>
          <table:table-cell office:value-type="float" office:value="170.97740999999999" table:style-name="ce27">
            <text:p>170,97741</text:p>
          </table:table-cell>
          <table:table-cell office:value-type="float" office:value="16.503299999999999" table:style-name="ce27">
            <text:p>16,5033</text:p>
          </table:table-cell>
          <table:table-cell office:value-type="float" office:value="14.58882" table:style-name="ce27">
            <text:p>14,58882</text:p>
          </table:table-cell>
          <table:table-cell office:value-type="float" office:value="25" table:style-name="ce28">
            <text:p>2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6: Ward 76</text:p>
          </table:table-cell>
          <table:table-cell office:value-type="float" office:value="17441.93435" table:style-name="ce27">
            <text:p>17441,93435</text:p>
          </table:table-cell>
          <table:table-cell office:value-type="float" office:value="1833.71614" table:style-name="ce27">
            <text:p>1833,71614</text:p>
          </table:table-cell>
          <table:table-cell office:value-type="float" office:value="569.56737999999996" table:style-name="ce27">
            <text:p>569,56738</text:p>
          </table:table-cell>
          <table:table-cell office:value-type="float" office:value="3972.8213300000002" table:style-name="ce27">
            <text:p>3972,82133</text:p>
          </table:table-cell>
          <table:table-cell office:value-type="float" office:value="3030.2872699999998" table:style-name="ce27">
            <text:p>3030,28727</text:p>
          </table:table-cell>
          <table:table-cell office:value-type="float" office:value="3611.6035900000002" table:style-name="ce27">
            <text:p>3611,60359</text:p>
          </table:table-cell>
          <table:table-cell office:value-type="float" office:value="2367.5220800000002" table:style-name="ce27">
            <text:p>2367,52208</text:p>
          </table:table-cell>
          <table:table-cell office:value-type="float" office:value="1186.09548" table:style-name="ce27">
            <text:p>1186,09548</text:p>
          </table:table-cell>
          <table:table-cell office:value-type="float" office:value="178.49055000000001" table:style-name="ce27">
            <text:p>178,49055</text:p>
          </table:table-cell>
          <table:table-cell office:value-type="float" office:value="9.4001400000000004" table:style-name="ce27">
            <text:p>9,40014</text:p>
          </table:table-cell>
          <table:table-cell office:value-type="float" office:value="21.13195" table:style-name="ce27">
            <text:p>21,13195</text:p>
          </table:table-cell>
          <table:table-cell office:value-type="float" office:value="36" table:style-name="ce28">
            <text:p>3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7: Ward 77</text:p>
          </table:table-cell>
          <table:table-cell office:value-type="float" office:value="4994.9644699999999" table:style-name="ce27">
            <text:p>4994,96447</text:p>
          </table:table-cell>
          <table:table-cell office:value-type="float" office:value="213.35255000000001" table:style-name="ce27">
            <text:p>213,35255</text:p>
          </table:table-cell>
          <table:table-cell office:value-type="float" office:value="244.97022000000001" table:style-name="ce27">
            <text:p>244,97022</text:p>
          </table:table-cell>
          <table:table-cell office:value-type="float" office:value="804.19341999999995" table:style-name="ce27">
            <text:p>804,19342</text:p>
          </table:table-cell>
          <table:table-cell office:value-type="float" office:value="1059.0605499999999" table:style-name="ce27">
            <text:p>1059,06055</text:p>
          </table:table-cell>
          <table:table-cell office:value-type="float" office:value="1956.9139399999999" table:style-name="ce27">
            <text:p>1956,91394</text:p>
          </table:table-cell>
          <table:table-cell office:value-type="float" office:value="3204.6304799999998" table:style-name="ce27">
            <text:p>3204,63048</text:p>
          </table:table-cell>
          <table:table-cell office:value-type="float" office:value="3530.2251900000001" table:style-name="ce27">
            <text:p>3530,22519</text:p>
          </table:table-cell>
          <table:table-cell office:value-type="float" office:value="2253.7513300000001" table:style-name="ce27">
            <text:p>2253,75133</text:p>
          </table:table-cell>
          <table:table-cell office:value-type="float" office:value="831.19155000000001" table:style-name="ce27">
            <text:p>831,19155</text:p>
          </table:table-cell>
          <table:table-cell office:value-type="float" office:value="265.09032000000002" table:style-name="ce27">
            <text:p>265,09032</text:p>
          </table:table-cell>
          <table:table-cell office:value-type="float" office:value="435" table:style-name="ce28">
            <text:p>43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8: Ward 78</text:p>
          </table:table-cell>
          <table:table-cell office:value-type="float" office:value="15506.46168" table:style-name="ce27">
            <text:p>15506,46168</text:p>
          </table:table-cell>
          <table:table-cell office:value-type="float" office:value="1133.6079999999999" table:style-name="ce27">
            <text:p>1133,608</text:p>
          </table:table-cell>
          <table:table-cell office:value-type="float" office:value="608.49081000000001" table:style-name="ce27">
            <text:p>608,49081</text:p>
          </table:table-cell>
          <table:table-cell office:value-type="float" office:value="4080.8136" table:style-name="ce27">
            <text:p>4080,8136</text:p>
          </table:table-cell>
          <table:table-cell office:value-type="float" office:value="2872.5599000000002" table:style-name="ce27">
            <text:p>2872,5599</text:p>
          </table:table-cell>
          <table:table-cell office:value-type="float" office:value="3658.8483200000001" table:style-name="ce27">
            <text:p>3658,84832</text:p>
          </table:table-cell>
          <table:table-cell office:value-type="float" office:value="2932.6882099999998" table:style-name="ce27">
            <text:p>2932,68821</text:p>
          </table:table-cell>
          <table:table-cell office:value-type="float" office:value="1164.7445399999999" table:style-name="ce27">
            <text:p>1164,74454</text:p>
          </table:table-cell>
          <table:table-cell office:value-type="float" office:value="148.00515999999999" table:style-name="ce27">
            <text:p>148,00516</text:p>
          </table:table-cell>
          <table:table-cell office:value-type="float" office:value="10.6683" table:style-name="ce27">
            <text:p>10,6683</text:p>
          </table:table-cell>
          <table:table-cell office:value-type="float" office:value="20.09778" table:style-name="ce27">
            <text:p>20,09778</text:p>
          </table:table-cell>
          <table:table-cell office:value-type="float" office:value="27" table:style-name="ce28">
            <text:p>2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79: Ward 79</text:p>
          </table:table-cell>
          <table:table-cell office:value-type="float" office:value="14636.72344" table:style-name="ce27">
            <text:p>14636,72344</text:p>
          </table:table-cell>
          <table:table-cell office:value-type="float" office:value="2130.1759299999999" table:style-name="ce27">
            <text:p>2130,17593</text:p>
          </table:table-cell>
          <table:table-cell office:value-type="float" office:value="680.38306999999998" table:style-name="ce27">
            <text:p>680,38307</text:p>
          </table:table-cell>
          <table:table-cell office:value-type="float" office:value="3834.1579499999998" table:style-name="ce27">
            <text:p>3834,15795</text:p>
          </table:table-cell>
          <table:table-cell office:value-type="float" office:value="3577.5728300000001" table:style-name="ce27">
            <text:p>3577,57283</text:p>
          </table:table-cell>
          <table:table-cell office:value-type="float" office:value="2487.6632100000002" table:style-name="ce27">
            <text:p>2487,66321</text:p>
          </table:table-cell>
          <table:table-cell office:value-type="float" office:value="1143.5222200000001" table:style-name="ce27">
            <text:p>1143,52222</text:p>
          </table:table-cell>
          <table:table-cell office:value-type="float" office:value="338.75959999999998" table:style-name="ce27">
            <text:p>338,7596</text:p>
          </table:table-cell>
          <table:table-cell office:value-type="float" office:value="44.903669999999998" table:style-name="ce27">
            <text:p>44,90367</text:p>
          </table:table-cell>
          <table:table-cell office:value-type="float" office:value="9.4298000000000002" table:style-name="ce27">
            <text:p>9,4298</text:p>
          </table:table-cell>
          <table:table-cell office:value-type="float" office:value="10.65136" table:style-name="ce27">
            <text:p>10,65136</text:p>
          </table:table-cell>
          <table:table-cell office:value-type="float" office:value="17" table:style-name="ce28">
            <text:p>1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0: Ward 80</text:p>
          </table:table-cell>
          <table:table-cell office:value-type="float" office:value="20134.915560000001" table:style-name="ce27">
            <text:p>20134,91556</text:p>
          </table:table-cell>
          <table:table-cell office:value-type="float" office:value="7682.8209900000002" table:style-name="ce27">
            <text:p>7682,82099</text:p>
          </table:table-cell>
          <table:table-cell office:value-type="float" office:value="1542.9407900000001" table:style-name="ce27">
            <text:p>1542,94079</text:p>
          </table:table-cell>
          <table:table-cell office:value-type="float" office:value="4882.4382599999999" table:style-name="ce27">
            <text:p>4882,43826</text:p>
          </table:table-cell>
          <table:table-cell office:value-type="float" office:value="4932.0439500000002" table:style-name="ce27">
            <text:p>4932,04395</text:p>
          </table:table-cell>
          <table:table-cell office:value-type="float" office:value="1805.4773399999999" table:style-name="ce27">
            <text:p>1805,47734</text:p>
          </table:table-cell>
          <table:table-cell office:value-type="float" office:value="645.57685000000004" table:style-name="ce27">
            <text:p>645,57685</text:p>
          </table:table-cell>
          <table:table-cell office:value-type="float" office:value="324.03805" table:style-name="ce27">
            <text:p>324,03805</text:p>
          </table:table-cell>
          <table:table-cell office:value-type="float" office:value="77.063050000000004" table:style-name="ce27">
            <text:p>77,06305</text:p>
          </table:table-cell>
          <table:table-cell office:value-type="float" office:value="10.655799999999999" table:style-name="ce27">
            <text:p>10,6558</text:p>
          </table:table-cell>
          <table:table-cell office:value-type="float" office:value="12.053330000000001" table:style-name="ce27">
            <text:p>12,05333</text:p>
          </table:table-cell>
          <table:table-cell office:value-type="float" office:value="24" table:style-name="ce28">
            <text:p>2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1: Ward 81</text:p>
          </table:table-cell>
          <table:table-cell office:value-type="float" office:value="12987.954040000001" table:style-name="ce27">
            <text:p>12987,95404</text:p>
          </table:table-cell>
          <table:table-cell office:value-type="float" office:value="583.01392999999996" table:style-name="ce27">
            <text:p>583,01393</text:p>
          </table:table-cell>
          <table:table-cell office:value-type="float" office:value="314.53442000000001" table:style-name="ce27">
            <text:p>314,53442</text:p>
          </table:table-cell>
          <table:table-cell office:value-type="float" office:value="3549.8600299999998" table:style-name="ce27">
            <text:p>3549,86003</text:p>
          </table:table-cell>
          <table:table-cell office:value-type="float" office:value="2508.9319799999998" table:style-name="ce27">
            <text:p>2508,93198</text:p>
          </table:table-cell>
          <table:table-cell office:value-type="float" office:value="3229.47856" table:style-name="ce27">
            <text:p>3229,47856</text:p>
          </table:table-cell>
          <table:table-cell office:value-type="float" office:value="2189.9252200000001" table:style-name="ce27">
            <text:p>2189,92522</text:p>
          </table:table-cell>
          <table:table-cell office:value-type="float" office:value="768.52472999999998" table:style-name="ce27">
            <text:p>768,52473</text:p>
          </table:table-cell>
          <table:table-cell office:value-type="float" office:value="106.31249" table:style-name="ce27">
            <text:p>106,31249</text:p>
          </table:table-cell>
          <table:table-cell office:value-type="float" office:value="11.77112" table:style-name="ce27">
            <text:p>11,77112</text:p>
          </table:table-cell>
          <table:table-cell office:value-type="float" office:value="16.482050000000001" table:style-name="ce27">
            <text:p>16,48205</text:p>
          </table:table-cell>
          <table:table-cell office:value-type="float" office:value="22" table:style-name="ce28">
            <text:p>2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2: Ward 82</text:p>
          </table:table-cell>
          <table:table-cell office:value-type="float" office:value="19792.401450000001" table:style-name="ce27">
            <text:p>19792,40145</text:p>
          </table:table-cell>
          <table:table-cell office:value-type="float" office:value="5554.5535300000001" table:style-name="ce27">
            <text:p>5554,55353</text:p>
          </table:table-cell>
          <table:table-cell office:value-type="float" office:value="900.45342000000005" table:style-name="ce27">
            <text:p>900,45342</text:p>
          </table:table-cell>
          <table:table-cell office:value-type="float" office:value="4950.2021999999997" table:style-name="ce27">
            <text:p>4950,2022</text:p>
          </table:table-cell>
          <table:table-cell office:value-type="float" office:value="3990.9236299999998" table:style-name="ce27">
            <text:p>3990,92363</text:p>
          </table:table-cell>
          <table:table-cell office:value-type="float" office:value="2808.9480400000002" table:style-name="ce27">
            <text:p>2808,94804</text:p>
          </table:table-cell>
          <table:table-cell office:value-type="float" office:value="889.21140000000003" table:style-name="ce27">
            <text:p>889,2114</text:p>
          </table:table-cell>
          <table:table-cell office:value-type="float" office:value="184.48942" table:style-name="ce27">
            <text:p>184,48942</text:p>
          </table:table-cell>
          <table:table-cell office:value-type="float" office:value="40.14676" table:style-name="ce27">
            <text:p>40,14676</text:p>
          </table:table-cell>
          <table:table-cell office:value-type="float" office:value="1.20462" table:style-name="ce27">
            <text:p>1,20462</text:p>
          </table:table-cell>
          <table:table-cell office:value-type="float" office:value="2.36592" table:style-name="ce27">
            <text:p>2,36592</text:p>
          </table:table-cell>
          <table:table-cell office:value-type="float" office:value="4" table:style-name="ce28">
            <text:p>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3: Ward 83</text:p>
          </table:table-cell>
          <table:table-cell office:value-type="float" office:value="8148.2127600000003" table:style-name="ce27">
            <text:p>8148,21276</text:p>
          </table:table-cell>
          <table:table-cell office:value-type="float" office:value="1898.5900099999999" table:style-name="ce27">
            <text:p>1898,59001</text:p>
          </table:table-cell>
          <table:table-cell office:value-type="float" office:value="666.49591999999996" table:style-name="ce27">
            <text:p>666,49592</text:p>
          </table:table-cell>
          <table:table-cell office:value-type="float" office:value="1743.3336300000001" table:style-name="ce27">
            <text:p>1743,33363</text:p>
          </table:table-cell>
          <table:table-cell office:value-type="float" office:value="2233.7836499999999" table:style-name="ce27">
            <text:p>2233,78365</text:p>
          </table:table-cell>
          <table:table-cell office:value-type="float" office:value="1750.6725799999999" table:style-name="ce27">
            <text:p>1750,67258</text:p>
          </table:table-cell>
          <table:table-cell office:value-type="float" office:value="1955.16308" table:style-name="ce27">
            <text:p>1955,16308</text:p>
          </table:table-cell>
          <table:table-cell office:value-type="float" office:value="1443.7180599999999" table:style-name="ce27">
            <text:p>1443,71806</text:p>
          </table:table-cell>
          <table:table-cell office:value-type="float" office:value="559.69267000000002" table:style-name="ce27">
            <text:p>559,69267</text:p>
          </table:table-cell>
          <table:table-cell office:value-type="float" office:value="144.46055000000001" table:style-name="ce27">
            <text:p>144,46055</text:p>
          </table:table-cell>
          <table:table-cell office:value-type="float" office:value="46.742719999999998" table:style-name="ce27">
            <text:p>46,74272</text:p>
          </table:table-cell>
          <table:table-cell office:value-type="float" office:value="72" table:style-name="ce28">
            <text:p>7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4: Ward 84</text:p>
          </table:table-cell>
          <table:table-cell office:value-type="float" office:value="6763.4312" table:style-name="ce27">
            <text:p>6763,4312</text:p>
          </table:table-cell>
          <table:table-cell office:value-type="float" office:value="388.77030000000002" table:style-name="ce27">
            <text:p>388,7703</text:p>
          </table:table-cell>
          <table:table-cell office:value-type="float" office:value="261.05342999999999" table:style-name="ce27">
            <text:p>261,05343</text:p>
          </table:table-cell>
          <table:table-cell office:value-type="float" office:value="1033.64726" table:style-name="ce27">
            <text:p>1033,64726</text:p>
          </table:table-cell>
          <table:table-cell office:value-type="float" office:value="1380.74964" table:style-name="ce27">
            <text:p>1380,74964</text:p>
          </table:table-cell>
          <table:table-cell office:value-type="float" office:value="1973.8478" table:style-name="ce27">
            <text:p>1973,8478</text:p>
          </table:table-cell>
          <table:table-cell office:value-type="float" office:value="2735.6080000000002" table:style-name="ce27">
            <text:p>2735,608</text:p>
          </table:table-cell>
          <table:table-cell office:value-type="float" office:value="2536.0297999999998" table:style-name="ce27">
            <text:p>2536,0298</text:p>
          </table:table-cell>
          <table:table-cell office:value-type="float" office:value="1499.0288700000001" table:style-name="ce27">
            <text:p>1499,02887</text:p>
          </table:table-cell>
          <table:table-cell office:value-type="float" office:value="578.28965000000005" table:style-name="ce27">
            <text:p>578,28965</text:p>
          </table:table-cell>
          <table:table-cell office:value-type="float" office:value="169.19540000000001" table:style-name="ce27">
            <text:p>169,1954</text:p>
          </table:table-cell>
          <table:table-cell office:value-type="float" office:value="301" table:style-name="ce28">
            <text:p>30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5: Ward 85</text:p>
          </table:table-cell>
          <table:table-cell office:value-type="float" office:value="12380.22244" table:style-name="ce27">
            <text:p>12380,22244</text:p>
          </table:table-cell>
          <table:table-cell office:value-type="float" office:value="3730.32368" table:style-name="ce27">
            <text:p>3730,32368</text:p>
          </table:table-cell>
          <table:table-cell office:value-type="float" office:value="1098.96738" table:style-name="ce27">
            <text:p>1098,96738</text:p>
          </table:table-cell>
          <table:table-cell office:value-type="float" office:value="3100.7706600000001" table:style-name="ce27">
            <text:p>3100,77066</text:p>
          </table:table-cell>
          <table:table-cell office:value-type="float" office:value="3539.4953399999999" table:style-name="ce27">
            <text:p>3539,49534</text:p>
          </table:table-cell>
          <table:table-cell office:value-type="float" office:value="2039.03988" table:style-name="ce27">
            <text:p>2039,03988</text:p>
          </table:table-cell>
          <table:table-cell office:value-type="float" office:value="1751.9534900000001" table:style-name="ce27">
            <text:p>1751,95349</text:p>
          </table:table-cell>
          <table:table-cell office:value-type="float" office:value="1066.84204" table:style-name="ce27">
            <text:p>1066,84204</text:p>
          </table:table-cell>
          <table:table-cell office:value-type="float" office:value="299.03784000000002" table:style-name="ce27">
            <text:p>299,03784</text:p>
          </table:table-cell>
          <table:table-cell office:value-type="float" office:value="61.135530000000003" table:style-name="ce27">
            <text:p>61,13553</text:p>
          </table:table-cell>
          <table:table-cell office:value-type="float" office:value="28.81982" table:style-name="ce27">
            <text:p>28,81982</text:p>
          </table:table-cell>
          <table:table-cell office:value-type="float" office:value="61" table:style-name="ce28">
            <text:p>6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6: Ward 86</text:p>
          </table:table-cell>
          <table:table-cell office:value-type="float" office:value="16061.464239999999" table:style-name="ce27">
            <text:p>16061,46424</text:p>
          </table:table-cell>
          <table:table-cell office:value-type="float" office:value="4306.3095599999997" table:style-name="ce27">
            <text:p>4306,30956</text:p>
          </table:table-cell>
          <table:table-cell office:value-type="float" office:value="1078.12031" table:style-name="ce27">
            <text:p>1078,12031</text:p>
          </table:table-cell>
          <table:table-cell office:value-type="float" office:value="4697.54" table:style-name="ce27">
            <text:p>4697,54</text:p>
          </table:table-cell>
          <table:table-cell office:value-type="float" office:value="3927.7189699999999" table:style-name="ce27">
            <text:p>3927,71897</text:p>
          </table:table-cell>
          <table:table-cell office:value-type="float" office:value="1795.7472600000001" table:style-name="ce27">
            <text:p>1795,74726</text:p>
          </table:table-cell>
          <table:table-cell office:value-type="float" office:value="922.35886000000005" table:style-name="ce27">
            <text:p>922,35886</text:p>
          </table:table-cell>
          <table:table-cell office:value-type="float" office:value="455.85045000000002" table:style-name="ce27">
            <text:p>455,85045</text:p>
          </table:table-cell>
          <table:table-cell office:value-type="float" office:value="105.73472" table:style-name="ce27">
            <text:p>105,73472</text:p>
          </table:table-cell>
          <table:table-cell office:value-type="float" office:value="39.589550000000003" table:style-name="ce27">
            <text:p>39,58955</text:p>
          </table:table-cell>
          <table:table-cell office:value-type="float" office:value="13.20429" table:style-name="ce27">
            <text:p>13,20429</text:p>
          </table:table-cell>
          <table:table-cell office:value-type="float" office:value="19" table:style-name="ce28">
            <text:p>1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7: Ward 87</text:p>
          </table:table-cell>
          <table:table-cell office:value-type="float" office:value="13068.01583" table:style-name="ce27">
            <text:p>13068,01583</text:p>
          </table:table-cell>
          <table:table-cell office:value-type="float" office:value="6113.0017900000003" table:style-name="ce27">
            <text:p>6113,00179</text:p>
          </table:table-cell>
          <table:table-cell office:value-type="float" office:value="1062.3544999999999" table:style-name="ce27">
            <text:p>1062,3545</text:p>
          </table:table-cell>
          <table:table-cell office:value-type="float" office:value="3166.9574299999999" table:style-name="ce27">
            <text:p>3166,95743</text:p>
          </table:table-cell>
          <table:table-cell office:value-type="float" office:value="2895.9982" table:style-name="ce27">
            <text:p>2895,9982</text:p>
          </table:table-cell>
          <table:table-cell office:value-type="float" office:value="846.23518000000001" table:style-name="ce27">
            <text:p>846,23518</text:p>
          </table:table-cell>
          <table:table-cell office:value-type="float" office:value="376.68898000000002" table:style-name="ce27">
            <text:p>376,68898</text:p>
          </table:table-cell>
          <table:table-cell office:value-type="float" office:value="57.316960000000002" table:style-name="ce27">
            <text:p>57,31696</text:p>
          </table:table-cell>
          <table:table-cell office:value-type="float" office:value="91.998530000000002" table:style-name="ce27">
            <text:p>91,99853</text:p>
          </table:table-cell>
          <table:table-cell office:value-type="float" office:value="1.23763" table:style-name="ce27">
            <text:p>1,23763</text:p>
          </table:table-cell>
          <table:table-cell office:value-type="float" office:value="4.66547" table:style-name="ce27">
            <text:p>4,66547</text:p>
          </table:table-cell>
          <table:table-cell office:value-type="float" office:value="10" table:style-name="ce28">
            <text:p>1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8: Ward 88</text:p>
          </table:table-cell>
          <table:table-cell office:value-type="float" office:value="17068.47998" table:style-name="ce27">
            <text:p>17068,47998</text:p>
          </table:table-cell>
          <table:table-cell office:value-type="float" office:value="5133.7418399999997" table:style-name="ce27">
            <text:p>5133,74184</text:p>
          </table:table-cell>
          <table:table-cell office:value-type="float" office:value="998.42912999999999" table:style-name="ce27">
            <text:p>998,42913</text:p>
          </table:table-cell>
          <table:table-cell office:value-type="float" office:value="3535.4234099999999" table:style-name="ce27">
            <text:p>3535,42341</text:p>
          </table:table-cell>
          <table:table-cell office:value-type="float" office:value="3368.9904799999999" table:style-name="ce27">
            <text:p>3368,99048</text:p>
          </table:table-cell>
          <table:table-cell office:value-type="float" office:value="1981.0069100000001" table:style-name="ce27">
            <text:p>1981,00691</text:p>
          </table:table-cell>
          <table:table-cell office:value-type="float" office:value="877.41998000000001" table:style-name="ce27">
            <text:p>877,41998</text:p>
          </table:table-cell>
          <table:table-cell office:value-type="float" office:value="354.76004999999998" table:style-name="ce27">
            <text:p>354,76005</text:p>
          </table:table-cell>
          <table:table-cell office:value-type="float" office:value="101.21938" table:style-name="ce27">
            <text:p>101,21938</text:p>
          </table:table-cell>
          <table:table-cell office:value-type="float" office:value="4.7732999999999999" table:style-name="ce27">
            <text:p>4,7733</text:p>
          </table:table-cell>
          <table:table-cell office:value-type="float" office:value="5.8426" table:style-name="ce27">
            <text:p>5,8426</text:p>
          </table:table-cell>
          <table:table-cell office:value-type="float" office:value="11" table:style-name="ce28">
            <text:p>1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89: Ward 89</text:p>
          </table:table-cell>
          <table:table-cell office:value-type="float" office:value="11766.548580000001" table:style-name="ce27">
            <text:p>11766,54858</text:p>
          </table:table-cell>
          <table:table-cell office:value-type="float" office:value="5050.7772500000001" table:style-name="ce27">
            <text:p>5050,77725</text:p>
          </table:table-cell>
          <table:table-cell office:value-type="float" office:value="1029.74575" table:style-name="ce27">
            <text:p>1029,74575</text:p>
          </table:table-cell>
          <table:table-cell office:value-type="float" office:value="2852.98036" table:style-name="ce27">
            <text:p>2852,98036</text:p>
          </table:table-cell>
          <table:table-cell office:value-type="float" office:value="3200.1813200000001" table:style-name="ce27">
            <text:p>3200,18132</text:p>
          </table:table-cell>
          <table:table-cell office:value-type="float" office:value="752.26872000000003" table:style-name="ce27">
            <text:p>752,26872</text:p>
          </table:table-cell>
          <table:table-cell office:value-type="float" office:value="111.58744" table:style-name="ce27">
            <text:p>111,58744</text:p>
          </table:table-cell>
          <table:table-cell office:value-type="float" office:value="46.636389999999999" table:style-name="ce27">
            <text:p>46,63639</text:p>
          </table:table-cell>
          <table:table-cell office:value-type="float" office:value="25.734829999999999" table:style-name="ce27">
            <text:p>25,73483</text:p>
          </table:table-cell>
          <table:table-cell office:value-type="float" office:value="2.47526" table:style-name="ce27">
            <text:p>2,47526</text:p>
          </table:table-cell>
          <table:table-cell office:value-type="float" office:value="2.2580900000000002" table:style-name="ce27">
            <text:p>2,25809</text:p>
          </table:table-cell>
          <table:table-cell office:value-type="float" office:value="7" table:style-name="ce28">
            <text:p>7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0: Ward 90</text:p>
          </table:table-cell>
          <table:table-cell office:value-type="float" office:value="13070.39726" table:style-name="ce27">
            <text:p>13070,39726</text:p>
          </table:table-cell>
          <table:table-cell office:value-type="float" office:value="5922.8381799999997" table:style-name="ce27">
            <text:p>5922,83818</text:p>
          </table:table-cell>
          <table:table-cell office:value-type="float" office:value="901.87026000000003" table:style-name="ce27">
            <text:p>901,87026</text:p>
          </table:table-cell>
          <table:table-cell office:value-type="float" office:value="3348.09609" table:style-name="ce27">
            <text:p>3348,09609</text:p>
          </table:table-cell>
          <table:table-cell office:value-type="float" office:value="2879.6033699999998" table:style-name="ce27">
            <text:p>2879,60337</text:p>
          </table:table-cell>
          <table:table-cell office:value-type="float" office:value="947.10834" table:style-name="ce27">
            <text:p>947,10834</text:p>
          </table:table-cell>
          <table:table-cell office:value-type="float" office:value="244.90378000000001" table:style-name="ce27">
            <text:p>244,90378</text:p>
          </table:table-cell>
          <table:table-cell office:value-type="float" office:value="71.882630000000006" table:style-name="ce27">
            <text:p>71,88263</text:p>
          </table:table-cell>
          <table:table-cell office:value-type="float" office:value="32.427729999999997" table:style-name="ce27">
            <text:p>32,42773</text:p>
          </table:table-cell>
          <table:table-cell office:value-type="float" office:value="4.8147599999999997" table:style-name="ce27">
            <text:p>4,81476</text:p>
          </table:table-cell>
          <table:table-cell office:value-type="float" office:value="1.2117800000000001" table:style-name="ce27">
            <text:p>1,21178</text:p>
          </table:table-cell>
          <table:table-cell office:value-type="float" office:value="1" table:style-name="ce28">
            <text:p>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1: Ward 91</text:p>
          </table:table-cell>
          <table:table-cell office:value-type="float" office:value="13756.56443" table:style-name="ce27">
            <text:p>13756,56443</text:p>
          </table:table-cell>
          <table:table-cell office:value-type="float" office:value="6263.4910399999999" table:style-name="ce27">
            <text:p>6263,49104</text:p>
          </table:table-cell>
          <table:table-cell office:value-type="float" office:value="1023.59695" table:style-name="ce27">
            <text:p>1023,59695</text:p>
          </table:table-cell>
          <table:table-cell office:value-type="float" office:value="3608.80069" table:style-name="ce27">
            <text:p>3608,80069</text:p>
          </table:table-cell>
          <table:table-cell office:value-type="float" office:value="3192.7642900000001" table:style-name="ce27">
            <text:p>3192,76429</text:p>
          </table:table-cell>
          <table:table-cell office:value-type="float" office:value="1014.46033" table:style-name="ce27">
            <text:p>1014,46033</text:p>
          </table:table-cell>
          <table:table-cell office:value-type="float" office:value="281.25695999999999" table:style-name="ce27">
            <text:p>281,25696</text:p>
          </table:table-cell>
          <table:table-cell office:value-type="float" office:value="73.597059999999999" table:style-name="ce27">
            <text:p>73,59706</text:p>
          </table:table-cell>
          <table:table-cell office:value-type="float" office:value="29.469370000000001" table:style-name="ce27">
            <text:p>29,46937</text:p>
          </table:table-cell>
          <table:table-cell office:value-type="float" office:value="3.6353399999999998" table:style-name="ce27">
            <text:p>3,63534</text:p>
          </table:table-cell>
          <table:table-cell office:value-type="float" office:value="4.6996900000000004" table:style-name="ce27">
            <text:p>4,69969</text:p>
          </table:table-cell>
          <table:table-cell office:value-type="float" office:value="9" table:style-name="ce28">
            <text:p>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2: Ward 92</text:p>
          </table:table-cell>
          <table:table-cell office:value-type="float" office:value="14896.05429" table:style-name="ce27">
            <text:p>14896,05429</text:p>
          </table:table-cell>
          <table:table-cell office:value-type="float" office:value="3253.9876100000001" table:style-name="ce27">
            <text:p>3253,98761</text:p>
          </table:table-cell>
          <table:table-cell office:value-type="float" office:value="755.79057" table:style-name="ce27">
            <text:p>755,79057</text:p>
          </table:table-cell>
          <table:table-cell office:value-type="float" office:value="2689.3876100000002" table:style-name="ce27">
            <text:p>2689,38761</text:p>
          </table:table-cell>
          <table:table-cell office:value-type="float" office:value="2901.1725099999999" table:style-name="ce27">
            <text:p>2901,17251</text:p>
          </table:table-cell>
          <table:table-cell office:value-type="float" office:value="2083.3648699999999" table:style-name="ce27">
            <text:p>2083,36487</text:p>
          </table:table-cell>
          <table:table-cell office:value-type="float" office:value="1955.65318" table:style-name="ce27">
            <text:p>1955,65318</text:p>
          </table:table-cell>
          <table:table-cell office:value-type="float" office:value="754.13013999999998" table:style-name="ce27">
            <text:p>754,13014</text:p>
          </table:table-cell>
          <table:table-cell office:value-type="float" office:value="139.32443000000001" table:style-name="ce27">
            <text:p>139,32443</text:p>
          </table:table-cell>
          <table:table-cell office:value-type="float" office:value="8.1558899999999994" table:style-name="ce27">
            <text:p>8,15589</text:p>
          </table:table-cell>
          <table:table-cell office:value-type="float" office:value="16.31184" table:style-name="ce27">
            <text:p>16,31184</text:p>
          </table:table-cell>
          <table:table-cell office:value-type="float" office:value="19" table:style-name="ce28">
            <text:p>1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3: Ward 93</text:p>
          </table:table-cell>
          <table:table-cell office:value-type="float" office:value="13931.96499" table:style-name="ce27">
            <text:p>13931,96499</text:p>
          </table:table-cell>
          <table:table-cell office:value-type="float" office:value="4914.9978099999998" table:style-name="ce27">
            <text:p>4914,99781</text:p>
          </table:table-cell>
          <table:table-cell office:value-type="float" office:value="1223.5863899999999" table:style-name="ce27">
            <text:p>1223,58639</text:p>
          </table:table-cell>
          <table:table-cell office:value-type="float" office:value="3120.27115" table:style-name="ce27">
            <text:p>3120,27115</text:p>
          </table:table-cell>
          <table:table-cell office:value-type="float" office:value="3372.1100700000002" table:style-name="ce27">
            <text:p>3372,11007</text:p>
          </table:table-cell>
          <table:table-cell office:value-type="float" office:value="1102.10005" table:style-name="ce27">
            <text:p>1102,10005</text:p>
          </table:table-cell>
          <table:table-cell office:value-type="float" office:value="303.29313999999999" table:style-name="ce27">
            <text:p>303,29314</text:p>
          </table:table-cell>
          <table:table-cell office:value-type="float" office:value="164.56738000000001" table:style-name="ce27">
            <text:p>164,56738</text:p>
          </table:table-cell>
          <table:table-cell office:value-type="float" office:value="33.793370000000003" table:style-name="ce27">
            <text:p>33,79337</text:p>
          </table:table-cell>
          <table:table-cell office:value-type="float" office:value="8.1351899999999997" table:style-name="ce27">
            <text:p>8,13519</text:p>
          </table:table-cell>
          <table:table-cell office:value-type="float" office:value="6.7724200000000003" table:style-name="ce27">
            <text:p>6,77242</text:p>
          </table:table-cell>
          <table:table-cell office:value-type="float" office:value="14" table:style-name="ce28">
            <text:p>14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4: Ward 94</text:p>
          </table:table-cell>
          <table:table-cell office:value-type="float" office:value="10568.476360000001" table:style-name="ce27">
            <text:p>10568,47636</text:p>
          </table:table-cell>
          <table:table-cell office:value-type="float" office:value="2412.2898500000001" table:style-name="ce27">
            <text:p>2412,28985</text:p>
          </table:table-cell>
          <table:table-cell office:value-type="float" office:value="592.39562000000001" table:style-name="ce27">
            <text:p>592,39562</text:p>
          </table:table-cell>
          <table:table-cell office:value-type="float" office:value="2612.23596" table:style-name="ce27">
            <text:p>2612,23596</text:p>
          </table:table-cell>
          <table:table-cell office:value-type="float" office:value="2271.6372799999999" table:style-name="ce27">
            <text:p>2271,63728</text:p>
          </table:table-cell>
          <table:table-cell office:value-type="float" office:value="1599.3318300000001" table:style-name="ce27">
            <text:p>1599,33183</text:p>
          </table:table-cell>
          <table:table-cell office:value-type="float" office:value="1132.5856900000001" table:style-name="ce27">
            <text:p>1132,58569</text:p>
          </table:table-cell>
          <table:table-cell office:value-type="float" office:value="405.14877000000001" table:style-name="ce27">
            <text:p>405,14877</text:p>
          </table:table-cell>
          <table:table-cell office:value-type="float" office:value="64.921750000000003" table:style-name="ce27">
            <text:p>64,92175</text:p>
          </table:table-cell>
          <table:table-cell office:value-type="float" office:value="3.3754200000000001" table:style-name="ce27">
            <text:p>3,37542</text:p>
          </table:table-cell>
          <table:table-cell office:value-type="float" office:value="7.0925799999999999" table:style-name="ce27">
            <text:p>7,09258</text:p>
          </table:table-cell>
          <table:table-cell office:value-type="float" office:value="12" table:style-name="ce28">
            <text:p>12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5: Ward 95</text:p>
          </table:table-cell>
          <table:table-cell office:value-type="float" office:value="23699.55788" table:style-name="ce27">
            <text:p>23699,55788</text:p>
          </table:table-cell>
          <table:table-cell office:value-type="float" office:value="10153.588449999999" table:style-name="ce27">
            <text:p>10153,58845</text:p>
          </table:table-cell>
          <table:table-cell office:value-type="float" office:value="2311.4270499999998" table:style-name="ce27">
            <text:p>2311,42705</text:p>
          </table:table-cell>
          <table:table-cell office:value-type="float" office:value="5685.9651199999998" table:style-name="ce27">
            <text:p>5685,96512</text:p>
          </table:table-cell>
          <table:table-cell office:value-type="float" office:value="6340.5163300000004" table:style-name="ce27">
            <text:p>6340,51633</text:p>
          </table:table-cell>
          <table:table-cell office:value-type="float" office:value="2065.4910199999999" table:style-name="ce27">
            <text:p>2065,49102</text:p>
          </table:table-cell>
          <table:table-cell office:value-type="float" office:value="637.70983999999999" table:style-name="ce27">
            <text:p>637,70984</text:p>
          </table:table-cell>
          <table:table-cell office:value-type="float" office:value="205.60647" table:style-name="ce27">
            <text:p>205,60647</text:p>
          </table:table-cell>
          <table:table-cell office:value-type="float" office:value="76.037649999999999" table:style-name="ce27">
            <text:p>76,03765</text:p>
          </table:table-cell>
          <table:table-cell office:value-type="float" office:value="4.7436800000000003" table:style-name="ce27">
            <text:p>4,74368</text:p>
          </table:table-cell>
          <table:table-cell office:value-type="float" office:value="12.91855" table:style-name="ce27">
            <text:p>12,91855</text:p>
          </table:table-cell>
          <table:table-cell office:value-type="float" office:value="25" table:style-name="ce28">
            <text:p>25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6: Ward 96</text:p>
          </table:table-cell>
          <table:table-cell office:value-type="float" office:value="12604.862800000001" table:style-name="ce27">
            <text:p>12604,8628</text:p>
          </table:table-cell>
          <table:table-cell office:value-type="float" office:value="4053.9970699999999" table:style-name="ce27">
            <text:p>4053,99707</text:p>
          </table:table-cell>
          <table:table-cell office:value-type="float" office:value="876.77224999999999" table:style-name="ce27">
            <text:p>876,77225</text:p>
          </table:table-cell>
          <table:table-cell office:value-type="float" office:value="2284.1295700000001" table:style-name="ce27">
            <text:p>2284,12957</text:p>
          </table:table-cell>
          <table:table-cell office:value-type="float" office:value="2438.4669899999999" table:style-name="ce27">
            <text:p>2438,46699</text:p>
          </table:table-cell>
          <table:table-cell office:value-type="float" office:value="1024.98305" table:style-name="ce27">
            <text:p>1024,98305</text:p>
          </table:table-cell>
          <table:table-cell office:value-type="float" office:value="339.61950999999999" table:style-name="ce27">
            <text:p>339,61951</text:p>
          </table:table-cell>
          <table:table-cell office:value-type="float" office:value="107.83102" table:style-name="ce27">
            <text:p>107,83102</text:p>
          </table:table-cell>
          <table:table-cell office:value-type="float" office:value="21.18159" table:style-name="ce27">
            <text:p>21,18159</text:p>
          </table:table-cell>
          <table:table-cell office:value-type="float" office:value="2.2580900000000002" table:style-name="ce27">
            <text:p>2,25809</text:p>
          </table:table-cell>
          <table:table-cell office:value-type="float" office:value="4.7100799999999996" table:style-name="ce27">
            <text:p>4,71008</text:p>
          </table:table-cell>
          <table:table-cell office:value-type="float" office:value="6" table:style-name="ce28">
            <text:p>6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7: Ward 97</text:p>
          </table:table-cell>
          <table:table-cell office:value-type="float" office:value="13343.02075" table:style-name="ce27">
            <text:p>13343,02075</text:p>
          </table:table-cell>
          <table:table-cell office:value-type="float" office:value="3762.1722300000001" table:style-name="ce27">
            <text:p>3762,17223</text:p>
          </table:table-cell>
          <table:table-cell office:value-type="float" office:value="820.64759000000004" table:style-name="ce27">
            <text:p>820,64759</text:p>
          </table:table-cell>
          <table:table-cell office:value-type="float" office:value="2762.4834599999999" table:style-name="ce27">
            <text:p>2762,48346</text:p>
          </table:table-cell>
          <table:table-cell office:value-type="float" office:value="2683.4045799999999" table:style-name="ce27">
            <text:p>2683,40458</text:p>
          </table:table-cell>
          <table:table-cell office:value-type="float" office:value="1156.43598" table:style-name="ce27">
            <text:p>1156,43598</text:p>
          </table:table-cell>
          <table:table-cell office:value-type="float" office:value="592.46033999999997" table:style-name="ce27">
            <text:p>592,46034</text:p>
          </table:table-cell>
          <table:table-cell office:value-type="float" office:value="166.88075000000001" table:style-name="ce27">
            <text:p>166,88075</text:p>
          </table:table-cell>
          <table:table-cell office:value-type="float" office:value="43.883130000000001" table:style-name="ce27">
            <text:p>43,88313</text:p>
          </table:table-cell>
          <table:table-cell office:value-type="float" office:value="4.1697499999999996" table:style-name="ce27">
            <text:p>4,16975</text:p>
          </table:table-cell>
          <table:table-cell office:value-type="float" office:value="8.1225400000000008" table:style-name="ce27">
            <text:p>8,12254</text:p>
          </table:table-cell>
          <table:table-cell office:value-type="float" office:value="10" table:style-name="ce28">
            <text:p>1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8: Ward 98</text:p>
          </table:table-cell>
          <table:table-cell office:value-type="float" office:value="12194.676149999999" table:style-name="ce27">
            <text:p>12194,67615</text:p>
          </table:table-cell>
          <table:table-cell office:value-type="float" office:value="5549.2668800000001" table:style-name="ce27">
            <text:p>5549,26688</text:p>
          </table:table-cell>
          <table:table-cell office:value-type="float" office:value="954.27531999999997" table:style-name="ce27">
            <text:p>954,27532</text:p>
          </table:table-cell>
          <table:table-cell office:value-type="float" office:value="2958.4689699999999" table:style-name="ce27">
            <text:p>2958,46897</text:p>
          </table:table-cell>
          <table:table-cell office:value-type="float" office:value="3056.8290699999998" table:style-name="ce27">
            <text:p>3056,82907</text:p>
          </table:table-cell>
          <table:table-cell office:value-type="float" office:value="1201.6516300000001" table:style-name="ce27">
            <text:p>1201,65163</text:p>
          </table:table-cell>
          <table:table-cell office:value-type="float" office:value="376.38279999999997" table:style-name="ce27">
            <text:p>376,3828</text:p>
          </table:table-cell>
          <table:table-cell office:value-type="float" office:value="146.08609000000001" table:style-name="ce27">
            <text:p>146,08609</text:p>
          </table:table-cell>
          <table:table-cell office:value-type="float" office:value="50.61074" table:style-name="ce27">
            <text:p>50,61074</text:p>
          </table:table-cell>
          <table:table-cell office:value-type="float" office:value="1.1697500000000001" table:style-name="ce27">
            <text:p>1,16975</text:p>
          </table:table-cell>
          <table:table-cell office:value-type="float" office:value="4.6705500000000004" table:style-name="ce27">
            <text:p>4,67055</text:p>
          </table:table-cell>
          <table:table-cell office:value-type="float" office:value="9" table:style-name="ce28">
            <text:p>9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099: Ward 99</text:p>
          </table:table-cell>
          <table:table-cell office:value-type="float" office:value="21753.427500000002" table:style-name="ce27">
            <text:p>21753,4275</text:p>
          </table:table-cell>
          <table:table-cell office:value-type="float" office:value="8397.3231899999992" table:style-name="ce27">
            <text:p>8397,32319</text:p>
          </table:table-cell>
          <table:table-cell office:value-type="float" office:value="1469.2439999999999" table:style-name="ce27">
            <text:p>1469,244</text:p>
          </table:table-cell>
          <table:table-cell office:value-type="float" office:value="5138.0245500000001" table:style-name="ce27">
            <text:p>5138,02455</text:p>
          </table:table-cell>
          <table:table-cell office:value-type="float" office:value="4835.6134400000001" table:style-name="ce27">
            <text:p>4835,61344</text:p>
          </table:table-cell>
          <table:table-cell office:value-type="float" office:value="2618.3405499999999" table:style-name="ce27">
            <text:p>2618,34055</text:p>
          </table:table-cell>
          <table:table-cell office:value-type="float" office:value="988.57637999999997" table:style-name="ce27">
            <text:p>988,57638</text:p>
          </table:table-cell>
          <table:table-cell office:value-type="float" office:value="341.93646999999999" table:style-name="ce27">
            <text:p>341,93647</text:p>
          </table:table-cell>
          <table:table-cell office:value-type="float" office:value="70.901330000000002" table:style-name="ce27">
            <text:p>70,90133</text:p>
          </table:table-cell>
          <table:table-cell office:value-type="float" office:value="11.63414" table:style-name="ce27">
            <text:p>11,63414</text:p>
          </table:table-cell>
          <table:table-cell office:value-type="float" office:value="16.424320000000002" table:style-name="ce27">
            <text:p>16,42432</text:p>
          </table:table-cell>
          <table:table-cell office:value-type="float" office:value="20" table:style-name="ce28">
            <text:p>2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100: Ward 100</text:p>
          </table:table-cell>
          <table:table-cell office:value-type="float" office:value="16809.162520000002" table:style-name="ce27">
            <text:p>16809,16252</text:p>
          </table:table-cell>
          <table:table-cell office:value-type="float" office:value="2936.9901500000001" table:style-name="ce27">
            <text:p>2936,99015</text:p>
          </table:table-cell>
          <table:table-cell office:value-type="float" office:value="809.55402000000004" table:style-name="ce27">
            <text:p>809,55402</text:p>
          </table:table-cell>
          <table:table-cell office:value-type="float" office:value="4018.6082999999999" table:style-name="ce27">
            <text:p>4018,6083</text:p>
          </table:table-cell>
          <table:table-cell office:value-type="float" office:value="3888.3331499999999" table:style-name="ce27">
            <text:p>3888,33315</text:p>
          </table:table-cell>
          <table:table-cell office:value-type="float" office:value="3328.5502299999998" table:style-name="ce27">
            <text:p>3328,55023</text:p>
          </table:table-cell>
          <table:table-cell office:value-type="float" office:value="3077.1397200000001" table:style-name="ce27">
            <text:p>3077,13972</text:p>
          </table:table-cell>
          <table:table-cell office:value-type="float" office:value="2236.7892499999998" table:style-name="ce27">
            <text:p>2236,78925</text:p>
          </table:table-cell>
          <table:table-cell office:value-type="float" office:value="784.69237999999996" table:style-name="ce27">
            <text:p>784,69238</text:p>
          </table:table-cell>
          <table:table-cell office:value-type="float" office:value="203.93314000000001" table:style-name="ce27">
            <text:p>203,93314</text:p>
          </table:table-cell>
          <table:table-cell office:value-type="float" office:value="60.110430000000001" table:style-name="ce27">
            <text:p>60,11043</text:p>
          </table:table-cell>
          <table:table-cell office:value-type="float" office:value="121" table:style-name="ce28">
            <text:p>121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35">
            <text:p>19100101: Ward 101</text:p>
          </table:table-cell>
          <table:table-cell office:value-type="float" office:value="16048.961869999999" table:style-name="ce27">
            <text:p>16048,96187</text:p>
          </table:table-cell>
          <table:table-cell office:value-type="float" office:value="3247.5174900000002" table:style-name="ce27">
            <text:p>3247,51749</text:p>
          </table:table-cell>
          <table:table-cell office:value-type="float" office:value="1380.3078499999999" table:style-name="ce27">
            <text:p>1380,30785</text:p>
          </table:table-cell>
          <table:table-cell office:value-type="float" office:value="3769.4794299999999" table:style-name="ce27">
            <text:p>3769,47943</text:p>
          </table:table-cell>
          <table:table-cell office:value-type="float" office:value="3571.4099799999999" table:style-name="ce27">
            <text:p>3571,40998</text:p>
          </table:table-cell>
          <table:table-cell office:value-type="float" office:value="1092.3574900000001" table:style-name="ce27">
            <text:p>1092,35749</text:p>
          </table:table-cell>
          <table:table-cell office:value-type="float" office:value="351.69893999999999" table:style-name="ce27">
            <text:p>351,69894</text:p>
          </table:table-cell>
          <table:table-cell office:value-type="float" office:value="91.332920000000001" table:style-name="ce27">
            <text:p>91,33292</text:p>
          </table:table-cell>
          <table:table-cell office:value-type="float" office:value="43.335479999999997" table:style-name="ce27">
            <text:p>43,33548</text:p>
          </table:table-cell>
          <table:table-cell office:value-type="float" office:value="16.488420000000001" table:style-name="ce27">
            <text:p>16,48842</text:p>
          </table:table-cell>
          <table:table-cell office:value-type="float" office:value="8.1674799999999994" table:style-name="ce27">
            <text:p>8,16748</text:p>
          </table:table-cell>
          <table:table-cell office:value-type="float" office:value="12" table:style-name="ce28">
            <text:p>12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2: Ward 102</text:p>
          </table:table-cell>
          <table:table-cell office:value-type="float" office:value="5548.6922299999997" table:style-name="ce27">
            <text:p>5548,69223</text:p>
          </table:table-cell>
          <table:table-cell office:value-type="float" office:value="127.31352" table:style-name="ce27">
            <text:p>127,31352</text:p>
          </table:table-cell>
          <table:table-cell office:value-type="float" office:value="217.82923" table:style-name="ce27">
            <text:p>217,82923</text:p>
          </table:table-cell>
          <table:table-cell office:value-type="float" office:value="975.72564999999997" table:style-name="ce27">
            <text:p>975,72565</text:p>
          </table:table-cell>
          <table:table-cell office:value-type="float" office:value="1162.39158" table:style-name="ce27">
            <text:p>1162,39158</text:p>
          </table:table-cell>
          <table:table-cell office:value-type="float" office:value="2430.6877199999999" table:style-name="ce27">
            <text:p>2430,68772</text:p>
          </table:table-cell>
          <table:table-cell office:value-type="float" office:value="3911.69146" table:style-name="ce27">
            <text:p>3911,69146</text:p>
          </table:table-cell>
          <table:table-cell office:value-type="float" office:value="3823.06205" table:style-name="ce27">
            <text:p>3823,06205</text:p>
          </table:table-cell>
          <table:table-cell office:value-type="float" office:value="1389.3148000000001" table:style-name="ce27">
            <text:p>1389,3148</text:p>
          </table:table-cell>
          <table:table-cell office:value-type="float" office:value="312.74574000000001" table:style-name="ce27">
            <text:p>312,74574</text:p>
          </table:table-cell>
          <table:table-cell office:value-type="float" office:value="105.75906999999999" table:style-name="ce27">
            <text:p>105,75907</text:p>
          </table:table-cell>
          <table:table-cell office:value-type="float" office:value="162" table:style-name="ce28">
            <text:p>162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3: Ward 103</text:p>
          </table:table-cell>
          <table:table-cell office:value-type="float" office:value="9443.63184" table:style-name="ce27">
            <text:p>9443,63184</text:p>
          </table:table-cell>
          <table:table-cell office:value-type="float" office:value="259.07521000000003" table:style-name="ce27">
            <text:p>259,07521</text:p>
          </table:table-cell>
          <table:table-cell office:value-type="float" office:value="274.59509000000003" table:style-name="ce27">
            <text:p>274,59509</text:p>
          </table:table-cell>
          <table:table-cell office:value-type="float" office:value="996.73176000000001" table:style-name="ce27">
            <text:p>996,73176</text:p>
          </table:table-cell>
          <table:table-cell office:value-type="float" office:value="1486.7983200000001" table:style-name="ce27">
            <text:p>1486,79832</text:p>
          </table:table-cell>
          <table:table-cell office:value-type="float" office:value="3124.6871500000002" table:style-name="ce27">
            <text:p>3124,68715</text:p>
          </table:table-cell>
          <table:table-cell office:value-type="float" office:value="5901.8405899999998" table:style-name="ce27">
            <text:p>5901,84059</text:p>
          </table:table-cell>
          <table:table-cell office:value-type="float" office:value="6490.9260899999999" table:style-name="ce27">
            <text:p>6490,92609</text:p>
          </table:table-cell>
          <table:table-cell office:value-type="float" office:value="3412.4823900000001" table:style-name="ce27">
            <text:p>3412,48239</text:p>
          </table:table-cell>
          <table:table-cell office:value-type="float" office:value="795.35365999999999" table:style-name="ce27">
            <text:p>795,35366</text:p>
          </table:table-cell>
          <table:table-cell office:value-type="float" office:value="163.01668000000001" table:style-name="ce27">
            <text:p>163,01668</text:p>
          </table:table-cell>
          <table:table-cell office:value-type="float" office:value="305" table:style-name="ce28">
            <text:p>305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4: Ward 104</text:p>
          </table:table-cell>
          <table:table-cell office:value-type="float" office:value="15170.652990000001" table:style-name="ce27">
            <text:p>15170,65299</text:p>
          </table:table-cell>
          <table:table-cell office:value-type="float" office:value="5137.8184300000003" table:style-name="ce27">
            <text:p>5137,81843</text:p>
          </table:table-cell>
          <table:table-cell office:value-type="float" office:value="1315.71847" table:style-name="ce27">
            <text:p>1315,71847</text:p>
          </table:table-cell>
          <table:table-cell office:value-type="float" office:value="2932.2328400000001" table:style-name="ce27">
            <text:p>2932,23284</text:p>
          </table:table-cell>
          <table:table-cell office:value-type="float" office:value="4747.4480800000001" table:style-name="ce27">
            <text:p>4747,44808</text:p>
          </table:table-cell>
          <table:table-cell office:value-type="float" office:value="1570.6657299999999" table:style-name="ce27">
            <text:p>1570,66573</text:p>
          </table:table-cell>
          <table:table-cell office:value-type="float" office:value="373.15080999999998" table:style-name="ce27">
            <text:p>373,15081</text:p>
          </table:table-cell>
          <table:table-cell office:value-type="float" office:value="127.14993" table:style-name="ce27">
            <text:p>127,14993</text:p>
          </table:table-cell>
          <table:table-cell office:value-type="float" office:value="71.974850000000004" table:style-name="ce27">
            <text:p>71,97485</text:p>
          </table:table-cell>
          <table:table-cell office:value-type="float" office:value="19.393049999999999" table:style-name="ce27">
            <text:p>19,39305</text:p>
          </table:table-cell>
          <table:table-cell office:value-type="float" office:value="9.6689699999999998" table:style-name="ce27">
            <text:p>9,66897</text:p>
          </table:table-cell>
          <table:table-cell office:value-type="float" office:value="14" table:style-name="ce28">
            <text:p>14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5: Ward 105</text:p>
          </table:table-cell>
          <table:table-cell office:value-type="float" office:value="14123.264289999999" table:style-name="ce27">
            <text:p>14123,26429</text:p>
          </table:table-cell>
          <table:table-cell office:value-type="float" office:value="1987.1226099999999" table:style-name="ce27">
            <text:p>1987,12261</text:p>
          </table:table-cell>
          <table:table-cell office:value-type="float" office:value="864.75198" table:style-name="ce27">
            <text:p>864,75198</text:p>
          </table:table-cell>
          <table:table-cell office:value-type="float" office:value="2910.3650200000002" table:style-name="ce27">
            <text:p>2910,36502</text:p>
          </table:table-cell>
          <table:table-cell office:value-type="float" office:value="3660.5696400000002" table:style-name="ce27">
            <text:p>3660,56964</text:p>
          </table:table-cell>
          <table:table-cell office:value-type="float" office:value="2101.1346699999999" table:style-name="ce27">
            <text:p>2101,13467</text:p>
          </table:table-cell>
          <table:table-cell office:value-type="float" office:value="2797.0227199999999" table:style-name="ce27">
            <text:p>2797,02272</text:p>
          </table:table-cell>
          <table:table-cell office:value-type="float" office:value="3092.1589199999999" table:style-name="ce27">
            <text:p>3092,15892</text:p>
          </table:table-cell>
          <table:table-cell office:value-type="float" office:value="1896.14807" table:style-name="ce27">
            <text:p>1896,14807</text:p>
          </table:table-cell>
          <table:table-cell office:value-type="float" office:value="675.19758999999999" table:style-name="ce27">
            <text:p>675,19759</text:p>
          </table:table-cell>
          <table:table-cell office:value-type="float" office:value="167.22701000000001" table:style-name="ce27">
            <text:p>167,22701</text:p>
          </table:table-cell>
          <table:table-cell office:value-type="float" office:value="255" table:style-name="ce28">
            <text:p>255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6: Ward 106</text:p>
          </table:table-cell>
          <table:table-cell office:value-type="float" office:value="30473.637640000001" table:style-name="ce27">
            <text:p>30473,63764</text:p>
          </table:table-cell>
          <table:table-cell office:value-type="float" office:value="12256.20846" table:style-name="ce27">
            <text:p>12256,20846</text:p>
          </table:table-cell>
          <table:table-cell office:value-type="float" office:value="2060.3591299999998" table:style-name="ce27">
            <text:p>2060,35913</text:p>
          </table:table-cell>
          <table:table-cell office:value-type="float" office:value="5788.7033499999998" table:style-name="ce27">
            <text:p>5788,70335</text:p>
          </table:table-cell>
          <table:table-cell office:value-type="float" office:value="5445.0198200000004" table:style-name="ce27">
            <text:p>5445,01982</text:p>
          </table:table-cell>
          <table:table-cell office:value-type="float" office:value="2236.84575" table:style-name="ce27">
            <text:p>2236,84575</text:p>
          </table:table-cell>
          <table:table-cell office:value-type="float" office:value="828.43278999999995" table:style-name="ce27">
            <text:p>828,43279</text:p>
          </table:table-cell>
          <table:table-cell office:value-type="float" office:value="209.22976" table:style-name="ce27">
            <text:p>209,22976</text:p>
          </table:table-cell>
          <table:table-cell office:value-type="float" office:value="86.032049999999998" table:style-name="ce27">
            <text:p>86,03205</text:p>
          </table:table-cell>
          <table:table-cell office:value-type="float" office:value="9.4604300000000006" table:style-name="ce27">
            <text:p>9,46043</text:p>
          </table:table-cell>
          <table:table-cell office:value-type="float" office:value="12.60732" table:style-name="ce27">
            <text:p>12,60732</text:p>
          </table:table-cell>
          <table:table-cell office:value-type="float" office:value="31" table:style-name="ce28">
            <text:p>31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7: Ward 107</text:p>
          </table:table-cell>
          <table:table-cell office:value-type="float" office:value="11972.33963" table:style-name="ce27">
            <text:p>11972,33963</text:p>
          </table:table-cell>
          <table:table-cell office:value-type="float" office:value="351.32461999999998" table:style-name="ce27">
            <text:p>351,32462</text:p>
          </table:table-cell>
          <table:table-cell office:value-type="float" office:value="357.01596999999998" table:style-name="ce27">
            <text:p>357,01597</text:p>
          </table:table-cell>
          <table:table-cell office:value-type="float" office:value="1132.6010200000001" table:style-name="ce27">
            <text:p>1132,60102</text:p>
          </table:table-cell>
          <table:table-cell office:value-type="float" office:value="1962.29321" table:style-name="ce27">
            <text:p>1962,29321</text:p>
          </table:table-cell>
          <table:table-cell office:value-type="float" office:value="3740.3657199999998" table:style-name="ce27">
            <text:p>3740,36572</text:p>
          </table:table-cell>
          <table:table-cell office:value-type="float" office:value="5866.3849300000002" table:style-name="ce27">
            <text:p>5866,38493</text:p>
          </table:table-cell>
          <table:table-cell office:value-type="float" office:value="6635.7670500000004" table:style-name="ce27">
            <text:p>6635,76705</text:p>
          </table:table-cell>
          <table:table-cell office:value-type="float" office:value="3375.7615999999998" table:style-name="ce27">
            <text:p>3375,7616</text:p>
          </table:table-cell>
          <table:table-cell office:value-type="float" office:value="819.17024000000004" table:style-name="ce27">
            <text:p>819,17024</text:p>
          </table:table-cell>
          <table:table-cell office:value-type="float" office:value="176.00275999999999" table:style-name="ce27">
            <text:p>176,00276</text:p>
          </table:table-cell>
          <table:table-cell office:value-type="float" office:value="324" table:style-name="ce28">
            <text:p>324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8: Ward 108</text:p>
          </table:table-cell>
          <table:table-cell office:value-type="float" office:value="24068.383529999999" table:style-name="ce27">
            <text:p>24068,38353</text:p>
          </table:table-cell>
          <table:table-cell office:value-type="float" office:value="9573.3621600000006" table:style-name="ce27">
            <text:p>9573,36216</text:p>
          </table:table-cell>
          <table:table-cell office:value-type="float" office:value="1665.6232500000001" table:style-name="ce27">
            <text:p>1665,62325</text:p>
          </table:table-cell>
          <table:table-cell office:value-type="float" office:value="4871.4981100000005" table:style-name="ce27">
            <text:p>4871,49811</text:p>
          </table:table-cell>
          <table:table-cell office:value-type="float" office:value="5388.1936100000003" table:style-name="ce27">
            <text:p>5388,19361</text:p>
          </table:table-cell>
          <table:table-cell office:value-type="float" office:value="2137.7489300000002" table:style-name="ce27">
            <text:p>2137,74893</text:p>
          </table:table-cell>
          <table:table-cell office:value-type="float" office:value="871.46712000000002" table:style-name="ce27">
            <text:p>871,46712</text:p>
          </table:table-cell>
          <table:table-cell office:value-type="float" office:value="233.84495000000001" table:style-name="ce27">
            <text:p>233,84495</text:p>
          </table:table-cell>
          <table:table-cell office:value-type="float" office:value="90.126279999999994" table:style-name="ce27">
            <text:p>90,12628</text:p>
          </table:table-cell>
          <table:table-cell office:value-type="float" office:value="3.5771299999999999" table:style-name="ce27">
            <text:p>3,57713</text:p>
          </table:table-cell>
          <table:table-cell office:value-type="float" office:value="17.042619999999999" table:style-name="ce27">
            <text:p>17,04262</text:p>
          </table:table-cell>
          <table:table-cell office:value-type="float" office:value="23" table:style-name="ce28">
            <text:p>23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09: Ward 109</text:p>
          </table:table-cell>
          <table:table-cell office:value-type="float" office:value="15662.491050000001" table:style-name="ce27">
            <text:p>15662,49105</text:p>
          </table:table-cell>
          <table:table-cell office:value-type="float" office:value="3381.5411899999999" table:style-name="ce27">
            <text:p>3381,54119</text:p>
          </table:table-cell>
          <table:table-cell office:value-type="float" office:value="880.52670999999998" table:style-name="ce27">
            <text:p>880,52671</text:p>
          </table:table-cell>
          <table:table-cell office:value-type="float" office:value="4594.07042" table:style-name="ce27">
            <text:p>4594,07042</text:p>
          </table:table-cell>
          <table:table-cell office:value-type="float" office:value="4523.5702199999996" table:style-name="ce27">
            <text:p>4523,57022</text:p>
          </table:table-cell>
          <table:table-cell office:value-type="float" office:value="2499.5691200000001" table:style-name="ce27">
            <text:p>2499,56912</text:p>
          </table:table-cell>
          <table:table-cell office:value-type="float" office:value="1204.21461" table:style-name="ce27">
            <text:p>1204,21461</text:p>
          </table:table-cell>
          <table:table-cell office:value-type="float" office:value="454.47951999999998" table:style-name="ce27">
            <text:p>454,47952</text:p>
          </table:table-cell>
          <table:table-cell office:value-type="float" office:value="129.62370000000001" table:style-name="ce27">
            <text:p>129,6237</text:p>
          </table:table-cell>
          <table:table-cell office:value-type="float" office:value="18.144100000000002" table:style-name="ce27">
            <text:p>18,1441</text:p>
          </table:table-cell>
          <table:table-cell office:value-type="float" office:value="15.25958" table:style-name="ce27">
            <text:p>15,25958</text:p>
          </table:table-cell>
          <table:table-cell office:value-type="float" office:value="22" table:style-name="ce28">
            <text:p>22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10: Ward 110</text:p>
          </table:table-cell>
          <table:table-cell office:value-type="float" office:value="10244.66215" table:style-name="ce27">
            <text:p>10244,66215</text:p>
          </table:table-cell>
          <table:table-cell office:value-type="float" office:value="650.43831999999998" table:style-name="ce27">
            <text:p>650,43832</text:p>
          </table:table-cell>
          <table:table-cell office:value-type="float" office:value="447.45801999999998" table:style-name="ce27">
            <text:p>447,45802</text:p>
          </table:table-cell>
          <table:table-cell office:value-type="float" office:value="3063.2453099999998" table:style-name="ce27">
            <text:p>3063,24531</text:p>
          </table:table-cell>
          <table:table-cell office:value-type="float" office:value="2174.86924" table:style-name="ce27">
            <text:p>2174,86924</text:p>
          </table:table-cell>
          <table:table-cell office:value-type="float" office:value="2160.3042700000001" table:style-name="ce27">
            <text:p>2160,30427</text:p>
          </table:table-cell>
          <table:table-cell office:value-type="float" office:value="1470.54935" table:style-name="ce27">
            <text:p>1470,54935</text:p>
          </table:table-cell>
          <table:table-cell office:value-type="float" office:value="861.53549999999996" table:style-name="ce27">
            <text:p>861,5355</text:p>
          </table:table-cell>
          <table:table-cell office:value-type="float" office:value="191.27841000000001" table:style-name="ce27">
            <text:p>191,27841</text:p>
          </table:table-cell>
          <table:table-cell office:value-type="float" office:value="34.264919999999996" table:style-name="ce27">
            <text:p>34,26492</text:p>
          </table:table-cell>
          <table:table-cell office:value-type="float" office:value="23.515640000000001" table:style-name="ce27">
            <text:p>23,51564</text:p>
          </table:table-cell>
          <table:table-cell office:value-type="float" office:value="28" table:style-name="ce28">
            <text:p>28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19100111: Ward 111</text:p>
          </table:table-cell>
          <table:table-cell office:value-type="float" office:value="15001.18066" table:style-name="ce27">
            <text:p>15001,18066</text:p>
          </table:table-cell>
          <table:table-cell office:value-type="float" office:value="1752.17255" table:style-name="ce27">
            <text:p>1752,17255</text:p>
          </table:table-cell>
          <table:table-cell office:value-type="float" office:value="998.48253" table:style-name="ce27">
            <text:p>998,48253</text:p>
          </table:table-cell>
          <table:table-cell office:value-type="float" office:value="3530.0721699999999" table:style-name="ce27">
            <text:p>3530,07217</text:p>
          </table:table-cell>
          <table:table-cell office:value-type="float" office:value="3290.2537699999998" table:style-name="ce27">
            <text:p>3290,25377</text:p>
          </table:table-cell>
          <table:table-cell office:value-type="float" office:value="2340.7701699999998" table:style-name="ce27">
            <text:p>2340,77017</text:p>
          </table:table-cell>
          <table:table-cell office:value-type="float" office:value="1637.52451" table:style-name="ce27">
            <text:p>1637,52451</text:p>
          </table:table-cell>
          <table:table-cell office:value-type="float" office:value="944.16102000000001" table:style-name="ce27">
            <text:p>944,16102</text:p>
          </table:table-cell>
          <table:table-cell office:value-type="float" office:value="165.68798000000001" table:style-name="ce27">
            <text:p>165,68798</text:p>
          </table:table-cell>
          <table:table-cell office:value-type="float" office:value="18.952549999999999" table:style-name="ce27">
            <text:p>18,95255</text:p>
          </table:table-cell>
          <table:table-cell office:value-type="float" office:value="16.40767" table:style-name="ce27">
            <text:p>16,40767</text:p>
          </table:table-cell>
          <table:table-cell office:value-type="float" office:value="21" table:style-name="ce28">
            <text:p>21</text:p>
          </table:table-cell>
          <table:table-cell table:number-columns-repeated="16370"/>
        </table:table-row>
        <table:table-row table:style-name="ro6">
          <table:table-cell table:style-name="ce2"/>
          <table:table-cell office:value-type="string" table:style-name="ce35">
            <text:p>Total</text:p>
          </table:table-cell>
          <table:table-cell office:value-type="float" office:value="1440604.37582" table:style-name="ce27">
            <text:p>1440604,376</text:p>
          </table:table-cell>
          <table:table-cell office:value-type="float" office:value="288454.39601999999" table:style-name="ce27">
            <text:p>288454,396</text:p>
          </table:table-cell>
          <table:table-cell office:value-type="float" office:value="77547.279639999993" table:style-name="ce27">
            <text:p>77547,27964</text:p>
          </table:table-cell>
          <table:table-cell office:value-type="float" office:value="329250.79872999998" table:style-name="ce27">
            <text:p>329250,7987</text:p>
          </table:table-cell>
          <table:table-cell office:value-type="float" office:value="301859.20682000002" table:style-name="ce27">
            <text:p>301859,2068</text:p>
          </table:table-cell>
          <table:table-cell office:value-type="float" office:value="238576.43397000001" table:style-name="ce27">
            <text:p>238576,434</text:p>
          </table:table-cell>
          <table:table-cell office:value-type="float" office:value="211322.34651" table:style-name="ce27">
            <text:p>211322,3465</text:p>
          </table:table-cell>
          <table:table-cell office:value-type="float" office:value="163886.73082" table:style-name="ce27">
            <text:p>163886,7308</text:p>
          </table:table-cell>
          <table:table-cell office:value-type="float" office:value="72797.217959999994" table:style-name="ce27">
            <text:p>72797,21796</text:p>
          </table:table-cell>
          <table:table-cell office:value-type="float" office:value="22499.210070000001" table:style-name="ce27">
            <text:p>22499,21007</text:p>
          </table:table-cell>
          <table:table-cell office:value-type="float" office:value="7000.6835899999996" table:style-name="ce27">
            <text:p>7000,68359</text:p>
          </table:table-cell>
          <table:table-cell office:value-type="float" office:value="11611" table:style-name="ce28">
            <text:p>11611</text:p>
          </table:table-cell>
          <table:table-cell table:number-columns-repeated="16370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32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template_rse" table:style-name="ta3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table:style-name="ce18">
            <draw:frame draw:z-index="1" draw:id="id5" draw:style-name="a5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18"/>
        </table:table-row>
        <table:table-row table:style-name="ro7">
          <table:table-cell office:value-type="string" table:style-name="ce16">
            <text:p>#TABLE#</text:p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8">
          <table:table-cell office:value-type="string" table:style-name="ce17">
            <text:p>© Statistics South Africa</text:p>
          </table:table-cell>
          <table:table-cell table:number-columns-repeated="16383"/>
        </table:table-row>
        <table:table-row table:number-rows-repeated="1048569" table:style-name="ro3">
          <table:table-cell table:number-columns-repeated="16384"/>
        </table:table-row>
      </table:table>
      <table:table table:name="format" table:style-name="ta3">
        <table:table-column table:style-name="co3" table:default-cell-style-name="ce1"/>
        <table:table-column table:style-name="co4" table:number-columns-repeated="16383" table:default-cell-style-name="ce1"/>
        <table:table-row table:style-name="ro2">
          <table:table-cell office:value-type="string" table:style-name="ce8">
            <text:p>heading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field names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3">
            <text:p>column field<text:s/>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9">
            <text:p>row field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5">
            <text:p>cells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1">
            <text:p>footer</text:p>
          </table:table-cell>
          <table:table-cell table:style-name="ce11"/>
          <table:table-cell table:number-columns-repeated="16382" table:style-name="ce10"/>
        </table:table-row>
        <table:table-row table:style-name="ro3">
          <table:table-cell office:value-type="string" table:style-name="ce12">
            <text:p>RSE Data Format:</text:p>
          </table:table-cell>
          <table:table-cell office:value-type="percentage" office:value="1.2E-2" table:style-name="ce13">
            <text:p>1,20%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14">
            <text:p>Comment Author:</text:p>
          </table:table-cell>
          <table:table-cell office:value-type="string" table:style-name="ce15">
            <text:p>ST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1">
            <text:p>footer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6" table:style-name="ce1"/>
          <table:table-cell table:style-name="ce6"/>
          <table:table-cell table:number-columns-repeated="16377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5"/>
          <table:table-cell table:style-name="ce4"/>
          <table:table-cell table:number-columns-repeated="16378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0" number:min-integer-digits="1"/>
    </number:number-style>
    <style:style style:name="cells" style:family="table-cell" style:data-style-name="N0">
      <style:table-cell-properties style:vertical-align="automatic" fo:background-color="#FFFF99" style:cell-protect="none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 style:font-family-generic="swiss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w Naish</meta:initial-creator>
    <dc:creator>Agmad Kafaar</dc:creator>
    <meta:creation-date>2008-05-21T05:29:44Z</meta:creation-date>
    <dc:date>2018-09-17T12:28:34Z</dc:date>
  </office:meta>
</office:document-meta>
</file>